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custom_toolbar_2f1bfabe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205.31pt"/>
    </style:style>
    <style:style style:name="co5" style:family="table-column">
      <style:table-column-properties fo:break-before="auto" style:column-width="76.79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106.75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78.21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108.06pt"/>
    </style:style>
    <style:style style:name="co13" style:family="table-column">
      <style:table-column-properties fo:break-before="auto" style:column-width="107.29pt"/>
    </style:style>
    <style:style style:name="co14" style:family="table-column">
      <style:table-column-properties fo:break-before="auto" style:column-width="227.71pt"/>
    </style:style>
    <style:style style:name="co15" style:family="table-column">
      <style:table-column-properties fo:break-before="auto" style:column-width="78.69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133.54pt"/>
    </style:style>
    <style:style style:name="co18" style:family="table-column">
      <style:table-column-properties fo:break-before="auto" style:column-width="97.26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85.66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223.85pt"/>
    </style:style>
    <style:style style:name="co24" style:family="table-column">
      <style:table-column-properties fo:break-before="auto" style:column-width="126.85pt"/>
    </style:style>
    <style:style style:name="co25" style:family="table-column">
      <style:table-column-properties fo:break-before="auto" style:column-width="125.04pt"/>
    </style:style>
    <style:style style:name="co26" style:family="table-column">
      <style:table-column-properties fo:break-before="auto" style:column-width="147.4pt"/>
    </style:style>
    <style:style style:name="co27" style:family="table-column">
      <style:table-column-properties fo:break-before="auto" style:column-width="81.3pt"/>
    </style:style>
    <style:style style:name="co28" style:family="table-column">
      <style:table-column-properties fo:break-before="auto" style:column-width="87.45pt"/>
    </style:style>
    <style:style style:name="co29" style:family="table-column">
      <style:table-column-properties fo:break-before="auto" style:column-width="98.25pt"/>
    </style:style>
    <style:style style:name="co30" style:family="table-column">
      <style:table-column-properties fo:break-before="auto" style:column-width="139.21pt"/>
    </style:style>
    <style:style style:name="co31" style:family="table-column">
      <style:table-column-properties fo:break-before="auto" style:column-width="123.51pt"/>
    </style:style>
    <style:style style:name="co32" style:family="table-column">
      <style:table-column-properties fo:break-before="auto" style:column-width="22.34pt"/>
    </style:style>
    <style:style style:name="co33" style:family="table-column">
      <style:table-column-properties fo:break-before="auto" style:column-width="93.4pt"/>
    </style:style>
    <style:style style:name="co34" style:family="table-column">
      <style:table-column-properties fo:break-before="auto" style:column-width="21.6pt"/>
    </style:style>
    <style:style style:name="co35" style:family="table-column">
      <style:table-column-properties fo:break-before="auto" style:column-width="128.89pt"/>
    </style:style>
    <style:style style:name="co36" style:family="table-column">
      <style:table-column-properties fo:break-before="auto" style:column-width="237.74pt"/>
    </style:style>
    <style:style style:name="co37" style:family="table-column">
      <style:table-column-properties fo:break-before="auto" style:column-width="142.81pt"/>
    </style:style>
    <style:style style:name="co38" style:family="table-column">
      <style:table-column-properties fo:break-before="auto" style:column-width="166.71pt"/>
    </style:style>
    <style:style style:name="co3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ext-style style:name="N100">
      <number:text-content/>
    </number:text-style>
    <number:date-style style:name="N2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20" number:language="en" number:country="US">
      <number:number number:decimal-places="0" number:min-integer-digits="0"/>
    </number:number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3" number:language="id" number:country="ID">
      <number:number number:decimal-places="0" number:min-integer-digits="0" number:grouping="true"/>
    </number:number-style>
    <style:style style:name="ce1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fo:background-color="#ff3333" fo:wrap-option="wrap" style:vertical-align="middle"/>
    </style:style>
    <style:style style:name="ce5" style:family="table-cell" style:parent-style-name="Default" style:data-style-name="N20038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6" style:family="table-cell" style:parent-style-name="Default" style:data-style-name="N20038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2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pt"/>
      <style:text-properties fo:font-size="20pt" fo:text-shadow="1pt 1pt" style:font-size-asian="20pt" style:font-size-complex="20pt"/>
    </style:style>
    <style:style style:name="ce1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pt"/>
      <style:text-properties fo:font-size="36pt" style:font-size-asian="36pt" style:font-size-complex="36pt"/>
    </style:style>
    <style:style style:name="ce14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" style:family="table-cell" style:parent-style-name="Default" style:data-style-name="N20038">
      <style:table-cell-properties fo:background-color="#ffcc99"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 style:data-style-name="N20038">
      <style:table-cell-properties fo:background-color="#ffcc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0038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" style:family="table-cell" style:parent-style-name="Default" style:data-style-name="N20038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66ffff" fo:wrap-option="wrap"/>
    </style:style>
    <style:style style:name="ce27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start"/>
    </style:style>
    <style:style style:name="ce28" style:family="table-cell" style:parent-style-name="Default" style:data-style-name="N220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29" style:family="table-cell" style:parent-style-name="Default" style:data-style-name="N220">
      <style:table-cell-properties fo:wrap-option="wrap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ackground-color="#ccccff" style:text-align-source="fix" style:repeat-content="false" style:vertical-align="middle"/>
      <style:paragraph-properties fo:text-align="start"/>
      <style:text-properties fo:font-size="12pt"/>
    </style:style>
    <style:style style:name="ce35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wrap-option="wrap" fo:border="0.74pt solid #000000"/>
    </style:style>
    <style:style style:name="ce37" style:family="table-cell" style:parent-style-name="Default" style:data-style-name="N38"/>
    <style:style style:name="ce38" style:family="table-cell" style:parent-style-name="Default" style:data-style-name="N100">
      <style:table-cell-properties fo:wrap-option="wrap" fo:border="0.74pt solid #000000"/>
    </style:style>
    <style:style style:name="ce39" style:family="table-cell" style:parent-style-name="Default" style:data-style-name="N220">
      <style:table-cell-properties fo:wrap-option="wrap" fo:border="0.74pt solid #000000"/>
    </style:style>
    <style:style style:name="ce40" style:family="table-cell" style:parent-style-name="Default" style:data-style-name="N20038">
      <style:table-cell-properties fo:wrap-option="wrap" fo:border="0.74pt solid #000000"/>
    </style:style>
    <style:style style:name="ce41" style:family="table-cell" style:parent-style-name="Default" style:data-style-name="N168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4" style:family="table-cell" style:parent-style-name="Default" style:data-style-name="N20136">
      <style:table-cell-properties fo:wrap-option="wrap" fo:border="0.74pt solid #000000"/>
    </style:style>
    <style:style style:name="ce45" style:family="table-cell" style:parent-style-name="Default">
      <style:table-cell-properties fo:background-color="#ffff00" fo:wrap-option="wrap" fo:border="0.74pt solid #000000"/>
    </style:style>
    <style:style style:name="ce46" style:family="table-cell" style:parent-style-name="Default">
      <style:table-cell-properties fo:border="0.74pt solid #000000"/>
    </style:style>
    <style:style style:name="ce47" style:family="table-cell" style:parent-style-name="Default" style:data-style-name="N168">
      <style:table-cell-properties fo:wrap-option="wrap" fo:border="0.74pt solid #000000"/>
    </style:style>
    <style:style style:name="ce48" style:family="table-cell" style:parent-style-name="Default" style:data-style-name="N168"/>
    <style:style style:name="ce4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0" style:family="table-cell" style:parent-style-name="Default" style:data-style-name="N20038">
      <style:table-cell-properties fo:background-color="#ff6600" fo:wrap-option="wrap" fo:border="0.74pt solid #000000"/>
    </style:style>
    <style:style style:name="ce51" style:family="table-cell" style:parent-style-name="Default">
      <style:table-cell-properties fo:background-color="#ffff99" fo:wrap-option="wrap" fo:border="0.74pt solid #000000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start"/>
    </style:style>
    <style:style style:name="ce53" style:family="table-cell" style:parent-style-name="Default">
      <style:table-cell-properties style:text-align-source="fix" style:repeat-content="false" fo:wrap-option="wrap" fo:border="0.74pt solid #000000"/>
      <style:paragraph-properties fo:text-align="start"/>
    </style:style>
    <style:style style:name="ce54" style:family="table-cell" style:parent-style-name="Default" style:data-style-name="N168">
      <style:table-cell-properties fo:wrap-option="wrap" fo:border="0.74pt solid #000000"/>
      <style:text-properties style:font-name="Liberation Sans" style:font-name-asian="Droid Sans Fallback" style:font-name-complex="FreeSans"/>
    </style:style>
    <style:style style:name="ce5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58" style:family="table-cell" style:parent-style-name="Default">
      <style:table-cell-properties style:text-align-source="fix" style:repeat-content="false"/>
      <style:paragraph-properties fo:text-align="cente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transparent" fo:border="0.06pt solid #000000"/>
    </style:style>
    <style:style style:name="ce61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start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start"/>
    </style:style>
    <style:style style:name="ce64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start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ackground-color="#ffcc00" fo:wrap-option="wrap"/>
    </style:style>
    <style:style style:name="ce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fo:border="none"/>
    </style:style>
    <style:style style:name="gr1" style:family="graphic" style:data-style-name="C10038">
      <style:graphic-properties draw:textarea-vertical-align="middle"/>
    </style:style>
    <style:style style:name="gr2" style:family="graphic" style:data-style-name="C120"/>
    <style:style style:name="gr3" style:family="graphic" style:data-style-name="C10103"/>
    <style:style style:name="gr4" style:family="graphic" style:data-style-name="C10038"/>
    <style:style style:name="gr5" style:family="graphic">
      <style:graphic-properties draw:textarea-vertical-align="middle"/>
    </style:style>
    <style:style style:name="P1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style:text-line-through-type="none" fo:font-size="12pt" fo:font-style="normal" style:text-underline-style="none"/>
    </style:style>
  </office:automatic-styles>
  <office:body>
    <office:spreadsheet>
      <table:table table:name="Tampil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ANGGAL" form:control-implementation="ooo:com.sun.star.form.component.FormattedField" xml:id="control1" form:id="control1" form:convert-empty-to-null="true" form:linked-cell="Database.A1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6 Agustus 2015"/>
              </form:properties>
            </form:formatted-text>
            <form:listbox form:name="NAMA PEKERJA" form:control-implementation="ooo:com.sun.star.form.component.ListBox" xml:id="control2" form:id="control2" form:dropdown="true" form:tab-index="1" form:bound-column="1" form:list-source-type="table" form:linked-cell="Database.B16" form:list-linkage-type="selection" form:source-cell-range="'Jenis Data'.B4:'Jenis Data'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</form:form>
        </office:forms>
        <table:shapes>
          <draw:control draw:z-index="0" draw:style-name="gr1" draw:text-style-name="P1" svg:width="127.98pt" svg:height="34.64pt" svg:x="128.01pt" svg:y="6.77pt" draw:control="control1"/>
          <draw:control draw:z-index="1" draw:text-style-name="P2" svg:width="127.98pt" svg:height="34.64pt" svg:x="128.04pt" svg:y="56.86pt" draw:control="control2"/>
        </table:shapes>
        <table:table-column table:style-name="co1" table:number-columns-repeated="9" table:default-cell-style-name="ce2"/>
        <table:table-column table:style-name="co1" table:visibility="collapse" table:number-columns-repeated="1015" table:default-cell-style-name="ce2"/>
        <table:table-row table:style-name="ro1">
          <table:table-cell table:style-name="ce1" office:value-type="string" calcext:value-type="string" table:number-columns-spanned="2" table:number-rows-spanned="4">
            <text:p>TANGGAL</text:p>
          </table:table-cell>
          <table:covered-table-cell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4">
            <text:p>NAMA PEKERJA</text:p>
          </table:table-cell>
          <table:covered-table-cell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covered-table-cell table:number-columns-repeated="2"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enjualan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KODE BARANG" form:control-implementation="ooo:com.sun.star.form.component.TextField" xml:id="control3" form:id="control3" form:tab-index="1" form:convert-empty-to-null="true" form:linked-cell="Database.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  <office:event-listeners>
                <script:event-listener script:language="ooo:script" script:event-name="form:textchange" xlink:href="vnd.sun.star.script:Penjualan.Module1.kodebarangku?language=Basic&amp;location=application" xlink:type="simple"/>
              </office:event-listeners>
            </form:text>
            <form:listbox form:name="NAMA BARANG" form:control-implementation="ooo:com.sun.star.form.component.ListBox" xml:id="control4" form:id="control4" form:dropdown="true" form:size="10" form:tab-index="2" form:bound-column="1" form:linked-cell="Database.C2" form:list-linkage-type="selection" form:source-cell-range="'Data Barang'.C15:'Data Barang'.C137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KUANTITI" form:control-implementation="ooo:com.sun.star.form.component.FormattedField" xml:id="control5" form:id="control5" form:tab-index="4" form:value="0" form:convert-empty-to-null="true" form:linked-cell="Database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1"/>
              </form:properties>
            </form:formatted-text>
            <form:listbox form:name="JENIS SATUAN" form:control-implementation="ooo:com.sun.star.form.component.ListBox" xml:id="control6" form:id="control6" form:dropdown="true" form:size="3" form:tab-index="5" form:bound-column="1" form:linked-cell="Database.E2" form:list-linkage-type="selection" form:source-cell-range="'Jenis Data'.E3:'Jenis Data'.E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HARGA SATUAN" form:control-implementation="ooo:com.sun.star.form.component.FormattedField" xml:id="control7" form:id="control7" form:tab-index="6" form:value="0" form:convert-empty-to-null="true" form:linked-cell="Database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35.000"/>
              </form:properties>
            </form:formatted-text>
            <form:formatted-text form:name="POTONGAN DISKON" form:control-implementation="ooo:com.sun.star.form.component.FormattedField" xml:id="control8" form:id="control8" form:tab-index="7" form:value="0" form:convert-empty-to-null="true" form:linked-cell="Database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5.000"/>
              </form:properties>
            </form:formatted-text>
            <form:textarea form:name="Text Box 1" form:control-implementation="ooo:com.sun.star.form.component.TextField" xml:id="control9" form:id="control9" form:tab-index="8" form:convert-empty-to-null="true" form:linked-cell="Database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xt Box 1" form:control-implementation="ooo:com.sun.star.form.component.TextField" xml:id="control10" form:id="control10" form:tab-index="9" form:convert-empty-to-null="true" form:linked-cell="Database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Masukan Data" form:control-implementation="ooo:com.sun.star.form.component.CommandButton" xml:id="control11" form:id="control11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enjualan.Module1.FormIsian1?language=Basic&amp;location=application" xlink:type="simple"/>
              </office:event-listeners>
            </form:button>
            <form:button form:name="CEK" form:control-implementation="ooo:com.sun.star.form.component.CommandButton" xml:id="control12" form:id="control12" form:label="CEK DATA" form:tab-index="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enjualan.Module1.kodebarangku?language=Basic&amp;location=application" xlink:type="simple"/>
              </office:event-listeners>
            </form:button>
          </form:form>
        </office:forms>
        <table:shapes>
          <draw:control draw:z-index="0" draw:text-style-name="P2" svg:width="246.64pt" svg:height="20.32pt" svg:x="162.54pt" svg:y="1.42pt" draw:control="control3"/>
          <draw:control draw:z-index="1" draw:text-style-name="P2" svg:width="246.64pt" svg:height="20.32pt" svg:x="163.19pt" svg:y="25.37pt" draw:control="control4"/>
          <draw:control draw:z-index="2" draw:style-name="gr2" draw:text-style-name="P2" svg:width="246.64pt" svg:height="20.32pt" svg:x="163.08pt" svg:y="50.8pt" draw:control="control5"/>
          <draw:control draw:z-index="3" draw:text-style-name="P2" svg:width="246.64pt" svg:height="20.32pt" svg:x="162.74pt" svg:y="76.65pt" draw:control="control6"/>
          <draw:control draw:z-index="4" draw:style-name="gr3" draw:text-style-name="P2" svg:width="246.64pt" svg:height="20.32pt" svg:x="163.16pt" svg:y="100.94pt" draw:control="control7"/>
          <draw:control draw:z-index="5" draw:style-name="gr3" draw:text-style-name="P2" svg:width="246.64pt" svg:height="20.32pt" svg:x="162.74pt" svg:y="126.6pt" draw:control="control8"/>
          <draw:control draw:z-index="6" draw:text-style-name="P2" svg:width="246.64pt" svg:height="20.32pt" svg:x="163.19pt" svg:y="153.55pt" draw:control="control9"/>
          <draw:control draw:z-index="7" draw:text-style-name="P2" svg:width="246.64pt" svg:height="20.32pt" svg:x="163.45pt" svg:y="179.74pt" draw:control="control10"/>
          <draw:control draw:z-index="8" draw:text-style-name="P3" svg:width="83.03pt" svg:height="27.13pt" svg:x="423.27pt" svg:y="173.54pt" draw:control="control11"/>
          <draw:control draw:z-index="9" draw:text-style-name="P3" svg:width="73.7pt" svg:height="23.36pt" svg:x="418pt" svg:y="24.83pt" draw:control="control12"/>
        </table:shapes>
        <table:table-column table:style-name="co2" table:default-cell-style-name="ce6"/>
        <table:table-column table:style-name="co3" table:default-cell-style-name="ce9"/>
        <table:table-column table:style-name="co4" table:default-cell-style-name="ce11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" table:visibility="collapse" table:number-columns-repeated="1011" table:default-cell-style-name="ce9"/>
        <table:table-row table:style-name="ro2">
          <table:table-cell table:style-name="ce3" office:value-type="string" calcext:value-type="string" table:number-columns-spanned="3" table:number-rows-spanned="2">
            <text:p>KODE</text:p>
          </table:table-cell>
          <table:covered-table-cell table:number-columns-repeated="2" table:style-name="ce3"/>
          <table:table-cell table:style-name="ce4"/>
          <table:table-cell table:style-name="ce12" office:value-type="string" calcext:value-type="string" table:number-columns-spanned="3" table:number-rows-spanned="3">
            <text:p>PENJUALAN</text:p>
          </table:table-cell>
          <table:covered-table-cell table:number-columns-repeated="2" table:style-name="ce13"/>
          <table:table-cell table:style-name="ce14"/>
          <table:table-cell table:style-name="ce4" table:number-columns-repeated="3"/>
          <table:table-cell table:number-columns-repeated="1012"/>
        </table:table-row>
        <table:table-row table:style-name="ro2">
          <table:covered-table-cell table:style-name="ce3"/>
          <table:covered-table-cell table:style-name="ce3" office:value-type="string" calcext:value-type="string">
            <text:p>FFDFDSF</text:p>
          </table:covered-table-cell>
          <table:covered-table-cell table:style-name="ce3"/>
          <table:table-cell table:style-name="ce4"/>
          <table:covered-table-cell table:number-columns-repeated="3" table:style-name="ce4"/>
          <table:table-cell table:style-name="ce4" table:number-columns-repeated="4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3" table:number-rows-spanned="2">
            <text:p>NAMA BARANG</text:p>
          </table:table-cell>
          <table:covered-table-cell table:number-columns-repeated="2" table:style-name="ce3"/>
          <table:table-cell table:style-name="ce4"/>
          <table:covered-table-cell table:number-columns-repeated="3" table:style-name="ce4"/>
          <table:table-cell table:style-name="ce4" table:number-columns-repeated="4"/>
          <table:table-cell table:number-columns-repeated="1012"/>
        </table:table-row>
        <table:table-row table:style-name="ro2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3" table:number-rows-spanned="2">
            <text:p>KUANTITI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2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3" table:number-rows-spanned="2">
            <text:p>JENIS SATUAN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2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2">
            <text:p>HARGA SATUAN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1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2">
            <text:p>POTONGAN/DISKON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1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2">
            <text:p>NAMA KONSUMEN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1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2">
            <text:p>KETERANGAN</text:p>
          </table:table-cell>
          <table:covered-table-cell table:number-columns-repeated="2" table:style-name="ce3"/>
          <table:table-cell table:style-name="ce4" table:number-columns-repeated="8"/>
          <table:table-cell table:number-columns-repeated="1012"/>
        </table:table-row>
        <table:table-row table:style-name="ro1">
          <table:covered-table-cell table:number-columns-repeated="3" table:style-name="ce3"/>
          <table:table-cell table:style-name="ce4" table:number-columns-repeated="8"/>
          <table:table-cell table:number-columns-repeated="1012"/>
        </table:table-row>
        <table:table-row table:style-name="ro1">
          <table:table-cell table:style-name="ce4" table:number-columns-repeated="2"/>
          <table:table-cell table:style-name="ce3"/>
          <table:table-cell table:style-name="ce4" table:number-columns-repeated="8"/>
          <table:table-cell table:number-columns-repeated="1012"/>
        </table:table-row>
        <table:table-row table:style-name="ro3">
          <table:table-cell table:style-name="ce5" office:value-type="string" calcext:value-type="string">
            <text:p>TANGGAL</text:p>
          </table:table-cell>
          <table:table-cell table:style-name="ce7" office:value-type="string" calcext:value-type="string">
            <text:p>KODE BARANG</text:p>
          </table:table-cell>
          <table:table-cell table:style-name="ce10" office:value-type="string" calcext:value-type="string">
            <text:p>NAMA BARANG</text:p>
          </table:table-cell>
          <table:table-cell table:style-name="ce7" office:value-type="string" calcext:value-type="string">
            <text:p>KUANTITI</text:p>
          </table:table-cell>
          <table:table-cell table:style-name="ce7" office:value-type="string" calcext:value-type="string">
            <text:p>JENIS SATUAN</text:p>
          </table:table-cell>
          <table:table-cell table:style-name="ce7" office:value-type="string" calcext:value-type="string">
            <text:p>HARGA SATUAN</text:p>
          </table:table-cell>
          <table:table-cell table:style-name="ce7" office:value-type="string" calcext:value-type="string">
            <text:p>POTONGAN/DISKON</text:p>
          </table:table-cell>
          <table:table-cell table:style-name="ce7" office:value-type="string" calcext:value-type="string">
            <text:p>JUMLAH HARGA</text:p>
          </table:table-cell>
          <table:table-cell table:style-name="ce7" office:value-type="string" calcext:value-type="string">
            <text:p>NAMA KONSUMEN</text:p>
          </table:table-cell>
          <table:table-cell table:style-name="ce7" office:value-type="string" calcext:value-type="string">
            <text:p>KETERANGAN</text:p>
          </table:table-cell>
          <table:table-cell table:style-name="ce7" office:value-type="string" calcext:value-type="string">
            <text:p>NAMA PENJAGA</text:p>
          </table:table-cell>
          <table:table-cell table:style-name="ce15" table:number-columns-repeated="1012"/>
        </table:table-row>
        <table:table-row table:style-name="ro4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TOP KONTAK <text:s/>PANASON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00" calcext:value-type="float">
            <text:p>35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string" calcext:value-type="string">
            <text:p>PAK UMAR<text:line-break/><text:line-break/>PAK UMAR</text:p>
          </table:table-cell>
          <table:table-cell table:style-name="ce7" office:value-type="string" calcext:value-type="string">
            <text:p>YANG ADA TUTPNYA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TOP KONTAK <text:s/>BROC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8000" calcext:value-type="float">
            <text:p>18000</text:p>
          </table:table-cell>
          <table:table-cell table:style-name="ce7" office:value-type="string" calcext:value-type="string">
            <text:p>PAK UMAR<text:line-break/></text:p>
          </table:table-cell>
          <table:table-cell table:style-name="ce7" office:value-type="string" calcext:value-type="string">
            <text:p>STP + SAKL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ENG 55 MM 0,2 MM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float" office:value="19000" calcext:value-type="float">
            <text:p>190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5000" calcext:value-type="float">
            <text:p>1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KABEL 3 X 1,5 ETERN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67500" calcext:value-type="float">
            <text:p>675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KRUP PUTIH 2” TANPA MERK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400" calcext:value-type="float">
            <text:p>84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KRUP PUTIH 2” TANPA MERK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7200" calcext:value-type="float">
            <text:p>7200</text:p>
          </table:table-cell>
          <table:table-cell table:style-name="ce7" office:value-type="float" office:value="21600" calcext:value-type="float">
            <text:p>216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FISCHER 100 S8 IMUNDE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OTAK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FISCHER 100 S6 IMUNDE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OTAK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APU LID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AIR KERAS BOTOL PLASTIK BAYGON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OTOL</text:p>
          </table:table-cell>
          <table:table-cell table:style-name="ce7" office:value-type="float" office:value="7000" calcext:value-type="float">
            <text:p>7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AKU 7 CM 3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4000" calcext:value-type="float">
            <text:p>14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AKU BETON 2" MARAB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35000" calcext:value-type="float">
            <text:p>35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000" calcext:value-type="float">
            <text:p>3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ASIR PUTIH TRUK LAMPUNG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RUK</text:p>
          </table:table-cell>
          <table:table-cell table:style-name="ce7" office:value-type="float" office:value="1850000" calcext:value-type="float">
            <text:p>185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50000" calcext:value-type="float">
            <text:p>1850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METERAN  5M D'CO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LEM KAYU 300 GR AICA AIB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40000" calcext:value-type="float">
            <text:p>4000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8000" calcext:value-type="float">
            <text:p>38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TEE NYLON 16 WESPEX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8000" calcext:value-type="float">
            <text:p>18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000" calcext:value-type="float">
            <text:p>18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ENGKI <text:s/>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LUG 1/2" RUCI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0" calcext:value-type="float">
            <text:p>2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F-KNEE 1/2" RUCI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KARPET TALANG 1.2 METER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00" calcext:value-type="float">
            <text:p>1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PAKU BETON 2" MARABU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EKRUP KAYU POSITIF 6 X 3/4” CHW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DINABOLT 8X95CM FLAS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EALTAPE  1/2"  10 METER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KRAN BESI CEBOL 1/2 " SY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00" calcext:value-type="float">
            <text:p>15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MATA GERINDA POTONG 4"X2" RESIBO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4000" calcext:value-type="float">
            <text:p>14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000" calcext:value-type="float">
            <text:p>28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KUAS CAT 3" EXITO/GD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SEMEN 1 KG TANPA MERK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500" calcext:value-type="float">
            <text:p>17500</text:p>
          </table:table-cell>
          <table:table-cell table:style-name="ce8" office:value-type="string" calcext:value-type="string">
            <text:p>0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6" calcext:value-type="date">
            <text:p>06 Agustus 2015</text:p>
          </table:table-cell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TIDAK ADA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F-TEE 1/2 " TANPA MER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F-KNEE 1/2" RUCI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0" calcext:value-type="float">
            <text:p>3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KABEL 2 X 1,5 ETERN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12500" calcext:value-type="float">
            <text:p>12500</text:p>
          </table:table-cell>
          <table:table-cell table:style-name="ce7" office:value-type="float" office:value="187500" calcext:value-type="float">
            <text:p>1875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TERMINAL II UTIC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4000" calcext:value-type="float">
            <text:p>140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3000" calcext:value-type="float">
            <text:p>13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KABEL TRANSPARAN 2 X 80 TANPA MERK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PIPA LISTRIK 5/8" TANPA MERK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54000" calcext:value-type="float">
            <text:p>54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ISOLASI LISTRIK 3/4 X 25M NIT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4000" calcext:value-type="float">
            <text:p>14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INBODOOS PANASONI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6000" calcext:value-type="float">
            <text:p>6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</text:p>
          </table:table-cell>
          <table:table-cell table:style-name="ce10" office:value-type="string" calcext:value-type="string">
            <text:p>TEE DOSS 3\4 PUTI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UAH</text:p>
          </table:table-cell>
          <table:table-cell table:number-columns-repeated="2" table:style-name="ce7" office:value-type="float" office:value="5000" calcext:value-type="float">
            <text:p>5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P UMAR 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8" office:value-type="string" calcext:value-type="string">
            <text:p>12</text:p>
          </table:table-cell>
          <table:table-cell table:style-name="ce10" office:value-type="string" calcext:value-type="string">
            <text:p>PLUG 1/2" RUCI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190006" calcext:value-type="float">
            <text:p>2190006</text:p>
          </table:table-cell>
          <table:table-cell table:style-name="ce10" office:value-type="string" calcext:value-type="string">
            <text:p>SEMEN <text:s/>40 KG GARUD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AK</text:p>
          </table:table-cell>
          <table:table-cell table:style-name="ce7" office:value-type="float" office:value="52000" calcext:value-type="float">
            <text:p>52000</text:p>
          </table:table-cell>
          <table:table-cell table:style-name="ce7"/>
          <table:table-cell table:style-name="ce7" office:value-type="float" office:value="260000" calcext:value-type="float">
            <text:p>26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1160019" calcext:value-type="float">
            <text:p>1160019</text:p>
          </table:table-cell>
          <table:table-cell table:style-name="ce10" office:value-type="string" calcext:value-type="string">
            <text:p>PIPA PARALON 2 1/2 INCH WAVIN 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ATANG</text:p>
          </table:table-cell>
          <table:table-cell table:style-name="ce7" office:value-type="float" office:value="65000" calcext:value-type="float">
            <text:p>65000</text:p>
          </table:table-cell>
          <table:table-cell table:style-name="ce7"/>
          <table:table-cell table:style-name="ce7" office:value-type="float" office:value="65000" calcext:value-type="float">
            <text:p>6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5010067" calcext:value-type="float">
            <text:p>5010067</text:p>
          </table:table-cell>
          <table:table-cell table:style-name="ce10" office:value-type="string" calcext:value-type="string">
            <text:p>EMBER COR KECIL KECIL TANPA MER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6000" calcext:value-type="float">
            <text:p>6000</text:p>
          </table:table-cell>
          <table:table-cell table:style-name="ce7"/>
          <table:table-cell table:style-name="ce7" office:value-type="float" office:value="60000" calcext:value-type="float">
            <text:p>6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020001" calcext:value-type="float">
            <text:p>2020001</text:p>
          </table:table-cell>
          <table:table-cell table:style-name="ce10" office:value-type="string" calcext:value-type="string">
            <text:p>BATA MERAH <text:s/>TANPA MERK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" calcext:value-type="float">
            <text:p>350</text:p>
          </table:table-cell>
          <table:table-cell table:style-name="ce7"/>
          <table:table-cell table:style-name="ce7" office:value-type="float" office:value="350000" calcext:value-type="float">
            <text:p>35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190006" calcext:value-type="float">
            <text:p>2190006</text:p>
          </table:table-cell>
          <table:table-cell table:style-name="ce10" office:value-type="string" calcext:value-type="string">
            <text:p>SEMEN <text:s/>40 KG GARUDA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AK</text:p>
          </table:table-cell>
          <table:table-cell table:style-name="ce7" office:value-type="float" office:value="58000" calcext:value-type="float">
            <text:p>58000</text:p>
          </table:table-cell>
          <table:table-cell table:style-name="ce7" office:value-type="float" office:value="40000" calcext:value-type="float">
            <text:p>40000</text:p>
          </table:table-cell>
          <table:table-cell table:style-name="ce7" office:value-type="float" office:value="540000" calcext:value-type="float">
            <text:p>540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LUNAS</text:p>
          </table:table-cell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160010" calcext:value-type="float">
            <text:p>2160010</text:p>
          </table:table-cell>
          <table:table-cell table:style-name="ce10" office:value-type="string" calcext:value-type="string">
            <text:p>PASIR PUTIH ENGKEL LAMPUNG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ENGKEL</text:p>
          </table:table-cell>
          <table:table-cell table:style-name="ce7" office:value-type="float" office:value="660000" calcext:value-type="float">
            <text:p>660000</text:p>
          </table:table-cell>
          <table:table-cell table:style-name="ce7"/>
          <table:table-cell table:style-name="ce7" office:value-type="float" office:value="330000" calcext:value-type="float">
            <text:p>33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008" calcext:value-type="float">
            <text:p>7010008</text:p>
          </table:table-cell>
          <table:table-cell table:style-name="ce10" office:value-type="string" calcext:value-type="string">
            <text:p>AMPLAS BESI / KAYU  #120 TAIYO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5000" calcext:value-type="float">
            <text:p>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1060022" calcext:value-type="float">
            <text:p>1060022</text:p>
          </table:table-cell>
          <table:table-cell table:style-name="ce10" office:value-type="string" calcext:value-type="string">
            <text:p>F-KNEE DRAT DALAM 1/2'' RUCI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3120017" calcext:value-type="float">
            <text:p>3120017</text:p>
          </table:table-cell>
          <table:table-cell table:style-name="ce10" office:value-type="string" calcext:value-type="string">
            <text:p>LEM PARALON PVC 45 GR ISARPL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34" calcext:value-type="float">
            <text:p>7010134</text:p>
          </table:table-cell>
          <table:table-cell table:style-name="ce10" office:value-type="string" calcext:value-type="string">
            <text:p>PAKU 12 CM 5" TANPA MERK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6000" calcext:value-type="float">
            <text:p>16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33" calcext:value-type="float">
            <text:p>7010133</text:p>
          </table:table-cell>
          <table:table-cell table:style-name="ce10" office:value-type="string" calcext:value-type="string">
            <text:p>PAKU 10 CM 4" TANPA MER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3000" calcext:value-type="float">
            <text:p>13000</text:p>
          </table:table-cell>
          <table:table-cell table:style-name="ce7"/>
          <table:table-cell table:style-name="ce7" office:value-type="float" office:value="26000" calcext:value-type="float">
            <text:p>26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3200006" calcext:value-type="float">
            <text:p>3200006</text:p>
          </table:table-cell>
          <table:table-cell table:style-name="ce10" office:value-type="string" calcext:value-type="string">
            <text:p>THINNER 1 BOTOL N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OTOL</text:p>
          </table:table-cell>
          <table:table-cell table:style-name="ce7" office:value-type="float" office:value="5000" calcext:value-type="float">
            <text:p>5000</text:p>
          </table:table-cell>
          <table:table-cell table:style-name="ce7"/>
          <table:table-cell table:style-name="ce7" office:value-type="float" office:value="15000" calcext:value-type="float">
            <text:p>1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081" calcext:value-type="float">
            <text:p>7010081</text:p>
          </table:table-cell>
          <table:table-cell table:style-name="ce10" office:value-type="string" calcext:value-type="string">
            <text:p>KAWAT BENDRAT 0.5 KG PUTIH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OLL</text:p>
          </table:table-cell>
          <table:table-cell table:style-name="ce7" office:value-type="float" office:value="17000" calcext:value-type="float">
            <text:p>17000</text:p>
          </table:table-cell>
          <table:table-cell table:style-name="ce7"/>
          <table:table-cell table:style-name="ce7" office:value-type="float" office:value="17000" calcext:value-type="float">
            <text:p>17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42" calcext:value-type="float">
            <text:p>7010142</text:p>
          </table:table-cell>
          <table:table-cell table:style-name="ce10" office:value-type="string" calcext:value-type="string">
            <text:p>PAKU BETON 2" MARABU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" calcext:value-type="float">
            <text:p>500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020010" calcext:value-type="float">
            <text:p>2020010</text:p>
          </table:table-cell>
          <table:table-cell table:style-name="ce10" office:value-type="string" calcext:value-type="string">
            <text:p>BESI 8 MM   BESI F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TANG</text:p>
          </table:table-cell>
          <table:table-cell table:style-name="ce7" office:value-type="float" office:value="32000" calcext:value-type="float">
            <text:p>32000</text:p>
          </table:table-cell>
          <table:table-cell table:style-name="ce7"/>
          <table:table-cell table:style-name="ce7" office:value-type="float" office:value="64000" calcext:value-type="float">
            <text:p>64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2180001" calcext:value-type="float">
            <text:p>2180001</text:p>
          </table:table-cell>
          <table:table-cell table:style-name="ce10" office:value-type="string" calcext:value-type="string">
            <text:p>RING BEHEL/CINCIN 6X8 MM TANPA MERK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" calcext:value-type="float">
            <text:p>1000</text:p>
          </table:table-cell>
          <table:table-cell table:style-name="ce7"/>
          <table:table-cell table:style-name="ce7" office:value-type="float" office:value="25000" calcext:value-type="float">
            <text:p>2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080" calcext:value-type="float">
            <text:p>7010080</text:p>
          </table:table-cell>
          <table:table-cell table:style-name="ce10" office:value-type="string" calcext:value-type="string">
            <text:p>KAWAT BENDRAT 0,8 KG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OLL</text:p>
          </table:table-cell>
          <table:table-cell table:style-name="ce7" office:value-type="float" office:value="4000" calcext:value-type="float">
            <text:p>4000</text:p>
          </table:table-cell>
          <table:table-cell table:style-name="ce7"/>
          <table:table-cell table:style-name="ce7" office:value-type="float" office:value="4000" calcext:value-type="float">
            <text:p>4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1190010" calcext:value-type="float">
            <text:p>1190010</text:p>
          </table:table-cell>
          <table:table-cell table:style-name="ce10" office:value-type="string" calcext:value-type="string">
            <text:p>SEALTAPE  1/2"  10 METER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37" calcext:value-type="float">
            <text:p>7010137</text:p>
          </table:table-cell>
          <table:table-cell table:style-name="ce10" office:value-type="string" calcext:value-type="string">
            <text:p>PAKU 5 CM 2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36" calcext:value-type="float">
            <text:p>7010136</text:p>
          </table:table-cell>
          <table:table-cell table:style-name="ce10" office:value-type="string" calcext:value-type="string">
            <text:p>PAKU 4 CM 1.1/2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float" office:value="7010137" calcext:value-type="float">
            <text:p>7010137</text:p>
          </table:table-cell>
          <table:table-cell table:style-name="ce10" office:value-type="string" calcext:value-type="string">
            <text:p>PAKU 5 CM 2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3500" calcext:value-type="float">
            <text:p>3500</text:p>
          </table:table-cell>
          <table:table-cell table:style-name="ce7"/>
          <table:table-cell table:style-name="ce7" office:value-type="float" office:value="3500" calcext:value-type="float">
            <text:p>35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5" calcext:value-type="date">
            <text:p>05 Agustus 2015</text:p>
          </table:table-cell>
          <table:table-cell table:style-name="ce7" office:value-type="string" calcext:value-type="string">
            <text:p>tak ada</text:p>
          </table:table-cell>
          <table:table-cell table:style-name="ce10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7010080" calcext:value-type="float">
            <text:p>7010080</text:p>
          </table:table-cell>
          <table:table-cell table:style-name="ce10" office:value-type="string" calcext:value-type="string">
            <text:p>KAWAT BENDRAT 0,8 KG TANPA MER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OLL</text:p>
          </table:table-cell>
          <table:table-cell table:style-name="ce7" office:value-type="float" office:value="18000" calcext:value-type="float">
            <text:p>18000</text:p>
          </table:table-cell>
          <table:table-cell table:style-name="ce7"/>
          <table:table-cell table:style-name="ce7" office:value-type="float" office:value="36000" calcext:value-type="float">
            <text:p>36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string" calcext:value-type="string">
            <text:p>tak ada</text:p>
          </table:table-cell>
          <table:table-cell table:style-name="ce10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DISCON</text:p>
          </table:table-cell>
          <table:table-cell table:style-name="ce7" table:number-columns-repeated="3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-1000" calcext:value-type="float">
            <text:p>-1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3190012" calcext:value-type="float">
            <text:p>3190012</text:p>
          </table:table-cell>
          <table:table-cell table:style-name="ce10" office:value-type="string" calcext:value-type="string">
            <text:p>SPIRTUS BOTOL BELING JANGKA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7000" calcext:value-type="float">
            <text:p>7000</text:p>
          </table:table-cell>
          <table:table-cell table:style-name="ce7"/>
          <table:table-cell table:style-name="ce7" office:value-type="float" office:value="49000" calcext:value-type="float">
            <text:p>49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160032" calcext:value-type="float">
            <text:p>1160032</text:p>
          </table:table-cell>
          <table:table-cell table:style-name="ce10" office:value-type="string" calcext:value-type="string">
            <text:p>PLUG 1/2" RUCI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7" office:value-type="float" office:value="2000" calcext:value-type="float">
            <text:p>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200011" calcext:value-type="float">
            <text:p>1200011</text:p>
          </table:table-cell>
          <table:table-cell table:style-name="ce10" office:value-type="string" calcext:value-type="string">
            <text:p>TEE CHROOM  <text:s/>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/>
          <table:table-cell table:style-name="ce7" office:value-type="float" office:value="20000" calcext:value-type="float">
            <text:p>2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110015" calcext:value-type="float">
            <text:p>1110015</text:p>
          </table:table-cell>
          <table:table-cell table:style-name="ce10" office:value-type="string" calcext:value-type="string">
            <text:p>KRAN BESI BALING TAMAN 1/2 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00" calcext:value-type="float">
            <text:p>35000</text:p>
          </table:table-cell>
          <table:table-cell table:style-name="ce7"/>
          <table:table-cell table:style-name="ce7" office:value-type="float" office:value="35000" calcext:value-type="float">
            <text:p>3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160001" calcext:value-type="float">
            <text:p>2160001</text:p>
          </table:table-cell>
          <table:table-cell table:style-name="ce10" office:value-type="string" calcext:value-type="string">
            <text:p>PAPAN COR 2 X 20 X 4 TANPA MER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1000" calcext:value-type="float">
            <text:p>11000</text:p>
          </table:table-cell>
          <table:table-cell table:style-name="ce7"/>
          <table:table-cell table:style-name="ce7" office:value-type="float" office:value="110000" calcext:value-type="float">
            <text:p>11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020011" calcext:value-type="float">
            <text:p>2020011</text:p>
          </table:table-cell>
          <table:table-cell table:style-name="ce10" office:value-type="string" calcext:value-type="string">
            <text:p>BESI 10 MM BESI FI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ATANG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/>
          <table:table-cell table:style-name="ce7" office:value-type="float" office:value="350000" calcext:value-type="float">
            <text:p>35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6020156" calcext:value-type="float">
            <text:p>6020156</text:p>
          </table:table-cell>
          <table:table-cell table:style-name="ce10" office:value-type="string" calcext:value-type="string">
            <text:p>RODA PAGAR 6 MERAH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00" calcext:value-type="float">
            <text:p>35000</text:p>
          </table:table-cell>
          <table:table-cell table:style-name="ce7"/>
          <table:table-cell table:style-name="ce7" office:value-type="float" office:value="35000" calcext:value-type="float">
            <text:p>3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6020162" calcext:value-type="float">
            <text:p>6020162</text:p>
          </table:table-cell>
          <table:table-cell table:style-name="ce10" office:value-type="string" calcext:value-type="string">
            <text:p>SLOT  HANDLE PVC KOMPLIT <text:s/>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0" calcext:value-type="float">
            <text:p>5000</text:p>
          </table:table-cell>
          <table:table-cell table:style-name="ce7"/>
          <table:table-cell table:style-name="ce7" office:value-type="float" office:value="5000" calcext:value-type="float">
            <text:p>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190010" calcext:value-type="float">
            <text:p>1190010</text:p>
          </table:table-cell>
          <table:table-cell table:style-name="ce10" office:value-type="string" calcext:value-type="string">
            <text:p>SEALTAPE  1/2"  10 METER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020012" calcext:value-type="float">
            <text:p>1020012</text:p>
          </table:table-cell>
          <table:table-cell table:style-name="ce10" office:value-type="string" calcext:value-type="string">
            <text:p>BALL VALVE  KUNINGAN 1/2''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65000" calcext:value-type="float">
            <text:p>65000</text:p>
          </table:table-cell>
          <table:table-cell table:style-name="ce7"/>
          <table:table-cell table:style-name="ce7" office:value-type="float" office:value="65000" calcext:value-type="float">
            <text:p>6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3120017" calcext:value-type="float">
            <text:p>3120017</text:p>
          </table:table-cell>
          <table:table-cell table:style-name="ce10" office:value-type="string" calcext:value-type="string">
            <text:p>LEM PARALON PVC 45 GR ISARPLA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5010207" calcext:value-type="float">
            <text:p>5010207</text:p>
          </table:table-cell>
          <table:table-cell table:style-name="ce10" office:value-type="string" calcext:value-type="string">
            <text:p>MATA GERGAJI BESI  24 T SUPERFLE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060026" calcext:value-type="float">
            <text:p>1060026</text:p>
          </table:table-cell>
          <table:table-cell table:style-name="ce10" office:value-type="string" calcext:value-type="string">
            <text:p>F-SDD 1/2" RUCI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040017" calcext:value-type="float">
            <text:p>1040017</text:p>
          </table:table-cell>
          <table:table-cell table:style-name="ce10" office:value-type="string" calcext:value-type="string">
            <text:p>DOUBLE NAPLE 1/2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/>
          <table:table-cell table:style-name="ce7" office:value-type="float" office:value="12000" calcext:value-type="float">
            <text:p>1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020011" calcext:value-type="float">
            <text:p>2020011</text:p>
          </table:table-cell>
          <table:table-cell table:style-name="ce10" office:value-type="string" calcext:value-type="string">
            <text:p>BESI 10 MM BESI FI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/>
          <table:table-cell table:style-name="ce7" office:value-type="float" office:value="150000" calcext:value-type="float">
            <text:p>15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020006" calcext:value-type="float">
            <text:p>2020006</text:p>
          </table:table-cell>
          <table:table-cell table:style-name="ce10" office:value-type="string" calcext:value-type="string">
            <text:p>BATU KALI 1,77 M3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NGKEL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90000" calcext:value-type="float">
            <text:p>49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7010138" calcext:value-type="float">
            <text:p>7010138</text:p>
          </table:table-cell>
          <table:table-cell table:style-name="ce10" office:value-type="string" calcext:value-type="string">
            <text:p>PAKU 7 CM 3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/>
          <table:table-cell table:style-name="ce7" office:value-type="float" office:value="15000" calcext:value-type="float">
            <text:p>1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7010139" calcext:value-type="float">
            <text:p>7010139</text:p>
          </table:table-cell>
          <table:table-cell table:style-name="ce10" office:value-type="string" calcext:value-type="string">
            <text:p>PAKU BETON 1'' MARABU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4500" calcext:value-type="float">
            <text:p>4500</text:p>
          </table:table-cell>
          <table:table-cell table:style-name="ce7"/>
          <table:table-cell table:style-name="ce7" office:value-type="float" office:value="9000" calcext:value-type="float">
            <text:p>9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5192001" calcext:value-type="float">
            <text:p>5192001</text:p>
          </table:table-cell>
          <table:table-cell table:style-name="ce10" office:value-type="string" calcext:value-type="string">
            <text:p>SAPU LID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0" calcext:value-type="float">
            <text:p>5000</text:p>
          </table:table-cell>
          <table:table-cell table:style-name="ce7"/>
          <table:table-cell table:style-name="ce7" office:value-type="float" office:value="5000" calcext:value-type="float">
            <text:p>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3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7010102" calcext:value-type="float">
            <text:p>7010102</text:p>
          </table:table-cell>
          <table:table-cell table:style-name="ce10" office:value-type="string" calcext:value-type="string">
            <text:p>KAWAT NYAMUK PARABOLA <text:s/>TANPA MER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float" office:value="22000" calcext:value-type="float">
            <text:p>22000</text:p>
          </table:table-cell>
          <table:table-cell table:style-name="ce7"/>
          <table:table-cell table:style-name="ce7" office:value-type="float" office:value="44000" calcext:value-type="float">
            <text:p>44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190007" calcext:value-type="float">
            <text:p>2190007</text:p>
          </table:table-cell>
          <table:table-cell table:style-name="ce10" office:value-type="string" calcext:value-type="string">
            <text:p>SEMEN PUTIH 1 KG TANPA MER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110021" calcext:value-type="float">
            <text:p>1110021</text:p>
          </table:table-cell>
          <table:table-cell table:style-name="ce10" office:value-type="string" calcext:value-type="string">
            <text:p>KRAN BESI CEBOL 1/2 " SY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/>
          <table:table-cell table:style-name="ce7" office:value-type="float" office:value="15000" calcext:value-type="float">
            <text:p>1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1190010" calcext:value-type="float">
            <text:p>1190010</text:p>
          </table:table-cell>
          <table:table-cell table:style-name="ce10" office:value-type="string" calcext:value-type="string">
            <text:p>SEALTAPE  1/2"  10 METER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2160008" calcext:value-type="float">
            <text:p>2160008</text:p>
          </table:table-cell>
          <table:table-cell table:style-name="ce10" office:value-type="string" calcext:value-type="string">
            <text:p>PASIR PUTIH KIJANG LAMPU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20000" calcext:value-type="float">
            <text:p>2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4" calcext:value-type="date">
            <text:p>04 Agustus 2015</text:p>
          </table:table-cell>
          <table:table-cell table:style-name="ce7" office:value-type="float" office:value="7010051" calcext:value-type="float">
            <text:p>7010051</text:p>
          </table:table-cell>
          <table:table-cell table:style-name="ce10" office:value-type="string" calcext:value-type="string">
            <text:p>FISCHER 25 S12 TRIPTO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" calcext:value-type="float">
            <text:p>1000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string" calcext:value-type="string">
            <text:p>tak ada</text:p>
          </table:table-cell>
          <table:table-cell table:style-name="ce10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60004" calcext:value-type="float">
            <text:p>2160004</text:p>
          </table:table-cell>
          <table:table-cell table:style-name="ce10" office:value-type="string" calcext:value-type="string">
            <text:p>PASIR COR ENGKEL JEBROT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ENGKEL</text:p>
          </table:table-cell>
          <table:table-cell table:style-name="ce7" office:value-type="float" office:value="520000" calcext:value-type="float">
            <text:p>520000</text:p>
          </table:table-cell>
          <table:table-cell table:style-name="ce7"/>
          <table:table-cell table:style-name="ce7" office:value-type="float" office:value="260000" calcext:value-type="float">
            <text:p>26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0006" calcext:value-type="float">
            <text:p>2190006</text:p>
          </table:table-cell>
          <table:table-cell table:style-name="ce10" office:value-type="string" calcext:value-type="string">
            <text:p>SEMEN <text:s/>40 KG GARUDA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SAK</text:p>
          </table:table-cell>
          <table:table-cell table:style-name="ce7" office:value-type="float" office:value="52000" calcext:value-type="float">
            <text:p>52000</text:p>
          </table:table-cell>
          <table:table-cell table:style-name="ce7"/>
          <table:table-cell table:style-name="ce7" office:value-type="float" office:value="1040000" calcext:value-type="float">
            <text:p>104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2001" calcext:value-type="float">
            <text:p>2192001</text:p>
          </table:table-cell>
          <table:table-cell table:style-name="ce10" office:value-type="string" calcext:value-type="string">
            <text:p>seng gelombang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44000" calcext:value-type="float">
            <text:p>44000</text:p>
          </table:table-cell>
          <table:table-cell table:style-name="ce7"/>
          <table:table-cell table:style-name="ce7" office:value-type="float" office:value="396000" calcext:value-type="float">
            <text:p>396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0001" calcext:value-type="float">
            <text:p>2190001</text:p>
          </table:table-cell>
          <table:table-cell table:style-name="ce10" office:value-type="string" calcext:value-type="string">
            <text:p>SEMEN 40 KG GRESI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SAK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/>
          <table:table-cell table:style-name="ce7" office:value-type="float" office:value="560000" calcext:value-type="float">
            <text:p>56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020008" calcext:value-type="float">
            <text:p>2020008</text:p>
          </table:table-cell>
          <table:table-cell table:style-name="ce10" office:value-type="string" calcext:value-type="string">
            <text:p>BATU SPLIT 1,77 M3 TANPA MERK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METER3</text:p>
          </table:table-cell>
          <table:table-cell table:style-name="ce7" office:value-type="float" office:value="530000" calcext:value-type="float">
            <text:p>530000</text:p>
          </table:table-cell>
          <table:table-cell table:style-name="ce7"/>
          <table:table-cell table:style-name="ce7" office:value-type="float" office:value="265000" calcext:value-type="float">
            <text:p>26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0007" calcext:value-type="float">
            <text:p>2190007</text:p>
          </table:table-cell>
          <table:table-cell table:style-name="ce10" office:value-type="string" calcext:value-type="string">
            <text:p>SEMEN PUTIH 1 KG TANPA MERK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4000" calcext:value-type="float">
            <text:p>4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7010188" calcext:value-type="float">
            <text:p>7010188</text:p>
          </table:table-cell>
          <table:table-cell table:style-name="ce10" office:value-type="string" calcext:value-type="string">
            <text:p>SEKRUP GIPSUM 8 X 3 ZOLO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" calcext:value-type="float">
            <text:p>500</text:p>
          </table:table-cell>
          <table:table-cell table:style-name="ce7"/>
          <table:table-cell table:style-name="ce7" office:value-type="float" office:value="5000" calcext:value-type="float">
            <text:p>5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7010131" calcext:value-type="float">
            <text:p>7010131</text:p>
          </table:table-cell>
          <table:table-cell table:style-name="ce10" office:value-type="string" calcext:value-type="string">
            <text:p>LAKBAN KERTAS   2'' BUDH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7000" calcext:value-type="float">
            <text:p>7000</text:p>
          </table:table-cell>
          <table:table-cell table:style-name="ce7"/>
          <table:table-cell table:style-name="ce7" office:value-type="float" office:value="7000" calcext:value-type="float">
            <text:p>7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5010006" calcext:value-type="float">
            <text:p>5010006</text:p>
          </table:table-cell>
          <table:table-cell table:style-name="ce10" office:value-type="string" calcext:value-type="string">
            <text:p>BATU ASAH PENDEK PA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/>
          <table:table-cell table:style-name="ce7" office:value-type="float" office:value="12000" calcext:value-type="float">
            <text:p>1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0006" calcext:value-type="float">
            <text:p>2190006</text:p>
          </table:table-cell>
          <table:table-cell table:style-name="ce10" office:value-type="string" calcext:value-type="string">
            <text:p>SEMEN <text:s/>40 KG GARU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AK</text:p>
          </table:table-cell>
          <table:table-cell table:style-name="ce7" office:value-type="float" office:value="51000" calcext:value-type="float">
            <text:p>51000</text:p>
          </table:table-cell>
          <table:table-cell table:style-name="ce7"/>
          <table:table-cell table:style-name="ce7" office:value-type="float" office:value="102000" calcext:value-type="float">
            <text:p>10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5010137" calcext:value-type="float">
            <text:p>5010137</text:p>
          </table:table-cell>
          <table:table-cell table:style-name="ce10" office:value-type="string" calcext:value-type="string">
            <text:p>KUAS CAT 2 1/2'' EXIT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8000" calcext:value-type="float">
            <text:p>8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3030018" calcext:value-type="float">
            <text:p>3030018</text:p>
          </table:table-cell>
          <table:table-cell table:style-name="ce10" office:value-type="string" calcext:value-type="string">
            <text:p>CAT BESI/KAYU 1 KG SEIV  WAR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00" calcext:value-type="float">
            <text:p>50000</text:p>
          </table:table-cell>
          <table:table-cell table:style-name="ce7"/>
          <table:table-cell table:style-name="ce7" office:value-type="float" office:value="50000" calcext:value-type="float">
            <text:p>5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3" calcext:value-type="date">
            <text:p>03 Agustus 2015</text:p>
          </table:table-cell>
          <table:table-cell table:style-name="ce7" office:value-type="float" office:value="2190004" calcext:value-type="float">
            <text:p>2190004</text:p>
          </table:table-cell>
          <table:table-cell table:style-name="ce10" office:value-type="string" calcext:value-type="string">
            <text:p>SEMEN 1 KG TANPA MERK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2500" calcext:value-type="float">
            <text:p>2500</text:p>
          </table:table-cell>
          <table:table-cell table:style-name="ce7"/>
          <table:table-cell table:style-name="ce7" office:value-type="float" office:value="12500" calcext:value-type="float">
            <text:p>125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string" calcext:value-type="string">
            <text:p>tak ada</text:p>
          </table:table-cell>
          <table:table-cell table:style-name="ce10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7010082" calcext:value-type="float">
            <text:p>7010082</text:p>
          </table:table-cell>
          <table:table-cell table:style-name="ce10" office:value-type="string" calcext:value-type="string">
            <text:p>KAWAT BWG BESAR TANPA MER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METER</text:p>
          </table:table-cell>
          <table:table-cell table:style-name="ce7" office:value-type="float" office:value="1000" calcext:value-type="float">
            <text:p>1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3120003" calcext:value-type="float">
            <text:p>3120003</text:p>
          </table:table-cell>
          <table:table-cell table:style-name="ce10" office:value-type="string" calcext:value-type="string">
            <text:p>LEM KAYU 70 GR AICA AIB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/>
          <table:table-cell table:style-name="ce7" office:value-type="float" office:value="12000" calcext:value-type="float">
            <text:p>12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7010138" calcext:value-type="float">
            <text:p>7010138</text:p>
          </table:table-cell>
          <table:table-cell table:style-name="ce10" office:value-type="string" calcext:value-type="string">
            <text:p>PAKU 7 CM 3"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2190004" calcext:value-type="float">
            <text:p>2190004</text:p>
          </table:table-cell>
          <table:table-cell table:style-name="ce10" office:value-type="string" calcext:value-type="string">
            <text:p>SEMEN 1 KG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2500" calcext:value-type="float">
            <text:p>2500</text:p>
          </table:table-cell>
          <table:table-cell table:style-name="ce7"/>
          <table:table-cell table:style-name="ce7" office:value-type="float" office:value="2500" calcext:value-type="float">
            <text:p>25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1160023" calcext:value-type="float">
            <text:p>1160023</text:p>
          </table:table-cell>
          <table:table-cell table:style-name="ce10" office:value-type="string" calcext:value-type="string">
            <text:p>PIPA PARALON  3/4'' BOSS AW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7000" calcext:value-type="float">
            <text:p>17000</text:p>
          </table:table-cell>
          <table:table-cell table:style-name="ce7"/>
          <table:table-cell table:style-name="ce7" office:value-type="float" office:value="34000" calcext:value-type="float">
            <text:p>34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2" calcext:value-type="date">
            <text:p>02 Agustus 2015</text:p>
          </table:table-cell>
          <table:table-cell table:style-name="ce7" office:value-type="float" office:value="1060008" calcext:value-type="float">
            <text:p>1060008</text:p>
          </table:table-cell>
          <table:table-cell table:style-name="ce10" office:value-type="string" calcext:value-type="string">
            <text:p>F-KNEE 3/4" RUCIK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500" calcext:value-type="float">
            <text:p>3500</text:p>
          </table:table-cell>
          <table:table-cell table:style-name="ce7"/>
          <table:table-cell table:style-name="ce7" office:value-type="float" office:value="14000" calcext:value-type="float">
            <text:p>140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string" calcext:value-type="string">
            <text:p>tak ada</text:p>
          </table:table-cell>
          <table:table-cell table:style-name="ce10"/>
          <table:table-cell table:style-name="ce7" table:number-columns-repeated="4"/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7010169" calcext:value-type="float">
            <text:p>7010169</text:p>
          </table:table-cell>
          <table:table-cell table:style-name="ce10" office:value-type="string" calcext:value-type="string">
            <text:p>RING BAND/PLAT M8 TANPA MERK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6700" calcext:value-type="float">
            <text:p>16700</text:p>
          </table:table-cell>
          <table:table-cell table:style-name="ce7" table:number-columns-repeated="2"/>
          <table:table-cell table:style-name="ce7" office:value-type="string" calcext:value-type="string">
            <text:p>SIAPA SAJA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7010138" calcext:value-type="float">
            <text:p>7010138</text:p>
          </table:table-cell>
          <table:table-cell table:style-name="ce10" office:value-type="string" calcext:value-type="string">
            <text:p>PAKU 7 CM 3" TANPA MERK</text:p>
          </table:table-cell>
          <table:table-cell table:style-name="ce7" office:value-type="float" office:value="0.625" calcext:value-type="float">
            <text:p>0.625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6000" calcext:value-type="float">
            <text:p>16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7010137" calcext:value-type="float">
            <text:p>7010137</text:p>
          </table:table-cell>
          <table:table-cell table:style-name="ce10" office:value-type="string" calcext:value-type="string">
            <text:p>PAKU 5 CM 2" TANPA MERK</text:p>
          </table:table-cell>
          <table:table-cell table:style-name="ce7" office:value-type="float" office:value="0.625" calcext:value-type="float">
            <text:p>0.625</text:p>
          </table:table-cell>
          <table:table-cell table:style-name="ce7" office:value-type="string" calcext:value-type="string">
            <text:p>KG</text:p>
          </table:table-cell>
          <table:table-cell table:style-name="ce7" office:value-type="float" office:value="16000" calcext:value-type="float">
            <text:p>16000</text:p>
          </table:table-cell>
          <table:table-cell table:style-name="ce7"/>
          <table:table-cell table:style-name="ce7" office:value-type="float" office:value="10000" calcext:value-type="float">
            <text:p>10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7010169" calcext:value-type="float">
            <text:p>7010169</text:p>
          </table:table-cell>
          <table:table-cell table:style-name="ce10" office:value-type="string" calcext:value-type="string">
            <text:p>RING BAND/PLAT M8 TANPA MERK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50" calcext:value-type="float">
            <text:p>250</text:p>
          </table:table-cell>
          <table:table-cell table:style-name="ce7"/>
          <table:table-cell table:style-name="ce7" office:value-type="float" office:value="16750" calcext:value-type="float">
            <text:p>1675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3030021" calcext:value-type="float">
            <text:p>3030021</text:p>
          </table:table-cell>
          <table:table-cell table:style-name="ce10" office:value-type="string" calcext:value-type="string">
            <text:p>CAT BESI/KAYU 1 KG SEIV 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1000" calcext:value-type="float">
            <text:p>51000</text:p>
          </table:table-cell>
          <table:table-cell table:style-name="ce7"/>
          <table:table-cell table:style-name="ce7" office:value-type="float" office:value="51000" calcext:value-type="float">
            <text:p>51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3190001" calcext:value-type="float">
            <text:p>3190001</text:p>
          </table:table-cell>
          <table:table-cell table:style-name="ce10" office:value-type="string" calcext:value-type="string">
            <text:p>SANPOLY 250 ML TANPA MER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/>
          <table:table-cell table:style-name="ce7" office:value-type="float" office:value="25000" calcext:value-type="float">
            <text:p>25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3120016" calcext:value-type="float">
            <text:p>3120016</text:p>
          </table:table-cell>
          <table:table-cell table:style-name="ce10" office:value-type="string" calcext:value-type="string">
            <text:p>LEM KAYU/BESI <text:s/>DEXTON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3000" calcext:value-type="float">
            <text:p>13000</text:p>
          </table:table-cell>
          <table:table-cell table:style-name="ce7"/>
          <table:table-cell table:style-name="ce7" office:value-type="float" office:value="13000" calcext:value-type="float">
            <text:p>13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3140003" calcext:value-type="float">
            <text:p>3140003</text:p>
          </table:table-cell>
          <table:table-cell table:style-name="ce10" office:value-type="string" calcext:value-type="string">
            <text:p>NAT KERAMIK 1 KG SI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/>
          <table:table-cell table:style-name="ce7" office:value-type="float" office:value="20000" calcext:value-type="float">
            <text:p>20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1190010" calcext:value-type="float">
            <text:p>1190010</text:p>
          </table:table-cell>
          <table:table-cell table:style-name="ce10" office:value-type="string" calcext:value-type="string">
            <text:p>SEALTAPE  1/2"  10 METER OND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3000" calcext:value-type="float">
            <text:p>3000</text:p>
          </table:table-cell>
          <table:table-cell table:style-name="ce7"/>
          <table:table-cell table:style-name="ce7" office:value-type="float" office:value="3000" calcext:value-type="float">
            <text:p>3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5010206" calcext:value-type="float">
            <text:p>5010206</text:p>
          </table:table-cell>
          <table:table-cell table:style-name="ce10" office:value-type="string" calcext:value-type="string">
            <text:p>MATA GERGAJI BESI  24 T SANFLE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13000" calcext:value-type="float">
            <text:p>13000</text:p>
          </table:table-cell>
          <table:table-cell table:style-name="ce7"/>
          <table:table-cell table:style-name="ce7" office:value-type="float" office:value="13000" calcext:value-type="float">
            <text:p>13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1201901" calcext:value-type="float">
            <text:p>1201901</text:p>
          </table:table-cell>
          <table:table-cell table:style-name="ce10" office:value-type="string" calcext:value-type="string">
            <text:p>TEE KRAN DOUBLE 1/2” SOLIG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5000" calcext:value-type="float">
            <text:p>55000</text:p>
          </table:table-cell>
          <table:table-cell table:style-name="ce7"/>
          <table:table-cell table:style-name="ce7" office:value-type="float" office:value="55000" calcext:value-type="float">
            <text:p>55000</text:p>
          </table:table-cell>
          <table:table-cell table:style-name="ce7" table:number-columns-repeated="2"/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>
          <table:table-cell table:style-name="ce5" office:value-type="date" office:date-value="2015-08-01" calcext:value-type="date">
            <text:p>01 Agustus 2015</text:p>
          </table:table-cell>
          <table:table-cell table:style-name="ce7" office:value-type="float" office:value="2020001" calcext:value-type="float">
            <text:p>2020001</text:p>
          </table:table-cell>
          <table:table-cell table:style-name="ce10" office:value-type="string" calcext:value-type="string">
            <text:p>BATA MERAH <text:s/>TANPA MERK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string" calcext:value-type="string">
            <text:p>BUAH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0000" calcext:value-type="float">
            <text:p>60000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string" calcext:value-type="string">
            <text:p>P UMAR</text:p>
          </table:table-cell>
          <table:table-cell table:style-name="ce7" office:value-type="string" calcext:value-type="string">
            <text:p>BELUM BAYAR</text:p>
          </table:table-cell>
          <table:table-cell table:style-name="ce7" office:value-type="string" calcext:value-type="string">
            <text:p>M.AKBAR</text:p>
          </table:table-cell>
          <table:table-cell table:style-name="ce15" table:number-columns-repeated="1012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as Uang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JPENGELUARAN" form:control-implementation="ooo:com.sun.star.form.component.ComboBox" xml:id="control13" form:id="control13" form:dropdown="true" form:tab-index="1" form:convert-empty-to-null="true" form:list-source-type="table" form:linked-cell="Database.H6" form:source-cell-range="'Jenis Data'.H3:'Jenis Data'.H50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ObjIDinMSO" office:value-type="float" office:value="65535"/>
              </form:properties>
            </form:combobox>
            <form:formatted-text form:name="PEMASUKAN" form:control-implementation="ooo:com.sun.star.form.component.FormattedField" xml:id="control14" form:id="control14" form:tab-index="3" form:value="0" form:convert-empty-to-null="true" form:linked-cell="Database.C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ormatted-text form:name="PENGELUARAN" form:control-implementation="ooo:com.sun.star.form.component.FormattedField" xml:id="control15" form:id="control15" form:tab-index="4" form:value="0" form:convert-empty-to-null="true" form:linked-cell="Database.D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KETERANGAN" form:control-implementation="ooo:com.sun.star.form.component.TextField" xml:id="control16" form:id="control16" form:tab-index="5" form:convert-empty-to-null="true" form:linked-cell="Database.I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ombobox form:name="JPEMASUKAN" form:control-implementation="ooo:com.sun.star.form.component.ComboBox" xml:id="control17" form:id="control17" form:dropdown="true" form:tab-index="2" form:convert-empty-to-null="true" form:list-source-type="table" form:linked-cell="Database.H6" form:source-cell-range="'Jenis Data'.I3:'Jenis Data'.I50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ObjIDinMSO" office:value-type="float" office:value="65535"/>
              </form:properties>
            </form:combobox>
            <form:button form:name="Masukan Data" form:control-implementation="ooo:com.sun.star.form.component.CommandButton" xml:id="control18" form:id="control18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asUang.Module1.FormIsian2?language=Basic&amp;location=application" xlink:type="simple"/>
              </office:event-listeners>
            </form:button>
          </form:form>
        </office:forms>
        <table:shapes>
          <draw:control draw:z-index="0" draw:text-style-name="P2" svg:width="258.07pt" svg:height="20.38pt" svg:x="207.55pt" svg:y="1.47pt" draw:control="control13"/>
          <draw:control draw:z-index="1" draw:style-name="gr3" draw:text-style-name="P2" svg:width="258.07pt" svg:height="20.38pt" svg:x="207.52pt" svg:y="52.67pt" draw:control="control14"/>
          <draw:control draw:z-index="2" draw:style-name="gr3" draw:text-style-name="P2" svg:width="258.07pt" svg:height="20.38pt" svg:x="207.3pt" svg:y="77.33pt" draw:control="control15"/>
          <draw:control draw:z-index="3" draw:text-style-name="P2" svg:width="258.07pt" svg:height="20.38pt" svg:x="206.56pt" svg:y="102.84pt" draw:control="control16"/>
          <draw:control draw:z-index="4" draw:text-style-name="P2" svg:width="258.07pt" svg:height="20.38pt" svg:x="206.93pt" svg:y="27.16pt" draw:control="control17"/>
          <draw:control draw:z-index="5" draw:text-style-name="P3" svg:width="84.73pt" svg:height="24.92pt" svg:x="514.35pt" svg:y="98.65pt" draw:control="control18"/>
        </table:shapes>
        <table:table-column table:style-name="co13" table:default-cell-style-name="ce19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" table:default-cell-style-name="ce23"/>
        <table:table-column table:style-name="co1" table:visibility="collapse" table:number-columns-repeated="1017" table:default-cell-style-name="ce23"/>
        <table:table-row table:style-name="ro1">
          <table:table-cell table:style-name="ce16" office:value-type="string" calcext:value-type="string" table:number-columns-spanned="2" table:number-rows-spanned="2">
            <text:p><text:s text:c="5"/>JENIS PENGELUARAN</text:p>
          </table:table-cell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covered-table-cell table:style-name="ce16"/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2" table:number-rows-spanned="2">
            <text:p><text:s text:c="5"/>JENIS PEMASUKAN</text:p>
          </table:table-cell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covered-table-cell table:style-name="ce16"/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2" table:number-rows-spanned="2">
            <text:p><text:s text:c="5"/>PEMASUKAN</text:p>
          </table:table-cell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covered-table-cell table:style-name="ce16"/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2" table:number-rows-spanned="2">
            <text:p><text:s text:c="5"/>PENGELUARAN</text:p>
          </table:table-cell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covered-table-cell table:style-name="ce16"/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2" table:number-rows-spanned="2">
            <text:p><text:s text:c="5"/>KETERANGAN</text:p>
          </table:table-cell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>
          <table:covered-table-cell table:style-name="ce16"/>
          <table:covered-table-cell table:style-name="ce20"/>
          <table:table-cell table:style-name="ce21" table:number-columns-repeated="5"/>
          <table:table-cell table:number-columns-repeated="1017"/>
        </table:table-row>
        <table:table-row table:style-name="ro1" table:number-rows-repeated="2">
          <table:table-cell table:style-name="ce17"/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8" office:value-type="string" calcext:value-type="string">
            <text:p>TANGGAL</text:p>
          </table:table-cell>
          <table:table-cell table:style-name="ce22" office:value-type="string" calcext:value-type="string">
            <text:p>JENIS PENGELUARAN/PEMASUKAN</text:p>
          </table:table-cell>
          <table:table-cell table:style-name="ce22" office:value-type="string" calcext:value-type="string">
            <text:p>PEMASUKAN</text:p>
          </table:table-cell>
          <table:table-cell table:style-name="ce22" office:value-type="string" calcext:value-type="string">
            <text:p>PENGELUARAN</text:p>
          </table:table-cell>
          <table:table-cell table:style-name="ce22" office:value-type="string" calcext:value-type="string">
            <text:p>KETERANGAN</text:p>
          </table:table-cell>
          <table:table-cell table:style-name="ce22" office:value-type="string" calcext:value-type="string">
            <text:p>NAMA PEKER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KULI</text:p>
          </table:table-cell>
          <table:table-cell table:style-name="ce22"/>
          <table:table-cell table:style-name="ce22" office:value-type="float" office:value="12000" calcext:value-type="float">
            <text:p>12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PIUTANG PAK UMAR/P6 NO.2</text:p>
          </table:table-cell>
          <table:table-cell table:style-name="ce22"/>
          <table:table-cell table:style-name="ce22" office:value-type="float" office:value="240000" calcext:value-type="float">
            <text:p>240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SALARY BP.SANDO</text:p>
          </table:table-cell>
          <table:table-cell table:style-name="ce22"/>
          <table:table-cell table:style-name="ce22" office:value-type="float" office:value="450000" calcext:value-type="float">
            <text:p>450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IURAN AGUSTUSAN</text:p>
          </table:table-cell>
          <table:table-cell table:style-name="ce22"/>
          <table:table-cell table:style-name="ce22" office:value-type="float" office:value="10000" calcext:value-type="float">
            <text:p>10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table:number-columns-repeated="4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BELI PLASTIK</text:p>
          </table:table-cell>
          <table:table-cell table:style-name="ce22"/>
          <table:table-cell table:style-name="ce22" office:value-type="float" office:value="5500" calcext:value-type="float">
            <text:p>55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OJEG NABIL</text:p>
          </table:table-cell>
          <table:table-cell table:style-name="ce22"/>
          <table:table-cell table:style-name="ce22" office:value-type="float" office:value="100000" calcext:value-type="float">
            <text:p>100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YOCKE</text:p>
          </table:table-cell>
          <table:table-cell table:style-name="ce22"/>
          <table:table-cell table:style-name="ce22" office:value-type="float" office:value="120000" calcext:value-type="float">
            <text:p>1200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table:number-columns-repeated="4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BELANJA IBU</text:p>
          </table:table-cell>
          <table:table-cell table:style-name="ce22"/>
          <table:table-cell table:style-name="ce22" office:value-type="float" office:value="148500" calcext:value-type="float">
            <text:p>148500</text:p>
          </table:table-cell>
          <table:table-cell table:style-name="ce2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office:value-type="string" calcext:value-type="string">
            <text:p>SALDO PAGI</text:p>
          </table:table-cell>
          <table:table-cell table:style-name="ce22" office:value-type="float" office:value="767100" calcext:value-type="float">
            <text:p>767100</text:p>
          </table:table-cell>
          <table:table-cell table:style-name="ce22" table:number-columns-repeated="2"/>
          <table:table-cell table:style-name="ce22" office:value-type="string" calcext:value-type="string">
            <text:p>SIAPA SAJA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table:number-columns-repeated="4"/>
          <table:table-cell table:style-name="ce22" office:value-type="string" calcext:value-type="string">
            <text:p>M.AKBAR</text:p>
          </table:table-cell>
          <table:table-cell table:style-name="ce25" table:number-columns-repeated="1018"/>
        </table:table-row>
        <table:table-row table:style-name="ro1">
          <table:table-cell table:style-name="ce18" office:value-type="date" office:date-value="2015-08-01" calcext:value-type="date">
            <text:p>01 Agustus 2015</text:p>
          </table:table-cell>
          <table:table-cell table:style-name="ce22" table:number-columns-repeated="4"/>
          <table:table-cell table:style-name="ce22" office:value-type="string" calcext:value-type="string">
            <text:p>M.AKBAR</text:p>
          </table:table-cell>
          <table:table-cell table:style-name="ce25" table:number-columns-repeated="1018"/>
        </table:table-row>
        <table:table-row table:style-name="ro1">
          <table:table-cell table:style-name="ce18"/>
          <table:table-cell table:style-name="ce22" table:number-columns-repeated="5"/>
          <table:table-cell table:style-name="ce2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yesuaian Has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anggal" form:control-implementation="ooo:com.sun.star.form.component.FormattedField" xml:id="control19" form:id="control19" form:tab-index="1" form:convert-empty-to-null="true" form:linked-cell="Database.F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HideInactiveSelection" office:value-type="boolean" office:boolean-value="false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6 Agustus 2015"/>
              </form:properties>
            </form:formatted-text>
            <form:listbox form:name="Hasil Hitung" form:control-implementation="ooo:com.sun.star.form.component.ListBox" xml:id="control20" form:id="control20" form:disabled="true" form:tab-stop="false" form:tab-index="3" form:bound-column="1" form:source-cell-range="Database.K14:Database.K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Hasil Nyata" form:control-implementation="ooo:com.sun.star.form.component.FormattedField" xml:id="control21" form:id="control21" form:tab-index="4" form:value="0" form:convert-empty-to-null="true" form:linked-cell="Database.D2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ormatted-text form:name="Tanggal a" form:control-implementation="ooo:com.sun.star.form.component.FormattedField" xml:id="control22" form:id="control22" form:tab-index="2" form:convert-empty-to-null="true" form:linked-cell="Database.F1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HideInactiveSelection" office:value-type="boolean" office:boolean-value="false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6 Agustus 2015"/>
              </form:properties>
            </form:formatted-text>
            <form:text form:name="Nama Pekerja" form:control-implementation="ooo:com.sun.star.form.component.TextField" xml:id="control23" form:id="control23" form:readonly="true" form:tab-stop="false" form:tab-index="6" form:convert-empty-to-null="true" form:linked-cell="Database.B1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eterangan" form:control-implementation="ooo:com.sun.star.form.component.TextField" xml:id="control24" form:id="control24" form:tab-index="5" form:convert-empty-to-null="true" form:linked-cell="Database.D3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Masukan Data" form:control-implementation="ooo:com.sun.star.form.component.CommandButton" xml:id="control25" form:id="control25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PenyesuaianHasil.Module1.FormIsian3?language=Basic&amp;location=application" xlink:type="simple"/>
              </office:event-listeners>
            </form:button>
          </form:form>
        </office:forms>
        <table:shapes>
          <draw:control draw:z-index="0" draw:style-name="gr4" draw:text-style-name="P4" svg:width="128.78pt" svg:height="21.09pt" svg:x="138.44pt" svg:y="27.86pt" draw:control="control19"/>
          <draw:control draw:z-index="1" draw:text-style-name="P1" svg:width="124.1pt" svg:height="21.83pt" svg:x="139.44pt" svg:y="101.76pt" draw:control="control20"/>
          <draw:control draw:z-index="2" draw:style-name="gr3" draw:text-style-name="P1" svg:width="124.1pt" svg:height="21.83pt" svg:x="139.8pt" svg:y="139.21pt" draw:control="control21"/>
          <draw:control draw:z-index="3" draw:style-name="gr4" draw:text-style-name="P4" svg:width="128.78pt" svg:height="21.09pt" svg:x="137.88pt" svg:y="61.74pt" draw:control="control22"/>
          <draw:control draw:z-index="4" draw:text-style-name="P1" svg:width="124.1pt" svg:height="21.83pt" svg:x="300.05pt" svg:y="28.83pt" draw:control="control23"/>
          <draw:control draw:z-index="5" draw:text-style-name="P1" svg:width="404.33pt" svg:height="21.83pt" svg:x="301.61pt" svg:y="103.32pt" draw:control="control24"/>
          <draw:control draw:z-index="6" draw:text-style-name="P3" svg:width="80.93pt" svg:height="24.09pt" svg:x="300.59pt" svg:y="136.63pt" draw:control="control25"/>
        </table:shapes>
        <table:table-column table:style-name="co19" table:default-cell-style-name="ce29"/>
        <table:table-column table:style-name="co20" table:default-cell-style-name="ce29"/>
        <table:table-column table:style-name="co21" table:default-cell-style-name="ce31"/>
        <table:table-column table:style-name="co20" table:default-cell-style-name="ce31"/>
        <table:table-column table:style-name="co9" table:default-cell-style-name="ce31"/>
        <table:table-column table:style-name="co22" table:default-cell-style-name="ce31"/>
        <table:table-column table:style-name="co23" table:default-cell-style-name="ce31"/>
        <table:table-column table:style-name="co1" table:number-columns-repeated="3" table:default-cell-style-name="ce31"/>
        <table:table-column table:style-name="co1" table:visibility="collapse" table:number-columns-repeated="1014" table:default-cell-style-name="ce31"/>
        <table:table-row table:style-name="ro1" table:number-rows-repeated="2">
          <table:table-cell table:style-name="ce26" table:number-columns-repeated="10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2" table:number-rows-spanned="2">
            <text:p>Tanggal Awal</text:p>
          </table:table-cell>
          <table:covered-table-cell table:style-name="ce27"/>
          <table:table-cell table:style-name="ce26" table:number-columns-repeated="8"/>
          <table:table-cell table:number-columns-repeated="1014"/>
        </table:table-row>
        <table:table-row table:style-name="ro1">
          <table:covered-table-cell table:number-columns-repeated="2" table:style-name="ce27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7" table:number-columns-repeated="2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2" table:number-rows-spanned="2">
            <text:p>Tanggal Akhir</text:p>
          </table:table-cell>
          <table:covered-table-cell table:style-name="ce27"/>
          <table:table-cell table:style-name="ce26" table:number-columns-repeated="8"/>
          <table:table-cell table:number-columns-repeated="1014"/>
        </table:table-row>
        <table:table-row table:style-name="ro1">
          <table:covered-table-cell table:number-columns-repeated="2" table:style-name="ce27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7" table:number-columns-repeated="2"/>
          <table:table-cell table:style-name="ce26"/>
          <table:table-cell table:style-name="ce32" office:value-type="string" calcext:value-type="string" table:number-columns-spanned="2" table:number-rows-spanned="1">
            <text:p>Keterangan</text:p>
          </table:table-cell>
          <table:covered-table-cell table:style-name="ce26"/>
          <table:table-cell table:style-name="ce26" table:number-columns-repeated="5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2" table:number-rows-spanned="2">
            <text:p>Hasil Hitung</text:p>
          </table:table-cell>
          <table:covered-table-cell table:style-name="ce27"/>
          <table:table-cell table:style-name="ce26" table:number-columns-repeated="8"/>
          <table:table-cell table:number-columns-repeated="1014"/>
        </table:table-row>
        <table:table-row table:style-name="ro1">
          <table:covered-table-cell table:number-columns-repeated="2" table:style-name="ce27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7" table:number-columns-repeated="2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7" office:value-type="string" calcext:value-type="string" table:number-columns-spanned="2" table:number-rows-spanned="2">
            <text:p>Hasil Nyata</text:p>
          </table:table-cell>
          <table:covered-table-cell table:style-name="ce27"/>
          <table:table-cell table:style-name="ce26" table:number-columns-repeated="8"/>
          <table:table-cell table:number-columns-repeated="1014"/>
        </table:table-row>
        <table:table-row table:style-name="ro1">
          <table:covered-table-cell table:number-columns-repeated="2" table:style-name="ce27"/>
          <table:table-cell table:style-name="ce26" table:number-columns-repeated="8"/>
          <table:table-cell table:number-columns-repeated="1014"/>
        </table:table-row>
        <table:table-row table:style-name="ro1">
          <table:table-cell table:style-name="ce26" table:number-columns-repeated="10"/>
          <table:table-cell table:number-columns-repeated="1014"/>
        </table:table-row>
        <table:table-row table:style-name="ro1">
          <table:table-cell table:style-name="ce28" office:value-type="string" calcext:value-type="string">
            <text:p>Tanggal Awal</text:p>
          </table:table-cell>
          <table:table-cell table:style-name="ce28" office:value-type="string" calcext:value-type="string">
            <text:p>Tanggal Akhir</text:p>
          </table:table-cell>
          <table:table-cell table:style-name="ce30" office:value-type="string" calcext:value-type="string">
            <text:p>Hasil Hitung</text:p>
          </table:table-cell>
          <table:table-cell table:style-name="ce30" office:value-type="string" calcext:value-type="string">
            <text:p>Hasil Nyata</text:p>
          </table:table-cell>
          <table:table-cell table:style-name="ce30" office:value-type="string" calcext:value-type="string">
            <text:p>Selisih</text:p>
          </table:table-cell>
          <table:table-cell table:style-name="ce30" office:value-type="string" calcext:value-type="string">
            <text:p>Nama Pekerja</text:p>
          </table:table-cell>
          <table:table-cell table:style-name="ce30" office:value-type="string" calcext:value-type="string">
            <text:p>Keterangan</text:p>
          </table:table-cell>
          <table:table-cell table:style-name="ce23" table:number-columns-repeated="1017"/>
        </table:table-row>
        <table:table-row table:style-name="ro1" table:number-rows-repeated="3">
          <table:table-cell table:style-name="ce28" table:number-columns-repeated="2"/>
          <table:table-cell table:style-name="ce30" table:number-columns-repeated="5"/>
          <table:table-cell table:style-name="ce23"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pora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0" form:convert-empty-to-null="true" form:linked-cell="Database.F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6 Agustus 2015"/>
              </form:properties>
            </form:formatted-text>
            <form:formatted-text form:name="Text Box 1" form:control-implementation="ooo:com.sun.star.form.component.FormattedField" xml:id="control27" form:id="control27" form:value="0" form:convert-empty-to-null="true" form:linked-cell="Database.F1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6 Agustus 2015"/>
              </form:properties>
            </form:formatted-text>
            <form:listbox form:name="DataPekerja" form:control-implementation="ooo:com.sun.star.form.component.ListBox" xml:id="control28" form:id="control28" form:dropdown="true" form:bound-column="1" form:linked-cell="Database.G11" form:list-linkage-type="selection" form:source-cell-range="'Jenis Data'.B3:'Jenis Data'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2" form:control-implementation="ooo:com.sun.star.form.component.TextField" xml:id="control29" form:id="control29" form:convert-empty-to-null="true" form:linked-cell="Database.K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30" form:id="control30" form:convert-empty-to-null="true" form:linked-cell="Database.K1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31" form:id="control31" form:convert-empty-to-null="true" form:linked-cell="Database.K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4" draw:text-style-name="P2" svg:width="127.98pt" svg:height="21.06pt" svg:x="197.77pt" svg:y="13.75pt" draw:control="control26"/>
          <draw:control draw:z-index="1" draw:style-name="gr4" draw:text-style-name="P2" svg:width="127.98pt" svg:height="21.06pt" svg:x="197.74pt" svg:y="40.93pt" draw:control="control27"/>
          <draw:control draw:z-index="2" draw:text-style-name="P2" svg:width="127.98pt" svg:height="21.06pt" svg:x="197.49pt" svg:y="67.07pt" draw:control="control28"/>
          <draw:control draw:z-index="3" draw:style-name="gr5" draw:text-style-name="P5" svg:width="178.72pt" svg:height="36.14pt" svg:x="197.4pt" svg:y="95.27pt" draw:control="control29"/>
          <draw:control draw:z-index="4" draw:style-name="gr5" draw:text-style-name="P5" svg:width="178.72pt" svg:height="36.14pt" svg:x="197.4pt" svg:y="146.3pt" draw:control="control30"/>
          <draw:control draw:z-index="5" draw:style-name="gr5" draw:text-style-name="P5" svg:width="178.72pt" svg:height="36.14pt" svg:x="197.52pt" svg:y="199.56pt" draw:control="control31"/>
        </table:shapes>
        <table:table-column table:style-name="co1" table:number-columns-repeated="10" table:default-cell-style-name="ce33"/>
        <table:table-column table:style-name="co1" table:visibility="collapse" table:number-columns-repeated="5" table:default-cell-style-name="ce33"/>
        <table:table-column table:style-name="co1" table:visibility="collapse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 table:number-columns-spanned="3" table:number-rows-spanned="2">
            <text:p>Tanggal Awal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table-cell table:style-name="ce34" office:value-type="string" calcext:value-type="string" table:number-columns-spanned="3" table:number-rows-spanned="2">
            <text:p>Tanggal Akhir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table-cell table:style-name="ce34" office:value-type="string" calcext:value-type="string" table:number-columns-spanned="3" table:number-rows-spanned="2">
            <text:p>Nama Pekerja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table-cell table:style-name="ce34" office:value-type="string" calcext:value-type="string" table:number-columns-spanned="3" table:number-rows-spanned="4">
            <text:p>Jumlah Penjualan Barang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table-cell table:style-name="ce34" office:value-type="string" calcext:value-type="string" table:number-columns-spanned="3" table:number-rows-spanned="4">
            <text:p>Jumlah Kas Uang</text:p>
          </table:table-cell>
          <table:covered-table-cell table:number-columns-repeated="2" table:style-name="ce34"/>
          <table:table-cell/>
          <table:table-cell table:style-name="ce35"/>
          <table:table-cell table:number-columns-repeated="1019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covered-table-cell table:number-columns-repeated="3" table:style-name="ce34"/>
          <table:table-cell table:number-columns-repeated="1021"/>
        </table:table-row>
        <table:table-row table:style-name="ro1">
          <table:table-cell table:style-name="ce34" office:value-type="string" calcext:value-type="string" table:number-columns-spanned="3" table:number-rows-spanned="4">
            <text:p>Total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/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ase" table:style-name="ta1" table:protected="true" table:protection-key="vbKuhe0ThOrDaEMkZDXBEFMfwDo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31"/>
        <table:table-column table:style-name="co25" table:default-cell-style-name="ce31"/>
        <table:table-column table:style-name="co2" table:default-cell-style-name="ce31"/>
        <table:table-column table:style-name="co26" table:default-cell-style-name="ce31"/>
        <table:table-column table:style-name="co27" table:default-cell-style-name="ce31"/>
        <table:table-column table:style-name="co6" table:default-cell-style-name="ce31"/>
        <table:table-column table:style-name="co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28" table:default-cell-style-name="ce31"/>
        <table:table-column table:style-name="co1" table:number-columns-repeated="1013" table:default-cell-style-name="ce31"/>
        <table:table-row table:style-name="ro3">
          <table:table-cell table:style-name="ce36" office:value-type="string" calcext:value-type="string">
            <text:p>TANGGAL</text:p>
          </table:table-cell>
          <table:table-cell table:style-name="ce36" office:value-type="string" calcext:value-type="string">
            <text:p>KODE BARANG</text:p>
          </table:table-cell>
          <table:table-cell table:style-name="ce36" office:value-type="string" calcext:value-type="string">
            <text:p>NAMA BARANG</text:p>
          </table:table-cell>
          <table:table-cell table:style-name="ce36" office:value-type="string" calcext:value-type="string">
            <text:p>KUANTITI</text:p>
          </table:table-cell>
          <table:table-cell table:style-name="ce36" office:value-type="string" calcext:value-type="string">
            <text:p>JENIS SATUAN</text:p>
          </table:table-cell>
          <table:table-cell table:style-name="ce36" office:value-type="string" calcext:value-type="string">
            <text:p>HARGA SATUAN</text:p>
          </table:table-cell>
          <table:table-cell table:style-name="ce36" office:value-type="string" calcext:value-type="string">
            <text:p>POTONGAN/DISKON</text:p>
          </table:table-cell>
          <table:table-cell table:style-name="ce36" office:value-type="string" calcext:value-type="string">
            <text:p>JUMLAH HARGA</text:p>
          </table:table-cell>
          <table:table-cell table:style-name="ce36" office:value-type="string" calcext:value-type="string">
            <text:p>NAMA KONSUMEN</text:p>
          </table:table-cell>
          <table:table-cell table:style-name="ce36" office:value-type="string" calcext:value-type="string">
            <text:p>KETERANGAN</text:p>
          </table:table-cell>
          <table:table-cell table:style-name="ce36" office:value-type="string" calcext:value-type="string">
            <text:p>NAMA PEKERJA</text:p>
          </table:table-cell>
          <table:table-cell/>
          <table:table-cell table:style-name="ce36" office:value-type="string" calcext:value-type="string">
            <text:p>NAMA KONSUMEN</text:p>
          </table:table-cell>
          <table:table-cell table:style-name="ce36" office:value-type="string" calcext:value-type="string">
            <text:p>KETERANGAN</text:p>
          </table:table-cell>
          <table:table-cell table:number-columns-repeated="1010"/>
        </table:table-row>
        <table:table-row table:style-name="ro1">
          <table:table-cell table:style-name="ce37" table:formula="of:=[.A16]" office:value-type="date" office:date-value="2015-08-06" calcext:value-type="date">
            <text:p>Thursday, August 06, 2015</text:p>
          </table:table-cell>
          <table:table-cell table:style-name="ce42" office:value-type="string" calcext:value-type="string">
            <text:p>0</text:p>
          </table:table-cell>
          <table:table-cell table:style-name="Default" office:value-type="string" calcext:value-type="string">
            <text:p>STOP KONTAK <text:s/>PANASONIC</text:p>
          </table:table-cell>
          <table:table-cell table:style-name="Default" office:value-type="float" office:value="1" calcext:value-type="float">
            <text:p>1</text:p>
          </table:table-cell>
          <table:table-cell table:style-name="ce42" office:value-type="string" calcext:value-type="string">
            <text:p>BUAH</text:p>
          </table:table-cell>
          <table:table-cell table:style-name="Default" office:value-type="float" office:value="35000" calcext:value-type="float">
            <text:p>35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table:formula="of:=([.D2]*[.F2])-[.G2]" office:value-type="float" office:value="30000" calcext:value-type="float">
            <text:p>30000</text:p>
          </table:table-cell>
          <table:table-cell table:style-name="Default" table:formula="of:=UPPER([.M2])" office:value-type="string" office:string-value="PAK UMAR&#10;&#10;PAK UMAR" calcext:value-type="string">
            <text:p>PAK UMAR</text:p>
            <text:p/>
            <text:p>PAK UMAR</text:p>
          </table:table-cell>
          <table:table-cell table:style-name="Default" table:formula="of:=UPPER([.N2])" office:value-type="string" office:string-value="YANG ADA TUTPNYA" calcext:value-type="string">
            <text:p>YANG ADA TUTPNYA</text:p>
          </table:table-cell>
          <table:table-cell table:style-name="Default" table:formula="of:=[.B16]" office:value-type="string" office:string-value="SIAPA SAJA" calcext:value-type="string">
            <text:p>SIAPA SAJA</text:p>
          </table:table-cell>
          <table:table-cell table:style-name="Default"/>
          <table:table-cell table:style-name="ce42" office:value-type="string" calcext:value-type="string">
            <text:p>PAK UMAR</text:p>
            <text:p/>
            <text:p>PAK UMAR</text:p>
          </table:table-cell>
          <table:table-cell table:style-name="ce42" office:value-type="string" calcext:value-type="string">
            <text:p>YANG ADA TUTPNYA</text:p>
          </table:table-cell>
          <table:table-cell table:number-columns-repeated="1010"/>
        </table:table-row>
        <table:table-row table:style-name="ro3">
          <table:table-cell table:style-name="ce36" office:value-type="string" calcext:value-type="string">
            <text:p>KODE BARANG</text:p>
          </table:table-cell>
          <table:table-cell table:style-name="ce36" office:value-type="string" calcext:value-type="string">
            <text:p>NAMA BARANG</text:p>
          </table:table-cell>
          <table:table-cell table:style-name="ce36" office:value-type="string" calcext:value-type="string">
            <text:p>UKURAN</text:p>
          </table:table-cell>
          <table:table-cell table:style-name="ce36" office:value-type="string" calcext:value-type="string">
            <text:p>MERK</text:p>
          </table:table-cell>
          <table:table-cell table:style-name="ce36" office:value-type="string" calcext:value-type="string">
            <text:p>SATUAN</text:p>
          </table:table-cell>
          <table:table-cell table:style-name="ce36" office:value-type="string" calcext:value-type="string">
            <text:p>SUPPLIER</text:p>
          </table:table-cell>
          <table:table-cell table:style-name="ce36" office:value-type="string" calcext:value-type="string">
            <text:p>KETERANGAN</text:p>
          </table:table-cell>
          <table:table-cell table:style-name="ce52" office:value-type="string" calcext:value-type="string">
            <text:p>NAMA BARANG</text:p>
          </table:table-cell>
          <table:table-cell table:style-name="ce36" office:value-type="string" calcext:value-type="string">
            <text:p>MERK</text:p>
          </table:table-cell>
          <table:table-cell table:style-name="ce36" office:value-type="string" calcext:value-type="string">
            <text:p>SATUAN</text:p>
          </table:table-cell>
          <table:table-cell table:style-name="ce36" office:value-type="string" calcext:value-type="string">
            <text:p>SUPPLIER</text:p>
          </table:table-cell>
          <table:table-cell table:style-name="ce36" office:value-type="string" calcext:value-type="string">
            <text:p>KETERANGAN</text:p>
          </table:table-cell>
          <table:table-cell table:number-columns-repeated="1011"/>
          <table:table-cell table:style-name="Default"/>
        </table:table-row>
        <table:table-row table:style-name="ro1">
          <table:table-cell table:style-name="ce38" office:value-type="string" calcext:value-type="string">
            <text:p>1</text:p>
          </table:table-cell>
          <table:table-cell table:style-name="ce36"/>
          <table:table-cell table:style-name="ce38" office:value-type="string" calcext:value-type="string">
            <text:p>1</text:p>
          </table:table-cell>
          <table:table-cell table:style-name="ce36" office:value-type="string" calcext:value-type="string">
            <text:p>WAVIN</text:p>
          </table:table-cell>
          <table:table-cell table:style-name="ce36" office:value-type="string" calcext:value-type="string">
            <text:p>GALON </text:p>
          </table:table-cell>
          <table:table-cell table:style-name="ce36" office:value-type="string" calcext:value-type="string">
            <text:p>ANUGERAH</text:p>
          </table:table-cell>
          <table:table-cell table:style-name="ce36" office:value-type="string" calcext:value-type="string">
            <text:p>KUALITAS BAIK</text:p>
          </table:table-cell>
          <table:table-cell table:style-name="ce53" office:value-type="string" calcext:value-type="string">
            <text:p>APA11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TANGGAL</text:p>
          </table:table-cell>
          <table:table-cell table:style-name="ce30" office:value-type="string" calcext:value-type="string">
            <text:p>J PENGELUARAN/PEMASUKAN</text:p>
          </table:table-cell>
          <table:table-cell table:style-name="ce30" office:value-type="string" calcext:value-type="string">
            <text:p>PEMASUKAN</text:p>
          </table:table-cell>
          <table:table-cell table:style-name="ce30" office:value-type="string" calcext:value-type="string">
            <text:p>PENGELUARAN</text:p>
          </table:table-cell>
          <table:table-cell table:style-name="ce30" office:value-type="string" calcext:value-type="string">
            <text:p>KETERANGAN</text:p>
          </table:table-cell>
          <table:table-cell table:style-name="ce36" office:value-type="string" calcext:value-type="string">
            <text:p>NAMA PEKERJA</text:p>
          </table:table-cell>
          <table:table-cell table:style-name="ce36"/>
          <table:table-cell table:style-name="ce30" office:value-type="string" calcext:value-type="string">
            <text:p>J PENGELUARAN/PEMASUKAN</text:p>
          </table:table-cell>
          <table:table-cell table:style-name="ce30" office:value-type="string" calcext:value-type="string">
            <text:p>KETERANGAN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style-name="ce39"/>
          <table:table-cell table:style-name="ce36"/>
          <table:table-cell table:style-name="ce44"/>
          <table:table-cell table:style-name="ce36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30" office:value-type="string" calcext:value-type="string">
            <text:p>NO</text:p>
          </table:table-cell>
          <table:table-cell table:style-name="ce30" office:value-type="string" calcext:value-type="string">
            <text:p>JENIS PENGELUARAN</text:p>
          </table:table-cell>
          <table:table-cell table:style-name="ce30" office:value-type="string" calcext:value-type="string">
            <text:p>TOTAL BERDASARKAN TANGGAL</text:p>
          </table:table-cell>
          <table:table-cell table:style-name="ce30" office:value-type="string" calcext:value-type="string">
            <text:p>TOTAL BERDASARKAN TANGGAL + PEKERJA</text:p>
          </table:table-cell>
          <table:table-cell/>
          <table:table-cell table:style-name="ce36" office:value-type="string" calcext:value-type="string">
            <text:p>Batas Tanggal</text:p>
          </table:table-cell>
          <table:table-cell table:style-name="ce36" office:value-type="string" calcext:value-type="string">
            <text:p>Nama Pekerja</text:p>
          </table:table-cell>
          <table:table-cell/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Total Barang</text:p>
          </table:table-cell>
          <table:table-cell table:style-name="ce36" office:value-type="string" calcext:value-type="string">
            <text:p>pilihan Total</text:p>
          </table:table-cell>
          <table:table-cell table:style-name="ce36" office:value-type="string" calcext:value-type="string">
            <text:p>pilihan</text:p>
          </table:table-cell>
          <table:table-cell table:number-columns-repeated="10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PENJUALAN BARANG</text:p>
          </table:table-cell>
          <table:table-cell table:style-name="ce45" table:formula="of:=SUMIFS([Penjualan.$H$18:.$H$10117];[Penjualan.$A$18:.$A$10117];&quot;&gt;=&quot;&amp;[.F11];[Penjualan.$A$18:.$A$10117];&quot;&lt;=&quot;&amp;[.F12])" office:value-type="float" office:value="2293000" calcext:value-type="float">
            <text:p>2293000</text:p>
          </table:table-cell>
          <table:table-cell table:style-name="ce36" table:formula="of:=SUMIFS([Penjualan.$H$18:.$H$10117];[Penjualan.$A$18:.$A$10117];&quot;&gt;=&quot;&amp;[.F11];[Penjualan.$A$18:.$A$10117];&quot;&lt;=&quot;&amp;[.F12];[Penjualan.$K$18:.$K$10117];[.G11])" office:value-type="float" office:value="0" calcext:value-type="float">
            <text:p>0</text:p>
          </table:table-cell>
          <table:table-cell/>
          <table:table-cell table:style-name="ce50" office:value-type="date" office:date-value="2015-08-06" calcext:value-type="date">
            <text:p>06 Agustus 2015</text:p>
          </table:table-cell>
          <table:table-cell table:style-name="ce51" office:value-type="string" calcext:value-type="string">
            <text:p>SEMU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 table:formula="of:=IFERROR(VLOOKUP([.I11];[.A11:.D12];2);&quot;&quot;)" office:value-type="string" office:string-value="PENJUALAN BARANG" calcext:value-type="string">
            <text:p>PENJUALAN BARANG</text:p>
          </table:table-cell>
          <table:table-cell table:style-name="ce47" table:formula="of:=IFERROR(VLOOKUP([.I11];[.A11:.D12];[.L11]);&quot;&quot;)" office:value-type="float" office:value="2293000" calcext:value-type="float">
            <text:p>2,293,000</text:p>
          </table:table-cell>
          <table:table-cell table:style-name="ce36" table:formula="of:=VLOOKUP([.G11];[.F15:.G16];2;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KAS UANG</text:p>
          </table:table-cell>
          <table:table-cell table:style-name="ce46" table:formula="of:=SUMIFS(['Kas Uang'.$C$13:.$C$10012];['Kas Uang'.$A$13:.$A$10012];&quot;&gt;=&quot;&amp;[.F11];['Kas Uang'.$A$13:.$A$10012];&quot;&lt;=&quot;&amp;[.F12])-SUMIFS(['Kas Uang'.$D$13:.$D$10012];['Kas Uang'.$A$13:.$A$10012];&quot;&gt;=&quot;&amp;[.F11];['Kas Uang'.$A$13:.$A$10012];&quot;&lt;=&quot;&amp;[.F12])" office:value-type="float" office:value="0" calcext:value-type="float">
            <text:p>0</text:p>
          </table:table-cell>
          <table:table-cell table:style-name="ce36" table:formula="of:=SUMIFS(['Kas Uang'.$C$13:.$C$10012];['Kas Uang'.$A$13:.$A$10012];&quot;&gt;=&quot;&amp;[.F11];['Kas Uang'.$A$13:.$A$10012];&quot;&lt;=&quot;&amp;[.F12];['Kas Uang'.$F$13:.$F$10012];[.$G$11])-SUMIFS(['Kas Uang'.$D$13:.$D$10012];['Kas Uang'.$A$13:.$A$10012];&quot;&gt;=&quot;&amp;[.F11];['Kas Uang'.$A$13:.$A$10012];&quot;&lt;=&quot;&amp;[.F12];['Kas Uang'.$F$13:.$F$10012];[.$G$11])" office:value-type="float" office:value="0" calcext:value-type="float">
            <text:p>0</text:p>
          </table:table-cell>
          <table:table-cell table:style-name="Default"/>
          <table:table-cell table:style-name="ce50" office:value-type="date" office:date-value="2015-08-06" calcext:value-type="date">
            <text:p>06 Agustus 2015</text:p>
          </table:table-cell>
          <table:table-cell table:style-name="ce36"/>
          <table:table-cell/>
          <table:table-cell table:style-name="ce36" office:value-type="float" office:value="2" calcext:value-type="float">
            <text:p>2</text:p>
          </table:table-cell>
          <table:table-cell table:style-name="ce36" table:formula="of:=IFERROR(VLOOKUP([.I12];[.A11:.D12];2);&quot;&quot;)" office:value-type="string" office:string-value="KAS UANG" calcext:value-type="string">
            <text:p>KAS UANG</text:p>
          </table:table-cell>
          <table:table-cell table:style-name="ce38"/>
          <table:table-cell table:style-name="ce36" table:formula="of:=VLOOKUP([.G11];[.F15:.G16];2;0)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TOTAL BARANG</text:p>
          </table:table-cell>
          <table:table-cell table:style-name="ce54" table:formula="of:=SUM([.K11:.K12])" office:value-type="float" office:value="2293000" calcext:value-type="float">
            <text:p>2,293,000</text:p>
          </table:table-cell>
          <table:table-cell table:style-name="ce36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TOTAL BARANG + Pekerja</text:p>
          </table:table-cell>
          <table:table-cell table:style-name="ce54" table:formula="of:=SUM([.C11:.C12])" office:value-type="float" office:value="2293000" calcext:value-type="float">
            <text:p>2,293,000</text:p>
          </table:table-cell>
          <table:table-cell table:number-columns-repeated="1013"/>
        </table:table-row>
        <table:table-row table:style-name="ro3">
          <table:table-cell table:style-name="ce30" office:value-type="string" calcext:value-type="string">
            <text:p>TANGGAL</text:p>
          </table:table-cell>
          <table:table-cell table:style-name="ce30" office:value-type="string" calcext:value-type="string">
            <text:p>NAMA PEKERJA</text:p>
          </table:table-cell>
          <table:table-cell table:style-name="ce30" office:value-type="string" calcext:value-type="string">
            <text:p>KUANTITI X HARGA SATUAN</text:p>
          </table:table-cell>
          <table:table-cell table:style-name="ce30" office:value-type="string" calcext:value-type="string">
            <text:p>NAMA BARANG</text:p>
          </table:table-cell>
          <table:table-cell table:style-name="ce23"/>
          <table:table-cell table:style-name="ce30" office:value-type="string" calcext:value-type="string">
            <text:p>SEMUA</text:p>
          </table:table-cell>
          <table:table-cell table:style-name="ce30" office:value-type="float" office:value="3" calcext:value-type="float">
            <text:p>3</text:p>
          </table:table-cell>
          <table:table-cell table:style-name="ce23" table:number-columns-repeated="1017"/>
        </table:table-row>
        <table:table-row table:style-name="ro1">
          <table:table-cell table:style-name="ce40" office:value-type="date" office:date-value="2015-08-06" calcext:value-type="date">
            <text:p>06 Agustus 2015</text:p>
          </table:table-cell>
          <table:table-cell table:style-name="ce36" office:value-type="string" calcext:value-type="string">
            <text:p>SIAPA SAJA</text:p>
          </table:table-cell>
          <table:table-cell table:style-name="ce47" table:formula="of:=[.$D$2]*[.$F$2]-[.$G$2]" office:value-type="float" office:value="30000" calcext:value-type="float">
            <text:p>30,000</text:p>
          </table:table-cell>
          <table:table-cell table:style-name="ce36" table:formula="of:=CONCATENATE([Database.H4];&quot; &quot;;[Database.C4];&quot; &quot;;[Database.D4])" office:value-type="string" office:string-value="APA11 1 WAVIN" calcext:value-type="string">
            <text:p>APA11 1 WAVIN</text:p>
          </table:table-cell>
          <table:table-cell/>
          <table:table-cell table:style-name="ce36" table:formula="of:=[.G11]" office:value-type="string" office:string-value="SEMUA" calcext:value-type="string">
            <text:p>SEMUA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style-name="ce36" office:value-type="string" calcext:value-type="string">
            <text:p>KODE ATAU NAMA BARANG</text:p>
          </table:table-cell>
          <table:table-cell/>
          <table:table-cell table:formula="of:=SUMIFS(['Kas Uang'.$C$30:.$C$10012];['Kas Uang'.$A$30:.$A$10012];&quot;&gt;=&quot;&amp;[.F11];['Kas Uang'.$A$30:.$A$10012];&quot;&lt;=&quot;&amp;[.F12])-SUMIFS(['Kas Uang'.$D$30:.$D$10012];['Kas Uang'.$A$30:.$A$10012];&quot;&gt;=&quot;&amp;[.F11];['Kas Uang'.$A$30:.$A$10012];&quot;&lt;=&quot;&amp;[.F1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Default" table:formula="of:=data2" office:value-type="string" office:string-value="tak ada" calcext:value-type="string">
            <text:p>tak ada</text:p>
          </table:table-cell>
          <table:table-cell table:number-columns-repeated="1023"/>
        </table:table-row>
        <table:table-row table:style-name="ro1">
          <table:table-cell/>
          <table:table-cell table:style-name="ce43"/>
          <table:table-cell table:number-columns-repeated="1022"/>
        </table:table-row>
        <table:table-row table:style-name="ro1">
          <table:table-cell/>
          <table:table-cell table:formula="of:=IFERROR(VLOOKUP([Penjualan.$C$2];['Penyesuaian Hasil'.$C$15:.$G$1003];5);&quot;&quot;)">
            <text:p/>
          </table:table-cell>
          <table:table-cell table:style-name="ce43" table:formula="of:=IFERROR(VLOOKUP([.$B$2];['Data Barang'.$B$15:.$C$1001];2);&quot;&quot;)">
            <text:p/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enyesuaian Hasil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Tanggal Awal</text:p>
          </table:table-cell>
          <table:table-cell table:style-name="ce30" office:value-type="string" calcext:value-type="string">
            <text:p>Tanggal Akhir</text:p>
          </table:table-cell>
          <table:table-cell table:style-name="ce30" office:value-type="string" calcext:value-type="string">
            <text:p>Hasil Hitung</text:p>
          </table:table-cell>
          <table:table-cell table:style-name="ce30" office:value-type="string" calcext:value-type="string">
            <text:p>Hasil Nyata</text:p>
          </table:table-cell>
          <table:table-cell table:style-name="ce30" office:value-type="string" calcext:value-type="string">
            <text:p>Selisih</text:p>
          </table:table-cell>
          <table:table-cell table:style-name="ce30" office:value-type="string" calcext:value-type="string">
            <text:p>Nama Pekerja</text:p>
          </table:table-cell>
          <table:table-cell table:style-name="ce30" office:value-type="string" calcext:value-type="string">
            <text:p>Keterangan</text:p>
          </table:table-cell>
          <table:table-cell table:style-name="ce23" table:number-columns-repeated="1017"/>
        </table:table-row>
        <table:table-row table:style-name="ro1">
          <table:table-cell table:style-name="ce37" table:number-columns-repeated="2"/>
          <table:table-cell table:style-name="ce48"/>
          <table:table-cell table:style-name="Default"/>
          <table:table-cell table:style-name="ce48"/>
          <table:table-cell table:style-name="Default" table:number-columns-repeated="2"/>
          <table:table-cell table:style-name="ce23" table:number-columns-repeated="1017"/>
        </table:table-row>
        <table:table-row table:style-name="ro1">
          <table:table-cell table:style-name="ce23" table:number-columns-repeated="1024"/>
        </table:table-row>
        <table:table-row table:style-name="ro1">
          <table:table-cell table:style-name="ce23" office:value-type="string" calcext:value-type="string">
            <text:p>Penyesuaian Hasil</text:p>
          </table:table-cell>
          <table:table-cell table:style-name="ce23" table:number-columns-repeated="1023"/>
        </table:table-row>
        <table:table-row table:style-name="ro1">
          <table:table-cell table:style-name="ce30" office:value-type="string" calcext:value-type="string">
            <text:p>Selisih</text:p>
          </table:table-cell>
          <table:table-cell table:style-name="ce30" office:value-type="string" calcext:value-type="string">
            <text:p>Tanggal Awal</text:p>
          </table:table-cell>
          <table:table-cell table:style-name="ce30" office:value-type="string" calcext:value-type="string">
            <text:p>Tanggal Akhir</text:p>
          </table:table-cell>
          <table:table-cell table:style-name="ce30" office:value-type="string" calcext:value-type="string">
            <text:p>Keterangan</text:p>
          </table:table-cell>
          <table:table-cell table:style-name="ce30"/>
          <table:table-cell table:style-name="ce23" table:number-columns-repeated="1019"/>
        </table:table-row>
        <table:table-row table:style-name="ro1">
          <table:table-cell table:style-name="ce41" table:formula="of:=[.$C$26]-[.$D$26]" office:value-type="float" office:value="0" calcext:value-type="float">
            <text:p/>
          </table:table-cell>
          <table:table-cell table:style-name="ce28" table:formula="of:=[.F11]" office:value-type="date" office:date-value="2015-08-06" calcext:value-type="date">
            <text:p>06 August 2015</text:p>
          </table:table-cell>
          <table:table-cell table:style-name="ce28" table:formula="of:=[.F12]" office:value-type="date" office:date-value="2015-08-06" calcext:value-type="date">
            <text:p>06 August 2015</text:p>
          </table:table-cell>
          <table:table-cell table:style-name="ce30"/>
          <table:table-cell table:style-name="ce49"/>
          <table:table-cell table:style-name="ce23"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nis Data" table:style-name="ta1">
        <table:table-column table:style-name="co1" table:default-cell-style-name="ce58"/>
        <table:table-column table:style-name="co31" table:default-cell-style-name="Default"/>
        <table:table-column table:style-name="co32" table:default-cell-style-name="Default"/>
        <table:table-column table:style-name="co1" table:default-cell-style-name="ce58"/>
        <table:table-column table:style-name="co33" table:default-cell-style-name="Default"/>
        <table:table-column table:style-name="co34" table:default-cell-style-name="Default"/>
        <table:table-column table:style-name="co1" table:default-cell-style-name="ce58"/>
        <table:table-column table:style-name="co35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1014" table:default-cell-style-name="Default"/>
        <table:table-row table:style-name="ro1">
          <table:table-cell table:style-name="ce55" office:value-type="string" calcext:value-type="string" table:number-columns-spanned="2" table:number-rows-spanned="1">
            <text:p>NAMA PEKERJA</text:p>
          </table:table-cell>
          <table:covered-table-cell table:style-name="ce55"/>
          <table:table-cell table:style-name="ce55"/>
          <table:table-cell table:style-name="ce55" office:value-type="string" calcext:value-type="string" table:number-columns-spanned="2" table:number-rows-spanned="1">
            <text:p>JENIS SATUAN</text:p>
          </table:table-cell>
          <table:covered-table-cell table:style-name="ce55"/>
          <table:table-cell table:style-name="ce55"/>
          <table:table-cell table:style-name="Default"/>
          <table:table-cell table:style-name="ce55" office:value-type="string" calcext:value-type="string">
            <text:p>JENIS PENGELUARAN</text:p>
          </table:table-cell>
          <table:table-cell table:style-name="ce55" office:value-type="string" calcext:value-type="string">
            <text:p>JENIS PEMASUKAN</text:p>
          </table:table-cell>
          <table:table-cell table:style-name="ce55" table:number-columns-repeated="1011"/>
          <table:table-cell table:number-columns-repeated="4"/>
        </table:table-row>
        <table:table-row table:style-name="ro1">
          <table:table-cell table:style-name="ce56" office:value-type="string" calcext:value-type="string">
            <text:p>No</text:p>
          </table:table-cell>
          <table:table-cell table:style-name="ce56" office:value-type="string" calcext:value-type="string">
            <text:p>Nama</text:p>
          </table:table-cell>
          <table:table-cell table:style-name="ce59"/>
          <table:table-cell table:style-name="ce56" office:value-type="string" calcext:value-type="string">
            <text:p>No</text:p>
          </table:table-cell>
          <table:table-cell table:style-name="ce56" office:value-type="string" calcext:value-type="string">
            <text:p>Nama</text:p>
          </table:table-cell>
          <table:table-cell table:style-name="ce59"/>
          <table:table-cell table:style-name="ce56" office:value-type="string" calcext:value-type="string">
            <text:p>No</text:p>
          </table:table-cell>
          <table:table-cell table:number-columns-repeated="2" table:style-name="ce56" office:value-type="string" calcext:value-type="string">
            <text:p>Nama</text:p>
          </table:table-cell>
          <table:table-cell table:style-name="ce59" table:number-columns-repeated="1011"/>
          <table:table-cell table:number-columns-repeated="4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46" office:value-type="string" calcext:value-type="string">
            <text:p>SEMUA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46" office:value-type="string" calcext:value-type="string">
            <text:p>BUAH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BAYAR SJA</text:p>
          </table:table-cell>
          <table:table-cell table:style-name="ce60" office:value-type="string" calcext:value-type="string">
            <text:p>SALDO PAGI</text:p>
          </table:table-cell>
          <table:table-cell table:number-columns-repeated="1015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46" office:value-type="string" calcext:value-type="string">
            <text:p>IBU NIA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46" office:value-type="string" calcext:value-type="string">
            <text:p>KALENG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UANG MAKAN</text:p>
          </table:table-cell>
          <table:table-cell table:style-name="ce60" office:value-type="string" calcext:value-type="string">
            <text:p>ATM</text:p>
          </table:table-cell>
          <table:table-cell table:number-columns-repeated="1015"/>
        </table:table-row>
        <table:table-row table:style-name="ro1">
          <table:table-cell table:style-name="ce57" office:value-type="float" office:value="3" calcext:value-type="float">
            <text:p>3</text:p>
          </table:table-cell>
          <table:table-cell table:style-name="ce46" office:value-type="string" calcext:value-type="string">
            <text:p>M.AKBAR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46" office:value-type="string" calcext:value-type="string">
            <text:p>BOTOL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BELANJA IBU</text:p>
          </table:table-cell>
          <table:table-cell table:style-name="ce60" office:value-type="string" calcext:value-type="string">
            <text:p>FEE ANGKAT BAMBU</text:p>
          </table:table-cell>
          <table:table-cell table:number-columns-repeated="1015"/>
        </table:table-row>
        <table:table-row table:style-name="ro1">
          <table:table-cell table:style-name="ce57" office:value-type="float" office:value="4" calcext:value-type="float">
            <text:p>4</text:p>
          </table:table-cell>
          <table:table-cell table:style-name="ce46" office:value-type="string" calcext:value-type="string">
            <text:p>EPHI GUMILANG</text:p>
          </table:table-cell>
          <table:table-cell/>
          <table:table-cell table:style-name="ce57" office:value-type="float" office:value="4" calcext:value-type="float">
            <text:p>4</text:p>
          </table:table-cell>
          <table:table-cell table:style-name="ce46" office:value-type="string" calcext:value-type="string">
            <text:p>METER</text:p>
          </table:table-cell>
          <table:table-cell/>
          <table:table-cell table:style-name="ce57" office:value-type="float" office:value="4" calcext:value-type="float">
            <text:p>4</text:p>
          </table:table-cell>
          <table:table-cell table:style-name="ce60" office:value-type="string" calcext:value-type="string">
            <text:p>YOCKE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5" calcext:value-type="float">
            <text:p>5</text:p>
          </table:table-cell>
          <table:table-cell table:style-name="ce46" office:value-type="string" calcext:value-type="string">
            <text:p>SIAPA SAJA</text:p>
          </table:table-cell>
          <table:table-cell/>
          <table:table-cell table:style-name="ce57" office:value-type="float" office:value="5" calcext:value-type="float">
            <text:p>5</text:p>
          </table:table-cell>
          <table:table-cell table:style-name="ce46" office:value-type="string" calcext:value-type="string">
            <text:p>METER2</text:p>
          </table:table-cell>
          <table:table-cell/>
          <table:table-cell table:style-name="ce57" office:value-type="float" office:value="5" calcext:value-type="float">
            <text:p>5</text:p>
          </table:table-cell>
          <table:table-cell table:style-name="ce60" office:value-type="string" calcext:value-type="string">
            <text:p>BENSIN KIJANG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6" calcext:value-type="float">
            <text:p>6</text:p>
          </table:table-cell>
          <table:table-cell table:style-name="ce46"/>
          <table:table-cell/>
          <table:table-cell table:style-name="ce57" office:value-type="float" office:value="6" calcext:value-type="float">
            <text:p>6</text:p>
          </table:table-cell>
          <table:table-cell table:style-name="ce46" office:value-type="string" calcext:value-type="string">
            <text:p>METER3</text:p>
          </table:table-cell>
          <table:table-cell/>
          <table:table-cell table:style-name="ce57" office:value-type="float" office:value="6" calcext:value-type="float">
            <text:p>6</text:p>
          </table:table-cell>
          <table:table-cell table:style-name="ce60" office:value-type="string" calcext:value-type="string">
            <text:p>SALDO PAGI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46"/>
          <table:table-cell/>
          <table:table-cell table:style-name="ce57" office:value-type="float" office:value="7" calcext:value-type="float">
            <text:p>7</text:p>
          </table:table-cell>
          <table:table-cell table:style-name="ce46" office:value-type="string" calcext:value-type="string">
            <text:p>TRUK</text:p>
          </table:table-cell>
          <table:table-cell/>
          <table:table-cell table:style-name="ce57" office:value-type="float" office:value="7" calcext:value-type="float">
            <text:p>7</text:p>
          </table:table-cell>
          <table:table-cell table:style-name="ce60" office:value-type="string" calcext:value-type="string">
            <text:p>ATM BC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style-name="ce46"/>
          <table:table-cell/>
          <table:table-cell table:style-name="ce57" office:value-type="float" office:value="8" calcext:value-type="float">
            <text:p>8</text:p>
          </table:table-cell>
          <table:table-cell table:style-name="ce46" office:value-type="string" calcext:value-type="string">
            <text:p>KIJANG</text:p>
          </table:table-cell>
          <table:table-cell/>
          <table:table-cell table:style-name="ce57" office:value-type="float" office:value="8" calcext:value-type="float">
            <text:p>8</text:p>
          </table:table-cell>
          <table:table-cell table:style-name="ce60" office:value-type="string" calcext:value-type="string">
            <text:p>ATM MANDIRI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46"/>
          <table:table-cell/>
          <table:table-cell table:style-name="ce57" office:value-type="float" office:value="9" calcext:value-type="float">
            <text:p>9</text:p>
          </table:table-cell>
          <table:table-cell table:style-name="ce46" office:value-type="string" calcext:value-type="string">
            <text:p>ENGKEL</text:p>
          </table:table-cell>
          <table:table-cell/>
          <table:table-cell table:style-name="ce57" office:value-type="float" office:value="9" calcext:value-type="float">
            <text:p>9</text:p>
          </table:table-cell>
          <table:table-cell table:style-name="ce60" office:value-type="string" calcext:value-type="string">
            <text:p>SOLAR ENGKE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0" calcext:value-type="float">
            <text:p>10</text:p>
          </table:table-cell>
          <table:table-cell table:style-name="ce46"/>
          <table:table-cell/>
          <table:table-cell table:style-name="ce57" office:value-type="float" office:value="10" calcext:value-type="float">
            <text:p>10</text:p>
          </table:table-cell>
          <table:table-cell table:style-name="ce46" office:value-type="string" calcext:value-type="string">
            <text:p>GALON </text:p>
          </table:table-cell>
          <table:table-cell/>
          <table:table-cell table:style-name="ce57" office:value-type="float" office:value="10" calcext:value-type="float">
            <text:p>10</text:p>
          </table:table-cell>
          <table:table-cell table:style-name="ce60" office:value-type="string" calcext:value-type="string">
            <text:p>BAPAK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46"/>
          <table:table-cell/>
          <table:table-cell table:style-name="ce57" office:value-type="float" office:value="11" calcext:value-type="float">
            <text:p>11</text:p>
          </table:table-cell>
          <table:table-cell table:style-name="ce46" office:value-type="string" calcext:value-type="string">
            <text:p>PAIL</text:p>
          </table:table-cell>
          <table:table-cell/>
          <table:table-cell table:style-name="ce57" office:value-type="float" office:value="11" calcext:value-type="float">
            <text:p>11</text:p>
          </table:table-cell>
          <table:table-cell table:style-name="ce60" office:value-type="string" calcext:value-type="string">
            <text:p>ATTA NABIL AIR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2" calcext:value-type="float">
            <text:p>12</text:p>
          </table:table-cell>
          <table:table-cell table:style-name="ce46"/>
          <table:table-cell/>
          <table:table-cell table:style-name="ce57" office:value-type="float" office:value="12" calcext:value-type="float">
            <text:p>12</text:p>
          </table:table-cell>
          <table:table-cell table:style-name="ce46" office:value-type="string" calcext:value-type="string">
            <text:p>KG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0" office:value-type="string" calcext:value-type="string">
            <text:p>KULI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46"/>
          <table:table-cell/>
          <table:table-cell table:style-name="ce57" office:value-type="float" office:value="13" calcext:value-type="float">
            <text:p>13</text:p>
          </table:table-cell>
          <table:table-cell table:style-name="ce46" office:value-type="string" calcext:value-type="string">
            <text:p>ROLL</text:p>
          </table:table-cell>
          <table:table-cell/>
          <table:table-cell table:style-name="ce57" office:value-type="float" office:value="13" calcext:value-type="float">
            <text:p>13</text:p>
          </table:table-cell>
          <table:table-cell table:style-name="ce60" office:value-type="string" calcext:value-type="string">
            <text:p>OJEG NABIL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4" calcext:value-type="float">
            <text:p>14</text:p>
          </table:table-cell>
          <table:table-cell table:style-name="ce46"/>
          <table:table-cell/>
          <table:table-cell table:style-name="ce57" office:value-type="float" office:value="14" calcext:value-type="float">
            <text:p>14</text:p>
          </table:table-cell>
          <table:table-cell table:style-name="ce46" office:value-type="string" calcext:value-type="string">
            <text:p>SAK</text:p>
          </table:table-cell>
          <table:table-cell/>
          <table:table-cell table:style-name="ce57" office:value-type="float" office:value="14" calcext:value-type="float">
            <text:p>14</text:p>
          </table:table-cell>
          <table:table-cell table:style-name="ce60" office:value-type="string" calcext:value-type="string">
            <text:p>OJEG ATT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46"/>
          <table:table-cell/>
          <table:table-cell table:style-name="ce57" office:value-type="float" office:value="15" calcext:value-type="float">
            <text:p>15</text:p>
          </table:table-cell>
          <table:table-cell table:style-name="ce46" office:value-type="string" calcext:value-type="string">
            <text:p>LEMBAR</text:p>
          </table:table-cell>
          <table:table-cell/>
          <table:table-cell table:style-name="ce57" office:value-type="float" office:value="15" calcext:value-type="float">
            <text:p>15</text:p>
          </table:table-cell>
          <table:table-cell table:style-name="ce60" office:value-type="string" calcext:value-type="string">
            <text:p>SALARY BP.SANDO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6" calcext:value-type="float">
            <text:p>16</text:p>
          </table:table-cell>
          <table:table-cell table:style-name="ce46"/>
          <table:table-cell/>
          <table:table-cell table:style-name="ce57" office:value-type="float" office:value="16" calcext:value-type="float">
            <text:p>16</text:p>
          </table:table-cell>
          <table:table-cell table:style-name="ce46" office:value-type="string" calcext:value-type="string">
            <text:p>BATANG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0" office:value-type="string" calcext:value-type="string">
            <text:p>SALARY TEGUH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46"/>
          <table:table-cell/>
          <table:table-cell table:style-name="ce57" office:value-type="float" office:value="17" calcext:value-type="float">
            <text:p>17</text:p>
          </table:table-cell>
          <table:table-cell table:style-name="ce46" office:value-type="string" calcext:value-type="string">
            <text:p>KOTAK</text:p>
          </table:table-cell>
          <table:table-cell/>
          <table:table-cell table:style-name="ce57" office:value-type="float" office:value="17" calcext:value-type="float">
            <text:p>17</text:p>
          </table:table-cell>
          <table:table-cell table:style-name="ce60" office:value-type="string" calcext:value-type="string">
            <text:p>BELANJA KE MAHA JAYA</text:p>
          </table:table-cell>
          <table:table-cell table:style-name="ce46"/>
          <table:table-cell table:number-columns-repeated="1015"/>
        </table:table-row>
        <table:table-row table:style-name="ro1">
          <table:table-cell table:style-name="ce57" office:value-type="float" office:value="18" calcext:value-type="float">
            <text:p>18</text:p>
          </table:table-cell>
          <table:table-cell table:style-name="ce46"/>
          <table:table-cell/>
          <table:table-cell table:style-name="ce57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7" office:value-type="float" office:value="18" calcext:value-type="float">
            <text:p>18</text:p>
          </table:table-cell>
          <table:table-cell table:style-name="ce60" office:value-type="string" calcext:value-type="string">
            <text:p>BELANJA KE SINAR JAYA</text:p>
          </table:table-cell>
          <table:table-cell table:style-name="ce46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19" calcext:value-type="float">
            <text:p>19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0" calcext:value-type="float">
            <text:p>20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1" calcext:value-type="float">
            <text:p>21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2" calcext:value-type="float">
            <text:p>22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3" calcext:value-type="float">
            <text:p>23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4" calcext:value-type="float">
            <text:p>24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5" calcext:value-type="float">
            <text:p>25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6" calcext:value-type="float">
            <text:p>26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7" calcext:value-type="float">
            <text:p>27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8" calcext:value-type="float">
            <text:p>28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29" calcext:value-type="float">
            <text:p>29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0" calcext:value-type="float">
            <text:p>30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1" calcext:value-type="float">
            <text:p>31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2" calcext:value-type="float">
            <text:p>32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3" calcext:value-type="float">
            <text:p>33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4" calcext:value-type="float">
            <text:p>34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5" calcext:value-type="float">
            <text:p>35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6" calcext:value-type="float">
            <text:p>36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7" calcext:value-type="float">
            <text:p>37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8" calcext:value-type="float">
            <text:p>38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39" calcext:value-type="float">
            <text:p>39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0" calcext:value-type="float">
            <text:p>40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1" calcext:value-type="float">
            <text:p>41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2" calcext:value-type="float">
            <text:p>42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3" calcext:value-type="float">
            <text:p>43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4" calcext:value-type="float">
            <text:p>44</text:p>
          </table:table-cell>
          <table:table-cell table:style-name="ce46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57" office:value-type="float" office:value="45" calcext:value-type="float">
            <text:p>45</text:p>
          </table:table-cell>
          <table:table-cell table:style-name="ce46" table:number-columns-repeated="2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Baran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KODE BARANG" form:control-implementation="ooo:com.sun.star.form.component.TextField" xml:id="control32" form:id="control32" form:tab-index="1" form:convert-empty-to-null="true" form:linked-cell="Database.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AMA BARANG" form:control-implementation="ooo:com.sun.star.form.component.TextField" xml:id="control33" form:id="control33" form:tab-index="2" form:convert-empty-to-null="true" form:linked-cell="Database.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KURAN" form:control-implementation="ooo:com.sun.star.form.component.TextField" xml:id="control34" form:id="control34" form:tab-index="3" form:convert-empty-to-null="true" form:linked-cell="Database.C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ERK" form:control-implementation="ooo:com.sun.star.form.component.TextField" xml:id="control35" form:id="control35" form:tab-index="4" form:convert-empty-to-null="true" form:linked-cell="Database.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SATUAN" form:control-implementation="ooo:com.sun.star.form.component.ListBox" xml:id="control36" form:id="control36" form:dropdown="true" form:tab-index="5" form:bound-column="1" form:linked-cell="Database.E4" form:list-linkage-type="selection" form:source-cell-range="'Jenis Data'.E3:'Jenis Data'.E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SUPPLIER" form:control-implementation="ooo:com.sun.star.form.component.TextField" xml:id="control37" form:id="control37" form:tab-index="6" form:convert-empty-to-null="true" form:linked-cell="Database.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ETERANGAN" form:control-implementation="ooo:com.sun.star.form.component.TextField" xml:id="control38" form:id="control38" form:tab-index="7" form:convert-empty-to-null="true" form:linked-cell="Database.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Masukan Data" form:control-implementation="ooo:com.sun.star.form.component.CommandButton" xml:id="control39" form:id="control39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2" svg:width="238.48pt" svg:height="22.56pt" svg:x="148.14pt" svg:y="0pt" draw:control="control32"/>
          <draw:control draw:z-index="1" draw:text-style-name="P2" svg:width="238.48pt" svg:height="22.56pt" svg:x="148.34pt" svg:y="25.94pt" draw:control="control33"/>
          <draw:control draw:z-index="2" draw:text-style-name="P2" svg:width="238.48pt" svg:height="22.56pt" svg:x="147.54pt" svg:y="51.56pt" draw:control="control34"/>
          <draw:control draw:z-index="3" draw:text-style-name="P2" svg:width="238.48pt" svg:height="22.56pt" svg:x="147.54pt" svg:y="77.73pt" draw:control="control35"/>
          <draw:control draw:z-index="4" draw:text-style-name="P2" svg:width="238.48pt" svg:height="22.56pt" svg:x="146.49pt" svg:y="103.15pt" draw:control="control36"/>
          <draw:control draw:z-index="5" draw:text-style-name="P2" svg:width="238.48pt" svg:height="22.56pt" svg:x="147.43pt" svg:y="127.98pt" draw:control="control37"/>
          <draw:control draw:z-index="6" draw:text-style-name="P2" svg:width="238.48pt" svg:height="22.56pt" svg:x="147.43pt" svg:y="153.58pt" draw:control="control38"/>
          <draw:control draw:z-index="7" draw:text-style-name="P3" svg:width="111.12pt" svg:height="39.2pt" svg:x="407.85pt" svg:y="125.01pt" draw:control="control39"/>
        </table:shapes>
        <table:table-column table:style-name="co1" table:default-cell-style-name="ce31"/>
        <table:table-column table:style-name="co2" table:default-cell-style-name="ce67"/>
        <table:table-column table:style-name="co36" table:default-cell-style-name="ce31"/>
        <table:table-column table:style-name="co33" table:default-cell-style-name="ce31"/>
        <table:table-column table:style-name="co37" table:default-cell-style-name="ce31"/>
        <table:table-column table:style-name="co38" table:default-cell-style-name="ce31"/>
        <table:table-column table:style-name="co1" table:number-columns-repeated="4" table:default-cell-style-name="ce31"/>
        <table:table-column table:style-name="co1" table:visibility="collapse" table:number-columns-repeated="1014" table:default-cell-style-name="ce31"/>
        <table:table-row table:style-name="ro1">
          <table:table-cell table:style-name="ce61" office:value-type="string" calcext:value-type="string" table:number-columns-spanned="2" table:number-rows-spanned="2">
            <text:p>KODE BARANG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NAMA BARANG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UKURAN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MERK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SATUAN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SUPPLIER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1">
          <table:table-cell table:style-name="ce61" office:value-type="string" calcext:value-type="string" table:number-columns-spanned="2" table:number-rows-spanned="2">
            <text:p>KETERANGAN</text:p>
          </table:table-cell>
          <table:covered-table-cell table:style-name="ce63"/>
          <table:table-cell table:style-name="ce68" table:number-columns-repeated="8"/>
          <table:table-cell table:number-columns-repeated="1014"/>
        </table:table-row>
        <table:table-row table:style-name="ro1">
          <table:covered-table-cell table:style-name="ce61"/>
          <table:covered-table-cell table:style-name="ce64"/>
          <table:table-cell table:style-name="ce68" table:number-columns-repeated="8"/>
          <table:table-cell table:number-columns-repeated="1014"/>
        </table:table-row>
        <table:table-row table:style-name="ro3">
          <table:table-cell table:style-name="ce62" office:value-type="string" calcext:value-type="string">
            <text:p>NO</text:p>
          </table:table-cell>
          <table:table-cell table:style-name="ce65" office:value-type="string" calcext:value-type="string">
            <text:p>KODE BARANG</text:p>
          </table:table-cell>
          <table:table-cell table:style-name="ce62" office:value-type="string" calcext:value-type="string">
            <text:p>NAMA BARANG</text:p>
          </table:table-cell>
          <table:table-cell table:style-name="ce62" office:value-type="string" calcext:value-type="string">
            <text:p>SATUAN</text:p>
          </table:table-cell>
          <table:table-cell table:style-name="ce62" office:value-type="string" calcext:value-type="string">
            <text:p>SUPPLIER</text:p>
          </table:table-cell>
          <table:table-cell table:style-name="ce62" office:value-type="string" calcext:value-type="string">
            <text:p>KETERANGAN</text:p>
          </table:table-cell>
          <table:table-cell table:style-name="ce62" office:value-type="string" calcext:value-type="string">
            <text:p>KODE BARANG</text:p>
          </table:table-cell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62"/>
          <table:table-cell table:style-name="ce65"/>
          <table:table-cell table:style-name="ce62" office:value-type="string" calcext:value-type="string">
            <text:p>TIDAK ADA</text:p>
          </table:table-cell>
          <table:table-cell table:style-name="ce62" table:number-columns-repeated="4"/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62"/>
          <table:table-cell table:style-name="ce65" office:value-type="float" office:value="4170901" calcext:value-type="float">
            <text:p>4170901</text:p>
          </table:table-cell>
          <table:table-cell table:style-name="ce62" office:value-type="string" calcext:value-type="string">
            <text:p>INBODOOS PANASONIK</text:p>
          </table:table-cell>
          <table:table-cell table:style-name="ce62" office:value-type="string" calcext:value-type="string">
            <text:p>BUAH</text:p>
          </table:table-cell>
          <table:table-cell table:style-name="ce62" table:number-columns-repeated="2"/>
          <table:table-cell table:style-name="ce70" table:formula="of:=[$'Data Barang'.$B$17]" office:value-type="float" office:value="4170901" calcext:value-type="float">
            <text:p>4170901</text:p>
          </table:table-cell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30" office:value-type="float" office:value="1354" calcext:value-type="float">
            <text:p>1354</text:p>
          </table:table-cell>
          <table:table-cell table:style-name="ce66" office:value-type="float" office:value="1000" calcext:value-type="float">
            <text:p>1000</text:p>
          </table:table-cell>
          <table:table-cell table:style-name="ce69" office:value-type="string" calcext:value-type="string">
            <text:p>1 CODE (AIR) <text:s/>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00" calcext:value-type="float">
            <text:p>1000</text:p>
          </table:table-cell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30" office:value-type="float" office:value="1353" calcext:value-type="float">
            <text:p>1353</text:p>
          </table:table-cell>
          <table:table-cell table:style-name="ce66" office:value-type="float" office:value="1010001" calcext:value-type="float">
            <text:p>1010001</text:p>
          </table:table-cell>
          <table:table-cell table:style-name="ce69" office:value-type="string" calcext:value-type="string">
            <text:p>AFUR KERANJANG STANDA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1010001" calcext:value-type="float">
            <text:p>1010001</text:p>
          </table:table-cell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30" office:value-type="float" office:value="1352" calcext:value-type="float">
            <text:p>1352</text:p>
          </table:table-cell>
          <table:table-cell table:style-name="ce66" office:value-type="float" office:value="1020001" calcext:value-type="float">
            <text:p>1020001</text:p>
          </table:table-cell>
          <table:table-cell table:style-name="ce69" office:value-type="string" calcext:value-type="string">
            <text:p>BAK CUCI PIRING  SBG ROY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1020001" calcext:value-type="float">
            <text:p>1020001</text:p>
          </table:table-cell>
          <table:table-cell table:style-name="Default" table:number-columns-repeated="2"/>
          <table:table-cell table:style-name="ce71" table:number-columns-repeated="1015"/>
        </table:table-row>
        <table:table-row table:style-name="ro1">
          <table:table-cell table:style-name="ce30" office:value-type="float" office:value="1351" calcext:value-type="float">
            <text:p>1351</text:p>
          </table:table-cell>
          <table:table-cell table:style-name="ce66" office:value-type="float" office:value="1020002" calcext:value-type="float">
            <text:p>1020002</text:p>
          </table:table-cell>
          <table:table-cell table:style-name="ce69" office:value-type="string" calcext:value-type="string">
            <text:p>BAK CUCI PIRING  55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1020002" calcext:value-type="float">
            <text:p>102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50" calcext:value-type="float">
            <text:p>1350</text:p>
          </table:table-cell>
          <table:table-cell table:style-name="ce66" office:value-type="float" office:value="1020003" calcext:value-type="float">
            <text:p>1020003</text:p>
          </table:table-cell>
          <table:table-cell table:style-name="ce69" office:value-type="string" calcext:value-type="string">
            <text:p>BAK CUCI PIRING  100 CM WAR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DIKASIH SELANG + AFUR</text:p>
          </table:table-cell>
          <table:table-cell table:style-name="ce30" office:value-type="float" office:value="1020003" calcext:value-type="float">
            <text:p>102000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349" calcext:value-type="float">
            <text:p>1349</text:p>
          </table:table-cell>
          <table:table-cell table:style-name="ce66" office:value-type="float" office:value="1020004" calcext:value-type="float">
            <text:p>1020004</text:p>
          </table:table-cell>
          <table:table-cell table:style-name="ce69" office:value-type="string" calcext:value-type="string">
            <text:p>BAK MANDI KOTAK POLOS 55X55X6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ARIZ</text:p>
          </table:table-cell>
          <table:table-cell table:style-name="ce69"/>
          <table:table-cell table:style-name="ce30" office:value-type="float" office:value="1020004" calcext:value-type="float">
            <text:p>102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8" calcext:value-type="float">
            <text:p>1348</text:p>
          </table:table-cell>
          <table:table-cell table:style-name="ce66" office:value-type="float" office:value="1020005" calcext:value-type="float">
            <text:p>1020005</text:p>
          </table:table-cell>
          <table:table-cell table:style-name="ce69" office:value-type="string" calcext:value-type="string">
            <text:p>BAK MANDI OVAL 60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05" calcext:value-type="float">
            <text:p>102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7" calcext:value-type="float">
            <text:p>1347</text:p>
          </table:table-cell>
          <table:table-cell table:style-name="ce66" office:value-type="float" office:value="1020006" calcext:value-type="float">
            <text:p>1020006</text:p>
          </table:table-cell>
          <table:table-cell table:style-name="ce69" office:value-type="string" calcext:value-type="string">
            <text:p>BAK MANDI OVAL 1 55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06" calcext:value-type="float">
            <text:p>102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6" calcext:value-type="float">
            <text:p>1346</text:p>
          </table:table-cell>
          <table:table-cell table:style-name="ce66" office:value-type="float" office:value="1020007" calcext:value-type="float">
            <text:p>1020007</text:p>
          </table:table-cell>
          <table:table-cell table:style-name="ce69" office:value-type="string" calcext:value-type="string">
            <text:p>BAK MANDI OVAL 2 55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ARIZ</text:p>
          </table:table-cell>
          <table:table-cell table:style-name="ce69"/>
          <table:table-cell table:style-name="ce30" office:value-type="float" office:value="1020007" calcext:value-type="float">
            <text:p>102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5" calcext:value-type="float">
            <text:p>1345</text:p>
          </table:table-cell>
          <table:table-cell table:style-name="ce66" office:value-type="float" office:value="1020008" calcext:value-type="float">
            <text:p>1020008</text:p>
          </table:table-cell>
          <table:table-cell table:style-name="ce69" office:value-type="string" calcext:value-type="string">
            <text:p>BALL VALVE   PVC 1/2" HP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ITRA KMJ</text:p>
          </table:table-cell>
          <table:table-cell table:style-name="ce69"/>
          <table:table-cell table:style-name="ce30" office:value-type="float" office:value="1020008" calcext:value-type="float">
            <text:p>102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4" calcext:value-type="float">
            <text:p>1344</text:p>
          </table:table-cell>
          <table:table-cell table:style-name="ce66" office:value-type="float" office:value="1020009" calcext:value-type="float">
            <text:p>1020009</text:p>
          </table:table-cell>
          <table:table-cell table:style-name="ce69" office:value-type="string" calcext:value-type="string">
            <text:p>BALL VALVE  KUNINGAN 1'' CHIN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09" calcext:value-type="float">
            <text:p>102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3" calcext:value-type="float">
            <text:p>1343</text:p>
          </table:table-cell>
          <table:table-cell table:style-name="ce66" office:value-type="float" office:value="1020010" calcext:value-type="float">
            <text:p>1020010</text:p>
          </table:table-cell>
          <table:table-cell table:style-name="ce69" office:value-type="string" calcext:value-type="string">
            <text:p>BALL VALVE  KUNINGAN 1"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020010" calcext:value-type="float">
            <text:p>102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2" calcext:value-type="float">
            <text:p>1342</text:p>
          </table:table-cell>
          <table:table-cell table:style-name="ce66" office:value-type="float" office:value="1020011" calcext:value-type="float">
            <text:p>1020011</text:p>
          </table:table-cell>
          <table:table-cell table:style-name="ce69" office:value-type="string" calcext:value-type="string">
            <text:p>BALL VALVE  KUNINGAN 3/4"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020011" calcext:value-type="float">
            <text:p>102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1" calcext:value-type="float">
            <text:p>1341</text:p>
          </table:table-cell>
          <table:table-cell table:style-name="ce66" office:value-type="float" office:value="1020012" calcext:value-type="float">
            <text:p>1020012</text:p>
          </table:table-cell>
          <table:table-cell table:style-name="ce69" office:value-type="string" calcext:value-type="string">
            <text:p>BALL VALVE  KUNINGAN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020012" calcext:value-type="float">
            <text:p>102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0" calcext:value-type="float">
            <text:p>1340</text:p>
          </table:table-cell>
          <table:table-cell table:style-name="ce66" office:value-type="float" office:value="1020013" calcext:value-type="float">
            <text:p>1020013</text:p>
          </table:table-cell>
          <table:table-cell table:style-name="ce69" office:value-type="string" calcext:value-type="string">
            <text:p>BALL VALVE  PVC 1" CIS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1020013" calcext:value-type="float">
            <text:p>102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9" calcext:value-type="float">
            <text:p>1339</text:p>
          </table:table-cell>
          <table:table-cell table:style-name="ce66" office:value-type="float" office:value="1020014" calcext:value-type="float">
            <text:p>1020014</text:p>
          </table:table-cell>
          <table:table-cell table:style-name="ce69" office:value-type="string" calcext:value-type="string">
            <text:p>BALL VALVE  PVC 3/4" HP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1020014" calcext:value-type="float">
            <text:p>102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8" calcext:value-type="float">
            <text:p>1338</text:p>
          </table:table-cell>
          <table:table-cell table:style-name="ce66" office:value-type="float" office:value="1020015" calcext:value-type="float">
            <text:p>1020015</text:p>
          </table:table-cell>
          <table:table-cell table:style-name="ce69" office:value-type="string" calcext:value-type="string">
            <text:p>BALL VALVE  PVC 1/2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15" calcext:value-type="float">
            <text:p>102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7" calcext:value-type="float">
            <text:p>1337</text:p>
          </table:table-cell>
          <table:table-cell table:style-name="ce66" office:value-type="float" office:value="1020016" calcext:value-type="float">
            <text:p>1020016</text:p>
          </table:table-cell>
          <table:table-cell table:style-name="ce69" office:value-type="string" calcext:value-type="string">
            <text:p>BALL VALVE  PVC 3/4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16" calcext:value-type="float">
            <text:p>102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6" calcext:value-type="float">
            <text:p>1336</text:p>
          </table:table-cell>
          <table:table-cell table:style-name="ce66" office:value-type="float" office:value="1020017" calcext:value-type="float">
            <text:p>1020017</text:p>
          </table:table-cell>
          <table:table-cell table:style-name="ce69" office:value-type="string" calcext:value-type="string">
            <text:p>BALL VALVE  PVC 1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020017" calcext:value-type="float">
            <text:p>102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5" calcext:value-type="float">
            <text:p>1335</text:p>
          </table:table-cell>
          <table:table-cell table:style-name="ce66" office:value-type="float" office:value="1020018" calcext:value-type="float">
            <text:p>1020018</text:p>
          </table:table-cell>
          <table:table-cell table:style-name="ce69" office:value-type="string" calcext:value-type="string">
            <text:p>BALL VALVE CHROOM 1" MJP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18" calcext:value-type="float">
            <text:p>102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4" calcext:value-type="float">
            <text:p>1334</text:p>
          </table:table-cell>
          <table:table-cell table:style-name="ce66" office:value-type="float" office:value="1020019" calcext:value-type="float">
            <text:p>1020019</text:p>
          </table:table-cell>
          <table:table-cell table:style-name="ce69" office:value-type="string" calcext:value-type="string">
            <text:p>BALL VALVE PVC DRAT- 1/2" ROYA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20019" calcext:value-type="float">
            <text:p>102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3" calcext:value-type="float">
            <text:p>1333</text:p>
          </table:table-cell>
          <table:table-cell table:style-name="ce66" office:value-type="float" office:value="1030001" calcext:value-type="float">
            <text:p>1030001</text:p>
          </table:table-cell>
          <table:table-cell table:style-name="ce69" office:value-type="string" calcext:value-type="string">
            <text:p>CLEAN OUT 2'' S.RIS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030001" calcext:value-type="float">
            <text:p>10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2" calcext:value-type="float">
            <text:p>1332</text:p>
          </table:table-cell>
          <table:table-cell table:style-name="ce66" office:value-type="float" office:value="1030002" calcext:value-type="float">
            <text:p>1030002</text:p>
          </table:table-cell>
          <table:table-cell table:style-name="ce69" office:value-type="string" calcext:value-type="string">
            <text:p>CLEAN OUT 4'' S.RIS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030002" calcext:value-type="float">
            <text:p>103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1" calcext:value-type="float">
            <text:p>1331</text:p>
          </table:table-cell>
          <table:table-cell table:style-name="ce66" office:value-type="float" office:value="1030003" calcext:value-type="float">
            <text:p>1030003</text:p>
          </table:table-cell>
          <table:table-cell table:style-name="ce69" office:value-type="string" calcext:value-type="string">
            <text:p>CLOSET JONGKOK STANDAR ALIN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IMBUL GRAHA MAKMUR</text:p>
          </table:table-cell>
          <table:table-cell table:style-name="ce69" office:value-type="string" calcext:value-type="string">
            <text:p>MARON</text:p>
          </table:table-cell>
          <table:table-cell table:style-name="ce30" office:value-type="float" office:value="1030003" calcext:value-type="float">
            <text:p>103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0" calcext:value-type="float">
            <text:p>1330</text:p>
          </table:table-cell>
          <table:table-cell table:style-name="ce66" office:value-type="float" office:value="1040001" calcext:value-type="float">
            <text:p>1040001</text:p>
          </table:table-cell>
          <table:table-cell table:style-name="ce69" office:value-type="string" calcext:value-type="string">
            <text:p>DOP DRAT 1/2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1" calcext:value-type="float">
            <text:p>104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9" calcext:value-type="float">
            <text:p>1329</text:p>
          </table:table-cell>
          <table:table-cell table:style-name="ce66" office:value-type="float" office:value="1040002" calcext:value-type="float">
            <text:p>1040002</text:p>
          </table:table-cell>
          <table:table-cell table:style-name="ce69" office:value-type="string" calcext:value-type="string">
            <text:p>DOP DRAT 3/4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2" calcext:value-type="float">
            <text:p>104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8" calcext:value-type="float">
            <text:p>1328</text:p>
          </table:table-cell>
          <table:table-cell table:style-name="ce66" office:value-type="float" office:value="1040003" calcext:value-type="float">
            <text:p>1040003</text:p>
          </table:table-cell>
          <table:table-cell table:style-name="ce69" office:value-type="string" calcext:value-type="string">
            <text:p>DOP DRAT 1''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3" calcext:value-type="float">
            <text:p>104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7" calcext:value-type="float">
            <text:p>1327</text:p>
          </table:table-cell>
          <table:table-cell table:style-name="ce66" office:value-type="float" office:value="1040004" calcext:value-type="float">
            <text:p>1040004</text:p>
          </table:table-cell>
          <table:table-cell table:style-name="ce69" office:value-type="string" calcext:value-type="string">
            <text:p>DOP DRAT 1 1/4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4" calcext:value-type="float">
            <text:p>104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6" calcext:value-type="float">
            <text:p>1326</text:p>
          </table:table-cell>
          <table:table-cell table:style-name="ce66" office:value-type="float" office:value="1040005" calcext:value-type="float">
            <text:p>1040005</text:p>
          </table:table-cell>
          <table:table-cell table:style-name="ce69" office:value-type="string" calcext:value-type="string">
            <text:p>DOP DRAT 1 1/2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5" calcext:value-type="float">
            <text:p>104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5" calcext:value-type="float">
            <text:p>1325</text:p>
          </table:table-cell>
          <table:table-cell table:style-name="ce66" office:value-type="float" office:value="1040006" calcext:value-type="float">
            <text:p>1040006</text:p>
          </table:table-cell>
          <table:table-cell table:style-name="ce69" office:value-type="string" calcext:value-type="string">
            <text:p>DOP PVC POLOS 2''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6" calcext:value-type="float">
            <text:p>104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4" calcext:value-type="float">
            <text:p>1324</text:p>
          </table:table-cell>
          <table:table-cell table:style-name="ce66" office:value-type="float" office:value="1040007" calcext:value-type="float">
            <text:p>1040007</text:p>
          </table:table-cell>
          <table:table-cell table:style-name="ce69" office:value-type="string" calcext:value-type="string">
            <text:p>DOP PVC POLOS 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7" calcext:value-type="float">
            <text:p>104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3" calcext:value-type="float">
            <text:p>1323</text:p>
          </table:table-cell>
          <table:table-cell table:style-name="ce66" office:value-type="float" office:value="1040008" calcext:value-type="float">
            <text:p>1040008</text:p>
          </table:table-cell>
          <table:table-cell table:style-name="ce69" office:value-type="string" calcext:value-type="string">
            <text:p>DOP PVC POLOS 1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8" calcext:value-type="float">
            <text:p>104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2" calcext:value-type="float">
            <text:p>1322</text:p>
          </table:table-cell>
          <table:table-cell table:style-name="ce66" office:value-type="float" office:value="1040009" calcext:value-type="float">
            <text:p>1040009</text:p>
          </table:table-cell>
          <table:table-cell table:style-name="ce69" office:value-type="string" calcext:value-type="string">
            <text:p>DOP PVC POLOS 1 1/4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09" calcext:value-type="float">
            <text:p>104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1" calcext:value-type="float">
            <text:p>1321</text:p>
          </table:table-cell>
          <table:table-cell table:style-name="ce66" office:value-type="float" office:value="1040010" calcext:value-type="float">
            <text:p>1040010</text:p>
          </table:table-cell>
          <table:table-cell table:style-name="ce69" office:value-type="string" calcext:value-type="string">
            <text:p>DOP PVC POLOS 1 1/2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10" calcext:value-type="float">
            <text:p>104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0" calcext:value-type="float">
            <text:p>1320</text:p>
          </table:table-cell>
          <table:table-cell table:style-name="ce66" office:value-type="float" office:value="1040011" calcext:value-type="float">
            <text:p>1040011</text:p>
          </table:table-cell>
          <table:table-cell table:style-name="ce69" office:value-type="string" calcext:value-type="string">
            <text:p>DOP PVC POLOS 2''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11" calcext:value-type="float">
            <text:p>104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9" calcext:value-type="float">
            <text:p>1319</text:p>
          </table:table-cell>
          <table:table-cell table:style-name="ce66" office:value-type="float" office:value="1040012" calcext:value-type="float">
            <text:p>1040012</text:p>
          </table:table-cell>
          <table:table-cell table:style-name="ce69" office:value-type="string" calcext:value-type="string">
            <text:p>DOP PVC POLOS 2 1/2"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12" calcext:value-type="float">
            <text:p>104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8" calcext:value-type="float">
            <text:p>1318</text:p>
          </table:table-cell>
          <table:table-cell table:style-name="ce66" office:value-type="float" office:value="1040013" calcext:value-type="float">
            <text:p>1040013</text:p>
          </table:table-cell>
          <table:table-cell table:style-name="ce69" office:value-type="string" calcext:value-type="string">
            <text:p>DOP PVC POLOS 3''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13" calcext:value-type="float">
            <text:p>104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7" calcext:value-type="float">
            <text:p>1317</text:p>
          </table:table-cell>
          <table:table-cell table:style-name="ce66" office:value-type="float" office:value="1040014" calcext:value-type="float">
            <text:p>1040014</text:p>
          </table:table-cell>
          <table:table-cell table:style-name="ce69" office:value-type="string" calcext:value-type="string">
            <text:p>DOP PVC POLOS 4'' SUNRIS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40014" calcext:value-type="float">
            <text:p>104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6" calcext:value-type="float">
            <text:p>1316</text:p>
          </table:table-cell>
          <table:table-cell table:style-name="ce66" office:value-type="float" office:value="1040015" calcext:value-type="float">
            <text:p>1040015</text:p>
          </table:table-cell>
          <table:table-cell table:style-name="ce69" office:value-type="string" calcext:value-type="string">
            <text:p>DOP PVC POLOS 3/4"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TURUN RP 500 UNTUK KE TOKO</text:p>
          </table:table-cell>
          <table:table-cell table:style-name="ce30" office:value-type="float" office:value="1040015" calcext:value-type="float">
            <text:p>104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5" calcext:value-type="float">
            <text:p>1315</text:p>
          </table:table-cell>
          <table:table-cell table:style-name="ce66" office:value-type="float" office:value="1040016" calcext:value-type="float">
            <text:p>1040016</text:p>
          </table:table-cell>
          <table:table-cell table:style-name="ce69" office:value-type="string" calcext:value-type="string">
            <text:p>DOUBLE NAPLE 1/2"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1040016" calcext:value-type="float">
            <text:p>104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4" calcext:value-type="float">
            <text:p>1314</text:p>
          </table:table-cell>
          <table:table-cell table:style-name="ce66" office:value-type="float" office:value="1040017" calcext:value-type="float">
            <text:p>1040017</text:p>
          </table:table-cell>
          <table:table-cell table:style-name="ce69" office:value-type="string" calcext:value-type="string">
            <text:p>DOUBLE NAPLE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1040017" calcext:value-type="float">
            <text:p>104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3" calcext:value-type="float">
            <text:p>1313</text:p>
          </table:table-cell>
          <table:table-cell table:style-name="ce66" office:value-type="float" office:value="1040018" calcext:value-type="float">
            <text:p>1040018</text:p>
          </table:table-cell>
          <table:table-cell table:style-name="ce69" office:value-type="string" calcext:value-type="string">
            <text:p>DOUBLE NAPLE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1040018" calcext:value-type="float">
            <text:p>104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2" calcext:value-type="float">
            <text:p>1312</text:p>
          </table:table-cell>
          <table:table-cell table:style-name="ce66" office:value-type="float" office:value="1060001" calcext:value-type="float">
            <text:p>1060001</text:p>
          </table:table-cell>
          <table:table-cell table:style-name="ce69" office:value-type="string" calcext:value-type="string">
            <text:p>F- KNEE D 1 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1" calcext:value-type="float">
            <text:p>106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1" calcext:value-type="float">
            <text:p>1311</text:p>
          </table:table-cell>
          <table:table-cell table:style-name="ce66" office:value-type="float" office:value="1060002" calcext:value-type="float">
            <text:p>1060002</text:p>
          </table:table-cell>
          <table:table-cell table:style-name="ce69" office:value-type="string" calcext:value-type="string">
            <text:p>F- KNEE D 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2" calcext:value-type="float">
            <text:p>106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0" calcext:value-type="float">
            <text:p>1310</text:p>
          </table:table-cell>
          <table:table-cell table:style-name="ce66" office:value-type="float" office:value="1060003" calcext:value-type="float">
            <text:p>1060003</text:p>
          </table:table-cell>
          <table:table-cell table:style-name="ce69" office:value-type="string" calcext:value-type="string">
            <text:p>F- KNEE D 2 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3" calcext:value-type="float">
            <text:p>106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9" calcext:value-type="float">
            <text:p>1309</text:p>
          </table:table-cell>
          <table:table-cell table:style-name="ce66" office:value-type="float" office:value="1060004" calcext:value-type="float">
            <text:p>1060004</text:p>
          </table:table-cell>
          <table:table-cell table:style-name="ce69" office:value-type="string" calcext:value-type="string">
            <text:p>F- KNEE D 3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4" calcext:value-type="float">
            <text:p>106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8" calcext:value-type="float">
            <text:p>1308</text:p>
          </table:table-cell>
          <table:table-cell table:style-name="ce66" office:value-type="float" office:value="1060005" calcext:value-type="float">
            <text:p>1060005</text:p>
          </table:table-cell>
          <table:table-cell table:style-name="ce69" office:value-type="string" calcext:value-type="string">
            <text:p>F- KNEE D 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5" calcext:value-type="float">
            <text:p>106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7" calcext:value-type="float">
            <text:p>1307</text:p>
          </table:table-cell>
          <table:table-cell table:style-name="ce66" office:value-type="float" office:value="1060006" calcext:value-type="float">
            <text:p>1060006</text:p>
          </table:table-cell>
          <table:table-cell table:style-name="ce69" office:value-type="string" calcext:value-type="string">
            <text:p>F- KNEE D 1 1/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6" calcext:value-type="float">
            <text:p>106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6" calcext:value-type="float">
            <text:p>1306</text:p>
          </table:table-cell>
          <table:table-cell table:style-name="ce66" office:value-type="float" office:value="1060007" calcext:value-type="float">
            <text:p>1060007</text:p>
          </table:table-cell>
          <table:table-cell table:style-name="ce69" office:value-type="string" calcext:value-type="string">
            <text:p>F-KNEE 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7" calcext:value-type="float">
            <text:p>106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5" calcext:value-type="float">
            <text:p>1305</text:p>
          </table:table-cell>
          <table:table-cell table:style-name="ce66" office:value-type="float" office:value="1060008" calcext:value-type="float">
            <text:p>1060008</text:p>
          </table:table-cell>
          <table:table-cell table:style-name="ce69" office:value-type="string" calcext:value-type="string">
            <text:p>F-KNEE 3/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08" calcext:value-type="float">
            <text:p>106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4" calcext:value-type="float">
            <text:p>1304</text:p>
          </table:table-cell>
          <table:table-cell table:style-name="ce66" office:value-type="float" office:value="1060009" calcext:value-type="float">
            <text:p>1060009</text:p>
          </table:table-cell>
          <table:table-cell table:style-name="ce69" office:value-type="string" calcext:value-type="string">
            <text:p>F-KNEE 1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060009" calcext:value-type="float">
            <text:p>106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3" calcext:value-type="float">
            <text:p>1303</text:p>
          </table:table-cell>
          <table:table-cell table:style-name="ce66" office:value-type="float" office:value="1060010" calcext:value-type="float">
            <text:p>1060010</text:p>
          </table:table-cell>
          <table:table-cell table:style-name="ce69" office:value-type="string" calcext:value-type="string">
            <text:p>F-KNEE 1 1/4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060010" calcext:value-type="float">
            <text:p>106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2" calcext:value-type="float">
            <text:p>1302</text:p>
          </table:table-cell>
          <table:table-cell table:style-name="ce66" office:value-type="float" office:value="1060011" calcext:value-type="float">
            <text:p>1060011</text:p>
          </table:table-cell>
          <table:table-cell table:style-name="ce69" office:value-type="string" calcext:value-type="string">
            <text:p>F-KNEE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1" calcext:value-type="float">
            <text:p>106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1" calcext:value-type="float">
            <text:p>1301</text:p>
          </table:table-cell>
          <table:table-cell table:style-name="ce66" office:value-type="float" office:value="1060012" calcext:value-type="float">
            <text:p>1060012</text:p>
          </table:table-cell>
          <table:table-cell table:style-name="ce69" office:value-type="string" calcext:value-type="string">
            <text:p>F-KNEE 3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2" calcext:value-type="float">
            <text:p>106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00" calcext:value-type="float">
            <text:p>1300</text:p>
          </table:table-cell>
          <table:table-cell table:style-name="ce66" office:value-type="float" office:value="1060013" calcext:value-type="float">
            <text:p>1060013</text:p>
          </table:table-cell>
          <table:table-cell table:style-name="ce69" office:value-type="string" calcext:value-type="string">
            <text:p>F-KNEE 1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3" calcext:value-type="float">
            <text:p>106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9" calcext:value-type="float">
            <text:p>1299</text:p>
          </table:table-cell>
          <table:table-cell table:style-name="ce66" office:value-type="float" office:value="1060014" calcext:value-type="float">
            <text:p>1060014</text:p>
          </table:table-cell>
          <table:table-cell table:style-name="ce69" office:value-type="string" calcext:value-type="string">
            <text:p>F-KNEE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4" calcext:value-type="float">
            <text:p>106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8" calcext:value-type="float">
            <text:p>1298</text:p>
          </table:table-cell>
          <table:table-cell table:style-name="ce66" office:value-type="float" office:value="1060015" calcext:value-type="float">
            <text:p>1060015</text:p>
          </table:table-cell>
          <table:table-cell table:style-name="ce69" office:value-type="string" calcext:value-type="string">
            <text:p>F-KNEE 1,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5" calcext:value-type="float">
            <text:p>106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7" calcext:value-type="float">
            <text:p>1297</text:p>
          </table:table-cell>
          <table:table-cell table:style-name="ce66" office:value-type="float" office:value="1060016" calcext:value-type="float">
            <text:p>1060016</text:p>
          </table:table-cell>
          <table:table-cell table:style-name="ce69" office:value-type="string" calcext:value-type="string">
            <text:p>F-KNEE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6" calcext:value-type="float">
            <text:p>106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6" calcext:value-type="float">
            <text:p>1296</text:p>
          </table:table-cell>
          <table:table-cell table:style-name="ce66" office:value-type="float" office:value="1060017" calcext:value-type="float">
            <text:p>1060017</text:p>
          </table:table-cell>
          <table:table-cell table:style-name="ce69" office:value-type="string" calcext:value-type="string">
            <text:p>F-KNEE 2 1/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17" calcext:value-type="float">
            <text:p>106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5" calcext:value-type="float">
            <text:p>1295</text:p>
          </table:table-cell>
          <table:table-cell table:style-name="ce66" office:value-type="float" office:value="1060018" calcext:value-type="float">
            <text:p>1060018</text:p>
          </table:table-cell>
          <table:table-cell table:style-name="ce69" office:value-type="string" calcext:value-type="string">
            <text:p>F-KNEE 3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RIJAYATAMA</text:p>
          </table:table-cell>
          <table:table-cell table:style-name="ce69" office:value-type="string" calcext:value-type="string">
            <text:p>TURUN RP 1.000 PALING</text:p>
          </table:table-cell>
          <table:table-cell table:style-name="ce30" office:value-type="float" office:value="1060018" calcext:value-type="float">
            <text:p>106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4" calcext:value-type="float">
            <text:p>1294</text:p>
          </table:table-cell>
          <table:table-cell table:style-name="ce66" office:value-type="float" office:value="1060019" calcext:value-type="float">
            <text:p>1060019</text:p>
          </table:table-cell>
          <table:table-cell table:style-name="ce69" office:value-type="string" calcext:value-type="string">
            <text:p>F-KNEE 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TURUN RP 1.000 PALING</text:p>
          </table:table-cell>
          <table:table-cell table:style-name="ce30" office:value-type="float" office:value="1060019" calcext:value-type="float">
            <text:p>106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3" calcext:value-type="float">
            <text:p>1293</text:p>
          </table:table-cell>
          <table:table-cell table:style-name="ce66" office:value-type="float" office:value="1060020" calcext:value-type="float">
            <text:p>1060020</text:p>
          </table:table-cell>
          <table:table-cell table:style-name="ce69" office:value-type="string" calcext:value-type="string">
            <text:p>F-KNEE 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0" calcext:value-type="float">
            <text:p>106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2" calcext:value-type="float">
            <text:p>1292</text:p>
          </table:table-cell>
          <table:table-cell table:style-name="ce66" office:value-type="float" office:value="1060021" calcext:value-type="float">
            <text:p>1060021</text:p>
          </table:table-cell>
          <table:table-cell table:style-name="ce69" office:value-type="string" calcext:value-type="string">
            <text:p>F-KNEE 6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1" calcext:value-type="float">
            <text:p>106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1" calcext:value-type="float">
            <text:p>1291</text:p>
          </table:table-cell>
          <table:table-cell table:style-name="ce66" office:value-type="float" office:value="1060022" calcext:value-type="float">
            <text:p>1060022</text:p>
          </table:table-cell>
          <table:table-cell table:style-name="ce69" office:value-type="string" calcext:value-type="string">
            <text:p>F-KNEE DRAT DALAM 1/2''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2" calcext:value-type="float">
            <text:p>106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90" calcext:value-type="float">
            <text:p>1290</text:p>
          </table:table-cell>
          <table:table-cell table:style-name="ce66" office:value-type="float" office:value="1060023" calcext:value-type="float">
            <text:p>1060023</text:p>
          </table:table-cell>
          <table:table-cell table:style-name="ce69" office:value-type="string" calcext:value-type="string">
            <text:p>F-KNEE DRAT DALAM 1/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3" calcext:value-type="float">
            <text:p>106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9" calcext:value-type="float">
            <text:p>1289</text:p>
          </table:table-cell>
          <table:table-cell table:style-name="ce66" office:value-type="float" office:value="1060024" calcext:value-type="float">
            <text:p>1060024</text:p>
          </table:table-cell>
          <table:table-cell table:style-name="ce69" office:value-type="string" calcext:value-type="string">
            <text:p>F-KNEE DRAT DALAM 3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4" calcext:value-type="float">
            <text:p>106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8" calcext:value-type="float">
            <text:p>1288</text:p>
          </table:table-cell>
          <table:table-cell table:style-name="ce66" office:value-type="float" office:value="1060025" calcext:value-type="float">
            <text:p>1060025</text:p>
          </table:table-cell>
          <table:table-cell table:style-name="ce69" office:value-type="string" calcext:value-type="string">
            <text:p>F-KNEE DRAT DALAM KUNINGAN 1/2''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25" calcext:value-type="float">
            <text:p>106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7" calcext:value-type="float">
            <text:p>1287</text:p>
          </table:table-cell>
          <table:table-cell table:style-name="ce66" office:value-type="float" office:value="1060026" calcext:value-type="float">
            <text:p>1060026</text:p>
          </table:table-cell>
          <table:table-cell table:style-name="ce69" office:value-type="string" calcext:value-type="string">
            <text:p>F-SDD 1/2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26" calcext:value-type="float">
            <text:p>106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6" calcext:value-type="float">
            <text:p>1286</text:p>
          </table:table-cell>
          <table:table-cell table:style-name="ce66" office:value-type="float" office:value="1060027" calcext:value-type="float">
            <text:p>1060027</text:p>
          </table:table-cell>
          <table:table-cell table:style-name="ce69" office:value-type="string" calcext:value-type="string">
            <text:p>F-SDD 3/4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27" calcext:value-type="float">
            <text:p>106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5" calcext:value-type="float">
            <text:p>1285</text:p>
          </table:table-cell>
          <table:table-cell table:style-name="ce66" office:value-type="float" office:value="1060028" calcext:value-type="float">
            <text:p>1060028</text:p>
          </table:table-cell>
          <table:table-cell table:style-name="ce69" office:value-type="string" calcext:value-type="string">
            <text:p>F-SDD 1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28" calcext:value-type="float">
            <text:p>106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4" calcext:value-type="float">
            <text:p>1284</text:p>
          </table:table-cell>
          <table:table-cell table:style-name="ce66" office:value-type="float" office:value="1060029" calcext:value-type="float">
            <text:p>1060029</text:p>
          </table:table-cell>
          <table:table-cell table:style-name="ce69" office:value-type="string" calcext:value-type="string">
            <text:p>F-SDD 1 1/4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29" calcext:value-type="float">
            <text:p>106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3" calcext:value-type="float">
            <text:p>1283</text:p>
          </table:table-cell>
          <table:table-cell table:style-name="ce66" office:value-type="float" office:value="1060030" calcext:value-type="float">
            <text:p>1060030</text:p>
          </table:table-cell>
          <table:table-cell table:style-name="ce69" office:value-type="string" calcext:value-type="string">
            <text:p>F-SDD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0" calcext:value-type="float">
            <text:p>106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2" calcext:value-type="float">
            <text:p>1282</text:p>
          </table:table-cell>
          <table:table-cell table:style-name="ce66" office:value-type="float" office:value="1060031" calcext:value-type="float">
            <text:p>1060031</text:p>
          </table:table-cell>
          <table:table-cell table:style-name="ce69" office:value-type="string" calcext:value-type="string">
            <text:p>F-SDD 3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1" calcext:value-type="float">
            <text:p>106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1" calcext:value-type="float">
            <text:p>1281</text:p>
          </table:table-cell>
          <table:table-cell table:style-name="ce66" office:value-type="float" office:value="1060032" calcext:value-type="float">
            <text:p>1060032</text:p>
          </table:table-cell>
          <table:table-cell table:style-name="ce69" office:value-type="string" calcext:value-type="string">
            <text:p>F-SDD 1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2" calcext:value-type="float">
            <text:p>106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80" calcext:value-type="float">
            <text:p>1280</text:p>
          </table:table-cell>
          <table:table-cell table:style-name="ce66" office:value-type="float" office:value="1060033" calcext:value-type="float">
            <text:p>1060033</text:p>
          </table:table-cell>
          <table:table-cell table:style-name="ce69" office:value-type="string" calcext:value-type="string">
            <text:p>F-SDD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3" calcext:value-type="float">
            <text:p>106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9" calcext:value-type="float">
            <text:p>1279</text:p>
          </table:table-cell>
          <table:table-cell table:style-name="ce66" office:value-type="float" office:value="1060034" calcext:value-type="float">
            <text:p>1060034</text:p>
          </table:table-cell>
          <table:table-cell table:style-name="ce69" office:value-type="string" calcext:value-type="string">
            <text:p>F-SDD 1,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4" calcext:value-type="float">
            <text:p>106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8" calcext:value-type="float">
            <text:p>1278</text:p>
          </table:table-cell>
          <table:table-cell table:style-name="ce66" office:value-type="float" office:value="1060035" calcext:value-type="float">
            <text:p>1060035</text:p>
          </table:table-cell>
          <table:table-cell table:style-name="ce69" office:value-type="string" calcext:value-type="string">
            <text:p>F-SDD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5" calcext:value-type="float">
            <text:p>106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7" calcext:value-type="float">
            <text:p>1277</text:p>
          </table:table-cell>
          <table:table-cell table:style-name="ce66" office:value-type="float" office:value="1060036" calcext:value-type="float">
            <text:p>1060036</text:p>
          </table:table-cell>
          <table:table-cell table:style-name="ce69" office:value-type="string" calcext:value-type="string">
            <text:p>F-SDD 2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6" calcext:value-type="float">
            <text:p>106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6" calcext:value-type="float">
            <text:p>1276</text:p>
          </table:table-cell>
          <table:table-cell table:style-name="ce66" office:value-type="float" office:value="1060037" calcext:value-type="float">
            <text:p>1060037</text:p>
          </table:table-cell>
          <table:table-cell table:style-name="ce69" office:value-type="string" calcext:value-type="string">
            <text:p>F-SDD KUNINGAN 1/2''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37" calcext:value-type="float">
            <text:p>106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5" calcext:value-type="float">
            <text:p>1275</text:p>
          </table:table-cell>
          <table:table-cell table:style-name="ce66" office:value-type="float" office:value="1060038" calcext:value-type="float">
            <text:p>1060038</text:p>
          </table:table-cell>
          <table:table-cell table:style-name="ce69" office:value-type="string" calcext:value-type="string">
            <text:p>F-SDL 1/2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38" calcext:value-type="float">
            <text:p>106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4" calcext:value-type="float">
            <text:p>1274</text:p>
          </table:table-cell>
          <table:table-cell table:style-name="ce66" office:value-type="float" office:value="1060039" calcext:value-type="float">
            <text:p>1060039</text:p>
          </table:table-cell>
          <table:table-cell table:style-name="ce69" office:value-type="string" calcext:value-type="string">
            <text:p>F-SDL 3/4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39" calcext:value-type="float">
            <text:p>106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3" calcext:value-type="float">
            <text:p>1273</text:p>
          </table:table-cell>
          <table:table-cell table:style-name="ce66" office:value-type="float" office:value="1060040" calcext:value-type="float">
            <text:p>1060040</text:p>
          </table:table-cell>
          <table:table-cell table:style-name="ce69" office:value-type="string" calcext:value-type="string">
            <text:p>F-SDL 1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40" calcext:value-type="float">
            <text:p>106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2" calcext:value-type="float">
            <text:p>1272</text:p>
          </table:table-cell>
          <table:table-cell table:style-name="ce66" office:value-type="float" office:value="1060041" calcext:value-type="float">
            <text:p>1060041</text:p>
          </table:table-cell>
          <table:table-cell table:style-name="ce69" office:value-type="string" calcext:value-type="string">
            <text:p>F-SDL 1 1/4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41" calcext:value-type="float">
            <text:p>106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1" calcext:value-type="float">
            <text:p>1271</text:p>
          </table:table-cell>
          <table:table-cell table:style-name="ce66" office:value-type="float" office:value="1060042" calcext:value-type="float">
            <text:p>1060042</text:p>
          </table:table-cell>
          <table:table-cell table:style-name="ce69" office:value-type="string" calcext:value-type="string">
            <text:p>F-SDL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2" calcext:value-type="float">
            <text:p>106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0" calcext:value-type="float">
            <text:p>1270</text:p>
          </table:table-cell>
          <table:table-cell table:style-name="ce66" office:value-type="float" office:value="1060043" calcext:value-type="float">
            <text:p>1060043</text:p>
          </table:table-cell>
          <table:table-cell table:style-name="ce69" office:value-type="string" calcext:value-type="string">
            <text:p>F-SDL 3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3" calcext:value-type="float">
            <text:p>106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9" calcext:value-type="float">
            <text:p>1269</text:p>
          </table:table-cell>
          <table:table-cell table:style-name="ce66" office:value-type="float" office:value="1060044" calcext:value-type="float">
            <text:p>1060044</text:p>
          </table:table-cell>
          <table:table-cell table:style-name="ce69" office:value-type="string" calcext:value-type="string">
            <text:p>F-SDL 1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4" calcext:value-type="float">
            <text:p>106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8" calcext:value-type="float">
            <text:p>1268</text:p>
          </table:table-cell>
          <table:table-cell table:style-name="ce66" office:value-type="float" office:value="1060045" calcext:value-type="float">
            <text:p>1060045</text:p>
          </table:table-cell>
          <table:table-cell table:style-name="ce69" office:value-type="string" calcext:value-type="string">
            <text:p>F-SDL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5" calcext:value-type="float">
            <text:p>106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7" calcext:value-type="float">
            <text:p>1267</text:p>
          </table:table-cell>
          <table:table-cell table:style-name="ce66" office:value-type="float" office:value="1060046" calcext:value-type="float">
            <text:p>1060046</text:p>
          </table:table-cell>
          <table:table-cell table:style-name="ce69" office:value-type="string" calcext:value-type="string">
            <text:p>F-SDL 1,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6" calcext:value-type="float">
            <text:p>10600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6" calcext:value-type="float">
            <text:p>1266</text:p>
          </table:table-cell>
          <table:table-cell table:style-name="ce66" office:value-type="float" office:value="1060047" calcext:value-type="float">
            <text:p>1060047</text:p>
          </table:table-cell>
          <table:table-cell table:style-name="ce69" office:value-type="string" calcext:value-type="string">
            <text:p>F-SDL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7" calcext:value-type="float">
            <text:p>10600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5" calcext:value-type="float">
            <text:p>1265</text:p>
          </table:table-cell>
          <table:table-cell table:style-name="ce66" office:value-type="float" office:value="1060048" calcext:value-type="float">
            <text:p>1060048</text:p>
          </table:table-cell>
          <table:table-cell table:style-name="ce69" office:value-type="string" calcext:value-type="string">
            <text:p>F-SOCKET 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8" calcext:value-type="float">
            <text:p>106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4" calcext:value-type="float">
            <text:p>1264</text:p>
          </table:table-cell>
          <table:table-cell table:style-name="ce66" office:value-type="float" office:value="1060049" calcext:value-type="float">
            <text:p>1060049</text:p>
          </table:table-cell>
          <table:table-cell table:style-name="ce69" office:value-type="string" calcext:value-type="string">
            <text:p>F-SOCKET 3/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49" calcext:value-type="float">
            <text:p>106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3" calcext:value-type="float">
            <text:p>1263</text:p>
          </table:table-cell>
          <table:table-cell table:style-name="ce66" office:value-type="float" office:value="1060050" calcext:value-type="float">
            <text:p>1060050</text:p>
          </table:table-cell>
          <table:table-cell table:style-name="ce69" office:value-type="string" calcext:value-type="string">
            <text:p>F-SOCKET 1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0" calcext:value-type="float">
            <text:p>10600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2" calcext:value-type="float">
            <text:p>1262</text:p>
          </table:table-cell>
          <table:table-cell table:style-name="ce66" office:value-type="float" office:value="1060051" calcext:value-type="float">
            <text:p>1060051</text:p>
          </table:table-cell>
          <table:table-cell table:style-name="ce69" office:value-type="string" calcext:value-type="string">
            <text:p>F-SOCKET 1 1/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1" calcext:value-type="float">
            <text:p>106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1" calcext:value-type="float">
            <text:p>1261</text:p>
          </table:table-cell>
          <table:table-cell table:style-name="ce66" office:value-type="float" office:value="1060052" calcext:value-type="float">
            <text:p>1060052</text:p>
          </table:table-cell>
          <table:table-cell table:style-name="ce69" office:value-type="string" calcext:value-type="string">
            <text:p>F-SOCKET 3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2" calcext:value-type="float">
            <text:p>106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0" calcext:value-type="float">
            <text:p>1260</text:p>
          </table:table-cell>
          <table:table-cell table:style-name="ce66" office:value-type="float" office:value="1060053" calcext:value-type="float">
            <text:p>1060053</text:p>
          </table:table-cell>
          <table:table-cell table:style-name="ce69" office:value-type="string" calcext:value-type="string">
            <text:p>F-SOCKET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060053" calcext:value-type="float">
            <text:p>106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9" calcext:value-type="float">
            <text:p>1259</text:p>
          </table:table-cell>
          <table:table-cell table:style-name="ce66" office:value-type="float" office:value="1060054" calcext:value-type="float">
            <text:p>1060054</text:p>
          </table:table-cell>
          <table:table-cell table:style-name="ce69" office:value-type="string" calcext:value-type="string">
            <text:p>F-SOCKET 3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4" calcext:value-type="float">
            <text:p>106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8" calcext:value-type="float">
            <text:p>1258</text:p>
          </table:table-cell>
          <table:table-cell table:style-name="ce66" office:value-type="float" office:value="1060055" calcext:value-type="float">
            <text:p>1060055</text:p>
          </table:table-cell>
          <table:table-cell table:style-name="ce69" office:value-type="string" calcext:value-type="string">
            <text:p>F-SOCKET 1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5" calcext:value-type="float">
            <text:p>106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7" calcext:value-type="float">
            <text:p>1257</text:p>
          </table:table-cell>
          <table:table-cell table:style-name="ce66" office:value-type="float" office:value="1060056" calcext:value-type="float">
            <text:p>1060056</text:p>
          </table:table-cell>
          <table:table-cell table:style-name="ce69" office:value-type="string" calcext:value-type="string">
            <text:p>F-SOCKET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6" calcext:value-type="float">
            <text:p>106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6" calcext:value-type="float">
            <text:p>1256</text:p>
          </table:table-cell>
          <table:table-cell table:style-name="ce66" office:value-type="float" office:value="1060057" calcext:value-type="float">
            <text:p>1060057</text:p>
          </table:table-cell>
          <table:table-cell table:style-name="ce69" office:value-type="string" calcext:value-type="string">
            <text:p>F-SOCKET 1,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7" calcext:value-type="float">
            <text:p>106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5" calcext:value-type="float">
            <text:p>1255</text:p>
          </table:table-cell>
          <table:table-cell table:style-name="ce66" office:value-type="float" office:value="1060058" calcext:value-type="float">
            <text:p>1060058</text:p>
          </table:table-cell>
          <table:table-cell table:style-name="ce69" office:value-type="string" calcext:value-type="string">
            <text:p>F-SOCKET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8" calcext:value-type="float">
            <text:p>106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4" calcext:value-type="float">
            <text:p>1254</text:p>
          </table:table-cell>
          <table:table-cell table:style-name="ce66" office:value-type="float" office:value="1060059" calcext:value-type="float">
            <text:p>1060059</text:p>
          </table:table-cell>
          <table:table-cell table:style-name="ce69" office:value-type="string" calcext:value-type="string">
            <text:p>F-SOCKET 2 1/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59" calcext:value-type="float">
            <text:p>106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3" calcext:value-type="float">
            <text:p>1253</text:p>
          </table:table-cell>
          <table:table-cell table:style-name="ce66" office:value-type="float" office:value="1060060" calcext:value-type="float">
            <text:p>1060060</text:p>
          </table:table-cell>
          <table:table-cell table:style-name="ce69" office:value-type="string" calcext:value-type="string">
            <text:p>F-SOCKET 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0" calcext:value-type="float">
            <text:p>106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2" calcext:value-type="float">
            <text:p>1252</text:p>
          </table:table-cell>
          <table:table-cell table:style-name="ce66" office:value-type="float" office:value="1060061" calcext:value-type="float">
            <text:p>1060061</text:p>
          </table:table-cell>
          <table:table-cell table:style-name="ce69" office:value-type="string" calcext:value-type="string">
            <text:p>F-SOCKET 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1" calcext:value-type="float">
            <text:p>106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1" calcext:value-type="float">
            <text:p>1251</text:p>
          </table:table-cell>
          <table:table-cell table:style-name="ce66" office:value-type="float" office:value="1060062" calcext:value-type="float">
            <text:p>1060062</text:p>
          </table:table-cell>
          <table:table-cell table:style-name="ce69" office:value-type="string" calcext:value-type="string">
            <text:p>F-SOCKET 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2" calcext:value-type="float">
            <text:p>106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0" calcext:value-type="float">
            <text:p>1250</text:p>
          </table:table-cell>
          <table:table-cell table:style-name="ce66" office:value-type="float" office:value="1060063" calcext:value-type="float">
            <text:p>1060063</text:p>
          </table:table-cell>
          <table:table-cell table:style-name="ce69" office:value-type="string" calcext:value-type="string">
            <text:p>F-SOCKET 6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3" calcext:value-type="float">
            <text:p>10600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9" calcext:value-type="float">
            <text:p>1249</text:p>
          </table:table-cell>
          <table:table-cell table:style-name="ce66" office:value-type="float" office:value="1060064" calcext:value-type="float">
            <text:p>1060064</text:p>
          </table:table-cell>
          <table:table-cell table:style-name="ce69" office:value-type="string" calcext:value-type="string">
            <text:p>F-TEE 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4" calcext:value-type="float">
            <text:p>10600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8" calcext:value-type="float">
            <text:p>1248</text:p>
          </table:table-cell>
          <table:table-cell table:style-name="ce66" office:value-type="float" office:value="1060065" calcext:value-type="float">
            <text:p>1060065</text:p>
          </table:table-cell>
          <table:table-cell table:style-name="ce69" office:value-type="string" calcext:value-type="string">
            <text:p>F-TEE 3/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5" calcext:value-type="float">
            <text:p>10600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7" calcext:value-type="float">
            <text:p>1247</text:p>
          </table:table-cell>
          <table:table-cell table:style-name="ce66" office:value-type="float" office:value="1060066" calcext:value-type="float">
            <text:p>1060066</text:p>
          </table:table-cell>
          <table:table-cell table:style-name="ce69" office:value-type="string" calcext:value-type="string">
            <text:p>F-TEE 1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6" calcext:value-type="float">
            <text:p>10600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6" calcext:value-type="float">
            <text:p>1246</text:p>
          </table:table-cell>
          <table:table-cell table:style-name="ce66" office:value-type="float" office:value="1060067" calcext:value-type="float">
            <text:p>1060067</text:p>
          </table:table-cell>
          <table:table-cell table:style-name="ce69" office:value-type="string" calcext:value-type="string">
            <text:p>F-TEE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7" calcext:value-type="float">
            <text:p>10600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5" calcext:value-type="float">
            <text:p>1245</text:p>
          </table:table-cell>
          <table:table-cell table:style-name="ce66" office:value-type="float" office:value="1060068" calcext:value-type="float">
            <text:p>1060068</text:p>
          </table:table-cell>
          <table:table-cell table:style-name="ce69" office:value-type="string" calcext:value-type="string">
            <text:p>F-TEE 3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8" calcext:value-type="float">
            <text:p>10600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4" calcext:value-type="float">
            <text:p>1244</text:p>
          </table:table-cell>
          <table:table-cell table:style-name="ce66" office:value-type="float" office:value="1060069" calcext:value-type="float">
            <text:p>1060069</text:p>
          </table:table-cell>
          <table:table-cell table:style-name="ce69" office:value-type="string" calcext:value-type="string">
            <text:p>F-TEE 1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69" calcext:value-type="float">
            <text:p>10600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3" calcext:value-type="float">
            <text:p>1243</text:p>
          </table:table-cell>
          <table:table-cell table:style-name="ce66" office:value-type="float" office:value="1060070" calcext:value-type="float">
            <text:p>1060070</text:p>
          </table:table-cell>
          <table:table-cell table:style-name="ce69" office:value-type="string" calcext:value-type="string">
            <text:p>F-TEE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0" calcext:value-type="float">
            <text:p>10600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2" calcext:value-type="float">
            <text:p>1242</text:p>
          </table:table-cell>
          <table:table-cell table:style-name="ce66" office:value-type="float" office:value="1060071" calcext:value-type="float">
            <text:p>1060071</text:p>
          </table:table-cell>
          <table:table-cell table:style-name="ce69" office:value-type="string" calcext:value-type="string">
            <text:p>F-TEE 1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1" calcext:value-type="float">
            <text:p>10600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1" calcext:value-type="float">
            <text:p>1241</text:p>
          </table:table-cell>
          <table:table-cell table:style-name="ce66" office:value-type="float" office:value="1060072" calcext:value-type="float">
            <text:p>1060072</text:p>
          </table:table-cell>
          <table:table-cell table:style-name="ce69" office:value-type="string" calcext:value-type="string">
            <text:p>F-TEE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2" calcext:value-type="float">
            <text:p>10600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0" calcext:value-type="float">
            <text:p>1240</text:p>
          </table:table-cell>
          <table:table-cell table:style-name="ce66" office:value-type="float" office:value="1060073" calcext:value-type="float">
            <text:p>1060073</text:p>
          </table:table-cell>
          <table:table-cell table:style-name="ce69" office:value-type="string" calcext:value-type="string">
            <text:p>F-TEE 2 1/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3" calcext:value-type="float">
            <text:p>10600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9" calcext:value-type="float">
            <text:p>1239</text:p>
          </table:table-cell>
          <table:table-cell table:style-name="ce66" office:value-type="float" office:value="1060074" calcext:value-type="float">
            <text:p>1060074</text:p>
          </table:table-cell>
          <table:table-cell table:style-name="ce69" office:value-type="string" calcext:value-type="string">
            <text:p>F-TEE 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4" calcext:value-type="float">
            <text:p>10600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8" calcext:value-type="float">
            <text:p>1238</text:p>
          </table:table-cell>
          <table:table-cell table:style-name="ce66" office:value-type="float" office:value="1060075" calcext:value-type="float">
            <text:p>1060075</text:p>
          </table:table-cell>
          <table:table-cell table:style-name="ce69" office:value-type="string" calcext:value-type="string">
            <text:p>F-TEE 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5" calcext:value-type="float">
            <text:p>10600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7" calcext:value-type="float">
            <text:p>1237</text:p>
          </table:table-cell>
          <table:table-cell table:style-name="ce66" office:value-type="float" office:value="1060076" calcext:value-type="float">
            <text:p>1060076</text:p>
          </table:table-cell>
          <table:table-cell table:style-name="ce69" office:value-type="string" calcext:value-type="string">
            <text:p>F-TEE 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6" calcext:value-type="float">
            <text:p>10600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6" calcext:value-type="float">
            <text:p>1236</text:p>
          </table:table-cell>
          <table:table-cell table:style-name="ce66" office:value-type="float" office:value="1060077" calcext:value-type="float">
            <text:p>1060077</text:p>
          </table:table-cell>
          <table:table-cell table:style-name="ce69" office:value-type="string" calcext:value-type="string">
            <text:p>F-TEE 6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7" calcext:value-type="float">
            <text:p>10600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5" calcext:value-type="float">
            <text:p>1235</text:p>
          </table:table-cell>
          <table:table-cell table:style-name="ce66" office:value-type="float" office:value="1060078" calcext:value-type="float">
            <text:p>1060078</text:p>
          </table:table-cell>
          <table:table-cell table:style-name="ce69" office:value-type="string" calcext:value-type="string">
            <text:p>F-TEE D 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8" calcext:value-type="float">
            <text:p>10600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4" calcext:value-type="float">
            <text:p>1234</text:p>
          </table:table-cell>
          <table:table-cell table:style-name="ce66" office:value-type="float" office:value="1060079" calcext:value-type="float">
            <text:p>1060079</text:p>
          </table:table-cell>
          <table:table-cell table:style-name="ce69" office:value-type="string" calcext:value-type="string">
            <text:p>F-TEE D 2 1/2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79" calcext:value-type="float">
            <text:p>10600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3" calcext:value-type="float">
            <text:p>1233</text:p>
          </table:table-cell>
          <table:table-cell table:style-name="ce66" office:value-type="float" office:value="1060080" calcext:value-type="float">
            <text:p>1060080</text:p>
          </table:table-cell>
          <table:table-cell table:style-name="ce69" office:value-type="string" calcext:value-type="string">
            <text:p>F-TEE D 3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0" calcext:value-type="float">
            <text:p>10600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2" calcext:value-type="float">
            <text:p>1232</text:p>
          </table:table-cell>
          <table:table-cell table:style-name="ce66" office:value-type="float" office:value="1060081" calcext:value-type="float">
            <text:p>1060081</text:p>
          </table:table-cell>
          <table:table-cell table:style-name="ce69" office:value-type="string" calcext:value-type="string">
            <text:p>F-TEE D 4"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1" calcext:value-type="float">
            <text:p>10600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1" calcext:value-type="float">
            <text:p>1231</text:p>
          </table:table-cell>
          <table:table-cell table:style-name="ce66" office:value-type="float" office:value="1060082" calcext:value-type="float">
            <text:p>1060082</text:p>
          </table:table-cell>
          <table:table-cell table:style-name="ce69" office:value-type="string" calcext:value-type="string">
            <text:p>F-TEE DRAT DALAM 1/2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2" calcext:value-type="float">
            <text:p>10600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0" calcext:value-type="float">
            <text:p>1230</text:p>
          </table:table-cell>
          <table:table-cell table:style-name="ce66" office:value-type="float" office:value="1060083" calcext:value-type="float">
            <text:p>1060083</text:p>
          </table:table-cell>
          <table:table-cell table:style-name="ce69" office:value-type="string" calcext:value-type="string">
            <text:p>F-TEE DRAT DALAM 3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3" calcext:value-type="float">
            <text:p>106008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229" calcext:value-type="float">
            <text:p>1229</text:p>
          </table:table-cell>
          <table:table-cell table:style-name="ce66" office:value-type="float" office:value="1060084" calcext:value-type="float">
            <text:p>1060084</text:p>
          </table:table-cell>
          <table:table-cell table:style-name="ce69" office:value-type="string" calcext:value-type="string">
            <text:p>F-TEE DRAT DALAM KUNINGAN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060084" calcext:value-type="float">
            <text:p>10600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8" calcext:value-type="float">
            <text:p>1228</text:p>
          </table:table-cell>
          <table:table-cell table:style-name="ce66" office:value-type="float" office:value="1060085" calcext:value-type="float">
            <text:p>1060085</text:p>
          </table:table-cell>
          <table:table-cell table:style-name="ce69" office:value-type="string" calcext:value-type="string">
            <text:p>F-VLOK SOCK 1/2X3/4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5" calcext:value-type="float">
            <text:p>10600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7" calcext:value-type="float">
            <text:p>1227</text:p>
          </table:table-cell>
          <table:table-cell table:style-name="ce66" office:value-type="float" office:value="1060086" calcext:value-type="float">
            <text:p>1060086</text:p>
          </table:table-cell>
          <table:table-cell table:style-name="ce69" office:value-type="string" calcext:value-type="string">
            <text:p>F-VLOK SOCK 1/2X1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6" calcext:value-type="float">
            <text:p>10600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6" calcext:value-type="float">
            <text:p>1226</text:p>
          </table:table-cell>
          <table:table-cell table:style-name="ce66" office:value-type="float" office:value="1060087" calcext:value-type="float">
            <text:p>1060087</text:p>
          </table:table-cell>
          <table:table-cell table:style-name="ce69" office:value-type="string" calcext:value-type="string">
            <text:p>F-VLOK SOCK 3/4X1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7" calcext:value-type="float">
            <text:p>10600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5" calcext:value-type="float">
            <text:p>1225</text:p>
          </table:table-cell>
          <table:table-cell table:style-name="ce66" office:value-type="float" office:value="1060088" calcext:value-type="float">
            <text:p>1060088</text:p>
          </table:table-cell>
          <table:table-cell table:style-name="ce69" office:value-type="string" calcext:value-type="string">
            <text:p>F-VLOK SOCK 1X11/4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8" calcext:value-type="float">
            <text:p>10600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4" calcext:value-type="float">
            <text:p>1224</text:p>
          </table:table-cell>
          <table:table-cell table:style-name="ce66" office:value-type="float" office:value="1060089" calcext:value-type="float">
            <text:p>1060089</text:p>
          </table:table-cell>
          <table:table-cell table:style-name="ce69" office:value-type="string" calcext:value-type="string">
            <text:p>F-VLOK SOCK 1X11/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89" calcext:value-type="float">
            <text:p>10600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3" calcext:value-type="float">
            <text:p>1223</text:p>
          </table:table-cell>
          <table:table-cell table:style-name="ce66" office:value-type="float" office:value="1060090" calcext:value-type="float">
            <text:p>1060090</text:p>
          </table:table-cell>
          <table:table-cell table:style-name="ce69" office:value-type="string" calcext:value-type="string">
            <text:p>F-VLOK SOCK 1X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0" calcext:value-type="float">
            <text:p>10600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2" calcext:value-type="float">
            <text:p>1222</text:p>
          </table:table-cell>
          <table:table-cell table:style-name="ce66" office:value-type="float" office:value="1060091" calcext:value-type="float">
            <text:p>1060091</text:p>
          </table:table-cell>
          <table:table-cell table:style-name="ce69" office:value-type="string" calcext:value-type="string">
            <text:p>F-VLOK SOCK 11/4X11/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1" calcext:value-type="float">
            <text:p>10600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1" calcext:value-type="float">
            <text:p>1221</text:p>
          </table:table-cell>
          <table:table-cell table:style-name="ce66" office:value-type="float" office:value="1060092" calcext:value-type="float">
            <text:p>1060092</text:p>
          </table:table-cell>
          <table:table-cell table:style-name="ce69" office:value-type="string" calcext:value-type="string">
            <text:p>F-VLOK SOCK 11/2X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2" calcext:value-type="float">
            <text:p>10600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0" calcext:value-type="float">
            <text:p>1220</text:p>
          </table:table-cell>
          <table:table-cell table:style-name="ce66" office:value-type="float" office:value="1060093" calcext:value-type="float">
            <text:p>1060093</text:p>
          </table:table-cell>
          <table:table-cell table:style-name="ce69" office:value-type="string" calcext:value-type="string">
            <text:p>F-VLOK SOCK 11/2X21/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3" calcext:value-type="float">
            <text:p>10600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9" calcext:value-type="float">
            <text:p>1219</text:p>
          </table:table-cell>
          <table:table-cell table:style-name="ce66" office:value-type="float" office:value="1060094" calcext:value-type="float">
            <text:p>1060094</text:p>
          </table:table-cell>
          <table:table-cell table:style-name="ce69" office:value-type="string" calcext:value-type="string">
            <text:p>F-VLOK SOCK 2X3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4" calcext:value-type="float">
            <text:p>10600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8" calcext:value-type="float">
            <text:p>1218</text:p>
          </table:table-cell>
          <table:table-cell table:style-name="ce66" office:value-type="float" office:value="1060095" calcext:value-type="float">
            <text:p>1060095</text:p>
          </table:table-cell>
          <table:table-cell table:style-name="ce69" office:value-type="string" calcext:value-type="string">
            <text:p>F-VLOK SOCK 3X4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5" calcext:value-type="float">
            <text:p>10600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7" calcext:value-type="float">
            <text:p>1217</text:p>
          </table:table-cell>
          <table:table-cell table:style-name="ce66" office:value-type="float" office:value="1060096" calcext:value-type="float">
            <text:p>1060096</text:p>
          </table:table-cell>
          <table:table-cell table:style-name="ce69" office:value-type="string" calcext:value-type="string">
            <text:p>F-VLOK SOCK 11/4X1/2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6" calcext:value-type="float">
            <text:p>10600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6" calcext:value-type="float">
            <text:p>1216</text:p>
          </table:table-cell>
          <table:table-cell table:style-name="ce66" office:value-type="float" office:value="1060097" calcext:value-type="float">
            <text:p>1060097</text:p>
          </table:table-cell>
          <table:table-cell table:style-name="ce69" office:value-type="string" calcext:value-type="string">
            <text:p>F-VLOK SOCK 1/2X3/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7" calcext:value-type="float">
            <text:p>10600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5" calcext:value-type="float">
            <text:p>1215</text:p>
          </table:table-cell>
          <table:table-cell table:style-name="ce66" office:value-type="float" office:value="1060098" calcext:value-type="float">
            <text:p>1060098</text:p>
          </table:table-cell>
          <table:table-cell table:style-name="ce69" office:value-type="string" calcext:value-type="string">
            <text:p>F-VLOK SOCK 1/2X1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8" calcext:value-type="float">
            <text:p>10600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4" calcext:value-type="float">
            <text:p>1214</text:p>
          </table:table-cell>
          <table:table-cell table:style-name="ce66" office:value-type="float" office:value="1060099" calcext:value-type="float">
            <text:p>1060099</text:p>
          </table:table-cell>
          <table:table-cell table:style-name="ce69" office:value-type="string" calcext:value-type="string">
            <text:p>F-VLOK SOCK 3/4X1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099" calcext:value-type="float">
            <text:p>10600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3" calcext:value-type="float">
            <text:p>1213</text:p>
          </table:table-cell>
          <table:table-cell table:style-name="ce66" office:value-type="float" office:value="1060100" calcext:value-type="float">
            <text:p>1060100</text:p>
          </table:table-cell>
          <table:table-cell table:style-name="ce69" office:value-type="string" calcext:value-type="string">
            <text:p>F-VLOK SOCK 2 1/2 X 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0" calcext:value-type="float">
            <text:p>10601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2" calcext:value-type="float">
            <text:p>1212</text:p>
          </table:table-cell>
          <table:table-cell table:style-name="ce66" office:value-type="float" office:value="1060101" calcext:value-type="float">
            <text:p>1060101</text:p>
          </table:table-cell>
          <table:table-cell table:style-name="ce69" office:value-type="string" calcext:value-type="string">
            <text:p>F-VLOK SOCK 1X11/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1" calcext:value-type="float">
            <text:p>10601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1" calcext:value-type="float">
            <text:p>1211</text:p>
          </table:table-cell>
          <table:table-cell table:style-name="ce66" office:value-type="float" office:value="1060102" calcext:value-type="float">
            <text:p>1060102</text:p>
          </table:table-cell>
          <table:table-cell table:style-name="ce69" office:value-type="string" calcext:value-type="string">
            <text:p>F-VLOK SOCK 2 1/2 X 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2" calcext:value-type="float">
            <text:p>10601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0" calcext:value-type="float">
            <text:p>1210</text:p>
          </table:table-cell>
          <table:table-cell table:style-name="ce66" office:value-type="float" office:value="1060103" calcext:value-type="float">
            <text:p>1060103</text:p>
          </table:table-cell>
          <table:table-cell table:style-name="ce69" office:value-type="string" calcext:value-type="string">
            <text:p>F-VLOK SOCK 11/4X11/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3" calcext:value-type="float">
            <text:p>10601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9" calcext:value-type="float">
            <text:p>1209</text:p>
          </table:table-cell>
          <table:table-cell table:style-name="ce66" office:value-type="float" office:value="1060104" calcext:value-type="float">
            <text:p>1060104</text:p>
          </table:table-cell>
          <table:table-cell table:style-name="ce69" office:value-type="string" calcext:value-type="string">
            <text:p>F-VLOK SOCK 11/2X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4" calcext:value-type="float">
            <text:p>10601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8" calcext:value-type="float">
            <text:p>1208</text:p>
          </table:table-cell>
          <table:table-cell table:style-name="ce66" office:value-type="float" office:value="1060105" calcext:value-type="float">
            <text:p>1060105</text:p>
          </table:table-cell>
          <table:table-cell table:style-name="ce69" office:value-type="string" calcext:value-type="string">
            <text:p>F-VLOK SOCK 11/2X21/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5" calcext:value-type="float">
            <text:p>10601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7" calcext:value-type="float">
            <text:p>1207</text:p>
          </table:table-cell>
          <table:table-cell table:style-name="ce66" office:value-type="float" office:value="1060106" calcext:value-type="float">
            <text:p>1060106</text:p>
          </table:table-cell>
          <table:table-cell table:style-name="ce69" office:value-type="string" calcext:value-type="string">
            <text:p>F-VLOK SOCK 2X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6" calcext:value-type="float">
            <text:p>10601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6" calcext:value-type="float">
            <text:p>1206</text:p>
          </table:table-cell>
          <table:table-cell table:style-name="ce66" office:value-type="float" office:value="1060107" calcext:value-type="float">
            <text:p>1060107</text:p>
          </table:table-cell>
          <table:table-cell table:style-name="ce69" office:value-type="string" calcext:value-type="string">
            <text:p>F-VLOK SOCK 2 X 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7" calcext:value-type="float">
            <text:p>10601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5" calcext:value-type="float">
            <text:p>1205</text:p>
          </table:table-cell>
          <table:table-cell table:style-name="ce66" office:value-type="float" office:value="1060108" calcext:value-type="float">
            <text:p>1060108</text:p>
          </table:table-cell>
          <table:table-cell table:style-name="ce69" office:value-type="string" calcext:value-type="string">
            <text:p>F-VLOK SOCK 3 X 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8" calcext:value-type="float">
            <text:p>10601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4" calcext:value-type="float">
            <text:p>1204</text:p>
          </table:table-cell>
          <table:table-cell table:style-name="ce66" office:value-type="float" office:value="1060109" calcext:value-type="float">
            <text:p>1060109</text:p>
          </table:table-cell>
          <table:table-cell table:style-name="ce69" office:value-type="string" calcext:value-type="string">
            <text:p>F-VLOK SOCK 1 1/2 X 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09" calcext:value-type="float">
            <text:p>10601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3" calcext:value-type="float">
            <text:p>1203</text:p>
          </table:table-cell>
          <table:table-cell table:style-name="ce66" office:value-type="float" office:value="1060110" calcext:value-type="float">
            <text:p>1060110</text:p>
          </table:table-cell>
          <table:table-cell table:style-name="ce69" office:value-type="string" calcext:value-type="string">
            <text:p>F-VLOK SOCK 1 1/2 X 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0" calcext:value-type="float">
            <text:p>10601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2" calcext:value-type="float">
            <text:p>1202</text:p>
          </table:table-cell>
          <table:table-cell table:style-name="ce66" office:value-type="float" office:value="1060111" calcext:value-type="float">
            <text:p>1060111</text:p>
          </table:table-cell>
          <table:table-cell table:style-name="ce69" office:value-type="string" calcext:value-type="string">
            <text:p>F-VLOK SOCK 2 X 2 1/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1" calcext:value-type="float">
            <text:p>10601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1" calcext:value-type="float">
            <text:p>1201</text:p>
          </table:table-cell>
          <table:table-cell table:style-name="ce66" office:value-type="float" office:value="1060112" calcext:value-type="float">
            <text:p>1060112</text:p>
          </table:table-cell>
          <table:table-cell table:style-name="ce69" office:value-type="string" calcext:value-type="string">
            <text:p>F.KDD NO MERK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2" calcext:value-type="float">
            <text:p>106011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200" calcext:value-type="float">
            <text:p>1200</text:p>
          </table:table-cell>
          <table:table-cell table:style-name="ce66" office:value-type="float" office:value="1060113" calcext:value-type="float">
            <text:p>1060113</text:p>
          </table:table-cell>
          <table:table-cell table:style-name="ce69" office:value-type="string" calcext:value-type="string">
            <text:p>FITTING CROME EPS 1/2" X 1/2" ONDA 3 CM PANJANG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SPRTI SOKET DRAT LUAR DALAM</text:p>
          </table:table-cell>
          <table:table-cell table:style-name="ce30" office:value-type="float" office:value="1060113" calcext:value-type="float">
            <text:p>10601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9" calcext:value-type="float">
            <text:p>1199</text:p>
          </table:table-cell>
          <table:table-cell table:style-name="ce66" office:value-type="float" office:value="1060114" calcext:value-type="float">
            <text:p>1060114</text:p>
          </table:table-cell>
          <table:table-cell table:style-name="ce69" office:value-type="string" calcext:value-type="string">
            <text:p>FLEXIBLE HOSE 60 CM HONS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1060114" calcext:value-type="float">
            <text:p>10601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8" calcext:value-type="float">
            <text:p>1198</text:p>
          </table:table-cell>
          <table:table-cell table:style-name="ce66" office:value-type="float" office:value="1060115" calcext:value-type="float">
            <text:p>1060115</text:p>
          </table:table-cell>
          <table:table-cell table:style-name="ce69" office:value-type="string" calcext:value-type="string">
            <text:p>FLEXIBLE HOSE 30 CM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5" calcext:value-type="float">
            <text:p>10601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7" calcext:value-type="float">
            <text:p>1197</text:p>
          </table:table-cell>
          <table:table-cell table:style-name="ce66" office:value-type="float" office:value="1060116" calcext:value-type="float">
            <text:p>1060116</text:p>
          </table:table-cell>
          <table:table-cell table:style-name="ce69" office:value-type="string" calcext:value-type="string">
            <text:p>FLEXIBLE HOSE 40 CM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6" calcext:value-type="float">
            <text:p>10601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6" calcext:value-type="float">
            <text:p>1196</text:p>
          </table:table-cell>
          <table:table-cell table:style-name="ce66" office:value-type="float" office:value="1060117" calcext:value-type="float">
            <text:p>1060117</text:p>
          </table:table-cell>
          <table:table-cell table:style-name="ce69" office:value-type="string" calcext:value-type="string">
            <text:p>FLEXIBLE HOSE 50 CM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7" calcext:value-type="float">
            <text:p>10601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5" calcext:value-type="float">
            <text:p>1195</text:p>
          </table:table-cell>
          <table:table-cell table:style-name="ce66" office:value-type="float" office:value="1060118" calcext:value-type="float">
            <text:p>1060118</text:p>
          </table:table-cell>
          <table:table-cell table:style-name="ce69" office:value-type="string" calcext:value-type="string">
            <text:p>FLEXIBLE HOSE 60 CM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60118" calcext:value-type="float">
            <text:p>10601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4" calcext:value-type="float">
            <text:p>1194</text:p>
          </table:table-cell>
          <table:table-cell table:style-name="ce66" office:value-type="float" office:value="1060119" calcext:value-type="float">
            <text:p>1060119</text:p>
          </table:table-cell>
          <table:table-cell table:style-name="ce69" office:value-type="string" calcext:value-type="string">
            <text:p>FLEXIBLE SHOWER 120 CM HONS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VC</text:p>
          </table:table-cell>
          <table:table-cell table:style-name="ce30" office:value-type="float" office:value="1060119" calcext:value-type="float">
            <text:p>10601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3" calcext:value-type="float">
            <text:p>1193</text:p>
          </table:table-cell>
          <table:table-cell table:style-name="ce66" office:value-type="float" office:value="1060120" calcext:value-type="float">
            <text:p>1060120</text:p>
          </table:table-cell>
          <table:table-cell table:style-name="ce69" office:value-type="string" calcext:value-type="string">
            <text:p>FLEXIBLE SHOWER 1,5 M TAH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1060120" calcext:value-type="float">
            <text:p>10601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2" calcext:value-type="float">
            <text:p>1192</text:p>
          </table:table-cell>
          <table:table-cell table:style-name="ce66" office:value-type="float" office:value="1080001" calcext:value-type="float">
            <text:p>1080001</text:p>
          </table:table-cell>
          <table:table-cell table:style-name="ce69" office:value-type="string" calcext:value-type="string">
            <text:p>HAUD SHOWER SET <text:s/>BES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80001" calcext:value-type="float">
            <text:p>108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1" calcext:value-type="float">
            <text:p>1191</text:p>
          </table:table-cell>
          <table:table-cell table:style-name="ce66" office:value-type="float" office:value="1080002" calcext:value-type="float">
            <text:p>1080002</text:p>
          </table:table-cell>
          <table:table-cell table:style-name="ce69" office:value-type="string" calcext:value-type="string">
            <text:p>HAUD SHOWER SET <text:s/>VONE H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1080002" calcext:value-type="float">
            <text:p>108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0" calcext:value-type="float">
            <text:p>1190</text:p>
          </table:table-cell>
          <table:table-cell table:style-name="ce66" office:value-type="float" office:value="1080003" calcext:value-type="float">
            <text:p>1080003</text:p>
          </table:table-cell>
          <table:table-cell table:style-name="ce69" office:value-type="string" calcext:value-type="string">
            <text:p>HAUD SHOWER SET <text:s/>X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1080003" calcext:value-type="float">
            <text:p>108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9" calcext:value-type="float">
            <text:p>1189</text:p>
          </table:table-cell>
          <table:table-cell table:style-name="ce66" office:value-type="float" office:value="1080004" calcext:value-type="float">
            <text:p>1080004</text:p>
          </table:table-cell>
          <table:table-cell table:style-name="ce69" office:value-type="string" calcext:value-type="string">
            <text:p>HEATING ELEME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080004" calcext:value-type="float">
            <text:p>108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8" calcext:value-type="float">
            <text:p>1188</text:p>
          </table:table-cell>
          <table:table-cell table:style-name="ce66" office:value-type="float" office:value="1100001" calcext:value-type="float">
            <text:p>1100001</text:p>
          </table:table-cell>
          <table:table-cell table:style-name="ce69" office:value-type="string" calcext:value-type="string">
            <text:p>JET SHOWER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S75 WCS</text:p>
          </table:table-cell>
          <table:table-cell table:style-name="ce30" office:value-type="float" office:value="1100001" calcext:value-type="float">
            <text:p>110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7" calcext:value-type="float">
            <text:p>1187</text:p>
          </table:table-cell>
          <table:table-cell table:style-name="ce66" office:value-type="float" office:value="1100002" calcext:value-type="float">
            <text:p>1100002</text:p>
          </table:table-cell>
          <table:table-cell table:style-name="ce69" office:value-type="string" calcext:value-type="string">
            <text:p>JET SHOWER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MERK ERDOS PUTIH</text:p>
          </table:table-cell>
          <table:table-cell table:style-name="ce30" office:value-type="float" office:value="1100002" calcext:value-type="float">
            <text:p>110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6" calcext:value-type="float">
            <text:p>1186</text:p>
          </table:table-cell>
          <table:table-cell table:style-name="ce66" office:value-type="float" office:value="1100003" calcext:value-type="float">
            <text:p>1100003</text:p>
          </table:table-cell>
          <table:table-cell table:style-name="ce69" office:value-type="string" calcext:value-type="string">
            <text:p>JET SHOWER DO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KEPALA AJA</text:p>
          </table:table-cell>
          <table:table-cell table:style-name="ce30" office:value-type="float" office:value="1100003" calcext:value-type="float">
            <text:p>110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5" calcext:value-type="float">
            <text:p>1185</text:p>
          </table:table-cell>
          <table:table-cell table:style-name="ce66" office:value-type="float" office:value="1110001" calcext:value-type="float">
            <text:p>1110001</text:p>
          </table:table-cell>
          <table:table-cell table:style-name="ce69" office:value-type="string" calcext:value-type="string">
            <text:p>KNEE BESI 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1" calcext:value-type="float">
            <text:p>111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4" calcext:value-type="float">
            <text:p>1184</text:p>
          </table:table-cell>
          <table:table-cell table:style-name="ce66" office:value-type="float" office:value="1110002" calcext:value-type="float">
            <text:p>1110002</text:p>
          </table:table-cell>
          <table:table-cell table:style-name="ce69" office:value-type="string" calcext:value-type="string">
            <text:p>KNEE BESI 3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2" calcext:value-type="float">
            <text:p>111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3" calcext:value-type="float">
            <text:p>1183</text:p>
          </table:table-cell>
          <table:table-cell table:style-name="ce66" office:value-type="float" office:value="1110003" calcext:value-type="float">
            <text:p>1110003</text:p>
          </table:table-cell>
          <table:table-cell table:style-name="ce69" office:value-type="string" calcext:value-type="string">
            <text:p>KNEE BESI 1 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3" calcext:value-type="float">
            <text:p>111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2" calcext:value-type="float">
            <text:p>1182</text:p>
          </table:table-cell>
          <table:table-cell table:style-name="ce66" office:value-type="float" office:value="1110004" calcext:value-type="float">
            <text:p>1110004</text:p>
          </table:table-cell>
          <table:table-cell table:style-name="ce69" office:value-type="string" calcext:value-type="string">
            <text:p>KNEE BESI 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4" calcext:value-type="float">
            <text:p>111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1" calcext:value-type="float">
            <text:p>1181</text:p>
          </table:table-cell>
          <table:table-cell table:style-name="ce66" office:value-type="float" office:value="1110005" calcext:value-type="float">
            <text:p>1110005</text:p>
          </table:table-cell>
          <table:table-cell table:style-name="ce69" office:value-type="string" calcext:value-type="string">
            <text:p>KRAN BESI 1/2 " ONDA A 809 S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110005" calcext:value-type="float">
            <text:p>111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0" calcext:value-type="float">
            <text:p>1180</text:p>
          </table:table-cell>
          <table:table-cell table:style-name="ce66" office:value-type="float" office:value="1110006" calcext:value-type="float">
            <text:p>1110006</text:p>
          </table:table-cell>
          <table:table-cell table:style-name="ce69" office:value-type="string" calcext:value-type="string">
            <text:p>KRAN BESI / GATE VALVE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6" calcext:value-type="float">
            <text:p>111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9" calcext:value-type="float">
            <text:p>1179</text:p>
          </table:table-cell>
          <table:table-cell table:style-name="ce66" office:value-type="float" office:value="1110007" calcext:value-type="float">
            <text:p>1110007</text:p>
          </table:table-cell>
          <table:table-cell table:style-name="ce69" office:value-type="string" calcext:value-type="string">
            <text:p>KRAN BESI / SINK TAP 1/2 " ONDA CLS 01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CLS 01</text:p>
          </table:table-cell>
          <table:table-cell table:style-name="ce30" office:value-type="float" office:value="1110007" calcext:value-type="float">
            <text:p>111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8" calcext:value-type="float">
            <text:p>1178</text:p>
          </table:table-cell>
          <table:table-cell table:style-name="ce66" office:value-type="float" office:value="1110008" calcext:value-type="float">
            <text:p>1110008</text:p>
          </table:table-cell>
          <table:table-cell table:style-name="ce69" office:value-type="string" calcext:value-type="string">
            <text:p>KRAN BESI ANGSA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08" calcext:value-type="float">
            <text:p>111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7" calcext:value-type="float">
            <text:p>1177</text:p>
          </table:table-cell>
          <table:table-cell table:style-name="ce66" office:value-type="float" office:value="1110009" calcext:value-type="float">
            <text:p>1110009</text:p>
          </table:table-cell>
          <table:table-cell table:style-name="ce69" office:value-type="string" calcext:value-type="string">
            <text:p>KRAN BESI ANGSA 1/2 " ONDA, V 639 T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110009" calcext:value-type="float">
            <text:p>111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6" calcext:value-type="float">
            <text:p>1176</text:p>
          </table:table-cell>
          <table:table-cell table:style-name="ce66" office:value-type="float" office:value="1110010" calcext:value-type="float">
            <text:p>1110010</text:p>
          </table:table-cell>
          <table:table-cell table:style-name="ce69" office:value-type="string" calcext:value-type="string">
            <text:p>KRAN BESI ANGSA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0" calcext:value-type="float">
            <text:p>111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5" calcext:value-type="float">
            <text:p>1175</text:p>
          </table:table-cell>
          <table:table-cell table:style-name="ce66" office:value-type="float" office:value="1110011" calcext:value-type="float">
            <text:p>1110011</text:p>
          </table:table-cell>
          <table:table-cell table:style-name="ce69" office:value-type="string" calcext:value-type="string">
            <text:p>KRAN BESI ANGSA FLEXSIBEL 1/2 " I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MERK ICO</text:p>
          </table:table-cell>
          <table:table-cell table:style-name="ce30" office:value-type="float" office:value="1110011" calcext:value-type="float">
            <text:p>111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4" calcext:value-type="float">
            <text:p>1174</text:p>
          </table:table-cell>
          <table:table-cell table:style-name="ce66" office:value-type="float" office:value="1110012" calcext:value-type="float">
            <text:p>1110012</text:p>
          </table:table-cell>
          <table:table-cell table:style-name="ce69" office:value-type="string" calcext:value-type="string">
            <text:p>KRAN BESI ANGSA TANCAP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2" calcext:value-type="float">
            <text:p>111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3" calcext:value-type="float">
            <text:p>1173</text:p>
          </table:table-cell>
          <table:table-cell table:style-name="ce66" office:value-type="float" office:value="1110013" calcext:value-type="float">
            <text:p>1110013</text:p>
          </table:table-cell>
          <table:table-cell table:style-name="ce69" office:value-type="string" calcext:value-type="string">
            <text:p>KRAN BESI BALING COPOT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3" calcext:value-type="float">
            <text:p>111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2" calcext:value-type="float">
            <text:p>1172</text:p>
          </table:table-cell>
          <table:table-cell table:style-name="ce66" office:value-type="float" office:value="1110014" calcext:value-type="float">
            <text:p>1110014</text:p>
          </table:table-cell>
          <table:table-cell table:style-name="ce69" office:value-type="string" calcext:value-type="string">
            <text:p>KRAN BESI BALING TAMAN 1/2 " FAZ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4" calcext:value-type="float">
            <text:p>111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1" calcext:value-type="float">
            <text:p>1171</text:p>
          </table:table-cell>
          <table:table-cell table:style-name="ce66" office:value-type="float" office:value="1110015" calcext:value-type="float">
            <text:p>1110015</text:p>
          </table:table-cell>
          <table:table-cell table:style-name="ce69" office:value-type="string" calcext:value-type="string">
            <text:p>KRAN BESI BALING TAMAN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5" calcext:value-type="float">
            <text:p>111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0" calcext:value-type="float">
            <text:p>1170</text:p>
          </table:table-cell>
          <table:table-cell table:style-name="ce66" office:value-type="float" office:value="1110016" calcext:value-type="float">
            <text:p>1110016</text:p>
          </table:table-cell>
          <table:table-cell table:style-name="ce69" office:value-type="string" calcext:value-type="string">
            <text:p>KRAN BESI BATH TUB 1/2 " ONDA K 404 C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6" calcext:value-type="float">
            <text:p>111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9" calcext:value-type="float">
            <text:p>1169</text:p>
          </table:table-cell>
          <table:table-cell table:style-name="ce66" office:value-type="float" office:value="1110017" calcext:value-type="float">
            <text:p>1110017</text:p>
          </table:table-cell>
          <table:table-cell table:style-name="ce69" office:value-type="string" calcext:value-type="string">
            <text:p>KRAN BESI BATH TUB 1/2 " ONDA K 404 CT S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7" calcext:value-type="float">
            <text:p>111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8" calcext:value-type="float">
            <text:p>1168</text:p>
          </table:table-cell>
          <table:table-cell table:style-name="ce66" office:value-type="float" office:value="1110018" calcext:value-type="float">
            <text:p>1110018</text:p>
          </table:table-cell>
          <table:table-cell table:style-name="ce69" office:value-type="string" calcext:value-type="string">
            <text:p>KRAN BESI BCS 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18" calcext:value-type="float">
            <text:p>111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7" calcext:value-type="float">
            <text:p>1167</text:p>
          </table:table-cell>
          <table:table-cell table:style-name="ce66" office:value-type="float" office:value="1110019" calcext:value-type="float">
            <text:p>1110019</text:p>
          </table:table-cell>
          <table:table-cell table:style-name="ce69" office:value-type="string" calcext:value-type="string">
            <text:p>KRAN BESI CEBOL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C</text:p>
          </table:table-cell>
          <table:table-cell table:style-name="ce30" office:value-type="float" office:value="1110019" calcext:value-type="float">
            <text:p>111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6" calcext:value-type="float">
            <text:p>1166</text:p>
          </table:table-cell>
          <table:table-cell table:style-name="ce66" office:value-type="float" office:value="1110020" calcext:value-type="float">
            <text:p>1110020</text:p>
          </table:table-cell>
          <table:table-cell table:style-name="ce69" office:value-type="string" calcext:value-type="string">
            <text:p>KRAN BESI CEBOL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CS</text:p>
          </table:table-cell>
          <table:table-cell table:style-name="ce30" office:value-type="float" office:value="1110020" calcext:value-type="float">
            <text:p>111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5" calcext:value-type="float">
            <text:p>1165</text:p>
          </table:table-cell>
          <table:table-cell table:style-name="ce66" office:value-type="float" office:value="1110021" calcext:value-type="float">
            <text:p>1110021</text:p>
          </table:table-cell>
          <table:table-cell table:style-name="ce69" office:value-type="string" calcext:value-type="string">
            <text:p>KRAN BESI CEBOL 1/2 " SY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/>
          <table:table-cell table:style-name="ce30" office:value-type="float" office:value="1110021" calcext:value-type="float">
            <text:p>111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4" calcext:value-type="float">
            <text:p>1164</text:p>
          </table:table-cell>
          <table:table-cell table:style-name="ce66" office:value-type="float" office:value="1110022" calcext:value-type="float">
            <text:p>1110022</text:p>
          </table:table-cell>
          <table:table-cell table:style-name="ce69" office:value-type="string" calcext:value-type="string">
            <text:p>KRAN BESI CEBOL ENGKOL 1/2 " S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 office:value-type="string" calcext:value-type="string">
            <text:p>SINLOG</text:p>
          </table:table-cell>
          <table:table-cell table:style-name="ce30" office:value-type="float" office:value="1110022" calcext:value-type="float">
            <text:p>111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3" calcext:value-type="float">
            <text:p>1163</text:p>
          </table:table-cell>
          <table:table-cell table:style-name="ce66" office:value-type="float" office:value="1110023" calcext:value-type="float">
            <text:p>1110023</text:p>
          </table:table-cell>
          <table:table-cell table:style-name="ce69" office:value-type="string" calcext:value-type="string">
            <text:p>KRAN BESI CEBOL KUNINGAN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L</text:p>
          </table:table-cell>
          <table:table-cell table:style-name="ce30" office:value-type="float" office:value="1110023" calcext:value-type="float">
            <text:p>111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2" calcext:value-type="float">
            <text:p>1162</text:p>
          </table:table-cell>
          <table:table-cell table:style-name="ce66" office:value-type="float" office:value="1110024" calcext:value-type="float">
            <text:p>1110024</text:p>
          </table:table-cell>
          <table:table-cell table:style-name="ce69" office:value-type="string" calcext:value-type="string">
            <text:p>KRAN BESI ENGKOL TAMAN 1/2''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LS</text:p>
          </table:table-cell>
          <table:table-cell table:style-name="ce30" office:value-type="float" office:value="1110024" calcext:value-type="float">
            <text:p>111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1" calcext:value-type="float">
            <text:p>1161</text:p>
          </table:table-cell>
          <table:table-cell table:style-name="ce66" office:value-type="float" office:value="1110025" calcext:value-type="float">
            <text:p>1110025</text:p>
          </table:table-cell>
          <table:table-cell table:style-name="ce69" office:value-type="string" calcext:value-type="string">
            <text:p>KRAN BESI KOTAK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25" calcext:value-type="float">
            <text:p>111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0" calcext:value-type="float">
            <text:p>1160</text:p>
          </table:table-cell>
          <table:table-cell table:style-name="ce66" office:value-type="float" office:value="1110026" calcext:value-type="float">
            <text:p>1110026</text:p>
          </table:table-cell>
          <table:table-cell table:style-name="ce69" office:value-type="string" calcext:value-type="string">
            <text:p>KRAN BESI MIXER 1 1/2 " ONDA JF 07 CA  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110026" calcext:value-type="float">
            <text:p>111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9" calcext:value-type="float">
            <text:p>1159</text:p>
          </table:table-cell>
          <table:table-cell table:style-name="ce66" office:value-type="float" office:value="1110027" calcext:value-type="float">
            <text:p>1110027</text:p>
          </table:table-cell>
          <table:table-cell table:style-name="ce69" office:value-type="string" calcext:value-type="string">
            <text:p>KRAN BESI MIXER 1 1/2 " DCO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T. JAYA SEMESTA K</text:p>
          </table:table-cell>
          <table:table-cell table:style-name="ce69"/>
          <table:table-cell table:style-name="ce30" office:value-type="float" office:value="1110027" calcext:value-type="float">
            <text:p>111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8" calcext:value-type="float">
            <text:p>1158</text:p>
          </table:table-cell>
          <table:table-cell table:style-name="ce66" office:value-type="float" office:value="1110028" calcext:value-type="float">
            <text:p>1110028</text:p>
          </table:table-cell>
          <table:table-cell table:style-name="ce69" office:value-type="string" calcext:value-type="string">
            <text:p>KRAN BESI MIXER 2 1/2 " SOLIG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T. JAYA SEMESTA K</text:p>
          </table:table-cell>
          <table:table-cell table:style-name="ce69"/>
          <table:table-cell table:style-name="ce30" office:value-type="float" office:value="1110028" calcext:value-type="float">
            <text:p>111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7" calcext:value-type="float">
            <text:p>1157</text:p>
          </table:table-cell>
          <table:table-cell table:style-name="ce66" office:value-type="float" office:value="1110029" calcext:value-type="float">
            <text:p>1110029</text:p>
          </table:table-cell>
          <table:table-cell table:style-name="ce69" office:value-type="string" calcext:value-type="string">
            <text:p>KRAN BESI PANAS DINGIN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29" calcext:value-type="float">
            <text:p>111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6" calcext:value-type="float">
            <text:p>1156</text:p>
          </table:table-cell>
          <table:table-cell table:style-name="ce66" office:value-type="float" office:value="1110030" calcext:value-type="float">
            <text:p>1110030</text:p>
          </table:table-cell>
          <table:table-cell table:style-name="ce69" office:value-type="string" calcext:value-type="string">
            <text:p>KRAN BESI TAMAN  1/2 "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0" calcext:value-type="float">
            <text:p>111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5" calcext:value-type="float">
            <text:p>1155</text:p>
          </table:table-cell>
          <table:table-cell table:style-name="ce66" office:value-type="float" office:value="1110031" calcext:value-type="float">
            <text:p>1110031</text:p>
          </table:table-cell>
          <table:table-cell table:style-name="ce69" office:value-type="string" calcext:value-type="string">
            <text:p>KRAN PVC <text:s/>1/2 " NIK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1" calcext:value-type="float">
            <text:p>111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4" calcext:value-type="float">
            <text:p>1154</text:p>
          </table:table-cell>
          <table:table-cell table:style-name="ce66" office:value-type="float" office:value="1110032" calcext:value-type="float">
            <text:p>1110032</text:p>
          </table:table-cell>
          <table:table-cell table:style-name="ce69" office:value-type="string" calcext:value-type="string">
            <text:p>KRAN PVC ANGSA 1/2 " VIN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2" calcext:value-type="float">
            <text:p>111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3" calcext:value-type="float">
            <text:p>1153</text:p>
          </table:table-cell>
          <table:table-cell table:style-name="ce66" office:value-type="float" office:value="1110033" calcext:value-type="float">
            <text:p>1110033</text:p>
          </table:table-cell>
          <table:table-cell table:style-name="ce69" office:value-type="string" calcext:value-type="string">
            <text:p>KRAN PVC BALING 1/2 " VIN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3" calcext:value-type="float">
            <text:p>111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2" calcext:value-type="float">
            <text:p>1152</text:p>
          </table:table-cell>
          <table:table-cell table:style-name="ce66" office:value-type="float" office:value="1110034" calcext:value-type="float">
            <text:p>1110034</text:p>
          </table:table-cell>
          <table:table-cell table:style-name="ce69" office:value-type="string" calcext:value-type="string">
            <text:p>KRAN PVC BALING 1/2 " CAMR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 office:value-type="string" calcext:value-type="string">
            <text:p>P &amp; KUNING</text:p>
          </table:table-cell>
          <table:table-cell table:style-name="ce30" office:value-type="float" office:value="1110034" calcext:value-type="float">
            <text:p>111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1" calcext:value-type="float">
            <text:p>1151</text:p>
          </table:table-cell>
          <table:table-cell table:style-name="ce66" office:value-type="float" office:value="1110035" calcext:value-type="float">
            <text:p>1110035</text:p>
          </table:table-cell>
          <table:table-cell table:style-name="ce69" office:value-type="string" calcext:value-type="string">
            <text:p>KRAN PVC BALING 1/2 " HOLY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5" calcext:value-type="float">
            <text:p>111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0" calcext:value-type="float">
            <text:p>1150</text:p>
          </table:table-cell>
          <table:table-cell table:style-name="ce66" office:value-type="float" office:value="1110036" calcext:value-type="float">
            <text:p>1110036</text:p>
          </table:table-cell>
          <table:table-cell table:style-name="ce69" office:value-type="string" calcext:value-type="string">
            <text:p>KRAN PVC BELIMBING TAMAN 1/2 " SANHO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AGUS</text:p>
          </table:table-cell>
          <table:table-cell table:style-name="ce30" office:value-type="float" office:value="1110036" calcext:value-type="float">
            <text:p>111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9" calcext:value-type="float">
            <text:p>1149</text:p>
          </table:table-cell>
          <table:table-cell table:style-name="ce66" office:value-type="float" office:value="1110037" calcext:value-type="float">
            <text:p>1110037</text:p>
          </table:table-cell>
          <table:table-cell table:style-name="ce69" office:value-type="string" calcext:value-type="string">
            <text:p>KRAN PVC ENGKOL 1/2 " HOL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 office:value-type="string" calcext:value-type="string">
            <text:p>TRANSPARAN</text:p>
          </table:table-cell>
          <table:table-cell table:style-name="ce30" office:value-type="float" office:value="1110037" calcext:value-type="float">
            <text:p>111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8" calcext:value-type="float">
            <text:p>1148</text:p>
          </table:table-cell>
          <table:table-cell table:style-name="ce66" office:value-type="float" office:value="1110038" calcext:value-type="float">
            <text:p>1110038</text:p>
          </table:table-cell>
          <table:table-cell table:style-name="ce69" office:value-type="string" calcext:value-type="string">
            <text:p>KRAN PVC ENGKOL 1/2 " S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8" calcext:value-type="float">
            <text:p>111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7" calcext:value-type="float">
            <text:p>1147</text:p>
          </table:table-cell>
          <table:table-cell table:style-name="ce66" office:value-type="float" office:value="1110039" calcext:value-type="float">
            <text:p>1110039</text:p>
          </table:table-cell>
          <table:table-cell table:style-name="ce69" office:value-type="string" calcext:value-type="string">
            <text:p>KRAN PVC ENGKOL TAMAN 1/2 " NIK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39" calcext:value-type="float">
            <text:p>111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6" calcext:value-type="float">
            <text:p>1146</text:p>
          </table:table-cell>
          <table:table-cell table:style-name="ce66" office:value-type="float" office:value="1110040" calcext:value-type="float">
            <text:p>1110040</text:p>
          </table:table-cell>
          <table:table-cell table:style-name="ce69" office:value-type="string" calcext:value-type="string">
            <text:p>KRAN PVC ENGKOL TAMAN 1/2 " SANH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40" calcext:value-type="float">
            <text:p>111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5" calcext:value-type="float">
            <text:p>1145</text:p>
          </table:table-cell>
          <table:table-cell table:style-name="ce66" office:value-type="float" office:value="1110041" calcext:value-type="float">
            <text:p>1110041</text:p>
          </table:table-cell>
          <table:table-cell table:style-name="ce69" office:value-type="string" calcext:value-type="string">
            <text:p>KRAN PVC ENGKOL TAMAN 1/2 " IZUM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UNGGU,PINK,BIRU</text:p>
          </table:table-cell>
          <table:table-cell table:style-name="ce30" office:value-type="float" office:value="1110041" calcext:value-type="float">
            <text:p>111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4" calcext:value-type="float">
            <text:p>1144</text:p>
          </table:table-cell>
          <table:table-cell table:style-name="ce66" office:value-type="float" office:value="1110042" calcext:value-type="float">
            <text:p>1110042</text:p>
          </table:table-cell>
          <table:table-cell table:style-name="ce69" office:value-type="string" calcext:value-type="string">
            <text:p>KRAN PVC KOTAK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42" calcext:value-type="float">
            <text:p>111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3" calcext:value-type="float">
            <text:p>1143</text:p>
          </table:table-cell>
          <table:table-cell table:style-name="ce66" office:value-type="float" office:value="1110043" calcext:value-type="float">
            <text:p>1110043</text:p>
          </table:table-cell>
          <table:table-cell table:style-name="ce69" office:value-type="string" calcext:value-type="string">
            <text:p>KRAN PVC SEMPROT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43" calcext:value-type="float">
            <text:p>111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2" calcext:value-type="float">
            <text:p>1142</text:p>
          </table:table-cell>
          <table:table-cell table:style-name="ce66" office:value-type="float" office:value="1110044" calcext:value-type="float">
            <text:p>1110044</text:p>
          </table:table-cell>
          <table:table-cell table:style-name="ce69" office:value-type="string" calcext:value-type="string">
            <text:p>KRAN PVC SHOWER 1/2 " ONDA K 406 CTG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10044" calcext:value-type="float">
            <text:p>111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1" calcext:value-type="float">
            <text:p>1141</text:p>
          </table:table-cell>
          <table:table-cell table:style-name="ce66" office:value-type="float" office:value="1110045" calcext:value-type="float">
            <text:p>1110045</text:p>
          </table:table-cell>
          <table:table-cell table:style-name="ce69" office:value-type="string" calcext:value-type="string">
            <text:p>KRAN PVC SHOWER 1/2 "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JF07-CA DOUBEL NULIS</text:p>
          </table:table-cell>
          <table:table-cell table:style-name="ce30" office:value-type="float" office:value="1110045" calcext:value-type="float">
            <text:p>111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0" calcext:value-type="float">
            <text:p>1140</text:p>
          </table:table-cell>
          <table:table-cell table:style-name="ce66" office:value-type="float" office:value="1140001" calcext:value-type="float">
            <text:p>1140001</text:p>
          </table:table-cell>
          <table:table-cell table:style-name="ce69" office:value-type="string" calcext:value-type="string">
            <text:p>NEPEL T DRAT DLM T77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40001" calcext:value-type="float">
            <text:p>114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9" calcext:value-type="float">
            <text:p>1139</text:p>
          </table:table-cell>
          <table:table-cell table:style-name="ce66" office:value-type="float" office:value="1140002" calcext:value-type="float">
            <text:p>1140002</text:p>
          </table:table-cell>
          <table:table-cell table:style-name="ce69" office:value-type="string" calcext:value-type="string">
            <text:p>NEPEL T DRAT LUAR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NAMA LAIN SHOWER T</text:p>
          </table:table-cell>
          <table:table-cell table:style-name="ce30" office:value-type="float" office:value="1140002" calcext:value-type="float">
            <text:p>114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8" calcext:value-type="float">
            <text:p>1138</text:p>
          </table:table-cell>
          <table:table-cell table:style-name="ce66" office:value-type="float" office:value="1160001" calcext:value-type="float">
            <text:p>1160001</text:p>
          </table:table-cell>
          <table:table-cell table:style-name="ce69" office:value-type="string" calcext:value-type="string">
            <text:p>PELAMPUNG AIR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60001" calcext:value-type="float">
            <text:p>116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7" calcext:value-type="float">
            <text:p>1137</text:p>
          </table:table-cell>
          <table:table-cell table:style-name="ce66" office:value-type="float" office:value="1160002" calcext:value-type="float">
            <text:p>1160002</text:p>
          </table:table-cell>
          <table:table-cell table:style-name="ce69" office:value-type="string" calcext:value-type="string">
            <text:p>PINTU ALUMUNIUM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PLAT KANAN KIRI</text:p>
          </table:table-cell>
          <table:table-cell table:style-name="ce30" office:value-type="float" office:value="1160002" calcext:value-type="float">
            <text:p>116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6" calcext:value-type="float">
            <text:p>1136</text:p>
          </table:table-cell>
          <table:table-cell table:style-name="ce66" office:value-type="float" office:value="1160003" calcext:value-type="float">
            <text:p>1160003</text:p>
          </table:table-cell>
          <table:table-cell table:style-name="ce69" office:value-type="string" calcext:value-type="string">
            <text:p>PINTU PVC  60 CM EAGL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ANDU JAYA</text:p>
          </table:table-cell>
          <table:table-cell table:style-name="ce69" office:value-type="string" calcext:value-type="string">
            <text:p>POLOS</text:p>
          </table:table-cell>
          <table:table-cell table:style-name="ce30" office:value-type="float" office:value="1160003" calcext:value-type="float">
            <text:p>116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5" calcext:value-type="float">
            <text:p>1135</text:p>
          </table:table-cell>
          <table:table-cell table:style-name="ce66" office:value-type="float" office:value="1160004" calcext:value-type="float">
            <text:p>1160004</text:p>
          </table:table-cell>
          <table:table-cell table:style-name="ce69" office:value-type="string" calcext:value-type="string">
            <text:p>PINTU PVC  60 CM EAGL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ANDU JAYA</text:p>
          </table:table-cell>
          <table:table-cell table:style-name="ce69" office:value-type="string" calcext:value-type="string">
            <text:p>GARIS</text:p>
          </table:table-cell>
          <table:table-cell table:style-name="ce30" office:value-type="float" office:value="1160004" calcext:value-type="float">
            <text:p>116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4" calcext:value-type="float">
            <text:p>1134</text:p>
          </table:table-cell>
          <table:table-cell table:style-name="ce66" office:value-type="float" office:value="1160005" calcext:value-type="float">
            <text:p>1160005</text:p>
          </table:table-cell>
          <table:table-cell table:style-name="ce69" office:value-type="string" calcext:value-type="string">
            <text:p>PINTU PVC  60 CM GRAN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HOKA</text:p>
          </table:table-cell>
          <table:table-cell table:style-name="ce69" office:value-type="string" calcext:value-type="string">
            <text:p>POLOS</text:p>
          </table:table-cell>
          <table:table-cell table:style-name="ce30" office:value-type="float" office:value="1160005" calcext:value-type="float">
            <text:p>116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3" calcext:value-type="float">
            <text:p>1133</text:p>
          </table:table-cell>
          <table:table-cell table:style-name="ce66" office:value-type="float" office:value="1160006" calcext:value-type="float">
            <text:p>1160006</text:p>
          </table:table-cell>
          <table:table-cell table:style-name="ce69" office:value-type="string" calcext:value-type="string">
            <text:p>PINTU PVC  60 CM GRAN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HOKA</text:p>
          </table:table-cell>
          <table:table-cell table:style-name="ce69" office:value-type="string" calcext:value-type="string">
            <text:p>BERURAT</text:p>
          </table:table-cell>
          <table:table-cell table:style-name="ce30" office:value-type="float" office:value="1160006" calcext:value-type="float">
            <text:p>116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2" calcext:value-type="float">
            <text:p>1132</text:p>
          </table:table-cell>
          <table:table-cell table:style-name="ce66" office:value-type="float" office:value="1160007" calcext:value-type="float">
            <text:p>1160007</text:p>
          </table:table-cell>
          <table:table-cell table:style-name="ce69" office:value-type="string" calcext:value-type="string">
            <text:p>PINTU PVC  60 CM JATI COBR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 office:value-type="string" calcext:value-type="string">
            <text:p>SLOT</text:p>
          </table:table-cell>
          <table:table-cell table:style-name="ce30" office:value-type="float" office:value="1160007" calcext:value-type="float">
            <text:p>116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1" calcext:value-type="float">
            <text:p>1131</text:p>
          </table:table-cell>
          <table:table-cell table:style-name="ce66" office:value-type="float" office:value="1160008" calcext:value-type="float">
            <text:p>1160008</text:p>
          </table:table-cell>
          <table:table-cell table:style-name="ce69" office:value-type="string" calcext:value-type="string">
            <text:p>PINTU PVC  60 CM MAS KACA OVA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60008" calcext:value-type="float">
            <text:p>116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0" calcext:value-type="float">
            <text:p>1130</text:p>
          </table:table-cell>
          <table:table-cell table:style-name="ce66" office:value-type="float" office:value="1160009" calcext:value-type="float">
            <text:p>1160009</text:p>
          </table:table-cell>
          <table:table-cell table:style-name="ce69" office:value-type="string" calcext:value-type="string">
            <text:p>PINTU PVC  60 CM TRILES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RIJAYATAMA</text:p>
          </table:table-cell>
          <table:table-cell table:style-name="ce69" office:value-type="string" calcext:value-type="string">
            <text:p>SLOT</text:p>
          </table:table-cell>
          <table:table-cell table:style-name="ce30" office:value-type="float" office:value="1160009" calcext:value-type="float">
            <text:p>116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9" calcext:value-type="float">
            <text:p>1129</text:p>
          </table:table-cell>
          <table:table-cell table:style-name="ce66" office:value-type="float" office:value="1160010" calcext:value-type="float">
            <text:p>1160010</text:p>
          </table:table-cell>
          <table:table-cell table:style-name="ce69" office:value-type="string" calcext:value-type="string">
            <text:p>PINTU PVC JATI 60 CM TRILES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RIJAYATAMA</text:p>
          </table:table-cell>
          <table:table-cell table:style-name="ce69" office:value-type="string" calcext:value-type="string">
            <text:p>SLOT</text:p>
          </table:table-cell>
          <table:table-cell table:style-name="ce30" office:value-type="float" office:value="1160010" calcext:value-type="float">
            <text:p>116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8" calcext:value-type="float">
            <text:p>1128</text:p>
          </table:table-cell>
          <table:table-cell table:style-name="ce66" office:value-type="float" office:value="1160011" calcext:value-type="float">
            <text:p>1160011</text:p>
          </table:table-cell>
          <table:table-cell table:style-name="ce69" office:value-type="string" calcext:value-type="string">
            <text:p>PIPA PARALON 3/4 IN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1" calcext:value-type="float">
            <text:p>116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7" calcext:value-type="float">
            <text:p>1127</text:p>
          </table:table-cell>
          <table:table-cell table:style-name="ce66" office:value-type="float" office:value="1160012" calcext:value-type="float">
            <text:p>1160012</text:p>
          </table:table-cell>
          <table:table-cell table:style-name="ce69" office:value-type="string" calcext:value-type="string">
            <text:p>PIPA PARALON 1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2" calcext:value-type="float">
            <text:p>116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6" calcext:value-type="float">
            <text:p>1126</text:p>
          </table:table-cell>
          <table:table-cell table:style-name="ce66" office:value-type="float" office:value="1160013" calcext:value-type="float">
            <text:p>1160013</text:p>
          </table:table-cell>
          <table:table-cell table:style-name="ce69" office:value-type="string" calcext:value-type="string">
            <text:p>PIPA PARALON 1 1/2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3" calcext:value-type="float">
            <text:p>116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5" calcext:value-type="float">
            <text:p>1125</text:p>
          </table:table-cell>
          <table:table-cell table:style-name="ce66" office:value-type="float" office:value="1160014" calcext:value-type="float">
            <text:p>1160014</text:p>
          </table:table-cell>
          <table:table-cell table:style-name="ce69" office:value-type="string" calcext:value-type="string">
            <text:p>PIPA PARALON 2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4" calcext:value-type="float">
            <text:p>116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4" calcext:value-type="float">
            <text:p>1124</text:p>
          </table:table-cell>
          <table:table-cell table:style-name="ce66" office:value-type="float" office:value="1160015" calcext:value-type="float">
            <text:p>1160015</text:p>
          </table:table-cell>
          <table:table-cell table:style-name="ce69" office:value-type="string" calcext:value-type="string">
            <text:p>PIPA PARALON 2 1/2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5" calcext:value-type="float">
            <text:p>116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3" calcext:value-type="float">
            <text:p>1123</text:p>
          </table:table-cell>
          <table:table-cell table:style-name="ce66" office:value-type="float" office:value="1160016" calcext:value-type="float">
            <text:p>1160016</text:p>
          </table:table-cell>
          <table:table-cell table:style-name="ce69" office:value-type="string" calcext:value-type="string">
            <text:p>PIPA PARALON 4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6" calcext:value-type="float">
            <text:p>116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2" calcext:value-type="float">
            <text:p>1122</text:p>
          </table:table-cell>
          <table:table-cell table:style-name="ce66" office:value-type="float" office:value="1160017" calcext:value-type="float">
            <text:p>1160017</text:p>
          </table:table-cell>
          <table:table-cell table:style-name="ce69" office:value-type="string" calcext:value-type="string">
            <text:p>PIPA PARALON 1 1/4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7" calcext:value-type="float">
            <text:p>116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1" calcext:value-type="float">
            <text:p>1121</text:p>
          </table:table-cell>
          <table:table-cell table:style-name="ce66" office:value-type="float" office:value="1160018" calcext:value-type="float">
            <text:p>1160018</text:p>
          </table:table-cell>
          <table:table-cell table:style-name="ce69" office:value-type="string" calcext:value-type="string">
            <text:p>PIPA PARALON 1 1/2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8" calcext:value-type="float">
            <text:p>116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0" calcext:value-type="float">
            <text:p>1120</text:p>
          </table:table-cell>
          <table:table-cell table:style-name="ce66" office:value-type="float" office:value="1160019" calcext:value-type="float">
            <text:p>1160019</text:p>
          </table:table-cell>
          <table:table-cell table:style-name="ce69" office:value-type="string" calcext:value-type="string">
            <text:p>PIPA PARALON 2 1/2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19" calcext:value-type="float">
            <text:p>116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9" calcext:value-type="float">
            <text:p>1119</text:p>
          </table:table-cell>
          <table:table-cell table:style-name="ce66" office:value-type="float" office:value="1160020" calcext:value-type="float">
            <text:p>1160020</text:p>
          </table:table-cell>
          <table:table-cell table:style-name="ce69" office:value-type="string" calcext:value-type="string">
            <text:p>PIPA PARALON  1/2 IN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0" calcext:value-type="float">
            <text:p>116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8" calcext:value-type="float">
            <text:p>1118</text:p>
          </table:table-cell>
          <table:table-cell table:style-name="ce66" office:value-type="float" office:value="1160021" calcext:value-type="float">
            <text:p>1160021</text:p>
          </table:table-cell>
          <table:table-cell table:style-name="ce69" office:value-type="string" calcext:value-type="string">
            <text:p>PIPA PARALON  3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1" calcext:value-type="float">
            <text:p>116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7" calcext:value-type="float">
            <text:p>1117</text:p>
          </table:table-cell>
          <table:table-cell table:style-name="ce66" office:value-type="float" office:value="1160022" calcext:value-type="float">
            <text:p>1160022</text:p>
          </table:table-cell>
          <table:table-cell table:style-name="ce69" office:value-type="string" calcext:value-type="string">
            <text:p>PIPA PARALON  1/2'' BOSS 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2" calcext:value-type="float">
            <text:p>116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6" calcext:value-type="float">
            <text:p>1116</text:p>
          </table:table-cell>
          <table:table-cell table:style-name="ce66" office:value-type="float" office:value="1160023" calcext:value-type="float">
            <text:p>1160023</text:p>
          </table:table-cell>
          <table:table-cell table:style-name="ce69" office:value-type="string" calcext:value-type="string">
            <text:p>PIPA PARALON  3/4'' BOSS 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3" calcext:value-type="float">
            <text:p>116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5" calcext:value-type="float">
            <text:p>1115</text:p>
          </table:table-cell>
          <table:table-cell table:style-name="ce66" office:value-type="float" office:value="1160024" calcext:value-type="float">
            <text:p>1160024</text:p>
          </table:table-cell>
          <table:table-cell table:style-name="ce69" office:value-type="string" calcext:value-type="string">
            <text:p>PIPA PARALON  1/2'' SUPREME 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4" calcext:value-type="float">
            <text:p>116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4" calcext:value-type="float">
            <text:p>1114</text:p>
          </table:table-cell>
          <table:table-cell table:style-name="ce66" office:value-type="float" office:value="1160025" calcext:value-type="float">
            <text:p>1160025</text:p>
          </table:table-cell>
          <table:table-cell table:style-name="ce69" office:value-type="string" calcext:value-type="string">
            <text:p>PIPA PARALON  1 1/4 INCH WAVIN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5" calcext:value-type="float">
            <text:p>116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3" calcext:value-type="float">
            <text:p>1113</text:p>
          </table:table-cell>
          <table:table-cell table:style-name="ce66" office:value-type="float" office:value="1160026" calcext:value-type="float">
            <text:p>1160026</text:p>
          </table:table-cell>
          <table:table-cell table:style-name="ce69" office:value-type="string" calcext:value-type="string">
            <text:p>PIPA PARALON  4'' CYLON D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160026" calcext:value-type="float">
            <text:p>116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2" calcext:value-type="float">
            <text:p>1112</text:p>
          </table:table-cell>
          <table:table-cell table:style-name="ce66" office:value-type="float" office:value="1160027" calcext:value-type="float">
            <text:p>1160027</text:p>
          </table:table-cell>
          <table:table-cell table:style-name="ce69" office:value-type="string" calcext:value-type="string">
            <text:p>PIPA PARALON  3'' CYLON D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1160027" calcext:value-type="float">
            <text:p>116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1" calcext:value-type="float">
            <text:p>1111</text:p>
          </table:table-cell>
          <table:table-cell table:style-name="ce66" office:value-type="float" office:value="1160028" calcext:value-type="float">
            <text:p>1160028</text:p>
          </table:table-cell>
          <table:table-cell table:style-name="ce69" office:value-type="string" calcext:value-type="string">
            <text:p>PIPA PARALON  1/2'' SUPREME 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8" calcext:value-type="float">
            <text:p>116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0" calcext:value-type="float">
            <text:p>1110</text:p>
          </table:table-cell>
          <table:table-cell table:style-name="ce66" office:value-type="float" office:value="1160029" calcext:value-type="float">
            <text:p>1160029</text:p>
          </table:table-cell>
          <table:table-cell table:style-name="ce69" office:value-type="string" calcext:value-type="string">
            <text:p>PIPA PARALON  2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29" calcext:value-type="float">
            <text:p>116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9" calcext:value-type="float">
            <text:p>1109</text:p>
          </table:table-cell>
          <table:table-cell table:style-name="ce66" office:value-type="float" office:value="1160030" calcext:value-type="float">
            <text:p>1160030</text:p>
          </table:table-cell>
          <table:table-cell table:style-name="ce69" office:value-type="string" calcext:value-type="string">
            <text:p>PIPA PARALON  3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30" calcext:value-type="float">
            <text:p>116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8" calcext:value-type="float">
            <text:p>1108</text:p>
          </table:table-cell>
          <table:table-cell table:style-name="ce66" office:value-type="float" office:value="1160031" calcext:value-type="float">
            <text:p>1160031</text:p>
          </table:table-cell>
          <table:table-cell table:style-name="ce69" office:value-type="string" calcext:value-type="string">
            <text:p>PIPA PARALON  4 INCH WAVIN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160031" calcext:value-type="float">
            <text:p>116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7" calcext:value-type="float">
            <text:p>1107</text:p>
          </table:table-cell>
          <table:table-cell table:style-name="ce66" office:value-type="float" office:value="1160032" calcext:value-type="float">
            <text:p>1160032</text:p>
          </table:table-cell>
          <table:table-cell table:style-name="ce69" office:value-type="string" calcext:value-type="string">
            <text:p>PLUG 1/2" RUC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160032" calcext:value-type="float">
            <text:p>116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6" calcext:value-type="float">
            <text:p>1106</text:p>
          </table:table-cell>
          <table:table-cell table:style-name="ce66" office:value-type="float" office:value="1160033" calcext:value-type="float">
            <text:p>1160033</text:p>
          </table:table-cell>
          <table:table-cell table:style-name="ce69" office:value-type="string" calcext:value-type="string">
            <text:p>PLUG 1'' RUCIK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60033" calcext:value-type="float">
            <text:p>116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5" calcext:value-type="float">
            <text:p>1105</text:p>
          </table:table-cell>
          <table:table-cell table:style-name="ce66" office:value-type="float" office:value="1180001" calcext:value-type="float">
            <text:p>1180001</text:p>
          </table:table-cell>
          <table:table-cell table:style-name="ce69" office:value-type="string" calcext:value-type="string">
            <text:p>RADAR SHANTUNG ST-07AB RADA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1180001" calcext:value-type="float">
            <text:p>118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4" calcext:value-type="float">
            <text:p>1104</text:p>
          </table:table-cell>
          <table:table-cell table:style-name="ce66" office:value-type="float" office:value="1180002" calcext:value-type="float">
            <text:p>1180002</text:p>
          </table:table-cell>
          <table:table-cell table:style-name="ce69" office:value-type="string" calcext:value-type="string">
            <text:p>RADAR KIDO RADA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HIJAU</text:p>
          </table:table-cell>
          <table:table-cell table:style-name="ce30" office:value-type="float" office:value="1180002" calcext:value-type="float">
            <text:p>118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3" calcext:value-type="float">
            <text:p>1103</text:p>
          </table:table-cell>
          <table:table-cell table:style-name="ce66" office:value-type="float" office:value="1180003" calcext:value-type="float">
            <text:p>1180003</text:p>
          </table:table-cell>
          <table:table-cell table:style-name="ce69" office:value-type="string" calcext:value-type="string">
            <text:p>ROOF DRAIN 3''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SARINGAN ATAP</text:p>
          </table:table-cell>
          <table:table-cell table:style-name="ce30" office:value-type="float" office:value="1180003" calcext:value-type="float">
            <text:p>118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2" calcext:value-type="float">
            <text:p>1102</text:p>
          </table:table-cell>
          <table:table-cell table:style-name="ce66" office:value-type="float" office:value="1180004" calcext:value-type="float">
            <text:p>1180004</text:p>
          </table:table-cell>
          <table:table-cell table:style-name="ce69" office:value-type="string" calcext:value-type="string">
            <text:p>ROOF DRAIN 4''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SARINGAN ATAP</text:p>
          </table:table-cell>
          <table:table-cell table:style-name="ce30" office:value-type="float" office:value="1180004" calcext:value-type="float">
            <text:p>118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1" calcext:value-type="float">
            <text:p>1101</text:p>
          </table:table-cell>
          <table:table-cell table:style-name="ce66" office:value-type="float" office:value="1190001" calcext:value-type="float">
            <text:p>1190001</text:p>
          </table:table-cell>
          <table:table-cell table:style-name="ce69" office:value-type="string" calcext:value-type="string">
            <text:p>SARINGAN AIR KM <text:s/>FIORENTINO D37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01" calcext:value-type="float">
            <text:p>11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0" calcext:value-type="float">
            <text:p>1100</text:p>
          </table:table-cell>
          <table:table-cell table:style-name="ce66" office:value-type="float" office:value="1190002" calcext:value-type="float">
            <text:p>1190002</text:p>
          </table:table-cell>
          <table:table-cell table:style-name="ce69" office:value-type="string" calcext:value-type="string">
            <text:p>SARINGAN AIR KM ES-001 EX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2" calcext:value-type="float">
            <text:p>119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9" calcext:value-type="float">
            <text:p>1099</text:p>
          </table:table-cell>
          <table:table-cell table:style-name="ce66" office:value-type="float" office:value="1190003" calcext:value-type="float">
            <text:p>1190003</text:p>
          </table:table-cell>
          <table:table-cell table:style-name="ce69" office:value-type="string" calcext:value-type="string">
            <text:p>SARINGAN AIR KM PIPA 2" EXECUTIVE ES-001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3" calcext:value-type="float">
            <text:p>119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8" calcext:value-type="float">
            <text:p>1098</text:p>
          </table:table-cell>
          <table:table-cell table:style-name="ce66" office:value-type="float" office:value="1190004" calcext:value-type="float">
            <text:p>1190004</text:p>
          </table:table-cell>
          <table:table-cell table:style-name="ce69" office:value-type="string" calcext:value-type="string">
            <text:p>SARINGAN AIR KM CHROOM 4'' CAB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4" calcext:value-type="float">
            <text:p>119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7" calcext:value-type="float">
            <text:p>1097</text:p>
          </table:table-cell>
          <table:table-cell table:style-name="ce66" office:value-type="float" office:value="1190005" calcext:value-type="float">
            <text:p>1190005</text:p>
          </table:table-cell>
          <table:table-cell table:style-name="ce69" office:value-type="string" calcext:value-type="string">
            <text:p>SARINGAN AIR KM CHROOM 4'' X 4'' NIKK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05" calcext:value-type="float">
            <text:p>119000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096" calcext:value-type="float">
            <text:p>1096</text:p>
          </table:table-cell>
          <table:table-cell table:style-name="ce66" office:value-type="float" office:value="1190006" calcext:value-type="float">
            <text:p>1190006</text:p>
          </table:table-cell>
          <table:table-cell table:style-name="ce69" office:value-type="string" calcext:value-type="string">
            <text:p>SARINGAN AIR KM CHROOM 4''X4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6" calcext:value-type="float">
            <text:p>119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5" calcext:value-type="float">
            <text:p>1095</text:p>
          </table:table-cell>
          <table:table-cell table:style-name="ce66" office:value-type="float" office:value="1190007" calcext:value-type="float">
            <text:p>1190007</text:p>
          </table:table-cell>
          <table:table-cell table:style-name="ce69" office:value-type="string" calcext:value-type="string">
            <text:p>SARINGAN AIR KM PLASTIK <text:s/>OND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7" calcext:value-type="float">
            <text:p>119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4" calcext:value-type="float">
            <text:p>1094</text:p>
          </table:table-cell>
          <table:table-cell table:style-name="ce66" office:value-type="float" office:value="1190008" calcext:value-type="float">
            <text:p>1190008</text:p>
          </table:table-cell>
          <table:table-cell table:style-name="ce69" office:value-type="string" calcext:value-type="string">
            <text:p>SARINGAN AIR KM PLASTI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FUR/FLOOR DRAIN</text:p>
          </table:table-cell>
          <table:table-cell table:style-name="ce30" office:value-type="float" office:value="1190008" calcext:value-type="float">
            <text:p>119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3" calcext:value-type="float">
            <text:p>1093</text:p>
          </table:table-cell>
          <table:table-cell table:style-name="ce66" office:value-type="float" office:value="1190009" calcext:value-type="float">
            <text:p>1190009</text:p>
          </table:table-cell>
          <table:table-cell table:style-name="ce69" office:value-type="string" calcext:value-type="string">
            <text:p>SEAL  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/>
          <table:table-cell table:style-name="ce30" office:value-type="float" office:value="1190009" calcext:value-type="float">
            <text:p>119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2" calcext:value-type="float">
            <text:p>1092</text:p>
          </table:table-cell>
          <table:table-cell table:style-name="ce66" office:value-type="float" office:value="1190010" calcext:value-type="float">
            <text:p>1190010</text:p>
          </table:table-cell>
          <table:table-cell table:style-name="ce69" office:value-type="string" calcext:value-type="string">
            <text:p>SEALTAPE  1/2"  10 METER O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190010" calcext:value-type="float">
            <text:p>119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1" calcext:value-type="float">
            <text:p>1091</text:p>
          </table:table-cell>
          <table:table-cell table:style-name="ce66" office:value-type="float" office:value="1190011" calcext:value-type="float">
            <text:p>1190011</text:p>
          </table:table-cell>
          <table:table-cell table:style-name="ce69" office:value-type="string" calcext:value-type="string">
            <text:p>SEALTAPE BIASA 1 GULUNG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11" calcext:value-type="float">
            <text:p>119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0" calcext:value-type="float">
            <text:p>1090</text:p>
          </table:table-cell>
          <table:table-cell table:style-name="ce66" office:value-type="float" office:value="1190012" calcext:value-type="float">
            <text:p>1190012</text:p>
          </table:table-cell>
          <table:table-cell table:style-name="ce69" office:value-type="string" calcext:value-type="string">
            <text:p>SELANG  5/8" COBRA MAS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1190012" calcext:value-type="float">
            <text:p>119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9" calcext:value-type="float">
            <text:p>1089</text:p>
          </table:table-cell>
          <table:table-cell table:style-name="ce66" office:value-type="float" office:value="1190013" calcext:value-type="float">
            <text:p>1190013</text:p>
          </table:table-cell>
          <table:table-cell table:style-name="ce69" office:value-type="string" calcext:value-type="string">
            <text:p>SELANG  3/4" COBRA MAS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1190013" calcext:value-type="float">
            <text:p>119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8" calcext:value-type="float">
            <text:p>1088</text:p>
          </table:table-cell>
          <table:table-cell table:style-name="ce66" office:value-type="float" office:value="1190014" calcext:value-type="float">
            <text:p>1190014</text:p>
          </table:table-cell>
          <table:table-cell table:style-name="ce69" office:value-type="string" calcext:value-type="string">
            <text:p>SELANG  WASTAFEL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14" calcext:value-type="float">
            <text:p>119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7" calcext:value-type="float">
            <text:p>1087</text:p>
          </table:table-cell>
          <table:table-cell table:style-name="ce66" office:value-type="float" office:value="1190015" calcext:value-type="float">
            <text:p>1190015</text:p>
          </table:table-cell>
          <table:table-cell table:style-name="ce69" office:value-type="string" calcext:value-type="string">
            <text:p>SELANG BENANG 5/8" SAN-SAN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1190015" calcext:value-type="float">
            <text:p>119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6" calcext:value-type="float">
            <text:p>1086</text:p>
          </table:table-cell>
          <table:table-cell table:style-name="ce66" office:value-type="float" office:value="1190016" calcext:value-type="float">
            <text:p>1190016</text:p>
          </table:table-cell>
          <table:table-cell table:style-name="ce69" office:value-type="string" calcext:value-type="string">
            <text:p>SELANG BENANG 5/8"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CSM, FAIZ</text:p>
          </table:table-cell>
          <table:table-cell table:style-name="ce69" office:value-type="string" calcext:value-type="string">
            <text:p>MERK DELUXE, 100 M</text:p>
          </table:table-cell>
          <table:table-cell table:style-name="ce30" office:value-type="float" office:value="1190016" calcext:value-type="float">
            <text:p>119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5" calcext:value-type="float">
            <text:p>1085</text:p>
          </table:table-cell>
          <table:table-cell table:style-name="ce66" office:value-type="float" office:value="1190017" calcext:value-type="float">
            <text:p>1190017</text:p>
          </table:table-cell>
          <table:table-cell table:style-name="ce69" office:value-type="string" calcext:value-type="string">
            <text:p>SELANG MESIN CUCI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17" calcext:value-type="float">
            <text:p>119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4" calcext:value-type="float">
            <text:p>1084</text:p>
          </table:table-cell>
          <table:table-cell table:style-name="ce66" office:value-type="float" office:value="1190018" calcext:value-type="float">
            <text:p>1190018</text:p>
          </table:table-cell>
          <table:table-cell table:style-name="ce69" office:value-type="string" calcext:value-type="string">
            <text:p>SELANG PE-X HIJAU 16 MM WESPEXT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PABRIKNYA</text:p>
          </table:table-cell>
          <table:table-cell table:style-name="ce69" office:value-type="string" calcext:value-type="string">
            <text:p>UNTUK AIR DINGIN</text:p>
          </table:table-cell>
          <table:table-cell table:style-name="ce30" office:value-type="float" office:value="1190018" calcext:value-type="float">
            <text:p>119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3" calcext:value-type="float">
            <text:p>1083</text:p>
          </table:table-cell>
          <table:table-cell table:style-name="ce66" office:value-type="float" office:value="1190019" calcext:value-type="float">
            <text:p>1190019</text:p>
          </table:table-cell>
          <table:table-cell table:style-name="ce69" office:value-type="string" calcext:value-type="string">
            <text:p>SELANG PE-X MERAH 16 MM WESPEXT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PABRIKNYA</text:p>
          </table:table-cell>
          <table:table-cell table:style-name="ce69" office:value-type="string" calcext:value-type="string">
            <text:p>BISA UNTUK AIR PANAS</text:p>
          </table:table-cell>
          <table:table-cell table:style-name="ce30" office:value-type="float" office:value="1190019" calcext:value-type="float">
            <text:p>119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2" calcext:value-type="float">
            <text:p>1082</text:p>
          </table:table-cell>
          <table:table-cell table:style-name="ce66" office:value-type="float" office:value="1190020" calcext:value-type="float">
            <text:p>1190020</text:p>
          </table:table-cell>
          <table:table-cell table:style-name="ce69" office:value-type="string" calcext:value-type="string">
            <text:p>SHOWER 1/2 " ONDA S 75 WC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1190020" calcext:value-type="float">
            <text:p>119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1" calcext:value-type="float">
            <text:p>1081</text:p>
          </table:table-cell>
          <table:table-cell table:style-name="ce66" office:value-type="float" office:value="1190021" calcext:value-type="float">
            <text:p>1190021</text:p>
          </table:table-cell>
          <table:table-cell table:style-name="ce69" office:value-type="string" calcext:value-type="string">
            <text:p>SIFON ANGSA SANITARY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21" calcext:value-type="float">
            <text:p>119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0" calcext:value-type="float">
            <text:p>1080</text:p>
          </table:table-cell>
          <table:table-cell table:style-name="ce66" office:value-type="float" office:value="1190022" calcext:value-type="float">
            <text:p>1190022</text:p>
          </table:table-cell>
          <table:table-cell table:style-name="ce69" office:value-type="string" calcext:value-type="string">
            <text:p>SIFON BIASA SANITARY 8848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22" calcext:value-type="float">
            <text:p>119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9" calcext:value-type="float">
            <text:p>1079</text:p>
          </table:table-cell>
          <table:table-cell table:style-name="ce66" office:value-type="float" office:value="1190023" calcext:value-type="float">
            <text:p>1190023</text:p>
          </table:table-cell>
          <table:table-cell table:style-name="ce69" office:value-type="string" calcext:value-type="string">
            <text:p>SIFON ANGSA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1190023" calcext:value-type="float">
            <text:p>119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8" calcext:value-type="float">
            <text:p>1078</text:p>
          </table:table-cell>
          <table:table-cell table:style-name="ce66" office:value-type="float" office:value="1190024" calcext:value-type="float">
            <text:p>1190024</text:p>
          </table:table-cell>
          <table:table-cell table:style-name="ce69" office:value-type="string" calcext:value-type="string">
            <text:p>SOCKET <text:s/>NYLON 16 WESPEX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190024" calcext:value-type="float">
            <text:p>119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7" calcext:value-type="float">
            <text:p>1077</text:p>
          </table:table-cell>
          <table:table-cell table:style-name="ce66" office:value-type="float" office:value="1200001" calcext:value-type="float">
            <text:p>1200001</text:p>
          </table:table-cell>
          <table:table-cell table:style-name="ce69" office:value-type="string" calcext:value-type="string">
            <text:p>TALANG  SAMBUNGAN <text:s/>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200001" calcext:value-type="float">
            <text:p>120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6" calcext:value-type="float">
            <text:p>1076</text:p>
          </table:table-cell>
          <table:table-cell table:style-name="ce66" office:value-type="float" office:value="1200002" calcext:value-type="float">
            <text:p>1200002</text:p>
          </table:table-cell>
          <table:table-cell table:style-name="ce69" office:value-type="string" calcext:value-type="string">
            <text:p>TALANG AIR <text:s/>SINAR DAKU AW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200002" calcext:value-type="float">
            <text:p>120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5" calcext:value-type="float">
            <text:p>1075</text:p>
          </table:table-cell>
          <table:table-cell table:style-name="ce66" office:value-type="float" office:value="1200003" calcext:value-type="float">
            <text:p>1200003</text:p>
          </table:table-cell>
          <table:table-cell table:style-name="ce69" office:value-type="string" calcext:value-type="string">
            <text:p>TALANG AIR <text:s/>SINAR DAKU D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200003" calcext:value-type="float">
            <text:p>120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4" calcext:value-type="float">
            <text:p>1074</text:p>
          </table:table-cell>
          <table:table-cell table:style-name="ce66" office:value-type="float" office:value="1200004" calcext:value-type="float">
            <text:p>1200004</text:p>
          </table:table-cell>
          <table:table-cell table:style-name="ce69" office:value-type="string" calcext:value-type="string">
            <text:p>TALANG AIR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200004" calcext:value-type="float">
            <text:p>120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3" calcext:value-type="float">
            <text:p>1073</text:p>
          </table:table-cell>
          <table:table-cell table:style-name="ce66" office:value-type="float" office:value="1200005" calcext:value-type="float">
            <text:p>1200005</text:p>
          </table:table-cell>
          <table:table-cell table:style-name="ce69" office:value-type="string" calcext:value-type="string">
            <text:p>TALANG BELOKAN <text:s/>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200005" calcext:value-type="float">
            <text:p>120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2" calcext:value-type="float">
            <text:p>1072</text:p>
          </table:table-cell>
          <table:table-cell table:style-name="ce66" office:value-type="float" office:value="1200006" calcext:value-type="float">
            <text:p>1200006</text:p>
          </table:table-cell>
          <table:table-cell table:style-name="ce69" office:value-type="string" calcext:value-type="string">
            <text:p>TALANG CORO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HANSEN JAYA</text:p>
          </table:table-cell>
          <table:table-cell table:style-name="ce69"/>
          <table:table-cell table:style-name="ce30" office:value-type="float" office:value="1200006" calcext:value-type="float">
            <text:p>120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1" calcext:value-type="float">
            <text:p>1071</text:p>
          </table:table-cell>
          <table:table-cell table:style-name="ce66" office:value-type="float" office:value="1200007" calcext:value-type="float">
            <text:p>1200007</text:p>
          </table:table-cell>
          <table:table-cell table:style-name="ce69" office:value-type="string" calcext:value-type="string">
            <text:p>TALANG GANTUNGAN <text:s/>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1200007" calcext:value-type="float">
            <text:p>120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0" calcext:value-type="float">
            <text:p>1070</text:p>
          </table:table-cell>
          <table:table-cell table:style-name="ce66" office:value-type="float" office:value="1200008" calcext:value-type="float">
            <text:p>1200008</text:p>
          </table:table-cell>
          <table:table-cell table:style-name="ce69" office:value-type="string" calcext:value-type="string">
            <text:p>TALANG TUT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1200008" calcext:value-type="float">
            <text:p>120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9" calcext:value-type="float">
            <text:p>1069</text:p>
          </table:table-cell>
          <table:table-cell table:style-name="ce66" office:value-type="float" office:value="1200009" calcext:value-type="float">
            <text:p>1200009</text:p>
          </table:table-cell>
          <table:table-cell table:style-name="ce69" office:value-type="string" calcext:value-type="string">
            <text:p>TANGKI AIR 350 LITER JAYA UTAM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FARIZ</text:p>
          </table:table-cell>
          <table:table-cell table:style-name="ce30" office:value-type="float" office:value="1200009" calcext:value-type="float">
            <text:p>120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8" calcext:value-type="float">
            <text:p>1068</text:p>
          </table:table-cell>
          <table:table-cell table:style-name="ce66" office:value-type="float" office:value="1200010" calcext:value-type="float">
            <text:p>1200010</text:p>
          </table:table-cell>
          <table:table-cell table:style-name="ce69" office:value-type="string" calcext:value-type="string">
            <text:p>TANGKI AIR 550 LITER JAYA UTAM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FARIZ</text:p>
          </table:table-cell>
          <table:table-cell table:style-name="ce30" office:value-type="float" office:value="1200010" calcext:value-type="float">
            <text:p>120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7" calcext:value-type="float">
            <text:p>1067</text:p>
          </table:table-cell>
          <table:table-cell table:style-name="ce66" office:value-type="float" office:value="1200011" calcext:value-type="float">
            <text:p>1200011</text:p>
          </table:table-cell>
          <table:table-cell table:style-name="ce69" office:value-type="string" calcext:value-type="string">
            <text:p>TEE CHROOM  <text:s/>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00011" calcext:value-type="float">
            <text:p>120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6" calcext:value-type="float">
            <text:p>1066</text:p>
          </table:table-cell>
          <table:table-cell table:style-name="ce66" office:value-type="float" office:value="1200012" calcext:value-type="float">
            <text:p>1200012</text:p>
          </table:table-cell>
          <table:table-cell table:style-name="ce69" office:value-type="string" calcext:value-type="string">
            <text:p>TOSSEN KLEP 3/4” ELF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1200012" calcext:value-type="float">
            <text:p>120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5" calcext:value-type="float">
            <text:p>1065</text:p>
          </table:table-cell>
          <table:table-cell table:style-name="ce66" office:value-type="float" office:value="1200013" calcext:value-type="float">
            <text:p>1200013</text:p>
          </table:table-cell>
          <table:table-cell table:style-name="ce69" office:value-type="string" calcext:value-type="string">
            <text:p>TOSSEN KLEP 1/2” ELF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1200013" calcext:value-type="float">
            <text:p>120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4" calcext:value-type="float">
            <text:p>1064</text:p>
          </table:table-cell>
          <table:table-cell table:style-name="ce66" office:value-type="float" office:value="1200014" calcext:value-type="float">
            <text:p>1200014</text:p>
          </table:table-cell>
          <table:table-cell table:style-name="ce69" office:value-type="string" calcext:value-type="string">
            <text:p>TOSSEN KLEP 1" ONDA VF 1"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ESI/KUNINGAN</text:p>
          </table:table-cell>
          <table:table-cell table:style-name="ce30" office:value-type="float" office:value="1200014" calcext:value-type="float">
            <text:p>120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3" calcext:value-type="float">
            <text:p>1063</text:p>
          </table:table-cell>
          <table:table-cell table:style-name="ce66" office:value-type="float" office:value="1200015" calcext:value-type="float">
            <text:p>1200015</text:p>
          </table:table-cell>
          <table:table-cell table:style-name="ce69" office:value-type="string" calcext:value-type="string">
            <text:p>TOSSEN KLEP 3/4" ONDA LON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ESI/KUNINGAN</text:p>
          </table:table-cell>
          <table:table-cell table:style-name="ce30" office:value-type="float" office:value="1200015" calcext:value-type="float">
            <text:p>120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2" calcext:value-type="float">
            <text:p>1062</text:p>
          </table:table-cell>
          <table:table-cell table:style-name="ce66" office:value-type="float" office:value="1200016" calcext:value-type="float">
            <text:p>1200016</text:p>
          </table:table-cell>
          <table:table-cell table:style-name="ce69" office:value-type="string" calcext:value-type="string">
            <text:p>TEE NYLON 16 WESPEX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00016" calcext:value-type="float">
            <text:p>120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1" calcext:value-type="float">
            <text:p>1061</text:p>
          </table:table-cell>
          <table:table-cell table:style-name="ce66" office:value-type="float" office:value="1230001" calcext:value-type="float">
            <text:p>1230001</text:p>
          </table:table-cell>
          <table:table-cell table:style-name="ce69" office:value-type="string" calcext:value-type="string">
            <text:p>WATERMOOR 1/2" SANWEL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30001" calcext:value-type="float">
            <text:p>12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0" calcext:value-type="float">
            <text:p>1060</text:p>
          </table:table-cell>
          <table:table-cell table:style-name="ce66" office:value-type="float" office:value="1230002" calcext:value-type="float">
            <text:p>1230002</text:p>
          </table:table-cell>
          <table:table-cell table:style-name="ce69" office:value-type="string" calcext:value-type="string">
            <text:p>WATERMOOR 3/4" SANWEL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30002" calcext:value-type="float">
            <text:p>123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9" calcext:value-type="float">
            <text:p>1059</text:p>
          </table:table-cell>
          <table:table-cell table:style-name="ce66" office:value-type="float" office:value="1230003" calcext:value-type="float">
            <text:p>1230003</text:p>
          </table:table-cell>
          <table:table-cell table:style-name="ce69" office:value-type="string" calcext:value-type="string">
            <text:p>WATERMOOR 1'' SANWEL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30003" calcext:value-type="float">
            <text:p>123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8" calcext:value-type="float">
            <text:p>1058</text:p>
          </table:table-cell>
          <table:table-cell table:style-name="ce66" office:value-type="float" office:value="1230004" calcext:value-type="float">
            <text:p>1230004</text:p>
          </table:table-cell>
          <table:table-cell table:style-name="ce69" office:value-type="string" calcext:value-type="string">
            <text:p>WATERMOOR 1-1/2" SANWEL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/>
          <table:table-cell table:style-name="ce30" office:value-type="float" office:value="1230004" calcext:value-type="float">
            <text:p>123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7" calcext:value-type="float">
            <text:p>1057</text:p>
          </table:table-cell>
          <table:table-cell table:style-name="ce66" office:value-type="float" office:value="1230005" calcext:value-type="float">
            <text:p>1230005</text:p>
          </table:table-cell>
          <table:table-cell table:style-name="ce69" office:value-type="string" calcext:value-type="string">
            <text:p>WATERMOOR 1-1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1230005" calcext:value-type="float">
            <text:p>123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6" calcext:value-type="float">
            <text:p>1056</text:p>
          </table:table-cell>
          <table:table-cell table:style-name="ce66" office:value-type="float" office:value="2000000" calcext:value-type="float">
            <text:p>2000000</text:p>
          </table:table-cell>
          <table:table-cell table:style-name="ce69" office:value-type="string" calcext:value-type="string">
            <text:p>2 CODE  (BAHAN KASAR) <text:s/></text:p>
          </table:table-cell>
          <table:table-cell table:style-name="ce69" table:number-columns-repeated="3"/>
          <table:table-cell table:style-name="ce30" office:value-type="float" office:value="2000000" calcext:value-type="float">
            <text:p>2000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5" calcext:value-type="float">
            <text:p>1055</text:p>
          </table:table-cell>
          <table:table-cell table:style-name="ce66" office:value-type="float" office:value="2010001" calcext:value-type="float">
            <text:p>2010001</text:p>
          </table:table-cell>
          <table:table-cell table:style-name="ce69" office:value-type="string" calcext:value-type="string">
            <text:p>ASBES 1.8 M DJABES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10001" calcext:value-type="float">
            <text:p>201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4" calcext:value-type="float">
            <text:p>1054</text:p>
          </table:table-cell>
          <table:table-cell table:style-name="ce66" office:value-type="float" office:value="2010002" calcext:value-type="float">
            <text:p>2010002</text:p>
          </table:table-cell>
          <table:table-cell table:style-name="ce69" office:value-type="string" calcext:value-type="string">
            <text:p>ASBES 2.1 M DJABES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10002" calcext:value-type="float">
            <text:p>201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3" calcext:value-type="float">
            <text:p>1053</text:p>
          </table:table-cell>
          <table:table-cell table:style-name="ce66" office:value-type="float" office:value="2010003" calcext:value-type="float">
            <text:p>2010003</text:p>
          </table:table-cell>
          <table:table-cell table:style-name="ce69" office:value-type="string" calcext:value-type="string">
            <text:p>ASBES 2.75 M DJABES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10003" calcext:value-type="float">
            <text:p>201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2" calcext:value-type="float">
            <text:p>1052</text:p>
          </table:table-cell>
          <table:table-cell table:style-name="ce66" office:value-type="float" office:value="2010004" calcext:value-type="float">
            <text:p>2010004</text:p>
          </table:table-cell>
          <table:table-cell table:style-name="ce69" office:value-type="string" calcext:value-type="string">
            <text:p>ASBES 1.5 M HARPLEX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ENAR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010004" calcext:value-type="float">
            <text:p>201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1" calcext:value-type="float">
            <text:p>1051</text:p>
          </table:table-cell>
          <table:table-cell table:style-name="ce66" office:value-type="float" office:value="2010005" calcext:value-type="float">
            <text:p>2010005</text:p>
          </table:table-cell>
          <table:table-cell table:style-name="ce69" office:value-type="string" calcext:value-type="string">
            <text:p>ASBES 2.4 M HARPLEX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ENAR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010005" calcext:value-type="float">
            <text:p>201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0" calcext:value-type="float">
            <text:p>1050</text:p>
          </table:table-cell>
          <table:table-cell table:style-name="ce66" office:value-type="float" office:value="2010006" calcext:value-type="float">
            <text:p>2010006</text:p>
          </table:table-cell>
          <table:table-cell table:style-name="ce69" office:value-type="string" calcext:value-type="string">
            <text:p>ASBES 3 M HARPLEX</text:p>
          </table:table-cell>
          <table:table-cell table:style-name="ce69" office:value-type="string" calcext:value-type="string">
            <text:p>LEMBAR</text:p>
          </table:table-cell>
          <table:table-cell table:style-name="ce69"/>
          <table:table-cell table:style-name="ce69" office:value-type="string" calcext:value-type="string">
            <text:p>DARI TOKO</text:p>
          </table:table-cell>
          <table:table-cell table:style-name="ce30" office:value-type="float" office:value="2010006" calcext:value-type="float">
            <text:p>201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9" calcext:value-type="float">
            <text:p>1049</text:p>
          </table:table-cell>
          <table:table-cell table:style-name="ce66" office:value-type="float" office:value="2020001" calcext:value-type="float">
            <text:p>2020001</text:p>
          </table:table-cell>
          <table:table-cell table:style-name="ce69" office:value-type="string" calcext:value-type="string">
            <text:p>BATA MERAH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2020001" calcext:value-type="float">
            <text:p>202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8" calcext:value-type="float">
            <text:p>1048</text:p>
          </table:table-cell>
          <table:table-cell table:style-name="ce66" office:value-type="float" office:value="2020002" calcext:value-type="float">
            <text:p>2020002</text:p>
          </table:table-cell>
          <table:table-cell table:style-name="ce69" office:value-type="string" calcext:value-type="string">
            <text:p>BATA RINGAN 10 CM DUCON</text:p>
          </table:table-cell>
          <table:table-cell table:style-name="ce69" office:value-type="string" calcext:value-type="string">
            <text:p>KUBIK</text:p>
          </table:table-cell>
          <table:table-cell table:style-name="ce69" office:value-type="string" calcext:value-type="string">
            <text:p>MERAH PUTIH</text:p>
          </table:table-cell>
          <table:table-cell table:style-name="ce69" office:value-type="string" calcext:value-type="string">
            <text:p>SKRNG 620</text:p>
          </table:table-cell>
          <table:table-cell table:style-name="ce30" office:value-type="float" office:value="2020002" calcext:value-type="float">
            <text:p>202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7" calcext:value-type="float">
            <text:p>1047</text:p>
          </table:table-cell>
          <table:table-cell table:style-name="ce66" office:value-type="float" office:value="2020003" calcext:value-type="float">
            <text:p>2020003</text:p>
          </table:table-cell>
          <table:table-cell table:style-name="ce69" office:value-type="string" calcext:value-type="string">
            <text:p>BATA RINGAN  7,5 CM TANPA MERK</text:p>
          </table:table-cell>
          <table:table-cell table:style-name="ce69" office:value-type="string" calcext:value-type="string">
            <text:p>KUBIK</text:p>
          </table:table-cell>
          <table:table-cell table:style-name="ce69" office:value-type="string" calcext:value-type="string">
            <text:p>TB. MAHA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020003" calcext:value-type="float">
            <text:p>202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6" calcext:value-type="float">
            <text:p>1046</text:p>
          </table:table-cell>
          <table:table-cell table:style-name="ce66" office:value-type="float" office:value="2020005" calcext:value-type="float">
            <text:p>2020005</text:p>
          </table:table-cell>
          <table:table-cell table:style-name="ce69" office:value-type="string" calcext:value-type="string">
            <text:p>BATAKO 1 BUAH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ATAKO JADI MEKAR</text:p>
          </table:table-cell>
          <table:table-cell table:style-name="ce69" office:value-type="string" calcext:value-type="string">
            <text:p>1 DO = 1200 BUAH</text:p>
          </table:table-cell>
          <table:table-cell table:style-name="ce30" office:value-type="float" office:value="2020005" calcext:value-type="float">
            <text:p>202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5" calcext:value-type="float">
            <text:p>1045</text:p>
          </table:table-cell>
          <table:table-cell table:style-name="ce66" office:value-type="float" office:value="2020006" calcext:value-type="float">
            <text:p>2020006</text:p>
          </table:table-cell>
          <table:table-cell table:style-name="ce69" office:value-type="string" calcext:value-type="string">
            <text:p>BATU KALI 1,77 M3 TANPA MERK</text:p>
          </table:table-cell>
          <table:table-cell table:style-name="ce69" office:value-type="string" calcext:value-type="string">
            <text:p>ENGKEL</text:p>
          </table:table-cell>
          <table:table-cell table:style-name="ce69" table:number-columns-repeated="2"/>
          <table:table-cell table:style-name="ce30" office:value-type="float" office:value="2020006" calcext:value-type="float">
            <text:p>202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4" calcext:value-type="float">
            <text:p>1044</text:p>
          </table:table-cell>
          <table:table-cell table:style-name="ce66" office:value-type="float" office:value="2020007" calcext:value-type="float">
            <text:p>2020007</text:p>
          </table:table-cell>
          <table:table-cell table:style-name="ce69" office:value-type="string" calcext:value-type="string">
            <text:p>BATU SPLIT 1 M3 TANPA MERK</text:p>
          </table:table-cell>
          <table:table-cell table:style-name="ce69" office:value-type="string" calcext:value-type="string">
            <text:p>KIJANG</text:p>
          </table:table-cell>
          <table:table-cell table:style-name="ce69" office:value-type="string" calcext:value-type="string">
            <text:p> </text:p>
          </table:table-cell>
          <table:table-cell table:style-name="ce69"/>
          <table:table-cell table:style-name="ce30" office:value-type="float" office:value="2020007" calcext:value-type="float">
            <text:p>202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3" calcext:value-type="float">
            <text:p>1043</text:p>
          </table:table-cell>
          <table:table-cell table:style-name="ce66" office:value-type="float" office:value="2020008" calcext:value-type="float">
            <text:p>2020008</text:p>
          </table:table-cell>
          <table:table-cell table:style-name="ce69" office:value-type="string" calcext:value-type="string">
            <text:p>BATU SPLIT 1,77 M3 TANPA MERK</text:p>
          </table:table-cell>
          <table:table-cell table:style-name="ce69" office:value-type="string" calcext:value-type="string">
            <text:p>ENGKEL</text:p>
          </table:table-cell>
          <table:table-cell table:style-name="ce69" table:number-columns-repeated="2"/>
          <table:table-cell table:style-name="ce30" office:value-type="float" office:value="2020008" calcext:value-type="float">
            <text:p>202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2" calcext:value-type="float">
            <text:p>1042</text:p>
          </table:table-cell>
          <table:table-cell table:style-name="ce66" office:value-type="float" office:value="2020009" calcext:value-type="float">
            <text:p>2020009</text:p>
          </table:table-cell>
          <table:table-cell table:style-name="ce69" office:value-type="string" calcext:value-type="string">
            <text:p>BESI 8 MM   BESI BANCI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ELITA KURNIA</text:p>
          </table:table-cell>
          <table:table-cell table:style-name="ce69" office:value-type="string" calcext:value-type="string">
            <text:p>BANCI</text:p>
          </table:table-cell>
          <table:table-cell table:style-name="ce30" office:value-type="float" office:value="2020009" calcext:value-type="float">
            <text:p>202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1" calcext:value-type="float">
            <text:p>1041</text:p>
          </table:table-cell>
          <table:table-cell table:style-name="ce66" office:value-type="float" office:value="2020010" calcext:value-type="float">
            <text:p>2020010</text:p>
          </table:table-cell>
          <table:table-cell table:style-name="ce69" office:value-type="string" calcext:value-type="string">
            <text:p>BESI 8 MM   BESI FI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RAJA</text:p>
          </table:table-cell>
          <table:table-cell table:style-name="ce69"/>
          <table:table-cell table:style-name="ce30" office:value-type="float" office:value="2020010" calcext:value-type="float">
            <text:p>202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0" calcext:value-type="float">
            <text:p>1040</text:p>
          </table:table-cell>
          <table:table-cell table:style-name="ce66" office:value-type="float" office:value="2020011" calcext:value-type="float">
            <text:p>2020011</text:p>
          </table:table-cell>
          <table:table-cell table:style-name="ce69" office:value-type="string" calcext:value-type="string">
            <text:p>BESI 10 MM BESI FI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UTRA MENARA BAJA</text:p>
          </table:table-cell>
          <table:table-cell table:style-name="ce69"/>
          <table:table-cell table:style-name="ce30" office:value-type="float" office:value="2020011" calcext:value-type="float">
            <text:p>202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9" calcext:value-type="float">
            <text:p>1039</text:p>
          </table:table-cell>
          <table:table-cell table:style-name="ce66" office:value-type="float" office:value="2020012" calcext:value-type="float">
            <text:p>2020012</text:p>
          </table:table-cell>
          <table:table-cell table:style-name="ce69" office:value-type="string" calcext:value-type="string">
            <text:p>BESI 16'' BESI CKS BANCI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CSI</text:p>
          </table:table-cell>
          <table:table-cell table:style-name="ce69" office:value-type="string" calcext:value-type="string">
            <text:p>BANCI 14,5</text:p>
          </table:table-cell>
          <table:table-cell table:style-name="ce30" office:value-type="float" office:value="2020012" calcext:value-type="float">
            <text:p>202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8" calcext:value-type="float">
            <text:p>1038</text:p>
          </table:table-cell>
          <table:table-cell table:style-name="ce66" office:value-type="float" office:value="2020013" calcext:value-type="float">
            <text:p>2020013</text:p>
          </table:table-cell>
          <table:table-cell table:style-name="ce69" office:value-type="string" calcext:value-type="string">
            <text:p>BESI 12 MM BESI FULL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ELITA KURNIA</text:p>
          </table:table-cell>
          <table:table-cell table:style-name="ce69"/>
          <table:table-cell table:style-name="ce30" office:value-type="float" office:value="2020013" calcext:value-type="float">
            <text:p>202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7" calcext:value-type="float">
            <text:p>1037</text:p>
          </table:table-cell>
          <table:table-cell table:style-name="ce66" office:value-type="float" office:value="2020014" calcext:value-type="float">
            <text:p>2020014</text:p>
          </table:table-cell>
          <table:table-cell table:style-name="ce69" office:value-type="string" calcext:value-type="string">
            <text:p>BESI  12 MM BESI ED BANCI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UTRA MENARA BAJA</text:p>
          </table:table-cell>
          <table:table-cell table:style-name="ce69"/>
          <table:table-cell table:style-name="ce30" office:value-type="float" office:value="2020014" calcext:value-type="float">
            <text:p>202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6" calcext:value-type="float">
            <text:p>1036</text:p>
          </table:table-cell>
          <table:table-cell table:style-name="ce66" office:value-type="float" office:value="2020015" calcext:value-type="float">
            <text:p>2020015</text:p>
          </table:table-cell>
          <table:table-cell table:style-name="ce69" office:value-type="string" calcext:value-type="string">
            <text:p>BESI <text:s/>10 BC BESI BC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2020015" calcext:value-type="float">
            <text:p>202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5" calcext:value-type="float">
            <text:p>1035</text:p>
          </table:table-cell>
          <table:table-cell table:style-name="ce66" office:value-type="float" office:value="2020016" calcext:value-type="float">
            <text:p>2020016</text:p>
          </table:table-cell>
          <table:table-cell table:style-name="ce69" office:value-type="string" calcext:value-type="string">
            <text:p>BESI SLUP 3 M, 6 MM 1 DIA 6 MM MM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20016" calcext:value-type="float">
            <text:p>202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4" calcext:value-type="float">
            <text:p>1034</text:p>
          </table:table-cell>
          <table:table-cell table:style-name="ce66" office:value-type="float" office:value="2020017" calcext:value-type="float">
            <text:p>2020017</text:p>
          </table:table-cell>
          <table:table-cell table:style-name="ce69" office:value-type="string" calcext:value-type="string">
            <text:p>BESI ULIR 13'' BESI FULL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PELITA KURNIA</text:p>
          </table:table-cell>
          <table:table-cell table:style-name="ce69"/>
          <table:table-cell table:style-name="ce30" office:value-type="float" office:value="2020017" calcext:value-type="float">
            <text:p>202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3" calcext:value-type="float">
            <text:p>1033</text:p>
          </table:table-cell>
          <table:table-cell table:style-name="ce66" office:value-type="float" office:value="2030001" calcext:value-type="float">
            <text:p>2030001</text:p>
          </table:table-cell>
          <table:table-cell table:style-name="ce69" office:value-type="string" calcext:value-type="string">
            <text:p>CAKAR AYAM BESI 10 MM 50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30001" calcext:value-type="float">
            <text:p>20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2" calcext:value-type="float">
            <text:p>1032</text:p>
          </table:table-cell>
          <table:table-cell table:style-name="ce66" office:value-type="float" office:value="2030002" calcext:value-type="float">
            <text:p>2030002</text:p>
          </table:table-cell>
          <table:table-cell table:style-name="ce69" office:value-type="string" calcext:value-type="string">
            <text:p>CAKAR AYAM BESI 10 MM 40X4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030002" calcext:value-type="float">
            <text:p>203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1" calcext:value-type="float">
            <text:p>1031</text:p>
          </table:table-cell>
          <table:table-cell table:style-name="ce66" office:value-type="float" office:value="2030003" calcext:value-type="float">
            <text:p>2030003</text:p>
          </table:table-cell>
          <table:table-cell table:style-name="ce69" office:value-type="string" calcext:value-type="string">
            <text:p>CAKAR AYAM BESI 10 MM 50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UANA BETON</text:p>
          </table:table-cell>
          <table:table-cell table:style-name="ce69" office:value-type="string" calcext:value-type="string">
            <text:p>FULL</text:p>
          </table:table-cell>
          <table:table-cell table:style-name="ce30" office:value-type="float" office:value="2030003" calcext:value-type="float">
            <text:p>203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0" calcext:value-type="float">
            <text:p>1030</text:p>
          </table:table-cell>
          <table:table-cell table:style-name="ce66" office:value-type="float" office:value="2030004" calcext:value-type="float">
            <text:p>2030004</text:p>
          </table:table-cell>
          <table:table-cell table:style-name="ce69" office:value-type="string" calcext:value-type="string">
            <text:p>CAKAR AYAM BESI 13 MM 50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UANA BETON</text:p>
          </table:table-cell>
          <table:table-cell table:style-name="ce69" office:value-type="string" calcext:value-type="string">
            <text:p>BANCI</text:p>
          </table:table-cell>
          <table:table-cell table:style-name="ce30" office:value-type="float" office:value="2030004" calcext:value-type="float">
            <text:p>203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9" calcext:value-type="float">
            <text:p>1029</text:p>
          </table:table-cell>
          <table:table-cell table:style-name="ce66" office:value-type="float" office:value="2030005" calcext:value-type="float">
            <text:p>2030005</text:p>
          </table:table-cell>
          <table:table-cell table:style-name="ce69" office:value-type="string" calcext:value-type="string">
            <text:p>CAKAR AYAM BESI 13 MM <text:s/>50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UANA BETON</text:p>
          </table:table-cell>
          <table:table-cell table:style-name="ce69" office:value-type="string" calcext:value-type="string">
            <text:p>FULL</text:p>
          </table:table-cell>
          <table:table-cell table:style-name="ce30" office:value-type="float" office:value="2030005" calcext:value-type="float">
            <text:p>203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8" calcext:value-type="float">
            <text:p>1028</text:p>
          </table:table-cell>
          <table:table-cell table:style-name="ce66" office:value-type="float" office:value="2030006" calcext:value-type="float">
            <text:p>2030006</text:p>
          </table:table-cell>
          <table:table-cell table:style-name="ce69" office:value-type="string" calcext:value-type="string">
            <text:p>CAKAR AYAM BESI 8 MM 50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A</text:p>
          </table:table-cell>
          <table:table-cell table:style-name="ce69"/>
          <table:table-cell table:style-name="ce30" office:value-type="float" office:value="2030006" calcext:value-type="float">
            <text:p>203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7" calcext:value-type="float">
            <text:p>1027</text:p>
          </table:table-cell>
          <table:table-cell table:style-name="ce66" office:value-type="float" office:value="2030007" calcext:value-type="float">
            <text:p>2030007</text:p>
          </table:table-cell>
          <table:table-cell table:style-name="ce69" office:value-type="string" calcext:value-type="string">
            <text:p>CAKAR AYAM BESI 8 MM 40X4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A</text:p>
          </table:table-cell>
          <table:table-cell table:style-name="ce69"/>
          <table:table-cell table:style-name="ce30" office:value-type="float" office:value="2030007" calcext:value-type="float">
            <text:p>203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6" calcext:value-type="float">
            <text:p>1026</text:p>
          </table:table-cell>
          <table:table-cell table:style-name="ce66" office:value-type="float" office:value="2030008" calcext:value-type="float">
            <text:p>2030008</text:p>
          </table:table-cell>
          <table:table-cell table:style-name="ce69" office:value-type="string" calcext:value-type="string">
            <text:p>COMPOUND 1 KG APLUS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2030008" calcext:value-type="float">
            <text:p>203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5" calcext:value-type="float">
            <text:p>1025</text:p>
          </table:table-cell>
          <table:table-cell table:style-name="ce66" office:value-type="float" office:value="2030009" calcext:value-type="float">
            <text:p>2030009</text:p>
          </table:table-cell>
          <table:table-cell table:style-name="ce69" office:value-type="string" calcext:value-type="string">
            <text:p>COMPOUND 20 KG APLUS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FT  </text:p>
          </table:table-cell>
          <table:table-cell table:style-name="ce69" office:value-type="string" calcext:value-type="string">
            <text:p>PALING TURUN RP 2.000</text:p>
          </table:table-cell>
          <table:table-cell table:style-name="ce30" office:value-type="float" office:value="2030009" calcext:value-type="float">
            <text:p>203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4" calcext:value-type="float">
            <text:p>1024</text:p>
          </table:table-cell>
          <table:table-cell table:style-name="ce66" office:value-type="float" office:value="2070001" calcext:value-type="float">
            <text:p>2070001</text:p>
          </table:table-cell>
          <table:table-cell table:style-name="ce69" office:value-type="string" calcext:value-type="string">
            <text:p>GIPSUM <text:s/>APLUS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TB. SUKSES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070001" calcext:value-type="float">
            <text:p>207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3" calcext:value-type="float">
            <text:p>1023</text:p>
          </table:table-cell>
          <table:table-cell table:style-name="ce66" office:value-type="float" office:value="2070002" calcext:value-type="float">
            <text:p>2070002</text:p>
          </table:table-cell>
          <table:table-cell table:style-name="ce69" office:value-type="string" calcext:value-type="string">
            <text:p>GIPSUM <text:s/>JAYABOARD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TB. SUKSES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070002" calcext:value-type="float">
            <text:p>207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2" calcext:value-type="float">
            <text:p>1022</text:p>
          </table:table-cell>
          <table:table-cell table:style-name="ce66" office:value-type="float" office:value="2070003" calcext:value-type="float">
            <text:p>2070003</text:p>
          </table:table-cell>
          <table:table-cell table:style-name="ce69" office:value-type="string" calcext:value-type="string">
            <text:p>GIPSUM <text:s/>GYPROC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070003" calcext:value-type="float">
            <text:p>207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1" calcext:value-type="float">
            <text:p>1021</text:p>
          </table:table-cell>
          <table:table-cell table:style-name="ce66" office:value-type="float" office:value="2070004" calcext:value-type="float">
            <text:p>2070004</text:p>
          </table:table-cell>
          <table:table-cell table:style-name="ce69" office:value-type="string" calcext:value-type="string">
            <text:p>GLASS BLOCK 18X18 MULI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2070004" calcext:value-type="float">
            <text:p>207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0" calcext:value-type="float">
            <text:p>1020</text:p>
          </table:table-cell>
          <table:table-cell table:style-name="ce66" office:value-type="float" office:value="2080001" calcext:value-type="float">
            <text:p>2080001</text:p>
          </table:table-cell>
          <table:table-cell table:style-name="ce69" office:value-type="string" calcext:value-type="string">
            <text:p>HOLO GALVANIS 0,25 2X4 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2080001" calcext:value-type="float">
            <text:p>208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9" calcext:value-type="float">
            <text:p>1019</text:p>
          </table:table-cell>
          <table:table-cell table:style-name="ce66" office:value-type="float" office:value="2080002" calcext:value-type="float">
            <text:p>2080002</text:p>
          </table:table-cell>
          <table:table-cell table:style-name="ce69" office:value-type="string" calcext:value-type="string">
            <text:p>HOLO GALVANIS 0,25 4X4 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2080002" calcext:value-type="float">
            <text:p>208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8" calcext:value-type="float">
            <text:p>1018</text:p>
          </table:table-cell>
          <table:table-cell table:style-name="ce66" office:value-type="float" office:value="2080003" calcext:value-type="float">
            <text:p>2080003</text:p>
          </table:table-cell>
          <table:table-cell table:style-name="ce69" office:value-type="string" calcext:value-type="string">
            <text:p>HOLO MENI 0,25 2X4 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2080003" calcext:value-type="float">
            <text:p>208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7" calcext:value-type="float">
            <text:p>1017</text:p>
          </table:table-cell>
          <table:table-cell table:style-name="ce66" office:value-type="float" office:value="2080004" calcext:value-type="float">
            <text:p>2080004</text:p>
          </table:table-cell>
          <table:table-cell table:style-name="ce69" office:value-type="string" calcext:value-type="string">
            <text:p>HOLO MENI 0,25 4X4 TANPA MERK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2080004" calcext:value-type="float">
            <text:p>208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6" calcext:value-type="float">
            <text:p>1016</text:p>
          </table:table-cell>
          <table:table-cell table:style-name="ce66" office:value-type="float" office:value="2090001" calcext:value-type="float">
            <text:p>2090001</text:p>
          </table:table-cell>
          <table:table-cell table:style-name="ce69" office:value-type="string" calcext:value-type="string">
            <text:p>IMPERIAL 2440X1220X3,5 RB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090001" calcext:value-type="float">
            <text:p>20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5" calcext:value-type="float">
            <text:p>1015</text:p>
          </table:table-cell>
          <table:table-cell table:style-name="ce66" office:value-type="float" office:value="2090002" calcext:value-type="float">
            <text:p>2090002</text:p>
          </table:table-cell>
          <table:table-cell table:style-name="ce69" office:value-type="string" calcext:value-type="string">
            <text:p>INJUK <text:s/>TANPA MERK</text:p>
          </table:table-cell>
          <table:table-cell table:style-name="ce69" office:value-type="string" calcext:value-type="string">
            <text:p>IKAT</text:p>
          </table:table-cell>
          <table:table-cell table:style-name="ce69" table:number-columns-repeated="2"/>
          <table:table-cell table:style-name="ce30" office:value-type="float" office:value="2090002" calcext:value-type="float">
            <text:p>209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4" calcext:value-type="float">
            <text:p>1014</text:p>
          </table:table-cell>
          <table:table-cell table:style-name="ce66" office:value-type="float" office:value="2110001" calcext:value-type="float">
            <text:p>2110001</text:p>
          </table:table-cell>
          <table:table-cell table:style-name="ce69" office:value-type="string" calcext:value-type="string">
            <text:p>KAYU KASO 4 X 6 PALEMBANG</text:p>
          </table:table-cell>
          <table:table-cell table:style-name="ce69" office:value-type="string" calcext:value-type="string">
            <text:p>IKAT</text:p>
          </table:table-cell>
          <table:table-cell table:style-name="ce69" office:value-type="string" calcext:value-type="string">
            <text:p>TB. SINAR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10001" calcext:value-type="float">
            <text:p>211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3" calcext:value-type="float">
            <text:p>1013</text:p>
          </table:table-cell>
          <table:table-cell table:style-name="ce66" office:value-type="float" office:value="2110002" calcext:value-type="float">
            <text:p>2110002</text:p>
          </table:table-cell>
          <table:table-cell table:style-name="ce69" office:value-type="string" calcext:value-type="string">
            <text:p>KAYU KASO BIASA PER IKAT TANPA MERK</text:p>
          </table:table-cell>
          <table:table-cell table:style-name="ce69" office:value-type="string" calcext:value-type="string">
            <text:p>IKAT</text:p>
          </table:table-cell>
          <table:table-cell table:style-name="ce69" office:value-type="string" calcext:value-type="string">
            <text:p>TB. MAHA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10002" calcext:value-type="float">
            <text:p>211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2" calcext:value-type="float">
            <text:p>1012</text:p>
          </table:table-cell>
          <table:table-cell table:style-name="ce66" office:value-type="float" office:value="2110003" calcext:value-type="float">
            <text:p>2110003</text:p>
          </table:table-cell>
          <table:table-cell table:style-name="ce69" office:value-type="string" calcext:value-type="string">
            <text:p>KAYU RENG PER IKAT PALEMBAN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B. PUSAK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10003" calcext:value-type="float">
            <text:p>211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1" calcext:value-type="float">
            <text:p>1011</text:p>
          </table:table-cell>
          <table:table-cell table:style-name="ce66" office:value-type="float" office:value="2120001" calcext:value-type="float">
            <text:p>2120001</text:p>
          </table:table-cell>
          <table:table-cell table:style-name="ce69" office:value-type="string" calcext:value-type="string">
            <text:p>LISPLANK 2.4X20 TANPA MERK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120001" calcext:value-type="float">
            <text:p>212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0" calcext:value-type="float">
            <text:p>1010</text:p>
          </table:table-cell>
          <table:table-cell table:style-name="ce66" office:value-type="float" office:value="2130001" calcext:value-type="float">
            <text:p>2130001</text:p>
          </table:table-cell>
          <table:table-cell table:style-name="ce69" office:value-type="string" calcext:value-type="string">
            <text:p>MULTIROOF <text:s/>BEST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2130001" calcext:value-type="float">
            <text:p>21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9" calcext:value-type="float">
            <text:p>1009</text:p>
          </table:table-cell>
          <table:table-cell table:style-name="ce66" office:value-type="float" office:value="2130002" calcext:value-type="float">
            <text:p>2130002</text:p>
          </table:table-cell>
          <table:table-cell table:style-name="ce69" office:value-type="string" calcext:value-type="string">
            <text:p>MULTIROOF 1,5 M HDKA ROOF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FAIZ</text:p>
          </table:table-cell>
          <table:table-cell table:style-name="ce69"/>
          <table:table-cell table:style-name="ce30" office:value-type="float" office:value="2130002" calcext:value-type="float">
            <text:p>213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8" calcext:value-type="float">
            <text:p>1008</text:p>
          </table:table-cell>
          <table:table-cell table:style-name="ce66" office:value-type="float" office:value="2130003" calcext:value-type="float">
            <text:p>2130003</text:p>
          </table:table-cell>
          <table:table-cell table:style-name="ce69" office:value-type="string" calcext:value-type="string">
            <text:p>MULTIROOF <text:s/>PACIFILLITE</text:p>
          </table:table-cell>
          <table:table-cell table:style-name="ce69" office:value-type="string" calcext:value-type="string">
            <text:p>LEMAR</text:p>
          </table:table-cell>
          <table:table-cell table:style-name="ce69" office:value-type="string" calcext:value-type="string">
            <text:p>FAIZ</text:p>
          </table:table-cell>
          <table:table-cell table:style-name="ce69" office:value-type="string" calcext:value-type="string">
            <text:p>BENING</text:p>
          </table:table-cell>
          <table:table-cell table:style-name="ce30" office:value-type="float" office:value="2130003" calcext:value-type="float">
            <text:p>213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7" calcext:value-type="float">
            <text:p>1007</text:p>
          </table:table-cell>
          <table:table-cell table:style-name="ce66" office:value-type="float" office:value="2140001" calcext:value-type="float">
            <text:p>2140001</text:p>
          </table:table-cell>
          <table:table-cell table:style-name="ce69" office:value-type="string" calcext:value-type="string">
            <text:p>NOK ASBES 14 DJABES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40001" calcext:value-type="float">
            <text:p>214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6" calcext:value-type="float">
            <text:p>1006</text:p>
          </table:table-cell>
          <table:table-cell table:style-name="ce66" office:value-type="float" office:value="2160001" calcext:value-type="float">
            <text:p>2160001</text:p>
          </table:table-cell>
          <table:table-cell table:style-name="ce69" office:value-type="string" calcext:value-type="string">
            <text:p>PAPAN COR 2 X 20 X 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B. MAHA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60001" calcext:value-type="float">
            <text:p>216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5" calcext:value-type="float">
            <text:p>1005</text:p>
          </table:table-cell>
          <table:table-cell table:style-name="ce66" office:value-type="float" office:value="2160002" calcext:value-type="float">
            <text:p>2160002</text:p>
          </table:table-cell>
          <table:table-cell table:style-name="ce69" office:value-type="string" calcext:value-type="string">
            <text:p>PASIR COR KIJANG JEBROT</text:p>
          </table:table-cell>
          <table:table-cell table:style-name="ce69" office:value-type="string" calcext:value-type="string">
            <text:p>1 M3</text:p>
          </table:table-cell>
          <table:table-cell table:style-name="ce69" office:value-type="string" calcext:value-type="string">
            <text:p>MUL</text:p>
          </table:table-cell>
          <table:table-cell table:style-name="ce69"/>
          <table:table-cell table:style-name="ce30" office:value-type="float" office:value="2160002" calcext:value-type="float">
            <text:p>216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4" calcext:value-type="float">
            <text:p>1004</text:p>
          </table:table-cell>
          <table:table-cell table:style-name="ce66" office:value-type="float" office:value="2160003" calcext:value-type="float">
            <text:p>2160003</text:p>
          </table:table-cell>
          <table:table-cell table:style-name="ce69" office:value-type="string" calcext:value-type="string">
            <text:p>PASIR COR KIJANG JEBROT</text:p>
          </table:table-cell>
          <table:table-cell table:style-name="ce69" office:value-type="string" calcext:value-type="string">
            <text:p>1.25 M3</text:p>
          </table:table-cell>
          <table:table-cell table:style-name="ce69" office:value-type="string" calcext:value-type="string">
            <text:p>MUL</text:p>
          </table:table-cell>
          <table:table-cell table:style-name="ce69"/>
          <table:table-cell table:style-name="ce30" office:value-type="float" office:value="2160003" calcext:value-type="float">
            <text:p>216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3" calcext:value-type="float">
            <text:p>1003</text:p>
          </table:table-cell>
          <table:table-cell table:style-name="ce66" office:value-type="float" office:value="2160004" calcext:value-type="float">
            <text:p>2160004</text:p>
          </table:table-cell>
          <table:table-cell table:style-name="ce69" office:value-type="string" calcext:value-type="string">
            <text:p>PASIR COR ENGKEL JEBROT</text:p>
          </table:table-cell>
          <table:table-cell table:style-name="ce69" office:value-type="string" calcext:value-type="string">
            <text:p>1.77 M3</text:p>
          </table:table-cell>
          <table:table-cell table:style-name="ce69" office:value-type="string" calcext:value-type="string">
            <text:p>MUL</text:p>
          </table:table-cell>
          <table:table-cell table:style-name="ce69"/>
          <table:table-cell table:style-name="ce30" office:value-type="float" office:value="2160004" calcext:value-type="float">
            <text:p>216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2" calcext:value-type="float">
            <text:p>1002</text:p>
          </table:table-cell>
          <table:table-cell table:style-name="ce66" office:value-type="float" office:value="2160005" calcext:value-type="float">
            <text:p>2160005</text:p>
          </table:table-cell>
          <table:table-cell table:style-name="ce69" office:value-type="string" calcext:value-type="string">
            <text:p>PASIR COR TRUK JEBROT</text:p>
          </table:table-cell>
          <table:table-cell table:style-name="ce69" office:value-type="string" calcext:value-type="string">
            <text:p>7 M3</text:p>
          </table:table-cell>
          <table:table-cell table:style-name="ce69" office:value-type="string" calcext:value-type="string">
            <text:p>MUL</text:p>
          </table:table-cell>
          <table:table-cell table:style-name="ce69"/>
          <table:table-cell table:style-name="ce30" office:value-type="float" office:value="2160005" calcext:value-type="float">
            <text:p>216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1" calcext:value-type="float">
            <text:p>1001</text:p>
          </table:table-cell>
          <table:table-cell table:style-name="ce66" office:value-type="float" office:value="2160006" calcext:value-type="float">
            <text:p>2160006</text:p>
          </table:table-cell>
          <table:table-cell table:style-name="ce69" office:value-type="string" calcext:value-type="string">
            <text:p>PASIR PASANG KIJANG MALEBER</text:p>
          </table:table-cell>
          <table:table-cell table:style-name="ce69" office:value-type="string" calcext:value-type="string">
            <text:p>1.25 M3</text:p>
          </table:table-cell>
          <table:table-cell table:style-name="ce69" office:value-type="string" calcext:value-type="string">
            <text:p>TOKO</text:p>
          </table:table-cell>
          <table:table-cell table:style-name="ce69"/>
          <table:table-cell table:style-name="ce30" office:value-type="float" office:value="2160006" calcext:value-type="float">
            <text:p>216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0" calcext:value-type="float">
            <text:p>1000</text:p>
          </table:table-cell>
          <table:table-cell table:style-name="ce66" office:value-type="float" office:value="2160007" calcext:value-type="float">
            <text:p>2160007</text:p>
          </table:table-cell>
          <table:table-cell table:style-name="ce69" office:value-type="string" calcext:value-type="string">
            <text:p>PASIR PASANG ENGKEL MALEBER</text:p>
          </table:table-cell>
          <table:table-cell table:style-name="ce69" office:value-type="string" calcext:value-type="string">
            <text:p>1.77 M3</text:p>
          </table:table-cell>
          <table:table-cell table:style-name="ce69" office:value-type="string" calcext:value-type="string">
            <text:p>TB.SINAR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60007" calcext:value-type="float">
            <text:p>216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9" calcext:value-type="float">
            <text:p>999</text:p>
          </table:table-cell>
          <table:table-cell table:style-name="ce66" office:value-type="float" office:value="2160008" calcext:value-type="float">
            <text:p>2160008</text:p>
          </table:table-cell>
          <table:table-cell table:style-name="ce69" office:value-type="string" calcext:value-type="string">
            <text:p>PASIR PUTIH KIJANG LAMPUNG</text:p>
          </table:table-cell>
          <table:table-cell table:style-name="ce69" office:value-type="string" calcext:value-type="string">
            <text:p>1 M3</text:p>
          </table:table-cell>
          <table:table-cell table:style-name="ce69" office:value-type="string" calcext:value-type="string">
            <text:p>PAK HERU</text:p>
          </table:table-cell>
          <table:table-cell table:style-name="ce69"/>
          <table:table-cell table:style-name="ce30" office:value-type="float" office:value="2160008" calcext:value-type="float">
            <text:p>216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8" calcext:value-type="float">
            <text:p>998</text:p>
          </table:table-cell>
          <table:table-cell table:style-name="ce66" office:value-type="float" office:value="2160009" calcext:value-type="float">
            <text:p>2160009</text:p>
          </table:table-cell>
          <table:table-cell table:style-name="ce69" office:value-type="string" calcext:value-type="string">
            <text:p>PASIR PUTIH KIJANG LAMPUNG</text:p>
          </table:table-cell>
          <table:table-cell table:style-name="ce69" office:value-type="string" calcext:value-type="string">
            <text:p>1.25 M3</text:p>
          </table:table-cell>
          <table:table-cell table:style-name="ce69" office:value-type="string" calcext:value-type="string">
            <text:p>PAK HERU</text:p>
          </table:table-cell>
          <table:table-cell table:style-name="ce69"/>
          <table:table-cell table:style-name="ce30" office:value-type="float" office:value="2160009" calcext:value-type="float">
            <text:p>216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7" calcext:value-type="float">
            <text:p>997</text:p>
          </table:table-cell>
          <table:table-cell table:style-name="ce66" office:value-type="float" office:value="2160010" calcext:value-type="float">
            <text:p>2160010</text:p>
          </table:table-cell>
          <table:table-cell table:style-name="ce69" office:value-type="string" calcext:value-type="string">
            <text:p>PASIR PUTIH ENGKEL LAMPUNG</text:p>
          </table:table-cell>
          <table:table-cell table:style-name="ce69" office:value-type="string" calcext:value-type="string">
            <text:p>1.77 M3</text:p>
          </table:table-cell>
          <table:table-cell table:style-name="ce69" office:value-type="string" calcext:value-type="string">
            <text:p>PAK HERU</text:p>
          </table:table-cell>
          <table:table-cell table:style-name="ce69"/>
          <table:table-cell table:style-name="ce30" office:value-type="float" office:value="2160010" calcext:value-type="float">
            <text:p>216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6" calcext:value-type="float">
            <text:p>996</text:p>
          </table:table-cell>
          <table:table-cell table:style-name="ce66" office:value-type="float" office:value="2160011" calcext:value-type="float">
            <text:p>2160011</text:p>
          </table:table-cell>
          <table:table-cell table:style-name="ce69" office:value-type="string" calcext:value-type="string">
            <text:p>PASIR PUTIH TRUK LAMPUNG</text:p>
          </table:table-cell>
          <table:table-cell table:style-name="ce69" office:value-type="string" calcext:value-type="string">
            <text:p>7 M3</text:p>
          </table:table-cell>
          <table:table-cell table:style-name="ce69" office:value-type="string" calcext:value-type="string">
            <text:p>PAK HERU</text:p>
          </table:table-cell>
          <table:table-cell table:style-name="ce69"/>
          <table:table-cell table:style-name="ce30" office:value-type="float" office:value="2160011" calcext:value-type="float">
            <text:p>216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5" calcext:value-type="float">
            <text:p>995</text:p>
          </table:table-cell>
          <table:table-cell table:style-name="ce66" office:value-type="float" office:value="2160012" calcext:value-type="float">
            <text:p>2160012</text:p>
          </table:table-cell>
          <table:table-cell table:style-name="ce69" office:value-type="string" calcext:value-type="string">
            <text:p>PEREKAT BATA RINGAN 40 KG MU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INTI KREASI MANDIRI</text:p>
          </table:table-cell>
          <table:table-cell table:style-name="ce69"/>
          <table:table-cell table:style-name="ce30" office:value-type="float" office:value="2160012" calcext:value-type="float">
            <text:p>216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4" calcext:value-type="float">
            <text:p>994</text:p>
          </table:table-cell>
          <table:table-cell table:style-name="ce66" office:value-type="float" office:value="2160013" calcext:value-type="float">
            <text:p>2160013</text:p>
          </table:table-cell>
          <table:table-cell table:style-name="ce69" office:value-type="string" calcext:value-type="string">
            <text:p>PEREKAT BATA RINGAN 40 KG UZIN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PRAJA</text:p>
          </table:table-cell>
          <table:table-cell table:style-name="ce69"/>
          <table:table-cell table:style-name="ce30" office:value-type="float" office:value="2160013" calcext:value-type="float">
            <text:p>216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3" calcext:value-type="float">
            <text:p>993</text:p>
          </table:table-cell>
          <table:table-cell table:style-name="ce66" office:value-type="float" office:value="2180001" calcext:value-type="float">
            <text:p>2180001</text:p>
          </table:table-cell>
          <table:table-cell table:style-name="ce69" office:value-type="string" calcext:value-type="string">
            <text:p>RING BEHEL/CINCIN 6X8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2180001" calcext:value-type="float">
            <text:p>218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2" calcext:value-type="float">
            <text:p>992</text:p>
          </table:table-cell>
          <table:table-cell table:style-name="ce66" office:value-type="float" office:value="2180002" calcext:value-type="float">
            <text:p>2180002</text:p>
          </table:table-cell>
          <table:table-cell table:style-name="ce69" office:value-type="string" calcext:value-type="string">
            <text:p>RING BEHEL/CINCIN 6X1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MA</text:p>
          </table:table-cell>
          <table:table-cell table:style-name="ce69"/>
          <table:table-cell table:style-name="ce30" office:value-type="float" office:value="2180002" calcext:value-type="float">
            <text:p>218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1" calcext:value-type="float">
            <text:p>991</text:p>
          </table:table-cell>
          <table:table-cell table:style-name="ce66" office:value-type="float" office:value="2180003" calcext:value-type="float">
            <text:p>2180003</text:p>
          </table:table-cell>
          <table:table-cell table:style-name="ce69" office:value-type="string" calcext:value-type="string">
            <text:p>RING BEHEL/CINCIN 8X12 TIPI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RAJA</text:p>
          </table:table-cell>
          <table:table-cell table:style-name="ce69"/>
          <table:table-cell table:style-name="ce30" office:value-type="float" office:value="2180003" calcext:value-type="float">
            <text:p>218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0" calcext:value-type="float">
            <text:p>990</text:p>
          </table:table-cell>
          <table:table-cell table:style-name="ce66" office:value-type="float" office:value="2180004" calcext:value-type="float">
            <text:p>2180004</text:p>
          </table:table-cell>
          <table:table-cell table:style-name="ce69" office:value-type="string" calcext:value-type="string">
            <text:p>RING BEHEL/CINCIN 10X15 TIPI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80004" calcext:value-type="float">
            <text:p>218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9" calcext:value-type="float">
            <text:p>989</text:p>
          </table:table-cell>
          <table:table-cell table:style-name="ce66" office:value-type="float" office:value="2180005" calcext:value-type="float">
            <text:p>2180005</text:p>
          </table:table-cell>
          <table:table-cell table:style-name="ce69" office:value-type="string" calcext:value-type="string">
            <text:p>RING BEHEL/CINCIN 10X20 TIPI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80005" calcext:value-type="float">
            <text:p>218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8" calcext:value-type="float">
            <text:p>988</text:p>
          </table:table-cell>
          <table:table-cell table:style-name="ce66" office:value-type="float" office:value="2180006" calcext:value-type="float">
            <text:p>2180006</text:p>
          </table:table-cell>
          <table:table-cell table:style-name="ce69" office:value-type="string" calcext:value-type="string">
            <text:p>RING BEHEL/CINCIN 8X12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80006" calcext:value-type="float">
            <text:p>218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7" calcext:value-type="float">
            <text:p>987</text:p>
          </table:table-cell>
          <table:table-cell table:style-name="ce66" office:value-type="float" office:value="2180007" calcext:value-type="float">
            <text:p>2180007</text:p>
          </table:table-cell>
          <table:table-cell table:style-name="ce69" office:value-type="string" calcext:value-type="string">
            <text:p>RING BEHEL/CINCIN 10X15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80007" calcext:value-type="float">
            <text:p>218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6" calcext:value-type="float">
            <text:p>986</text:p>
          </table:table-cell>
          <table:table-cell table:style-name="ce66" office:value-type="float" office:value="2180008" calcext:value-type="float">
            <text:p>2180008</text:p>
          </table:table-cell>
          <table:table-cell table:style-name="ce69" office:value-type="string" calcext:value-type="string">
            <text:p>RING BEHEL/CINCIN 10X20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ENARA</text:p>
          </table:table-cell>
          <table:table-cell table:style-name="ce69"/>
          <table:table-cell table:style-name="ce30" office:value-type="float" office:value="2180008" calcext:value-type="float">
            <text:p>218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5" calcext:value-type="float">
            <text:p>985</text:p>
          </table:table-cell>
          <table:table-cell table:style-name="ce66" office:value-type="float" office:value="2180009" calcext:value-type="float">
            <text:p>2180009</text:p>
          </table:table-cell>
          <table:table-cell table:style-name="ce69" office:value-type="string" calcext:value-type="string">
            <text:p>RING BEHEL/CINCIN 8X12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MA</text:p>
          </table:table-cell>
          <table:table-cell table:style-name="ce69" office:value-type="string" calcext:value-type="string">
            <text:p>RF 8TM</text:p>
          </table:table-cell>
          <table:table-cell table:style-name="ce30" office:value-type="float" office:value="2180009" calcext:value-type="float">
            <text:p>218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4" calcext:value-type="float">
            <text:p>984</text:p>
          </table:table-cell>
          <table:table-cell table:style-name="ce66" office:value-type="float" office:value="2180010" calcext:value-type="float">
            <text:p>2180010</text:p>
          </table:table-cell>
          <table:table-cell table:style-name="ce69" office:value-type="string" calcext:value-type="string">
            <text:p>RING BEHEL/CINCIN 10X15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MA</text:p>
          </table:table-cell>
          <table:table-cell table:style-name="ce69"/>
          <table:table-cell table:style-name="ce30" office:value-type="float" office:value="2180010" calcext:value-type="float">
            <text:p>218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3" calcext:value-type="float">
            <text:p>983</text:p>
          </table:table-cell>
          <table:table-cell table:style-name="ce66" office:value-type="float" office:value="2180011" calcext:value-type="float">
            <text:p>2180011</text:p>
          </table:table-cell>
          <table:table-cell table:style-name="ce69" office:value-type="string" calcext:value-type="string">
            <text:p>RING BEHEL/CINCIN 10X20 TEB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MA</text:p>
          </table:table-cell>
          <table:table-cell table:style-name="ce69"/>
          <table:table-cell table:style-name="ce30" office:value-type="float" office:value="2180011" calcext:value-type="float">
            <text:p>218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2" calcext:value-type="float">
            <text:p>982</text:p>
          </table:table-cell>
          <table:table-cell table:style-name="ce66" office:value-type="float" office:value="2190001" calcext:value-type="float">
            <text:p>2190001</text:p>
          </table:table-cell>
          <table:table-cell table:style-name="ce69" office:value-type="string" calcext:value-type="string">
            <text:p>SEMEN 40 KG GRESIK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TB. SINAR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90001" calcext:value-type="float">
            <text:p>21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1" calcext:value-type="float">
            <text:p>981</text:p>
          </table:table-cell>
          <table:table-cell table:style-name="ce66" office:value-type="float" office:value="2190002" calcext:value-type="float">
            <text:p>2190002</text:p>
          </table:table-cell>
          <table:table-cell table:style-name="ce69" office:value-type="string" calcext:value-type="string">
            <text:p>SEMEN 40 KG HOLCIM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TB. MAHA JAYA</text:p>
          </table:table-cell>
          <table:table-cell table:style-name="ce69" office:value-type="string" calcext:value-type="string">
            <text:p>DARI TOKO</text:p>
          </table:table-cell>
          <table:table-cell table:style-name="ce30" office:value-type="float" office:value="2190002" calcext:value-type="float">
            <text:p>219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0" calcext:value-type="float">
            <text:p>980</text:p>
          </table:table-cell>
          <table:table-cell table:style-name="ce66" office:value-type="float" office:value="2190003" calcext:value-type="float">
            <text:p>2190003</text:p>
          </table:table-cell>
          <table:table-cell table:style-name="ce69" office:value-type="string" calcext:value-type="string">
            <text:p>SEMEN 40 KG MERAH PUTIH</text:p>
          </table:table-cell>
          <table:table-cell table:style-name="ce69" office:value-type="string" calcext:value-type="string">
            <text:p>SAK</text:p>
          </table:table-cell>
          <table:table-cell table:style-name="ce69" table:number-columns-repeated="2"/>
          <table:table-cell table:style-name="ce30" office:value-type="float" office:value="2190003" calcext:value-type="float">
            <text:p>219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9" calcext:value-type="float">
            <text:p>979</text:p>
          </table:table-cell>
          <table:table-cell table:style-name="ce66" office:value-type="float" office:value="2190004" calcext:value-type="float">
            <text:p>2190004</text:p>
          </table:table-cell>
          <table:table-cell table:style-name="ce69" office:value-type="string" calcext:value-type="string">
            <text:p>SEMEN 1 KG TANPA MERK</text:p>
          </table:table-cell>
          <table:table-cell table:style-name="ce69" office:value-type="string" calcext:value-type="string">
            <text:p>KG</text:p>
          </table:table-cell>
          <table:table-cell table:style-name="ce69" table:number-columns-repeated="2"/>
          <table:table-cell table:style-name="ce30" office:value-type="float" office:value="2190004" calcext:value-type="float">
            <text:p>219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8" calcext:value-type="float">
            <text:p>978</text:p>
          </table:table-cell>
          <table:table-cell table:style-name="ce66" office:value-type="float" office:value="2190005" calcext:value-type="float">
            <text:p>2190005</text:p>
          </table:table-cell>
          <table:table-cell table:style-name="ce69" office:value-type="string" calcext:value-type="string">
            <text:p>SEMEN 40 KG TIGA RODA</text:p>
          </table:table-cell>
          <table:table-cell table:style-name="ce69" office:value-type="string" calcext:value-type="string">
            <text:p>SAK</text:p>
          </table:table-cell>
          <table:table-cell table:style-name="ce69" table:number-columns-repeated="2"/>
          <table:table-cell table:style-name="ce30" office:value-type="float" office:value="2190005" calcext:value-type="float">
            <text:p>219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7" calcext:value-type="float">
            <text:p>977</text:p>
          </table:table-cell>
          <table:table-cell table:style-name="ce66" office:value-type="float" office:value="2190006" calcext:value-type="float">
            <text:p>2190006</text:p>
          </table:table-cell>
          <table:table-cell table:style-name="ce69" office:value-type="string" calcext:value-type="string">
            <text:p>SEMEN <text:s/>40 KG GARUDA</text:p>
          </table:table-cell>
          <table:table-cell table:style-name="ce69" office:value-type="string" calcext:value-type="string">
            <text:p>SAK</text:p>
          </table:table-cell>
          <table:table-cell table:style-name="ce69" office:value-type="string" calcext:value-type="string">
            <text:p>MAHAJAYA</text:p>
          </table:table-cell>
          <table:table-cell table:style-name="ce69"/>
          <table:table-cell table:style-name="ce30" office:value-type="float" office:value="2190006" calcext:value-type="float">
            <text:p>219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6" calcext:value-type="float">
            <text:p>976</text:p>
          </table:table-cell>
          <table:table-cell table:style-name="ce66" office:value-type="float" office:value="2190007" calcext:value-type="float">
            <text:p>2190007</text:p>
          </table:table-cell>
          <table:table-cell table:style-name="ce69" office:value-type="string" calcext:value-type="string">
            <text:p>SEMEN PUTIH 1 KG TANPA MERK</text:p>
          </table:table-cell>
          <table:table-cell table:style-name="ce69" office:value-type="string" calcext:value-type="string">
            <text:p>KG</text:p>
          </table:table-cell>
          <table:table-cell table:style-name="ce69" table:number-columns-repeated="2"/>
          <table:table-cell table:style-name="ce30" office:value-type="float" office:value="2190007" calcext:value-type="float">
            <text:p>219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5" calcext:value-type="float">
            <text:p>975</text:p>
          </table:table-cell>
          <table:table-cell table:style-name="ce66" office:value-type="float" office:value="2200001" calcext:value-type="float">
            <text:p>2200001</text:p>
          </table:table-cell>
          <table:table-cell table:style-name="ce69" office:value-type="string" calcext:value-type="string">
            <text:p>TRIPLEK 8 MM TUNAS 4"X8"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200001" calcext:value-type="float">
            <text:p>220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4" calcext:value-type="float">
            <text:p>974</text:p>
          </table:table-cell>
          <table:table-cell table:style-name="ce66" office:value-type="float" office:value="2200002" calcext:value-type="float">
            <text:p>2200002</text:p>
          </table:table-cell>
          <table:table-cell table:style-name="ce69" office:value-type="string" calcext:value-type="string">
            <text:p>TRIPLEK 4 MM TUNAS 4"X8"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200002" calcext:value-type="float">
            <text:p>220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3" calcext:value-type="float">
            <text:p>973</text:p>
          </table:table-cell>
          <table:table-cell table:style-name="ce66" office:value-type="float" office:value="2200003" calcext:value-type="float">
            <text:p>2200003</text:p>
          </table:table-cell>
          <table:table-cell table:style-name="ce69" office:value-type="string" calcext:value-type="string">
            <text:p>TRIPLEK 6 MM TUNAS 4"X8"</text:p>
          </table:table-cell>
          <table:table-cell table:style-name="ce69" office:value-type="string" calcext:value-type="string">
            <text:p>LEMBAR</text:p>
          </table:table-cell>
          <table:table-cell table:style-name="ce69" table:number-columns-repeated="2"/>
          <table:table-cell table:style-name="ce30" office:value-type="float" office:value="2200003" calcext:value-type="float">
            <text:p>220000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72" calcext:value-type="float">
            <text:p>972</text:p>
          </table:table-cell>
          <table:table-cell table:style-name="ce66" office:value-type="float" office:value="2200004" calcext:value-type="float">
            <text:p>2200004</text:p>
          </table:table-cell>
          <table:table-cell table:style-name="ce69" office:value-type="string" calcext:value-type="string">
            <text:p>TRIPLEK 3 MM TUNAS 4”X8”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H JAYA</text:p>
          </table:table-cell>
          <table:table-cell table:style-name="ce69" office:value-type="string" calcext:value-type="string">
            <text:p>HARGA TAK TENTU PATOKAN 48RB SAJA</text:p>
          </table:table-cell>
          <table:table-cell table:style-name="ce30" office:value-type="float" office:value="2200004" calcext:value-type="float">
            <text:p>220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1" calcext:value-type="float">
            <text:p>971</text:p>
          </table:table-cell>
          <table:table-cell table:style-name="ce66" office:value-type="float" office:value="3000000" calcext:value-type="float">
            <text:p>3000000</text:p>
          </table:table-cell>
          <table:table-cell table:style-name="ce69" office:value-type="string" calcext:value-type="string">
            <text:p>3 CODE  (CAT DAN BAHAN KIMIA) <text:s/></text:p>
          </table:table-cell>
          <table:table-cell table:style-name="ce69" table:number-columns-repeated="3"/>
          <table:table-cell table:style-name="ce30" office:value-type="float" office:value="3000000" calcext:value-type="float">
            <text:p>3000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0" calcext:value-type="float">
            <text:p>970</text:p>
          </table:table-cell>
          <table:table-cell table:style-name="ce66" office:value-type="float" office:value="3010001" calcext:value-type="float">
            <text:p>3010001</text:p>
          </table:table-cell>
          <table:table-cell table:style-name="ce69" office:value-type="string" calcext:value-type="string">
            <text:p>AFDUNER 1 BOTOL SELL</text:p>
          </table:table-cell>
          <table:table-cell table:style-name="ce69" table:number-columns-repeated="3"/>
          <table:table-cell table:style-name="ce30" office:value-type="float" office:value="3010001" calcext:value-type="float">
            <text:p>301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69" calcext:value-type="float">
            <text:p>969</text:p>
          </table:table-cell>
          <table:table-cell table:style-name="ce66" office:value-type="float" office:value="3010002" calcext:value-type="float">
            <text:p>3010002</text:p>
          </table:table-cell>
          <table:table-cell table:style-name="ce69" office:value-type="string" calcext:value-type="string">
            <text:p>AIR KERAS BELING BOTOL BELING TANPA MERK</text:p>
          </table:table-cell>
          <table:table-cell table:style-name="ce69" office:value-type="string" calcext:value-type="string">
            <text:p>BOTOL</text:p>
          </table:table-cell>
          <table:table-cell table:style-name="ce69" office:value-type="string" calcext:value-type="string">
            <text:p>FT 3</text:p>
          </table:table-cell>
          <table:table-cell table:style-name="ce69"/>
          <table:table-cell table:style-name="ce30" office:value-type="float" office:value="3010002" calcext:value-type="float">
            <text:p>301000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68" calcext:value-type="float">
            <text:p>968</text:p>
          </table:table-cell>
          <table:table-cell table:style-name="ce66" office:value-type="float" office:value="3010003" calcext:value-type="float">
            <text:p>3010003</text:p>
          </table:table-cell>
          <table:table-cell table:style-name="ce69" office:value-type="string" calcext:value-type="string">
            <text:p>AIR KERAS BOTOL PLASTIK BAYGON TANPA MERK</text:p>
          </table:table-cell>
          <table:table-cell table:style-name="ce69" office:value-type="string" calcext:value-type="string">
            <text:p>BOTOL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TURUN RP 1.000 PALING</text:p>
          </table:table-cell>
          <table:table-cell table:style-name="ce30" office:value-type="float" office:value="3010003" calcext:value-type="float">
            <text:p>301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7" calcext:value-type="float">
            <text:p>967</text:p>
          </table:table-cell>
          <table:table-cell table:style-name="ce66" office:value-type="float" office:value="3010004" calcext:value-type="float">
            <text:p>3010004</text:p>
          </table:table-cell>
          <table:table-cell table:style-name="ce69" office:value-type="string" calcext:value-type="string">
            <text:p>ALCASIT BUNGKUS MOWILEX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010004" calcext:value-type="float">
            <text:p>301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6" calcext:value-type="float">
            <text:p>966</text:p>
          </table:table-cell>
          <table:table-cell table:style-name="ce66" office:value-type="float" office:value="3010005" calcext:value-type="float">
            <text:p>3010005</text:p>
          </table:table-cell>
          <table:table-cell table:style-name="ce69" office:value-type="string" calcext:value-type="string">
            <text:p>ANTI BOCOR 1 KG AQUAPROOF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010005" calcext:value-type="float">
            <text:p>301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5" calcext:value-type="float">
            <text:p>965</text:p>
          </table:table-cell>
          <table:table-cell table:style-name="ce66" office:value-type="float" office:value="3010006" calcext:value-type="float">
            <text:p>3010006</text:p>
          </table:table-cell>
          <table:table-cell table:style-name="ce69" office:value-type="string" calcext:value-type="string">
            <text:p>ANTI BOCOR 4 KG AQUAPROOF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10006" calcext:value-type="float">
            <text:p>301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4" calcext:value-type="float">
            <text:p>964</text:p>
          </table:table-cell>
          <table:table-cell table:style-name="ce66" office:value-type="float" office:value="3010007" calcext:value-type="float">
            <text:p>3010007</text:p>
          </table:table-cell>
          <table:table-cell table:style-name="ce69" office:value-type="string" calcext:value-type="string">
            <text:p>ANTI BOCOR 20 KG AQUAPROOF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010007" calcext:value-type="float">
            <text:p>301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3" calcext:value-type="float">
            <text:p>963</text:p>
          </table:table-cell>
          <table:table-cell table:style-name="ce66" office:value-type="float" office:value="3010008" calcext:value-type="float">
            <text:p>3010008</text:p>
          </table:table-cell>
          <table:table-cell table:style-name="ce69" office:value-type="string" calcext:value-type="string">
            <text:p>ANTI BOCOR 1 KG ELAS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10008" calcext:value-type="float">
            <text:p>301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2" calcext:value-type="float">
            <text:p>962</text:p>
          </table:table-cell>
          <table:table-cell table:style-name="ce66" office:value-type="float" office:value="3010009" calcext:value-type="float">
            <text:p>3010009</text:p>
          </table:table-cell>
          <table:table-cell table:style-name="ce69" office:value-type="string" calcext:value-type="string">
            <text:p>ANTI BOCOR 4 KG ELAS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10009" calcext:value-type="float">
            <text:p>301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1" calcext:value-type="float">
            <text:p>961</text:p>
          </table:table-cell>
          <table:table-cell table:style-name="ce66" office:value-type="float" office:value="3010010" calcext:value-type="float">
            <text:p>3010010</text:p>
          </table:table-cell>
          <table:table-cell table:style-name="ce69" office:value-type="string" calcext:value-type="string">
            <text:p>ANTI BOCOR 4 KG NO DRO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ABU-ABU</text:p>
          </table:table-cell>
          <table:table-cell table:style-name="ce30" office:value-type="float" office:value="3010010" calcext:value-type="float">
            <text:p>301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0" calcext:value-type="float">
            <text:p>960</text:p>
          </table:table-cell>
          <table:table-cell table:style-name="ce66" office:value-type="float" office:value="3010011" calcext:value-type="float">
            <text:p>3010011</text:p>
          </table:table-cell>
          <table:table-cell table:style-name="ce69" office:value-type="string" calcext:value-type="string">
            <text:p>ANTI BOCOR 1 KG NO DRO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CODE 002 ABU ABU</text:p>
          </table:table-cell>
          <table:table-cell table:style-name="ce30" office:value-type="float" office:value="3010011" calcext:value-type="float">
            <text:p>301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9" calcext:value-type="float">
            <text:p>959</text:p>
          </table:table-cell>
          <table:table-cell table:style-name="ce66" office:value-type="float" office:value="3010012" calcext:value-type="float">
            <text:p>3010012</text:p>
          </table:table-cell>
          <table:table-cell table:style-name="ce69" office:value-type="string" calcext:value-type="string">
            <text:p>ANTI BOCOR 4 KG SIKA RAINTATE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GREY</text:p>
          </table:table-cell>
          <table:table-cell table:style-name="ce30" office:value-type="float" office:value="3010012" calcext:value-type="float">
            <text:p>301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8" calcext:value-type="float">
            <text:p>958</text:p>
          </table:table-cell>
          <table:table-cell table:style-name="ce66" office:value-type="float" office:value="3010013" calcext:value-type="float">
            <text:p>3010013</text:p>
          </table:table-cell>
          <table:table-cell table:style-name="ce69" office:value-type="string" calcext:value-type="string">
            <text:p>ANTI RAYAP 0.1 LITER KUDA TERBANG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010013" calcext:value-type="float">
            <text:p>301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7" calcext:value-type="float">
            <text:p>957</text:p>
          </table:table-cell>
          <table:table-cell table:style-name="ce66" office:value-type="float" office:value="3010014" calcext:value-type="float">
            <text:p>3010014</text:p>
          </table:table-cell>
          <table:table-cell table:style-name="ce69" office:value-type="string" calcext:value-type="string">
            <text:p>ANTI RAYAP GALON RESID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010014" calcext:value-type="float">
            <text:p>301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6" calcext:value-type="float">
            <text:p>956</text:p>
          </table:table-cell>
          <table:table-cell table:style-name="ce66" office:value-type="float" office:value="3020001" calcext:value-type="float">
            <text:p>3020001</text:p>
          </table:table-cell>
          <table:table-cell table:style-name="ce69" office:value-type="string" calcext:value-type="string">
            <text:p>BRASSO KECIL/BOTOL KS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020001" calcext:value-type="float">
            <text:p>302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55" calcext:value-type="float">
            <text:p>955</text:p>
          </table:table-cell>
          <table:table-cell table:style-name="ce66" office:value-type="float" office:value="3030001" calcext:value-type="float">
            <text:p>3030001</text:p>
          </table:table-cell>
          <table:table-cell table:style-name="ce69" office:value-type="string" calcext:value-type="string">
            <text:p>CAT BATU ALAM 1 LITER ARCA BLACK NATURAL SB 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01" calcext:value-type="float">
            <text:p>303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54" calcext:value-type="float">
            <text:p>954</text:p>
          </table:table-cell>
          <table:table-cell table:style-name="ce66" office:value-type="float" office:value="3030002" calcext:value-type="float">
            <text:p>3030002</text:p>
          </table:table-cell>
          <table:table-cell table:style-name="ce69" office:value-type="string" calcext:value-type="string">
            <text:p>CAT BATU ALAM 1 LITER ARCA DOFF NATURAL SB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02" calcext:value-type="float">
            <text:p>303000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53" calcext:value-type="float">
            <text:p>953</text:p>
          </table:table-cell>
          <table:table-cell table:style-name="ce66" office:value-type="float" office:value="3030003" calcext:value-type="float">
            <text:p>3030003</text:p>
          </table:table-cell>
          <table:table-cell table:style-name="ce69" office:value-type="string" calcext:value-type="string">
            <text:p>CAT BATU ALAM 1 LITER ARCA GLOSS NATURAL SB</text:p>
          </table:table-cell>
          <table:table-cell table:style-name="ce69" office:value-type="string" calcext:value-type="string">
            <text:p>KALENG</text:p>
          </table:table-cell>
          <table:table-cell table:style-name="ce69" table:number-columns-repeated="2"/>
          <table:table-cell table:style-name="ce30" office:value-type="float" office:value="3030003" calcext:value-type="float">
            <text:p>303000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52" calcext:value-type="float">
            <text:p>952</text:p>
          </table:table-cell>
          <table:table-cell table:style-name="ce66" office:value-type="float" office:value="3030004" calcext:value-type="float">
            <text:p>3030004</text:p>
          </table:table-cell>
          <table:table-cell table:style-name="ce69" office:value-type="string" calcext:value-type="string">
            <text:p>CAT BATU ALAM 1 LITER ARCA TRANSPARAN GLOSS</text:p>
          </table:table-cell>
          <table:table-cell table:style-name="ce69" office:value-type="string" calcext:value-type="string">
            <text:p>KALENG</text:p>
          </table:table-cell>
          <table:table-cell table:style-name="ce69" table:number-columns-repeated="2"/>
          <table:table-cell table:style-name="ce30" office:value-type="float" office:value="3030004" calcext:value-type="float">
            <text:p>303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1" calcext:value-type="float">
            <text:p>951</text:p>
          </table:table-cell>
          <table:table-cell table:style-name="ce66" office:value-type="float" office:value="3030005" calcext:value-type="float">
            <text:p>3030005</text:p>
          </table:table-cell>
          <table:table-cell table:style-name="ce69" office:value-type="string" calcext:value-type="string">
            <text:p>CAT BESI / KAYU 1 LITER DULUX</text:p>
          </table:table-cell>
          <table:table-cell table:style-name="ce69" office:value-type="string" calcext:value-type="string">
            <text:p>KALENG</text:p>
          </table:table-cell>
          <table:table-cell table:style-name="ce69" table:number-columns-repeated="2"/>
          <table:table-cell table:style-name="ce30" office:value-type="float" office:value="3030005" calcext:value-type="float">
            <text:p>303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0" calcext:value-type="float">
            <text:p>950</text:p>
          </table:table-cell>
          <table:table-cell table:style-name="ce66" office:value-type="float" office:value="3030006" calcext:value-type="float">
            <text:p>3030006</text:p>
          </table:table-cell>
          <table:table-cell table:style-name="ce69" office:value-type="string" calcext:value-type="string">
            <text:p>CAT BESI/KAYU 0.8 LITER DYNALAC</text:p>
          </table:table-cell>
          <table:table-cell table:style-name="ce69" office:value-type="string" calcext:value-type="string">
            <text:p>KALENG</text:p>
          </table:table-cell>
          <table:table-cell table:style-name="ce69" office:value-type="string" calcext:value-type="string">
            <text:p>PD.LAUTAN W.ABADI</text:p>
          </table:table-cell>
          <table:table-cell table:style-name="ce69"/>
          <table:table-cell table:style-name="ce30" office:value-type="float" office:value="3030006" calcext:value-type="float">
            <text:p>303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9" calcext:value-type="float">
            <text:p>949</text:p>
          </table:table-cell>
          <table:table-cell table:style-name="ce66" office:value-type="float" office:value="3030007" calcext:value-type="float">
            <text:p>3030007</text:p>
          </table:table-cell>
          <table:table-cell table:style-name="ce69" office:value-type="string" calcext:value-type="string">
            <text:p>CAT BESI/KAYU 100 CC AVI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LIGHT TREAM</text:p>
          </table:table-cell>
          <table:table-cell table:style-name="ce30" office:value-type="float" office:value="3030007" calcext:value-type="float">
            <text:p>303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8" calcext:value-type="float">
            <text:p>948</text:p>
          </table:table-cell>
          <table:table-cell table:style-name="ce66" office:value-type="float" office:value="3030008" calcext:value-type="float">
            <text:p>3030008</text:p>
          </table:table-cell>
          <table:table-cell table:style-name="ce69" office:value-type="string" calcext:value-type="string">
            <text:p>CAT BESI/KAYU 200 CC BRIL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08" calcext:value-type="float">
            <text:p>3030008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47" calcext:value-type="float">
            <text:p>947</text:p>
          </table:table-cell>
          <table:table-cell table:style-name="ce66" office:value-type="float" office:value="3030009" calcext:value-type="float">
            <text:p>3030009</text:p>
          </table:table-cell>
          <table:table-cell table:style-name="ce69" office:value-type="string" calcext:value-type="string">
            <text:p>CAT BESI/KAYU 200 CC BRILO SPECIAL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MITSUBISHI YELLOW,HINO GREEN,RED YAMAHA</text:p>
          </table:table-cell>
          <table:table-cell table:style-name="ce30" office:value-type="float" office:value="3030009" calcext:value-type="float">
            <text:p>303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6" calcext:value-type="float">
            <text:p>946</text:p>
          </table:table-cell>
          <table:table-cell table:style-name="ce66" office:value-type="float" office:value="3030010" calcext:value-type="float">
            <text:p>3030010</text:p>
          </table:table-cell>
          <table:table-cell table:style-name="ce69" office:value-type="string" calcext:value-type="string">
            <text:p>CAT BESI/KAYU 200 CC BRILO EMAS</text:p>
          </table:table-cell>
          <table:table-cell table:style-name="ce69" office:value-type="string" calcext:value-type="string">
            <text:p>KALENG</text:p>
          </table:table-cell>
          <table:table-cell table:style-name="ce69"/>
          <table:table-cell table:style-name="ce69" office:value-type="string" calcext:value-type="string">
            <text:p>RAJAWALI</text:p>
          </table:table-cell>
          <table:table-cell table:style-name="ce30" office:value-type="float" office:value="3030010" calcext:value-type="float">
            <text:p>303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5" calcext:value-type="float">
            <text:p>945</text:p>
          </table:table-cell>
          <table:table-cell table:style-name="ce66" office:value-type="float" office:value="3030011" calcext:value-type="float">
            <text:p>3030011</text:p>
          </table:table-cell>
          <table:table-cell table:style-name="ce69" office:value-type="string" calcext:value-type="string">
            <text:p>CAT BESI/KAYU 1 KG FTALIT GLOS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11" calcext:value-type="float">
            <text:p>303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4" calcext:value-type="float">
            <text:p>944</text:p>
          </table:table-cell>
          <table:table-cell table:style-name="ce66" office:value-type="float" office:value="3030012" calcext:value-type="float">
            <text:p>3030012</text:p>
          </table:table-cell>
          <table:table-cell table:style-name="ce69" office:value-type="string" calcext:value-type="string">
            <text:p>CAT BESI/KAYU 1 KG FTALIT GLOSS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ARNA DOFF</text:p>
          </table:table-cell>
          <table:table-cell table:style-name="ce30" office:value-type="float" office:value="3030012" calcext:value-type="float">
            <text:p>303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3" calcext:value-type="float">
            <text:p>943</text:p>
          </table:table-cell>
          <table:table-cell table:style-name="ce66" office:value-type="float" office:value="3030013" calcext:value-type="float">
            <text:p>3030013</text:p>
          </table:table-cell>
          <table:table-cell table:style-name="ce69" office:value-type="string" calcext:value-type="string">
            <text:p>CAT BESI/KAYU 1 KG FTALIT DOFF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13" calcext:value-type="float">
            <text:p>303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2" calcext:value-type="float">
            <text:p>942</text:p>
          </table:table-cell>
          <table:table-cell table:style-name="ce66" office:value-type="float" office:value="3030014" calcext:value-type="float">
            <text:p>3030014</text:p>
          </table:table-cell>
          <table:table-cell table:style-name="ce69" office:value-type="string" calcext:value-type="string">
            <text:p>CAT BESI/KAYU 1 KG KUDA TERBANG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14" calcext:value-type="float">
            <text:p>303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1" calcext:value-type="float">
            <text:p>941</text:p>
          </table:table-cell>
          <table:table-cell table:style-name="ce66" office:value-type="float" office:value="3030015" calcext:value-type="float">
            <text:p>3030015</text:p>
          </table:table-cell>
          <table:table-cell table:style-name="ce69" office:value-type="string" calcext:value-type="string">
            <text:p>CAT BESI/KAYU 100 CC KUDA TERBANG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15" calcext:value-type="float">
            <text:p>303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0" calcext:value-type="float">
            <text:p>940</text:p>
          </table:table-cell>
          <table:table-cell table:style-name="ce66" office:value-type="float" office:value="3030016" calcext:value-type="float">
            <text:p>3030016</text:p>
          </table:table-cell>
          <table:table-cell table:style-name="ce69" office:value-type="string" calcext:value-type="string">
            <text:p>CAT BESI/KAYU 1 KG MARITE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16" calcext:value-type="float">
            <text:p>303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9" calcext:value-type="float">
            <text:p>939</text:p>
          </table:table-cell>
          <table:table-cell table:style-name="ce66" office:value-type="float" office:value="3030017" calcext:value-type="float">
            <text:p>3030017</text:p>
          </table:table-cell>
          <table:table-cell table:style-name="ce69" office:value-type="string" calcext:value-type="string">
            <text:p>CAT BESI/KAYU 1 KG SEIV  HITAM PUTI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17" calcext:value-type="float">
            <text:p>303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8" calcext:value-type="float">
            <text:p>938</text:p>
          </table:table-cell>
          <table:table-cell table:style-name="ce66" office:value-type="float" office:value="3030018" calcext:value-type="float">
            <text:p>3030018</text:p>
          </table:table-cell>
          <table:table-cell table:style-name="ce69" office:value-type="string" calcext:value-type="string">
            <text:p>CAT BESI/KAYU 1 KG SEIV  WA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18" calcext:value-type="float">
            <text:p>303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7" calcext:value-type="float">
            <text:p>937</text:p>
          </table:table-cell>
          <table:table-cell table:style-name="ce66" office:value-type="float" office:value="3030019" calcext:value-type="float">
            <text:p>3030019</text:p>
          </table:table-cell>
          <table:table-cell table:style-name="ce69" office:value-type="string" calcext:value-type="string">
            <text:p>CAT BESI/KAYU 1 KG SEIV SPECIAL WA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 office:value-type="string" calcext:value-type="string">
            <text:p>TANDA BINTANG SATU</text:p>
          </table:table-cell>
          <table:table-cell table:style-name="ce30" office:value-type="float" office:value="3030019" calcext:value-type="float">
            <text:p>303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6" calcext:value-type="float">
            <text:p>936</text:p>
          </table:table-cell>
          <table:table-cell table:style-name="ce66" office:value-type="float" office:value="3030020" calcext:value-type="float">
            <text:p>3030020</text:p>
          </table:table-cell>
          <table:table-cell table:style-name="ce69" office:value-type="string" calcext:value-type="string">
            <text:p>CAT BESI/KAYU 1 PAIL SEIV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KHUSUS</text:p>
          </table:table-cell>
          <table:table-cell table:style-name="ce30" office:value-type="float" office:value="3030020" calcext:value-type="float">
            <text:p>303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5" calcext:value-type="float">
            <text:p>935</text:p>
          </table:table-cell>
          <table:table-cell table:style-name="ce66" office:value-type="float" office:value="3030021" calcext:value-type="float">
            <text:p>3030021</text:p>
          </table:table-cell>
          <table:table-cell table:style-name="ce69" office:value-type="string" calcext:value-type="string">
            <text:p>CAT BESI/KAYU 1 KG SEIV 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ARNA SPESIAL</text:p>
          </table:table-cell>
          <table:table-cell table:style-name="ce30" office:value-type="float" office:value="3030021" calcext:value-type="float">
            <text:p>303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4" calcext:value-type="float">
            <text:p>934</text:p>
          </table:table-cell>
          <table:table-cell table:style-name="ce66" office:value-type="float" office:value="3030022" calcext:value-type="float">
            <text:p>3030022</text:p>
          </table:table-cell>
          <table:table-cell table:style-name="ce69" office:value-type="string" calcext:value-type="string">
            <text:p>CAT BESI/KAYU EMAS 1/4 KG SEIV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22" calcext:value-type="float">
            <text:p>303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3" calcext:value-type="float">
            <text:p>933</text:p>
          </table:table-cell>
          <table:table-cell table:style-name="ce66" office:value-type="float" office:value="3030023" calcext:value-type="float">
            <text:p>3030023</text:p>
          </table:table-cell>
          <table:table-cell table:style-name="ce69" office:value-type="string" calcext:value-type="string">
            <text:p>CAT BESI/KAYU EMAS 1 KG SEIV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23" calcext:value-type="float">
            <text:p>303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2" calcext:value-type="float">
            <text:p>932</text:p>
          </table:table-cell>
          <table:table-cell table:style-name="ce66" office:value-type="float" office:value="3030024" calcext:value-type="float">
            <text:p>3030024</text:p>
          </table:table-cell>
          <table:table-cell table:style-name="ce69" office:value-type="string" calcext:value-type="string">
            <text:p>CAT BESI/KAYU TEMBAGA 1 KG SEIV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24" calcext:value-type="float">
            <text:p>303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1" calcext:value-type="float">
            <text:p>931</text:p>
          </table:table-cell>
          <table:table-cell table:style-name="ce66" office:value-type="float" office:value="3030025" calcext:value-type="float">
            <text:p>3030025</text:p>
          </table:table-cell>
          <table:table-cell table:style-name="ce69" office:value-type="string" calcext:value-type="string">
            <text:p>CAT BESI/KAYU TEMBAGA 1/4 KG SEIV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/>
          <table:table-cell table:style-name="ce30" office:value-type="float" office:value="3030025" calcext:value-type="float">
            <text:p>303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0" calcext:value-type="float">
            <text:p>930</text:p>
          </table:table-cell>
          <table:table-cell table:style-name="ce66" office:value-type="float" office:value="3030026" calcext:value-type="float">
            <text:p>3030026</text:p>
          </table:table-cell>
          <table:table-cell table:style-name="ce69" office:value-type="string" calcext:value-type="string">
            <text:p>CAT GENTENG 3.,7 LITER MAT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26" calcext:value-type="float">
            <text:p>303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9" calcext:value-type="float">
            <text:p>929</text:p>
          </table:table-cell>
          <table:table-cell table:style-name="ce66" office:value-type="float" office:value="3030027" calcext:value-type="float">
            <text:p>3030027</text:p>
          </table:table-cell>
          <table:table-cell table:style-name="ce69" office:value-type="string" calcext:value-type="string">
            <text:p>CAT KOLAM 1 LITER SANL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27" calcext:value-type="float">
            <text:p>303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8" calcext:value-type="float">
            <text:p>928</text:p>
          </table:table-cell>
          <table:table-cell table:style-name="ce66" office:value-type="float" office:value="3030028" calcext:value-type="float">
            <text:p>3030028</text:p>
          </table:table-cell>
          <table:table-cell table:style-name="ce69" office:value-type="string" calcext:value-type="string">
            <text:p>CAT PRIMER 1 KG KANSA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 office:value-type="string" calcext:value-type="string">
            <text:p>KANSAI</text:p>
          </table:table-cell>
          <table:table-cell table:style-name="ce30" office:value-type="float" office:value="3030028" calcext:value-type="float">
            <text:p>303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7" calcext:value-type="float">
            <text:p>927</text:p>
          </table:table-cell>
          <table:table-cell table:style-name="ce66" office:value-type="float" office:value="3030029" calcext:value-type="float">
            <text:p>3030029</text:p>
          </table:table-cell>
          <table:table-cell table:style-name="ce69" office:value-type="string" calcext:value-type="string">
            <text:p>CAT PRIMER 1 KG SEIV 6610 GRE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 office:value-type="string" calcext:value-type="string">
            <text:p>GREY</text:p>
          </table:table-cell>
          <table:table-cell table:style-name="ce30" office:value-type="float" office:value="3030029" calcext:value-type="float">
            <text:p>303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6" calcext:value-type="float">
            <text:p>926</text:p>
          </table:table-cell>
          <table:table-cell table:style-name="ce66" office:value-type="float" office:value="3030030" calcext:value-type="float">
            <text:p>3030030</text:p>
          </table:table-cell>
          <table:table-cell table:style-name="ce69" office:value-type="string" calcext:value-type="string">
            <text:p>CAT PRIMER 1 KG SEIV 6645 C.GRE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 office:value-type="string" calcext:value-type="string">
            <text:p>C.GREEN</text:p>
          </table:table-cell>
          <table:table-cell table:style-name="ce30" office:value-type="float" office:value="3030030" calcext:value-type="float">
            <text:p>303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5" calcext:value-type="float">
            <text:p>925</text:p>
          </table:table-cell>
          <table:table-cell table:style-name="ce66" office:value-type="float" office:value="3030031" calcext:value-type="float">
            <text:p>3030031</text:p>
          </table:table-cell>
          <table:table-cell table:style-name="ce69" office:value-type="string" calcext:value-type="string">
            <text:p>CAT PRIMER 5 KG SEIV 6610 GRE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 office:value-type="string" calcext:value-type="string">
            <text:p>GREY</text:p>
          </table:table-cell>
          <table:table-cell table:style-name="ce30" office:value-type="float" office:value="3030031" calcext:value-type="float">
            <text:p>303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4" calcext:value-type="float">
            <text:p>924</text:p>
          </table:table-cell>
          <table:table-cell table:style-name="ce66" office:value-type="float" office:value="3030032" calcext:value-type="float">
            <text:p>3030032</text:p>
          </table:table-cell>
          <table:table-cell table:style-name="ce69" office:value-type="string" calcext:value-type="string">
            <text:p>CAT PRIMER 5 KG SEIV 6645 C.GRE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EIV INDONESIA</text:p>
          </table:table-cell>
          <table:table-cell table:style-name="ce69" office:value-type="string" calcext:value-type="string">
            <text:p>C.GREEN</text:p>
          </table:table-cell>
          <table:table-cell table:style-name="ce30" office:value-type="float" office:value="3030032" calcext:value-type="float">
            <text:p>303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3" calcext:value-type="float">
            <text:p>923</text:p>
          </table:table-cell>
          <table:table-cell table:style-name="ce66" office:value-type="float" office:value="3030033" calcext:value-type="float">
            <text:p>3030033</text:p>
          </table:table-cell>
          <table:table-cell table:style-name="ce69" office:value-type="string" calcext:value-type="string">
            <text:p>CAT TEMBOK 5 KG AVIT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/>
          <table:table-cell table:style-name="ce30" office:value-type="float" office:value="3030033" calcext:value-type="float">
            <text:p>303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2" calcext:value-type="float">
            <text:p>922</text:p>
          </table:table-cell>
          <table:table-cell table:style-name="ce66" office:value-type="float" office:value="3030034" calcext:value-type="float">
            <text:p>3030034</text:p>
          </table:table-cell>
          <table:table-cell table:style-name="ce69" office:value-type="string" calcext:value-type="string">
            <text:p>CAT TEMBOK 5 KG ARIE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SUPER WHITE</text:p>
          </table:table-cell>
          <table:table-cell table:style-name="ce30" office:value-type="float" office:value="3030034" calcext:value-type="float">
            <text:p>303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1" calcext:value-type="float">
            <text:p>921</text:p>
          </table:table-cell>
          <table:table-cell table:style-name="ce66" office:value-type="float" office:value="3030035" calcext:value-type="float">
            <text:p>3030035</text:p>
          </table:table-cell>
          <table:table-cell table:style-name="ce69" office:value-type="string" calcext:value-type="string">
            <text:p>CAT TEMBOK 1 KG AVIT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CODE 831, LIGHT TREAM</text:p>
          </table:table-cell>
          <table:table-cell table:style-name="ce30" office:value-type="float" office:value="3030035" calcext:value-type="float">
            <text:p>303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0" calcext:value-type="float">
            <text:p>920</text:p>
          </table:table-cell>
          <table:table-cell table:style-name="ce66" office:value-type="float" office:value="3030036" calcext:value-type="float">
            <text:p>3030036</text:p>
          </table:table-cell>
          <table:table-cell table:style-name="ce69" office:value-type="string" calcext:value-type="string">
            <text:p>CAT TEMBOK 1 KG   AVIT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SUPER BLACK</text:p>
          </table:table-cell>
          <table:table-cell table:style-name="ce30" office:value-type="float" office:value="3030036" calcext:value-type="float">
            <text:p>303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9" calcext:value-type="float">
            <text:p>919</text:p>
          </table:table-cell>
          <table:table-cell table:style-name="ce66" office:value-type="float" office:value="3030037" calcext:value-type="float">
            <text:p>3030037</text:p>
          </table:table-cell>
          <table:table-cell table:style-name="ce69" office:value-type="string" calcext:value-type="string">
            <text:p>CAT TEMBOK 1 KG   AVIT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ATA WARNA</text:p>
          </table:table-cell>
          <table:table-cell table:style-name="ce69" office:value-type="string" calcext:value-type="string">
            <text:p>SUPER WHITE</text:p>
          </table:table-cell>
          <table:table-cell table:style-name="ce30" office:value-type="float" office:value="3030037" calcext:value-type="float">
            <text:p>303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8" calcext:value-type="float">
            <text:p>918</text:p>
          </table:table-cell>
          <table:table-cell table:style-name="ce66" office:value-type="float" office:value="3030038" calcext:value-type="float">
            <text:p>3030038</text:p>
          </table:table-cell>
          <table:table-cell table:style-name="ce69" office:value-type="string" calcext:value-type="string">
            <text:p>CAT TEMBOK 25 KG CATYLA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030038" calcext:value-type="float">
            <text:p>303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7" calcext:value-type="float">
            <text:p>917</text:p>
          </table:table-cell>
          <table:table-cell table:style-name="ce66" office:value-type="float" office:value="3030039" calcext:value-type="float">
            <text:p>3030039</text:p>
          </table:table-cell>
          <table:table-cell table:style-name="ce69" office:value-type="string" calcext:value-type="string">
            <text:p>CAT TEMBOK 25 KG CATYLAC EXTERN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030039" calcext:value-type="float">
            <text:p>303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6" calcext:value-type="float">
            <text:p>916</text:p>
          </table:table-cell>
          <table:table-cell table:style-name="ce66" office:value-type="float" office:value="3030040" calcext:value-type="float">
            <text:p>3030040</text:p>
          </table:table-cell>
          <table:table-cell table:style-name="ce69" office:value-type="string" calcext:value-type="string">
            <text:p>CAT TEMBOK 5 KG CATYLAC EXTERNA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030040" calcext:value-type="float">
            <text:p>303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5" calcext:value-type="float">
            <text:p>915</text:p>
          </table:table-cell>
          <table:table-cell table:style-name="ce66" office:value-type="float" office:value="3030041" calcext:value-type="float">
            <text:p>3030041</text:p>
          </table:table-cell>
          <table:table-cell table:style-name="ce69" office:value-type="string" calcext:value-type="string">
            <text:p>CAT TEMBOK 5 KG CATYLA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030041" calcext:value-type="float">
            <text:p>303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4" calcext:value-type="float">
            <text:p>914</text:p>
          </table:table-cell>
          <table:table-cell table:style-name="ce66" office:value-type="float" office:value="3030042" calcext:value-type="float">
            <text:p>3030042</text:p>
          </table:table-cell>
          <table:table-cell table:style-name="ce69" office:value-type="string" calcext:value-type="string">
            <text:p>CAT TEMBOK 2,5 LITER DULUX PR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 office:value-type="string" calcext:value-type="string">
            <text:p>KHUSUS PUTIH</text:p>
          </table:table-cell>
          <table:table-cell table:style-name="ce30" office:value-type="float" office:value="3030042" calcext:value-type="float">
            <text:p>303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3" calcext:value-type="float">
            <text:p>913</text:p>
          </table:table-cell>
          <table:table-cell table:style-name="ce66" office:value-type="float" office:value="3030043" calcext:value-type="float">
            <text:p>3030043</text:p>
          </table:table-cell>
          <table:table-cell table:style-name="ce69" office:value-type="string" calcext:value-type="string">
            <text:p>CAT TEMBOK 2,5 LITER DULUX PR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 office:value-type="string" calcext:value-type="string">
            <text:p>WARNA STANDAR</text:p>
          </table:table-cell>
          <table:table-cell table:style-name="ce30" office:value-type="float" office:value="3030043" calcext:value-type="float">
            <text:p>303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2" calcext:value-type="float">
            <text:p>912</text:p>
          </table:table-cell>
          <table:table-cell table:style-name="ce66" office:value-type="float" office:value="3030044" calcext:value-type="float">
            <text:p>3030044</text:p>
          </table:table-cell>
          <table:table-cell table:style-name="ce69" office:value-type="string" calcext:value-type="string">
            <text:p>CAT TEMBOK 1 KG ENVIT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44" calcext:value-type="float">
            <text:p>303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1" calcext:value-type="float">
            <text:p>911</text:p>
          </table:table-cell>
          <table:table-cell table:style-name="ce66" office:value-type="float" office:value="3030045" calcext:value-type="float">
            <text:p>3030045</text:p>
          </table:table-cell>
          <table:table-cell table:style-name="ce69" office:value-type="string" calcext:value-type="string">
            <text:p>CAT TEMBOK 5 KG ENVIT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45" calcext:value-type="float">
            <text:p>303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0" calcext:value-type="float">
            <text:p>910</text:p>
          </table:table-cell>
          <table:table-cell table:style-name="ce66" office:value-type="float" office:value="3030046" calcext:value-type="float">
            <text:p>3030046</text:p>
          </table:table-cell>
          <table:table-cell table:style-name="ce69" office:value-type="string" calcext:value-type="string">
            <text:p>CAT TEMBOK 4,5 LITER NIPON PAINT</text:p>
          </table:table-cell>
          <table:table-cell table:style-name="ce69" office:value-type="string" calcext:value-type="string">
            <text:p>GALON</text:p>
          </table:table-cell>
          <table:table-cell table:style-name="ce69" table:number-columns-repeated="2"/>
          <table:table-cell table:style-name="ce30" office:value-type="float" office:value="3030046" calcext:value-type="float">
            <text:p>30300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9" calcext:value-type="float">
            <text:p>909</text:p>
          </table:table-cell>
          <table:table-cell table:style-name="ce66" office:value-type="float" office:value="3030047" calcext:value-type="float">
            <text:p>3030047</text:p>
          </table:table-cell>
          <table:table-cell table:style-name="ce69" office:value-type="string" calcext:value-type="string">
            <text:p>CAT TEMBOK 25 KG PROVIT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47" calcext:value-type="float">
            <text:p>30300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8" calcext:value-type="float">
            <text:p>908</text:p>
          </table:table-cell>
          <table:table-cell table:style-name="ce66" office:value-type="float" office:value="3030048" calcext:value-type="float">
            <text:p>3030048</text:p>
          </table:table-cell>
          <table:table-cell table:style-name="ce69" office:value-type="string" calcext:value-type="string">
            <text:p>CAT TEMBOK 5 KG PROVIT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48" calcext:value-type="float">
            <text:p>303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7" calcext:value-type="float">
            <text:p>907</text:p>
          </table:table-cell>
          <table:table-cell table:style-name="ce66" office:value-type="float" office:value="3030049" calcext:value-type="float">
            <text:p>3030049</text:p>
          </table:table-cell>
          <table:table-cell table:style-name="ce69" office:value-type="string" calcext:value-type="string">
            <text:p>CAT TEMBOK 25 KG Q-LU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/>
          <table:table-cell table:style-name="ce30" office:value-type="float" office:value="3030049" calcext:value-type="float">
            <text:p>303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6" calcext:value-type="float">
            <text:p>906</text:p>
          </table:table-cell>
          <table:table-cell table:style-name="ce66" office:value-type="float" office:value="3030050" calcext:value-type="float">
            <text:p>3030050</text:p>
          </table:table-cell>
          <table:table-cell table:style-name="ce69" office:value-type="string" calcext:value-type="string">
            <text:p>CAT TEMBOK 5 KG Q-LUC 1509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 office:value-type="float" office:value="1509" calcext:value-type="float">
            <text:p>1509</text:p>
          </table:table-cell>
          <table:table-cell table:style-name="ce30" office:value-type="float" office:value="3030050" calcext:value-type="float">
            <text:p>303005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905" calcext:value-type="float">
            <text:p>905</text:p>
          </table:table-cell>
          <table:table-cell table:style-name="ce66" office:value-type="float" office:value="3030051" calcext:value-type="float">
            <text:p>3030051</text:p>
          </table:table-cell>
          <table:table-cell table:style-name="ce69" office:value-type="string" calcext:value-type="string">
            <text:p>CAT TEMBOK 5 KG Q-LU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 office:value-type="string" calcext:value-type="string">
            <text:p>CAT DIGABUNG NOMOR SERINYA</text:p>
          </table:table-cell>
          <table:table-cell table:style-name="ce30" office:value-type="float" office:value="3030051" calcext:value-type="float">
            <text:p>303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4" calcext:value-type="float">
            <text:p>904</text:p>
          </table:table-cell>
          <table:table-cell table:style-name="ce66" office:value-type="float" office:value="3030052" calcext:value-type="float">
            <text:p>3030052</text:p>
          </table:table-cell>
          <table:table-cell table:style-name="ce69" office:value-type="string" calcext:value-type="string">
            <text:p>CAT TEMBOK 5 KG Q-LU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 office:value-type="float" office:value="1505" calcext:value-type="float">
            <text:p>1505</text:p>
          </table:table-cell>
          <table:table-cell table:style-name="ce30" office:value-type="float" office:value="3030052" calcext:value-type="float">
            <text:p>303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3" calcext:value-type="float">
            <text:p>903</text:p>
          </table:table-cell>
          <table:table-cell table:style-name="ce66" office:value-type="float" office:value="3030053" calcext:value-type="float">
            <text:p>3030053</text:p>
          </table:table-cell>
          <table:table-cell table:style-name="ce69" office:value-type="string" calcext:value-type="string">
            <text:p>CAT TEMBOK 1 KG TIG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53" calcext:value-type="float">
            <text:p>303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2" calcext:value-type="float">
            <text:p>902</text:p>
          </table:table-cell>
          <table:table-cell table:style-name="ce66" office:value-type="float" office:value="3030054" calcext:value-type="float">
            <text:p>3030054</text:p>
          </table:table-cell>
          <table:table-cell table:style-name="ce69" office:value-type="string" calcext:value-type="string">
            <text:p>CAT TEMBOK 5KG TULIP</text:p>
          </table:table-cell>
          <table:table-cell table:style-name="ce69" office:value-type="string" calcext:value-type="string">
            <text:p>GALON</text:p>
          </table:table-cell>
          <table:table-cell table:style-name="ce69" office:value-type="string" calcext:value-type="string">
            <text:p>RAJAWALI HIYOTO</text:p>
          </table:table-cell>
          <table:table-cell table:style-name="ce69" office:value-type="string" calcext:value-type="string">
            <text:p>WARNA PUTIH</text:p>
          </table:table-cell>
          <table:table-cell table:style-name="ce30" office:value-type="float" office:value="3030054" calcext:value-type="float">
            <text:p>303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1" calcext:value-type="float">
            <text:p>901</text:p>
          </table:table-cell>
          <table:table-cell table:style-name="ce66" office:value-type="float" office:value="3030055" calcext:value-type="float">
            <text:p>3030055</text:p>
          </table:table-cell>
          <table:table-cell table:style-name="ce69" office:value-type="string" calcext:value-type="string">
            <text:p>CAT TEMBOK 25 KG VINIL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/>
          <table:table-cell table:style-name="ce30" office:value-type="float" office:value="3030055" calcext:value-type="float">
            <text:p>303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0" calcext:value-type="float">
            <text:p>900</text:p>
          </table:table-cell>
          <table:table-cell table:style-name="ce66" office:value-type="float" office:value="3030056" calcext:value-type="float">
            <text:p>3030056</text:p>
          </table:table-cell>
          <table:table-cell table:style-name="ce69" office:value-type="string" calcext:value-type="string">
            <text:p>CAT TEMBOK 1 KG VINIL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 office:value-type="string" calcext:value-type="string">
            <text:p>WARNA PUTIH</text:p>
          </table:table-cell>
          <table:table-cell table:style-name="ce30" office:value-type="float" office:value="3030056" calcext:value-type="float">
            <text:p>303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9" calcext:value-type="float">
            <text:p>899</text:p>
          </table:table-cell>
          <table:table-cell table:style-name="ce66" office:value-type="float" office:value="3030057" calcext:value-type="float">
            <text:p>3030057</text:p>
          </table:table-cell>
          <table:table-cell table:style-name="ce69" office:value-type="string" calcext:value-type="string">
            <text:p>CAT TEMBOK 5 KG VINIL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/>
          <table:table-cell table:style-name="ce30" office:value-type="float" office:value="3030057" calcext:value-type="float">
            <text:p>303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8" calcext:value-type="float">
            <text:p>898</text:p>
          </table:table-cell>
          <table:table-cell table:style-name="ce66" office:value-type="float" office:value="3030058" calcext:value-type="float">
            <text:p>3030058</text:p>
          </table:table-cell>
          <table:table-cell table:style-name="ce69" office:value-type="string" calcext:value-type="string">
            <text:p>CAT TEMBOK <text:s/>5 KG ATLANTA</text:p>
          </table:table-cell>
          <table:table-cell table:style-name="ce69" office:value-type="string" calcext:value-type="string">
            <text:p>GALON</text:p>
          </table:table-cell>
          <table:table-cell table:style-name="ce69" table:number-columns-repeated="2"/>
          <table:table-cell table:style-name="ce30" office:value-type="float" office:value="3030058" calcext:value-type="float">
            <text:p>303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7" calcext:value-type="float">
            <text:p>897</text:p>
          </table:table-cell>
          <table:table-cell table:style-name="ce66" office:value-type="float" office:value="3030059" calcext:value-type="float">
            <text:p>3030059</text:p>
          </table:table-cell>
          <table:table-cell table:style-name="ce69" office:value-type="string" calcext:value-type="string">
            <text:p>COMPOUND UNTUK MOBIL KECIL  RUBY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59" calcext:value-type="float">
            <text:p>303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6" calcext:value-type="float">
            <text:p>896</text:p>
          </table:table-cell>
          <table:table-cell table:style-name="ce66" office:value-type="float" office:value="3030060" calcext:value-type="float">
            <text:p>3030060</text:p>
          </table:table-cell>
          <table:table-cell table:style-name="ce69" office:value-type="string" calcext:value-type="string">
            <text:p>COMPOUND UNTUK MOBIL 1 KG RUB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030060" calcext:value-type="float">
            <text:p>303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5" calcext:value-type="float">
            <text:p>895</text:p>
          </table:table-cell>
          <table:table-cell table:style-name="ce66" office:value-type="float" office:value="3030061" calcext:value-type="float">
            <text:p>3030061</text:p>
          </table:table-cell>
          <table:table-cell table:style-name="ce69" office:value-type="string" calcext:value-type="string">
            <text:p>COPAL VERNIS 1 LITER SING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  </text:p>
          </table:table-cell>
          <table:table-cell table:style-name="ce69"/>
          <table:table-cell table:style-name="ce30" office:value-type="float" office:value="3030061" calcext:value-type="float">
            <text:p>303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4" calcext:value-type="float">
            <text:p>894</text:p>
          </table:table-cell>
          <table:table-cell table:style-name="ce66" office:value-type="float" office:value="3030062" calcext:value-type="float">
            <text:p>3030062</text:p>
          </table:table-cell>
          <table:table-cell table:style-name="ce69" office:value-type="string" calcext:value-type="string">
            <text:p>COPAL VERNIS 1 LITER SUMBER REJEK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30062" calcext:value-type="float">
            <text:p>303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3" calcext:value-type="float">
            <text:p>893</text:p>
          </table:table-cell>
          <table:table-cell table:style-name="ce66" office:value-type="float" office:value="3040001" calcext:value-type="float">
            <text:p>3040001</text:p>
          </table:table-cell>
          <table:table-cell table:style-name="ce69" office:value-type="string" calcext:value-type="string">
            <text:p>DEMPUL BESI 1 KG ISAM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40001" calcext:value-type="float">
            <text:p>304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2" calcext:value-type="float">
            <text:p>892</text:p>
          </table:table-cell>
          <table:table-cell table:style-name="ce66" office:value-type="float" office:value="3040002" calcext:value-type="float">
            <text:p>3040002</text:p>
          </table:table-cell>
          <table:table-cell table:style-name="ce69" office:value-type="string" calcext:value-type="string">
            <text:p>DEMPUL BESI 1/4 KG ISAM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40002" calcext:value-type="float">
            <text:p>304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1" calcext:value-type="float">
            <text:p>891</text:p>
          </table:table-cell>
          <table:table-cell table:style-name="ce66" office:value-type="float" office:value="3040003" calcext:value-type="float">
            <text:p>3040003</text:p>
          </table:table-cell>
          <table:table-cell table:style-name="ce69" office:value-type="string" calcext:value-type="string">
            <text:p>DEMPUL BESI 2,45 KG MOTORLAC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40003" calcext:value-type="float">
            <text:p>304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0" calcext:value-type="float">
            <text:p>890</text:p>
          </table:table-cell>
          <table:table-cell table:style-name="ce66" office:value-type="float" office:value="3040004" calcext:value-type="float">
            <text:p>3040004</text:p>
          </table:table-cell>
          <table:table-cell table:style-name="ce69" office:value-type="string" calcext:value-type="string">
            <text:p>DEMPUL BESI 1 KG SANPOLA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040004" calcext:value-type="float">
            <text:p>304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9" calcext:value-type="float">
            <text:p>889</text:p>
          </table:table-cell>
          <table:table-cell table:style-name="ce66" office:value-type="float" office:value="3040005" calcext:value-type="float">
            <text:p>3040005</text:p>
          </table:table-cell>
          <table:table-cell table:style-name="ce69" office:value-type="string" calcext:value-type="string">
            <text:p>DEMPUL BESI 1/4 KG SANPOLAC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040005" calcext:value-type="float">
            <text:p>304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8" calcext:value-type="float">
            <text:p>888</text:p>
          </table:table-cell>
          <table:table-cell table:style-name="ce66" office:value-type="float" office:value="3040006" calcext:value-type="float">
            <text:p>3040006</text:p>
          </table:table-cell>
          <table:table-cell table:style-name="ce69" office:value-type="string" calcext:value-type="string">
            <text:p>DEMPUL BESI 2,45 KG SALLAC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40006" calcext:value-type="float">
            <text:p>304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7" calcext:value-type="float">
            <text:p>887</text:p>
          </table:table-cell>
          <table:table-cell table:style-name="ce66" office:value-type="float" office:value="3040007" calcext:value-type="float">
            <text:p>3040007</text:p>
          </table:table-cell>
          <table:table-cell table:style-name="ce69" office:value-type="string" calcext:value-type="string">
            <text:p>DEMPUL KAYU 1 KG GENTONG</text:p>
          </table:table-cell>
          <table:table-cell table:style-name="ce69" office:value-type="string" calcext:value-type="string">
            <text:p>KALENG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040007" calcext:value-type="float">
            <text:p>304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6" calcext:value-type="float">
            <text:p>886</text:p>
          </table:table-cell>
          <table:table-cell table:style-name="ce66" office:value-type="float" office:value="3040008" calcext:value-type="float">
            <text:p>3040008</text:p>
          </table:table-cell>
          <table:table-cell table:style-name="ce69" office:value-type="string" calcext:value-type="string">
            <text:p>DEMPUL KAYU 1 KG IMPR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OOD FILLER</text:p>
          </table:table-cell>
          <table:table-cell table:style-name="ce30" office:value-type="float" office:value="3040008" calcext:value-type="float">
            <text:p>304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5" calcext:value-type="float">
            <text:p>885</text:p>
          </table:table-cell>
          <table:table-cell table:style-name="ce66" office:value-type="float" office:value="3040009" calcext:value-type="float">
            <text:p>3040009</text:p>
          </table:table-cell>
          <table:table-cell table:style-name="ce69" office:value-type="string" calcext:value-type="string">
            <text:p>DEMPUL KAYU 1 LITER SING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OOD FILLER</text:p>
          </table:table-cell>
          <table:table-cell table:style-name="ce30" office:value-type="float" office:value="3040009" calcext:value-type="float">
            <text:p>304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4" calcext:value-type="float">
            <text:p>884</text:p>
          </table:table-cell>
          <table:table-cell table:style-name="ce66" office:value-type="float" office:value="3040010" calcext:value-type="float">
            <text:p>3040010</text:p>
          </table:table-cell>
          <table:table-cell table:style-name="ce69" office:value-type="string" calcext:value-type="string">
            <text:p>DEMPUL KAYU 1 LITE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D.SUMBER REJEKI JKT</text:p>
          </table:table-cell>
          <table:table-cell table:style-name="ce69"/>
          <table:table-cell table:style-name="ce30" office:value-type="float" office:value="3040010" calcext:value-type="float">
            <text:p>304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3" calcext:value-type="float">
            <text:p>883</text:p>
          </table:table-cell>
          <table:table-cell table:style-name="ce66" office:value-type="float" office:value="3040011" calcext:value-type="float">
            <text:p>3040011</text:p>
          </table:table-cell>
          <table:table-cell table:style-name="ce69" office:value-type="string" calcext:value-type="string">
            <text:p>DEMPUL TEMBOK 1 KG MATEK PUT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/>
          <table:table-cell table:style-name="ce30" office:value-type="float" office:value="3040011" calcext:value-type="float">
            <text:p>304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2" calcext:value-type="float">
            <text:p>882</text:p>
          </table:table-cell>
          <table:table-cell table:style-name="ce66" office:value-type="float" office:value="3040012" calcext:value-type="float">
            <text:p>3040012</text:p>
          </table:table-cell>
          <table:table-cell table:style-name="ce69" office:value-type="string" calcext:value-type="string">
            <text:p>DEMPUL TEMBOK 4KG MATEK PUT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NIPSEA</text:p>
          </table:table-cell>
          <table:table-cell table:style-name="ce69"/>
          <table:table-cell table:style-name="ce30" office:value-type="float" office:value="3040012" calcext:value-type="float">
            <text:p>304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1" calcext:value-type="float">
            <text:p>881</text:p>
          </table:table-cell>
          <table:table-cell table:style-name="ce66" office:value-type="float" office:value="3060001" calcext:value-type="float">
            <text:p>3060001</text:p>
          </table:table-cell>
          <table:table-cell table:style-name="ce69" office:value-type="string" calcext:value-type="string">
            <text:p>FLINKOTE 1 KG SEIV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60001" calcext:value-type="float">
            <text:p>306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0" calcext:value-type="float">
            <text:p>880</text:p>
          </table:table-cell>
          <table:table-cell table:style-name="ce66" office:value-type="float" office:value="3090001" calcext:value-type="float">
            <text:p>3090001</text:p>
          </table:table-cell>
          <table:table-cell table:style-name="ce69" office:value-type="string" calcext:value-type="string">
            <text:p>IMPRA MSS 123 HDR 1 LITER PROPA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090001" calcext:value-type="float">
            <text:p>30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9" calcext:value-type="float">
            <text:p>879</text:p>
          </table:table-cell>
          <table:table-cell table:style-name="ce66" office:value-type="float" office:value="3110001" calcext:value-type="float">
            <text:p>3110001</text:p>
          </table:table-cell>
          <table:table-cell table:style-name="ce69" office:value-type="string" calcext:value-type="string">
            <text:p>KAPORIT CAIR BOTOL OBO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10001" calcext:value-type="float">
            <text:p>311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8" calcext:value-type="float">
            <text:p>878</text:p>
          </table:table-cell>
          <table:table-cell table:style-name="ce66" office:value-type="float" office:value="3120001" calcext:value-type="float">
            <text:p>3120001</text:p>
          </table:table-cell>
          <table:table-cell table:style-name="ce69" office:value-type="string" calcext:value-type="string">
            <text:p>LEM FIBERGLASS BOTOL AW</text:p>
          </table:table-cell>
          <table:table-cell table:style-name="ce69" office:value-type="string" calcext:value-type="string">
            <text:p>BOTOL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TURUN RP 1.000 PALING</text:p>
          </table:table-cell>
          <table:table-cell table:style-name="ce30" office:value-type="float" office:value="3120001" calcext:value-type="float">
            <text:p>312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7" calcext:value-type="float">
            <text:p>877</text:p>
          </table:table-cell>
          <table:table-cell table:style-name="ce66" office:value-type="float" office:value="3120002" calcext:value-type="float">
            <text:p>3120002</text:p>
          </table:table-cell>
          <table:table-cell table:style-name="ce69" office:value-type="string" calcext:value-type="string">
            <text:p>LEM KARPET <text:s/>ATK SUPER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ENTUK ODOL</text:p>
          </table:table-cell>
          <table:table-cell table:style-name="ce30" office:value-type="float" office:value="3120002" calcext:value-type="float">
            <text:p>312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6" calcext:value-type="float">
            <text:p>876</text:p>
          </table:table-cell>
          <table:table-cell table:style-name="ce66" office:value-type="float" office:value="3120003" calcext:value-type="float">
            <text:p>3120003</text:p>
          </table:table-cell>
          <table:table-cell table:style-name="ce69" office:value-type="string" calcext:value-type="string">
            <text:p>LEM KAYU 70 GR AICA A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120003" calcext:value-type="float">
            <text:p>312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5" calcext:value-type="float">
            <text:p>875</text:p>
          </table:table-cell>
          <table:table-cell table:style-name="ce66" office:value-type="float" office:value="3120004" calcext:value-type="float">
            <text:p>3120004</text:p>
          </table:table-cell>
          <table:table-cell table:style-name="ce69" office:value-type="string" calcext:value-type="string">
            <text:p>LEM KAYU 300 GR AICA A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 </text:p>
          </table:table-cell>
          <table:table-cell table:style-name="ce69"/>
          <table:table-cell table:style-name="ce30" office:value-type="float" office:value="3120004" calcext:value-type="float">
            <text:p>312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4" calcext:value-type="float">
            <text:p>874</text:p>
          </table:table-cell>
          <table:table-cell table:style-name="ce66" office:value-type="float" office:value="3120005" calcext:value-type="float">
            <text:p>3120005</text:p>
          </table:table-cell>
          <table:table-cell table:style-name="ce69" office:value-type="string" calcext:value-type="string">
            <text:p>LEM KAYU 700 GR AICA A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 </text:p>
          </table:table-cell>
          <table:table-cell table:style-name="ce69"/>
          <table:table-cell table:style-name="ce30" office:value-type="float" office:value="3120005" calcext:value-type="float">
            <text:p>312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3" calcext:value-type="float">
            <text:p>873</text:p>
          </table:table-cell>
          <table:table-cell table:style-name="ce66" office:value-type="float" office:value="3120006" calcext:value-type="float">
            <text:p>3120006</text:p>
          </table:table-cell>
          <table:table-cell table:style-name="ce69" office:value-type="string" calcext:value-type="string">
            <text:p>LEM KAYU 2,5 KG AICA A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 </text:p>
          </table:table-cell>
          <table:table-cell table:style-name="ce69"/>
          <table:table-cell table:style-name="ce30" office:value-type="float" office:value="3120006" calcext:value-type="float">
            <text:p>312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2" calcext:value-type="float">
            <text:p>872</text:p>
          </table:table-cell>
          <table:table-cell table:style-name="ce66" office:value-type="float" office:value="3120007" calcext:value-type="float">
            <text:p>3120007</text:p>
          </table:table-cell>
          <table:table-cell table:style-name="ce69" office:value-type="string" calcext:value-type="string">
            <text:p>LEM KAYU 1 KG AICA AIB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20007" calcext:value-type="float">
            <text:p>312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1" calcext:value-type="float">
            <text:p>871</text:p>
          </table:table-cell>
          <table:table-cell table:style-name="ce66" office:value-type="float" office:value="3120008" calcext:value-type="float">
            <text:p>3120008</text:p>
          </table:table-cell>
          <table:table-cell table:style-name="ce69" office:value-type="string" calcext:value-type="string">
            <text:p>LEM KAYU 350 GR FOX BIR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20008" calcext:value-type="float">
            <text:p>312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0" calcext:value-type="float">
            <text:p>870</text:p>
          </table:table-cell>
          <table:table-cell table:style-name="ce66" office:value-type="float" office:value="3120009" calcext:value-type="float">
            <text:p>3120009</text:p>
          </table:table-cell>
          <table:table-cell table:style-name="ce69" office:value-type="string" calcext:value-type="string">
            <text:p>LEM KAYU 700 GR FOX BIR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20009" calcext:value-type="float">
            <text:p>312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9" calcext:value-type="float">
            <text:p>869</text:p>
          </table:table-cell>
          <table:table-cell table:style-name="ce66" office:value-type="float" office:value="3120010" calcext:value-type="float">
            <text:p>3120010</text:p>
          </table:table-cell>
          <table:table-cell table:style-name="ce69" office:value-type="string" calcext:value-type="string">
            <text:p>LEM KAYU 2,5 KG FOX BIR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20010" calcext:value-type="float">
            <text:p>312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8" calcext:value-type="float">
            <text:p>868</text:p>
          </table:table-cell>
          <table:table-cell table:style-name="ce66" office:value-type="float" office:value="3120011" calcext:value-type="float">
            <text:p>3120011</text:p>
          </table:table-cell>
          <table:table-cell table:style-name="ce69" office:value-type="string" calcext:value-type="string">
            <text:p>LEM KAYU 1 KG FOX BIR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20011" calcext:value-type="float">
            <text:p>312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7" calcext:value-type="float">
            <text:p>867</text:p>
          </table:table-cell>
          <table:table-cell table:style-name="ce66" office:value-type="float" office:value="3120012" calcext:value-type="float">
            <text:p>3120012</text:p>
          </table:table-cell>
          <table:table-cell table:style-name="ce69" office:value-type="string" calcext:value-type="string">
            <text:p>LEM KAYU 600 GR FOX BIR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20012" calcext:value-type="float">
            <text:p>312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6" calcext:value-type="float">
            <text:p>866</text:p>
          </table:table-cell>
          <table:table-cell table:style-name="ce66" office:value-type="float" office:value="3120013" calcext:value-type="float">
            <text:p>3120013</text:p>
          </table:table-cell>
          <table:table-cell table:style-name="ce69" office:value-type="string" calcext:value-type="string">
            <text:p>LEM KAYU 2,5 KG FOX KUNIN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20013" calcext:value-type="float">
            <text:p>312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5" calcext:value-type="float">
            <text:p>865</text:p>
          </table:table-cell>
          <table:table-cell table:style-name="ce66" office:value-type="float" office:value="3120014" calcext:value-type="float">
            <text:p>3120014</text:p>
          </table:table-cell>
          <table:table-cell table:style-name="ce69" office:value-type="string" calcext:value-type="string">
            <text:p>LEM KAYU BLEK 10 KG MR 168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20014" calcext:value-type="float">
            <text:p>312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4" calcext:value-type="float">
            <text:p>864</text:p>
          </table:table-cell>
          <table:table-cell table:style-name="ce66" office:value-type="float" office:value="3120015" calcext:value-type="float">
            <text:p>3120015</text:p>
          </table:table-cell>
          <table:table-cell table:style-name="ce69" office:value-type="string" calcext:value-type="string">
            <text:p>LEM KAYU BLEK 10 KG 168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20015" calcext:value-type="float">
            <text:p>312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3" calcext:value-type="float">
            <text:p>863</text:p>
          </table:table-cell>
          <table:table-cell table:style-name="ce66" office:value-type="float" office:value="3120016" calcext:value-type="float">
            <text:p>3120016</text:p>
          </table:table-cell>
          <table:table-cell table:style-name="ce69" office:value-type="string" calcext:value-type="string">
            <text:p>LEM KAYU/BESI <text:s/>DEXTONE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3120016" calcext:value-type="float">
            <text:p>312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2" calcext:value-type="float">
            <text:p>862</text:p>
          </table:table-cell>
          <table:table-cell table:style-name="ce66" office:value-type="float" office:value="3120017" calcext:value-type="float">
            <text:p>3120017</text:p>
          </table:table-cell>
          <table:table-cell table:style-name="ce69" office:value-type="string" calcext:value-type="string">
            <text:p>LEM PARALON PVC 45 GR ISARPLA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B.SINAR JAYA</text:p>
          </table:table-cell>
          <table:table-cell table:style-name="ce69"/>
          <table:table-cell table:style-name="ce30" office:value-type="float" office:value="3120017" calcext:value-type="float">
            <text:p>312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1" calcext:value-type="float">
            <text:p>861</text:p>
          </table:table-cell>
          <table:table-cell table:style-name="ce66" office:value-type="float" office:value="3120018" calcext:value-type="float">
            <text:p>3120018</text:p>
          </table:table-cell>
          <table:table-cell table:style-name="ce69" office:value-type="string" calcext:value-type="string">
            <text:p>LEM PARALON PVC 400 GR ISARPLA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 </text:p>
          </table:table-cell>
          <table:table-cell table:style-name="ce69"/>
          <table:table-cell table:style-name="ce30" office:value-type="float" office:value="3120018" calcext:value-type="float">
            <text:p>312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0" calcext:value-type="float">
            <text:p>860</text:p>
          </table:table-cell>
          <table:table-cell table:style-name="ce66" office:value-type="float" office:value="3120019" calcext:value-type="float">
            <text:p>3120019</text:p>
          </table:table-cell>
          <table:table-cell table:style-name="ce69" office:value-type="string" calcext:value-type="string">
            <text:p>LEM SERBAGUNA 3 GR POWER GLU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 office:value-type="string" calcext:value-type="string">
            <text:p>BENTUK ODOL</text:p>
          </table:table-cell>
          <table:table-cell table:style-name="ce30" office:value-type="float" office:value="3120019" calcext:value-type="float">
            <text:p>312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9" calcext:value-type="float">
            <text:p>859</text:p>
          </table:table-cell>
          <table:table-cell table:style-name="ce66" office:value-type="float" office:value="3130001" calcext:value-type="float">
            <text:p>3130001</text:p>
          </table:table-cell>
          <table:table-cell table:style-name="ce69" office:value-type="string" calcext:value-type="string">
            <text:p>MATEK PUTY 1 KG NIPP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130001" calcext:value-type="float">
            <text:p>31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8" calcext:value-type="float">
            <text:p>858</text:p>
          </table:table-cell>
          <table:table-cell table:style-name="ce66" office:value-type="float" office:value="3130002" calcext:value-type="float">
            <text:p>3130002</text:p>
          </table:table-cell>
          <table:table-cell table:style-name="ce69" office:value-type="string" calcext:value-type="string">
            <text:p>MATEK PUTY 4 KG NIPP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130002" calcext:value-type="float">
            <text:p>313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7" calcext:value-type="float">
            <text:p>857</text:p>
          </table:table-cell>
          <table:table-cell table:style-name="ce66" office:value-type="float" office:value="3130003" calcext:value-type="float">
            <text:p>3130003</text:p>
          </table:table-cell>
          <table:table-cell table:style-name="ce69" office:value-type="string" calcext:value-type="string">
            <text:p>MENI BESI 1 KG SKP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HIJAU</text:p>
          </table:table-cell>
          <table:table-cell table:style-name="ce30" office:value-type="float" office:value="3130003" calcext:value-type="float">
            <text:p>313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6" calcext:value-type="float">
            <text:p>856</text:p>
          </table:table-cell>
          <table:table-cell table:style-name="ce66" office:value-type="float" office:value="3130004" calcext:value-type="float">
            <text:p>3130004</text:p>
          </table:table-cell>
          <table:table-cell table:style-name="ce69" office:value-type="string" calcext:value-type="string">
            <text:p>MENI BESI 1 KG SKP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ZINK</text:p>
          </table:table-cell>
          <table:table-cell table:style-name="ce30" office:value-type="float" office:value="3130004" calcext:value-type="float">
            <text:p>313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5" calcext:value-type="float">
            <text:p>855</text:p>
          </table:table-cell>
          <table:table-cell table:style-name="ce66" office:value-type="float" office:value="3130005" calcext:value-type="float">
            <text:p>3130005</text:p>
          </table:table-cell>
          <table:table-cell table:style-name="ce69" office:value-type="string" calcext:value-type="string">
            <text:p>MENI BESI 5 KG SKP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30005" calcext:value-type="float">
            <text:p>313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4" calcext:value-type="float">
            <text:p>854</text:p>
          </table:table-cell>
          <table:table-cell table:style-name="ce66" office:value-type="float" office:value="3130006" calcext:value-type="float">
            <text:p>3130006</text:p>
          </table:table-cell>
          <table:table-cell table:style-name="ce69" office:value-type="string" calcext:value-type="string">
            <text:p>MENI KAYU 1 GALON SKP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30006" calcext:value-type="float">
            <text:p>313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3" calcext:value-type="float">
            <text:p>853</text:p>
          </table:table-cell>
          <table:table-cell table:style-name="ce66" office:value-type="float" office:value="3130007" calcext:value-type="float">
            <text:p>3130007</text:p>
          </table:table-cell>
          <table:table-cell table:style-name="ce69" office:value-type="string" calcext:value-type="string">
            <text:p>MENI KAYU 1 KG SKP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30007" calcext:value-type="float">
            <text:p>313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2" calcext:value-type="float">
            <text:p>852</text:p>
          </table:table-cell>
          <table:table-cell table:style-name="ce66" office:value-type="float" office:value="3140001" calcext:value-type="float">
            <text:p>3140001</text:p>
          </table:table-cell>
          <table:table-cell table:style-name="ce69" office:value-type="string" calcext:value-type="string">
            <text:p>NAT KERAMIK 1 KG KRAKATA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40001" calcext:value-type="float">
            <text:p>314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1" calcext:value-type="float">
            <text:p>851</text:p>
          </table:table-cell>
          <table:table-cell table:style-name="ce66" office:value-type="float" office:value="3140002" calcext:value-type="float">
            <text:p>3140002</text:p>
          </table:table-cell>
          <table:table-cell table:style-name="ce69" office:value-type="string" calcext:value-type="string">
            <text:p>NAT KERAMIK 1 KG LEMKR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40002" calcext:value-type="float">
            <text:p>314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0" calcext:value-type="float">
            <text:p>850</text:p>
          </table:table-cell>
          <table:table-cell table:style-name="ce66" office:value-type="float" office:value="3140003" calcext:value-type="float">
            <text:p>3140003</text:p>
          </table:table-cell>
          <table:table-cell table:style-name="ce69" office:value-type="string" calcext:value-type="string">
            <text:p>NAT KERAMIK 1 KG SIK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KU</text:p>
          </table:table-cell>
          <table:table-cell table:style-name="ce69"/>
          <table:table-cell table:style-name="ce30" office:value-type="float" office:value="3140003" calcext:value-type="float">
            <text:p>314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9" calcext:value-type="float">
            <text:p>849</text:p>
          </table:table-cell>
          <table:table-cell table:style-name="ce66" office:value-type="float" office:value="3140004" calcext:value-type="float">
            <text:p>3140004</text:p>
          </table:table-cell>
          <table:table-cell table:style-name="ce69" office:value-type="string" calcext:value-type="string">
            <text:p>NAT KERAMIK 0.5 KG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3140004" calcext:value-type="float">
            <text:p>314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8" calcext:value-type="float">
            <text:p>848</text:p>
          </table:table-cell>
          <table:table-cell table:style-name="ce66" office:value-type="float" office:value="3140005" calcext:value-type="float">
            <text:p>3140005</text:p>
          </table:table-cell>
          <table:table-cell table:style-name="ce69" office:value-type="string" calcext:value-type="string">
            <text:p>NAT KERAMIK 0.35 KG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3140005" calcext:value-type="float">
            <text:p>314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7" calcext:value-type="float">
            <text:p>847</text:p>
          </table:table-cell>
          <table:table-cell table:style-name="ce66" office:value-type="float" office:value="3140006" calcext:value-type="float">
            <text:p>3140006</text:p>
          </table:table-cell>
          <table:table-cell table:style-name="ce69" office:value-type="string" calcext:value-type="string">
            <text:p>NAT KERAMIK 0.2 KG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3140006" calcext:value-type="float">
            <text:p>314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6" calcext:value-type="float">
            <text:p>846</text:p>
          </table:table-cell>
          <table:table-cell table:style-name="ce66" office:value-type="float" office:value="3140007" calcext:value-type="float">
            <text:p>3140007</text:p>
          </table:table-cell>
          <table:table-cell table:style-name="ce69" office:value-type="string" calcext:value-type="string">
            <text:p>NAT KERAMIK SPESIAL 1 KG LEMKR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40007" calcext:value-type="float">
            <text:p>314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5" calcext:value-type="float">
            <text:p>845</text:p>
          </table:table-cell>
          <table:table-cell table:style-name="ce66" office:value-type="float" office:value="3150001" calcext:value-type="float">
            <text:p>3150001</text:p>
          </table:table-cell>
          <table:table-cell table:style-name="ce69" office:value-type="string" calcext:value-type="string">
            <text:p>OBAT RAYAP 1/4 KG KIT TRICOTREA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150001" calcext:value-type="float">
            <text:p>315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4" calcext:value-type="float">
            <text:p>844</text:p>
          </table:table-cell>
          <table:table-cell table:style-name="ce66" office:value-type="float" office:value="3150002" calcext:value-type="float">
            <text:p>3150002</text:p>
          </table:table-cell>
          <table:table-cell table:style-name="ce69" office:value-type="string" calcext:value-type="string">
            <text:p>OBAT RAYAP 4 KG RESID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50002" calcext:value-type="float">
            <text:p>315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3" calcext:value-type="float">
            <text:p>843</text:p>
          </table:table-cell>
          <table:table-cell table:style-name="ce66" office:value-type="float" office:value="3150003" calcext:value-type="float">
            <text:p>3150003</text:p>
          </table:table-cell>
          <table:table-cell table:style-name="ce69" office:value-type="string" calcext:value-type="string">
            <text:p>OBAT SANPOLAC 1 KG SANPOLAC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50003" calcext:value-type="float">
            <text:p>315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2" calcext:value-type="float">
            <text:p>842</text:p>
          </table:table-cell>
          <table:table-cell table:style-name="ce66" office:value-type="float" office:value="3160001" calcext:value-type="float">
            <text:p>3160001</text:p>
          </table:table-cell>
          <table:table-cell table:style-name="ce69" office:value-type="string" calcext:value-type="string">
            <text:p>PEMBERSIH LANTAI 1 LITER PORFI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160001" calcext:value-type="float">
            <text:p>316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1" calcext:value-type="float">
            <text:p>841</text:p>
          </table:table-cell>
          <table:table-cell table:style-name="ce66" office:value-type="float" office:value="3160002" calcext:value-type="float">
            <text:p>3160002</text:p>
          </table:table-cell>
          <table:table-cell table:style-name="ce69" office:value-type="string" calcext:value-type="string">
            <text:p>PENGERAS COR/SEMEN 1 LITER CHORM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60002" calcext:value-type="float">
            <text:p>316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0" calcext:value-type="float">
            <text:p>840</text:p>
          </table:table-cell>
          <table:table-cell table:style-name="ce66" office:value-type="float" office:value="3160003" calcext:value-type="float">
            <text:p>3160003</text:p>
          </table:table-cell>
          <table:table-cell table:style-name="ce69" office:value-type="string" calcext:value-type="string">
            <text:p>PENGERAS COR/SEMEN 1 LITER COLTBON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160003" calcext:value-type="float">
            <text:p>316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9" calcext:value-type="float">
            <text:p>839</text:p>
          </table:table-cell>
          <table:table-cell table:style-name="ce66" office:value-type="float" office:value="3160004" calcext:value-type="float">
            <text:p>3160004</text:p>
          </table:table-cell>
          <table:table-cell table:style-name="ce69" office:value-type="string" calcext:value-type="string">
            <text:p>PENGERAS COR/SEMEN 1 LITER DAMD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/>
          <table:table-cell table:style-name="ce30" office:value-type="float" office:value="3160004" calcext:value-type="float">
            <text:p>316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8" calcext:value-type="float">
            <text:p>838</text:p>
          </table:table-cell>
          <table:table-cell table:style-name="ce66" office:value-type="float" office:value="3160005" calcext:value-type="float">
            <text:p>3160005</text:p>
          </table:table-cell>
          <table:table-cell table:style-name="ce69" office:value-type="string" calcext:value-type="string">
            <text:p>PENGERAS COR/SEMEN 5 LITER DAMDE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60005" calcext:value-type="float">
            <text:p>316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7" calcext:value-type="float">
            <text:p>837</text:p>
          </table:table-cell>
          <table:table-cell table:style-name="ce66" office:value-type="float" office:value="3160006" calcext:value-type="float">
            <text:p>3160006</text:p>
          </table:table-cell>
          <table:table-cell table:style-name="ce69" office:value-type="string" calcext:value-type="string">
            <text:p>PENGERAS COR/SEMEN 4 KG SIKATOP 107</text:p>
          </table:table-cell>
          <table:table-cell table:style-name="ce69" office:value-type="string" calcext:value-type="string">
            <text:p>SET</text:p>
          </table:table-cell>
          <table:table-cell table:style-name="ce69"/>
          <table:table-cell table:style-name="ce69" office:value-type="float" office:value="107" calcext:value-type="float">
            <text:p>107</text:p>
          </table:table-cell>
          <table:table-cell table:style-name="ce30" office:value-type="float" office:value="3160006" calcext:value-type="float">
            <text:p>316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6" calcext:value-type="float">
            <text:p>836</text:p>
          </table:table-cell>
          <table:table-cell table:style-name="ce66" office:value-type="float" office:value="3160007" calcext:value-type="float">
            <text:p>3160007</text:p>
          </table:table-cell>
          <table:table-cell table:style-name="ce69" office:value-type="string" calcext:value-type="string">
            <text:p>PENGERAS COR/SEMEN 25 KG SIKATOP 107</text:p>
          </table:table-cell>
          <table:table-cell table:style-name="ce69" office:value-type="string" calcext:value-type="string">
            <text:p>SET</text:p>
          </table:table-cell>
          <table:table-cell table:style-name="ce69"/>
          <table:table-cell table:style-name="ce69" office:value-type="float" office:value="107" calcext:value-type="float">
            <text:p>107</text:p>
          </table:table-cell>
          <table:table-cell table:style-name="ce30" office:value-type="float" office:value="3160007" calcext:value-type="float">
            <text:p>316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5" calcext:value-type="float">
            <text:p>835</text:p>
          </table:table-cell>
          <table:table-cell table:style-name="ce66" office:value-type="float" office:value="3160008" calcext:value-type="float">
            <text:p>3160008</text:p>
          </table:table-cell>
          <table:table-cell table:style-name="ce69" office:value-type="string" calcext:value-type="string">
            <text:p>PERONTOK CAT 1/2 KG GAREV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3160008" calcext:value-type="float">
            <text:p>316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4" calcext:value-type="float">
            <text:p>834</text:p>
          </table:table-cell>
          <table:table-cell table:style-name="ce66" office:value-type="float" office:value="3160009" calcext:value-type="float">
            <text:p>3160009</text:p>
          </table:table-cell>
          <table:table-cell table:style-name="ce69" office:value-type="string" calcext:value-type="string">
            <text:p>PERONTOK CAT 1/4 KG NEOREV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60009" calcext:value-type="float">
            <text:p>316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3" calcext:value-type="float">
            <text:p>833</text:p>
          </table:table-cell>
          <table:table-cell table:style-name="ce66" office:value-type="float" office:value="3160010" calcext:value-type="float">
            <text:p>3160010</text:p>
          </table:table-cell>
          <table:table-cell table:style-name="ce69" office:value-type="string" calcext:value-type="string">
            <text:p>PLITUR ULTRAN P-05 1 LITER PROPAN</text:p>
          </table:table-cell>
          <table:table-cell table:style-name="ce69" office:value-type="string" calcext:value-type="string">
            <text:p>LITER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160010" calcext:value-type="float">
            <text:p>316001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832" calcext:value-type="float">
            <text:p>832</text:p>
          </table:table-cell>
          <table:table-cell table:style-name="ce66" office:value-type="float" office:value="3160011" calcext:value-type="float">
            <text:p>3160011</text:p>
          </table:table-cell>
          <table:table-cell table:style-name="ce69" office:value-type="string" calcext:value-type="string">
            <text:p>PLITUR ULTRAN P-05 CLEAR GLOSS 1 LITER PROPAN</text:p>
          </table:table-cell>
          <table:table-cell table:style-name="ce69" office:value-type="string" calcext:value-type="string">
            <text:p>LITER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3160011" calcext:value-type="float">
            <text:p>316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1" calcext:value-type="float">
            <text:p>831</text:p>
          </table:table-cell>
          <table:table-cell table:style-name="ce66" office:value-type="float" office:value="3160012" calcext:value-type="float">
            <text:p>3160012</text:p>
          </table:table-cell>
          <table:table-cell table:style-name="ce69" office:value-type="string" calcext:value-type="string">
            <text:p>POLITUR BOTOL   KEMUD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60012" calcext:value-type="float">
            <text:p>316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0" calcext:value-type="float">
            <text:p>830</text:p>
          </table:table-cell>
          <table:table-cell table:style-name="ce66" office:value-type="float" office:value="3160013" calcext:value-type="float">
            <text:p>3160013</text:p>
          </table:table-cell>
          <table:table-cell table:style-name="ce69" office:value-type="string" calcext:value-type="string">
            <text:p>POLITUR BOTOL KENDAL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60013" calcext:value-type="float">
            <text:p>316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9" calcext:value-type="float">
            <text:p>829</text:p>
          </table:table-cell>
          <table:table-cell table:style-name="ce66" office:value-type="float" office:value="3160014" calcext:value-type="float">
            <text:p>3160014</text:p>
          </table:table-cell>
          <table:table-cell table:style-name="ce69" office:value-type="string" calcext:value-type="string">
            <text:p>PYLOX 300 CC PYLOX BASIC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ARNA STANDAR</text:p>
          </table:table-cell>
          <table:table-cell table:style-name="ce30" office:value-type="float" office:value="3160014" calcext:value-type="float">
            <text:p>316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8" calcext:value-type="float">
            <text:p>828</text:p>
          </table:table-cell>
          <table:table-cell table:style-name="ce66" office:value-type="float" office:value="3160015" calcext:value-type="float">
            <text:p>3160015</text:p>
          </table:table-cell>
          <table:table-cell table:style-name="ce69" office:value-type="string" calcext:value-type="string">
            <text:p>PYLOX 300 CC PYLOX WARNA SPESIAL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 office:value-type="string" calcext:value-type="string">
            <text:p>SPECIAL</text:p>
          </table:table-cell>
          <table:table-cell table:style-name="ce30" office:value-type="float" office:value="3160015" calcext:value-type="float">
            <text:p>316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7" calcext:value-type="float">
            <text:p>827</text:p>
          </table:table-cell>
          <table:table-cell table:style-name="ce66" office:value-type="float" office:value="3190001" calcext:value-type="float">
            <text:p>3190001</text:p>
          </table:table-cell>
          <table:table-cell table:style-name="ce69" office:value-type="string" calcext:value-type="string">
            <text:p>SANPOLY 250 ML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90001" calcext:value-type="float">
            <text:p>31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6" calcext:value-type="float">
            <text:p>826</text:p>
          </table:table-cell>
          <table:table-cell table:style-name="ce66" office:value-type="float" office:value="3190002" calcext:value-type="float">
            <text:p>3190002</text:p>
          </table:table-cell>
          <table:table-cell table:style-name="ce69" office:value-type="string" calcext:value-type="string">
            <text:p>SEALENT 70 GR DEXTON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3190002" calcext:value-type="float">
            <text:p>319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5" calcext:value-type="float">
            <text:p>825</text:p>
          </table:table-cell>
          <table:table-cell table:style-name="ce66" office:value-type="float" office:value="3190003" calcext:value-type="float">
            <text:p>3190003</text:p>
          </table:table-cell>
          <table:table-cell table:style-name="ce69" office:value-type="string" calcext:value-type="string">
            <text:p>SEALENT 1 BOTOL KLEBERMEN</text:p>
          </table:table-cell>
          <table:table-cell table:style-name="ce69" office:value-type="string" calcext:value-type="string">
            <text:p>BOTOL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3190003" calcext:value-type="float">
            <text:p>319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4" calcext:value-type="float">
            <text:p>824</text:p>
          </table:table-cell>
          <table:table-cell table:style-name="ce66" office:value-type="float" office:value="3190004" calcext:value-type="float">
            <text:p>3190004</text:p>
          </table:table-cell>
          <table:table-cell table:style-name="ce69" office:value-type="string" calcext:value-type="string">
            <text:p>SEALENT BOTOL   SOLIGEN</text:p>
          </table:table-cell>
          <table:table-cell table:style-name="ce69" office:value-type="string" calcext:value-type="string">
            <text:p>BOTOL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3190004" calcext:value-type="float">
            <text:p>319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3" calcext:value-type="float">
            <text:p>823</text:p>
          </table:table-cell>
          <table:table-cell table:style-name="ce66" office:value-type="float" office:value="3190005" calcext:value-type="float">
            <text:p>3190005</text:p>
          </table:table-cell>
          <table:table-cell table:style-name="ce69" office:value-type="string" calcext:value-type="string">
            <text:p>SEALENT ODOL 70 GR NIKK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3190005" calcext:value-type="float">
            <text:p>319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2" calcext:value-type="float">
            <text:p>822</text:p>
          </table:table-cell>
          <table:table-cell table:style-name="ce66" office:value-type="float" office:value="3190006" calcext:value-type="float">
            <text:p>3190006</text:p>
          </table:table-cell>
          <table:table-cell table:style-name="ce69" office:value-type="string" calcext:value-type="string">
            <text:p>SODA API 0.5 KG OBOR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SIKI</text:p>
          </table:table-cell>
          <table:table-cell table:style-name="ce69"/>
          <table:table-cell table:style-name="ce30" office:value-type="float" office:value="3190006" calcext:value-type="float">
            <text:p>319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1" calcext:value-type="float">
            <text:p>821</text:p>
          </table:table-cell>
          <table:table-cell table:style-name="ce66" office:value-type="float" office:value="3190007" calcext:value-type="float">
            <text:p>3190007</text:p>
          </table:table-cell>
          <table:table-cell table:style-name="ce69" office:value-type="string" calcext:value-type="string">
            <text:p>SODA API 1 KG OBOR+D319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SIKI</text:p>
          </table:table-cell>
          <table:table-cell table:style-name="ce69"/>
          <table:table-cell table:style-name="ce30" office:value-type="float" office:value="3190007" calcext:value-type="float">
            <text:p>319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0" calcext:value-type="float">
            <text:p>820</text:p>
          </table:table-cell>
          <table:table-cell table:style-name="ce66" office:value-type="float" office:value="3190008" calcext:value-type="float">
            <text:p>3190008</text:p>
          </table:table-cell>
          <table:table-cell table:style-name="ce69" office:value-type="string" calcext:value-type="string">
            <text:p>SODA API 0.5 KG GN.SAHARI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SERBUK</text:p>
          </table:table-cell>
          <table:table-cell table:style-name="ce30" office:value-type="float" office:value="3190008" calcext:value-type="float">
            <text:p>319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9" calcext:value-type="float">
            <text:p>819</text:p>
          </table:table-cell>
          <table:table-cell table:style-name="ce66" office:value-type="float" office:value="3190009" calcext:value-type="float">
            <text:p>3190009</text:p>
          </table:table-cell>
          <table:table-cell table:style-name="ce69" office:value-type="string" calcext:value-type="string">
            <text:p>SODA API 1 KG GN.SAHARI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3190009" calcext:value-type="float">
            <text:p>319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8" calcext:value-type="float">
            <text:p>818</text:p>
          </table:table-cell>
          <table:table-cell table:style-name="ce66" office:value-type="float" office:value="3190010" calcext:value-type="float">
            <text:p>3190010</text:p>
          </table:table-cell>
          <table:table-cell table:style-name="ce69" office:value-type="string" calcext:value-type="string">
            <text:p>SODA API ONS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UBUK</text:p>
          </table:table-cell>
          <table:table-cell table:style-name="ce30" office:value-type="float" office:value="3190010" calcext:value-type="float">
            <text:p>319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7" calcext:value-type="float">
            <text:p>817</text:p>
          </table:table-cell>
          <table:table-cell table:style-name="ce66" office:value-type="float" office:value="3190011" calcext:value-type="float">
            <text:p>3190011</text:p>
          </table:table-cell>
          <table:table-cell table:style-name="ce69" office:value-type="string" calcext:value-type="string">
            <text:p>SODA API CAIR BOTOL TANPA MERK</text:p>
          </table:table-cell>
          <table:table-cell table:style-name="ce69" office:value-type="string" calcext:value-type="string">
            <text:p>BOTOL</text:p>
          </table:table-cell>
          <table:table-cell table:style-name="ce69" table:number-columns-repeated="2"/>
          <table:table-cell table:style-name="ce30" office:value-type="float" office:value="3190011" calcext:value-type="float">
            <text:p>319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6" calcext:value-type="float">
            <text:p>816</text:p>
          </table:table-cell>
          <table:table-cell table:style-name="ce66" office:value-type="float" office:value="3190012" calcext:value-type="float">
            <text:p>3190012</text:p>
          </table:table-cell>
          <table:table-cell table:style-name="ce69" office:value-type="string" calcext:value-type="string">
            <text:p>SPIRTUS BOTOL BELING JANGKA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90012" calcext:value-type="float">
            <text:p>319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5" calcext:value-type="float">
            <text:p>815</text:p>
          </table:table-cell>
          <table:table-cell table:style-name="ce66" office:value-type="float" office:value="3190013" calcext:value-type="float">
            <text:p>3190013</text:p>
          </table:table-cell>
          <table:table-cell table:style-name="ce69" office:value-type="string" calcext:value-type="string">
            <text:p>SPIRTUS BOTOL AQUA OBO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90013" calcext:value-type="float">
            <text:p>319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4" calcext:value-type="float">
            <text:p>814</text:p>
          </table:table-cell>
          <table:table-cell table:style-name="ce66" office:value-type="float" office:value="3190014" calcext:value-type="float">
            <text:p>3190014</text:p>
          </table:table-cell>
          <table:table-cell table:style-name="ce69" office:value-type="string" calcext:value-type="string">
            <text:p>SPRAY CAT 1 BOTOL PYLOX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190014" calcext:value-type="float">
            <text:p>319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3" calcext:value-type="float">
            <text:p>813</text:p>
          </table:table-cell>
          <table:table-cell table:style-name="ce66" office:value-type="float" office:value="3200001" calcext:value-type="float">
            <text:p>3200001</text:p>
          </table:table-cell>
          <table:table-cell table:style-name="ce69" office:value-type="string" calcext:value-type="string">
            <text:p>TALK DUCO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200001" calcext:value-type="float">
            <text:p>320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2" calcext:value-type="float">
            <text:p>812</text:p>
          </table:table-cell>
          <table:table-cell table:style-name="ce66" office:value-type="float" office:value="3200002" calcext:value-type="float">
            <text:p>3200002</text:p>
          </table:table-cell>
          <table:table-cell table:style-name="ce69" office:value-type="string" calcext:value-type="string">
            <text:p>TAWAS PLASTIK TANPA MERK</text:p>
          </table:table-cell>
          <table:table-cell table:style-name="ce69" office:value-type="string" calcext:value-type="string">
            <text:p>PLASTIK</text:p>
          </table:table-cell>
          <table:table-cell table:style-name="ce69" table:number-columns-repeated="2"/>
          <table:table-cell table:style-name="ce30" office:value-type="float" office:value="3200002" calcext:value-type="float">
            <text:p>320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1" calcext:value-type="float">
            <text:p>811</text:p>
          </table:table-cell>
          <table:table-cell table:style-name="ce66" office:value-type="float" office:value="3200003" calcext:value-type="float">
            <text:p>3200003</text:p>
          </table:table-cell>
          <table:table-cell table:style-name="ce69" office:value-type="string" calcext:value-type="string">
            <text:p>THINNER 1 LITER IMPAL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T. PERKASA WAHANA</text:p>
          </table:table-cell>
          <table:table-cell table:style-name="ce69"/>
          <table:table-cell table:style-name="ce30" office:value-type="float" office:value="3200003" calcext:value-type="float">
            <text:p>320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0" calcext:value-type="float">
            <text:p>810</text:p>
          </table:table-cell>
          <table:table-cell table:style-name="ce66" office:value-type="float" office:value="3200004" calcext:value-type="float">
            <text:p>3200004</text:p>
          </table:table-cell>
          <table:table-cell table:style-name="ce69" office:value-type="string" calcext:value-type="string">
            <text:p>THINNER 1 GALON KM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200004" calcext:value-type="float">
            <text:p>320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9" calcext:value-type="float">
            <text:p>809</text:p>
          </table:table-cell>
          <table:table-cell table:style-name="ce66" office:value-type="float" office:value="3200005" calcext:value-type="float">
            <text:p>3200005</text:p>
          </table:table-cell>
          <table:table-cell table:style-name="ce69" office:value-type="string" calcext:value-type="string">
            <text:p>THINNER 1 LITER MOBI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200005" calcext:value-type="float">
            <text:p>320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8" calcext:value-type="float">
            <text:p>808</text:p>
          </table:table-cell>
          <table:table-cell table:style-name="ce66" office:value-type="float" office:value="3200006" calcext:value-type="float">
            <text:p>3200006</text:p>
          </table:table-cell>
          <table:table-cell table:style-name="ce69" office:value-type="string" calcext:value-type="string">
            <text:p>THINNER 1 BOTOL N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CAIRAN</text:p>
          </table:table-cell>
          <table:table-cell table:style-name="ce30" office:value-type="float" office:value="3200006" calcext:value-type="float">
            <text:p>320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7" calcext:value-type="float">
            <text:p>807</text:p>
          </table:table-cell>
          <table:table-cell table:style-name="ce66" office:value-type="float" office:value="3200007" calcext:value-type="float">
            <text:p>3200007</text:p>
          </table:table-cell>
          <table:table-cell table:style-name="ce69" office:value-type="string" calcext:value-type="string">
            <text:p>THINNER 1 GALON SUPER</text:p>
          </table:table-cell>
          <table:table-cell table:style-name="ce69" office:value-type="string" calcext:value-type="string">
            <text:p>KALENG</text:p>
          </table:table-cell>
          <table:table-cell table:style-name="ce69" table:number-columns-repeated="2"/>
          <table:table-cell table:style-name="ce30" office:value-type="float" office:value="3200007" calcext:value-type="float">
            <text:p>320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6" calcext:value-type="float">
            <text:p>806</text:p>
          </table:table-cell>
          <table:table-cell table:style-name="ce66" office:value-type="float" office:value="3220001" calcext:value-type="float">
            <text:p>3220001</text:p>
          </table:table-cell>
          <table:table-cell table:style-name="ce69" office:value-type="string" calcext:value-type="string">
            <text:p>VARNISH BATU ALAM 1 LITER NIPP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220001" calcext:value-type="float">
            <text:p>322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5" calcext:value-type="float">
            <text:p>805</text:p>
          </table:table-cell>
          <table:table-cell table:style-name="ce66" office:value-type="float" office:value="3230001" calcext:value-type="float">
            <text:p>3230001</text:p>
          </table:table-cell>
          <table:table-cell table:style-name="ce69" office:value-type="string" calcext:value-type="string">
            <text:p>WARNA TEMBAGA 100 CC A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3230001" calcext:value-type="float">
            <text:p>323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4" calcext:value-type="float">
            <text:p>804</text:p>
          </table:table-cell>
          <table:table-cell table:style-name="ce66" office:value-type="float" office:value="4000000" calcext:value-type="float">
            <text:p>4000000</text:p>
          </table:table-cell>
          <table:table-cell table:style-name="ce69" office:value-type="string" calcext:value-type="string">
            <text:p>4 CODE  (LISTRIK) <text:s/></text:p>
          </table:table-cell>
          <table:table-cell table:style-name="ce69" table:number-columns-repeated="3"/>
          <table:table-cell table:style-name="ce30" office:value-type="float" office:value="4000000" calcext:value-type="float">
            <text:p>4000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3" calcext:value-type="float">
            <text:p>803</text:p>
          </table:table-cell>
          <table:table-cell table:style-name="ce66" office:value-type="float" office:value="4020001" calcext:value-type="float">
            <text:p>4020001</text:p>
          </table:table-cell>
          <table:table-cell table:style-name="ce69" office:value-type="string" calcext:value-type="string">
            <text:p>BOX KABEL SPARTA 10 METER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20001" calcext:value-type="float">
            <text:p>402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2" calcext:value-type="float">
            <text:p>802</text:p>
          </table:table-cell>
          <table:table-cell table:style-name="ce66" office:value-type="float" office:value="4020002" calcext:value-type="float">
            <text:p>4020002</text:p>
          </table:table-cell>
          <table:table-cell table:style-name="ce69" office:value-type="string" calcext:value-type="string">
            <text:p>BOX KABEL SPARTA 15 METER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20002" calcext:value-type="float">
            <text:p>402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1" calcext:value-type="float">
            <text:p>801</text:p>
          </table:table-cell>
          <table:table-cell table:style-name="ce66" office:value-type="float" office:value="4020003" calcext:value-type="float">
            <text:p>4020003</text:p>
          </table:table-cell>
          <table:table-cell table:style-name="ce69" office:value-type="string" calcext:value-type="string">
            <text:p>BOX MCB  2 GROUP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20003" calcext:value-type="float">
            <text:p>402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0" calcext:value-type="float">
            <text:p>800</text:p>
          </table:table-cell>
          <table:table-cell table:style-name="ce66" office:value-type="float" office:value="4020004" calcext:value-type="float">
            <text:p>4020004</text:p>
          </table:table-cell>
          <table:table-cell table:style-name="ce69" office:value-type="string" calcext:value-type="string">
            <text:p>BOX MCB  1 GROUP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20004" calcext:value-type="float">
            <text:p>402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9" calcext:value-type="float">
            <text:p>799</text:p>
          </table:table-cell>
          <table:table-cell table:style-name="ce66" office:value-type="float" office:value="4020005" calcext:value-type="float">
            <text:p>4020005</text:p>
          </table:table-cell>
          <table:table-cell table:style-name="ce69" office:value-type="string" calcext:value-type="string">
            <text:p>BOX MCB  4 GROUP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PRESTO</text:p>
          </table:table-cell>
          <table:table-cell table:style-name="ce30" office:value-type="float" office:value="4020005" calcext:value-type="float">
            <text:p>402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8" calcext:value-type="float">
            <text:p>798</text:p>
          </table:table-cell>
          <table:table-cell table:style-name="ce66" office:value-type="float" office:value="4060001" calcext:value-type="float">
            <text:p>4060001</text:p>
          </table:table-cell>
          <table:table-cell table:style-name="ce69" office:value-type="string" calcext:value-type="string">
            <text:p>FITING LAMP. GANTUNG  TEE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01" calcext:value-type="float">
            <text:p>406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97" calcext:value-type="float">
            <text:p>797</text:p>
          </table:table-cell>
          <table:table-cell table:style-name="ce66" office:value-type="float" office:value="4060002" calcext:value-type="float">
            <text:p>4060002</text:p>
          </table:table-cell>
          <table:table-cell table:style-name="ce69" office:value-type="string" calcext:value-type="string">
            <text:p>FITING LAMPU PLAFON GANTU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02" calcext:value-type="float">
            <text:p>406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6" calcext:value-type="float">
            <text:p>796</text:p>
          </table:table-cell>
          <table:table-cell table:style-name="ce66" office:value-type="float" office:value="4060003" calcext:value-type="float">
            <text:p>4060003</text:p>
          </table:table-cell>
          <table:table-cell table:style-name="ce69" office:value-type="string" calcext:value-type="string">
            <text:p>FITTING GANTUNG <text:s/>SHENG WE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03" calcext:value-type="float">
            <text:p>406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5" calcext:value-type="float">
            <text:p>795</text:p>
          </table:table-cell>
          <table:table-cell table:style-name="ce66" office:value-type="float" office:value="4060004" calcext:value-type="float">
            <text:p>4060004</text:p>
          </table:table-cell>
          <table:table-cell table:style-name="ce69" office:value-type="string" calcext:value-type="string">
            <text:p>FITTING LAMPU KOMBINASI <text:s/>FUKUT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04" calcext:value-type="float">
            <text:p>406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4" calcext:value-type="float">
            <text:p>794</text:p>
          </table:table-cell>
          <table:table-cell table:style-name="ce66" office:value-type="float" office:value="4060005" calcext:value-type="float">
            <text:p>4060005</text:p>
          </table:table-cell>
          <table:table-cell table:style-name="ce69" office:value-type="string" calcext:value-type="string">
            <text:p>FITTING PLAFON  <text:s/>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KOTAK PUTIH</text:p>
          </table:table-cell>
          <table:table-cell table:style-name="ce30" office:value-type="float" office:value="4060005" calcext:value-type="float">
            <text:p>406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3" calcext:value-type="float">
            <text:p>793</text:p>
          </table:table-cell>
          <table:table-cell table:style-name="ce66" office:value-type="float" office:value="4060006" calcext:value-type="float">
            <text:p>4060006</text:p>
          </table:table-cell>
          <table:table-cell table:style-name="ce69" office:value-type="string" calcext:value-type="string">
            <text:p>FITTING PLAFON 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FUKUTA</text:p>
          </table:table-cell>
          <table:table-cell table:style-name="ce30" office:value-type="float" office:value="4060006" calcext:value-type="float">
            <text:p>406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2" calcext:value-type="float">
            <text:p>792</text:p>
          </table:table-cell>
          <table:table-cell table:style-name="ce66" office:value-type="float" office:value="4060007" calcext:value-type="float">
            <text:p>4060007</text:p>
          </table:table-cell>
          <table:table-cell table:style-name="ce69" office:value-type="string" calcext:value-type="string">
            <text:p>FITTING PLAFON   <text:s/>BROCO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HITAM</text:p>
          </table:table-cell>
          <table:table-cell table:style-name="ce30" office:value-type="float" office:value="4060007" calcext:value-type="float">
            <text:p>406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9" calcext:value-type="float">
            <text:p>789</text:p>
          </table:table-cell>
          <table:table-cell table:style-name="ce66" office:value-type="float" office:value="4060010" calcext:value-type="float">
            <text:p>4060010</text:p>
          </table:table-cell>
          <table:table-cell table:style-name="ce69" office:value-type="string" calcext:value-type="string">
            <text:p>KABEL 1 X 2,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10" calcext:value-type="float">
            <text:p>406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8" calcext:value-type="float">
            <text:p>788</text:p>
          </table:table-cell>
          <table:table-cell table:style-name="ce66" office:value-type="float" office:value="4060011" calcext:value-type="float">
            <text:p>4060011</text:p>
          </table:table-cell>
          <table:table-cell table:style-name="ce69" office:value-type="string" calcext:value-type="string">
            <text:p>KABEL 2 X 0,75 ETERNA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BELI 181.944/50M</text:p>
          </table:table-cell>
          <table:table-cell table:style-name="ce30" office:value-type="float" office:value="4060011" calcext:value-type="float">
            <text:p>406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7" calcext:value-type="float">
            <text:p>787</text:p>
          </table:table-cell>
          <table:table-cell table:style-name="ce66" office:value-type="float" office:value="4060012" calcext:value-type="float">
            <text:p>4060012</text:p>
          </table:table-cell>
          <table:table-cell table:style-name="ce69" office:value-type="string" calcext:value-type="string">
            <text:p>KABEL 2 X 2,5 ETERNA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4060012" calcext:value-type="float">
            <text:p>406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6" calcext:value-type="float">
            <text:p>786</text:p>
          </table:table-cell>
          <table:table-cell table:style-name="ce66" office:value-type="float" office:value="4060013" calcext:value-type="float">
            <text:p>4060013</text:p>
          </table:table-cell>
          <table:table-cell table:style-name="ce69" office:value-type="string" calcext:value-type="string">
            <text:p>KABEL 3 X 1,5 ETERNA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4060013" calcext:value-type="float">
            <text:p>406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5" calcext:value-type="float">
            <text:p>785</text:p>
          </table:table-cell>
          <table:table-cell table:style-name="ce66" office:value-type="float" office:value="4060014" calcext:value-type="float">
            <text:p>4060014</text:p>
          </table:table-cell>
          <table:table-cell table:style-name="ce69" office:value-type="string" calcext:value-type="string">
            <text:p>KABEL 3 X 2,5 ETERNA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4060014" calcext:value-type="float">
            <text:p>406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4" calcext:value-type="float">
            <text:p>784</text:p>
          </table:table-cell>
          <table:table-cell table:style-name="ce66" office:value-type="float" office:value="4060015" calcext:value-type="float">
            <text:p>4060015</text:p>
          </table:table-cell>
          <table:table-cell table:style-name="ce69" office:value-type="string" calcext:value-type="string">
            <text:p>KABEL 1 X 1,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15" calcext:value-type="float">
            <text:p>406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3" calcext:value-type="float">
            <text:p>783</text:p>
          </table:table-cell>
          <table:table-cell table:style-name="ce66" office:value-type="float" office:value="4060016" calcext:value-type="float">
            <text:p>4060016</text:p>
          </table:table-cell>
          <table:table-cell table:style-name="ce69" office:value-type="string" calcext:value-type="string">
            <text:p>KABEL 2 X 1,5 ETERNA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PANJANG 50 METER</text:p>
          </table:table-cell>
          <table:table-cell table:style-name="ce30" office:value-type="float" office:value="4060016" calcext:value-type="float">
            <text:p>406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2" calcext:value-type="float">
            <text:p>782</text:p>
          </table:table-cell>
          <table:table-cell table:style-name="ce66" office:value-type="float" office:value="4060017" calcext:value-type="float">
            <text:p>4060017</text:p>
          </table:table-cell>
          <table:table-cell table:style-name="ce69" office:value-type="string" calcext:value-type="string">
            <text:p>KABEL 3 X 1,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17" calcext:value-type="float">
            <text:p>406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1" calcext:value-type="float">
            <text:p>781</text:p>
          </table:table-cell>
          <table:table-cell table:style-name="ce66" office:value-type="float" office:value="4060018" calcext:value-type="float">
            <text:p>4060018</text:p>
          </table:table-cell>
          <table:table-cell table:style-name="ce69" office:value-type="string" calcext:value-type="string">
            <text:p>KABEL 3 X 2,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18" calcext:value-type="float">
            <text:p>406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0" calcext:value-type="float">
            <text:p>780</text:p>
          </table:table-cell>
          <table:table-cell table:style-name="ce66" office:value-type="float" office:value="4060019" calcext:value-type="float">
            <text:p>4060019</text:p>
          </table:table-cell>
          <table:table-cell table:style-name="ce69" office:value-type="string" calcext:value-type="string">
            <text:p>KABEL 2 X 2,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19" calcext:value-type="float">
            <text:p>406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9" calcext:value-type="float">
            <text:p>779</text:p>
          </table:table-cell>
          <table:table-cell table:style-name="ce66" office:value-type="float" office:value="4060020" calcext:value-type="float">
            <text:p>4060020</text:p>
          </table:table-cell>
          <table:table-cell table:style-name="ce69" office:value-type="string" calcext:value-type="string">
            <text:p>KABEL 2 X 0,75 ETERN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20" calcext:value-type="float">
            <text:p>406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8" calcext:value-type="float">
            <text:p>778</text:p>
          </table:table-cell>
          <table:table-cell table:style-name="ce66" office:value-type="float" office:value="4060021" calcext:value-type="float">
            <text:p>4060021</text:p>
          </table:table-cell>
          <table:table-cell table:style-name="ce69" office:value-type="string" calcext:value-type="string">
            <text:p>KABEL 2,5 X 200 HPP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21" calcext:value-type="float">
            <text:p>406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7" calcext:value-type="float">
            <text:p>777</text:p>
          </table:table-cell>
          <table:table-cell table:style-name="ce66" office:value-type="float" office:value="4060022" calcext:value-type="float">
            <text:p>4060022</text:p>
          </table:table-cell>
          <table:table-cell table:style-name="ce69" office:value-type="string" calcext:value-type="string">
            <text:p>KABEL  2 X 1,5 ETERNA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PANJANG TOTAL 50 METER</text:p>
          </table:table-cell>
          <table:table-cell table:style-name="ce30" office:value-type="float" office:value="4060022" calcext:value-type="float">
            <text:p>406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6" calcext:value-type="float">
            <text:p>776</text:p>
          </table:table-cell>
          <table:table-cell table:style-name="ce66" office:value-type="float" office:value="4060023" calcext:value-type="float">
            <text:p>4060023</text:p>
          </table:table-cell>
          <table:table-cell table:style-name="ce69" office:value-type="string" calcext:value-type="string">
            <text:p>KABEL ANTEN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23" calcext:value-type="float">
            <text:p>406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5" calcext:value-type="float">
            <text:p>775</text:p>
          </table:table-cell>
          <table:table-cell table:style-name="ce66" office:value-type="float" office:value="4060024" calcext:value-type="float">
            <text:p>4060024</text:p>
          </table:table-cell>
          <table:table-cell table:style-name="ce69" office:value-type="string" calcext:value-type="string">
            <text:p>KABEL MERAH/HITAM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24" calcext:value-type="float">
            <text:p>406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4" calcext:value-type="float">
            <text:p>774</text:p>
          </table:table-cell>
          <table:table-cell table:style-name="ce66" office:value-type="float" office:value="4060025" calcext:value-type="float">
            <text:p>4060025</text:p>
          </table:table-cell>
          <table:table-cell table:style-name="ce69" office:value-type="string" calcext:value-type="string">
            <text:p>KABEL TELEPHONE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4060025" calcext:value-type="float">
            <text:p>406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3" calcext:value-type="float">
            <text:p>773</text:p>
          </table:table-cell>
          <table:table-cell table:style-name="ce66" office:value-type="float" office:value="4060026" calcext:value-type="float">
            <text:p>4060026</text:p>
          </table:table-cell>
          <table:table-cell table:style-name="ce69" office:value-type="string" calcext:value-type="string">
            <text:p>KABEL TIES PUTIH 3 X 100 GREAT 8091010W</text:p>
          </table:table-cell>
          <table:table-cell table:style-name="ce69" office:value-type="string" calcext:value-type="string">
            <text:p>PAK</text:p>
          </table:table-cell>
          <table:table-cell table:style-name="ce69" office:value-type="string" calcext:value-type="string">
            <text:p>LUPA LAGI</text:p>
          </table:table-cell>
          <table:table-cell table:style-name="ce69"/>
          <table:table-cell table:style-name="ce30" office:value-type="float" office:value="4060026" calcext:value-type="float">
            <text:p>406002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72" calcext:value-type="float">
            <text:p>772</text:p>
          </table:table-cell>
          <table:table-cell table:style-name="ce66" office:value-type="float" office:value="4060027" calcext:value-type="float">
            <text:p>4060027</text:p>
          </table:table-cell>
          <table:table-cell table:style-name="ce69" office:value-type="string" calcext:value-type="string">
            <text:p>KABEL TRANSPARAN 2 X 30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27" calcext:value-type="float">
            <text:p>4060027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71" calcext:value-type="float">
            <text:p>771</text:p>
          </table:table-cell>
          <table:table-cell table:style-name="ce66" office:value-type="float" office:value="4060028" calcext:value-type="float">
            <text:p>4060028</text:p>
          </table:table-cell>
          <table:table-cell table:style-name="ce69" office:value-type="string" calcext:value-type="string">
            <text:p>KABEL TRANSPARAN 2 X 80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28" calcext:value-type="float">
            <text:p>4060028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70" calcext:value-type="float">
            <text:p>770</text:p>
          </table:table-cell>
          <table:table-cell table:style-name="ce66" office:value-type="float" office:value="4060029" calcext:value-type="float">
            <text:p>4060029</text:p>
          </table:table-cell>
          <table:table-cell table:style-name="ce69" office:value-type="string" calcext:value-type="string">
            <text:p>KABEL TRANSPARAN 2 X 30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29" calcext:value-type="float">
            <text:p>4060029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9" calcext:value-type="float">
            <text:p>769</text:p>
          </table:table-cell>
          <table:table-cell table:style-name="ce66" office:value-type="float" office:value="4060030" calcext:value-type="float">
            <text:p>4060030</text:p>
          </table:table-cell>
          <table:table-cell table:style-name="ce69" office:value-type="string" calcext:value-type="string">
            <text:p>KABEL TRANSPARAN 2 X 50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30" calcext:value-type="float">
            <text:p>406003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8" calcext:value-type="float">
            <text:p>768</text:p>
          </table:table-cell>
          <table:table-cell table:style-name="ce66" office:value-type="float" office:value="4060031" calcext:value-type="float">
            <text:p>4060031</text:p>
          </table:table-cell>
          <table:table-cell table:style-name="ce69" office:value-type="string" calcext:value-type="string">
            <text:p>KABEL TRANSPARAN  2 X 50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31" calcext:value-type="float">
            <text:p>406003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7" calcext:value-type="float">
            <text:p>767</text:p>
          </table:table-cell>
          <table:table-cell table:style-name="ce66" office:value-type="float" office:value="4060032" calcext:value-type="float">
            <text:p>4060032</text:p>
          </table:table-cell>
          <table:table-cell table:style-name="ce69" office:value-type="string" calcext:value-type="string">
            <text:p>KABEL TRANSPARAN  2 X 80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32" calcext:value-type="float">
            <text:p>406003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6" calcext:value-type="float">
            <text:p>766</text:p>
          </table:table-cell>
          <table:table-cell table:style-name="ce66" office:value-type="float" office:value="4060033" calcext:value-type="float">
            <text:p>4060033</text:p>
          </table:table-cell>
          <table:table-cell table:style-name="ce69" office:value-type="string" calcext:value-type="string">
            <text:p>KABEL TRANSPARAN  2 X 30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PJNG 30 YARD = 30M, POWERCELL</text:p>
          </table:table-cell>
          <table:table-cell table:style-name="ce30" office:value-type="float" office:value="4060033" calcext:value-type="float">
            <text:p>406003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5" calcext:value-type="float">
            <text:p>765</text:p>
          </table:table-cell>
          <table:table-cell table:style-name="ce66" office:value-type="float" office:value="4060034" calcext:value-type="float">
            <text:p>4060034</text:p>
          </table:table-cell>
          <table:table-cell table:style-name="ce69" office:value-type="string" calcext:value-type="string">
            <text:p>KABEL TRANSPARAN PARAGON 2 X 23 PARAGON</text:p>
          </table:table-cell>
          <table:table-cell table:style-name="ce69" table:number-columns-repeated="2"/>
          <table:table-cell table:style-name="ce69" office:value-type="string" calcext:value-type="string">
            <text:p> </text:p>
          </table:table-cell>
          <table:table-cell table:style-name="ce30" office:value-type="float" office:value="4060034" calcext:value-type="float">
            <text:p>406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64" calcext:value-type="float">
            <text:p>764</text:p>
          </table:table-cell>
          <table:table-cell table:style-name="ce66" office:value-type="float" office:value="4060035" calcext:value-type="float">
            <text:p>4060035</text:p>
          </table:table-cell>
          <table:table-cell table:style-name="ce69" office:value-type="string" calcext:value-type="string">
            <text:p>KLEM KABEL BETON 9 MM TANPA MERK</text:p>
          </table:table-cell>
          <table:table-cell table:style-name="ce69" table:number-columns-repeated="3"/>
          <table:table-cell table:style-name="ce30" office:value-type="float" office:value="4060035" calcext:value-type="float">
            <text:p>406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63" calcext:value-type="float">
            <text:p>763</text:p>
          </table:table-cell>
          <table:table-cell table:style-name="ce66" office:value-type="float" office:value="4060036" calcext:value-type="float">
            <text:p>4060036</text:p>
          </table:table-cell>
          <table:table-cell table:style-name="ce69" office:value-type="string" calcext:value-type="string">
            <text:p>KLEM KABEL PAKU BETON 12 MM SHUKAKU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SUKSES MANDIRI</text:p>
          </table:table-cell>
          <table:table-cell table:style-name="ce69"/>
          <table:table-cell table:style-name="ce30" office:value-type="float" office:value="4060036" calcext:value-type="float">
            <text:p>406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62" calcext:value-type="float">
            <text:p>762</text:p>
          </table:table-cell>
          <table:table-cell table:style-name="ce66" office:value-type="float" office:value="4060037" calcext:value-type="float">
            <text:p>4060037</text:p>
          </table:table-cell>
          <table:table-cell table:style-name="ce69" office:value-type="string" calcext:value-type="string">
            <text:p>KLEM KABEL PAKU BETON NO.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37" calcext:value-type="float">
            <text:p>406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61" calcext:value-type="float">
            <text:p>761</text:p>
          </table:table-cell>
          <table:table-cell table:style-name="ce66" office:value-type="float" office:value="4060038" calcext:value-type="float">
            <text:p>4060038</text:p>
          </table:table-cell>
          <table:table-cell table:style-name="ce69" office:value-type="string" calcext:value-type="string">
            <text:p>KLEM KABEL PAKU BETON 8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38" calcext:value-type="float">
            <text:p>4060038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60" calcext:value-type="float">
            <text:p>760</text:p>
          </table:table-cell>
          <table:table-cell table:style-name="ce66" office:value-type="float" office:value="4060039" calcext:value-type="float">
            <text:p>4060039</text:p>
          </table:table-cell>
          <table:table-cell table:style-name="ce69" office:value-type="string" calcext:value-type="string">
            <text:p>KLEM KABEL PAKU BETON 1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39" calcext:value-type="float">
            <text:p>406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9" calcext:value-type="float">
            <text:p>759</text:p>
          </table:table-cell>
          <table:table-cell table:style-name="ce66" office:value-type="float" office:value="4060040" calcext:value-type="float">
            <text:p>4060040</text:p>
          </table:table-cell>
          <table:table-cell table:style-name="ce69" office:value-type="string" calcext:value-type="string">
            <text:p>KLEM KABEL PAKU BIASA 6 MM TANPA MERK</text:p>
          </table:table-cell>
          <table:table-cell table:style-name="ce69" table:number-columns-repeated="3"/>
          <table:table-cell table:style-name="ce30" office:value-type="float" office:value="4060040" calcext:value-type="float">
            <text:p>406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8" calcext:value-type="float">
            <text:p>758</text:p>
          </table:table-cell>
          <table:table-cell table:style-name="ce66" office:value-type="float" office:value="4060041" calcext:value-type="float">
            <text:p>4060041</text:p>
          </table:table-cell>
          <table:table-cell table:style-name="ce69" office:value-type="string" calcext:value-type="string">
            <text:p>KLEM KABEL PAKU BIASA 7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4060041" calcext:value-type="float">
            <text:p>406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7" calcext:value-type="float">
            <text:p>757</text:p>
          </table:table-cell>
          <table:table-cell table:style-name="ce66" office:value-type="float" office:value="4060042" calcext:value-type="float">
            <text:p>4060042</text:p>
          </table:table-cell>
          <table:table-cell table:style-name="ce69" office:value-type="string" calcext:value-type="string">
            <text:p>KLEM KABEL PAKU BIASA 8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4060042" calcext:value-type="float">
            <text:p>406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6" calcext:value-type="float">
            <text:p>756</text:p>
          </table:table-cell>
          <table:table-cell table:style-name="ce66" office:value-type="float" office:value="4060043" calcext:value-type="float">
            <text:p>4060043</text:p>
          </table:table-cell>
          <table:table-cell table:style-name="ce69" office:value-type="string" calcext:value-type="string">
            <text:p>KLEM KABEL PAKU BIASA 9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4060043" calcext:value-type="float">
            <text:p>406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5" calcext:value-type="float">
            <text:p>755</text:p>
          </table:table-cell>
          <table:table-cell table:style-name="ce66" office:value-type="float" office:value="4060044" calcext:value-type="float">
            <text:p>4060044</text:p>
          </table:table-cell>
          <table:table-cell table:style-name="ce69" office:value-type="string" calcext:value-type="string">
            <text:p>KLEM KABEL PAKU BIASA 1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JAYA MAS</text:p>
          </table:table-cell>
          <table:table-cell table:style-name="ce69"/>
          <table:table-cell table:style-name="ce30" office:value-type="float" office:value="4060044" calcext:value-type="float">
            <text:p>406004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54" calcext:value-type="float">
            <text:p>754</text:p>
          </table:table-cell>
          <table:table-cell table:style-name="ce66" office:value-type="float" office:value="4060045" calcext:value-type="float">
            <text:p>4060045</text:p>
          </table:table-cell>
          <table:table-cell table:style-name="ce69" office:value-type="string" calcext:value-type="string">
            <text:p>KOTAK OUT BOUW AC BROCO GRACIO <text:s/>BROCO GRACI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45" calcext:value-type="float">
            <text:p>406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3" calcext:value-type="float">
            <text:p>753</text:p>
          </table:table-cell>
          <table:table-cell table:style-name="ce66" office:value-type="float" office:value="4060046" calcext:value-type="float">
            <text:p>4060046</text:p>
          </table:table-cell>
          <table:table-cell table:style-name="ce69" office:value-type="string" calcext:value-type="string">
            <text:p>LAKBAN PLASTIK HITAM <text:s/>NITT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46" calcext:value-type="float">
            <text:p>40600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2" calcext:value-type="float">
            <text:p>752</text:p>
          </table:table-cell>
          <table:table-cell table:style-name="ce66" office:value-type="float" office:value="4060047" calcext:value-type="float">
            <text:p>4060047</text:p>
          </table:table-cell>
          <table:table-cell table:style-name="ce69" office:value-type="string" calcext:value-type="string">
            <text:p>LAMPU NEON 20 WATT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47" calcext:value-type="float">
            <text:p>40600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1" calcext:value-type="float">
            <text:p>751</text:p>
          </table:table-cell>
          <table:table-cell table:style-name="ce66" office:value-type="float" office:value="4060048" calcext:value-type="float">
            <text:p>4060048</text:p>
          </table:table-cell>
          <table:table-cell table:style-name="ce69" office:value-type="string" calcext:value-type="string">
            <text:p>LAMPU NEON 11 WATT HOR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48" calcext:value-type="float">
            <text:p>406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0" calcext:value-type="float">
            <text:p>750</text:p>
          </table:table-cell>
          <table:table-cell table:style-name="ce66" office:value-type="float" office:value="4060049" calcext:value-type="float">
            <text:p>4060049</text:p>
          </table:table-cell>
          <table:table-cell table:style-name="ce69" office:value-type="string" calcext:value-type="string">
            <text:p>LAMPU NEON 15 WATT HOR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49" calcext:value-type="float">
            <text:p>406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9" calcext:value-type="float">
            <text:p>749</text:p>
          </table:table-cell>
          <table:table-cell table:style-name="ce66" office:value-type="float" office:value="4060050" calcext:value-type="float">
            <text:p>4060050</text:p>
          </table:table-cell>
          <table:table-cell table:style-name="ce69" office:value-type="string" calcext:value-type="string">
            <text:p>LAMPU NEON 18 WATT HOR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50" calcext:value-type="float">
            <text:p>40600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8" calcext:value-type="float">
            <text:p>748</text:p>
          </table:table-cell>
          <table:table-cell table:style-name="ce66" office:value-type="float" office:value="4060051" calcext:value-type="float">
            <text:p>4060051</text:p>
          </table:table-cell>
          <table:table-cell table:style-name="ce69" office:value-type="string" calcext:value-type="string">
            <text:p>LAMPU NEON 23 WATT HOR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51" calcext:value-type="float">
            <text:p>406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7" calcext:value-type="float">
            <text:p>747</text:p>
          </table:table-cell>
          <table:table-cell table:style-name="ce66" office:value-type="float" office:value="4060052" calcext:value-type="float">
            <text:p>4060052</text:p>
          </table:table-cell>
          <table:table-cell table:style-name="ce69" office:value-type="string" calcext:value-type="string">
            <text:p>LAMPU NEON 18 WATT HORI SPIRA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52" calcext:value-type="float">
            <text:p>406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6" calcext:value-type="float">
            <text:p>746</text:p>
          </table:table-cell>
          <table:table-cell table:style-name="ce66" office:value-type="float" office:value="4060053" calcext:value-type="float">
            <text:p>4060053</text:p>
          </table:table-cell>
          <table:table-cell table:style-name="ce69" office:value-type="string" calcext:value-type="string">
            <text:p>LAMPU NEON 23 WATT HORI SPIRAL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53" calcext:value-type="float">
            <text:p>406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5" calcext:value-type="float">
            <text:p>745</text:p>
          </table:table-cell>
          <table:table-cell table:style-name="ce66" office:value-type="float" office:value="4060054" calcext:value-type="float">
            <text:p>4060054</text:p>
          </table:table-cell>
          <table:table-cell table:style-name="ce69" office:value-type="string" calcext:value-type="string">
            <text:p>MANGKOK KOTAK <text:s/>PANASONIC WEJJ5911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WARNA HITAM/ INBOW DUS</text:p>
          </table:table-cell>
          <table:table-cell table:style-name="ce30" office:value-type="float" office:value="4060054" calcext:value-type="float">
            <text:p>406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4" calcext:value-type="float">
            <text:p>744</text:p>
          </table:table-cell>
          <table:table-cell table:style-name="ce66" office:value-type="float" office:value="4060055" calcext:value-type="float">
            <text:p>4060055</text:p>
          </table:table-cell>
          <table:table-cell table:style-name="ce69" office:value-type="string" calcext:value-type="string">
            <text:p>MANGKOK LISTRIK BIASA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INBOW DUS</text:p>
          </table:table-cell>
          <table:table-cell table:style-name="ce30" office:value-type="float" office:value="4060055" calcext:value-type="float">
            <text:p>406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3" calcext:value-type="float">
            <text:p>743</text:p>
          </table:table-cell>
          <table:table-cell table:style-name="ce66" office:value-type="float" office:value="4060056" calcext:value-type="float">
            <text:p>4060056</text:p>
          </table:table-cell>
          <table:table-cell table:style-name="ce69" office:value-type="string" calcext:value-type="string">
            <text:p>MCB 10 AMPER SCHEINED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56" calcext:value-type="float">
            <text:p>406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2" calcext:value-type="float">
            <text:p>742</text:p>
          </table:table-cell>
          <table:table-cell table:style-name="ce66" office:value-type="float" office:value="4060057" calcext:value-type="float">
            <text:p>4060057</text:p>
          </table:table-cell>
          <table:table-cell table:style-name="ce69" office:value-type="string" calcext:value-type="string">
            <text:p>MCB 6 AMPER SCHEINED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57" calcext:value-type="float">
            <text:p>406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1" calcext:value-type="float">
            <text:p>741</text:p>
          </table:table-cell>
          <table:table-cell table:style-name="ce66" office:value-type="float" office:value="4060058" calcext:value-type="float">
            <text:p>4060058</text:p>
          </table:table-cell>
          <table:table-cell table:style-name="ce69" office:value-type="string" calcext:value-type="string">
            <text:p>MCB 6 AMPER SUKAK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58" calcext:value-type="float">
            <text:p>406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0" calcext:value-type="float">
            <text:p>740</text:p>
          </table:table-cell>
          <table:table-cell table:style-name="ce66" office:value-type="float" office:value="4060059" calcext:value-type="float">
            <text:p>4060059</text:p>
          </table:table-cell>
          <table:table-cell table:style-name="ce69" office:value-type="string" calcext:value-type="string">
            <text:p>PIPA LISTRIK 20 MM KLIPSAL</text:p>
          </table:table-cell>
          <table:table-cell table:style-name="ce69" office:value-type="string" calcext:value-type="string">
            <text:p>BATANG</text:p>
          </table:table-cell>
          <table:table-cell table:style-name="ce69" table:number-columns-repeated="2"/>
          <table:table-cell table:style-name="ce30" office:value-type="float" office:value="4060059" calcext:value-type="float">
            <text:p>406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9" calcext:value-type="float">
            <text:p>739</text:p>
          </table:table-cell>
          <table:table-cell table:style-name="ce66" office:value-type="float" office:value="4060060" calcext:value-type="float">
            <text:p>4060060</text:p>
          </table:table-cell>
          <table:table-cell table:style-name="ce69" office:value-type="string" calcext:value-type="string">
            <text:p>PIPA LISTRIK 5/8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JA</text:p>
          </table:table-cell>
          <table:table-cell table:style-name="ce69"/>
          <table:table-cell table:style-name="ce30" office:value-type="float" office:value="4060060" calcext:value-type="float">
            <text:p>406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8" calcext:value-type="float">
            <text:p>738</text:p>
          </table:table-cell>
          <table:table-cell table:style-name="ce66" office:value-type="float" office:value="4060061" calcext:value-type="float">
            <text:p>4060061</text:p>
          </table:table-cell>
          <table:table-cell table:style-name="ce69" office:value-type="string" calcext:value-type="string">
            <text:p>PIPA LISTRIK CONDUIT 20 MM TANPA MERK</text:p>
          </table:table-cell>
          <table:table-cell table:style-name="ce69" office:value-type="string" calcext:value-type="string">
            <text:p>BATANG</text:p>
          </table:table-cell>
          <table:table-cell table:style-name="ce69" office:value-type="string" calcext:value-type="string">
            <text:p>FAIZ</text:p>
          </table:table-cell>
          <table:table-cell table:style-name="ce69" office:value-type="string" calcext:value-type="string">
            <text:p>YG ADA FUJI</text:p>
          </table:table-cell>
          <table:table-cell table:style-name="ce30" office:value-type="float" office:value="4060061" calcext:value-type="float">
            <text:p>406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7" calcext:value-type="float">
            <text:p>737</text:p>
          </table:table-cell>
          <table:table-cell table:style-name="ce66" office:value-type="float" office:value="4060062" calcext:value-type="float">
            <text:p>4060062</text:p>
          </table:table-cell>
          <table:table-cell table:style-name="ce69" office:value-type="string" calcext:value-type="string">
            <text:p>SELOTIP LISTRIK 1 GULUNG NITO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4060062" calcext:value-type="float">
            <text:p>406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6" calcext:value-type="float">
            <text:p>736</text:p>
          </table:table-cell>
          <table:table-cell table:style-name="ce66" office:value-type="float" office:value="4060063" calcext:value-type="float">
            <text:p>4060063</text:p>
          </table:table-cell>
          <table:table-cell table:style-name="ce69" office:value-type="string" calcext:value-type="string">
            <text:p>STECKER HITAM GEPENG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63" calcext:value-type="float">
            <text:p>40600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5" calcext:value-type="float">
            <text:p>735</text:p>
          </table:table-cell>
          <table:table-cell table:style-name="ce66" office:value-type="float" office:value="4060064" calcext:value-type="float">
            <text:p>4060064</text:p>
          </table:table-cell>
          <table:table-cell table:style-name="ce69" office:value-type="string" calcext:value-type="string">
            <text:p>STEKER AC <text:s/>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64" calcext:value-type="float">
            <text:p>40600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4" calcext:value-type="float">
            <text:p>734</text:p>
          </table:table-cell>
          <table:table-cell table:style-name="ce66" office:value-type="float" office:value="4060065" calcext:value-type="float">
            <text:p>4060065</text:p>
          </table:table-cell>
          <table:table-cell table:style-name="ce69" office:value-type="string" calcext:value-type="string">
            <text:p>STEKER ARDE <text:s/>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/>
          <table:table-cell table:style-name="ce30" office:value-type="float" office:value="4060065" calcext:value-type="float">
            <text:p>406006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33" calcext:value-type="float">
            <text:p>733</text:p>
          </table:table-cell>
          <table:table-cell table:style-name="ce66" office:value-type="float" office:value="4060066" calcext:value-type="float">
            <text:p>4060066</text:p>
          </table:table-cell>
          <table:table-cell table:style-name="ce69" office:value-type="string" calcext:value-type="string">
            <text:p>STEKER ARDE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YG SKRNG BULET KREM AGASTRA</text:p>
          </table:table-cell>
          <table:table-cell table:style-name="ce30" office:value-type="float" office:value="4060066" calcext:value-type="float">
            <text:p>40600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2" calcext:value-type="float">
            <text:p>732</text:p>
          </table:table-cell>
          <table:table-cell table:style-name="ce66" office:value-type="float" office:value="4060067" calcext:value-type="float">
            <text:p>4060067</text:p>
          </table:table-cell>
          <table:table-cell table:style-name="ce69" office:value-type="string" calcext:value-type="string">
            <text:p>STEKER T KAKI 3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ERK FUKUTA</text:p>
          </table:table-cell>
          <table:table-cell table:style-name="ce30" office:value-type="float" office:value="4060067" calcext:value-type="float">
            <text:p>40600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1" calcext:value-type="float">
            <text:p>731</text:p>
          </table:table-cell>
          <table:table-cell table:style-name="ce66" office:value-type="float" office:value="4060068" calcext:value-type="float">
            <text:p>4060068</text:p>
          </table:table-cell>
          <table:table-cell table:style-name="ce69" office:value-type="string" calcext:value-type="string">
            <text:p>STEKER T LUBANG 3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ERK FUKUTA ADA LAMPUNYA</text:p>
          </table:table-cell>
          <table:table-cell table:style-name="ce30" office:value-type="float" office:value="4060068" calcext:value-type="float">
            <text:p>40600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0" calcext:value-type="float">
            <text:p>730</text:p>
          </table:table-cell>
          <table:table-cell table:style-name="ce66" office:value-type="float" office:value="4060069" calcext:value-type="float">
            <text:p>4060069</text:p>
          </table:table-cell>
          <table:table-cell table:style-name="ce69" office:value-type="string" calcext:value-type="string">
            <text:p>STOP KONTAK <text:s/>BRO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69" calcext:value-type="float">
            <text:p>40600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9" calcext:value-type="float">
            <text:p>729</text:p>
          </table:table-cell>
          <table:table-cell table:style-name="ce66" office:value-type="float" office:value="4060070" calcext:value-type="float">
            <text:p>4060070</text:p>
          </table:table-cell>
          <table:table-cell table:style-name="ce69" office:value-type="string" calcext:value-type="string">
            <text:p>STOP KONTAK <text:s/>PANASONIC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70" calcext:value-type="float">
            <text:p>406007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28" calcext:value-type="float">
            <text:p>728</text:p>
          </table:table-cell>
          <table:table-cell table:style-name="ce66" office:value-type="float" office:value="4060071" calcext:value-type="float">
            <text:p>4060071</text:p>
          </table:table-cell>
          <table:table-cell table:style-name="ce69" office:value-type="string" calcext:value-type="string">
            <text:p>STOP KONTAK ST-1482 UTICON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TERMINAL ARDE 4 SOCKET,SAKLAR,KABEL</text:p>
          </table:table-cell>
          <table:table-cell table:style-name="ce30" office:value-type="float" office:value="4060071" calcext:value-type="float">
            <text:p>406007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27" calcext:value-type="float">
            <text:p>727</text:p>
          </table:table-cell>
          <table:table-cell table:style-name="ce66" office:value-type="float" office:value="4060072" calcext:value-type="float">
            <text:p>4060072</text:p>
          </table:table-cell>
          <table:table-cell table:style-name="ce69" office:value-type="string" calcext:value-type="string">
            <text:p>STOP KONTAK ST-1382 UTICON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TERMINAL ARDE 3 SOCKET,SAKLAR,KABEL</text:p>
          </table:table-cell>
          <table:table-cell table:style-name="ce30" office:value-type="float" office:value="4060072" calcext:value-type="float">
            <text:p>40600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6" calcext:value-type="float">
            <text:p>726</text:p>
          </table:table-cell>
          <table:table-cell table:style-name="ce66" office:value-type="float" office:value="4060073" calcext:value-type="float">
            <text:p>4060073</text:p>
          </table:table-cell>
          <table:table-cell table:style-name="ce69" office:value-type="string" calcext:value-type="string">
            <text:p>STOP KONTAK TEMPEL <text:s/>BRO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73" calcext:value-type="float">
            <text:p>40600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5" calcext:value-type="float">
            <text:p>725</text:p>
          </table:table-cell>
          <table:table-cell table:style-name="ce66" office:value-type="float" office:value="4060074" calcext:value-type="float">
            <text:p>4060074</text:p>
          </table:table-cell>
          <table:table-cell table:style-name="ce69" office:value-type="string" calcext:value-type="string">
            <text:p>SWITCH I BROCO GRACI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4" calcext:value-type="float">
            <text:p>40600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4" calcext:value-type="float">
            <text:p>724</text:p>
          </table:table-cell>
          <table:table-cell table:style-name="ce66" office:value-type="float" office:value="4060075" calcext:value-type="float">
            <text:p>4060075</text:p>
          </table:table-cell>
          <table:table-cell table:style-name="ce69" office:value-type="string" calcext:value-type="string">
            <text:p>SWITCH II BROCO GRACI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5" calcext:value-type="float">
            <text:p>40600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3" calcext:value-type="float">
            <text:p>723</text:p>
          </table:table-cell>
          <table:table-cell table:style-name="ce66" office:value-type="float" office:value="4060076" calcext:value-type="float">
            <text:p>4060076</text:p>
          </table:table-cell>
          <table:table-cell table:style-name="ce69" office:value-type="string" calcext:value-type="string">
            <text:p>SWITCH I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6" calcext:value-type="float">
            <text:p>40600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2" calcext:value-type="float">
            <text:p>722</text:p>
          </table:table-cell>
          <table:table-cell table:style-name="ce66" office:value-type="float" office:value="4060077" calcext:value-type="float">
            <text:p>4060077</text:p>
          </table:table-cell>
          <table:table-cell table:style-name="ce69" office:value-type="string" calcext:value-type="string">
            <text:p>SWITCH II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7" calcext:value-type="float">
            <text:p>40600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1" calcext:value-type="float">
            <text:p>721</text:p>
          </table:table-cell>
          <table:table-cell table:style-name="ce66" office:value-type="float" office:value="4060078" calcext:value-type="float">
            <text:p>4060078</text:p>
          </table:table-cell>
          <table:table-cell table:style-name="ce69" office:value-type="string" calcext:value-type="string">
            <text:p>SWITCH III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8" calcext:value-type="float">
            <text:p>40600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0" calcext:value-type="float">
            <text:p>720</text:p>
          </table:table-cell>
          <table:table-cell table:style-name="ce66" office:value-type="float" office:value="4060079" calcext:value-type="float">
            <text:p>4060079</text:p>
          </table:table-cell>
          <table:table-cell table:style-name="ce69" office:value-type="string" calcext:value-type="string">
            <text:p>SWITCH TEMPEL I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79" calcext:value-type="float">
            <text:p>40600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9" calcext:value-type="float">
            <text:p>719</text:p>
          </table:table-cell>
          <table:table-cell table:style-name="ce66" office:value-type="float" office:value="4060080" calcext:value-type="float">
            <text:p>4060080</text:p>
          </table:table-cell>
          <table:table-cell table:style-name="ce69" office:value-type="string" calcext:value-type="string">
            <text:p>SWITCH TEMPEL II BRO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60080" calcext:value-type="float">
            <text:p>40600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8" calcext:value-type="float">
            <text:p>718</text:p>
          </table:table-cell>
          <table:table-cell table:style-name="ce66" office:value-type="float" office:value="4060081" calcext:value-type="float">
            <text:p>4060081</text:p>
          </table:table-cell>
          <table:table-cell table:style-name="ce69" office:value-type="string" calcext:value-type="string">
            <text:p>T ARDE <text:s/>BRO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4060081" calcext:value-type="float">
            <text:p>40600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7" calcext:value-type="float">
            <text:p>717</text:p>
          </table:table-cell>
          <table:table-cell table:style-name="ce66" office:value-type="float" office:value="4060082" calcext:value-type="float">
            <text:p>4060082</text:p>
          </table:table-cell>
          <table:table-cell table:style-name="ce69" office:value-type="string" calcext:value-type="string">
            <text:p>T ARDE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ULTI WARNA YADI</text:p>
          </table:table-cell>
          <table:table-cell table:style-name="ce30" office:value-type="float" office:value="4060082" calcext:value-type="float">
            <text:p>40600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6" calcext:value-type="float">
            <text:p>716</text:p>
          </table:table-cell>
          <table:table-cell table:style-name="ce66" office:value-type="float" office:value="4060083" calcext:value-type="float">
            <text:p>4060083</text:p>
          </table:table-cell>
          <table:table-cell table:style-name="ce69" office:value-type="string" calcext:value-type="string">
            <text:p>TEE DOSS 3\4 PUTI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IKI</text:p>
          </table:table-cell>
          <table:table-cell table:style-name="ce69"/>
          <table:table-cell table:style-name="ce30" office:value-type="float" office:value="4060083" calcext:value-type="float">
            <text:p>40600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5" calcext:value-type="float">
            <text:p>715</text:p>
          </table:table-cell>
          <table:table-cell table:style-name="ce66" office:value-type="float" office:value="4060084" calcext:value-type="float">
            <text:p>4060084</text:p>
          </table:table-cell>
          <table:table-cell table:style-name="ce69" office:value-type="string" calcext:value-type="string">
            <text:p>TEE DOSS 1 3\4 HITAM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IKI</text:p>
          </table:table-cell>
          <table:table-cell table:style-name="ce69"/>
          <table:table-cell table:style-name="ce30" office:value-type="float" office:value="4060084" calcext:value-type="float">
            <text:p>40600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4" calcext:value-type="float">
            <text:p>714</text:p>
          </table:table-cell>
          <table:table-cell table:style-name="ce66" office:value-type="float" office:value="4060085" calcext:value-type="float">
            <text:p>4060085</text:p>
          </table:table-cell>
          <table:table-cell table:style-name="ce69" office:value-type="string" calcext:value-type="string">
            <text:p>TERMINAL III UTIC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3 LUBANG</text:p>
          </table:table-cell>
          <table:table-cell table:style-name="ce30" office:value-type="float" office:value="4060085" calcext:value-type="float">
            <text:p>40600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3" calcext:value-type="float">
            <text:p>713</text:p>
          </table:table-cell>
          <table:table-cell table:style-name="ce66" office:value-type="float" office:value="4060086" calcext:value-type="float">
            <text:p>4060086</text:p>
          </table:table-cell>
          <table:table-cell table:style-name="ce69" office:value-type="string" calcext:value-type="string">
            <text:p>TERMINAL IV UTIC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4 LUBANG</text:p>
          </table:table-cell>
          <table:table-cell table:style-name="ce30" office:value-type="float" office:value="4060086" calcext:value-type="float">
            <text:p>40600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2" calcext:value-type="float">
            <text:p>712</text:p>
          </table:table-cell>
          <table:table-cell table:style-name="ce66" office:value-type="float" office:value="4060087" calcext:value-type="float">
            <text:p>4060087</text:p>
          </table:table-cell>
          <table:table-cell table:style-name="ce69" office:value-type="string" calcext:value-type="string">
            <text:p>TERMINAL II UTIC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2 LUBANG</text:p>
          </table:table-cell>
          <table:table-cell table:style-name="ce30" office:value-type="float" office:value="4060087" calcext:value-type="float">
            <text:p>40600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1" calcext:value-type="float">
            <text:p>711</text:p>
          </table:table-cell>
          <table:table-cell table:style-name="ce66" office:value-type="float" office:value="4060088" calcext:value-type="float">
            <text:p>4060088</text:p>
          </table:table-cell>
          <table:table-cell table:style-name="ce69" office:value-type="string" calcext:value-type="string">
            <text:p>TERMINAL TEMPEL I UTICON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1 LUBANG</text:p>
          </table:table-cell>
          <table:table-cell table:style-name="ce30" office:value-type="float" office:value="4060088" calcext:value-type="float">
            <text:p>40600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0" calcext:value-type="float">
            <text:p>710</text:p>
          </table:table-cell>
          <table:table-cell table:style-name="ce66" office:value-type="float" office:value="4060089" calcext:value-type="float">
            <text:p>4060089</text:p>
          </table:table-cell>
          <table:table-cell table:style-name="ce69" office:value-type="string" calcext:value-type="string">
            <text:p>TESPEN <text:s/>PROVO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WARNA MERAH, TURUN 2000</text:p>
          </table:table-cell>
          <table:table-cell table:style-name="ce30" office:value-type="float" office:value="4060089" calcext:value-type="float">
            <text:p>40600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9" calcext:value-type="float">
            <text:p>709</text:p>
          </table:table-cell>
          <table:table-cell table:style-name="ce66" office:value-type="float" office:value="4060090" calcext:value-type="float">
            <text:p>4060090</text:p>
          </table:table-cell>
          <table:table-cell table:style-name="ce69" office:value-type="string" calcext:value-type="string">
            <text:p>TESPE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WARNA TRANSPARAN BAGUS</text:p>
          </table:table-cell>
          <table:table-cell table:style-name="ce30" office:value-type="float" office:value="4060090" calcext:value-type="float">
            <text:p>40600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1" calcext:value-type="float">
            <text:p>791</text:p>
          </table:table-cell>
          <table:table-cell table:style-name="ce66" office:value-type="float" office:value="4090001" calcext:value-type="float">
            <text:p>4090001</text:p>
          </table:table-cell>
          <table:table-cell table:style-name="ce69" office:value-type="string" calcext:value-type="string">
            <text:p>ISOLASI LISTRIK 3/4 X 25M NIT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4090001" calcext:value-type="float">
            <text:p>409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0" calcext:value-type="float">
            <text:p>790</text:p>
          </table:table-cell>
          <table:table-cell table:style-name="ce66" office:value-type="float" office:value="4090002" calcext:value-type="float">
            <text:p>4090002</text:p>
          </table:table-cell>
          <table:table-cell table:style-name="ce69" office:value-type="string" calcext:value-type="string">
            <text:p>ISOLASI LISTRIK 5 M 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ERK KISO</text:p>
          </table:table-cell>
          <table:table-cell table:style-name="ce30" office:value-type="float" office:value="4090002" calcext:value-type="float">
            <text:p>409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8" calcext:value-type="float">
            <text:p>708</text:p>
          </table:table-cell>
          <table:table-cell table:style-name="ce66" office:value-type="float" office:value="5000000" calcext:value-type="float">
            <text:p>5000000</text:p>
          </table:table-cell>
          <table:table-cell table:style-name="ce69" office:value-type="string" calcext:value-type="string">
            <text:p>5 KODE  (ALAT TUKANG) <text:s/></text:p>
          </table:table-cell>
          <table:table-cell table:style-name="ce69" table:number-columns-repeated="3"/>
          <table:table-cell table:style-name="ce30" office:value-type="float" office:value="5000000" calcext:value-type="float">
            <text:p>5000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7" calcext:value-type="float">
            <text:p>707</text:p>
          </table:table-cell>
          <table:table-cell table:style-name="ce66" office:value-type="float" office:value="5010001" calcext:value-type="float">
            <text:p>5010001</text:p>
          </table:table-cell>
          <table:table-cell table:style-name="ce69" office:value-type="string" calcext:value-type="string">
            <text:p>ALAT SEMPROT CAT TABUNG ATAS NS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UNIVERSAL</text:p>
          </table:table-cell>
          <table:table-cell table:style-name="ce30" office:value-type="float" office:value="5010001" calcext:value-type="float">
            <text:p>5010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6" calcext:value-type="float">
            <text:p>706</text:p>
          </table:table-cell>
          <table:table-cell table:style-name="ce66" office:value-type="float" office:value="5010002" calcext:value-type="float">
            <text:p>5010002</text:p>
          </table:table-cell>
          <table:table-cell table:style-name="ce69" office:value-type="string" calcext:value-type="string">
            <text:p>ALAT SEMPROT CAT 1 TABUNG BAWAH NS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UNIVERSAL</text:p>
          </table:table-cell>
          <table:table-cell table:style-name="ce30" office:value-type="float" office:value="5010002" calcext:value-type="float">
            <text:p>50100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5" calcext:value-type="float">
            <text:p>705</text:p>
          </table:table-cell>
          <table:table-cell table:style-name="ce66" office:value-type="float" office:value="5010003" calcext:value-type="float">
            <text:p>5010003</text:p>
          </table:table-cell>
          <table:table-cell table:style-name="ce69" office:value-type="string" calcext:value-type="string">
            <text:p>ARIT <text:s/>BINTANG MA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JIN</text:p>
          </table:table-cell>
          <table:table-cell table:style-name="ce69"/>
          <table:table-cell table:style-name="ce30" office:value-type="float" office:value="5010003" calcext:value-type="float">
            <text:p>501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4" calcext:value-type="float">
            <text:p>704</text:p>
          </table:table-cell>
          <table:table-cell table:style-name="ce66" office:value-type="float" office:value="5010004" calcext:value-type="float">
            <text:p>5010004</text:p>
          </table:table-cell>
          <table:table-cell table:style-name="ce69" office:value-type="string" calcext:value-type="string">
            <text:p>BAK CAT STANDAR AJ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004" calcext:value-type="float">
            <text:p>501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3" calcext:value-type="float">
            <text:p>703</text:p>
          </table:table-cell>
          <table:table-cell table:style-name="ce66" office:value-type="float" office:value="5010005" calcext:value-type="float">
            <text:p>5010005</text:p>
          </table:table-cell>
          <table:table-cell table:style-name="ce69" office:value-type="string" calcext:value-type="string">
            <text:p>BATU ASAH PANJANG M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05" calcext:value-type="float">
            <text:p>501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2" calcext:value-type="float">
            <text:p>702</text:p>
          </table:table-cell>
          <table:table-cell table:style-name="ce66" office:value-type="float" office:value="5010006" calcext:value-type="float">
            <text:p>5010006</text:p>
          </table:table-cell>
          <table:table-cell table:style-name="ce69" office:value-type="string" calcext:value-type="string">
            <text:p>BATU ASAH PENDEK PAND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06" calcext:value-type="float">
            <text:p>501000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01" calcext:value-type="float">
            <text:p>701</text:p>
          </table:table-cell>
          <table:table-cell table:style-name="ce66" office:value-type="float" office:value="5010007" calcext:value-type="float">
            <text:p>5010007</text:p>
          </table:table-cell>
          <table:table-cell table:style-name="ce69" office:value-type="string" calcext:value-type="string">
            <text:p>BENANG BESAR <text:s/>GAMPI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OTOR LWT</text:p>
          </table:table-cell>
          <table:table-cell table:style-name="ce69" office:value-type="string" calcext:value-type="string">
            <text:p>BENANGNYA LBH BESAR,CAP SIKAT</text:p>
          </table:table-cell>
          <table:table-cell table:style-name="ce30" office:value-type="float" office:value="5010007" calcext:value-type="float">
            <text:p>501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0" calcext:value-type="float">
            <text:p>700</text:p>
          </table:table-cell>
          <table:table-cell table:style-name="ce66" office:value-type="float" office:value="5010008" calcext:value-type="float">
            <text:p>5010008</text:p>
          </table:table-cell>
          <table:table-cell table:style-name="ce69" office:value-type="string" calcext:value-type="string">
            <text:p>BENANG KASUR <text:s/>GOLDEN ELEPHAN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JIN</text:p>
          </table:table-cell>
          <table:table-cell table:style-name="ce69"/>
          <table:table-cell table:style-name="ce30" office:value-type="float" office:value="5010008" calcext:value-type="float">
            <text:p>501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9" calcext:value-type="float">
            <text:p>699</text:p>
          </table:table-cell>
          <table:table-cell table:style-name="ce66" office:value-type="float" office:value="5010009" calcext:value-type="float">
            <text:p>5010009</text:p>
          </table:table-cell>
          <table:table-cell table:style-name="ce69" office:value-type="string" calcext:value-type="string">
            <text:p>BENANG KECIL <text:s/>GAMPI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OTOR LWT</text:p>
          </table:table-cell>
          <table:table-cell table:style-name="ce69" office:value-type="string" calcext:value-type="string">
            <text:p>MUJI JAYA</text:p>
          </table:table-cell>
          <table:table-cell table:style-name="ce30" office:value-type="float" office:value="5010009" calcext:value-type="float">
            <text:p>501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8" calcext:value-type="float">
            <text:p>698</text:p>
          </table:table-cell>
          <table:table-cell table:style-name="ce66" office:value-type="float" office:value="5010010" calcext:value-type="float">
            <text:p>5010010</text:p>
          </table:table-cell>
          <table:table-cell table:style-name="ce69" office:value-type="string" calcext:value-type="string">
            <text:p>BLENCONG 5 LB IGUA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010" calcext:value-type="float">
            <text:p>501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7" calcext:value-type="float">
            <text:p>697</text:p>
          </table:table-cell>
          <table:table-cell table:style-name="ce66" office:value-type="float" office:value="5010011" calcext:value-type="float">
            <text:p>5010011</text:p>
          </table:table-cell>
          <table:table-cell table:style-name="ce69" office:value-type="string" calcext:value-type="string">
            <text:p>BLENCONG 5 LB RR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TERMASUK GAGANG</text:p>
          </table:table-cell>
          <table:table-cell table:style-name="ce30" office:value-type="float" office:value="5010011" calcext:value-type="float">
            <text:p>501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6" calcext:value-type="float">
            <text:p>696</text:p>
          </table:table-cell>
          <table:table-cell table:style-name="ce66" office:value-type="float" office:value="5010012" calcext:value-type="float">
            <text:p>5010012</text:p>
          </table:table-cell>
          <table:table-cell table:style-name="ce69" office:value-type="string" calcext:value-type="string">
            <text:p>BLENCONG 2 KG 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012" calcext:value-type="float">
            <text:p>501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5" calcext:value-type="float">
            <text:p>695</text:p>
          </table:table-cell>
          <table:table-cell table:style-name="ce66" office:value-type="float" office:value="5010013" calcext:value-type="float">
            <text:p>5010013</text:p>
          </table:table-cell>
          <table:table-cell table:style-name="ce69" office:value-type="string" calcext:value-type="string">
            <text:p>BOGEM 10 LB AB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13" calcext:value-type="float">
            <text:p>501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4" calcext:value-type="float">
            <text:p>694</text:p>
          </table:table-cell>
          <table:table-cell table:style-name="ce66" office:value-type="float" office:value="5010014" calcext:value-type="float">
            <text:p>5010014</text:p>
          </table:table-cell>
          <table:table-cell table:style-name="ce69" office:value-type="string" calcext:value-type="string">
            <text:p>BOGEM 6 LB AB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14" calcext:value-type="float">
            <text:p>501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3" calcext:value-type="float">
            <text:p>693</text:p>
          </table:table-cell>
          <table:table-cell table:style-name="ce66" office:value-type="float" office:value="5010015" calcext:value-type="float">
            <text:p>5010015</text:p>
          </table:table-cell>
          <table:table-cell table:style-name="ce69" office:value-type="string" calcext:value-type="string">
            <text:p>BOGEM 8 LB AB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15" calcext:value-type="float">
            <text:p>501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2" calcext:value-type="float">
            <text:p>692</text:p>
          </table:table-cell>
          <table:table-cell table:style-name="ce66" office:value-type="float" office:value="5010016" calcext:value-type="float">
            <text:p>5010016</text:p>
          </table:table-cell>
          <table:table-cell table:style-name="ce69" office:value-type="string" calcext:value-type="string">
            <text:p>BOGEM 2 LB DIO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16" calcext:value-type="float">
            <text:p>501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1" calcext:value-type="float">
            <text:p>691</text:p>
          </table:table-cell>
          <table:table-cell table:style-name="ce66" office:value-type="float" office:value="5010017" calcext:value-type="float">
            <text:p>5010017</text:p>
          </table:table-cell>
          <table:table-cell table:style-name="ce69" office:value-type="string" calcext:value-type="string">
            <text:p>BOGEM 2 LB GL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17" calcext:value-type="float">
            <text:p>501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0" calcext:value-type="float">
            <text:p>690</text:p>
          </table:table-cell>
          <table:table-cell table:style-name="ce66" office:value-type="float" office:value="5010018" calcext:value-type="float">
            <text:p>5010018</text:p>
          </table:table-cell>
          <table:table-cell table:style-name="ce69" office:value-type="string" calcext:value-type="string">
            <text:p>BOGEM 6 LB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018" calcext:value-type="float">
            <text:p>5010018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689" calcext:value-type="float">
            <text:p>689</text:p>
          </table:table-cell>
          <table:table-cell table:style-name="ce66" office:value-type="float" office:value="5010019" calcext:value-type="float">
            <text:p>5010019</text:p>
          </table:table-cell>
          <table:table-cell table:style-name="ce69" office:value-type="string" calcext:value-type="string">
            <text:p>BOGEM 6 LB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DA GAGANGNYA TIDAK GARANSI</text:p>
          </table:table-cell>
          <table:table-cell table:style-name="ce30" office:value-type="float" office:value="5010019" calcext:value-type="float">
            <text:p>5010019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688" calcext:value-type="float">
            <text:p>688</text:p>
          </table:table-cell>
          <table:table-cell table:style-name="ce66" office:value-type="float" office:value="5010020" calcext:value-type="float">
            <text:p>5010020</text:p>
          </table:table-cell>
          <table:table-cell table:style-name="ce69" office:value-type="string" calcext:value-type="string">
            <text:p>BOGEM 2 LB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ADA GAGANGNYA TIDAK GARANSI</text:p>
          </table:table-cell>
          <table:table-cell table:style-name="ce30" office:value-type="float" office:value="5010020" calcext:value-type="float">
            <text:p>501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7" calcext:value-type="float">
            <text:p>687</text:p>
          </table:table-cell>
          <table:table-cell table:style-name="ce66" office:value-type="float" office:value="5010021" calcext:value-type="float">
            <text:p>5010021</text:p>
          </table:table-cell>
          <table:table-cell table:style-name="ce69" office:value-type="string" calcext:value-type="string">
            <text:p>BOR MESIN 350 RE BOSCH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OLAK BALIK</text:p>
          </table:table-cell>
          <table:table-cell table:style-name="ce30" office:value-type="float" office:value="5010021" calcext:value-type="float">
            <text:p>501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6" calcext:value-type="float">
            <text:p>686</text:p>
          </table:table-cell>
          <table:table-cell table:style-name="ce66" office:value-type="float" office:value="5010022" calcext:value-type="float">
            <text:p>5010022</text:p>
          </table:table-cell>
          <table:table-cell table:style-name="ce69" office:value-type="string" calcext:value-type="string">
            <text:p>BOR MESIN 350 RE , 60 MM MAKTEK MT60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 office:value-type="string" calcext:value-type="string">
            <text:p>60 MM</text:p>
          </table:table-cell>
          <table:table-cell table:style-name="ce30" office:value-type="float" office:value="5010022" calcext:value-type="float">
            <text:p>501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5" calcext:value-type="float">
            <text:p>685</text:p>
          </table:table-cell>
          <table:table-cell table:style-name="ce66" office:value-type="float" office:value="5010023" calcext:value-type="float">
            <text:p>5010023</text:p>
          </table:table-cell>
          <table:table-cell table:style-name="ce69" office:value-type="string" calcext:value-type="string">
            <text:p>BOR/MATA BESI 6 MM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3" calcext:value-type="float">
            <text:p>501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4" calcext:value-type="float">
            <text:p>684</text:p>
          </table:table-cell>
          <table:table-cell table:style-name="ce66" office:value-type="float" office:value="5010024" calcext:value-type="float">
            <text:p>5010024</text:p>
          </table:table-cell>
          <table:table-cell table:style-name="ce69" office:value-type="string" calcext:value-type="string">
            <text:p>BOR/MATA BESI 8 MM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4" calcext:value-type="float">
            <text:p>501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3" calcext:value-type="float">
            <text:p>683</text:p>
          </table:table-cell>
          <table:table-cell table:style-name="ce66" office:value-type="float" office:value="5010025" calcext:value-type="float">
            <text:p>5010025</text:p>
          </table:table-cell>
          <table:table-cell table:style-name="ce69" office:value-type="string" calcext:value-type="string">
            <text:p>BOR/MATA BESI 3 MM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5" calcext:value-type="float">
            <text:p>501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2" calcext:value-type="float">
            <text:p>682</text:p>
          </table:table-cell>
          <table:table-cell table:style-name="ce66" office:value-type="float" office:value="5010026" calcext:value-type="float">
            <text:p>5010026</text:p>
          </table:table-cell>
          <table:table-cell table:style-name="ce69" office:value-type="string" calcext:value-type="string">
            <text:p>BOR/MATA BESI 3.5 MM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6" calcext:value-type="float">
            <text:p>501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1" calcext:value-type="float">
            <text:p>681</text:p>
          </table:table-cell>
          <table:table-cell table:style-name="ce66" office:value-type="float" office:value="5010027" calcext:value-type="float">
            <text:p>5010027</text:p>
          </table:table-cell>
          <table:table-cell table:style-name="ce69" office:value-type="string" calcext:value-type="string">
            <text:p>BOR/MATA BESI 4 MM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7" calcext:value-type="float">
            <text:p>501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0" calcext:value-type="float">
            <text:p>680</text:p>
          </table:table-cell>
          <table:table-cell table:style-name="ce66" office:value-type="float" office:value="5010028" calcext:value-type="float">
            <text:p>5010028</text:p>
          </table:table-cell>
          <table:table-cell table:style-name="ce69" office:value-type="string" calcext:value-type="string">
            <text:p>BOR/MATA BESI 5 MM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8" calcext:value-type="float">
            <text:p>501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9" calcext:value-type="float">
            <text:p>679</text:p>
          </table:table-cell>
          <table:table-cell table:style-name="ce66" office:value-type="float" office:value="5010029" calcext:value-type="float">
            <text:p>5010029</text:p>
          </table:table-cell>
          <table:table-cell table:style-name="ce69" office:value-type="string" calcext:value-type="string">
            <text:p>BOR/MATA BESI 10 MM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29" calcext:value-type="float">
            <text:p>501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8" calcext:value-type="float">
            <text:p>678</text:p>
          </table:table-cell>
          <table:table-cell table:style-name="ce66" office:value-type="float" office:value="5010030" calcext:value-type="float">
            <text:p>5010030</text:p>
          </table:table-cell>
          <table:table-cell table:style-name="ce69" office:value-type="string" calcext:value-type="string">
            <text:p>BOR/MATA BESI 2.5 MM BENZ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30" calcext:value-type="float">
            <text:p>501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7" calcext:value-type="float">
            <text:p>677</text:p>
          </table:table-cell>
          <table:table-cell table:style-name="ce66" office:value-type="float" office:value="5010031" calcext:value-type="float">
            <text:p>5010031</text:p>
          </table:table-cell>
          <table:table-cell table:style-name="ce69" office:value-type="string" calcext:value-type="string">
            <text:p>BOR/MATA BESI 3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031" calcext:value-type="float">
            <text:p>501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6" calcext:value-type="float">
            <text:p>676</text:p>
          </table:table-cell>
          <table:table-cell table:style-name="ce66" office:value-type="float" office:value="5010032" calcext:value-type="float">
            <text:p>5010032</text:p>
          </table:table-cell>
          <table:table-cell table:style-name="ce69" office:value-type="string" calcext:value-type="string">
            <text:p>BOR/MATA BESI 3.5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DISC 18%</text:p>
          </table:table-cell>
          <table:table-cell table:style-name="ce30" office:value-type="float" office:value="5010032" calcext:value-type="float">
            <text:p>501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5" calcext:value-type="float">
            <text:p>675</text:p>
          </table:table-cell>
          <table:table-cell table:style-name="ce66" office:value-type="float" office:value="5010033" calcext:value-type="float">
            <text:p>5010033</text:p>
          </table:table-cell>
          <table:table-cell table:style-name="ce69" office:value-type="string" calcext:value-type="string">
            <text:p>BOR/MATA BESI 4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033" calcext:value-type="float">
            <text:p>501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4" calcext:value-type="float">
            <text:p>674</text:p>
          </table:table-cell>
          <table:table-cell table:style-name="ce66" office:value-type="float" office:value="5010034" calcext:value-type="float">
            <text:p>5010034</text:p>
          </table:table-cell>
          <table:table-cell table:style-name="ce69" office:value-type="string" calcext:value-type="string">
            <text:p>BOR/MATA BESI 5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DISC 18%</text:p>
          </table:table-cell>
          <table:table-cell table:style-name="ce30" office:value-type="float" office:value="5010034" calcext:value-type="float">
            <text:p>501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3" calcext:value-type="float">
            <text:p>673</text:p>
          </table:table-cell>
          <table:table-cell table:style-name="ce66" office:value-type="float" office:value="5010035" calcext:value-type="float">
            <text:p>5010035</text:p>
          </table:table-cell>
          <table:table-cell table:style-name="ce69" office:value-type="string" calcext:value-type="string">
            <text:p>BOR/MATA BESI 6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035" calcext:value-type="float">
            <text:p>501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2" calcext:value-type="float">
            <text:p>672</text:p>
          </table:table-cell>
          <table:table-cell table:style-name="ce66" office:value-type="float" office:value="5010036" calcext:value-type="float">
            <text:p>5010036</text:p>
          </table:table-cell>
          <table:table-cell table:style-name="ce69" office:value-type="string" calcext:value-type="string">
            <text:p>BOR/MATA BESI 8 MM NAC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DISC 18%</text:p>
          </table:table-cell>
          <table:table-cell table:style-name="ce30" office:value-type="float" office:value="5010036" calcext:value-type="float">
            <text:p>501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1" calcext:value-type="float">
            <text:p>671</text:p>
          </table:table-cell>
          <table:table-cell table:style-name="ce66" office:value-type="float" office:value="5010037" calcext:value-type="float">
            <text:p>5010037</text:p>
          </table:table-cell>
          <table:table-cell table:style-name="ce69" office:value-type="string" calcext:value-type="string">
            <text:p>BOR/MATA BESI 10 MM RRT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037" calcext:value-type="float">
            <text:p>501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0" calcext:value-type="float">
            <text:p>670</text:p>
          </table:table-cell>
          <table:table-cell table:style-name="ce66" office:value-type="float" office:value="5010038" calcext:value-type="float">
            <text:p>5010038</text:p>
          </table:table-cell>
          <table:table-cell table:style-name="ce69" office:value-type="string" calcext:value-type="string">
            <text:p>BOR/MATA BESI 3 MM RR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38" calcext:value-type="float">
            <text:p>501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9" calcext:value-type="float">
            <text:p>669</text:p>
          </table:table-cell>
          <table:table-cell table:style-name="ce66" office:value-type="float" office:value="5010039" calcext:value-type="float">
            <text:p>5010039</text:p>
          </table:table-cell>
          <table:table-cell table:style-name="ce69" office:value-type="string" calcext:value-type="string">
            <text:p>BOR/MATA BESI 1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39" calcext:value-type="float">
            <text:p>501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8" calcext:value-type="float">
            <text:p>668</text:p>
          </table:table-cell>
          <table:table-cell table:style-name="ce66" office:value-type="float" office:value="5010040" calcext:value-type="float">
            <text:p>5010040</text:p>
          </table:table-cell>
          <table:table-cell table:style-name="ce69" office:value-type="string" calcext:value-type="string">
            <text:p>BOR/MATA BETON 6 MM BOSC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040" calcext:value-type="float">
            <text:p>501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7" calcext:value-type="float">
            <text:p>667</text:p>
          </table:table-cell>
          <table:table-cell table:style-name="ce66" office:value-type="float" office:value="5010041" calcext:value-type="float">
            <text:p>5010041</text:p>
          </table:table-cell>
          <table:table-cell table:style-name="ce69" office:value-type="string" calcext:value-type="string">
            <text:p>BOR/MATA BETON 8'' BOSC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 office:value-type="string" calcext:value-type="string">
            <text:p>ADA PENGAITNYA</text:p>
          </table:table-cell>
          <table:table-cell table:style-name="ce30" office:value-type="float" office:value="5010041" calcext:value-type="float">
            <text:p>501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6" calcext:value-type="float">
            <text:p>666</text:p>
          </table:table-cell>
          <table:table-cell table:style-name="ce66" office:value-type="float" office:value="5010042" calcext:value-type="float">
            <text:p>5010042</text:p>
          </table:table-cell>
          <table:table-cell table:style-name="ce69" office:value-type="string" calcext:value-type="string">
            <text:p>BOR/MATA BETON 10'' BOSC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 office:value-type="string" calcext:value-type="string">
            <text:p>ADA PENGAITNYA</text:p>
          </table:table-cell>
          <table:table-cell table:style-name="ce30" office:value-type="float" office:value="5010042" calcext:value-type="float">
            <text:p>501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5" calcext:value-type="float">
            <text:p>665</text:p>
          </table:table-cell>
          <table:table-cell table:style-name="ce66" office:value-type="float" office:value="5010043" calcext:value-type="float">
            <text:p>5010043</text:p>
          </table:table-cell>
          <table:table-cell table:style-name="ce69" office:value-type="string" calcext:value-type="string">
            <text:p>BOR/MATA BETON 4'' JOR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43" calcext:value-type="float">
            <text:p>501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4" calcext:value-type="float">
            <text:p>664</text:p>
          </table:table-cell>
          <table:table-cell table:style-name="ce66" office:value-type="float" office:value="5010044" calcext:value-type="float">
            <text:p>5010044</text:p>
          </table:table-cell>
          <table:table-cell table:style-name="ce69" office:value-type="string" calcext:value-type="string">
            <text:p>BOR/MATA BETON 5'' JOR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44" calcext:value-type="float">
            <text:p>501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3" calcext:value-type="float">
            <text:p>663</text:p>
          </table:table-cell>
          <table:table-cell table:style-name="ce66" office:value-type="float" office:value="5010045" calcext:value-type="float">
            <text:p>5010045</text:p>
          </table:table-cell>
          <table:table-cell table:style-name="ce69" office:value-type="string" calcext:value-type="string">
            <text:p>BOR/MATA BETON 6'' JOR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045" calcext:value-type="float">
            <text:p>501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2" calcext:value-type="float">
            <text:p>662</text:p>
          </table:table-cell>
          <table:table-cell table:style-name="ce66" office:value-type="float" office:value="5010046" calcext:value-type="float">
            <text:p>5010046</text:p>
          </table:table-cell>
          <table:table-cell table:style-name="ce69" office:value-type="string" calcext:value-type="string">
            <text:p>BOR/MATA BETON 8'' JOR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046" calcext:value-type="float">
            <text:p>50100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1" calcext:value-type="float">
            <text:p>661</text:p>
          </table:table-cell>
          <table:table-cell table:style-name="ce66" office:value-type="float" office:value="5010047" calcext:value-type="float">
            <text:p>5010047</text:p>
          </table:table-cell>
          <table:table-cell table:style-name="ce69" office:value-type="string" calcext:value-type="string">
            <text:p>BOR/MATA BETON 10'' JORA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47" calcext:value-type="float">
            <text:p>50100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0" calcext:value-type="float">
            <text:p>660</text:p>
          </table:table-cell>
          <table:table-cell table:style-name="ce66" office:value-type="float" office:value="5010048" calcext:value-type="float">
            <text:p>5010048</text:p>
          </table:table-cell>
          <table:table-cell table:style-name="ce69" office:value-type="string" calcext:value-type="string">
            <text:p>BOR/MATA BETON 12'' JORA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48" calcext:value-type="float">
            <text:p>501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9" calcext:value-type="float">
            <text:p>659</text:p>
          </table:table-cell>
          <table:table-cell table:style-name="ce66" office:value-type="float" office:value="5010049" calcext:value-type="float">
            <text:p>5010049</text:p>
          </table:table-cell>
          <table:table-cell table:style-name="ce69" office:value-type="string" calcext:value-type="string">
            <text:p>BOR/MATA KAYU 3/8''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49" calcext:value-type="float">
            <text:p>501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8" calcext:value-type="float">
            <text:p>658</text:p>
          </table:table-cell>
          <table:table-cell table:style-name="ce66" office:value-type="float" office:value="5010050" calcext:value-type="float">
            <text:p>5010050</text:p>
          </table:table-cell>
          <table:table-cell table:style-name="ce69" office:value-type="string" calcext:value-type="string">
            <text:p>BOR/MATA KAYU 6 ML BENZ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50" calcext:value-type="float">
            <text:p>50100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7" calcext:value-type="float">
            <text:p>657</text:p>
          </table:table-cell>
          <table:table-cell table:style-name="ce66" office:value-type="float" office:value="5010051" calcext:value-type="float">
            <text:p>5010051</text:p>
          </table:table-cell>
          <table:table-cell table:style-name="ce69" office:value-type="string" calcext:value-type="string">
            <text:p>BOR/MATA KAYU 10 ML BENZ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51" calcext:value-type="float">
            <text:p>501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6" calcext:value-type="float">
            <text:p>656</text:p>
          </table:table-cell>
          <table:table-cell table:style-name="ce66" office:value-type="float" office:value="5010052" calcext:value-type="float">
            <text:p>5010052</text:p>
          </table:table-cell>
          <table:table-cell table:style-name="ce69" office:value-type="string" calcext:value-type="string">
            <text:p>BOR/MATA KAYU 12 ML BENZ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52" calcext:value-type="float">
            <text:p>501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5" calcext:value-type="float">
            <text:p>655</text:p>
          </table:table-cell>
          <table:table-cell table:style-name="ce66" office:value-type="float" office:value="5010053" calcext:value-type="float">
            <text:p>5010053</text:p>
          </table:table-cell>
          <table:table-cell table:style-name="ce69" office:value-type="string" calcext:value-type="string">
            <text:p>BOR/MATA KAYU 8 MM   BENZ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53" calcext:value-type="float">
            <text:p>501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4" calcext:value-type="float">
            <text:p>654</text:p>
          </table:table-cell>
          <table:table-cell table:style-name="ce66" office:value-type="float" office:value="5010054" calcext:value-type="float">
            <text:p>5010054</text:p>
          </table:table-cell>
          <table:table-cell table:style-name="ce69" office:value-type="string" calcext:value-type="string">
            <text:p>BOR/MATA KAYU 6.5 MM BENZ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54" calcext:value-type="float">
            <text:p>501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3" calcext:value-type="float">
            <text:p>653</text:p>
          </table:table-cell>
          <table:table-cell table:style-name="ce66" office:value-type="float" office:value="5010055" calcext:value-type="float">
            <text:p>5010055</text:p>
          </table:table-cell>
          <table:table-cell table:style-name="ce69" office:value-type="string" calcext:value-type="string">
            <text:p>BOR/MATA KAYU 8 ML GLORI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55" calcext:value-type="float">
            <text:p>501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2" calcext:value-type="float">
            <text:p>652</text:p>
          </table:table-cell>
          <table:table-cell table:style-name="ce66" office:value-type="float" office:value="5010056" calcext:value-type="float">
            <text:p>5010056</text:p>
          </table:table-cell>
          <table:table-cell table:style-name="ce69" office:value-type="string" calcext:value-type="string">
            <text:p>BULU KUAS ROL 9”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056" calcext:value-type="float">
            <text:p>501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1" calcext:value-type="float">
            <text:p>651</text:p>
          </table:table-cell>
          <table:table-cell table:style-name="ce66" office:value-type="float" office:value="5010057" calcext:value-type="float">
            <text:p>5010057</text:p>
          </table:table-cell>
          <table:table-cell table:style-name="ce69" office:value-type="string" calcext:value-type="string">
            <text:p>BULU KUAS ROL KAPAL 4” AC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5010057" calcext:value-type="float">
            <text:p>501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0" calcext:value-type="float">
            <text:p>650</text:p>
          </table:table-cell>
          <table:table-cell table:style-name="ce66" office:value-type="float" office:value="5010058" calcext:value-type="float">
            <text:p>5010058</text:p>
          </table:table-cell>
          <table:table-cell table:style-name="ce69" office:value-type="string" calcext:value-type="string">
            <text:p>BULU KUAS ROL KAPAL 4'' MASSAK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58" calcext:value-type="float">
            <text:p>501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9" calcext:value-type="float">
            <text:p>649</text:p>
          </table:table-cell>
          <table:table-cell table:style-name="ce66" office:value-type="float" office:value="5010059" calcext:value-type="float">
            <text:p>5010059</text:p>
          </table:table-cell>
          <table:table-cell table:style-name="ce69" office:value-type="string" calcext:value-type="string">
            <text:p>BULU KUAS ROL KAPAL 4"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059" calcext:value-type="float">
            <text:p>501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8" calcext:value-type="float">
            <text:p>648</text:p>
          </table:table-cell>
          <table:table-cell table:style-name="ce66" office:value-type="float" office:value="5010060" calcext:value-type="float">
            <text:p>5010060</text:p>
          </table:table-cell>
          <table:table-cell table:style-name="ce69" office:value-type="string" calcext:value-type="string">
            <text:p>CUTTER BESAR CHERYL TRANSPAR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BIASA</text:p>
          </table:table-cell>
          <table:table-cell table:style-name="ce30" office:value-type="float" office:value="5010060" calcext:value-type="float">
            <text:p>501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7" calcext:value-type="float">
            <text:p>647</text:p>
          </table:table-cell>
          <table:table-cell table:style-name="ce66" office:value-type="float" office:value="5010061" calcext:value-type="float">
            <text:p>5010061</text:p>
          </table:table-cell>
          <table:table-cell table:style-name="ce69" office:value-type="string" calcext:value-type="string">
            <text:p>CUTTER BESAR ES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61" calcext:value-type="float">
            <text:p>501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6" calcext:value-type="float">
            <text:p>646</text:p>
          </table:table-cell>
          <table:table-cell table:style-name="ce66" office:value-type="float" office:value="5010062" calcext:value-type="float">
            <text:p>5010062</text:p>
          </table:table-cell>
          <table:table-cell table:style-name="ce69" office:value-type="string" calcext:value-type="string">
            <text:p>CUTTER BESAR KENK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 office:value-type="string" calcext:value-type="string">
            <text:p>PKI DUS</text:p>
          </table:table-cell>
          <table:table-cell table:style-name="ce30" office:value-type="float" office:value="5010062" calcext:value-type="float">
            <text:p>501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5" calcext:value-type="float">
            <text:p>645</text:p>
          </table:table-cell>
          <table:table-cell table:style-name="ce66" office:value-type="float" office:value="5010063" calcext:value-type="float">
            <text:p>5010063</text:p>
          </table:table-cell>
          <table:table-cell table:style-name="ce69" office:value-type="string" calcext:value-type="string">
            <text:p>CUTTER BESAR YAMATA BUTE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63" calcext:value-type="float">
            <text:p>50100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4" calcext:value-type="float">
            <text:p>644</text:p>
          </table:table-cell>
          <table:table-cell table:style-name="ce66" office:value-type="float" office:value="5010064" calcext:value-type="float">
            <text:p>5010064</text:p>
          </table:table-cell>
          <table:table-cell table:style-name="ce69" office:value-type="string" calcext:value-type="string">
            <text:p>CUTTER ISINYA BESAR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64" calcext:value-type="float">
            <text:p>50100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3" calcext:value-type="float">
            <text:p>643</text:p>
          </table:table-cell>
          <table:table-cell table:style-name="ce66" office:value-type="float" office:value="5010065" calcext:value-type="float">
            <text:p>5010065</text:p>
          </table:table-cell>
          <table:table-cell table:style-name="ce69" office:value-type="string" calcext:value-type="string">
            <text:p>CUTTER PIPA <text:s/>WESPEX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65" calcext:value-type="float">
            <text:p>50100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2" calcext:value-type="float">
            <text:p>642</text:p>
          </table:table-cell>
          <table:table-cell table:style-name="ce66" office:value-type="float" office:value="5010066" calcext:value-type="float">
            <text:p>5010066</text:p>
          </table:table-cell>
          <table:table-cell table:style-name="ce69" office:value-type="string" calcext:value-type="string">
            <text:p>EMBER COR BESAR 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HIJAU</text:p>
          </table:table-cell>
          <table:table-cell table:style-name="ce30" office:value-type="float" office:value="5010066" calcext:value-type="float">
            <text:p>50100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1" calcext:value-type="float">
            <text:p>641</text:p>
          </table:table-cell>
          <table:table-cell table:style-name="ce66" office:value-type="float" office:value="5010067" calcext:value-type="float">
            <text:p>5010067</text:p>
          </table:table-cell>
          <table:table-cell table:style-name="ce69" office:value-type="string" calcext:value-type="string">
            <text:p>EMBER COR KECIL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HIJAU</text:p>
          </table:table-cell>
          <table:table-cell table:style-name="ce30" office:value-type="float" office:value="5010067" calcext:value-type="float">
            <text:p>50100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40" calcext:value-type="float">
            <text:p>640</text:p>
          </table:table-cell>
          <table:table-cell table:style-name="ce66" office:value-type="float" office:value="5010068" calcext:value-type="float">
            <text:p>5010068</text:p>
          </table:table-cell>
          <table:table-cell table:style-name="ce69" office:value-type="string" calcext:value-type="string">
            <text:p>GAGANG GERGAJI  <text:s/>WORKM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BAHAN KARET</text:p>
          </table:table-cell>
          <table:table-cell table:style-name="ce30" office:value-type="float" office:value="5010068" calcext:value-type="float">
            <text:p>50100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9" calcext:value-type="float">
            <text:p>639</text:p>
          </table:table-cell>
          <table:table-cell table:style-name="ce66" office:value-type="float" office:value="5010069" calcext:value-type="float">
            <text:p>5010069</text:p>
          </table:table-cell>
          <table:table-cell table:style-name="ce69" office:value-type="string" calcext:value-type="string">
            <text:p>GAGANG GERGAJI BESI <text:s/>WANL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069" calcext:value-type="float">
            <text:p>50100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8" calcext:value-type="float">
            <text:p>638</text:p>
          </table:table-cell>
          <table:table-cell table:style-name="ce66" office:value-type="float" office:value="5010070" calcext:value-type="float">
            <text:p>5010070</text:p>
          </table:table-cell>
          <table:table-cell table:style-name="ce69" office:value-type="string" calcext:value-type="string">
            <text:p>GAGANG GERGAJI TRIPLE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70" calcext:value-type="float">
            <text:p>50100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7" calcext:value-type="float">
            <text:p>637</text:p>
          </table:table-cell>
          <table:table-cell table:style-name="ce66" office:value-type="float" office:value="5010071" calcext:value-type="float">
            <text:p>5010071</text:p>
          </table:table-cell>
          <table:table-cell table:style-name="ce69" office:value-type="string" calcext:value-type="string">
            <text:p>GAGANG PACUL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71" calcext:value-type="float">
            <text:p>50100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6" calcext:value-type="float">
            <text:p>636</text:p>
          </table:table-cell>
          <table:table-cell table:style-name="ce66" office:value-type="float" office:value="5010072" calcext:value-type="float">
            <text:p>5010072</text:p>
          </table:table-cell>
          <table:table-cell table:style-name="ce69" office:value-type="string" calcext:value-type="string">
            <text:p>GAGANG PACUL BIASA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YANG LAMA</text:p>
          </table:table-cell>
          <table:table-cell table:style-name="ce30" office:value-type="float" office:value="5010072" calcext:value-type="float">
            <text:p>50100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5" calcext:value-type="float">
            <text:p>635</text:p>
          </table:table-cell>
          <table:table-cell table:style-name="ce66" office:value-type="float" office:value="5010073" calcext:value-type="float">
            <text:p>5010073</text:p>
          </table:table-cell>
          <table:table-cell table:style-name="ce69" office:value-type="string" calcext:value-type="string">
            <text:p>GARPU KAKI 4 CARM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073" calcext:value-type="float">
            <text:p>50100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4" calcext:value-type="float">
            <text:p>634</text:p>
          </table:table-cell>
          <table:table-cell table:style-name="ce66" office:value-type="float" office:value="5010074" calcext:value-type="float">
            <text:p>5010074</text:p>
          </table:table-cell>
          <table:table-cell table:style-name="ce69" office:value-type="string" calcext:value-type="string">
            <text:p>GARPU KAKI 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OTOR</text:p>
          </table:table-cell>
          <table:table-cell table:style-name="ce69"/>
          <table:table-cell table:style-name="ce30" office:value-type="float" office:value="5010074" calcext:value-type="float">
            <text:p>50100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3" calcext:value-type="float">
            <text:p>633</text:p>
          </table:table-cell>
          <table:table-cell table:style-name="ce66" office:value-type="float" office:value="5010075" calcext:value-type="float">
            <text:p>5010075</text:p>
          </table:table-cell>
          <table:table-cell table:style-name="ce69" office:value-type="string" calcext:value-type="string">
            <text:p>GARPU TAMAN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JIN</text:p>
          </table:table-cell>
          <table:table-cell table:style-name="ce69"/>
          <table:table-cell table:style-name="ce30" office:value-type="float" office:value="5010075" calcext:value-type="float">
            <text:p>50100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2" calcext:value-type="float">
            <text:p>632</text:p>
          </table:table-cell>
          <table:table-cell table:style-name="ce66" office:value-type="float" office:value="5010076" calcext:value-type="float">
            <text:p>5010076</text:p>
          </table:table-cell>
          <table:table-cell table:style-name="ce69" office:value-type="string" calcext:value-type="string">
            <text:p>GEGEP 9'' NISH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076" calcext:value-type="float">
            <text:p>50100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1" calcext:value-type="float">
            <text:p>631</text:p>
          </table:table-cell>
          <table:table-cell table:style-name="ce66" office:value-type="float" office:value="5010077" calcext:value-type="float">
            <text:p>5010077</text:p>
          </table:table-cell>
          <table:table-cell table:style-name="ce69" office:value-type="string" calcext:value-type="string">
            <text:p>GEGEP 9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077" calcext:value-type="float">
            <text:p>50100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0" calcext:value-type="float">
            <text:p>630</text:p>
          </table:table-cell>
          <table:table-cell table:style-name="ce66" office:value-type="float" office:value="5010078" calcext:value-type="float">
            <text:p>5010078</text:p>
          </table:table-cell>
          <table:table-cell table:style-name="ce69" office:value-type="string" calcext:value-type="string">
            <text:p>GEGEP PRESS 9” EXIT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078" calcext:value-type="float">
            <text:p>50100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9" calcext:value-type="float">
            <text:p>629</text:p>
          </table:table-cell>
          <table:table-cell table:style-name="ce66" office:value-type="float" office:value="5010079" calcext:value-type="float">
            <text:p>5010079</text:p>
          </table:table-cell>
          <table:table-cell table:style-name="ce69" office:value-type="string" calcext:value-type="string">
            <text:p>GEGEP PRESS 9'' WINSO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079" calcext:value-type="float">
            <text:p>50100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8" calcext:value-type="float">
            <text:p>628</text:p>
          </table:table-cell>
          <table:table-cell table:style-name="ce66" office:value-type="float" office:value="5010080" calcext:value-type="float">
            <text:p>5010080</text:p>
          </table:table-cell>
          <table:table-cell table:style-name="ce69" office:value-type="string" calcext:value-type="string">
            <text:p>GERGAJI HEBEL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80" calcext:value-type="float">
            <text:p>50100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7" calcext:value-type="float">
            <text:p>627</text:p>
          </table:table-cell>
          <table:table-cell table:style-name="ce66" office:value-type="float" office:value="5010081" calcext:value-type="float">
            <text:p>5010081</text:p>
          </table:table-cell>
          <table:table-cell table:style-name="ce69" office:value-type="string" calcext:value-type="string">
            <text:p>GERGAJI KAYU 14'' CAME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81" calcext:value-type="float">
            <text:p>50100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6" calcext:value-type="float">
            <text:p>626</text:p>
          </table:table-cell>
          <table:table-cell table:style-name="ce66" office:value-type="float" office:value="5010082" calcext:value-type="float">
            <text:p>5010082</text:p>
          </table:table-cell>
          <table:table-cell table:style-name="ce69" office:value-type="string" calcext:value-type="string">
            <text:p>GERGAJI KAYU 16'' DIAMON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82" calcext:value-type="float">
            <text:p>50100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5" calcext:value-type="float">
            <text:p>625</text:p>
          </table:table-cell>
          <table:table-cell table:style-name="ce66" office:value-type="float" office:value="5010083" calcext:value-type="float">
            <text:p>5010083</text:p>
          </table:table-cell>
          <table:table-cell table:style-name="ce69" office:value-type="string" calcext:value-type="string">
            <text:p>GERGAJI KAYU 18” MJ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 office:value-type="string" calcext:value-type="string">
            <text:p>GG FIBER</text:p>
          </table:table-cell>
          <table:table-cell table:style-name="ce30" office:value-type="float" office:value="5010083" calcext:value-type="float">
            <text:p>50100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4" calcext:value-type="float">
            <text:p>624</text:p>
          </table:table-cell>
          <table:table-cell table:style-name="ce66" office:value-type="float" office:value="5010084" calcext:value-type="float">
            <text:p>5010084</text:p>
          </table:table-cell>
          <table:table-cell table:style-name="ce69" office:value-type="string" calcext:value-type="string">
            <text:p>GERGAJI KAYU 18'' XINEXC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84" calcext:value-type="float">
            <text:p>50100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3" calcext:value-type="float">
            <text:p>623</text:p>
          </table:table-cell>
          <table:table-cell table:style-name="ce66" office:value-type="float" office:value="5010085" calcext:value-type="float">
            <text:p>5010085</text:p>
          </table:table-cell>
          <table:table-cell table:style-name="ce69" office:value-type="string" calcext:value-type="string">
            <text:p>GERINDA MESIN MT 90 MACTE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085" calcext:value-type="float">
            <text:p>50100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2" calcext:value-type="float">
            <text:p>622</text:p>
          </table:table-cell>
          <table:table-cell table:style-name="ce66" office:value-type="float" office:value="5010086" calcext:value-type="float">
            <text:p>5010086</text:p>
          </table:table-cell>
          <table:table-cell table:style-name="ce69" office:value-type="string" calcext:value-type="string">
            <text:p>GOLOK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DIN</text:p>
          </table:table-cell>
          <table:table-cell table:style-name="ce69"/>
          <table:table-cell table:style-name="ce30" office:value-type="float" office:value="5010086" calcext:value-type="float">
            <text:p>50100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1" calcext:value-type="float">
            <text:p>621</text:p>
          </table:table-cell>
          <table:table-cell table:style-name="ce66" office:value-type="float" office:value="5010087" calcext:value-type="float">
            <text:p>5010087</text:p>
          </table:table-cell>
          <table:table-cell table:style-name="ce69" office:value-type="string" calcext:value-type="string">
            <text:p>GUNTING SEDANG ES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87" calcext:value-type="float">
            <text:p>50100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0" calcext:value-type="float">
            <text:p>620</text:p>
          </table:table-cell>
          <table:table-cell table:style-name="ce66" office:value-type="float" office:value="5010088" calcext:value-type="float">
            <text:p>5010088</text:p>
          </table:table-cell>
          <table:table-cell table:style-name="ce69" office:value-type="string" calcext:value-type="string">
            <text:p>GUNTING BAJA RINGAN <text:s/>FAM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088" calcext:value-type="float">
            <text:p>50100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9" calcext:value-type="float">
            <text:p>619</text:p>
          </table:table-cell>
          <table:table-cell table:style-name="ce66" office:value-type="float" office:value="5010089" calcext:value-type="float">
            <text:p>5010089</text:p>
          </table:table-cell>
          <table:table-cell table:style-name="ce69" office:value-type="string" calcext:value-type="string">
            <text:p>GUNTING BAJA RINGAN 1.2 MM G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89" calcext:value-type="float">
            <text:p>50100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8" calcext:value-type="float">
            <text:p>618</text:p>
          </table:table-cell>
          <table:table-cell table:style-name="ce66" office:value-type="float" office:value="5010090" calcext:value-type="float">
            <text:p>5010090</text:p>
          </table:table-cell>
          <table:table-cell table:style-name="ce69" office:value-type="string" calcext:value-type="string">
            <text:p>GUNTING DAHAN 200 MM PALAZ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PRESS</text:p>
          </table:table-cell>
          <table:table-cell table:style-name="ce30" office:value-type="float" office:value="5010090" calcext:value-type="float">
            <text:p>50100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7" calcext:value-type="float">
            <text:p>617</text:p>
          </table:table-cell>
          <table:table-cell table:style-name="ce66" office:value-type="float" office:value="5010091" calcext:value-type="float">
            <text:p>5010091</text:p>
          </table:table-cell>
          <table:table-cell table:style-name="ce69" office:value-type="string" calcext:value-type="string">
            <text:p>GUNTING KARET <text:s/>CHER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RESS</text:p>
          </table:table-cell>
          <table:table-cell table:style-name="ce30" office:value-type="float" office:value="5010091" calcext:value-type="float">
            <text:p>50100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6" calcext:value-type="float">
            <text:p>616</text:p>
          </table:table-cell>
          <table:table-cell table:style-name="ce66" office:value-type="float" office:value="5010092" calcext:value-type="float">
            <text:p>5010092</text:p>
          </table:table-cell>
          <table:table-cell table:style-name="ce69" office:value-type="string" calcext:value-type="string">
            <text:p>GUNTING RUMPUT <text:s/>KENMAST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092" calcext:value-type="float">
            <text:p>50100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5" calcext:value-type="float">
            <text:p>615</text:p>
          </table:table-cell>
          <table:table-cell table:style-name="ce66" office:value-type="float" office:value="5010093" calcext:value-type="float">
            <text:p>5010093</text:p>
          </table:table-cell>
          <table:table-cell table:style-name="ce69" office:value-type="string" calcext:value-type="string">
            <text:p>GUNTING SENG 8'' CARS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93" calcext:value-type="float">
            <text:p>50100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4" calcext:value-type="float">
            <text:p>614</text:p>
          </table:table-cell>
          <table:table-cell table:style-name="ce66" office:value-type="float" office:value="5010094" calcext:value-type="float">
            <text:p>5010094</text:p>
          </table:table-cell>
          <table:table-cell table:style-name="ce69" office:value-type="string" calcext:value-type="string">
            <text:p>GUNTING SENG 10'' CARS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094" calcext:value-type="float">
            <text:p>50100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3" calcext:value-type="float">
            <text:p>613</text:p>
          </table:table-cell>
          <table:table-cell table:style-name="ce66" office:value-type="float" office:value="5010095" calcext:value-type="float">
            <text:p>5010095</text:p>
          </table:table-cell>
          <table:table-cell table:style-name="ce69" office:value-type="string" calcext:value-type="string">
            <text:p>GUNTING SENG 10'' CHIN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GAGANG HITAM</text:p>
          </table:table-cell>
          <table:table-cell table:style-name="ce30" office:value-type="float" office:value="5010095" calcext:value-type="float">
            <text:p>50100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2" calcext:value-type="float">
            <text:p>612</text:p>
          </table:table-cell>
          <table:table-cell table:style-name="ce66" office:value-type="float" office:value="5010096" calcext:value-type="float">
            <text:p>5010096</text:p>
          </table:table-cell>
          <table:table-cell table:style-name="ce69" office:value-type="string" calcext:value-type="string">
            <text:p>GUNTING SENG 8'' FRED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RESS</text:p>
          </table:table-cell>
          <table:table-cell table:style-name="ce30" office:value-type="float" office:value="5010096" calcext:value-type="float">
            <text:p>50100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1" calcext:value-type="float">
            <text:p>611</text:p>
          </table:table-cell>
          <table:table-cell table:style-name="ce66" office:value-type="float" office:value="5010097" calcext:value-type="float">
            <text:p>5010097</text:p>
          </table:table-cell>
          <table:table-cell table:style-name="ce69" office:value-type="string" calcext:value-type="string">
            <text:p>GUNTING WALLET <text:s/>TARGE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97" calcext:value-type="float">
            <text:p>50100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0" calcext:value-type="float">
            <text:p>610</text:p>
          </table:table-cell>
          <table:table-cell table:style-name="ce66" office:value-type="float" office:value="5010098" calcext:value-type="float">
            <text:p>5010098</text:p>
          </table:table-cell>
          <table:table-cell table:style-name="ce69" office:value-type="string" calcext:value-type="string">
            <text:p>ISI CUTTER BESAR STAMVICK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098" calcext:value-type="float">
            <text:p>50100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9" calcext:value-type="float">
            <text:p>609</text:p>
          </table:table-cell>
          <table:table-cell table:style-name="ce66" office:value-type="float" office:value="5010099" calcext:value-type="float">
            <text:p>5010099</text:p>
          </table:table-cell>
          <table:table-cell table:style-name="ce69" office:value-type="string" calcext:value-type="string">
            <text:p>JARUM KARU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099" calcext:value-type="float">
            <text:p>50100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8" calcext:value-type="float">
            <text:p>608</text:p>
          </table:table-cell>
          <table:table-cell table:style-name="ce66" office:value-type="float" office:value="5010100" calcext:value-type="float">
            <text:p>5010100</text:p>
          </table:table-cell>
          <table:table-cell table:style-name="ce69" office:value-type="string" calcext:value-type="string">
            <text:p>KACA MATA LAS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0" calcext:value-type="float">
            <text:p>50101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7" calcext:value-type="float">
            <text:p>607</text:p>
          </table:table-cell>
          <table:table-cell table:style-name="ce66" office:value-type="float" office:value="5010101" calcext:value-type="float">
            <text:p>5010101</text:p>
          </table:table-cell>
          <table:table-cell table:style-name="ce69" office:value-type="string" calcext:value-type="string">
            <text:p>KAMPA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1" calcext:value-type="float">
            <text:p>50101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6" calcext:value-type="float">
            <text:p>606</text:p>
          </table:table-cell>
          <table:table-cell table:style-name="ce66" office:value-type="float" office:value="5010102" calcext:value-type="float">
            <text:p>5010102</text:p>
          </table:table-cell>
          <table:table-cell table:style-name="ce69" office:value-type="string" calcext:value-type="string">
            <text:p>KAOS TANGAN <text:s/>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5010102" calcext:value-type="float">
            <text:p>50101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5" calcext:value-type="float">
            <text:p>605</text:p>
          </table:table-cell>
          <table:table-cell table:style-name="ce66" office:value-type="float" office:value="5010103" calcext:value-type="float">
            <text:p>5010103</text:p>
          </table:table-cell>
          <table:table-cell table:style-name="ce69" office:value-type="string" calcext:value-type="string">
            <text:p>KAPAK  <text:s/>ASP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3" calcext:value-type="float">
            <text:p>50101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4" calcext:value-type="float">
            <text:p>604</text:p>
          </table:table-cell>
          <table:table-cell table:style-name="ce66" office:value-type="float" office:value="5010104" calcext:value-type="float">
            <text:p>5010104</text:p>
          </table:table-cell>
          <table:table-cell table:style-name="ce69" office:value-type="string" calcext:value-type="string">
            <text:p>KAPAK MERAH <text:s/>MIKE BOTOU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4" calcext:value-type="float">
            <text:p>50101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3" calcext:value-type="float">
            <text:p>603</text:p>
          </table:table-cell>
          <table:table-cell table:style-name="ce66" office:value-type="float" office:value="5010105" calcext:value-type="float">
            <text:p>5010105</text:p>
          </table:table-cell>
          <table:table-cell table:style-name="ce69" office:value-type="string" calcext:value-type="string">
            <text:p>KAPE 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5" calcext:value-type="float">
            <text:p>50101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2" calcext:value-type="float">
            <text:p>602</text:p>
          </table:table-cell>
          <table:table-cell table:style-name="ce66" office:value-type="float" office:value="5010106" calcext:value-type="float">
            <text:p>5010106</text:p>
          </table:table-cell>
          <table:table-cell table:style-name="ce69" office:value-type="string" calcext:value-type="string">
            <text:p>KAPE 1,5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6" calcext:value-type="float">
            <text:p>50101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1" calcext:value-type="float">
            <text:p>601</text:p>
          </table:table-cell>
          <table:table-cell table:style-name="ce66" office:value-type="float" office:value="5010107" calcext:value-type="float">
            <text:p>5010107</text:p>
          </table:table-cell>
          <table:table-cell table:style-name="ce69" office:value-type="string" calcext:value-type="string">
            <text:p>KAPE COMPON STAINLESS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07" calcext:value-type="float">
            <text:p>5010107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600" calcext:value-type="float">
            <text:p>600</text:p>
          </table:table-cell>
          <table:table-cell table:style-name="ce66" office:value-type="float" office:value="5010108" calcext:value-type="float">
            <text:p>5010108</text:p>
          </table:table-cell>
          <table:table-cell table:style-name="ce69" office:value-type="string" calcext:value-type="string">
            <text:p>KAPE COMPON STAINLESS MANLY <text:s/>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5010108" calcext:value-type="float">
            <text:p>50101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9" calcext:value-type="float">
            <text:p>599</text:p>
          </table:table-cell>
          <table:table-cell table:style-name="ce66" office:value-type="float" office:value="5010109" calcext:value-type="float">
            <text:p>5010109</text:p>
          </table:table-cell>
          <table:table-cell table:style-name="ce69" office:value-type="string" calcext:value-type="string">
            <text:p>KAPE COUMPOND <text:s/>NUG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109" calcext:value-type="float">
            <text:p>50101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8" calcext:value-type="float">
            <text:p>598</text:p>
          </table:table-cell>
          <table:table-cell table:style-name="ce66" office:value-type="float" office:value="5010110" calcext:value-type="float">
            <text:p>5010110</text:p>
          </table:table-cell>
          <table:table-cell table:style-name="ce69" office:value-type="string" calcext:value-type="string">
            <text:p>KAPE GAGANG EXITO 2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10" calcext:value-type="float">
            <text:p>50101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7" calcext:value-type="float">
            <text:p>597</text:p>
          </table:table-cell>
          <table:table-cell table:style-name="ce66" office:value-type="float" office:value="5010111" calcext:value-type="float">
            <text:p>5010111</text:p>
          </table:table-cell>
          <table:table-cell table:style-name="ce69" office:value-type="string" calcext:value-type="string">
            <text:p>KAPE GAGANG EXITO 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11" calcext:value-type="float">
            <text:p>50101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6" calcext:value-type="float">
            <text:p>596</text:p>
          </table:table-cell>
          <table:table-cell table:style-name="ce66" office:value-type="float" office:value="5010112" calcext:value-type="float">
            <text:p>5010112</text:p>
          </table:table-cell>
          <table:table-cell table:style-name="ce69" office:value-type="string" calcext:value-type="string">
            <text:p>KAPE GAGANG HITAM 4" EXIT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12" calcext:value-type="float">
            <text:p>50101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5" calcext:value-type="float">
            <text:p>595</text:p>
          </table:table-cell>
          <table:table-cell table:style-name="ce66" office:value-type="float" office:value="5010113" calcext:value-type="float">
            <text:p>5010113</text:p>
          </table:table-cell>
          <table:table-cell table:style-name="ce69" office:value-type="string" calcext:value-type="string">
            <text:p>KAPE GAGANG KARET 3" ELTR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113" calcext:value-type="float">
            <text:p>50101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4" calcext:value-type="float">
            <text:p>594</text:p>
          </table:table-cell>
          <table:table-cell table:style-name="ce66" office:value-type="float" office:value="5010114" calcext:value-type="float">
            <text:p>5010114</text:p>
          </table:table-cell>
          <table:table-cell table:style-name="ce69" office:value-type="string" calcext:value-type="string">
            <text:p>KAPE GAGANG KAYU 1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 office:value-type="string" calcext:value-type="string">
            <text:p>MERK BLUE</text:p>
          </table:table-cell>
          <table:table-cell table:style-name="ce30" office:value-type="float" office:value="5010114" calcext:value-type="float">
            <text:p>50101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3" calcext:value-type="float">
            <text:p>593</text:p>
          </table:table-cell>
          <table:table-cell table:style-name="ce66" office:value-type="float" office:value="5010115" calcext:value-type="float">
            <text:p>5010115</text:p>
          </table:table-cell>
          <table:table-cell table:style-name="ce69" office:value-type="string" calcext:value-type="string">
            <text:p>KAPE GAGANG KAYU 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15" calcext:value-type="float">
            <text:p>50101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2" calcext:value-type="float">
            <text:p>592</text:p>
          </table:table-cell>
          <table:table-cell table:style-name="ce66" office:value-type="float" office:value="5010116" calcext:value-type="float">
            <text:p>5010116</text:p>
          </table:table-cell>
          <table:table-cell table:style-name="ce69" office:value-type="string" calcext:value-type="string">
            <text:p>KAPE GAGANG KAYU 2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116" calcext:value-type="float">
            <text:p>50101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1" calcext:value-type="float">
            <text:p>591</text:p>
          </table:table-cell>
          <table:table-cell table:style-name="ce66" office:value-type="float" office:value="5010117" calcext:value-type="float">
            <text:p>5010117</text:p>
          </table:table-cell>
          <table:table-cell table:style-name="ce69" office:value-type="string" calcext:value-type="string">
            <text:p>KAPE PLASTIK BIASA JAPAN SPACHTEL</text:p>
          </table:table-cell>
          <table:table-cell table:style-name="ce69" office:value-type="string" calcext:value-type="string">
            <text:p>SET</text:p>
          </table:table-cell>
          <table:table-cell table:style-name="ce69"/>
          <table:table-cell table:style-name="ce69" office:value-type="string" calcext:value-type="string">
            <text:p>PLASTIK</text:p>
          </table:table-cell>
          <table:table-cell table:style-name="ce30" office:value-type="float" office:value="5010117" calcext:value-type="float">
            <text:p>50101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0" calcext:value-type="float">
            <text:p>590</text:p>
          </table:table-cell>
          <table:table-cell table:style-name="ce66" office:value-type="float" office:value="5010118" calcext:value-type="float">
            <text:p>5010118</text:p>
          </table:table-cell>
          <table:table-cell table:style-name="ce69" office:value-type="string" calcext:value-type="string">
            <text:p>KAPE PVC  5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D PKI U COUMPOND</text:p>
          </table:table-cell>
          <table:table-cell table:style-name="ce30" office:value-type="float" office:value="5010118" calcext:value-type="float">
            <text:p>50101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9" calcext:value-type="float">
            <text:p>589</text:p>
          </table:table-cell>
          <table:table-cell table:style-name="ce66" office:value-type="float" office:value="5010119" calcext:value-type="float">
            <text:p>5010119</text:p>
          </table:table-cell>
          <table:table-cell table:style-name="ce69" office:value-type="string" calcext:value-type="string">
            <text:p>KAPE PVC  7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 office:value-type="string" calcext:value-type="string">
            <text:p>D PKI U COUMPOND</text:p>
          </table:table-cell>
          <table:table-cell table:style-name="ce30" office:value-type="float" office:value="5010119" calcext:value-type="float">
            <text:p>50101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8" calcext:value-type="float">
            <text:p>588</text:p>
          </table:table-cell>
          <table:table-cell table:style-name="ce66" office:value-type="float" office:value="5010120" calcext:value-type="float">
            <text:p>5010120</text:p>
          </table:table-cell>
          <table:table-cell table:style-name="ce69" office:value-type="string" calcext:value-type="string">
            <text:p>KAPE SET <text:s/>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5010120" calcext:value-type="float">
            <text:p>50101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7" calcext:value-type="float">
            <text:p>587</text:p>
          </table:table-cell>
          <table:table-cell table:style-name="ce66" office:value-type="float" office:value="5010121" calcext:value-type="float">
            <text:p>5010121</text:p>
          </table:table-cell>
          <table:table-cell table:style-name="ce69" office:value-type="string" calcext:value-type="string">
            <text:p>KATROL 1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1" calcext:value-type="float">
            <text:p>50101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6" calcext:value-type="float">
            <text:p>586</text:p>
          </table:table-cell>
          <table:table-cell table:style-name="ce66" office:value-type="float" office:value="5010122" calcext:value-type="float">
            <text:p>5010122</text:p>
          </table:table-cell>
          <table:table-cell table:style-name="ce69" office:value-type="string" calcext:value-type="string">
            <text:p>KATROL 2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2" calcext:value-type="float">
            <text:p>50101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5" calcext:value-type="float">
            <text:p>585</text:p>
          </table:table-cell>
          <table:table-cell table:style-name="ce66" office:value-type="float" office:value="5010123" calcext:value-type="float">
            <text:p>5010123</text:p>
          </table:table-cell>
          <table:table-cell table:style-name="ce69" office:value-type="string" calcext:value-type="string">
            <text:p>KEREKAN <text:s/>KENMAS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3" calcext:value-type="float">
            <text:p>50101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4" calcext:value-type="float">
            <text:p>584</text:p>
          </table:table-cell>
          <table:table-cell table:style-name="ce66" office:value-type="float" office:value="5010124" calcext:value-type="float">
            <text:p>5010124</text:p>
          </table:table-cell>
          <table:table-cell table:style-name="ce69" office:value-type="string" calcext:value-type="string">
            <text:p>KEREKA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4" calcext:value-type="float">
            <text:p>50101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3" calcext:value-type="float">
            <text:p>583</text:p>
          </table:table-cell>
          <table:table-cell table:style-name="ce66" office:value-type="float" office:value="5010125" calcext:value-type="float">
            <text:p>5010125</text:p>
          </table:table-cell>
          <table:table-cell table:style-name="ce69" office:value-type="string" calcext:value-type="string">
            <text:p>KEREKAN SUMUR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5" calcext:value-type="float">
            <text:p>50101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2" calcext:value-type="float">
            <text:p>582</text:p>
          </table:table-cell>
          <table:table-cell table:style-name="ce66" office:value-type="float" office:value="5010126" calcext:value-type="float">
            <text:p>5010126</text:p>
          </table:table-cell>
          <table:table-cell table:style-name="ce69" office:value-type="string" calcext:value-type="string">
            <text:p>KEREKAN SUMUR BESAR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6" calcext:value-type="float">
            <text:p>50101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1" calcext:value-type="float">
            <text:p>581</text:p>
          </table:table-cell>
          <table:table-cell table:style-name="ce66" office:value-type="float" office:value="5010127" calcext:value-type="float">
            <text:p>5010127</text:p>
          </table:table-cell>
          <table:table-cell table:style-name="ce69" office:value-type="string" calcext:value-type="string">
            <text:p>KEREKAN SUMUR KECIL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7" calcext:value-type="float">
            <text:p>50101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0" calcext:value-type="float">
            <text:p>580</text:p>
          </table:table-cell>
          <table:table-cell table:style-name="ce66" office:value-type="float" office:value="5010128" calcext:value-type="float">
            <text:p>5010128</text:p>
          </table:table-cell>
          <table:table-cell table:style-name="ce69" office:value-type="string" calcext:value-type="string">
            <text:p>KIKIR 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8" calcext:value-type="float">
            <text:p>50101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9" calcext:value-type="float">
            <text:p>579</text:p>
          </table:table-cell>
          <table:table-cell table:style-name="ce66" office:value-type="float" office:value="5010129" calcext:value-type="float">
            <text:p>5010129</text:p>
          </table:table-cell>
          <table:table-cell table:style-name="ce69" office:value-type="string" calcext:value-type="string">
            <text:p>KIKIR BAHCO 4" BAH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29" calcext:value-type="float">
            <text:p>50101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8" calcext:value-type="float">
            <text:p>578</text:p>
          </table:table-cell>
          <table:table-cell table:style-name="ce66" office:value-type="float" office:value="5010130" calcext:value-type="float">
            <text:p>5010130</text:p>
          </table:table-cell>
          <table:table-cell table:style-name="ce69" office:value-type="string" calcext:value-type="string">
            <text:p>KIKIR SEGITIGA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30" calcext:value-type="float">
            <text:p>50101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7" calcext:value-type="float">
            <text:p>577</text:p>
          </table:table-cell>
          <table:table-cell table:style-name="ce66" office:value-type="float" office:value="5010131" calcext:value-type="float">
            <text:p>5010131</text:p>
          </table:table-cell>
          <table:table-cell table:style-name="ce69" office:value-type="string" calcext:value-type="string">
            <text:p>KIKIR SEGITIGA GAGANG 4” SUM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131" calcext:value-type="float">
            <text:p>50101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6" calcext:value-type="float">
            <text:p>576</text:p>
          </table:table-cell>
          <table:table-cell table:style-name="ce66" office:value-type="float" office:value="5010132" calcext:value-type="float">
            <text:p>5010132</text:p>
          </table:table-cell>
          <table:table-cell table:style-name="ce69" office:value-type="string" calcext:value-type="string">
            <text:p>KUAS  1" EUR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32" calcext:value-type="float">
            <text:p>50101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5" calcext:value-type="float">
            <text:p>575</text:p>
          </table:table-cell>
          <table:table-cell table:style-name="ce66" office:value-type="float" office:value="5010133" calcext:value-type="float">
            <text:p>5010133</text:p>
          </table:table-cell>
          <table:table-cell table:style-name="ce69" office:value-type="string" calcext:value-type="string">
            <text:p>KUAS <text:s/>1/2 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33" calcext:value-type="float">
            <text:p>50101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4" calcext:value-type="float">
            <text:p>574</text:p>
          </table:table-cell>
          <table:table-cell table:style-name="ce66" office:value-type="float" office:value="5010134" calcext:value-type="float">
            <text:p>5010134</text:p>
          </table:table-cell>
          <table:table-cell table:style-name="ce69" office:value-type="string" calcext:value-type="string">
            <text:p>KUAS CAT 2''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 office:value-type="string" calcext:value-type="string">
            <text:p>TAWARAN AWAL RP 8000</text:p>
          </table:table-cell>
          <table:table-cell table:style-name="ce30" office:value-type="float" office:value="5010134" calcext:value-type="float">
            <text:p>50101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3" calcext:value-type="float">
            <text:p>573</text:p>
          </table:table-cell>
          <table:table-cell table:style-name="ce66" office:value-type="float" office:value="5010135" calcext:value-type="float">
            <text:p>5010135</text:p>
          </table:table-cell>
          <table:table-cell table:style-name="ce69" office:value-type="string" calcext:value-type="string">
            <text:p>KUAS CAT 1 1/2''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135" calcext:value-type="float">
            <text:p>50101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2" calcext:value-type="float">
            <text:p>572</text:p>
          </table:table-cell>
          <table:table-cell table:style-name="ce66" office:value-type="float" office:value="5010136" calcext:value-type="float">
            <text:p>5010136</text:p>
          </table:table-cell>
          <table:table-cell table:style-name="ce69" office:value-type="string" calcext:value-type="string">
            <text:p>KUAS CAT 3'' EXIT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136" calcext:value-type="float">
            <text:p>50101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1" calcext:value-type="float">
            <text:p>571</text:p>
          </table:table-cell>
          <table:table-cell table:style-name="ce66" office:value-type="float" office:value="5010137" calcext:value-type="float">
            <text:p>5010137</text:p>
          </table:table-cell>
          <table:table-cell table:style-name="ce69" office:value-type="string" calcext:value-type="string">
            <text:p>KUAS CAT 2 1/2'' EXIT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137" calcext:value-type="float">
            <text:p>50101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0" calcext:value-type="float">
            <text:p>570</text:p>
          </table:table-cell>
          <table:table-cell table:style-name="ce66" office:value-type="float" office:value="5010138" calcext:value-type="float">
            <text:p>5010138</text:p>
          </table:table-cell>
          <table:table-cell table:style-name="ce69" office:value-type="string" calcext:value-type="string">
            <text:p>KUAS CAT 3''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138" calcext:value-type="float">
            <text:p>50101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9" calcext:value-type="float">
            <text:p>569</text:p>
          </table:table-cell>
          <table:table-cell table:style-name="ce66" office:value-type="float" office:value="5010139" calcext:value-type="float">
            <text:p>5010139</text:p>
          </table:table-cell>
          <table:table-cell table:style-name="ce69" office:value-type="string" calcext:value-type="string">
            <text:p>KUAS CAT 1 1/2" EXITO/G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/>
          <table:table-cell table:style-name="ce30" office:value-type="float" office:value="5010139" calcext:value-type="float">
            <text:p>50101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8" calcext:value-type="float">
            <text:p>568</text:p>
          </table:table-cell>
          <table:table-cell table:style-name="ce66" office:value-type="float" office:value="5010140" calcext:value-type="float">
            <text:p>5010140</text:p>
          </table:table-cell>
          <table:table-cell table:style-name="ce69" office:value-type="string" calcext:value-type="string">
            <text:p>KUAS CAT 2" ETERN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40" calcext:value-type="float">
            <text:p>50101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7" calcext:value-type="float">
            <text:p>567</text:p>
          </table:table-cell>
          <table:table-cell table:style-name="ce66" office:value-type="float" office:value="5010141" calcext:value-type="float">
            <text:p>5010141</text:p>
          </table:table-cell>
          <table:table-cell table:style-name="ce69" office:value-type="string" calcext:value-type="string">
            <text:p>KUAS CAT 2" EXITO/G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141" calcext:value-type="float">
            <text:p>50101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6" calcext:value-type="float">
            <text:p>566</text:p>
          </table:table-cell>
          <table:table-cell table:style-name="ce66" office:value-type="float" office:value="5010142" calcext:value-type="float">
            <text:p>5010142</text:p>
          </table:table-cell>
          <table:table-cell table:style-name="ce69" office:value-type="string" calcext:value-type="string">
            <text:p>KUAS CAT 2 1/2"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142" calcext:value-type="float">
            <text:p>50101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5" calcext:value-type="float">
            <text:p>565</text:p>
          </table:table-cell>
          <table:table-cell table:style-name="ce66" office:value-type="float" office:value="5010143" calcext:value-type="float">
            <text:p>5010143</text:p>
          </table:table-cell>
          <table:table-cell table:style-name="ce69" office:value-type="string" calcext:value-type="string">
            <text:p>KUAS CAT 2 1/2" EXITO/GD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43" calcext:value-type="float">
            <text:p>50101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4" calcext:value-type="float">
            <text:p>564</text:p>
          </table:table-cell>
          <table:table-cell table:style-name="ce66" office:value-type="float" office:value="5010144" calcext:value-type="float">
            <text:p>5010144</text:p>
          </table:table-cell>
          <table:table-cell table:style-name="ce69" office:value-type="string" calcext:value-type="string">
            <text:p>KUAS CAT 3"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144" calcext:value-type="float">
            <text:p>50101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3" calcext:value-type="float">
            <text:p>563</text:p>
          </table:table-cell>
          <table:table-cell table:style-name="ce66" office:value-type="float" office:value="5010145" calcext:value-type="float">
            <text:p>5010145</text:p>
          </table:table-cell>
          <table:table-cell table:style-name="ce69" office:value-type="string" calcext:value-type="string">
            <text:p>KUAS CAT 3" EXITO/GD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45" calcext:value-type="float">
            <text:p>50101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2" calcext:value-type="float">
            <text:p>562</text:p>
          </table:table-cell>
          <table:table-cell table:style-name="ce66" office:value-type="float" office:value="5010146" calcext:value-type="float">
            <text:p>5010146</text:p>
          </table:table-cell>
          <table:table-cell table:style-name="ce69" office:value-type="string" calcext:value-type="string">
            <text:p>KUAS CAT 4" EXITO/GD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146" calcext:value-type="float">
            <text:p>50101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1" calcext:value-type="float">
            <text:p>561</text:p>
          </table:table-cell>
          <table:table-cell table:style-name="ce66" office:value-type="float" office:value="5010147" calcext:value-type="float">
            <text:p>5010147</text:p>
          </table:table-cell>
          <table:table-cell table:style-name="ce69" office:value-type="string" calcext:value-type="string">
            <text:p>KUAS CAT 4" ETERN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47" calcext:value-type="float">
            <text:p>50101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0" calcext:value-type="float">
            <text:p>560</text:p>
          </table:table-cell>
          <table:table-cell table:style-name="ce66" office:value-type="float" office:value="5010148" calcext:value-type="float">
            <text:p>5010148</text:p>
          </table:table-cell>
          <table:table-cell table:style-name="ce69" office:value-type="string" calcext:value-type="string">
            <text:p>KUAS CAT 1''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148" calcext:value-type="float">
            <text:p>50101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9" calcext:value-type="float">
            <text:p>559</text:p>
          </table:table-cell>
          <table:table-cell table:style-name="ce66" office:value-type="float" office:value="5010149" calcext:value-type="float">
            <text:p>5010149</text:p>
          </table:table-cell>
          <table:table-cell table:style-name="ce69" office:value-type="string" calcext:value-type="string">
            <text:p>KUAS CAT 2" SOLIG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49" calcext:value-type="float">
            <text:p>50101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8" calcext:value-type="float">
            <text:p>558</text:p>
          </table:table-cell>
          <table:table-cell table:style-name="ce66" office:value-type="float" office:value="5010150" calcext:value-type="float">
            <text:p>5010150</text:p>
          </table:table-cell>
          <table:table-cell table:style-name="ce69" office:value-type="string" calcext:value-type="string">
            <text:p>KUAS CAT 2 1/2" SOLIG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0" calcext:value-type="float">
            <text:p>50101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7" calcext:value-type="float">
            <text:p>557</text:p>
          </table:table-cell>
          <table:table-cell table:style-name="ce66" office:value-type="float" office:value="5010151" calcext:value-type="float">
            <text:p>5010151</text:p>
          </table:table-cell>
          <table:table-cell table:style-name="ce69" office:value-type="string" calcext:value-type="string">
            <text:p>KUAS CAT 3" SOLIG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1" calcext:value-type="float">
            <text:p>50101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6" calcext:value-type="float">
            <text:p>556</text:p>
          </table:table-cell>
          <table:table-cell table:style-name="ce66" office:value-type="float" office:value="5010152" calcext:value-type="float">
            <text:p>5010152</text:p>
          </table:table-cell>
          <table:table-cell table:style-name="ce69" office:value-type="string" calcext:value-type="string">
            <text:p>KUAS CAT 4" SOLIG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2" calcext:value-type="float">
            <text:p>50101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5" calcext:value-type="float">
            <text:p>555</text:p>
          </table:table-cell>
          <table:table-cell table:style-name="ce66" office:value-type="float" office:value="5010153" calcext:value-type="float">
            <text:p>5010153</text:p>
          </table:table-cell>
          <table:table-cell table:style-name="ce69" office:value-type="string" calcext:value-type="string">
            <text:p>KUAS EXITO 1" EXITO/GD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3" calcext:value-type="float">
            <text:p>50101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4" calcext:value-type="float">
            <text:p>554</text:p>
          </table:table-cell>
          <table:table-cell table:style-name="ce66" office:value-type="float" office:value="5010154" calcext:value-type="float">
            <text:p>5010154</text:p>
          </table:table-cell>
          <table:table-cell table:style-name="ce69" office:value-type="string" calcext:value-type="string">
            <text:p>KUAS KAWAT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4" calcext:value-type="float">
            <text:p>50101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3" calcext:value-type="float">
            <text:p>553</text:p>
          </table:table-cell>
          <table:table-cell table:style-name="ce66" office:value-type="float" office:value="5010155" calcext:value-type="float">
            <text:p>5010155</text:p>
          </table:table-cell>
          <table:table-cell table:style-name="ce69" office:value-type="string" calcext:value-type="string">
            <text:p>KUAS LUKIS 6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5" calcext:value-type="float">
            <text:p>50101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2" calcext:value-type="float">
            <text:p>552</text:p>
          </table:table-cell>
          <table:table-cell table:style-name="ce66" office:value-type="float" office:value="5010156" calcext:value-type="float">
            <text:p>5010156</text:p>
          </table:table-cell>
          <table:table-cell table:style-name="ce69" office:value-type="string" calcext:value-type="string">
            <text:p>KUAS LUKIS 8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6" calcext:value-type="float">
            <text:p>50101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1" calcext:value-type="float">
            <text:p>551</text:p>
          </table:table-cell>
          <table:table-cell table:style-name="ce66" office:value-type="float" office:value="5010157" calcext:value-type="float">
            <text:p>5010157</text:p>
          </table:table-cell>
          <table:table-cell table:style-name="ce69" office:value-type="string" calcext:value-type="string">
            <text:p>KUAS LUKIS 10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7" calcext:value-type="float">
            <text:p>50101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0" calcext:value-type="float">
            <text:p>550</text:p>
          </table:table-cell>
          <table:table-cell table:style-name="ce66" office:value-type="float" office:value="5010158" calcext:value-type="float">
            <text:p>5010158</text:p>
          </table:table-cell>
          <table:table-cell table:style-name="ce69" office:value-type="string" calcext:value-type="string">
            <text:p>KUAS LUKIS 12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58" calcext:value-type="float">
            <text:p>50101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9" calcext:value-type="float">
            <text:p>549</text:p>
          </table:table-cell>
          <table:table-cell table:style-name="ce66" office:value-type="float" office:value="5010159" calcext:value-type="float">
            <text:p>5010159</text:p>
          </table:table-cell>
          <table:table-cell table:style-name="ce69" office:value-type="string" calcext:value-type="string">
            <text:p>KUAS ROLL CAT BESAR ETERN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159" calcext:value-type="float">
            <text:p>50101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8" calcext:value-type="float">
            <text:p>548</text:p>
          </table:table-cell>
          <table:table-cell table:style-name="ce66" office:value-type="float" office:value="5010160" calcext:value-type="float">
            <text:p>5010160</text:p>
          </table:table-cell>
          <table:table-cell table:style-name="ce69" office:value-type="string" calcext:value-type="string">
            <text:p>KUAS ROLL CAT BESAR 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 office:value-type="string" calcext:value-type="string">
            <text:p>MERK LIFE</text:p>
          </table:table-cell>
          <table:table-cell table:style-name="ce30" office:value-type="float" office:value="5010160" calcext:value-type="float">
            <text:p>50101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7" calcext:value-type="float">
            <text:p>547</text:p>
          </table:table-cell>
          <table:table-cell table:style-name="ce66" office:value-type="float" office:value="5010161" calcext:value-type="float">
            <text:p>5010161</text:p>
          </table:table-cell>
          <table:table-cell table:style-name="ce69" office:value-type="string" calcext:value-type="string">
            <text:p>KUAS ROLL CAT <text:s/>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1" calcext:value-type="float">
            <text:p>50101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6" calcext:value-type="float">
            <text:p>546</text:p>
          </table:table-cell>
          <table:table-cell table:style-name="ce66" office:value-type="float" office:value="5010162" calcext:value-type="float">
            <text:p>5010162</text:p>
          </table:table-cell>
          <table:table-cell table:style-name="ce69" office:value-type="string" calcext:value-type="string">
            <text:p>KUAS ROLL CAT KAPAL 4”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 office:value-type="string" calcext:value-type="string">
            <text:p>SUPRA</text:p>
          </table:table-cell>
          <table:table-cell table:style-name="ce30" office:value-type="float" office:value="5010162" calcext:value-type="float">
            <text:p>50101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5" calcext:value-type="float">
            <text:p>545</text:p>
          </table:table-cell>
          <table:table-cell table:style-name="ce66" office:value-type="float" office:value="5010163" calcext:value-type="float">
            <text:p>5010163</text:p>
          </table:table-cell>
          <table:table-cell table:style-name="ce69" office:value-type="string" calcext:value-type="string">
            <text:p>KUAS ROLL CAT MINYAK <text:s/>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3" calcext:value-type="float">
            <text:p>50101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4" calcext:value-type="float">
            <text:p>544</text:p>
          </table:table-cell>
          <table:table-cell table:style-name="ce66" office:value-type="float" office:value="5010164" calcext:value-type="float">
            <text:p>5010164</text:p>
          </table:table-cell>
          <table:table-cell table:style-name="ce69" office:value-type="string" calcext:value-type="string">
            <text:p>KUNCI BAUD 12-1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4" calcext:value-type="float">
            <text:p>50101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3" calcext:value-type="float">
            <text:p>543</text:p>
          </table:table-cell>
          <table:table-cell table:style-name="ce66" office:value-type="float" office:value="5010165" calcext:value-type="float">
            <text:p>5010165</text:p>
          </table:table-cell>
          <table:table-cell table:style-name="ce69" office:value-type="string" calcext:value-type="string">
            <text:p>KUNCI BAUD 11-10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5" calcext:value-type="float">
            <text:p>50101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2" calcext:value-type="float">
            <text:p>542</text:p>
          </table:table-cell>
          <table:table-cell table:style-name="ce66" office:value-type="float" office:value="5010166" calcext:value-type="float">
            <text:p>5010166</text:p>
          </table:table-cell>
          <table:table-cell table:style-name="ce69" office:value-type="string" calcext:value-type="string">
            <text:p>KUNCI BEHEL 6 MM EXITO 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6" calcext:value-type="float">
            <text:p>50101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1" calcext:value-type="float">
            <text:p>541</text:p>
          </table:table-cell>
          <table:table-cell table:style-name="ce66" office:value-type="float" office:value="5010167" calcext:value-type="float">
            <text:p>5010167</text:p>
          </table:table-cell>
          <table:table-cell table:style-name="ce69" office:value-type="string" calcext:value-type="string">
            <text:p>KUNCI BEHEL 8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7" calcext:value-type="float">
            <text:p>50101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0" calcext:value-type="float">
            <text:p>540</text:p>
          </table:table-cell>
          <table:table-cell table:style-name="ce66" office:value-type="float" office:value="5010168" calcext:value-type="float">
            <text:p>5010168</text:p>
          </table:table-cell>
          <table:table-cell table:style-name="ce69" office:value-type="string" calcext:value-type="string">
            <text:p>KUNCI BEHEL 1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8" calcext:value-type="float">
            <text:p>50101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39" calcext:value-type="float">
            <text:p>539</text:p>
          </table:table-cell>
          <table:table-cell table:style-name="ce66" office:value-type="float" office:value="5010169" calcext:value-type="float">
            <text:p>5010169</text:p>
          </table:table-cell>
          <table:table-cell table:style-name="ce69" office:value-type="string" calcext:value-type="string">
            <text:p>KUNCI BEHEL  12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69" calcext:value-type="float">
            <text:p>5010169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8" calcext:value-type="float">
            <text:p>538</text:p>
          </table:table-cell>
          <table:table-cell table:style-name="ce66" office:value-type="float" office:value="5010170" calcext:value-type="float">
            <text:p>5010170</text:p>
          </table:table-cell>
          <table:table-cell table:style-name="ce69" office:value-type="string" calcext:value-type="string">
            <text:p>KUNCI F KECIL UNTUK BENGKOKAN BESI 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0" calcext:value-type="float">
            <text:p>501017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7" calcext:value-type="float">
            <text:p>537</text:p>
          </table:table-cell>
          <table:table-cell table:style-name="ce66" office:value-type="float" office:value="5010171" calcext:value-type="float">
            <text:p>5010171</text:p>
          </table:table-cell>
          <table:table-cell table:style-name="ce69" office:value-type="string" calcext:value-type="string">
            <text:p>KUNCI F KECIL UNTUK BENGKOKAN BESI  NO:6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1" calcext:value-type="float">
            <text:p>501017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6" calcext:value-type="float">
            <text:p>536</text:p>
          </table:table-cell>
          <table:table-cell table:style-name="ce66" office:value-type="float" office:value="5010172" calcext:value-type="float">
            <text:p>5010172</text:p>
          </table:table-cell>
          <table:table-cell table:style-name="ce69" office:value-type="string" calcext:value-type="string">
            <text:p>KUNCI F KECIL UNTUK BENGKOKAN BESI  NO:8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2" calcext:value-type="float">
            <text:p>501017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5" calcext:value-type="float">
            <text:p>535</text:p>
          </table:table-cell>
          <table:table-cell table:style-name="ce66" office:value-type="float" office:value="5010173" calcext:value-type="float">
            <text:p>5010173</text:p>
          </table:table-cell>
          <table:table-cell table:style-name="ce69" office:value-type="string" calcext:value-type="string">
            <text:p>KUNCI F KECIL UNTUK BENGKOKAN BESI  NO:10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3" calcext:value-type="float">
            <text:p>501017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4" calcext:value-type="float">
            <text:p>534</text:p>
          </table:table-cell>
          <table:table-cell table:style-name="ce66" office:value-type="float" office:value="5010174" calcext:value-type="float">
            <text:p>5010174</text:p>
          </table:table-cell>
          <table:table-cell table:style-name="ce69" office:value-type="string" calcext:value-type="string">
            <text:p>KUNCI F KECIL UNTUK BENGKOKAN BESI  NO:14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4" calcext:value-type="float">
            <text:p>501017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3" calcext:value-type="float">
            <text:p>533</text:p>
          </table:table-cell>
          <table:table-cell table:style-name="ce66" office:value-type="float" office:value="5010175" calcext:value-type="float">
            <text:p>5010175</text:p>
          </table:table-cell>
          <table:table-cell table:style-name="ce69" office:value-type="string" calcext:value-type="string">
            <text:p>KUNCI F KECIL UNTUK BENGKOKAN BESI  NO:1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5" calcext:value-type="float">
            <text:p>501017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2" calcext:value-type="float">
            <text:p>532</text:p>
          </table:table-cell>
          <table:table-cell table:style-name="ce66" office:value-type="float" office:value="5010176" calcext:value-type="float">
            <text:p>5010176</text:p>
          </table:table-cell>
          <table:table-cell table:style-name="ce69" office:value-type="string" calcext:value-type="string">
            <text:p>KUNCI F KECIL UNTUK BENGKOKAN BESI  NO:13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6" calcext:value-type="float">
            <text:p>501017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531" calcext:value-type="float">
            <text:p>531</text:p>
          </table:table-cell>
          <table:table-cell table:style-name="ce66" office:value-type="float" office:value="5010177" calcext:value-type="float">
            <text:p>5010177</text:p>
          </table:table-cell>
          <table:table-cell table:style-name="ce69" office:value-type="string" calcext:value-type="string">
            <text:p>KUNCI F KECIL UNTUK BENGKOKAN BESI  NO:13 TANPA MERK</text:p>
          </table:table-cell>
          <table:table-cell table:style-name="ce69" table:number-columns-repeated="3"/>
          <table:table-cell table:style-name="ce30" office:value-type="float" office:value="5010177" calcext:value-type="float">
            <text:p>50101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30" calcext:value-type="float">
            <text:p>530</text:p>
          </table:table-cell>
          <table:table-cell table:style-name="ce66" office:value-type="float" office:value="5010178" calcext:value-type="float">
            <text:p>5010178</text:p>
          </table:table-cell>
          <table:table-cell table:style-name="ce69" office:value-type="string" calcext:value-type="string">
            <text:p>KUNCI INGGRIS 10" SOLIG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78" calcext:value-type="float">
            <text:p>50101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9" calcext:value-type="float">
            <text:p>529</text:p>
          </table:table-cell>
          <table:table-cell table:style-name="ce66" office:value-type="float" office:value="5010179" calcext:value-type="float">
            <text:p>5010179</text:p>
          </table:table-cell>
          <table:table-cell table:style-name="ce69" office:value-type="string" calcext:value-type="string">
            <text:p>KUNCI INGGRIS 12" SOLIG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MERK SKRANG ATS</text:p>
          </table:table-cell>
          <table:table-cell table:style-name="ce30" office:value-type="float" office:value="5010179" calcext:value-type="float">
            <text:p>50101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8" calcext:value-type="float">
            <text:p>528</text:p>
          </table:table-cell>
          <table:table-cell table:style-name="ce66" office:value-type="float" office:value="5010180" calcext:value-type="float">
            <text:p>5010180</text:p>
          </table:table-cell>
          <table:table-cell table:style-name="ce69" office:value-type="string" calcext:value-type="string">
            <text:p>KUNCI PAS 8 MM   CHROM VANADIUM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ENTUK T</text:p>
          </table:table-cell>
          <table:table-cell table:style-name="ce30" office:value-type="float" office:value="5010180" calcext:value-type="float">
            <text:p>50101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7" calcext:value-type="float">
            <text:p>527</text:p>
          </table:table-cell>
          <table:table-cell table:style-name="ce66" office:value-type="float" office:value="5010181" calcext:value-type="float">
            <text:p>5010181</text:p>
          </table:table-cell>
          <table:table-cell table:style-name="ce69" office:value-type="string" calcext:value-type="string">
            <text:p>KUNCI PAS 14 X 15 DROP FORGE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1" calcext:value-type="float">
            <text:p>50101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6" calcext:value-type="float">
            <text:p>526</text:p>
          </table:table-cell>
          <table:table-cell table:style-name="ce66" office:value-type="float" office:value="5010182" calcext:value-type="float">
            <text:p>5010182</text:p>
          </table:table-cell>
          <table:table-cell table:style-name="ce69" office:value-type="string" calcext:value-type="string">
            <text:p>KUNCI PAS 12 X 13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2" calcext:value-type="float">
            <text:p>50101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5" calcext:value-type="float">
            <text:p>525</text:p>
          </table:table-cell>
          <table:table-cell table:style-name="ce66" office:value-type="float" office:value="5010183" calcext:value-type="float">
            <text:p>5010183</text:p>
          </table:table-cell>
          <table:table-cell table:style-name="ce69" office:value-type="string" calcext:value-type="string">
            <text:p>KUNCI PAS 11X10 DROP FORGE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3" calcext:value-type="float">
            <text:p>50101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4" calcext:value-type="float">
            <text:p>524</text:p>
          </table:table-cell>
          <table:table-cell table:style-name="ce66" office:value-type="float" office:value="5010184" calcext:value-type="float">
            <text:p>5010184</text:p>
          </table:table-cell>
          <table:table-cell table:style-name="ce69" office:value-type="string" calcext:value-type="string">
            <text:p>KUNCI PAS 12X13 DROP FORGE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4" calcext:value-type="float">
            <text:p>50101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3" calcext:value-type="float">
            <text:p>523</text:p>
          </table:table-cell>
          <table:table-cell table:style-name="ce66" office:value-type="float" office:value="5010185" calcext:value-type="float">
            <text:p>5010185</text:p>
          </table:table-cell>
          <table:table-cell table:style-name="ce69" office:value-type="string" calcext:value-type="string">
            <text:p>KUNCI PAS 7X8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5" calcext:value-type="float">
            <text:p>50101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2" calcext:value-type="float">
            <text:p>522</text:p>
          </table:table-cell>
          <table:table-cell table:style-name="ce66" office:value-type="float" office:value="5010186" calcext:value-type="float">
            <text:p>5010186</text:p>
          </table:table-cell>
          <table:table-cell table:style-name="ce69" office:value-type="string" calcext:value-type="string">
            <text:p>KUNCI PAS 11-10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6" calcext:value-type="float">
            <text:p>50101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1" calcext:value-type="float">
            <text:p>521</text:p>
          </table:table-cell>
          <table:table-cell table:style-name="ce66" office:value-type="float" office:value="5010187" calcext:value-type="float">
            <text:p>5010187</text:p>
          </table:table-cell>
          <table:table-cell table:style-name="ce69" office:value-type="string" calcext:value-type="string">
            <text:p>KUNCI PAS 14-1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7" calcext:value-type="float">
            <text:p>50101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0" calcext:value-type="float">
            <text:p>520</text:p>
          </table:table-cell>
          <table:table-cell table:style-name="ce66" office:value-type="float" office:value="5010188" calcext:value-type="float">
            <text:p>5010188</text:p>
          </table:table-cell>
          <table:table-cell table:style-name="ce69" office:value-type="string" calcext:value-type="string">
            <text:p>KUNCI PAS 10-11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8" calcext:value-type="float">
            <text:p>50101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9" calcext:value-type="float">
            <text:p>519</text:p>
          </table:table-cell>
          <table:table-cell table:style-name="ce66" office:value-type="float" office:value="5010189" calcext:value-type="float">
            <text:p>5010189</text:p>
          </table:table-cell>
          <table:table-cell table:style-name="ce69" office:value-type="string" calcext:value-type="string">
            <text:p>KUNCI PASS 8 X 9 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89" calcext:value-type="float">
            <text:p>50101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8" calcext:value-type="float">
            <text:p>518</text:p>
          </table:table-cell>
          <table:table-cell table:style-name="ce66" office:value-type="float" office:value="5010190" calcext:value-type="float">
            <text:p>5010190</text:p>
          </table:table-cell>
          <table:table-cell table:style-name="ce69" office:value-type="string" calcext:value-type="string">
            <text:p>KUNCI PASS 10 X 11 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0" calcext:value-type="float">
            <text:p>50101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7" calcext:value-type="float">
            <text:p>517</text:p>
          </table:table-cell>
          <table:table-cell table:style-name="ce66" office:value-type="float" office:value="5010191" calcext:value-type="float">
            <text:p>5010191</text:p>
          </table:table-cell>
          <table:table-cell table:style-name="ce69" office:value-type="string" calcext:value-type="string">
            <text:p>KUNCI PIPA 25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1" calcext:value-type="float">
            <text:p>50101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6" calcext:value-type="float">
            <text:p>516</text:p>
          </table:table-cell>
          <table:table-cell table:style-name="ce66" office:value-type="float" office:value="5010192" calcext:value-type="float">
            <text:p>5010192</text:p>
          </table:table-cell>
          <table:table-cell table:style-name="ce69" office:value-type="string" calcext:value-type="string">
            <text:p>KUNCI PIPA 18" TN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 office:value-type="string" calcext:value-type="string">
            <text:p>MERK SKRANG HD TW</text:p>
          </table:table-cell>
          <table:table-cell table:style-name="ce30" office:value-type="float" office:value="5010192" calcext:value-type="float">
            <text:p>50101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5" calcext:value-type="float">
            <text:p>515</text:p>
          </table:table-cell>
          <table:table-cell table:style-name="ce66" office:value-type="float" office:value="5010193" calcext:value-type="float">
            <text:p>5010193</text:p>
          </table:table-cell>
          <table:table-cell table:style-name="ce69" office:value-type="string" calcext:value-type="string">
            <text:p>KUNCI PIPA 12" TN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3" calcext:value-type="float">
            <text:p>50101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4" calcext:value-type="float">
            <text:p>514</text:p>
          </table:table-cell>
          <table:table-cell table:style-name="ce66" office:value-type="float" office:value="5010194" calcext:value-type="float">
            <text:p>5010194</text:p>
          </table:table-cell>
          <table:table-cell table:style-name="ce69" office:value-type="string" calcext:value-type="string">
            <text:p>KUNCI RING  14X15 DROP FORGE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4" calcext:value-type="float">
            <text:p>50101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3" calcext:value-type="float">
            <text:p>513</text:p>
          </table:table-cell>
          <table:table-cell table:style-name="ce66" office:value-type="float" office:value="5010195" calcext:value-type="float">
            <text:p>5010195</text:p>
          </table:table-cell>
          <table:table-cell table:style-name="ce69" office:value-type="string" calcext:value-type="string">
            <text:p>KUNCI T 1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5" calcext:value-type="float">
            <text:p>50101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2" calcext:value-type="float">
            <text:p>512</text:p>
          </table:table-cell>
          <table:table-cell table:style-name="ce66" office:value-type="float" office:value="5010196" calcext:value-type="float">
            <text:p>5010196</text:p>
          </table:table-cell>
          <table:table-cell table:style-name="ce69" office:value-type="string" calcext:value-type="string">
            <text:p>KUNCI T HIOSI 12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6" calcext:value-type="float">
            <text:p>50101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1" calcext:value-type="float">
            <text:p>511</text:p>
          </table:table-cell>
          <table:table-cell table:style-name="ce66" office:value-type="float" office:value="5010197" calcext:value-type="float">
            <text:p>5010197</text:p>
          </table:table-cell>
          <table:table-cell table:style-name="ce69" office:value-type="string" calcext:value-type="string">
            <text:p>KUNCI T XIN EXTE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7" calcext:value-type="float">
            <text:p>50101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0" calcext:value-type="float">
            <text:p>510</text:p>
          </table:table-cell>
          <table:table-cell table:style-name="ce66" office:value-type="float" office:value="5010198" calcext:value-type="float">
            <text:p>5010198</text:p>
          </table:table-cell>
          <table:table-cell table:style-name="ce69" office:value-type="string" calcext:value-type="string">
            <text:p>LINGGIS  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IRU  </text:p>
          </table:table-cell>
          <table:table-cell table:style-name="ce30" office:value-type="float" office:value="5010198" calcext:value-type="float">
            <text:p>50101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9" calcext:value-type="float">
            <text:p>509</text:p>
          </table:table-cell>
          <table:table-cell table:style-name="ce66" office:value-type="float" office:value="5010199" calcext:value-type="float">
            <text:p>5010199</text:p>
          </table:table-cell>
          <table:table-cell table:style-name="ce69" office:value-type="string" calcext:value-type="string">
            <text:p>LINGGIS 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199" calcext:value-type="float">
            <text:p>50101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8" calcext:value-type="float">
            <text:p>508</text:p>
          </table:table-cell>
          <table:table-cell table:style-name="ce66" office:value-type="float" office:value="5010200" calcext:value-type="float">
            <text:p>5010200</text:p>
          </table:table-cell>
          <table:table-cell table:style-name="ce69" office:value-type="string" calcext:value-type="string">
            <text:p>LINGGIS  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BIRU  </text:p>
          </table:table-cell>
          <table:table-cell table:style-name="ce30" office:value-type="float" office:value="5010200" calcext:value-type="float">
            <text:p>50102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7" calcext:value-type="float">
            <text:p>507</text:p>
          </table:table-cell>
          <table:table-cell table:style-name="ce66" office:value-type="float" office:value="5010201" calcext:value-type="float">
            <text:p>5010201</text:p>
          </table:table-cell>
          <table:table-cell table:style-name="ce69" office:value-type="string" calcext:value-type="string">
            <text:p>LOOT TIMBANG 200 G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01" calcext:value-type="float">
            <text:p>50102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6" calcext:value-type="float">
            <text:p>506</text:p>
          </table:table-cell>
          <table:table-cell table:style-name="ce66" office:value-type="float" office:value="5010202" calcext:value-type="float">
            <text:p>5010202</text:p>
          </table:table-cell>
          <table:table-cell table:style-name="ce69" office:value-type="string" calcext:value-type="string">
            <text:p>LOOT TIMBANG 300 G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02" calcext:value-type="float">
            <text:p>50102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5" calcext:value-type="float">
            <text:p>505</text:p>
          </table:table-cell>
          <table:table-cell table:style-name="ce66" office:value-type="float" office:value="5010203" calcext:value-type="float">
            <text:p>5010203</text:p>
          </table:table-cell>
          <table:table-cell table:style-name="ce69" office:value-type="string" calcext:value-type="string">
            <text:p>LOOT TIMBANG 500 G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MERK ABUS</text:p>
          </table:table-cell>
          <table:table-cell table:style-name="ce30" office:value-type="float" office:value="5010203" calcext:value-type="float">
            <text:p>50102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4" calcext:value-type="float">
            <text:p>504</text:p>
          </table:table-cell>
          <table:table-cell table:style-name="ce66" office:value-type="float" office:value="5010204" calcext:value-type="float">
            <text:p>5010204</text:p>
          </table:table-cell>
          <table:table-cell table:style-name="ce69" office:value-type="string" calcext:value-type="string">
            <text:p>LOTAN KECIL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04" calcext:value-type="float">
            <text:p>50102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3" calcext:value-type="float">
            <text:p>503</text:p>
          </table:table-cell>
          <table:table-cell table:style-name="ce66" office:value-type="float" office:value="5010205" calcext:value-type="float">
            <text:p>5010205</text:p>
          </table:table-cell>
          <table:table-cell table:style-name="ce69" office:value-type="string" calcext:value-type="string">
            <text:p>MASKER <text:s/>GP CAR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RASYA JAYA</text:p>
          </table:table-cell>
          <table:table-cell table:style-name="ce69"/>
          <table:table-cell table:style-name="ce30" office:value-type="float" office:value="5010205" calcext:value-type="float">
            <text:p>50102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2" calcext:value-type="float">
            <text:p>502</text:p>
          </table:table-cell>
          <table:table-cell table:style-name="ce66" office:value-type="float" office:value="5010206" calcext:value-type="float">
            <text:p>5010206</text:p>
          </table:table-cell>
          <table:table-cell table:style-name="ce69" office:value-type="string" calcext:value-type="string">
            <text:p>MATA GERGAJI BESI  24 T SANFL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TP</text:p>
          </table:table-cell>
          <table:table-cell table:style-name="ce69"/>
          <table:table-cell table:style-name="ce30" office:value-type="float" office:value="5010206" calcext:value-type="float">
            <text:p>50102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1" calcext:value-type="float">
            <text:p>501</text:p>
          </table:table-cell>
          <table:table-cell table:style-name="ce66" office:value-type="float" office:value="5010207" calcext:value-type="float">
            <text:p>5010207</text:p>
          </table:table-cell>
          <table:table-cell table:style-name="ce69" office:value-type="string" calcext:value-type="string">
            <text:p>MATA GERGAJI BESI  24 T SUPERFLEX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/>
          <table:table-cell table:style-name="ce30" office:value-type="float" office:value="5010207" calcext:value-type="float">
            <text:p>50102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0" calcext:value-type="float">
            <text:p>500</text:p>
          </table:table-cell>
          <table:table-cell table:style-name="ce66" office:value-type="float" office:value="5010208" calcext:value-type="float">
            <text:p>5010208</text:p>
          </table:table-cell>
          <table:table-cell table:style-name="ce69" office:value-type="string" calcext:value-type="string">
            <text:p>MATA GERGAJI TRIPLE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08" calcext:value-type="float">
            <text:p>50102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9" calcext:value-type="float">
            <text:p>499</text:p>
          </table:table-cell>
          <table:table-cell table:style-name="ce66" office:value-type="float" office:value="5010209" calcext:value-type="float">
            <text:p>5010209</text:p>
          </table:table-cell>
          <table:table-cell table:style-name="ce69" office:value-type="string" calcext:value-type="string">
            <text:p>MATA GERINDA AMPLAS  # 80 KINGDOM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09" calcext:value-type="float">
            <text:p>50102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8" calcext:value-type="float">
            <text:p>498</text:p>
          </table:table-cell>
          <table:table-cell table:style-name="ce66" office:value-type="float" office:value="5010210" calcext:value-type="float">
            <text:p>5010210</text:p>
          </table:table-cell>
          <table:table-cell table:style-name="ce69" office:value-type="string" calcext:value-type="string">
            <text:p>MATA GERINDA AMPLAS  #240 TAIY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10" calcext:value-type="float">
            <text:p>50102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7" calcext:value-type="float">
            <text:p>497</text:p>
          </table:table-cell>
          <table:table-cell table:style-name="ce66" office:value-type="float" office:value="5010211" calcext:value-type="float">
            <text:p>5010211</text:p>
          </table:table-cell>
          <table:table-cell table:style-name="ce69" office:value-type="string" calcext:value-type="string">
            <text:p>MATA GERINDA AMPLAS  # 80 TAIY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11" calcext:value-type="float">
            <text:p>50102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6" calcext:value-type="float">
            <text:p>496</text:p>
          </table:table-cell>
          <table:table-cell table:style-name="ce66" office:value-type="float" office:value="5010212" calcext:value-type="float">
            <text:p>5010212</text:p>
          </table:table-cell>
          <table:table-cell table:style-name="ce69" office:value-type="string" calcext:value-type="string">
            <text:p>MATA GERINDA POLES 4"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2" calcext:value-type="float">
            <text:p>50102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5" calcext:value-type="float">
            <text:p>495</text:p>
          </table:table-cell>
          <table:table-cell table:style-name="ce66" office:value-type="float" office:value="5010213" calcext:value-type="float">
            <text:p>5010213</text:p>
          </table:table-cell>
          <table:table-cell table:style-name="ce69" office:value-type="string" calcext:value-type="string">
            <text:p>MATA GERINDA POLES 4" NIPPON RES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13" calcext:value-type="float">
            <text:p>50102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4" calcext:value-type="float">
            <text:p>494</text:p>
          </table:table-cell>
          <table:table-cell table:style-name="ce66" office:value-type="float" office:value="5010214" calcext:value-type="float">
            <text:p>5010214</text:p>
          </table:table-cell>
          <table:table-cell table:style-name="ce69" office:value-type="string" calcext:value-type="string">
            <text:p>MATA GERINDA POLES 4" NIPPON STA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4" calcext:value-type="float">
            <text:p>50102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3" calcext:value-type="float">
            <text:p>493</text:p>
          </table:table-cell>
          <table:table-cell table:style-name="ce66" office:value-type="float" office:value="5010215" calcext:value-type="float">
            <text:p>5010215</text:p>
          </table:table-cell>
          <table:table-cell table:style-name="ce69" office:value-type="string" calcext:value-type="string">
            <text:p>MATA GERINDA POLES 4" TITA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5" calcext:value-type="float">
            <text:p>50102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2" calcext:value-type="float">
            <text:p>492</text:p>
          </table:table-cell>
          <table:table-cell table:style-name="ce66" office:value-type="float" office:value="5010216" calcext:value-type="float">
            <text:p>5010216</text:p>
          </table:table-cell>
          <table:table-cell table:style-name="ce69" office:value-type="string" calcext:value-type="string">
            <text:p>MATA GERINDA POTONG 4"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6" calcext:value-type="float">
            <text:p>50102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1" calcext:value-type="float">
            <text:p>491</text:p>
          </table:table-cell>
          <table:table-cell table:style-name="ce66" office:value-type="float" office:value="5010217" calcext:value-type="float">
            <text:p>5010217</text:p>
          </table:table-cell>
          <table:table-cell table:style-name="ce69" office:value-type="string" calcext:value-type="string">
            <text:p>MATA GERINDA POTONG 14"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7" calcext:value-type="float">
            <text:p>50102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0" calcext:value-type="float">
            <text:p>490</text:p>
          </table:table-cell>
          <table:table-cell table:style-name="ce66" office:value-type="float" office:value="5010218" calcext:value-type="float">
            <text:p>5010218</text:p>
          </table:table-cell>
          <table:table-cell table:style-name="ce69" office:value-type="string" calcext:value-type="string">
            <text:p>MATA GERINDA POTONG 14" EAGL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18" calcext:value-type="float">
            <text:p>50102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9" calcext:value-type="float">
            <text:p>489</text:p>
          </table:table-cell>
          <table:table-cell table:style-name="ce66" office:value-type="float" office:value="5010219" calcext:value-type="float">
            <text:p>5010219</text:p>
          </table:table-cell>
          <table:table-cell table:style-name="ce69" office:value-type="string" calcext:value-type="string">
            <text:p>MATA GERINDA POTONG 4" NIPPON STA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19" calcext:value-type="float">
            <text:p>50102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8" calcext:value-type="float">
            <text:p>488</text:p>
          </table:table-cell>
          <table:table-cell table:style-name="ce66" office:value-type="float" office:value="5010220" calcext:value-type="float">
            <text:p>5010220</text:p>
          </table:table-cell>
          <table:table-cell table:style-name="ce69" office:value-type="string" calcext:value-type="string">
            <text:p>MATA GERINDA POTONG 4'' NIPPON TO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20" calcext:value-type="float">
            <text:p>50102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7" calcext:value-type="float">
            <text:p>487</text:p>
          </table:table-cell>
          <table:table-cell table:style-name="ce66" office:value-type="float" office:value="5010221" calcext:value-type="float">
            <text:p>5010221</text:p>
          </table:table-cell>
          <table:table-cell table:style-name="ce69" office:value-type="string" calcext:value-type="string">
            <text:p>MATA GERINDA POTONG 4"X2" RESIB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221" calcext:value-type="float">
            <text:p>50102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6" calcext:value-type="float">
            <text:p>486</text:p>
          </table:table-cell>
          <table:table-cell table:style-name="ce66" office:value-type="float" office:value="5010222" calcext:value-type="float">
            <text:p>5010222</text:p>
          </table:table-cell>
          <table:table-cell table:style-name="ce69" office:value-type="string" calcext:value-type="string">
            <text:p>MATA GERINDA POTONG 4” W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22" calcext:value-type="float">
            <text:p>50102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5" calcext:value-type="float">
            <text:p>485</text:p>
          </table:table-cell>
          <table:table-cell table:style-name="ce66" office:value-type="float" office:value="5010223" calcext:value-type="float">
            <text:p>5010223</text:p>
          </table:table-cell>
          <table:table-cell table:style-name="ce69" office:value-type="string" calcext:value-type="string">
            <text:p>MATA GERINDA POTONG  4" LAIGAW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23" calcext:value-type="float">
            <text:p>50102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4" calcext:value-type="float">
            <text:p>484</text:p>
          </table:table-cell>
          <table:table-cell table:style-name="ce66" office:value-type="float" office:value="5010224" calcext:value-type="float">
            <text:p>5010224</text:p>
          </table:table-cell>
          <table:table-cell table:style-name="ce69" office:value-type="string" calcext:value-type="string">
            <text:p>METERAN 3 M ASAH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24" calcext:value-type="float">
            <text:p>50102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3" calcext:value-type="float">
            <text:p>483</text:p>
          </table:table-cell>
          <table:table-cell table:style-name="ce66" office:value-type="float" office:value="5010225" calcext:value-type="float">
            <text:p>5010225</text:p>
          </table:table-cell>
          <table:table-cell table:style-name="ce69" office:value-type="string" calcext:value-type="string">
            <text:p>METERAN 3 M  PA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25" calcext:value-type="float">
            <text:p>50102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2" calcext:value-type="float">
            <text:p>482</text:p>
          </table:table-cell>
          <table:table-cell table:style-name="ce66" office:value-type="float" office:value="5010226" calcext:value-type="float">
            <text:p>5010226</text:p>
          </table:table-cell>
          <table:table-cell table:style-name="ce69" office:value-type="string" calcext:value-type="string">
            <text:p>METERAN 5 M XP TOO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5010226" calcext:value-type="float">
            <text:p>50102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1" calcext:value-type="float">
            <text:p>481</text:p>
          </table:table-cell>
          <table:table-cell table:style-name="ce66" office:value-type="float" office:value="5010227" calcext:value-type="float">
            <text:p>5010227</text:p>
          </table:table-cell>
          <table:table-cell table:style-name="ce69" office:value-type="string" calcext:value-type="string">
            <text:p>METERAN  5M D'CO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T. JAYA SEMESTA K</text:p>
          </table:table-cell>
          <table:table-cell table:style-name="ce69"/>
          <table:table-cell table:style-name="ce30" office:value-type="float" office:value="5010227" calcext:value-type="float">
            <text:p>50102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0" calcext:value-type="float">
            <text:p>480</text:p>
          </table:table-cell>
          <table:table-cell table:style-name="ce66" office:value-type="float" office:value="5010228" calcext:value-type="float">
            <text:p>5010228</text:p>
          </table:table-cell>
          <table:table-cell table:style-name="ce69" office:value-type="string" calcext:value-type="string">
            <text:p>METERAN  5 M ON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28" calcext:value-type="float">
            <text:p>50102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9" calcext:value-type="float">
            <text:p>479</text:p>
          </table:table-cell>
          <table:table-cell table:style-name="ce66" office:value-type="float" office:value="5010229" calcext:value-type="float">
            <text:p>5010229</text:p>
          </table:table-cell>
          <table:table-cell table:style-name="ce69" office:value-type="string" calcext:value-type="string">
            <text:p>METERAN  7,5 M ON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229" calcext:value-type="float">
            <text:p>50102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8" calcext:value-type="float">
            <text:p>478</text:p>
          </table:table-cell>
          <table:table-cell table:style-name="ce66" office:value-type="float" office:value="5010230" calcext:value-type="float">
            <text:p>5010230</text:p>
          </table:table-cell>
          <table:table-cell table:style-name="ce69" office:value-type="string" calcext:value-type="string">
            <text:p>METERAN  7,5 M R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230" calcext:value-type="float">
            <text:p>50102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7" calcext:value-type="float">
            <text:p>477</text:p>
          </table:table-cell>
          <table:table-cell table:style-name="ce66" office:value-type="float" office:value="5010231" calcext:value-type="float">
            <text:p>5010231</text:p>
          </table:table-cell>
          <table:table-cell table:style-name="ce69" office:value-type="string" calcext:value-type="string">
            <text:p>METERAN  5 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FOG</text:p>
          </table:table-cell>
          <table:table-cell table:style-name="ce30" office:value-type="float" office:value="5010231" calcext:value-type="float">
            <text:p>50102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6" calcext:value-type="float">
            <text:p>476</text:p>
          </table:table-cell>
          <table:table-cell table:style-name="ce66" office:value-type="float" office:value="5010232" calcext:value-type="float">
            <text:p>5010232</text:p>
          </table:table-cell>
          <table:table-cell table:style-name="ce69" office:value-type="string" calcext:value-type="string">
            <text:p>OBENG - 6'' MASUCOY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32" calcext:value-type="float">
            <text:p>50102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5" calcext:value-type="float">
            <text:p>475</text:p>
          </table:table-cell>
          <table:table-cell table:style-name="ce66" office:value-type="float" office:value="5010233" calcext:value-type="float">
            <text:p>5010233</text:p>
          </table:table-cell>
          <table:table-cell table:style-name="ce69" office:value-type="string" calcext:value-type="string">
            <text:p>OBENG - 5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MERAH</text:p>
          </table:table-cell>
          <table:table-cell table:style-name="ce30" office:value-type="float" office:value="5010233" calcext:value-type="float">
            <text:p>50102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4" calcext:value-type="float">
            <text:p>474</text:p>
          </table:table-cell>
          <table:table-cell table:style-name="ce66" office:value-type="float" office:value="5010234" calcext:value-type="float">
            <text:p>5010234</text:p>
          </table:table-cell>
          <table:table-cell table:style-name="ce69" office:value-type="string" calcext:value-type="string">
            <text:p>OBENG BB 5'' GLORIO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34" calcext:value-type="float">
            <text:p>50102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3" calcext:value-type="float">
            <text:p>473</text:p>
          </table:table-cell>
          <table:table-cell table:style-name="ce66" office:value-type="float" office:value="5010235" calcext:value-type="float">
            <text:p>5010235</text:p>
          </table:table-cell>
          <table:table-cell table:style-name="ce69" office:value-type="string" calcext:value-type="string">
            <text:p>OBENG BB 6'' JIN H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35" calcext:value-type="float">
            <text:p>50102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2" calcext:value-type="float">
            <text:p>472</text:p>
          </table:table-cell>
          <table:table-cell table:style-name="ce66" office:value-type="float" office:value="5010236" calcext:value-type="float">
            <text:p>5010236</text:p>
          </table:table-cell>
          <table:table-cell table:style-name="ce69" office:value-type="string" calcext:value-type="string">
            <text:p>OBENG BB 6'' US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36" calcext:value-type="float">
            <text:p>50102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1" calcext:value-type="float">
            <text:p>471</text:p>
          </table:table-cell>
          <table:table-cell table:style-name="ce66" office:value-type="float" office:value="5010237" calcext:value-type="float">
            <text:p>5010237</text:p>
          </table:table-cell>
          <table:table-cell table:style-name="ce69" office:value-type="string" calcext:value-type="string">
            <text:p>OBENG GETOK 6'' AB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37" calcext:value-type="float">
            <text:p>50102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0" calcext:value-type="float">
            <text:p>470</text:p>
          </table:table-cell>
          <table:table-cell table:style-name="ce66" office:value-type="float" office:value="5010238" calcext:value-type="float">
            <text:p>5010238</text:p>
          </table:table-cell>
          <table:table-cell table:style-name="ce69" office:value-type="string" calcext:value-type="string">
            <text:p>OBENG GETOK <text:s/>NISH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38" calcext:value-type="float">
            <text:p>50102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9" calcext:value-type="float">
            <text:p>469</text:p>
          </table:table-cell>
          <table:table-cell table:style-name="ce66" office:value-type="float" office:value="5010239" calcext:value-type="float">
            <text:p>5010239</text:p>
          </table:table-cell>
          <table:table-cell table:style-name="ce69" office:value-type="string" calcext:value-type="string">
            <text:p>OBENG GIPSUM 65 M BENZ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39" calcext:value-type="float">
            <text:p>50102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8" calcext:value-type="float">
            <text:p>468</text:p>
          </table:table-cell>
          <table:table-cell table:style-name="ce66" office:value-type="float" office:value="5010240" calcext:value-type="float">
            <text:p>5010240</text:p>
          </table:table-cell>
          <table:table-cell table:style-name="ce69" office:value-type="string" calcext:value-type="string">
            <text:p>OBENG GIPSUM 65 M  BOSCH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40" calcext:value-type="float">
            <text:p>50102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7" calcext:value-type="float">
            <text:p>467</text:p>
          </table:table-cell>
          <table:table-cell table:style-name="ce66" office:value-type="float" office:value="5010241" calcext:value-type="float">
            <text:p>5010241</text:p>
          </table:table-cell>
          <table:table-cell table:style-name="ce69" office:value-type="string" calcext:value-type="string">
            <text:p>OBENG GIPSUM 65 M 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41" calcext:value-type="float">
            <text:p>50102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6" calcext:value-type="float">
            <text:p>466</text:p>
          </table:table-cell>
          <table:table-cell table:style-name="ce66" office:value-type="float" office:value="5010242" calcext:value-type="float">
            <text:p>5010242</text:p>
          </table:table-cell>
          <table:table-cell table:style-name="ce69" office:value-type="string" calcext:value-type="string">
            <text:p>PACUL 2 3/4 LBS AYAM H316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42" calcext:value-type="float">
            <text:p>50102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5" calcext:value-type="float">
            <text:p>465</text:p>
          </table:table-cell>
          <table:table-cell table:style-name="ce66" office:value-type="float" office:value="5010243" calcext:value-type="float">
            <text:p>5010243</text:p>
          </table:table-cell>
          <table:table-cell table:style-name="ce69" office:value-type="string" calcext:value-type="string">
            <text:p>PACUL TAMAN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OTOR</text:p>
          </table:table-cell>
          <table:table-cell table:style-name="ce69" office:value-type="string" calcext:value-type="string">
            <text:p>NAMA LAIN PANGCONG</text:p>
          </table:table-cell>
          <table:table-cell table:style-name="ce30" office:value-type="float" office:value="5010243" calcext:value-type="float">
            <text:p>50102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4" calcext:value-type="float">
            <text:p>464</text:p>
          </table:table-cell>
          <table:table-cell table:style-name="ce66" office:value-type="float" office:value="5010244" calcext:value-type="float">
            <text:p>5010244</text:p>
          </table:table-cell>
          <table:table-cell table:style-name="ce69" office:value-type="string" calcext:value-type="string">
            <text:p>PAHAT BETO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44" calcext:value-type="float">
            <text:p>50102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3" calcext:value-type="float">
            <text:p>463</text:p>
          </table:table-cell>
          <table:table-cell table:style-name="ce66" office:value-type="float" office:value="5010245" calcext:value-type="float">
            <text:p>5010245</text:p>
          </table:table-cell>
          <table:table-cell table:style-name="ce69" office:value-type="string" calcext:value-type="string">
            <text:p>PAHAT BETON TOPI - 10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245" calcext:value-type="float">
            <text:p>50102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2" calcext:value-type="float">
            <text:p>462</text:p>
          </table:table-cell>
          <table:table-cell table:style-name="ce66" office:value-type="float" office:value="5010246" calcext:value-type="float">
            <text:p>5010246</text:p>
          </table:table-cell>
          <table:table-cell table:style-name="ce69" office:value-type="string" calcext:value-type="string">
            <text:p>PAHAT KAYU 1/4"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46" calcext:value-type="float">
            <text:p>50102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1" calcext:value-type="float">
            <text:p>461</text:p>
          </table:table-cell>
          <table:table-cell table:style-name="ce66" office:value-type="float" office:value="5010247" calcext:value-type="float">
            <text:p>5010247</text:p>
          </table:table-cell>
          <table:table-cell table:style-name="ce69" office:value-type="string" calcext:value-type="string">
            <text:p>PAHAT KAYU 5/8"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47" calcext:value-type="float">
            <text:p>50102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0" calcext:value-type="float">
            <text:p>460</text:p>
          </table:table-cell>
          <table:table-cell table:style-name="ce66" office:value-type="float" office:value="5010248" calcext:value-type="float">
            <text:p>5010248</text:p>
          </table:table-cell>
          <table:table-cell table:style-name="ce69" office:value-type="string" calcext:value-type="string">
            <text:p>PAHAT KAYU 1"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48" calcext:value-type="float">
            <text:p>50102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9" calcext:value-type="float">
            <text:p>459</text:p>
          </table:table-cell>
          <table:table-cell table:style-name="ce66" office:value-type="float" office:value="5010249" calcext:value-type="float">
            <text:p>5010249</text:p>
          </table:table-cell>
          <table:table-cell table:style-name="ce69" office:value-type="string" calcext:value-type="string">
            <text:p>PAHAT KAYU 1.1/4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49" calcext:value-type="float">
            <text:p>50102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8" calcext:value-type="float">
            <text:p>458</text:p>
          </table:table-cell>
          <table:table-cell table:style-name="ce66" office:value-type="float" office:value="5010250" calcext:value-type="float">
            <text:p>5010250</text:p>
          </table:table-cell>
          <table:table-cell table:style-name="ce69" office:value-type="string" calcext:value-type="string">
            <text:p>PAHAT KAYU 1/4" FIRMER CHISEL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50" calcext:value-type="float">
            <text:p>50102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7" calcext:value-type="float">
            <text:p>457</text:p>
          </table:table-cell>
          <table:table-cell table:style-name="ce66" office:value-type="float" office:value="5010251" calcext:value-type="float">
            <text:p>5010251</text:p>
          </table:table-cell>
          <table:table-cell table:style-name="ce69" office:value-type="string" calcext:value-type="string">
            <text:p>PAHAT KAYU 5/8" FIRMER CHISEL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51" calcext:value-type="float">
            <text:p>50102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6" calcext:value-type="float">
            <text:p>456</text:p>
          </table:table-cell>
          <table:table-cell table:style-name="ce66" office:value-type="float" office:value="5010252" calcext:value-type="float">
            <text:p>5010252</text:p>
          </table:table-cell>
          <table:table-cell table:style-name="ce69" office:value-type="string" calcext:value-type="string">
            <text:p>PALU 8 OZ 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52" calcext:value-type="float">
            <text:p>50102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5" calcext:value-type="float">
            <text:p>455</text:p>
          </table:table-cell>
          <table:table-cell table:style-name="ce66" office:value-type="float" office:value="5010253" calcext:value-type="float">
            <text:p>5010253</text:p>
          </table:table-cell>
          <table:table-cell table:style-name="ce69" office:value-type="string" calcext:value-type="string">
            <text:p>PALU BOGEM 2 LB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53" calcext:value-type="float">
            <text:p>50102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4" calcext:value-type="float">
            <text:p>454</text:p>
          </table:table-cell>
          <table:table-cell table:style-name="ce66" office:value-type="float" office:value="5010254" calcext:value-type="float">
            <text:p>5010254</text:p>
          </table:table-cell>
          <table:table-cell table:style-name="ce69" office:value-type="string" calcext:value-type="string">
            <text:p>PALU BOGEM 3 LB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54" calcext:value-type="float">
            <text:p>50102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3" calcext:value-type="float">
            <text:p>453</text:p>
          </table:table-cell>
          <table:table-cell table:style-name="ce66" office:value-type="float" office:value="5010255" calcext:value-type="float">
            <text:p>5010255</text:p>
          </table:table-cell>
          <table:table-cell table:style-name="ce69" office:value-type="string" calcext:value-type="string">
            <text:p>PALU KACA 200 HANSO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255" calcext:value-type="float">
            <text:p>50102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2" calcext:value-type="float">
            <text:p>452</text:p>
          </table:table-cell>
          <table:table-cell table:style-name="ce66" office:value-type="float" office:value="5010256" calcext:value-type="float">
            <text:p>5010256</text:p>
          </table:table-cell>
          <table:table-cell table:style-name="ce69" office:value-type="string" calcext:value-type="string">
            <text:p>PALU KAMBING 0,25 ABU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56" calcext:value-type="float">
            <text:p>50102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1" calcext:value-type="float">
            <text:p>451</text:p>
          </table:table-cell>
          <table:table-cell table:style-name="ce66" office:value-type="float" office:value="5010257" calcext:value-type="float">
            <text:p>5010257</text:p>
          </table:table-cell>
          <table:table-cell table:style-name="ce69" office:value-type="string" calcext:value-type="string">
            <text:p>PALU KAMBING 0.5 KG DREXE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GG.KAYU</text:p>
          </table:table-cell>
          <table:table-cell table:style-name="ce30" office:value-type="float" office:value="5010257" calcext:value-type="float">
            <text:p>50102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0" calcext:value-type="float">
            <text:p>450</text:p>
          </table:table-cell>
          <table:table-cell table:style-name="ce66" office:value-type="float" office:value="5010258" calcext:value-type="float">
            <text:p>5010258</text:p>
          </table:table-cell>
          <table:table-cell table:style-name="ce69" office:value-type="string" calcext:value-type="string">
            <text:p>PALU KAMBING 0,25 LINGGIS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PALU LINGGIS</text:p>
          </table:table-cell>
          <table:table-cell table:style-name="ce30" office:value-type="float" office:value="5010258" calcext:value-type="float">
            <text:p>50102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9" calcext:value-type="float">
            <text:p>449</text:p>
          </table:table-cell>
          <table:table-cell table:style-name="ce66" office:value-type="float" office:value="5010259" calcext:value-type="float">
            <text:p>5010259</text:p>
          </table:table-cell>
          <table:table-cell table:style-name="ce69" office:value-type="string" calcext:value-type="string">
            <text:p>PALU KAMBING 0,25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5010259" calcext:value-type="float">
            <text:p>50102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8" calcext:value-type="float">
            <text:p>448</text:p>
          </table:table-cell>
          <table:table-cell table:style-name="ce66" office:value-type="float" office:value="5010260" calcext:value-type="float">
            <text:p>5010260</text:p>
          </table:table-cell>
          <table:table-cell table:style-name="ce69" office:value-type="string" calcext:value-type="string">
            <text:p>PALU KAMBING 0,5 STAMVIC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5010260" calcext:value-type="float">
            <text:p>50102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7" calcext:value-type="float">
            <text:p>447</text:p>
          </table:table-cell>
          <table:table-cell table:style-name="ce66" office:value-type="float" office:value="5010261" calcext:value-type="float">
            <text:p>5010261</text:p>
          </table:table-cell>
          <table:table-cell table:style-name="ce69" office:value-type="string" calcext:value-type="string">
            <text:p>PALU KAMBING 0,25 WORKM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261" calcext:value-type="float">
            <text:p>50102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6" calcext:value-type="float">
            <text:p>446</text:p>
          </table:table-cell>
          <table:table-cell table:style-name="ce66" office:value-type="float" office:value="5010262" calcext:value-type="float">
            <text:p>5010262</text:p>
          </table:table-cell>
          <table:table-cell table:style-name="ce69" office:value-type="string" calcext:value-type="string">
            <text:p>PALU KARET KECIL STAMVIK PALLAZ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62" calcext:value-type="float">
            <text:p>50102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5" calcext:value-type="float">
            <text:p>445</text:p>
          </table:table-cell>
          <table:table-cell table:style-name="ce66" office:value-type="float" office:value="5010263" calcext:value-type="float">
            <text:p>5010263</text:p>
          </table:table-cell>
          <table:table-cell table:style-name="ce69" office:value-type="string" calcext:value-type="string">
            <text:p>PALU KARET SEDANG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263" calcext:value-type="float">
            <text:p>50102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4" calcext:value-type="float">
            <text:p>444</text:p>
          </table:table-cell>
          <table:table-cell table:style-name="ce66" office:value-type="float" office:value="5010264" calcext:value-type="float">
            <text:p>5010264</text:p>
          </table:table-cell>
          <table:table-cell table:style-name="ce69" office:value-type="string" calcext:value-type="string">
            <text:p>PALU KARET 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5010264" calcext:value-type="float">
            <text:p>50102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3" calcext:value-type="float">
            <text:p>443</text:p>
          </table:table-cell>
          <table:table-cell table:style-name="ce66" office:value-type="float" office:value="5010265" calcext:value-type="float">
            <text:p>5010265</text:p>
          </table:table-cell>
          <table:table-cell table:style-name="ce69" office:value-type="string" calcext:value-type="string">
            <text:p>PALU KONDE 1 LB AXEL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265" calcext:value-type="float">
            <text:p>50102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2" calcext:value-type="float">
            <text:p>442</text:p>
          </table:table-cell>
          <table:table-cell table:style-name="ce66" office:value-type="float" office:value="5010266" calcext:value-type="float">
            <text:p>5010266</text:p>
          </table:table-cell>
          <table:table-cell table:style-name="ce69" office:value-type="string" calcext:value-type="string">
            <text:p>PALU KONDE 1 LB FUKUD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66" calcext:value-type="float">
            <text:p>50102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1" calcext:value-type="float">
            <text:p>441</text:p>
          </table:table-cell>
          <table:table-cell table:style-name="ce66" office:value-type="float" office:value="5010267" calcext:value-type="float">
            <text:p>5010267</text:p>
          </table:table-cell>
          <table:table-cell table:style-name="ce69" office:value-type="string" calcext:value-type="string">
            <text:p>PEMOTONG GRANIT 4''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67" calcext:value-type="float">
            <text:p>50102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0" calcext:value-type="float">
            <text:p>440</text:p>
          </table:table-cell>
          <table:table-cell table:style-name="ce66" office:value-type="float" office:value="5010268" calcext:value-type="float">
            <text:p>5010268</text:p>
          </table:table-cell>
          <table:table-cell table:style-name="ce69" office:value-type="string" calcext:value-type="string">
            <text:p>PEMOTONG KERAMIK 4'' 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68" calcext:value-type="float">
            <text:p>50102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9" calcext:value-type="float">
            <text:p>439</text:p>
          </table:table-cell>
          <table:table-cell table:style-name="ce66" office:value-type="float" office:value="5010269" calcext:value-type="float">
            <text:p>5010269</text:p>
          </table:table-cell>
          <table:table-cell table:style-name="ce69" office:value-type="string" calcext:value-type="string">
            <text:p>PEMOTONG KERAMIK 4'' FUJITS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CSM, FAIZ</text:p>
          </table:table-cell>
          <table:table-cell table:style-name="ce69"/>
          <table:table-cell table:style-name="ce30" office:value-type="float" office:value="5010269" calcext:value-type="float">
            <text:p>50102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8" calcext:value-type="float">
            <text:p>438</text:p>
          </table:table-cell>
          <table:table-cell table:style-name="ce66" office:value-type="float" office:value="5010270" calcext:value-type="float">
            <text:p>5010270</text:p>
          </table:table-cell>
          <table:table-cell table:style-name="ce69" office:value-type="string" calcext:value-type="string">
            <text:p>PEMOTONG KERAMIK 4'' MAKI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5010270" calcext:value-type="float">
            <text:p>50102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7" calcext:value-type="float">
            <text:p>437</text:p>
          </table:table-cell>
          <table:table-cell table:style-name="ce66" office:value-type="float" office:value="5010271" calcext:value-type="float">
            <text:p>5010271</text:p>
          </table:table-cell>
          <table:table-cell table:style-name="ce69" office:value-type="string" calcext:value-type="string">
            <text:p>PEMOTONG KERAMIK 4'' MOLA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71" calcext:value-type="float">
            <text:p>50102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6" calcext:value-type="float">
            <text:p>436</text:p>
          </table:table-cell>
          <table:table-cell table:style-name="ce66" office:value-type="float" office:value="5010272" calcext:value-type="float">
            <text:p>5010272</text:p>
          </table:table-cell>
          <table:table-cell table:style-name="ce69" office:value-type="string" calcext:value-type="string">
            <text:p>PENGGARIS 12'' MJ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72" calcext:value-type="float">
            <text:p>50102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5" calcext:value-type="float">
            <text:p>435</text:p>
          </table:table-cell>
          <table:table-cell table:style-name="ce66" office:value-type="float" office:value="5010273" calcext:value-type="float">
            <text:p>5010273</text:p>
          </table:table-cell>
          <table:table-cell table:style-name="ce69" office:value-type="string" calcext:value-type="string">
            <text:p>PENGKI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JP</text:p>
          </table:table-cell>
          <table:table-cell table:style-name="ce69" office:value-type="string" calcext:value-type="string">
            <text:p>HIJAU</text:p>
          </table:table-cell>
          <table:table-cell table:style-name="ce30" office:value-type="float" office:value="5010273" calcext:value-type="float">
            <text:p>50102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4" calcext:value-type="float">
            <text:p>434</text:p>
          </table:table-cell>
          <table:table-cell table:style-name="ce66" office:value-type="float" office:value="5010274" calcext:value-type="float">
            <text:p>5010274</text:p>
          </table:table-cell>
          <table:table-cell table:style-name="ce69" office:value-type="string" calcext:value-type="string">
            <text:p>PENSIL TUKANG <text:s/>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4" calcext:value-type="float">
            <text:p>50102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3" calcext:value-type="float">
            <text:p>433</text:p>
          </table:table-cell>
          <table:table-cell table:style-name="ce66" office:value-type="float" office:value="5010275" calcext:value-type="float">
            <text:p>5010275</text:p>
          </table:table-cell>
          <table:table-cell table:style-name="ce69" office:value-type="string" calcext:value-type="string">
            <text:p>PISAU KERAMIK NR 112 NIKKE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5" calcext:value-type="float">
            <text:p>50102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2" calcext:value-type="float">
            <text:p>432</text:p>
          </table:table-cell>
          <table:table-cell table:style-name="ce66" office:value-type="float" office:value="5010276" calcext:value-type="float">
            <text:p>5010276</text:p>
          </table:table-cell>
          <table:table-cell table:style-name="ce69" office:value-type="string" calcext:value-type="string">
            <text:p>PISAU KERAMIK NR 105 NIKKEN RESIB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6" calcext:value-type="float">
            <text:p>50102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1" calcext:value-type="float">
            <text:p>431</text:p>
          </table:table-cell>
          <table:table-cell table:style-name="ce66" office:value-type="float" office:value="5010277" calcext:value-type="float">
            <text:p>5010277</text:p>
          </table:table-cell>
          <table:table-cell table:style-name="ce69" office:value-type="string" calcext:value-type="string">
            <text:p>PISAU POTONG KERAMIC NR 105 MATA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7" calcext:value-type="float">
            <text:p>50102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0" calcext:value-type="float">
            <text:p>430</text:p>
          </table:table-cell>
          <table:table-cell table:style-name="ce66" office:value-type="float" office:value="5010278" calcext:value-type="float">
            <text:p>5010278</text:p>
          </table:table-cell>
          <table:table-cell table:style-name="ce69" office:value-type="string" calcext:value-type="string">
            <text:p>PISAU SERUT KAYU 1" RABBI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8" calcext:value-type="float">
            <text:p>50102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9" calcext:value-type="float">
            <text:p>429</text:p>
          </table:table-cell>
          <table:table-cell table:style-name="ce66" office:value-type="float" office:value="5010279" calcext:value-type="float">
            <text:p>5010279</text:p>
          </table:table-cell>
          <table:table-cell table:style-name="ce69" office:value-type="string" calcext:value-type="string">
            <text:p>PISAU SERUT KAYU 1 1/2" RABBI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79" calcext:value-type="float">
            <text:p>50102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8" calcext:value-type="float">
            <text:p>428</text:p>
          </table:table-cell>
          <table:table-cell table:style-name="ce66" office:value-type="float" office:value="5010280" calcext:value-type="float">
            <text:p>5010280</text:p>
          </table:table-cell>
          <table:table-cell table:style-name="ce69" office:value-type="string" calcext:value-type="string">
            <text:p>PISAU SERUT KAYU 1 3/4" RABBIT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80" calcext:value-type="float">
            <text:p>50102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7" calcext:value-type="float">
            <text:p>427</text:p>
          </table:table-cell>
          <table:table-cell table:style-name="ce66" office:value-type="float" office:value="5010281" calcext:value-type="float">
            <text:p>5010281</text:p>
          </table:table-cell>
          <table:table-cell table:style-name="ce69" office:value-type="string" calcext:value-type="string">
            <text:p>RESKAM <text:s/>AJ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PVC</text:p>
          </table:table-cell>
          <table:table-cell table:style-name="ce30" office:value-type="float" office:value="5010281" calcext:value-type="float">
            <text:p>50102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6" calcext:value-type="float">
            <text:p>426</text:p>
          </table:table-cell>
          <table:table-cell table:style-name="ce66" office:value-type="float" office:value="5010282" calcext:value-type="float">
            <text:p>5010282</text:p>
          </table:table-cell>
          <table:table-cell table:style-name="ce69" office:value-type="string" calcext:value-type="string">
            <text:p>RESKAM <text:s/>AT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82" calcext:value-type="float">
            <text:p>50102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5" calcext:value-type="float">
            <text:p>425</text:p>
          </table:table-cell>
          <table:table-cell table:style-name="ce66" office:value-type="float" office:value="5010283" calcext:value-type="float">
            <text:p>5010283</text:p>
          </table:table-cell>
          <table:table-cell table:style-name="ce69" office:value-type="string" calcext:value-type="string">
            <text:p>RESKAM <text:s/>LEMKRA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GIGI KECIL</text:p>
          </table:table-cell>
          <table:table-cell table:style-name="ce30" office:value-type="float" office:value="5010283" calcext:value-type="float">
            <text:p>50102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4" calcext:value-type="float">
            <text:p>424</text:p>
          </table:table-cell>
          <table:table-cell table:style-name="ce66" office:value-type="float" office:value="5010284" calcext:value-type="float">
            <text:p>5010284</text:p>
          </table:table-cell>
          <table:table-cell table:style-name="ce69" office:value-type="string" calcext:value-type="string">
            <text:p>RESKAM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84" calcext:value-type="float">
            <text:p>50102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3" calcext:value-type="float">
            <text:p>423</text:p>
          </table:table-cell>
          <table:table-cell table:style-name="ce66" office:value-type="float" office:value="5010285" calcext:value-type="float">
            <text:p>5010285</text:p>
          </table:table-cell>
          <table:table-cell table:style-name="ce69" office:value-type="string" calcext:value-type="string">
            <text:p>ROLL CAT KAPAL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MA ISI NYA</text:p>
          </table:table-cell>
          <table:table-cell table:style-name="ce30" office:value-type="float" office:value="5010285" calcext:value-type="float">
            <text:p>50102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2" calcext:value-type="float">
            <text:p>422</text:p>
          </table:table-cell>
          <table:table-cell table:style-name="ce66" office:value-type="float" office:value="5010286" calcext:value-type="float">
            <text:p>5010286</text:p>
          </table:table-cell>
          <table:table-cell table:style-name="ce69" office:value-type="string" calcext:value-type="string">
            <text:p>RUMAH SERUTAN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86" calcext:value-type="float">
            <text:p>50102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1" calcext:value-type="float">
            <text:p>421</text:p>
          </table:table-cell>
          <table:table-cell table:style-name="ce66" office:value-type="float" office:value="5010287" calcext:value-type="float">
            <text:p>5010287</text:p>
          </table:table-cell>
          <table:table-cell table:style-name="ce69" office:value-type="string" calcext:value-type="string">
            <text:p>SARUNG TANGAN BESAR  BINTI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AM</text:p>
          </table:table-cell>
          <table:table-cell table:style-name="ce69"/>
          <table:table-cell table:style-name="ce30" office:value-type="float" office:value="5010287" calcext:value-type="float">
            <text:p>50102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0" calcext:value-type="float">
            <text:p>420</text:p>
          </table:table-cell>
          <table:table-cell table:style-name="ce66" office:value-type="float" office:value="5010288" calcext:value-type="float">
            <text:p>5010288</text:p>
          </table:table-cell>
          <table:table-cell table:style-name="ce69" office:value-type="string" calcext:value-type="string">
            <text:p>SARUNG TANGAN BESAR 3 BENANG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5010288" calcext:value-type="float">
            <text:p>50102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9" calcext:value-type="float">
            <text:p>419</text:p>
          </table:table-cell>
          <table:table-cell table:style-name="ce66" office:value-type="float" office:value="5010289" calcext:value-type="float">
            <text:p>5010289</text:p>
          </table:table-cell>
          <table:table-cell table:style-name="ce69" office:value-type="string" calcext:value-type="string">
            <text:p>SARUNG TANGAN KARET <text:s/>MIAM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ORANGE</text:p>
          </table:table-cell>
          <table:table-cell table:style-name="ce30" office:value-type="float" office:value="5010289" calcext:value-type="float">
            <text:p>50102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8" calcext:value-type="float">
            <text:p>418</text:p>
          </table:table-cell>
          <table:table-cell table:style-name="ce66" office:value-type="float" office:value="5010290" calcext:value-type="float">
            <text:p>5010290</text:p>
          </table:table-cell>
          <table:table-cell table:style-name="ce69" office:value-type="string" calcext:value-type="string">
            <text:p>SENDOK SEMEN PANJANG GALUR PALS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JIN</text:p>
          </table:table-cell>
          <table:table-cell table:style-name="ce69"/>
          <table:table-cell table:style-name="ce30" office:value-type="float" office:value="5010290" calcext:value-type="float">
            <text:p>50102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7" calcext:value-type="float">
            <text:p>417</text:p>
          </table:table-cell>
          <table:table-cell table:style-name="ce66" office:value-type="float" office:value="5010291" calcext:value-type="float">
            <text:p>5010291</text:p>
          </table:table-cell>
          <table:table-cell table:style-name="ce69" office:value-type="string" calcext:value-type="string">
            <text:p>SENDOK SEMEN PENDEK BAJA GALUR ASL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OJIN</text:p>
          </table:table-cell>
          <table:table-cell table:style-name="ce69"/>
          <table:table-cell table:style-name="ce30" office:value-type="float" office:value="5010291" calcext:value-type="float">
            <text:p>50102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6" calcext:value-type="float">
            <text:p>416</text:p>
          </table:table-cell>
          <table:table-cell table:style-name="ce66" office:value-type="float" office:value="5010292" calcext:value-type="float">
            <text:p>5010292</text:p>
          </table:table-cell>
          <table:table-cell table:style-name="ce69" office:value-type="string" calcext:value-type="string">
            <text:p>SENDOK SEMEN BAJA PANJANG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92" calcext:value-type="float">
            <text:p>50102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5" calcext:value-type="float">
            <text:p>415</text:p>
          </table:table-cell>
          <table:table-cell table:style-name="ce66" office:value-type="float" office:value="5010293" calcext:value-type="float">
            <text:p>5010293</text:p>
          </table:table-cell>
          <table:table-cell table:style-name="ce69" office:value-type="string" calcext:value-type="string">
            <text:p>SEPATU BOOT 42 FORL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293" calcext:value-type="float">
            <text:p>50102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4" calcext:value-type="float">
            <text:p>414</text:p>
          </table:table-cell>
          <table:table-cell table:style-name="ce66" office:value-type="float" office:value="5010294" calcext:value-type="float">
            <text:p>5010294</text:p>
          </table:table-cell>
          <table:table-cell table:style-name="ce69" office:value-type="string" calcext:value-type="string">
            <text:p>SEPATU BOOT 27 JEE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294" calcext:value-type="float">
            <text:p>50102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3" calcext:value-type="float">
            <text:p>413</text:p>
          </table:table-cell>
          <table:table-cell table:style-name="ce66" office:value-type="float" office:value="5010295" calcext:value-type="float">
            <text:p>5010295</text:p>
          </table:table-cell>
          <table:table-cell table:style-name="ce69" office:value-type="string" calcext:value-type="string">
            <text:p>SEPIDOL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ELI D PASAR</text:p>
          </table:table-cell>
          <table:table-cell table:style-name="ce69" office:value-type="string" calcext:value-type="string">
            <text:p>WARNA MERAH </text:p>
          </table:table-cell>
          <table:table-cell table:style-name="ce30" office:value-type="float" office:value="5010295" calcext:value-type="float">
            <text:p>50102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2" calcext:value-type="float">
            <text:p>412</text:p>
          </table:table-cell>
          <table:table-cell table:style-name="ce66" office:value-type="float" office:value="5010296" calcext:value-type="float">
            <text:p>5010296</text:p>
          </table:table-cell>
          <table:table-cell table:style-name="ce69" office:value-type="string" calcext:value-type="string">
            <text:p>SIKAT KAWAT BAJA 8 BARIS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5010296" calcext:value-type="float">
            <text:p>50102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1" calcext:value-type="float">
            <text:p>411</text:p>
          </table:table-cell>
          <table:table-cell table:style-name="ce66" office:value-type="float" office:value="5010297" calcext:value-type="float">
            <text:p>5010297</text:p>
          </table:table-cell>
          <table:table-cell table:style-name="ce69" office:value-type="string" calcext:value-type="string">
            <text:p>SIKAT KAWAT BIASA KASAR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97" calcext:value-type="float">
            <text:p>50102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0" calcext:value-type="float">
            <text:p>410</text:p>
          </table:table-cell>
          <table:table-cell table:style-name="ce66" office:value-type="float" office:value="5010298" calcext:value-type="float">
            <text:p>5010298</text:p>
          </table:table-cell>
          <table:table-cell table:style-name="ce69" office:value-type="string" calcext:value-type="string">
            <text:p>SIKAT KAWAT KUNINGAN <text:s/>EAGLE 220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TURUN RP 1.000 PALING</text:p>
          </table:table-cell>
          <table:table-cell table:style-name="ce30" office:value-type="float" office:value="5010298" calcext:value-type="float">
            <text:p>50102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9" calcext:value-type="float">
            <text:p>409</text:p>
          </table:table-cell>
          <table:table-cell table:style-name="ce66" office:value-type="float" office:value="5010299" calcext:value-type="float">
            <text:p>5010299</text:p>
          </table:table-cell>
          <table:table-cell table:style-name="ce69" office:value-type="string" calcext:value-type="string">
            <text:p>SIKAT KAWAT TULIS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299" calcext:value-type="float">
            <text:p>50102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8" calcext:value-type="float">
            <text:p>408</text:p>
          </table:table-cell>
          <table:table-cell table:style-name="ce66" office:value-type="float" office:value="5010300" calcext:value-type="float">
            <text:p>5010300</text:p>
          </table:table-cell>
          <table:table-cell table:style-name="ce69" office:value-type="string" calcext:value-type="string">
            <text:p>TALI TIMBA 15 METER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5010300" calcext:value-type="float">
            <text:p>50103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7" calcext:value-type="float">
            <text:p>407</text:p>
          </table:table-cell>
          <table:table-cell table:style-name="ce66" office:value-type="float" office:value="5010301" calcext:value-type="float">
            <text:p>5010301</text:p>
          </table:table-cell>
          <table:table-cell table:style-name="ce69" office:value-type="string" calcext:value-type="string">
            <text:p>TAMBANG  4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/>
          <table:table-cell table:style-name="ce69" office:value-type="string" calcext:value-type="string">
            <text:p>BESI</text:p>
          </table:table-cell>
          <table:table-cell table:style-name="ce30" office:value-type="float" office:value="5010301" calcext:value-type="float">
            <text:p>50103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6" calcext:value-type="float">
            <text:p>406</text:p>
          </table:table-cell>
          <table:table-cell table:style-name="ce66" office:value-type="float" office:value="5010302" calcext:value-type="float">
            <text:p>5010302</text:p>
          </table:table-cell>
          <table:table-cell table:style-name="ce69" office:value-type="string" calcext:value-type="string">
            <text:p>TANG KOMBINASI PRESS 7" MAIK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302" calcext:value-type="float">
            <text:p>50103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5" calcext:value-type="float">
            <text:p>405</text:p>
          </table:table-cell>
          <table:table-cell table:style-name="ce66" office:value-type="float" office:value="5010303" calcext:value-type="float">
            <text:p>5010303</text:p>
          </table:table-cell>
          <table:table-cell table:style-name="ce69" office:value-type="string" calcext:value-type="string">
            <text:p>TANG KOMBINASI PRESS 8" XINEXT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303" calcext:value-type="float">
            <text:p>50103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4" calcext:value-type="float">
            <text:p>404</text:p>
          </table:table-cell>
          <table:table-cell table:style-name="ce66" office:value-type="float" office:value="5010304" calcext:value-type="float">
            <text:p>5010304</text:p>
          </table:table-cell>
          <table:table-cell table:style-name="ce69" office:value-type="string" calcext:value-type="string">
            <text:p>TANG POTONG BIASA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304" calcext:value-type="float">
            <text:p>50103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3" calcext:value-type="float">
            <text:p>403</text:p>
          </table:table-cell>
          <table:table-cell table:style-name="ce66" office:value-type="float" office:value="5010305" calcext:value-type="float">
            <text:p>5010305</text:p>
          </table:table-cell>
          <table:table-cell table:style-name="ce69" office:value-type="string" calcext:value-type="string">
            <text:p>TANG RIPET 9" TOR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5010305" calcext:value-type="float">
            <text:p>50103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2" calcext:value-type="float">
            <text:p>402</text:p>
          </table:table-cell>
          <table:table-cell table:style-name="ce66" office:value-type="float" office:value="5010306" calcext:value-type="float">
            <text:p>5010306</text:p>
          </table:table-cell>
          <table:table-cell table:style-name="ce69" office:value-type="string" calcext:value-type="string">
            <text:p>TEMBAKAN SEALENT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306" calcext:value-type="float">
            <text:p>50103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1" calcext:value-type="float">
            <text:p>401</text:p>
          </table:table-cell>
          <table:table-cell table:style-name="ce66" office:value-type="float" office:value="5010307" calcext:value-type="float">
            <text:p>5010307</text:p>
          </table:table-cell>
          <table:table-cell table:style-name="ce69" office:value-type="string" calcext:value-type="string">
            <text:p>WATERPASS ALUMUNIUM 45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5010307" calcext:value-type="float">
            <text:p>50103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0" calcext:value-type="float">
            <text:p>400</text:p>
          </table:table-cell>
          <table:table-cell table:style-name="ce66" office:value-type="float" office:value="5010308" calcext:value-type="float">
            <text:p>5010308</text:p>
          </table:table-cell>
          <table:table-cell table:style-name="ce69" office:value-type="string" calcext:value-type="string">
            <text:p>WATERPASS ALUMUNIUM 60 CM XINEXTE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5010308" calcext:value-type="float">
            <text:p>50103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9" calcext:value-type="float">
            <text:p>399</text:p>
          </table:table-cell>
          <table:table-cell table:style-name="ce66" office:value-type="float" office:value="5010309" calcext:value-type="float">
            <text:p>5010309</text:p>
          </table:table-cell>
          <table:table-cell table:style-name="ce69" office:value-type="string" calcext:value-type="string">
            <text:p>WATERPASS MAGNET 45 CM 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5010309" calcext:value-type="float">
            <text:p>50103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8" calcext:value-type="float">
            <text:p>398</text:p>
          </table:table-cell>
          <table:table-cell table:style-name="ce66" office:value-type="float" office:value="5010310" calcext:value-type="float">
            <text:p>5010310</text:p>
          </table:table-cell>
          <table:table-cell table:style-name="ce69" office:value-type="string" calcext:value-type="string">
            <text:p>WATERPASS SELANG 3/4" COBRA MAS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5010310" calcext:value-type="float">
            <text:p>50103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7" calcext:value-type="float">
            <text:p>397</text:p>
          </table:table-cell>
          <table:table-cell table:style-name="ce66" office:value-type="float" office:value="5010311" calcext:value-type="float">
            <text:p>5010311</text:p>
          </table:table-cell>
          <table:table-cell table:style-name="ce69" office:value-type="string" calcext:value-type="string">
            <text:p>WATERPASS SELANG 1/2" ELASTIS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5010311" calcext:value-type="float">
            <text:p>50103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2"/>
          <table:table-cell table:style-name="ce65" office:value-type="float" office:value="5192001" calcext:value-type="float">
            <text:p>5192001</text:p>
          </table:table-cell>
          <table:table-cell table:style-name="ce62" office:value-type="string" calcext:value-type="string">
            <text:p>SAPU LIDI</text:p>
          </table:table-cell>
          <table:table-cell table:style-name="ce62" office:value-type="string" calcext:value-type="string">
            <text:p>BUAH</text:p>
          </table:table-cell>
          <table:table-cell table:style-name="ce62" table:number-columns-repeated="2"/>
          <table:table-cell table:style-name="ce62" office:value-type="float" office:value="5192001" calcext:value-type="float">
            <text:p>51920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6" calcext:value-type="float">
            <text:p>396</text:p>
          </table:table-cell>
          <table:table-cell table:style-name="ce66" office:value-type="float" office:value="6000000" calcext:value-type="float">
            <text:p>6000000</text:p>
          </table:table-cell>
          <table:table-cell table:style-name="ce69" office:value-type="string" calcext:value-type="string">
            <text:p>6 KODE  (KUNCI - KUNCI) <text:s/></text:p>
          </table:table-cell>
          <table:table-cell table:style-name="ce69" table:number-columns-repeated="3"/>
          <table:table-cell table:style-name="ce30" office:value-type="float" office:value="6000000" calcext:value-type="float">
            <text:p>60000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95" calcext:value-type="float">
            <text:p>395</text:p>
          </table:table-cell>
          <table:table-cell table:style-name="ce66" office:value-type="float" office:value="6020001" calcext:value-type="float">
            <text:p>6020001</text:p>
          </table:table-cell>
          <table:table-cell table:style-name="ce69" office:value-type="string" calcext:value-type="string">
            <text:p>BODY DORONG KUNCI BESAR AXELL 514 G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6020001" calcext:value-type="float">
            <text:p>602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94" calcext:value-type="float">
            <text:p>394</text:p>
          </table:table-cell>
          <table:table-cell table:style-name="ce66" office:value-type="float" office:value="6020002" calcext:value-type="float">
            <text:p>6020002</text:p>
          </table:table-cell>
          <table:table-cell table:style-name="ce69" office:value-type="string" calcext:value-type="string">
            <text:p>BODY DORONG KUNCI BESAR YALE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6020002" calcext:value-type="float">
            <text:p>602000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93" calcext:value-type="float">
            <text:p>393</text:p>
          </table:table-cell>
          <table:table-cell table:style-name="ce66" office:value-type="float" office:value="6020003" calcext:value-type="float">
            <text:p>6020003</text:p>
          </table:table-cell>
          <table:table-cell table:style-name="ce69" office:value-type="string" calcext:value-type="string">
            <text:p>BODY LIDAH KUNCI BESAR BOLZANO AA 85X40MM-L60N S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03" calcext:value-type="float">
            <text:p>60200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2" calcext:value-type="float">
            <text:p>392</text:p>
          </table:table-cell>
          <table:table-cell table:style-name="ce66" office:value-type="float" office:value="6020004" calcext:value-type="float">
            <text:p>6020004</text:p>
          </table:table-cell>
          <table:table-cell table:style-name="ce69" office:value-type="string" calcext:value-type="string">
            <text:p>BODY LIDAH KUNCI BESAR MI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04" calcext:value-type="float">
            <text:p>602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1" calcext:value-type="float">
            <text:p>391</text:p>
          </table:table-cell>
          <table:table-cell table:style-name="ce66" office:value-type="float" office:value="6020005" calcext:value-type="float">
            <text:p>6020005</text:p>
          </table:table-cell>
          <table:table-cell table:style-name="ce69" office:value-type="string" calcext:value-type="string">
            <text:p>BODY LIDAH KUNCI BESAR SSSK ART NO 7011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05" calcext:value-type="float">
            <text:p>602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0" calcext:value-type="float">
            <text:p>390</text:p>
          </table:table-cell>
          <table:table-cell table:style-name="ce66" office:value-type="float" office:value="6020006" calcext:value-type="float">
            <text:p>6020006</text:p>
          </table:table-cell>
          <table:table-cell table:style-name="ce69" office:value-type="string" calcext:value-type="string">
            <text:p>BODY LIDAH KUNCI BESAR VERIN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6020006" calcext:value-type="float">
            <text:p>602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9" calcext:value-type="float">
            <text:p>389</text:p>
          </table:table-cell>
          <table:table-cell table:style-name="ce66" office:value-type="float" office:value="6020007" calcext:value-type="float">
            <text:p>6020007</text:p>
          </table:table-cell>
          <table:table-cell table:style-name="ce69" office:value-type="string" calcext:value-type="string">
            <text:p>BODY PELOR KUNCI BESAR HOLY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07" calcext:value-type="float">
            <text:p>602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8" calcext:value-type="float">
            <text:p>388</text:p>
          </table:table-cell>
          <table:table-cell table:style-name="ce66" office:value-type="float" office:value="6020008" calcext:value-type="float">
            <text:p>6020008</text:p>
          </table:table-cell>
          <table:table-cell table:style-name="ce69" office:value-type="string" calcext:value-type="string">
            <text:p>BODY PELOR KUNCI BESAR NICOL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/>
          <table:table-cell table:style-name="ce30" office:value-type="float" office:value="6020008" calcext:value-type="float">
            <text:p>602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7" calcext:value-type="float">
            <text:p>387</text:p>
          </table:table-cell>
          <table:table-cell table:style-name="ce66" office:value-type="float" office:value="6020009" calcext:value-type="float">
            <text:p>6020009</text:p>
          </table:table-cell>
          <table:table-cell table:style-name="ce69" office:value-type="string" calcext:value-type="string">
            <text:p>CAPIT UDANG <text:s/>FAWI 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09" calcext:value-type="float">
            <text:p>602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6" calcext:value-type="float">
            <text:p>386</text:p>
          </table:table-cell>
          <table:table-cell table:style-name="ce66" office:value-type="float" office:value="6020010" calcext:value-type="float">
            <text:p>6020010</text:p>
          </table:table-cell>
          <table:table-cell table:style-name="ce69" office:value-type="string" calcext:value-type="string">
            <text:p>DOOR HANDLE PINTU KECIL AXELL 5733 SN/G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10" calcext:value-type="float">
            <text:p>602001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85" calcext:value-type="float">
            <text:p>385</text:p>
          </table:table-cell>
          <table:table-cell table:style-name="ce66" office:value-type="float" office:value="6020011" calcext:value-type="float">
            <text:p>6020011</text:p>
          </table:table-cell>
          <table:table-cell table:style-name="ce69" office:value-type="string" calcext:value-type="string">
            <text:p>DOOR HANDLE PINTU KECIL BOLZANO F77-RA11 NB/N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11" calcext:value-type="float">
            <text:p>602001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84" calcext:value-type="float">
            <text:p>384</text:p>
          </table:table-cell>
          <table:table-cell table:style-name="ce66" office:value-type="float" office:value="6020012" calcext:value-type="float">
            <text:p>6020012</text:p>
          </table:table-cell>
          <table:table-cell table:style-name="ce69" office:value-type="string" calcext:value-type="string">
            <text:p>DOOR HANDLE PINTU BESAR BOLZANO HUMMER A NB/NP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SATU SET DENGAN BODY PELOR</text:p>
          </table:table-cell>
          <table:table-cell table:style-name="ce30" office:value-type="float" office:value="6020012" calcext:value-type="float">
            <text:p>602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3" calcext:value-type="float">
            <text:p>383</text:p>
          </table:table-cell>
          <table:table-cell table:style-name="ce66" office:value-type="float" office:value="6020013" calcext:value-type="float">
            <text:p>6020013</text:p>
          </table:table-cell>
          <table:table-cell table:style-name="ce69" office:value-type="string" calcext:value-type="string">
            <text:p>DOOR HANDLE PINTU BESAR BOLZANO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PEGANGANYA AJA</text:p>
          </table:table-cell>
          <table:table-cell table:style-name="ce30" office:value-type="float" office:value="6020013" calcext:value-type="float">
            <text:p>602001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82" calcext:value-type="float">
            <text:p>382</text:p>
          </table:table-cell>
          <table:table-cell table:style-name="ce66" office:value-type="float" office:value="6020014" calcext:value-type="float">
            <text:p>6020014</text:p>
          </table:table-cell>
          <table:table-cell table:style-name="ce69" office:value-type="string" calcext:value-type="string">
            <text:p>DOOR HANDLE PINTU BESAR BOLZANO LEXUS A NB/G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PELOR</text:p>
          </table:table-cell>
          <table:table-cell table:style-name="ce30" office:value-type="float" office:value="6020014" calcext:value-type="float">
            <text:p>602001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81" calcext:value-type="float">
            <text:p>381</text:p>
          </table:table-cell>
          <table:table-cell table:style-name="ce66" office:value-type="float" office:value="6020015" calcext:value-type="float">
            <text:p>6020015</text:p>
          </table:table-cell>
          <table:table-cell table:style-name="ce69" office:value-type="string" calcext:value-type="string">
            <text:p>DOOR HANDLE PINTU BESAR ESTILO EST P-PESO NB/G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15" calcext:value-type="float">
            <text:p>602001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80" calcext:value-type="float">
            <text:p>380</text:p>
          </table:table-cell>
          <table:table-cell table:style-name="ce66" office:value-type="float" office:value="6020016" calcext:value-type="float">
            <text:p>6020016</text:p>
          </table:table-cell>
          <table:table-cell table:style-name="ce69" office:value-type="string" calcext:value-type="string">
            <text:p>DOOR HANDLE PINTU KECIL ESTILO EST P-PESO NB/NP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D. AIKINDO</text:p>
          </table:table-cell>
          <table:table-cell table:style-name="ce69"/>
          <table:table-cell table:style-name="ce30" office:value-type="float" office:value="6020016" calcext:value-type="float">
            <text:p>602001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9" calcext:value-type="float">
            <text:p>379</text:p>
          </table:table-cell>
          <table:table-cell table:style-name="ce66" office:value-type="float" office:value="6020017" calcext:value-type="float">
            <text:p>6020017</text:p>
          </table:table-cell>
          <table:table-cell table:style-name="ce69" office:value-type="string" calcext:value-type="string">
            <text:p>DOOR HANDLE PINTU BESAR ESTILO EST P-REIKY NB/N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17" calcext:value-type="float">
            <text:p>6020017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8" calcext:value-type="float">
            <text:p>378</text:p>
          </table:table-cell>
          <table:table-cell table:style-name="ce66" office:value-type="float" office:value="6020018" calcext:value-type="float">
            <text:p>6020018</text:p>
          </table:table-cell>
          <table:table-cell table:style-name="ce69" office:value-type="string" calcext:value-type="string">
            <text:p>DOOR HANDLE PINTU BESAR GRANDIA AL.920.90 SNNC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18" calcext:value-type="float">
            <text:p>602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77" calcext:value-type="float">
            <text:p>377</text:p>
          </table:table-cell>
          <table:table-cell table:style-name="ce66" office:value-type="float" office:value="6020019" calcext:value-type="float">
            <text:p>6020019</text:p>
          </table:table-cell>
          <table:table-cell table:style-name="ce69" office:value-type="string" calcext:value-type="string">
            <text:p>DOOR HANDLE PINTU KECIL NAPOL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PD. AIKINDO</text:p>
          </table:table-cell>
          <table:table-cell table:style-name="ce69"/>
          <table:table-cell table:style-name="ce30" office:value-type="float" office:value="6020019" calcext:value-type="float">
            <text:p>602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76" calcext:value-type="float">
            <text:p>376</text:p>
          </table:table-cell>
          <table:table-cell table:style-name="ce66" office:value-type="float" office:value="6020020" calcext:value-type="float">
            <text:p>6020020</text:p>
          </table:table-cell>
          <table:table-cell table:style-name="ce69" office:value-type="string" calcext:value-type="string">
            <text:p>DOOR HANDLE 35 CM PDM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BB</text:p>
          </table:table-cell>
          <table:table-cell table:style-name="ce69" office:value-type="string" calcext:value-type="string">
            <text:p>KAYU HITAM</text:p>
          </table:table-cell>
          <table:table-cell table:style-name="ce30" office:value-type="float" office:value="6020020" calcext:value-type="float">
            <text:p>602002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5" calcext:value-type="float">
            <text:p>375</text:p>
          </table:table-cell>
          <table:table-cell table:style-name="ce66" office:value-type="float" office:value="6020021" calcext:value-type="float">
            <text:p>6020021</text:p>
          </table:table-cell>
          <table:table-cell table:style-name="ce69" office:value-type="string" calcext:value-type="string">
            <text:p>DOOR HANDLE <text:s/>SORENTO SRT P-FERRO NB/N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21" calcext:value-type="float">
            <text:p>6020021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30" office:value-type="float" office:value="374" calcext:value-type="float">
            <text:p>374</text:p>
          </table:table-cell>
          <table:table-cell table:style-name="ce66" office:value-type="float" office:value="6020022" calcext:value-type="float">
            <text:p>6020022</text:p>
          </table:table-cell>
          <table:table-cell table:style-name="ce69" office:value-type="string" calcext:value-type="string">
            <text:p>DOOR HANDLE PINTU BESAR SAPPHIRE P.904.29/SNGP  STAINLESS STEEL 304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22" calcext:value-type="float">
            <text:p>602002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3" calcext:value-type="float">
            <text:p>373</text:p>
          </table:table-cell>
          <table:table-cell table:style-name="ce66" office:value-type="float" office:value="6020023" calcext:value-type="float">
            <text:p>6020023</text:p>
          </table:table-cell>
          <table:table-cell table:style-name="ce69" office:value-type="string" calcext:value-type="string">
            <text:p>DOOR HANDLE PINTU BESAR SAPPHIRE P995.33 SNGP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ATU SET DENGAN BODY LIDAH</text:p>
          </table:table-cell>
          <table:table-cell table:style-name="ce30" office:value-type="float" office:value="6020023" calcext:value-type="float">
            <text:p>602002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2" calcext:value-type="float">
            <text:p>372</text:p>
          </table:table-cell>
          <table:table-cell table:style-name="ce66" office:value-type="float" office:value="6020024" calcext:value-type="float">
            <text:p>6020024</text:p>
          </table:table-cell>
          <table:table-cell table:style-name="ce69" office:value-type="string" calcext:value-type="string">
            <text:p>DOOR HANDLE SULING SPONGEBOB 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024" calcext:value-type="float">
            <text:p>602002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1" calcext:value-type="float">
            <text:p>371</text:p>
          </table:table-cell>
          <table:table-cell table:style-name="ce66" office:value-type="float" office:value="6020025" calcext:value-type="float">
            <text:p>6020025</text:p>
          </table:table-cell>
          <table:table-cell table:style-name="ce69" office:value-type="string" calcext:value-type="string">
            <text:p>DOOR HANDLE SPONGBOB SABIT 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025" calcext:value-type="float">
            <text:p>602002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70" calcext:value-type="float">
            <text:p>370</text:p>
          </table:table-cell>
          <table:table-cell table:style-name="ce66" office:value-type="float" office:value="6020026" calcext:value-type="float">
            <text:p>6020026</text:p>
          </table:table-cell>
          <table:table-cell table:style-name="ce69" office:value-type="string" calcext:value-type="string">
            <text:p>DOOR HANDLE SABABAB KOTAK GEPENG 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026" calcext:value-type="float">
            <text:p>602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9" calcext:value-type="float">
            <text:p>369</text:p>
          </table:table-cell>
          <table:table-cell table:style-name="ce66" office:value-type="float" office:value="6020027" calcext:value-type="float">
            <text:p>6020027</text:p>
          </table:table-cell>
          <table:table-cell table:style-name="ce69" office:value-type="string" calcext:value-type="string">
            <text:p>DOOR HANDLE KOTAK STANLIS TANPA MER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027" calcext:value-type="float">
            <text:p>602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8" calcext:value-type="float">
            <text:p>368</text:p>
          </table:table-cell>
          <table:table-cell table:style-name="ce66" office:value-type="float" office:value="6020028" calcext:value-type="float">
            <text:p>6020028</text:p>
          </table:table-cell>
          <table:table-cell table:style-name="ce69" office:value-type="string" calcext:value-type="string">
            <text:p>DOOR HANDLE <text:s/>VIAN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28" calcext:value-type="float">
            <text:p>602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7" calcext:value-type="float">
            <text:p>367</text:p>
          </table:table-cell>
          <table:table-cell table:style-name="ce66" office:value-type="float" office:value="6020029" calcext:value-type="float">
            <text:p>6020029</text:p>
          </table:table-cell>
          <table:table-cell table:style-name="ce69" office:value-type="string" calcext:value-type="string">
            <text:p>ENGSEL 3'' FERZA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TEBAL</text:p>
          </table:table-cell>
          <table:table-cell table:style-name="ce30" office:value-type="float" office:value="6020029" calcext:value-type="float">
            <text:p>602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6" calcext:value-type="float">
            <text:p>366</text:p>
          </table:table-cell>
          <table:table-cell table:style-name="ce66" office:value-type="float" office:value="6020030" calcext:value-type="float">
            <text:p>6020030</text:p>
          </table:table-cell>
          <table:table-cell table:style-name="ce69" office:value-type="string" calcext:value-type="string">
            <text:p>ENGSEL 4'' FERZA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TEBAL</text:p>
          </table:table-cell>
          <table:table-cell table:style-name="ce30" office:value-type="float" office:value="6020030" calcext:value-type="float">
            <text:p>602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5" calcext:value-type="float">
            <text:p>365</text:p>
          </table:table-cell>
          <table:table-cell table:style-name="ce66" office:value-type="float" office:value="6020031" calcext:value-type="float">
            <text:p>6020031</text:p>
          </table:table-cell>
          <table:table-cell table:style-name="ce69" office:value-type="string" calcext:value-type="string">
            <text:p>ENGSEL 3'' HPP</text:p>
          </table:table-cell>
          <table:table-cell table:style-name="ce69" office:value-type="string" calcext:value-type="string">
            <text:p>PASANG</text:p>
          </table:table-cell>
          <table:table-cell table:style-name="ce69"/>
          <table:table-cell table:style-name="ce69" office:value-type="string" calcext:value-type="string">
            <text:p>TIPIS UNTUK JENDELA</text:p>
          </table:table-cell>
          <table:table-cell table:style-name="ce30" office:value-type="float" office:value="6020031" calcext:value-type="float">
            <text:p>602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4" calcext:value-type="float">
            <text:p>364</text:p>
          </table:table-cell>
          <table:table-cell table:style-name="ce66" office:value-type="float" office:value="6020032" calcext:value-type="float">
            <text:p>6020032</text:p>
          </table:table-cell>
          <table:table-cell table:style-name="ce69" office:value-type="string" calcext:value-type="string">
            <text:p>ENGSEL 4'' HPP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TIPIS UNTUK PINTU</text:p>
          </table:table-cell>
          <table:table-cell table:style-name="ce30" office:value-type="float" office:value="6020032" calcext:value-type="float">
            <text:p>602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3" calcext:value-type="float">
            <text:p>363</text:p>
          </table:table-cell>
          <table:table-cell table:style-name="ce66" office:value-type="float" office:value="6020033" calcext:value-type="float">
            <text:p>6020033</text:p>
          </table:table-cell>
          <table:table-cell table:style-name="ce69" office:value-type="string" calcext:value-type="string">
            <text:p>ENGSEL 3'' NP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  </text:p>
          </table:table-cell>
          <table:table-cell table:style-name="ce69" office:value-type="string" calcext:value-type="string">
            <text:p>TEBAL</text:p>
          </table:table-cell>
          <table:table-cell table:style-name="ce30" office:value-type="float" office:value="6020033" calcext:value-type="float">
            <text:p>602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2" calcext:value-type="float">
            <text:p>362</text:p>
          </table:table-cell>
          <table:table-cell table:style-name="ce66" office:value-type="float" office:value="6020034" calcext:value-type="float">
            <text:p>6020034</text:p>
          </table:table-cell>
          <table:table-cell table:style-name="ce69" office:value-type="string" calcext:value-type="string">
            <text:p>ENGSEL 1'' TANPA MERK</text:p>
          </table:table-cell>
          <table:table-cell table:style-name="ce69" office:value-type="string" calcext:value-type="string">
            <text:p>PASANG</text:p>
          </table:table-cell>
          <table:table-cell table:style-name="ce69"/>
          <table:table-cell table:style-name="ce69" office:value-type="string" calcext:value-type="string">
            <text:p>TIPIS</text:p>
          </table:table-cell>
          <table:table-cell table:style-name="ce30" office:value-type="float" office:value="6020034" calcext:value-type="float">
            <text:p>602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1" calcext:value-type="float">
            <text:p>361</text:p>
          </table:table-cell>
          <table:table-cell table:style-name="ce66" office:value-type="float" office:value="6020035" calcext:value-type="float">
            <text:p>6020035</text:p>
          </table:table-cell>
          <table:table-cell table:style-name="ce69" office:value-type="string" calcext:value-type="string">
            <text:p>ENGSEL 1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UPDATE APRIL</text:p>
          </table:table-cell>
          <table:table-cell table:style-name="ce69" office:value-type="string" calcext:value-type="string">
            <text:p>CHINA</text:p>
          </table:table-cell>
          <table:table-cell table:style-name="ce30" office:value-type="float" office:value="6020035" calcext:value-type="float">
            <text:p>602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0" calcext:value-type="float">
            <text:p>360</text:p>
          </table:table-cell>
          <table:table-cell table:style-name="ce66" office:value-type="float" office:value="6020036" calcext:value-type="float">
            <text:p>6020036</text:p>
          </table:table-cell>
          <table:table-cell table:style-name="ce69" office:value-type="string" calcext:value-type="string">
            <text:p>ENGSEL 1,5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UPDATE APRIL</text:p>
          </table:table-cell>
          <table:table-cell table:style-name="ce69" office:value-type="string" calcext:value-type="string">
            <text:p>CHINA</text:p>
          </table:table-cell>
          <table:table-cell table:style-name="ce30" office:value-type="float" office:value="6020036" calcext:value-type="float">
            <text:p>602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9" calcext:value-type="float">
            <text:p>359</text:p>
          </table:table-cell>
          <table:table-cell table:style-name="ce66" office:value-type="float" office:value="6020037" calcext:value-type="float">
            <text:p>6020037</text:p>
          </table:table-cell>
          <table:table-cell table:style-name="ce69" office:value-type="string" calcext:value-type="string">
            <text:p>ENGSEL 2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UPDATE APRIL</text:p>
          </table:table-cell>
          <table:table-cell table:style-name="ce69" office:value-type="string" calcext:value-type="string">
            <text:p>CHINA</text:p>
          </table:table-cell>
          <table:table-cell table:style-name="ce30" office:value-type="float" office:value="6020037" calcext:value-type="float">
            <text:p>602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8" calcext:value-type="float">
            <text:p>358</text:p>
          </table:table-cell>
          <table:table-cell table:style-name="ce66" office:value-type="float" office:value="6020038" calcext:value-type="float">
            <text:p>6020038</text:p>
          </table:table-cell>
          <table:table-cell table:style-name="ce69" office:value-type="string" calcext:value-type="string">
            <text:p>ENGSEL 2,5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UPDATE APRIL</text:p>
          </table:table-cell>
          <table:table-cell table:style-name="ce69" office:value-type="string" calcext:value-type="string">
            <text:p>CHINA</text:p>
          </table:table-cell>
          <table:table-cell table:style-name="ce30" office:value-type="float" office:value="6020038" calcext:value-type="float">
            <text:p>602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7" calcext:value-type="float">
            <text:p>357</text:p>
          </table:table-cell>
          <table:table-cell table:style-name="ce66" office:value-type="float" office:value="6020039" calcext:value-type="float">
            <text:p>6020039</text:p>
          </table:table-cell>
          <table:table-cell table:style-name="ce69" office:value-type="string" calcext:value-type="string">
            <text:p>ENGSEL 1,5'' TANPA MERK</text:p>
          </table:table-cell>
          <table:table-cell table:style-name="ce69" office:value-type="string" calcext:value-type="string">
            <text:p>PASANG</text:p>
          </table:table-cell>
          <table:table-cell table:style-name="ce69"/>
          <table:table-cell table:style-name="ce69" office:value-type="string" calcext:value-type="string">
            <text:p>TIPIS</text:p>
          </table:table-cell>
          <table:table-cell table:style-name="ce30" office:value-type="float" office:value="6020039" calcext:value-type="float">
            <text:p>602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6" calcext:value-type="float">
            <text:p>356</text:p>
          </table:table-cell>
          <table:table-cell table:style-name="ce66" office:value-type="float" office:value="6020040" calcext:value-type="float">
            <text:p>6020040</text:p>
          </table:table-cell>
          <table:table-cell table:style-name="ce69" office:value-type="string" calcext:value-type="string">
            <text:p>ENGSEL 3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TIPIS</text:p>
          </table:table-cell>
          <table:table-cell table:style-name="ce30" office:value-type="float" office:value="6020040" calcext:value-type="float">
            <text:p>602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5" calcext:value-type="float">
            <text:p>355</text:p>
          </table:table-cell>
          <table:table-cell table:style-name="ce66" office:value-type="float" office:value="6020041" calcext:value-type="float">
            <text:p>6020041</text:p>
          </table:table-cell>
          <table:table-cell table:style-name="ce69" office:value-type="string" calcext:value-type="string">
            <text:p>ENGSEL 5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1" calcext:value-type="float">
            <text:p>602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4" calcext:value-type="float">
            <text:p>354</text:p>
          </table:table-cell>
          <table:table-cell table:style-name="ce66" office:value-type="float" office:value="6020042" calcext:value-type="float">
            <text:p>6020042</text:p>
          </table:table-cell>
          <table:table-cell table:style-name="ce69" office:value-type="string" calcext:value-type="string">
            <text:p>ENGSEL 4'' TJ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  </text:p>
          </table:table-cell>
          <table:table-cell table:style-name="ce69" office:value-type="string" calcext:value-type="string">
            <text:p>TEBAL</text:p>
          </table:table-cell>
          <table:table-cell table:style-name="ce30" office:value-type="float" office:value="6020042" calcext:value-type="float">
            <text:p>602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3" calcext:value-type="float">
            <text:p>353</text:p>
          </table:table-cell>
          <table:table-cell table:style-name="ce66" office:value-type="float" office:value="6020043" calcext:value-type="float">
            <text:p>6020043</text:p>
          </table:table-cell>
          <table:table-cell table:style-name="ce69" office:value-type="string" calcext:value-type="string">
            <text:p>ENGSEL 5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3" calcext:value-type="float">
            <text:p>602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2" calcext:value-type="float">
            <text:p>352</text:p>
          </table:table-cell>
          <table:table-cell table:style-name="ce66" office:value-type="float" office:value="6020044" calcext:value-type="float">
            <text:p>6020044</text:p>
          </table:table-cell>
          <table:table-cell table:style-name="ce69" office:value-type="string" calcext:value-type="string">
            <text:p>ENGSEL BUBUT 5/8"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4" calcext:value-type="float">
            <text:p>602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1" calcext:value-type="float">
            <text:p>351</text:p>
          </table:table-cell>
          <table:table-cell table:style-name="ce66" office:value-type="float" office:value="6020045" calcext:value-type="float">
            <text:p>6020045</text:p>
          </table:table-cell>
          <table:table-cell table:style-name="ce69" office:value-type="string" calcext:value-type="string">
            <text:p>ENGSEL BUBUT 3/4"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5" calcext:value-type="float">
            <text:p>602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0" calcext:value-type="float">
            <text:p>350</text:p>
          </table:table-cell>
          <table:table-cell table:style-name="ce66" office:value-type="float" office:value="6020046" calcext:value-type="float">
            <text:p>6020046</text:p>
          </table:table-cell>
          <table:table-cell table:style-name="ce69" office:value-type="string" calcext:value-type="string">
            <text:p>ENGSEL BUBUT 1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6" calcext:value-type="float">
            <text:p>602004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49" calcext:value-type="float">
            <text:p>349</text:p>
          </table:table-cell>
          <table:table-cell table:style-name="ce66" office:value-type="float" office:value="6020047" calcext:value-type="float">
            <text:p>6020047</text:p>
          </table:table-cell>
          <table:table-cell table:style-name="ce69" office:value-type="string" calcext:value-type="string">
            <text:p>ENGSEL CABUT / ENGSEL H 110 MM X 55 BRIGHT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TIPIS / GRATIS SKRUP KAYU</text:p>
          </table:table-cell>
          <table:table-cell table:style-name="ce30" office:value-type="float" office:value="6020047" calcext:value-type="float">
            <text:p>6020047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48" calcext:value-type="float">
            <text:p>348</text:p>
          </table:table-cell>
          <table:table-cell table:style-name="ce66" office:value-type="float" office:value="6020048" calcext:value-type="float">
            <text:p>6020048</text:p>
          </table:table-cell>
          <table:table-cell table:style-name="ce69" office:value-type="string" calcext:value-type="string">
            <text:p>ENGSEL CABUT / ENGSEL H 140 MM X 60 BRIGHT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TIPIS / GRATIS SKRUP KAYU</text:p>
          </table:table-cell>
          <table:table-cell table:style-name="ce30" office:value-type="float" office:value="6020048" calcext:value-type="float">
            <text:p>602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7" calcext:value-type="float">
            <text:p>347</text:p>
          </table:table-cell>
          <table:table-cell table:style-name="ce66" office:value-type="float" office:value="6020049" calcext:value-type="float">
            <text:p>6020049</text:p>
          </table:table-cell>
          <table:table-cell table:style-name="ce69" office:value-type="string" calcext:value-type="string">
            <text:p>ENGSEL PINTU/JENDELA 3" TANPA MERK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49" calcext:value-type="float">
            <text:p>602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6" calcext:value-type="float">
            <text:p>346</text:p>
          </table:table-cell>
          <table:table-cell table:style-name="ce66" office:value-type="float" office:value="6020050" calcext:value-type="float">
            <text:p>6020050</text:p>
          </table:table-cell>
          <table:table-cell table:style-name="ce69" office:value-type="string" calcext:value-type="string">
            <text:p>ENGSEL PVC 4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A.MANDIRI</text:p>
          </table:table-cell>
          <table:table-cell table:style-name="ce69" office:value-type="string" calcext:value-type="string">
            <text:p>PUTIH</text:p>
          </table:table-cell>
          <table:table-cell table:style-name="ce30" office:value-type="float" office:value="6020050" calcext:value-type="float">
            <text:p>60200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5" calcext:value-type="float">
            <text:p>345</text:p>
          </table:table-cell>
          <table:table-cell table:style-name="ce66" office:value-type="float" office:value="6020051" calcext:value-type="float">
            <text:p>6020051</text:p>
          </table:table-cell>
          <table:table-cell table:style-name="ce69" office:value-type="string" calcext:value-type="string">
            <text:p>ENGSEL RRC 4'' HINGS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TIPIS</text:p>
          </table:table-cell>
          <table:table-cell table:style-name="ce30" office:value-type="float" office:value="6020051" calcext:value-type="float">
            <text:p>602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4" calcext:value-type="float">
            <text:p>344</text:p>
          </table:table-cell>
          <table:table-cell table:style-name="ce66" office:value-type="float" office:value="6020052" calcext:value-type="float">
            <text:p>6020052</text:p>
          </table:table-cell>
          <table:table-cell table:style-name="ce69" office:value-type="string" calcext:value-type="string">
            <text:p>ENGSEL RRC 2'' HINGS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TIPIS</text:p>
          </table:table-cell>
          <table:table-cell table:style-name="ce30" office:value-type="float" office:value="6020052" calcext:value-type="float">
            <text:p>602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3" calcext:value-type="float">
            <text:p>343</text:p>
          </table:table-cell>
          <table:table-cell table:style-name="ce66" office:value-type="float" office:value="6020053" calcext:value-type="float">
            <text:p>6020053</text:p>
          </table:table-cell>
          <table:table-cell table:style-name="ce69" office:value-type="string" calcext:value-type="string">
            <text:p>ENGSEL RRC 2,5'' HINGS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TIPIS</text:p>
          </table:table-cell>
          <table:table-cell table:style-name="ce30" office:value-type="float" office:value="6020053" calcext:value-type="float">
            <text:p>602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2" calcext:value-type="float">
            <text:p>342</text:p>
          </table:table-cell>
          <table:table-cell table:style-name="ce66" office:value-type="float" office:value="6020054" calcext:value-type="float">
            <text:p>6020054</text:p>
          </table:table-cell>
          <table:table-cell table:style-name="ce69" office:value-type="string" calcext:value-type="string">
            <text:p>ENGSEL SENDOK <text:s/>OLD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054" calcext:value-type="float">
            <text:p>602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1" calcext:value-type="float">
            <text:p>341</text:p>
          </table:table-cell>
          <table:table-cell table:style-name="ce66" office:value-type="float" office:value="6020055" calcext:value-type="float">
            <text:p>6020055</text:p>
          </table:table-cell>
          <table:table-cell table:style-name="ce69" office:value-type="string" calcext:value-type="string">
            <text:p>GEMBOK 30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55" calcext:value-type="float">
            <text:p>602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0" calcext:value-type="float">
            <text:p>340</text:p>
          </table:table-cell>
          <table:table-cell table:style-name="ce66" office:value-type="float" office:value="6020056" calcext:value-type="float">
            <text:p>6020056</text:p>
          </table:table-cell>
          <table:table-cell table:style-name="ce69" office:value-type="string" calcext:value-type="string">
            <text:p>GEMBOK 40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56" calcext:value-type="float">
            <text:p>602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9" calcext:value-type="float">
            <text:p>339</text:p>
          </table:table-cell>
          <table:table-cell table:style-name="ce66" office:value-type="float" office:value="6020057" calcext:value-type="float">
            <text:p>6020057</text:p>
          </table:table-cell>
          <table:table-cell table:style-name="ce69" office:value-type="string" calcext:value-type="string">
            <text:p>GEMBOK 50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57" calcext:value-type="float">
            <text:p>602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8" calcext:value-type="float">
            <text:p>338</text:p>
          </table:table-cell>
          <table:table-cell table:style-name="ce66" office:value-type="float" office:value="6020058" calcext:value-type="float">
            <text:p>6020058</text:p>
          </table:table-cell>
          <table:table-cell table:style-name="ce69" office:value-type="string" calcext:value-type="string">
            <text:p>GEMBOK 60 AT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58" calcext:value-type="float">
            <text:p>602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7" calcext:value-type="float">
            <text:p>337</text:p>
          </table:table-cell>
          <table:table-cell table:style-name="ce66" office:value-type="float" office:value="6020059" calcext:value-type="float">
            <text:p>6020059</text:p>
          </table:table-cell>
          <table:table-cell table:style-name="ce69" office:value-type="string" calcext:value-type="string">
            <text:p>GEMBOK 20 BRABUS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59" calcext:value-type="float">
            <text:p>602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6" calcext:value-type="float">
            <text:p>336</text:p>
          </table:table-cell>
          <table:table-cell table:style-name="ce66" office:value-type="float" office:value="6020060" calcext:value-type="float">
            <text:p>6020060</text:p>
          </table:table-cell>
          <table:table-cell table:style-name="ce69" office:value-type="string" calcext:value-type="string">
            <text:p>GEMBOK 2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0" calcext:value-type="float">
            <text:p>602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5" calcext:value-type="float">
            <text:p>335</text:p>
          </table:table-cell>
          <table:table-cell table:style-name="ce66" office:value-type="float" office:value="6020061" calcext:value-type="float">
            <text:p>6020061</text:p>
          </table:table-cell>
          <table:table-cell table:style-name="ce69" office:value-type="string" calcext:value-type="string">
            <text:p>GEMBOK 3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1" calcext:value-type="float">
            <text:p>602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4" calcext:value-type="float">
            <text:p>334</text:p>
          </table:table-cell>
          <table:table-cell table:style-name="ce66" office:value-type="float" office:value="6020062" calcext:value-type="float">
            <text:p>6020062</text:p>
          </table:table-cell>
          <table:table-cell table:style-name="ce69" office:value-type="string" calcext:value-type="string">
            <text:p>GEMBOK 4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2" calcext:value-type="float">
            <text:p>602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3" calcext:value-type="float">
            <text:p>333</text:p>
          </table:table-cell>
          <table:table-cell table:style-name="ce66" office:value-type="float" office:value="6020063" calcext:value-type="float">
            <text:p>6020063</text:p>
          </table:table-cell>
          <table:table-cell table:style-name="ce69" office:value-type="string" calcext:value-type="string">
            <text:p>GEMBOK 5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3" calcext:value-type="float">
            <text:p>60200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2" calcext:value-type="float">
            <text:p>332</text:p>
          </table:table-cell>
          <table:table-cell table:style-name="ce66" office:value-type="float" office:value="6020064" calcext:value-type="float">
            <text:p>6020064</text:p>
          </table:table-cell>
          <table:table-cell table:style-name="ce69" office:value-type="string" calcext:value-type="string">
            <text:p>GEMBOK 6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4" calcext:value-type="float">
            <text:p>60200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1" calcext:value-type="float">
            <text:p>331</text:p>
          </table:table-cell>
          <table:table-cell table:style-name="ce66" office:value-type="float" office:value="6020065" calcext:value-type="float">
            <text:p>6020065</text:p>
          </table:table-cell>
          <table:table-cell table:style-name="ce69" office:value-type="string" calcext:value-type="string">
            <text:p>GEMBOK 2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5" calcext:value-type="float">
            <text:p>60200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0" calcext:value-type="float">
            <text:p>330</text:p>
          </table:table-cell>
          <table:table-cell table:style-name="ce66" office:value-type="float" office:value="6020066" calcext:value-type="float">
            <text:p>6020066</text:p>
          </table:table-cell>
          <table:table-cell table:style-name="ce69" office:value-type="string" calcext:value-type="string">
            <text:p>GEMBOK 3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6" calcext:value-type="float">
            <text:p>60200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9" calcext:value-type="float">
            <text:p>329</text:p>
          </table:table-cell>
          <table:table-cell table:style-name="ce66" office:value-type="float" office:value="6020067" calcext:value-type="float">
            <text:p>6020067</text:p>
          </table:table-cell>
          <table:table-cell table:style-name="ce69" office:value-type="string" calcext:value-type="string">
            <text:p>GEMBOK 4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7" calcext:value-type="float">
            <text:p>60200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8" calcext:value-type="float">
            <text:p>328</text:p>
          </table:table-cell>
          <table:table-cell table:style-name="ce66" office:value-type="float" office:value="6020068" calcext:value-type="float">
            <text:p>6020068</text:p>
          </table:table-cell>
          <table:table-cell table:style-name="ce69" office:value-type="string" calcext:value-type="string">
            <text:p>GEMBOK 5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8" calcext:value-type="float">
            <text:p>60200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7" calcext:value-type="float">
            <text:p>327</text:p>
          </table:table-cell>
          <table:table-cell table:style-name="ce66" office:value-type="float" office:value="6020069" calcext:value-type="float">
            <text:p>6020069</text:p>
          </table:table-cell>
          <table:table-cell table:style-name="ce69" office:value-type="string" calcext:value-type="string">
            <text:p>GEMBOK 60 HUNTE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69" calcext:value-type="float">
            <text:p>60200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6" calcext:value-type="float">
            <text:p>326</text:p>
          </table:table-cell>
          <table:table-cell table:style-name="ce66" office:value-type="float" office:value="6020070" calcext:value-type="float">
            <text:p>6020070</text:p>
          </table:table-cell>
          <table:table-cell table:style-name="ce69" office:value-type="string" calcext:value-type="string">
            <text:p>GEMBOK MOTOR RANTAI <text:s/>COS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6020070" calcext:value-type="float">
            <text:p>60200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5" calcext:value-type="float">
            <text:p>325</text:p>
          </table:table-cell>
          <table:table-cell table:style-name="ce66" office:value-type="float" office:value="6020071" calcext:value-type="float">
            <text:p>6020071</text:p>
          </table:table-cell>
          <table:table-cell table:style-name="ce69" office:value-type="string" calcext:value-type="string">
            <text:p>GEMBOK PANJANG 45 MM ACCUR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 </text:p>
          </table:table-cell>
          <table:table-cell table:style-name="ce69"/>
          <table:table-cell table:style-name="ce30" office:value-type="float" office:value="6020071" calcext:value-type="float">
            <text:p>60200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4" calcext:value-type="float">
            <text:p>324</text:p>
          </table:table-cell>
          <table:table-cell table:style-name="ce66" office:value-type="float" office:value="6020072" calcext:value-type="float">
            <text:p>6020072</text:p>
          </table:table-cell>
          <table:table-cell table:style-name="ce69" office:value-type="string" calcext:value-type="string">
            <text:p>GEMBOK PANJANG 30 MM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72" calcext:value-type="float">
            <text:p>60200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3" calcext:value-type="float">
            <text:p>323</text:p>
          </table:table-cell>
          <table:table-cell table:style-name="ce66" office:value-type="float" office:value="6020073" calcext:value-type="float">
            <text:p>6020073</text:p>
          </table:table-cell>
          <table:table-cell table:style-name="ce69" office:value-type="string" calcext:value-type="string">
            <text:p>GEMBOK PANJANG 30 MM AT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073" calcext:value-type="float">
            <text:p>60200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2" calcext:value-type="float">
            <text:p>322</text:p>
          </table:table-cell>
          <table:table-cell table:style-name="ce66" office:value-type="float" office:value="6020074" calcext:value-type="float">
            <text:p>6020074</text:p>
          </table:table-cell>
          <table:table-cell table:style-name="ce69" office:value-type="string" calcext:value-type="string">
            <text:p>GEMBOK PANJANG 30 MM HUNT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6020074" calcext:value-type="float">
            <text:p>60200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1" calcext:value-type="float">
            <text:p>321</text:p>
          </table:table-cell>
          <table:table-cell table:style-name="ce66" office:value-type="float" office:value="6020075" calcext:value-type="float">
            <text:p>6020075</text:p>
          </table:table-cell>
          <table:table-cell table:style-name="ce69" office:value-type="string" calcext:value-type="string">
            <text:p>GEMBOK PANJANG 5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75" calcext:value-type="float">
            <text:p>60200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0" calcext:value-type="float">
            <text:p>320</text:p>
          </table:table-cell>
          <table:table-cell table:style-name="ce66" office:value-type="float" office:value="6020076" calcext:value-type="float">
            <text:p>6020076</text:p>
          </table:table-cell>
          <table:table-cell table:style-name="ce69" office:value-type="string" calcext:value-type="string">
            <text:p>GEMBOK PANJANG 6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76" calcext:value-type="float">
            <text:p>60200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9" calcext:value-type="float">
            <text:p>319</text:p>
          </table:table-cell>
          <table:table-cell table:style-name="ce66" office:value-type="float" office:value="6020077" calcext:value-type="float">
            <text:p>6020077</text:p>
          </table:table-cell>
          <table:table-cell table:style-name="ce69" office:value-type="string" calcext:value-type="string">
            <text:p>GEMBOK PANJANG 45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077" calcext:value-type="float">
            <text:p>60200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8" calcext:value-type="float">
            <text:p>318</text:p>
          </table:table-cell>
          <table:table-cell table:style-name="ce66" office:value-type="float" office:value="6020078" calcext:value-type="float">
            <text:p>6020078</text:p>
          </table:table-cell>
          <table:table-cell table:style-name="ce69" office:value-type="string" calcext:value-type="string">
            <text:p>GEMBOK PENDEK 20 MM AXE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78" calcext:value-type="float">
            <text:p>60200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7" calcext:value-type="float">
            <text:p>317</text:p>
          </table:table-cell>
          <table:table-cell table:style-name="ce66" office:value-type="float" office:value="6020079" calcext:value-type="float">
            <text:p>6020079</text:p>
          </table:table-cell>
          <table:table-cell table:style-name="ce69" office:value-type="string" calcext:value-type="string">
            <text:p>GEMBOK PENDEK 25 MM AXE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79" calcext:value-type="float">
            <text:p>60200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6" calcext:value-type="float">
            <text:p>316</text:p>
          </table:table-cell>
          <table:table-cell table:style-name="ce66" office:value-type="float" office:value="6020080" calcext:value-type="float">
            <text:p>6020080</text:p>
          </table:table-cell>
          <table:table-cell table:style-name="ce69" office:value-type="string" calcext:value-type="string">
            <text:p>GEMBOK PENDEK 30 MM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80" calcext:value-type="float">
            <text:p>60200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5" calcext:value-type="float">
            <text:p>315</text:p>
          </table:table-cell>
          <table:table-cell table:style-name="ce66" office:value-type="float" office:value="6020081" calcext:value-type="float">
            <text:p>6020081</text:p>
          </table:table-cell>
          <table:table-cell table:style-name="ce69" office:value-type="string" calcext:value-type="string">
            <text:p>GEMBOK PENDEK 40 MM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81" calcext:value-type="float">
            <text:p>60200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4" calcext:value-type="float">
            <text:p>314</text:p>
          </table:table-cell>
          <table:table-cell table:style-name="ce66" office:value-type="float" office:value="6020082" calcext:value-type="float">
            <text:p>6020082</text:p>
          </table:table-cell>
          <table:table-cell table:style-name="ce69" office:value-type="string" calcext:value-type="string">
            <text:p>GEMBOK PENDEK 60 MM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082" calcext:value-type="float">
            <text:p>60200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3" calcext:value-type="float">
            <text:p>313</text:p>
          </table:table-cell>
          <table:table-cell table:style-name="ce66" office:value-type="float" office:value="6020083" calcext:value-type="float">
            <text:p>6020083</text:p>
          </table:table-cell>
          <table:table-cell table:style-name="ce69" office:value-type="string" calcext:value-type="string">
            <text:p>GEMBOK PENDEK 65 MM ACCUR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6020083" calcext:value-type="float">
            <text:p>60200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2" calcext:value-type="float">
            <text:p>312</text:p>
          </table:table-cell>
          <table:table-cell table:style-name="ce66" office:value-type="float" office:value="6020084" calcext:value-type="float">
            <text:p>6020084</text:p>
          </table:table-cell>
          <table:table-cell table:style-name="ce69" office:value-type="string" calcext:value-type="string">
            <text:p>GEMBOK PENDEK 60 MM AT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84" calcext:value-type="float">
            <text:p>60200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1" calcext:value-type="float">
            <text:p>311</text:p>
          </table:table-cell>
          <table:table-cell table:style-name="ce66" office:value-type="float" office:value="6020085" calcext:value-type="float">
            <text:p>6020085</text:p>
          </table:table-cell>
          <table:table-cell table:style-name="ce69" office:value-type="string" calcext:value-type="string">
            <text:p>GEMBOK PENDEK 65 MM ACCUR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6020085" calcext:value-type="float">
            <text:p>60200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0" calcext:value-type="float">
            <text:p>310</text:p>
          </table:table-cell>
          <table:table-cell table:style-name="ce66" office:value-type="float" office:value="6020086" calcext:value-type="float">
            <text:p>6020086</text:p>
          </table:table-cell>
          <table:table-cell table:style-name="ce69" office:value-type="string" calcext:value-type="string">
            <text:p>GEMBOK PENDEK 30 MM AT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086" calcext:value-type="float">
            <text:p>60200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9" calcext:value-type="float">
            <text:p>309</text:p>
          </table:table-cell>
          <table:table-cell table:style-name="ce66" office:value-type="float" office:value="6020087" calcext:value-type="float">
            <text:p>6020087</text:p>
          </table:table-cell>
          <table:table-cell table:style-name="ce69" office:value-type="string" calcext:value-type="string">
            <text:p>GEMBOK PENDEK 25 MM FERZ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087" calcext:value-type="float">
            <text:p>60200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8" calcext:value-type="float">
            <text:p>308</text:p>
          </table:table-cell>
          <table:table-cell table:style-name="ce66" office:value-type="float" office:value="6020088" calcext:value-type="float">
            <text:p>6020088</text:p>
          </table:table-cell>
          <table:table-cell table:style-name="ce69" office:value-type="string" calcext:value-type="string">
            <text:p>GEMBOK PENDEK 20 MM FERZ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MANDIRI</text:p>
          </table:table-cell>
          <table:table-cell table:style-name="ce69"/>
          <table:table-cell table:style-name="ce30" office:value-type="float" office:value="6020088" calcext:value-type="float">
            <text:p>60200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7" calcext:value-type="float">
            <text:p>307</text:p>
          </table:table-cell>
          <table:table-cell table:style-name="ce66" office:value-type="float" office:value="6020089" calcext:value-type="float">
            <text:p>6020089</text:p>
          </table:table-cell>
          <table:table-cell table:style-name="ce69" office:value-type="string" calcext:value-type="string">
            <text:p>GEMBOK PENDEK 20 MM LANVI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089" calcext:value-type="float">
            <text:p>60200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6" calcext:value-type="float">
            <text:p>306</text:p>
          </table:table-cell>
          <table:table-cell table:style-name="ce66" office:value-type="float" office:value="6020090" calcext:value-type="float">
            <text:p>6020090</text:p>
          </table:table-cell>
          <table:table-cell table:style-name="ce69" office:value-type="string" calcext:value-type="string">
            <text:p>GEMBOK PENDEK 38 MM SIYO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HANSEN JAYA</text:p>
          </table:table-cell>
          <table:table-cell table:style-name="ce69"/>
          <table:table-cell table:style-name="ce30" office:value-type="float" office:value="6020090" calcext:value-type="float">
            <text:p>60200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5" calcext:value-type="float">
            <text:p>305</text:p>
          </table:table-cell>
          <table:table-cell table:style-name="ce66" office:value-type="float" office:value="6020091" calcext:value-type="float">
            <text:p>6020091</text:p>
          </table:table-cell>
          <table:table-cell table:style-name="ce69" office:value-type="string" calcext:value-type="string">
            <text:p>GEMBOK PENDEK 50 MM TANPA MERK</text:p>
          </table:table-cell>
          <table:table-cell table:style-name="ce69" table:number-columns-repeated="3"/>
          <table:table-cell table:style-name="ce30" office:value-type="float" office:value="6020091" calcext:value-type="float">
            <text:p>60200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4" calcext:value-type="float">
            <text:p>304</text:p>
          </table:table-cell>
          <table:table-cell table:style-name="ce66" office:value-type="float" office:value="6020092" calcext:value-type="float">
            <text:p>6020092</text:p>
          </table:table-cell>
          <table:table-cell table:style-name="ce69" office:value-type="string" calcext:value-type="string">
            <text:p>GEMBOK PENDEK 40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92" calcext:value-type="float">
            <text:p>602009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303" calcext:value-type="float">
            <text:p>303</text:p>
          </table:table-cell>
          <table:table-cell table:style-name="ce66" office:value-type="float" office:value="6020093" calcext:value-type="float">
            <text:p>6020093</text:p>
          </table:table-cell>
          <table:table-cell table:style-name="ce69" office:value-type="string" calcext:value-type="string">
            <text:p>GEMBOK PENDEK 4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BAHAN STENLIS, KODE ANGKA D KERTAS</text:p>
          </table:table-cell>
          <table:table-cell table:style-name="ce30" office:value-type="float" office:value="6020093" calcext:value-type="float">
            <text:p>60200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2" calcext:value-type="float">
            <text:p>302</text:p>
          </table:table-cell>
          <table:table-cell table:style-name="ce66" office:value-type="float" office:value="6020094" calcext:value-type="float">
            <text:p>6020094</text:p>
          </table:table-cell>
          <table:table-cell table:style-name="ce69" office:value-type="string" calcext:value-type="string">
            <text:p>GEMBOK PENDEK 21 MM Y2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MODEL KODE ANGKA</text:p>
          </table:table-cell>
          <table:table-cell table:style-name="ce30" office:value-type="float" office:value="6020094" calcext:value-type="float">
            <text:p>60200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1" calcext:value-type="float">
            <text:p>301</text:p>
          </table:table-cell>
          <table:table-cell table:style-name="ce66" office:value-type="float" office:value="6020095" calcext:value-type="float">
            <text:p>6020095</text:p>
          </table:table-cell>
          <table:table-cell table:style-name="ce69" office:value-type="string" calcext:value-type="string">
            <text:p>GRENDEL 2''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95" calcext:value-type="float">
            <text:p>60200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0" calcext:value-type="float">
            <text:p>300</text:p>
          </table:table-cell>
          <table:table-cell table:style-name="ce66" office:value-type="float" office:value="6020096" calcext:value-type="float">
            <text:p>6020096</text:p>
          </table:table-cell>
          <table:table-cell table:style-name="ce69" office:value-type="string" calcext:value-type="string">
            <text:p>GRENDEL 2''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6020096" calcext:value-type="float">
            <text:p>60200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9" calcext:value-type="float">
            <text:p>299</text:p>
          </table:table-cell>
          <table:table-cell table:style-name="ce66" office:value-type="float" office:value="6020097" calcext:value-type="float">
            <text:p>6020097</text:p>
          </table:table-cell>
          <table:table-cell table:style-name="ce69" office:value-type="string" calcext:value-type="string">
            <text:p>GRENDEL 3'' AX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RESS</text:p>
          </table:table-cell>
          <table:table-cell table:style-name="ce30" office:value-type="float" office:value="6020097" calcext:value-type="float">
            <text:p>60200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8" calcext:value-type="float">
            <text:p>298</text:p>
          </table:table-cell>
          <table:table-cell table:style-name="ce66" office:value-type="float" office:value="6020098" calcext:value-type="float">
            <text:p>6020098</text:p>
          </table:table-cell>
          <table:table-cell table:style-name="ce69" office:value-type="string" calcext:value-type="string">
            <text:p>GRENDEL 10'' CA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098" calcext:value-type="float">
            <text:p>60200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7" calcext:value-type="float">
            <text:p>297</text:p>
          </table:table-cell>
          <table:table-cell table:style-name="ce66" office:value-type="float" office:value="6020099" calcext:value-type="float">
            <text:p>6020099</text:p>
          </table:table-cell>
          <table:table-cell table:style-name="ce69" office:value-type="string" calcext:value-type="string">
            <text:p>GRENDEL 4'' CAB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RESS</text:p>
          </table:table-cell>
          <table:table-cell table:style-name="ce30" office:value-type="float" office:value="6020099" calcext:value-type="float">
            <text:p>60200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6" calcext:value-type="float">
            <text:p>296</text:p>
          </table:table-cell>
          <table:table-cell table:style-name="ce66" office:value-type="float" office:value="6020100" calcext:value-type="float">
            <text:p>6020100</text:p>
          </table:table-cell>
          <table:table-cell table:style-name="ce69" office:value-type="string" calcext:value-type="string">
            <text:p>GRENDEL 1,5'' GD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100" calcext:value-type="float">
            <text:p>60201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5" calcext:value-type="float">
            <text:p>295</text:p>
          </table:table-cell>
          <table:table-cell table:style-name="ce66" office:value-type="float" office:value="6020101" calcext:value-type="float">
            <text:p>6020101</text:p>
          </table:table-cell>
          <table:table-cell table:style-name="ce69" office:value-type="string" calcext:value-type="string">
            <text:p>GRENDEL 1,5'' KZ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101" calcext:value-type="float">
            <text:p>60201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4" calcext:value-type="float">
            <text:p>294</text:p>
          </table:table-cell>
          <table:table-cell table:style-name="ce66" office:value-type="float" office:value="6020102" calcext:value-type="float">
            <text:p>6020102</text:p>
          </table:table-cell>
          <table:table-cell table:style-name="ce69" office:value-type="string" calcext:value-type="string">
            <text:p>GRENDEL 2'' MEGAONE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PLASTIK</text:p>
          </table:table-cell>
          <table:table-cell table:style-name="ce30" office:value-type="float" office:value="6020102" calcext:value-type="float">
            <text:p>60201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3" calcext:value-type="float">
            <text:p>293</text:p>
          </table:table-cell>
          <table:table-cell table:style-name="ce66" office:value-type="float" office:value="6020103" calcext:value-type="float">
            <text:p>6020103</text:p>
          </table:table-cell>
          <table:table-cell table:style-name="ce69" office:value-type="string" calcext:value-type="string">
            <text:p>GRENDEL 4'' NISAN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6020103" calcext:value-type="float">
            <text:p>60201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2" calcext:value-type="float">
            <text:p>292</text:p>
          </table:table-cell>
          <table:table-cell table:style-name="ce66" office:value-type="float" office:value="6020104" calcext:value-type="float">
            <text:p>6020104</text:p>
          </table:table-cell>
          <table:table-cell table:style-name="ce69" office:value-type="string" calcext:value-type="string">
            <text:p>GRENDEL 3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04" calcext:value-type="float">
            <text:p>60201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1" calcext:value-type="float">
            <text:p>291</text:p>
          </table:table-cell>
          <table:table-cell table:style-name="ce66" office:value-type="float" office:value="6020105" calcext:value-type="float">
            <text:p>6020105</text:p>
          </table:table-cell>
          <table:table-cell table:style-name="ce69" office:value-type="string" calcext:value-type="string">
            <text:p>GRENDEL 6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HITAM</text:p>
          </table:table-cell>
          <table:table-cell table:style-name="ce30" office:value-type="float" office:value="6020105" calcext:value-type="float">
            <text:p>60201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0" calcext:value-type="float">
            <text:p>290</text:p>
          </table:table-cell>
          <table:table-cell table:style-name="ce66" office:value-type="float" office:value="6020106" calcext:value-type="float">
            <text:p>6020106</text:p>
          </table:table-cell>
          <table:table-cell table:style-name="ce69" office:value-type="string" calcext:value-type="string">
            <text:p>GRENDEL 2'' TJ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 office:value-type="string" calcext:value-type="string">
            <text:p>PLAT WARNA KUNING</text:p>
          </table:table-cell>
          <table:table-cell table:style-name="ce30" office:value-type="float" office:value="6020106" calcext:value-type="float">
            <text:p>60201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9" calcext:value-type="float">
            <text:p>289</text:p>
          </table:table-cell>
          <table:table-cell table:style-name="ce66" office:value-type="float" office:value="6020107" calcext:value-type="float">
            <text:p>6020107</text:p>
          </table:table-cell>
          <table:table-cell table:style-name="ce69" office:value-type="string" calcext:value-type="string">
            <text:p>GRENDEL 3'' XPTOO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 office:value-type="string" calcext:value-type="string">
            <text:p>PLAT HITAM</text:p>
          </table:table-cell>
          <table:table-cell table:style-name="ce30" office:value-type="float" office:value="6020107" calcext:value-type="float">
            <text:p>60201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8" calcext:value-type="float">
            <text:p>288</text:p>
          </table:table-cell>
          <table:table-cell table:style-name="ce66" office:value-type="float" office:value="6020108" calcext:value-type="float">
            <text:p>6020108</text:p>
          </table:table-cell>
          <table:table-cell table:style-name="ce69" office:value-type="string" calcext:value-type="string">
            <text:p>GRENDEL GEMBOK 3'' NATCHEL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6020108" calcext:value-type="float">
            <text:p>60201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7" calcext:value-type="float">
            <text:p>287</text:p>
          </table:table-cell>
          <table:table-cell table:style-name="ce66" office:value-type="float" office:value="6020109" calcext:value-type="float">
            <text:p>6020109</text:p>
          </table:table-cell>
          <table:table-cell table:style-name="ce69" office:value-type="string" calcext:value-type="string">
            <text:p>GRENDEL PLASTIK BESAR ES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109" calcext:value-type="float">
            <text:p>60201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6" calcext:value-type="float">
            <text:p>286</text:p>
          </table:table-cell>
          <table:table-cell table:style-name="ce66" office:value-type="float" office:value="6020110" calcext:value-type="float">
            <text:p>6020110</text:p>
          </table:table-cell>
          <table:table-cell table:style-name="ce69" office:value-type="string" calcext:value-type="string">
            <text:p>HAK ANGIN 8'' FUKUDA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110" calcext:value-type="float">
            <text:p>60201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5" calcext:value-type="float">
            <text:p>285</text:p>
          </table:table-cell>
          <table:table-cell table:style-name="ce66" office:value-type="float" office:value="6020111" calcext:value-type="float">
            <text:p>6020111</text:p>
          </table:table-cell>
          <table:table-cell table:style-name="ce69" office:value-type="string" calcext:value-type="string">
            <text:p>HAK ANGIN 8'' FERZA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111" calcext:value-type="float">
            <text:p>60201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4" calcext:value-type="float">
            <text:p>284</text:p>
          </table:table-cell>
          <table:table-cell table:style-name="ce66" office:value-type="float" office:value="6020112" calcext:value-type="float">
            <text:p>6020112</text:p>
          </table:table-cell>
          <table:table-cell table:style-name="ce69" office:value-type="string" calcext:value-type="string">
            <text:p>HAK ANGIN 8'' SN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6020112" calcext:value-type="float">
            <text:p>60201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3" calcext:value-type="float">
            <text:p>283</text:p>
          </table:table-cell>
          <table:table-cell table:style-name="ce66" office:value-type="float" office:value="6020113" calcext:value-type="float">
            <text:p>6020113</text:p>
          </table:table-cell>
          <table:table-cell table:style-name="ce69" office:value-type="string" calcext:value-type="string">
            <text:p>HAK ANGIN 8''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KAWAT</text:p>
          </table:table-cell>
          <table:table-cell table:style-name="ce30" office:value-type="float" office:value="6020113" calcext:value-type="float">
            <text:p>60201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2" calcext:value-type="float">
            <text:p>282</text:p>
          </table:table-cell>
          <table:table-cell table:style-name="ce66" office:value-type="float" office:value="6020114" calcext:value-type="float">
            <text:p>6020114</text:p>
          </table:table-cell>
          <table:table-cell table:style-name="ce69" office:value-type="string" calcext:value-type="string">
            <text:p>HANDLE PINTU BESAR NIX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14" calcext:value-type="float">
            <text:p>60201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1" calcext:value-type="float">
            <text:p>281</text:p>
          </table:table-cell>
          <table:table-cell table:style-name="ce66" office:value-type="float" office:value="6020115" calcext:value-type="float">
            <text:p>6020115</text:p>
          </table:table-cell>
          <table:table-cell table:style-name="ce69" office:value-type="string" calcext:value-type="string">
            <text:p>ISI KUNCI SILINDER 60 MM GIM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15" calcext:value-type="float">
            <text:p>60201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0" calcext:value-type="float">
            <text:p>280</text:p>
          </table:table-cell>
          <table:table-cell table:style-name="ce66" office:value-type="float" office:value="6020116" calcext:value-type="float">
            <text:p>6020116</text:p>
          </table:table-cell>
          <table:table-cell table:style-name="ce69" office:value-type="string" calcext:value-type="string">
            <text:p>ISI KUNCI SILINDER 60 MM MM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6020116" calcext:value-type="float">
            <text:p>60201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9" calcext:value-type="float">
            <text:p>279</text:p>
          </table:table-cell>
          <table:table-cell table:style-name="ce66" office:value-type="float" office:value="6020117" calcext:value-type="float">
            <text:p>6020117</text:p>
          </table:table-cell>
          <table:table-cell table:style-name="ce69" office:value-type="string" calcext:value-type="string">
            <text:p>ISI KUNCI SILINDER PINTU BESAR NICOLE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6020117" calcext:value-type="float">
            <text:p>60201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8" calcext:value-type="float">
            <text:p>278</text:p>
          </table:table-cell>
          <table:table-cell table:style-name="ce66" office:value-type="float" office:value="6020118" calcext:value-type="float">
            <text:p>6020118</text:p>
          </table:table-cell>
          <table:table-cell table:style-name="ce69" office:value-type="string" calcext:value-type="string">
            <text:p>ISI KUNCI SILINDER 60M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SKRNG MERK CAVANI</text:p>
          </table:table-cell>
          <table:table-cell table:style-name="ce30" office:value-type="float" office:value="6020118" calcext:value-type="float">
            <text:p>60201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7" calcext:value-type="float">
            <text:p>277</text:p>
          </table:table-cell>
          <table:table-cell table:style-name="ce66" office:value-type="float" office:value="6020119" calcext:value-type="float">
            <text:p>6020119</text:p>
          </table:table-cell>
          <table:table-cell table:style-name="ce69" office:value-type="string" calcext:value-type="string">
            <text:p>ISI KUNCI SILINDER 60 MM VNZ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6020119" calcext:value-type="float">
            <text:p>60201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6" calcext:value-type="float">
            <text:p>276</text:p>
          </table:table-cell>
          <table:table-cell table:style-name="ce66" office:value-type="float" office:value="6020120" calcext:value-type="float">
            <text:p>6020120</text:p>
          </table:table-cell>
          <table:table-cell table:style-name="ce69" office:value-type="string" calcext:value-type="string">
            <text:p>KAITAN JENDELA BESAR SKR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0" calcext:value-type="float">
            <text:p>60201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5" calcext:value-type="float">
            <text:p>275</text:p>
          </table:table-cell>
          <table:table-cell table:style-name="ce66" office:value-type="float" office:value="6020121" calcext:value-type="float">
            <text:p>6020121</text:p>
          </table:table-cell>
          <table:table-cell table:style-name="ce69" office:value-type="string" calcext:value-type="string">
            <text:p>KAITAN JENDELA KECIL SKR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1" calcext:value-type="float">
            <text:p>602012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74" calcext:value-type="float">
            <text:p>274</text:p>
          </table:table-cell>
          <table:table-cell table:style-name="ce66" office:value-type="float" office:value="6020122" calcext:value-type="float">
            <text:p>6020122</text:p>
          </table:table-cell>
          <table:table-cell table:style-name="ce69" office:value-type="string" calcext:value-type="string">
            <text:p>KAITAN JENDELA SEDANG SKR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2" calcext:value-type="float">
            <text:p>602012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73" calcext:value-type="float">
            <text:p>273</text:p>
          </table:table-cell>
          <table:table-cell table:style-name="ce66" office:value-type="float" office:value="6020123" calcext:value-type="float">
            <text:p>6020123</text:p>
          </table:table-cell>
          <table:table-cell table:style-name="ce69" office:value-type="string" calcext:value-type="string">
            <text:p>KAITAN JENDELA SEDANG SKR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3" calcext:value-type="float">
            <text:p>60201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2" calcext:value-type="float">
            <text:p>272</text:p>
          </table:table-cell>
          <table:table-cell table:style-name="ce66" office:value-type="float" office:value="6020124" calcext:value-type="float">
            <text:p>6020124</text:p>
          </table:table-cell>
          <table:table-cell table:style-name="ce69" office:value-type="string" calcext:value-type="string">
            <text:p>KAITAN JENDELA SKRUP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4" calcext:value-type="float">
            <text:p>60201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1" calcext:value-type="float">
            <text:p>271</text:p>
          </table:table-cell>
          <table:table-cell table:style-name="ce66" office:value-type="float" office:value="6020125" calcext:value-type="float">
            <text:p>6020125</text:p>
          </table:table-cell>
          <table:table-cell table:style-name="ce69" office:value-type="string" calcext:value-type="string">
            <text:p>KUNCI ETALASE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5" calcext:value-type="float">
            <text:p>60201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0" calcext:value-type="float">
            <text:p>270</text:p>
          </table:table-cell>
          <table:table-cell table:style-name="ce66" office:value-type="float" office:value="6020126" calcext:value-type="float">
            <text:p>6020126</text:p>
          </table:table-cell>
          <table:table-cell table:style-name="ce69" office:value-type="string" calcext:value-type="string">
            <text:p>KUNCI KAMAR MANDI <text:s/>ABUS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6" calcext:value-type="float">
            <text:p>60201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9" calcext:value-type="float">
            <text:p>269</text:p>
          </table:table-cell>
          <table:table-cell table:style-name="ce66" office:value-type="float" office:value="6020127" calcext:value-type="float">
            <text:p>6020127</text:p>
          </table:table-cell>
          <table:table-cell table:style-name="ce69" office:value-type="string" calcext:value-type="string">
            <text:p>KUNCI LACI ALPHA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7" calcext:value-type="float">
            <text:p>60201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8" calcext:value-type="float">
            <text:p>268</text:p>
          </table:table-cell>
          <table:table-cell table:style-name="ce66" office:value-type="float" office:value="6020128" calcext:value-type="float">
            <text:p>6020128</text:p>
          </table:table-cell>
          <table:table-cell table:style-name="ce69" office:value-type="string" calcext:value-type="string">
            <text:p>KUNCI LACI GDO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8" calcext:value-type="float">
            <text:p>60201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7" calcext:value-type="float">
            <text:p>267</text:p>
          </table:table-cell>
          <table:table-cell table:style-name="ce66" office:value-type="float" office:value="6020129" calcext:value-type="float">
            <text:p>6020129</text:p>
          </table:table-cell>
          <table:table-cell table:style-name="ce69" office:value-type="string" calcext:value-type="string">
            <text:p>KUNCI LEMARI BULAT 2" 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29" calcext:value-type="float">
            <text:p>60201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6" calcext:value-type="float">
            <text:p>266</text:p>
          </table:table-cell>
          <table:table-cell table:style-name="ce66" office:value-type="float" office:value="6020130" calcext:value-type="float">
            <text:p>6020130</text:p>
          </table:table-cell>
          <table:table-cell table:style-name="ce69" office:value-type="string" calcext:value-type="string">
            <text:p>KUNCI LEMARI KOTAK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0" calcext:value-type="float">
            <text:p>60201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5" calcext:value-type="float">
            <text:p>265</text:p>
          </table:table-cell>
          <table:table-cell table:style-name="ce66" office:value-type="float" office:value="6020131" calcext:value-type="float">
            <text:p>6020131</text:p>
          </table:table-cell>
          <table:table-cell table:style-name="ce69" office:value-type="string" calcext:value-type="string">
            <text:p>KUNCI PINTU BAGUS KECIL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INTANG 89</text:p>
          </table:table-cell>
          <table:table-cell table:style-name="ce69" office:value-type="string" calcext:value-type="string">
            <text:p>MERK VNZ</text:p>
          </table:table-cell>
          <table:table-cell table:style-name="ce30" office:value-type="float" office:value="6020131" calcext:value-type="float">
            <text:p>60201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4" calcext:value-type="float">
            <text:p>264</text:p>
          </table:table-cell>
          <table:table-cell table:style-name="ce66" office:value-type="float" office:value="6020132" calcext:value-type="float">
            <text:p>6020132</text:p>
          </table:table-cell>
          <table:table-cell table:style-name="ce69" office:value-type="string" calcext:value-type="string">
            <text:p>KUNCI PINTU I BESAR TANPA MERK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MJU DAN A.JAYA</text:p>
          </table:table-cell>
          <table:table-cell table:style-name="ce69" office:value-type="string" calcext:value-type="string">
            <text:p>SORENTO, ESTILO, GRANDIA</text:p>
          </table:table-cell>
          <table:table-cell table:style-name="ce30" office:value-type="float" office:value="6020132" calcext:value-type="float">
            <text:p>60201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3" calcext:value-type="float">
            <text:p>263</text:p>
          </table:table-cell>
          <table:table-cell table:style-name="ce66" office:value-type="float" office:value="6020133" calcext:value-type="float">
            <text:p>6020133</text:p>
          </table:table-cell>
          <table:table-cell table:style-name="ce69" office:value-type="string" calcext:value-type="string">
            <text:p>KUNCI PINTU III BESAR  BOLZANO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6020133" calcext:value-type="float">
            <text:p>60201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2" calcext:value-type="float">
            <text:p>262</text:p>
          </table:table-cell>
          <table:table-cell table:style-name="ce66" office:value-type="float" office:value="6020134" calcext:value-type="float">
            <text:p>6020134</text:p>
          </table:table-cell>
          <table:table-cell table:style-name="ce69" office:value-type="string" calcext:value-type="string">
            <text:p>KUNCI SET <text:s/>NOBLEZA CORVUS SNGP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4" calcext:value-type="float">
            <text:p>602013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61" calcext:value-type="float">
            <text:p>261</text:p>
          </table:table-cell>
          <table:table-cell table:style-name="ce66" office:value-type="float" office:value="6020135" calcext:value-type="float">
            <text:p>6020135</text:p>
          </table:table-cell>
          <table:table-cell table:style-name="ce69" office:value-type="string" calcext:value-type="string">
            <text:p>KUNCI SET PINTU KECIL NAPOLI WEDGE CZ 603-2495 A 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5" calcext:value-type="float">
            <text:p>602013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60" calcext:value-type="float">
            <text:p>260</text:p>
          </table:table-cell>
          <table:table-cell table:style-name="ce66" office:value-type="float" office:value="6020136" calcext:value-type="float">
            <text:p>6020136</text:p>
          </table:table-cell>
          <table:table-cell table:style-name="ce69" office:value-type="string" calcext:value-type="string">
            <text:p>KUNCI SET PINTU KECIL TOP I-SERIES 5210 SGP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6" calcext:value-type="float">
            <text:p>60201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9" calcext:value-type="float">
            <text:p>259</text:p>
          </table:table-cell>
          <table:table-cell table:style-name="ce66" office:value-type="float" office:value="6020137" calcext:value-type="float">
            <text:p>6020137</text:p>
          </table:table-cell>
          <table:table-cell table:style-name="ce69" office:value-type="string" calcext:value-type="string">
            <text:p>KUNCI SET AMANI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7" calcext:value-type="float">
            <text:p>60201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8" calcext:value-type="float">
            <text:p>258</text:p>
          </table:table-cell>
          <table:table-cell table:style-name="ce66" office:value-type="float" office:value="6020138" calcext:value-type="float">
            <text:p>6020138</text:p>
          </table:table-cell>
          <table:table-cell table:style-name="ce69" office:value-type="string" calcext:value-type="string">
            <text:p>KUNCI SET BOLZANO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8" calcext:value-type="float">
            <text:p>60201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7" calcext:value-type="float">
            <text:p>257</text:p>
          </table:table-cell>
          <table:table-cell table:style-name="ce66" office:value-type="float" office:value="6020139" calcext:value-type="float">
            <text:p>6020139</text:p>
          </table:table-cell>
          <table:table-cell table:style-name="ce69" office:value-type="string" calcext:value-type="string">
            <text:p>OVERVAL 2 1/2'' FAWI 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39" calcext:value-type="float">
            <text:p>60201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6" calcext:value-type="float">
            <text:p>256</text:p>
          </table:table-cell>
          <table:table-cell table:style-name="ce66" office:value-type="float" office:value="6020140" calcext:value-type="float">
            <text:p>6020140</text:p>
          </table:table-cell>
          <table:table-cell table:style-name="ce69" office:value-type="string" calcext:value-type="string">
            <text:p>OVERVAL 2'' SANTY OTNCD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140" calcext:value-type="float">
            <text:p>60201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5" calcext:value-type="float">
            <text:p>255</text:p>
          </table:table-cell>
          <table:table-cell table:style-name="ce66" office:value-type="float" office:value="6020141" calcext:value-type="float">
            <text:p>6020141</text:p>
          </table:table-cell>
          <table:table-cell table:style-name="ce69" office:value-type="string" calcext:value-type="string">
            <text:p>OVERVAL 3'' TANPA MERK</text:p>
          </table:table-cell>
          <table:table-cell table:style-name="ce69" table:number-columns-repeated="3"/>
          <table:table-cell table:style-name="ce30" office:value-type="float" office:value="6020141" calcext:value-type="float">
            <text:p>60201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4" calcext:value-type="float">
            <text:p>254</text:p>
          </table:table-cell>
          <table:table-cell table:style-name="ce66" office:value-type="float" office:value="6020142" calcext:value-type="float">
            <text:p>6020142</text:p>
          </table:table-cell>
          <table:table-cell table:style-name="ce69" office:value-type="string" calcext:value-type="string">
            <text:p>OVERVAL 5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HITAM</text:p>
          </table:table-cell>
          <table:table-cell table:style-name="ce30" office:value-type="float" office:value="6020142" calcext:value-type="float">
            <text:p>60201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3" calcext:value-type="float">
            <text:p>253</text:p>
          </table:table-cell>
          <table:table-cell table:style-name="ce66" office:value-type="float" office:value="6020143" calcext:value-type="float">
            <text:p>6020143</text:p>
          </table:table-cell>
          <table:table-cell table:style-name="ce69" office:value-type="string" calcext:value-type="string">
            <text:p>OVERVAL 6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SILVER</text:p>
          </table:table-cell>
          <table:table-cell table:style-name="ce30" office:value-type="float" office:value="6020143" calcext:value-type="float">
            <text:p>60201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2" calcext:value-type="float">
            <text:p>252</text:p>
          </table:table-cell>
          <table:table-cell table:style-name="ce66" office:value-type="float" office:value="6020144" calcext:value-type="float">
            <text:p>6020144</text:p>
          </table:table-cell>
          <table:table-cell table:style-name="ce69" office:value-type="string" calcext:value-type="string">
            <text:p>RANTAI SEPEDAH <text:s/>GUA LON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6020144" calcext:value-type="float">
            <text:p>60201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1" calcext:value-type="float">
            <text:p>251</text:p>
          </table:table-cell>
          <table:table-cell table:style-name="ce66" office:value-type="float" office:value="6020145" calcext:value-type="float">
            <text:p>6020145</text:p>
          </table:table-cell>
          <table:table-cell table:style-name="ce69" office:value-type="string" calcext:value-type="string">
            <text:p>REL LACI 30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45" calcext:value-type="float">
            <text:p>60201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0" calcext:value-type="float">
            <text:p>250</text:p>
          </table:table-cell>
          <table:table-cell table:style-name="ce66" office:value-type="float" office:value="6020146" calcext:value-type="float">
            <text:p>6020146</text:p>
          </table:table-cell>
          <table:table-cell table:style-name="ce69" office:value-type="string" calcext:value-type="string">
            <text:p>REL LACI 40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46" calcext:value-type="float">
            <text:p>60201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9" calcext:value-type="float">
            <text:p>249</text:p>
          </table:table-cell>
          <table:table-cell table:style-name="ce66" office:value-type="float" office:value="6020147" calcext:value-type="float">
            <text:p>6020147</text:p>
          </table:table-cell>
          <table:table-cell table:style-name="ce69" office:value-type="string" calcext:value-type="string">
            <text:p>REL LACI 50 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47" calcext:value-type="float">
            <text:p>60201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8" calcext:value-type="float">
            <text:p>248</text:p>
          </table:table-cell>
          <table:table-cell table:style-name="ce66" office:value-type="float" office:value="6020148" calcext:value-type="float">
            <text:p>6020148</text:p>
          </table:table-cell>
          <table:table-cell table:style-name="ce69" office:value-type="string" calcext:value-type="string">
            <text:p>REL PINTU A3 THREE SEVEN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GJ</text:p>
          </table:table-cell>
          <table:table-cell table:style-name="ce69"/>
          <table:table-cell table:style-name="ce30" office:value-type="float" office:value="6020148" calcext:value-type="float">
            <text:p>60201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7" calcext:value-type="float">
            <text:p>247</text:p>
          </table:table-cell>
          <table:table-cell table:style-name="ce66" office:value-type="float" office:value="6020149" calcext:value-type="float">
            <text:p>6020149</text:p>
          </table:table-cell>
          <table:table-cell table:style-name="ce69" office:value-type="string" calcext:value-type="string">
            <text:p>REL PINTU A5 THREE SEVEN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GJ</text:p>
          </table:table-cell>
          <table:table-cell table:style-name="ce69"/>
          <table:table-cell table:style-name="ce30" office:value-type="float" office:value="6020149" calcext:value-type="float">
            <text:p>60201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6" calcext:value-type="float">
            <text:p>246</text:p>
          </table:table-cell>
          <table:table-cell table:style-name="ce66" office:value-type="float" office:value="6020150" calcext:value-type="float">
            <text:p>6020150</text:p>
          </table:table-cell>
          <table:table-cell table:style-name="ce69" office:value-type="string" calcext:value-type="string">
            <text:p>RODA CASTER GEPENG ABC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6020150" calcext:value-type="float">
            <text:p>60201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5" calcext:value-type="float">
            <text:p>245</text:p>
          </table:table-cell>
          <table:table-cell table:style-name="ce66" office:value-type="float" office:value="6020151" calcext:value-type="float">
            <text:p>6020151</text:p>
          </table:table-cell>
          <table:table-cell table:style-name="ce69" office:value-type="string" calcext:value-type="string">
            <text:p>RODA CASTER GEPENG ABC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51" calcext:value-type="float">
            <text:p>60201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4" calcext:value-type="float">
            <text:p>244</text:p>
          </table:table-cell>
          <table:table-cell table:style-name="ce66" office:value-type="float" office:value="6020152" calcext:value-type="float">
            <text:p>6020152</text:p>
          </table:table-cell>
          <table:table-cell table:style-name="ce69" office:value-type="string" calcext:value-type="string">
            <text:p>RODA CASTER BULAT BP50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152" calcext:value-type="float">
            <text:p>60201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3" calcext:value-type="float">
            <text:p>243</text:p>
          </table:table-cell>
          <table:table-cell table:style-name="ce66" office:value-type="float" office:value="6020153" calcext:value-type="float">
            <text:p>6020153</text:p>
          </table:table-cell>
          <table:table-cell table:style-name="ce69" office:value-type="string" calcext:value-type="string">
            <text:p>RODA CASTER BULAT BP50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153" calcext:value-type="float">
            <text:p>60201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2" calcext:value-type="float">
            <text:p>242</text:p>
          </table:table-cell>
          <table:table-cell table:style-name="ce66" office:value-type="float" office:value="6020154" calcext:value-type="float">
            <text:p>6020154</text:p>
          </table:table-cell>
          <table:table-cell table:style-name="ce69" office:value-type="string" calcext:value-type="string">
            <text:p>RODA CASTER BULAT SKK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TG</text:p>
          </table:table-cell>
          <table:table-cell table:style-name="ce69" office:value-type="string" calcext:value-type="string">
            <text:p>20/BUAH</text:p>
          </table:table-cell>
          <table:table-cell table:style-name="ce30" office:value-type="float" office:value="6020154" calcext:value-type="float">
            <text:p>60201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1" calcext:value-type="float">
            <text:p>241</text:p>
          </table:table-cell>
          <table:table-cell table:style-name="ce66" office:value-type="float" office:value="6020155" calcext:value-type="float">
            <text:p>6020155</text:p>
          </table:table-cell>
          <table:table-cell table:style-name="ce69" office:value-type="string" calcext:value-type="string">
            <text:p>RODA CASTER BULAT SKK</text:p>
          </table:table-cell>
          <table:table-cell table:style-name="ce69" office:value-type="string" calcext:value-type="string">
            <text:p>SET</text:p>
          </table:table-cell>
          <table:table-cell table:style-name="ce69" table:number-columns-repeated="2"/>
          <table:table-cell table:style-name="ce30" office:value-type="float" office:value="6020155" calcext:value-type="float">
            <text:p>60201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0" calcext:value-type="float">
            <text:p>240</text:p>
          </table:table-cell>
          <table:table-cell table:style-name="ce66" office:value-type="float" office:value="6020156" calcext:value-type="float">
            <text:p>6020156</text:p>
          </table:table-cell>
          <table:table-cell table:style-name="ce69" office:value-type="string" calcext:value-type="string">
            <text:p>RODA PAGAR 6 MERAH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156" calcext:value-type="float">
            <text:p>60201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9" calcext:value-type="float">
            <text:p>239</text:p>
          </table:table-cell>
          <table:table-cell table:style-name="ce66" office:value-type="float" office:value="6020157" calcext:value-type="float">
            <text:p>6020157</text:p>
          </table:table-cell>
          <table:table-cell table:style-name="ce69" office:value-type="string" calcext:value-type="string">
            <text:p>RODA PAGAR 8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6020157" calcext:value-type="float">
            <text:p>60201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8" calcext:value-type="float">
            <text:p>238</text:p>
          </table:table-cell>
          <table:table-cell table:style-name="ce66" office:value-type="float" office:value="6020158" calcext:value-type="float">
            <text:p>6020158</text:p>
          </table:table-cell>
          <table:table-cell table:style-name="ce69" office:value-type="string" calcext:value-type="string">
            <text:p>RODA PAGAR 10 TANPA MERK</text:p>
          </table:table-cell>
          <table:table-cell table:style-name="ce69" office:value-type="string" calcext:value-type="string">
            <text:p>PASANG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6020158" calcext:value-type="float">
            <text:p>60201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7" calcext:value-type="float">
            <text:p>237</text:p>
          </table:table-cell>
          <table:table-cell table:style-name="ce66" office:value-type="float" office:value="6020159" calcext:value-type="float">
            <text:p>6020159</text:p>
          </table:table-cell>
          <table:table-cell table:style-name="ce69" office:value-type="string" calcext:value-type="string">
            <text:p>RODA TOL M 3'' TANPA MERK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4 BUAH</text:p>
          </table:table-cell>
          <table:table-cell table:style-name="ce30" office:value-type="float" office:value="6020159" calcext:value-type="float">
            <text:p>60201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6" calcext:value-type="float">
            <text:p>236</text:p>
          </table:table-cell>
          <table:table-cell table:style-name="ce66" office:value-type="float" office:value="6020160" calcext:value-type="float">
            <text:p>6020160</text:p>
          </table:table-cell>
          <table:table-cell table:style-name="ce69" office:value-type="string" calcext:value-type="string">
            <text:p>SIKU / SEKON 20 CM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60" calcext:value-type="float">
            <text:p>60201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5" calcext:value-type="float">
            <text:p>235</text:p>
          </table:table-cell>
          <table:table-cell table:style-name="ce66" office:value-type="float" office:value="6020161" calcext:value-type="float">
            <text:p>6020161</text:p>
          </table:table-cell>
          <table:table-cell table:style-name="ce69" office:value-type="string" calcext:value-type="string">
            <text:p>SIKU / SEKON 30 CM DIAMOND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6020161" calcext:value-type="float">
            <text:p>60201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4" calcext:value-type="float">
            <text:p>234</text:p>
          </table:table-cell>
          <table:table-cell table:style-name="ce66" office:value-type="float" office:value="6020162" calcext:value-type="float">
            <text:p>6020162</text:p>
          </table:table-cell>
          <table:table-cell table:style-name="ce69" office:value-type="string" calcext:value-type="string">
            <text:p>SLOT  HANDLE PVC KOMPLIT <text:s/>TANPA MERK</text:p>
          </table:table-cell>
          <table:table-cell table:style-name="ce69" office:value-type="string" calcext:value-type="string">
            <text:p>SET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6020162" calcext:value-type="float">
            <text:p>60201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3" calcext:value-type="float">
            <text:p>233</text:p>
          </table:table-cell>
          <table:table-cell table:style-name="ce66" office:value-type="float" office:value="6020163" calcext:value-type="float">
            <text:p>6020163</text:p>
          </table:table-cell>
          <table:table-cell table:style-name="ce69" office:value-type="string" calcext:value-type="string">
            <text:p>SLOT TANAM  598-6'' CAB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 </text:p>
          </table:table-cell>
          <table:table-cell table:style-name="ce69"/>
          <table:table-cell table:style-name="ce30" office:value-type="float" office:value="6020163" calcext:value-type="float">
            <text:p>60201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2" calcext:value-type="float">
            <text:p>232</text:p>
          </table:table-cell>
          <table:table-cell table:style-name="ce66" office:value-type="float" office:value="6020164" calcext:value-type="float">
            <text:p>6020164</text:p>
          </table:table-cell>
          <table:table-cell table:style-name="ce69" office:value-type="string" calcext:value-type="string">
            <text:p>SPAM SEKRUP M 1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6020164" calcext:value-type="float">
            <text:p>60201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1" calcext:value-type="float">
            <text:p>231</text:p>
          </table:table-cell>
          <table:table-cell table:style-name="ce66" office:value-type="float" office:value="6020165" calcext:value-type="float">
            <text:p>6020165</text:p>
          </table:table-cell>
          <table:table-cell table:style-name="ce69" office:value-type="string" calcext:value-type="string">
            <text:p>SPAM SEKRUP M 12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 office:value-type="string" calcext:value-type="string">
            <text:p>1/2”</text:p>
          </table:table-cell>
          <table:table-cell table:style-name="ce30" office:value-type="float" office:value="6020165" calcext:value-type="float">
            <text:p>60201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30" calcext:value-type="float">
            <text:p>230</text:p>
          </table:table-cell>
          <table:table-cell table:style-name="ce66" office:value-type="float" office:value="6020166" calcext:value-type="float">
            <text:p>6020166</text:p>
          </table:table-cell>
          <table:table-cell table:style-name="ce69" office:value-type="string" calcext:value-type="string">
            <text:p>SPAM SEKRUP M 16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ITRA TEHNIK</text:p>
          </table:table-cell>
          <table:table-cell table:style-name="ce69" office:value-type="string" calcext:value-type="string">
            <text:p>5/8”</text:p>
          </table:table-cell>
          <table:table-cell table:style-name="ce30" office:value-type="float" office:value="6020166" calcext:value-type="float">
            <text:p>60201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9" calcext:value-type="float">
            <text:p>229</text:p>
          </table:table-cell>
          <table:table-cell table:style-name="ce66" office:value-type="float" office:value="6020167" calcext:value-type="float">
            <text:p>6020167</text:p>
          </table:table-cell>
          <table:table-cell table:style-name="ce69" office:value-type="string" calcext:value-type="string">
            <text:p>TARIKAN PINTU <text:s/>ARV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167" calcext:value-type="float">
            <text:p>60201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8" calcext:value-type="float">
            <text:p>228</text:p>
          </table:table-cell>
          <table:table-cell table:style-name="ce66" office:value-type="float" office:value="6020168" calcext:value-type="float">
            <text:p>6020168</text:p>
          </table:table-cell>
          <table:table-cell table:style-name="ce69" office:value-type="string" calcext:value-type="string">
            <text:p>TARIKAN PINTU <text:s/>PDM</text:p>
          </table:table-cell>
          <table:table-cell table:style-name="ce69" office:value-type="string" calcext:value-type="string">
            <text:p>PASANG</text:p>
          </table:table-cell>
          <table:table-cell table:style-name="ce69" table:number-columns-repeated="2"/>
          <table:table-cell table:style-name="ce30" office:value-type="float" office:value="6020168" calcext:value-type="float">
            <text:p>60201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7" calcext:value-type="float">
            <text:p>227</text:p>
          </table:table-cell>
          <table:table-cell table:style-name="ce66" office:value-type="float" office:value="6020169" calcext:value-type="float">
            <text:p>6020169</text:p>
          </table:table-cell>
          <table:table-cell table:style-name="ce69" office:value-type="string" calcext:value-type="string">
            <text:p>TARIKAN PINTU <text:s/>TANPA MERK</text:p>
          </table:table-cell>
          <table:table-cell table:style-name="ce69" table:number-columns-repeated="3"/>
          <table:table-cell table:style-name="ce30" office:value-type="float" office:value="6020169" calcext:value-type="float">
            <text:p>60201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6" calcext:value-type="float">
            <text:p>226</text:p>
          </table:table-cell>
          <table:table-cell table:style-name="ce66" office:value-type="float" office:value="7000000" calcext:value-type="float">
            <text:p>7000000</text:p>
          </table:table-cell>
          <table:table-cell table:style-name="ce69" office:value-type="string" calcext:value-type="string">
            <text:p>7 CODE (BAHAN HABIS) <text:s/></text:p>
          </table:table-cell>
          <table:table-cell table:style-name="ce69" table:number-columns-repeated="3"/>
          <table:table-cell table:style-name="ce30" office:value-type="float" office:value="7000000" calcext:value-type="float">
            <text:p>7000000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25" calcext:value-type="float">
            <text:p>225</text:p>
          </table:table-cell>
          <table:table-cell table:style-name="ce66" office:value-type="float" office:value="7010001" calcext:value-type="float">
            <text:p>7010001</text:p>
          </table:table-cell>
          <table:table-cell table:style-name="ce69" office:value-type="string" calcext:value-type="string">
            <text:p>ALUMUNIUM FOIL 1 DOUBLE SIDE WOVEN</text:p>
          </table:table-cell>
          <table:table-cell table:style-name="ce69" office:value-type="string" calcext:value-type="string">
            <text:p>ROLL</text:p>
          </table:table-cell>
          <table:table-cell table:style-name="ce69"/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7010001" calcext:value-type="float">
            <text:p>701000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24" calcext:value-type="float">
            <text:p>224</text:p>
          </table:table-cell>
          <table:table-cell table:style-name="ce66" office:value-type="float" office:value="7010002" calcext:value-type="float">
            <text:p>7010002</text:p>
          </table:table-cell>
          <table:table-cell table:style-name="ce69" office:value-type="string" calcext:value-type="string">
            <text:p>ALUMUNIUM FOIL 2 DOUBLE SIDE WOVEN</text:p>
          </table:table-cell>
          <table:table-cell table:style-name="ce69" office:value-type="string" calcext:value-type="string">
            <text:p>METER</text:p>
          </table:table-cell>
          <table:table-cell table:style-name="ce69"/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7010002" calcext:value-type="float">
            <text:p>701000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23" calcext:value-type="float">
            <text:p>223</text:p>
          </table:table-cell>
          <table:table-cell table:style-name="ce66" office:value-type="float" office:value="7010003" calcext:value-type="float">
            <text:p>7010003</text:p>
          </table:table-cell>
          <table:table-cell table:style-name="ce69" office:value-type="string" calcext:value-type="string">
            <text:p>ALUMUNIUM FOIL 3 SINGLE SIDE WOVEN</text:p>
          </table:table-cell>
          <table:table-cell table:style-name="ce69" office:value-type="string" calcext:value-type="string">
            <text:p>ROLL</text:p>
          </table:table-cell>
          <table:table-cell table:style-name="ce69"/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7010003" calcext:value-type="float">
            <text:p>701000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22" calcext:value-type="float">
            <text:p>222</text:p>
          </table:table-cell>
          <table:table-cell table:style-name="ce66" office:value-type="float" office:value="7010004" calcext:value-type="float">
            <text:p>7010004</text:p>
          </table:table-cell>
          <table:table-cell table:style-name="ce69" office:value-type="string" calcext:value-type="string">
            <text:p>ALUMUNIUM FOIL 4 SINGLE SIDE WOVEN</text:p>
          </table:table-cell>
          <table:table-cell table:style-name="ce69" office:value-type="string" calcext:value-type="string">
            <text:p>METER</text:p>
          </table:table-cell>
          <table:table-cell table:style-name="ce69"/>
          <table:table-cell table:style-name="ce69" office:value-type="string" calcext:value-type="string">
            <text:p>KEMUNGKINAN NAIK HARGA BELI SEKARANG 6%</text:p>
          </table:table-cell>
          <table:table-cell table:style-name="ce30" office:value-type="float" office:value="7010004" calcext:value-type="float">
            <text:p>70100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1" calcext:value-type="float">
            <text:p>221</text:p>
          </table:table-cell>
          <table:table-cell table:style-name="ce66" office:value-type="float" office:value="7010005" calcext:value-type="float">
            <text:p>7010005</text:p>
          </table:table-cell>
          <table:table-cell table:style-name="ce69" office:value-type="string" calcext:value-type="string">
            <text:p>AMPLAS BESI / KAYU  # 180 SIKEN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CSA</text:p>
          </table:table-cell>
          <table:table-cell table:style-name="ce69"/>
          <table:table-cell table:style-name="ce30" office:value-type="float" office:value="7010005" calcext:value-type="float">
            <text:p>70100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0" calcext:value-type="float">
            <text:p>220</text:p>
          </table:table-cell>
          <table:table-cell table:style-name="ce66" office:value-type="float" office:value="7010006" calcext:value-type="float">
            <text:p>7010006</text:p>
          </table:table-cell>
          <table:table-cell table:style-name="ce69" office:value-type="string" calcext:value-type="string">
            <text:p>AMPLAS BESI / KAYU  # 180 SIKEN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06" calcext:value-type="float">
            <text:p>70100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9" calcext:value-type="float">
            <text:p>219</text:p>
          </table:table-cell>
          <table:table-cell table:style-name="ce66" office:value-type="float" office:value="7010007" calcext:value-type="float">
            <text:p>7010007</text:p>
          </table:table-cell>
          <table:table-cell table:style-name="ce69" office:value-type="string" calcext:value-type="string">
            <text:p>AMPLAS BESI / KAYU  # 60 SIKEN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07" calcext:value-type="float">
            <text:p>70100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8" calcext:value-type="float">
            <text:p>218</text:p>
          </table:table-cell>
          <table:table-cell table:style-name="ce66" office:value-type="float" office:value="7010008" calcext:value-type="float">
            <text:p>7010008</text:p>
          </table:table-cell>
          <table:table-cell table:style-name="ce69" office:value-type="string" calcext:value-type="string">
            <text:p>AMPLAS BESI / KAYU  #120 TAIYO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008" calcext:value-type="float">
            <text:p>70100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7" calcext:value-type="float">
            <text:p>217</text:p>
          </table:table-cell>
          <table:table-cell table:style-name="ce66" office:value-type="float" office:value="7010009" calcext:value-type="float">
            <text:p>7010009</text:p>
          </table:table-cell>
          <table:table-cell table:style-name="ce69" office:value-type="string" calcext:value-type="string">
            <text:p>AMPLAS BESI / KAYU  # 80 TAIYO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7010009" calcext:value-type="float">
            <text:p>70100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6" calcext:value-type="float">
            <text:p>216</text:p>
          </table:table-cell>
          <table:table-cell table:style-name="ce66" office:value-type="float" office:value="7010010" calcext:value-type="float">
            <text:p>7010010</text:p>
          </table:table-cell>
          <table:table-cell table:style-name="ce69" office:value-type="string" calcext:value-type="string">
            <text:p>AMPLAS BESI / KAYU  # 150 TAIYO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010" calcext:value-type="float">
            <text:p>70100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5" calcext:value-type="float">
            <text:p>215</text:p>
          </table:table-cell>
          <table:table-cell table:style-name="ce66" office:value-type="float" office:value="7010011" calcext:value-type="float">
            <text:p>7010011</text:p>
          </table:table-cell>
          <table:table-cell table:style-name="ce69" office:value-type="string" calcext:value-type="string">
            <text:p>AMPLAS BESI / KAYU  # 180 TAIYO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11" calcext:value-type="float">
            <text:p>70100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4" calcext:value-type="float">
            <text:p>214</text:p>
          </table:table-cell>
          <table:table-cell table:style-name="ce66" office:value-type="float" office:value="7010012" calcext:value-type="float">
            <text:p>7010012</text:p>
          </table:table-cell>
          <table:table-cell table:style-name="ce69" office:value-type="string" calcext:value-type="string">
            <text:p>AMPLAS BESI / KAYU  # 240 TAIYO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012" calcext:value-type="float">
            <text:p>70100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3" calcext:value-type="float">
            <text:p>213</text:p>
          </table:table-cell>
          <table:table-cell table:style-name="ce66" office:value-type="float" office:value="7010013" calcext:value-type="float">
            <text:p>7010013</text:p>
          </table:table-cell>
          <table:table-cell table:style-name="ce69" office:value-type="string" calcext:value-type="string">
            <text:p>AMPLAS BESI / KAYU  #60 TAIYO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13" calcext:value-type="float">
            <text:p>70100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2" calcext:value-type="float">
            <text:p>212</text:p>
          </table:table-cell>
          <table:table-cell table:style-name="ce66" office:value-type="float" office:value="7010014" calcext:value-type="float">
            <text:p>7010014</text:p>
          </table:table-cell>
          <table:table-cell table:style-name="ce69" office:value-type="string" calcext:value-type="string">
            <text:p>AMPLAS BESI / KAYU  #120 TAIYO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1 ROLL=50 METER</text:p>
          </table:table-cell>
          <table:table-cell table:style-name="ce30" office:value-type="float" office:value="7010014" calcext:value-type="float">
            <text:p>70100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1" calcext:value-type="float">
            <text:p>211</text:p>
          </table:table-cell>
          <table:table-cell table:style-name="ce66" office:value-type="float" office:value="7010015" calcext:value-type="float">
            <text:p>7010015</text:p>
          </table:table-cell>
          <table:table-cell table:style-name="ce69" office:value-type="string" calcext:value-type="string">
            <text:p>AMPLAS BESI / KAYU  # 80 TAIYO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15" calcext:value-type="float">
            <text:p>70100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0" calcext:value-type="float">
            <text:p>210</text:p>
          </table:table-cell>
          <table:table-cell table:style-name="ce66" office:value-type="float" office:value="7010016" calcext:value-type="float">
            <text:p>7010016</text:p>
          </table:table-cell>
          <table:table-cell table:style-name="ce69" office:value-type="string" calcext:value-type="string">
            <text:p>AMPLAS BESI / KAYU  # 150 TAIYO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16" calcext:value-type="float">
            <text:p>70100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9" calcext:value-type="float">
            <text:p>209</text:p>
          </table:table-cell>
          <table:table-cell table:style-name="ce66" office:value-type="float" office:value="7010017" calcext:value-type="float">
            <text:p>7010017</text:p>
          </table:table-cell>
          <table:table-cell table:style-name="ce69" office:value-type="string" calcext:value-type="string">
            <text:p>AMPLAS BESI / KAYU  # 180 TAIYO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17" calcext:value-type="float">
            <text:p>70100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8" calcext:value-type="float">
            <text:p>208</text:p>
          </table:table-cell>
          <table:table-cell table:style-name="ce66" office:value-type="float" office:value="7010018" calcext:value-type="float">
            <text:p>7010018</text:p>
          </table:table-cell>
          <table:table-cell table:style-name="ce69" office:value-type="string" calcext:value-type="string">
            <text:p>AMPLAS BESI / KAYU  # 240 TAIYO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18" calcext:value-type="float">
            <text:p>70100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7" calcext:value-type="float">
            <text:p>207</text:p>
          </table:table-cell>
          <table:table-cell table:style-name="ce66" office:value-type="float" office:value="7010019" calcext:value-type="float">
            <text:p>7010019</text:p>
          </table:table-cell>
          <table:table-cell table:style-name="ce69" office:value-type="string" calcext:value-type="string">
            <text:p>AMPLAS ROL #150 EURO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19" calcext:value-type="float">
            <text:p>70100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6" calcext:value-type="float">
            <text:p>206</text:p>
          </table:table-cell>
          <table:table-cell table:style-name="ce66" office:value-type="float" office:value="7010020" calcext:value-type="float">
            <text:p>7010020</text:p>
          </table:table-cell>
          <table:table-cell table:style-name="ce69" office:value-type="string" calcext:value-type="string">
            <text:p>AMPLAS WATERPROOF 400 EAGLE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20" calcext:value-type="float">
            <text:p>70100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5" calcext:value-type="float">
            <text:p>205</text:p>
          </table:table-cell>
          <table:table-cell table:style-name="ce66" office:value-type="float" office:value="7010021" calcext:value-type="float">
            <text:p>7010021</text:p>
          </table:table-cell>
          <table:table-cell table:style-name="ce69" office:value-type="string" calcext:value-type="string">
            <text:p>AMPLAS WATERPROOF 500 EAGLE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21" calcext:value-type="float">
            <text:p>70100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4" calcext:value-type="float">
            <text:p>204</text:p>
          </table:table-cell>
          <table:table-cell table:style-name="ce66" office:value-type="float" office:value="7010022" calcext:value-type="float">
            <text:p>7010022</text:p>
          </table:table-cell>
          <table:table-cell table:style-name="ce69" office:value-type="string" calcext:value-type="string">
            <text:p>AMPLAS WATERPROOF 1000 EAGLE</text:p>
          </table:table-cell>
          <table:table-cell table:style-name="ce69" office:value-type="string" calcext:value-type="string">
            <text:p>LEMBAR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22" calcext:value-type="float">
            <text:p>70100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3" calcext:value-type="float">
            <text:p>203</text:p>
          </table:table-cell>
          <table:table-cell table:style-name="ce66" office:value-type="float" office:value="7010023" calcext:value-type="float">
            <text:p>7010023</text:p>
          </table:table-cell>
          <table:table-cell table:style-name="ce69" office:value-type="string" calcext:value-type="string">
            <text:p>BAUD HITAM  MUR LB1/2X12C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 office:value-type="string" calcext:value-type="string">
            <text:p>BELI PER KG JUAL PER BUAH</text:p>
          </table:table-cell>
          <table:table-cell table:style-name="ce30" office:value-type="float" office:value="7010023" calcext:value-type="float">
            <text:p>70100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2" calcext:value-type="float">
            <text:p>202</text:p>
          </table:table-cell>
          <table:table-cell table:style-name="ce66" office:value-type="float" office:value="7010024" calcext:value-type="float">
            <text:p>7010024</text:p>
          </table:table-cell>
          <table:table-cell table:style-name="ce69" office:value-type="string" calcext:value-type="string">
            <text:p>BAUD HITAM  MUR LB1/2X15C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 office:value-type="string" calcext:value-type="string">
            <text:p>BELI PER KG JUAL PER BUAH</text:p>
          </table:table-cell>
          <table:table-cell table:style-name="ce30" office:value-type="float" office:value="7010024" calcext:value-type="float">
            <text:p>70100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1" calcext:value-type="float">
            <text:p>201</text:p>
          </table:table-cell>
          <table:table-cell table:style-name="ce66" office:value-type="float" office:value="7010025" calcext:value-type="float">
            <text:p>7010025</text:p>
          </table:table-cell>
          <table:table-cell table:style-name="ce69" office:value-type="string" calcext:value-type="string">
            <text:p>BAUD KUNING  MUR M 6X30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25" calcext:value-type="float">
            <text:p>70100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0" calcext:value-type="float">
            <text:p>200</text:p>
          </table:table-cell>
          <table:table-cell table:style-name="ce66" office:value-type="float" office:value="7010026" calcext:value-type="float">
            <text:p>7010026</text:p>
          </table:table-cell>
          <table:table-cell table:style-name="ce69" office:value-type="string" calcext:value-type="string">
            <text:p>BAUD KUNING  MUR M 8X15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26" calcext:value-type="float">
            <text:p>70100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9" calcext:value-type="float">
            <text:p>199</text:p>
          </table:table-cell>
          <table:table-cell table:style-name="ce66" office:value-type="float" office:value="7010027" calcext:value-type="float">
            <text:p>7010027</text:p>
          </table:table-cell>
          <table:table-cell table:style-name="ce69" office:value-type="string" calcext:value-type="string">
            <text:p>BEARING 629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7010027" calcext:value-type="float">
            <text:p>70100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8" calcext:value-type="float">
            <text:p>198</text:p>
          </table:table-cell>
          <table:table-cell table:style-name="ce66" office:value-type="float" office:value="7010028" calcext:value-type="float">
            <text:p>7010028</text:p>
          </table:table-cell>
          <table:table-cell table:style-name="ce69" office:value-type="string" calcext:value-type="string">
            <text:p>BENANG KECIL <text:s/>OJIN</text:p>
          </table:table-cell>
          <table:table-cell table:style-name="ce69" office:value-type="string" calcext:value-type="string">
            <text:p>PAK</text:p>
          </table:table-cell>
          <table:table-cell table:style-name="ce69" office:value-type="string" calcext:value-type="string">
            <text:p>ISI 24 BUAH</text:p>
          </table:table-cell>
          <table:table-cell table:style-name="ce69" office:value-type="string" calcext:value-type="string">
            <text:p>1 PAK=24 BUAH</text:p>
          </table:table-cell>
          <table:table-cell table:style-name="ce30" office:value-type="float" office:value="7010028" calcext:value-type="float">
            <text:p>70100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7" calcext:value-type="float">
            <text:p>197</text:p>
          </table:table-cell>
          <table:table-cell table:style-name="ce66" office:value-type="float" office:value="7010029" calcext:value-type="float">
            <text:p>7010029</text:p>
          </table:table-cell>
          <table:table-cell table:style-name="ce69" office:value-type="string" calcext:value-type="string">
            <text:p>CARBON CB51 MAKITA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29" calcext:value-type="float">
            <text:p>70100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6" calcext:value-type="float">
            <text:p>196</text:p>
          </table:table-cell>
          <table:table-cell table:style-name="ce66" office:value-type="float" office:value="7010030" calcext:value-type="float">
            <text:p>7010030</text:p>
          </table:table-cell>
          <table:table-cell table:style-name="ce69" office:value-type="string" calcext:value-type="string">
            <text:p>DINABOLT 8X95CM FLAS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0" calcext:value-type="float">
            <text:p>70100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5" calcext:value-type="float">
            <text:p>195</text:p>
          </table:table-cell>
          <table:table-cell table:style-name="ce66" office:value-type="float" office:value="7010031" calcext:value-type="float">
            <text:p>7010031</text:p>
          </table:table-cell>
          <table:table-cell table:style-name="ce69" office:value-type="string" calcext:value-type="string">
            <text:p>DINABOLT 10X80 FLAS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1" calcext:value-type="float">
            <text:p>70100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4" calcext:value-type="float">
            <text:p>194</text:p>
          </table:table-cell>
          <table:table-cell table:style-name="ce66" office:value-type="float" office:value="7010032" calcext:value-type="float">
            <text:p>7010032</text:p>
          </table:table-cell>
          <table:table-cell table:style-name="ce69" office:value-type="string" calcext:value-type="string">
            <text:p>DINABOLT 10X105 FLAS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2" calcext:value-type="float">
            <text:p>70100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3" calcext:value-type="float">
            <text:p>193</text:p>
          </table:table-cell>
          <table:table-cell table:style-name="ce66" office:value-type="float" office:value="7010033" calcext:value-type="float">
            <text:p>7010033</text:p>
          </table:table-cell>
          <table:table-cell table:style-name="ce69" office:value-type="string" calcext:value-type="string">
            <text:p>DINABOLT 12X60 FLAS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3" calcext:value-type="float">
            <text:p>70100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2" calcext:value-type="float">
            <text:p>192</text:p>
          </table:table-cell>
          <table:table-cell table:style-name="ce66" office:value-type="float" office:value="7010034" calcext:value-type="float">
            <text:p>7010034</text:p>
          </table:table-cell>
          <table:table-cell table:style-name="ce69" office:value-type="string" calcext:value-type="string">
            <text:p>DINABOLT 8X40CM WOW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34" calcext:value-type="float">
            <text:p>70100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1" calcext:value-type="float">
            <text:p>191</text:p>
          </table:table-cell>
          <table:table-cell table:style-name="ce66" office:value-type="float" office:value="7010035" calcext:value-type="float">
            <text:p>7010035</text:p>
          </table:table-cell>
          <table:table-cell table:style-name="ce69" office:value-type="string" calcext:value-type="string">
            <text:p>DINABOLT 8X65CM WOW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5" calcext:value-type="float">
            <text:p>70100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0" calcext:value-type="float">
            <text:p>190</text:p>
          </table:table-cell>
          <table:table-cell table:style-name="ce66" office:value-type="float" office:value="7010036" calcext:value-type="float">
            <text:p>7010036</text:p>
          </table:table-cell>
          <table:table-cell table:style-name="ce69" office:value-type="string" calcext:value-type="string">
            <text:p>DINABOLT 10X50 WOW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 DAN A.JAYA</text:p>
          </table:table-cell>
          <table:table-cell table:style-name="ce69"/>
          <table:table-cell table:style-name="ce30" office:value-type="float" office:value="7010036" calcext:value-type="float">
            <text:p>70100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9" calcext:value-type="float">
            <text:p>189</text:p>
          </table:table-cell>
          <table:table-cell table:style-name="ce66" office:value-type="float" office:value="7010037" calcext:value-type="float">
            <text:p>7010037</text:p>
          </table:table-cell>
          <table:table-cell table:style-name="ce69" office:value-type="string" calcext:value-type="string">
            <text:p>DINABOLT 12X75 WOW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037" calcext:value-type="float">
            <text:p>70100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8" calcext:value-type="float">
            <text:p>188</text:p>
          </table:table-cell>
          <table:table-cell table:style-name="ce66" office:value-type="float" office:value="7010038" calcext:value-type="float">
            <text:p>7010038</text:p>
          </table:table-cell>
          <table:table-cell table:style-name="ce69" office:value-type="string" calcext:value-type="string">
            <text:p>DINABOLT 10X77 WOW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038" calcext:value-type="float">
            <text:p>70100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7" calcext:value-type="float">
            <text:p>187</text:p>
          </table:table-cell>
          <table:table-cell table:style-name="ce66" office:value-type="float" office:value="7010039" calcext:value-type="float">
            <text:p>7010039</text:p>
          </table:table-cell>
          <table:table-cell table:style-name="ce69" office:value-type="string" calcext:value-type="string">
            <text:p>DOUBLE TAPE HIJAU BIASA NIPPON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39" calcext:value-type="float">
            <text:p>70100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6" calcext:value-type="float">
            <text:p>186</text:p>
          </table:table-cell>
          <table:table-cell table:style-name="ce66" office:value-type="float" office:value="7010040" calcext:value-type="float">
            <text:p>7010040</text:p>
          </table:table-cell>
          <table:table-cell table:style-name="ce69" office:value-type="string" calcext:value-type="string">
            <text:p>DOUBLE TIPE BESAR NIPON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HIJAU</text:p>
          </table:table-cell>
          <table:table-cell table:style-name="ce30" office:value-type="float" office:value="7010040" calcext:value-type="float">
            <text:p>70100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5" calcext:value-type="float">
            <text:p>185</text:p>
          </table:table-cell>
          <table:table-cell table:style-name="ce66" office:value-type="float" office:value="7010041" calcext:value-type="float">
            <text:p>7010041</text:p>
          </table:table-cell>
          <table:table-cell table:style-name="ce69" office:value-type="string" calcext:value-type="string">
            <text:p>FIBER SHEET 0,8 HOKA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FAIZ</text:p>
          </table:table-cell>
          <table:table-cell table:style-name="ce69" office:value-type="string" calcext:value-type="string">
            <text:p>50 METER</text:p>
          </table:table-cell>
          <table:table-cell table:style-name="ce30" office:value-type="float" office:value="7010041" calcext:value-type="float">
            <text:p>70100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4" calcext:value-type="float">
            <text:p>184</text:p>
          </table:table-cell>
          <table:table-cell table:style-name="ce66" office:value-type="float" office:value="7010042" calcext:value-type="float">
            <text:p>7010042</text:p>
          </table:table-cell>
          <table:table-cell table:style-name="ce69" office:value-type="string" calcext:value-type="string">
            <text:p>FIBER SHEET 0,8 HOKA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42" calcext:value-type="float">
            <text:p>70100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3" calcext:value-type="float">
            <text:p>183</text:p>
          </table:table-cell>
          <table:table-cell table:style-name="ce66" office:value-type="float" office:value="7010043" calcext:value-type="float">
            <text:p>7010043</text:p>
          </table:table-cell>
          <table:table-cell table:style-name="ce69" office:value-type="string" calcext:value-type="string">
            <text:p>FIBER SHEET 0,6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BIRU 50 M</text:p>
          </table:table-cell>
          <table:table-cell table:style-name="ce30" office:value-type="float" office:value="7010043" calcext:value-type="float">
            <text:p>70100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2" calcext:value-type="float">
            <text:p>182</text:p>
          </table:table-cell>
          <table:table-cell table:style-name="ce66" office:value-type="float" office:value="7010044" calcext:value-type="float">
            <text:p>7010044</text:p>
          </table:table-cell>
          <table:table-cell table:style-name="ce69" office:value-type="string" calcext:value-type="string">
            <text:p>FIBER SHEET 0,8 UNISA RIBBEN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44" calcext:value-type="float">
            <text:p>70100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1" calcext:value-type="float">
            <text:p>181</text:p>
          </table:table-cell>
          <table:table-cell table:style-name="ce66" office:value-type="float" office:value="7010045" calcext:value-type="float">
            <text:p>7010045</text:p>
          </table:table-cell>
          <table:table-cell table:style-name="ce69" office:value-type="string" calcext:value-type="string">
            <text:p>FISCHER 100 S6 IMUNDEX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7010045" calcext:value-type="float">
            <text:p>70100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0" calcext:value-type="float">
            <text:p>180</text:p>
          </table:table-cell>
          <table:table-cell table:style-name="ce66" office:value-type="float" office:value="7010046" calcext:value-type="float">
            <text:p>7010046</text:p>
          </table:table-cell>
          <table:table-cell table:style-name="ce69" office:value-type="string" calcext:value-type="string">
            <text:p>FISCHER 100 S8 IMUNDEX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046" calcext:value-type="float">
            <text:p>70100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9" calcext:value-type="float">
            <text:p>179</text:p>
          </table:table-cell>
          <table:table-cell table:style-name="ce66" office:value-type="float" office:value="7010047" calcext:value-type="float">
            <text:p>7010047</text:p>
          </table:table-cell>
          <table:table-cell table:style-name="ce69" office:value-type="string" calcext:value-type="string">
            <text:p>FISCHER 100 S5 TRIPTOP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47" calcext:value-type="float">
            <text:p>70100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8" calcext:value-type="float">
            <text:p>178</text:p>
          </table:table-cell>
          <table:table-cell table:style-name="ce66" office:value-type="float" office:value="7010048" calcext:value-type="float">
            <text:p>7010048</text:p>
          </table:table-cell>
          <table:table-cell table:style-name="ce69" office:value-type="string" calcext:value-type="string">
            <text:p>FISCHER 100 S6 TRIPTOP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NUGERAH MANDIRI</text:p>
          </table:table-cell>
          <table:table-cell table:style-name="ce69"/>
          <table:table-cell table:style-name="ce30" office:value-type="float" office:value="7010048" calcext:value-type="float">
            <text:p>70100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7" calcext:value-type="float">
            <text:p>177</text:p>
          </table:table-cell>
          <table:table-cell table:style-name="ce66" office:value-type="float" office:value="7010049" calcext:value-type="float">
            <text:p>7010049</text:p>
          </table:table-cell>
          <table:table-cell table:style-name="ce69" office:value-type="string" calcext:value-type="string">
            <text:p>FISCHER 100 S8 TRIPTOP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049" calcext:value-type="float">
            <text:p>70100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6" calcext:value-type="float">
            <text:p>176</text:p>
          </table:table-cell>
          <table:table-cell table:style-name="ce66" office:value-type="float" office:value="7010050" calcext:value-type="float">
            <text:p>7010050</text:p>
          </table:table-cell>
          <table:table-cell table:style-name="ce69" office:value-type="string" calcext:value-type="string">
            <text:p>FISCHER 100 S8 TRIPTOP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050" calcext:value-type="float">
            <text:p>70100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5" calcext:value-type="float">
            <text:p>175</text:p>
          </table:table-cell>
          <table:table-cell table:style-name="ce66" office:value-type="float" office:value="7010051" calcext:value-type="float">
            <text:p>7010051</text:p>
          </table:table-cell>
          <table:table-cell table:style-name="ce69" office:value-type="string" calcext:value-type="string">
            <text:p>FISCHER 25 S12 TRIPTOP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051" calcext:value-type="float">
            <text:p>70100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4" calcext:value-type="float">
            <text:p>174</text:p>
          </table:table-cell>
          <table:table-cell table:style-name="ce66" office:value-type="float" office:value="7010052" calcext:value-type="float">
            <text:p>7010052</text:p>
          </table:table-cell>
          <table:table-cell table:style-name="ce69" office:value-type="string" calcext:value-type="string">
            <text:p>FISCHER 50 S10 TRIPTOP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NUGERAH JAYA</text:p>
          </table:table-cell>
          <table:table-cell table:style-name="ce69"/>
          <table:table-cell table:style-name="ce30" office:value-type="float" office:value="7010052" calcext:value-type="float">
            <text:p>70100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3" calcext:value-type="float">
            <text:p>173</text:p>
          </table:table-cell>
          <table:table-cell table:style-name="ce66" office:value-type="float" office:value="7010053" calcext:value-type="float">
            <text:p>7010053</text:p>
          </table:table-cell>
          <table:table-cell table:style-name="ce69" office:value-type="string" calcext:value-type="string">
            <text:p>FLASHBAND 10 M FLASHBAND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7010053" calcext:value-type="float">
            <text:p>70100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2" calcext:value-type="float">
            <text:p>172</text:p>
          </table:table-cell>
          <table:table-cell table:style-name="ce66" office:value-type="float" office:value="7010054" calcext:value-type="float">
            <text:p>7010054</text:p>
          </table:table-cell>
          <table:table-cell table:style-name="ce69" office:value-type="string" calcext:value-type="string">
            <text:p>FLASHBAND 10 M FLASHBAND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54" calcext:value-type="float">
            <text:p>70100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1" calcext:value-type="float">
            <text:p>171</text:p>
          </table:table-cell>
          <table:table-cell table:style-name="ce66" office:value-type="float" office:value="7010055" calcext:value-type="float">
            <text:p>7010055</text:p>
          </table:table-cell>
          <table:table-cell table:style-name="ce69" office:value-type="string" calcext:value-type="string">
            <text:p>GIPSUM TAPE LEM OMC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055" calcext:value-type="float">
            <text:p>70100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0" calcext:value-type="float">
            <text:p>170</text:p>
          </table:table-cell>
          <table:table-cell table:style-name="ce66" office:value-type="float" office:value="7010056" calcext:value-type="float">
            <text:p>7010056</text:p>
          </table:table-cell>
          <table:table-cell table:style-name="ce69" office:value-type="string" calcext:value-type="string">
            <text:p>GIPSUM TAPE LE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056" calcext:value-type="float">
            <text:p>70100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9" calcext:value-type="float">
            <text:p>169</text:p>
          </table:table-cell>
          <table:table-cell table:style-name="ce66" office:value-type="float" office:value="7010057" calcext:value-type="float">
            <text:p>7010057</text:p>
          </table:table-cell>
          <table:table-cell table:style-name="ce69" office:value-type="string" calcext:value-type="string">
            <text:p>GIPSUM TAPE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57" calcext:value-type="float">
            <text:p>70100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8" calcext:value-type="float">
            <text:p>168</text:p>
          </table:table-cell>
          <table:table-cell table:style-name="ce66" office:value-type="float" office:value="7010058" calcext:value-type="float">
            <text:p>7010058</text:p>
          </table:table-cell>
          <table:table-cell table:style-name="ce69" office:value-type="string" calcext:value-type="string">
            <text:p>ISI CUTTER <text:s/>TANPA MERK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7010058" calcext:value-type="float">
            <text:p>70100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7" calcext:value-type="float">
            <text:p>167</text:p>
          </table:table-cell>
          <table:table-cell table:style-name="ce66" office:value-type="float" office:value="7010059" calcext:value-type="float">
            <text:p>7010059</text:p>
          </table:table-cell>
          <table:table-cell table:style-name="ce69" office:value-type="string" calcext:value-type="string">
            <text:p>KABEL TIES 2,5 X 150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7010059" calcext:value-type="float">
            <text:p>70100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6" calcext:value-type="float">
            <text:p>166</text:p>
          </table:table-cell>
          <table:table-cell table:style-name="ce66" office:value-type="float" office:value="7010060" calcext:value-type="float">
            <text:p>7010060</text:p>
          </table:table-cell>
          <table:table-cell table:style-name="ce69" office:value-type="string" calcext:value-type="string">
            <text:p>KABEL TIES 3,5 X 250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7010060" calcext:value-type="float">
            <text:p>70100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5" calcext:value-type="float">
            <text:p>165</text:p>
          </table:table-cell>
          <table:table-cell table:style-name="ce66" office:value-type="float" office:value="7010061" calcext:value-type="float">
            <text:p>7010061</text:p>
          </table:table-cell>
          <table:table-cell table:style-name="ce69" office:value-type="string" calcext:value-type="string">
            <text:p>KABEL TIES HITAM 2,5 X 100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7010061" calcext:value-type="float">
            <text:p>701006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4" calcext:value-type="float">
            <text:p>164</text:p>
          </table:table-cell>
          <table:table-cell table:style-name="ce66" office:value-type="float" office:value="7010062" calcext:value-type="float">
            <text:p>7010062</text:p>
          </table:table-cell>
          <table:table-cell table:style-name="ce69" office:value-type="string" calcext:value-type="string">
            <text:p>KABEL TIES PUTIH 2,5 X 100 TANPA MERK</text:p>
          </table:table-cell>
          <table:table-cell table:style-name="ce69" office:value-type="string" calcext:value-type="string">
            <text:p>PAK</text:p>
          </table:table-cell>
          <table:table-cell table:style-name="ce69" table:number-columns-repeated="2"/>
          <table:table-cell table:style-name="ce30" office:value-type="float" office:value="7010062" calcext:value-type="float">
            <text:p>70100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3" calcext:value-type="float">
            <text:p>163</text:p>
          </table:table-cell>
          <table:table-cell table:style-name="ce66" office:value-type="float" office:value="7010063" calcext:value-type="float">
            <text:p>7010063</text:p>
          </table:table-cell>
          <table:table-cell table:style-name="ce69" office:value-type="string" calcext:value-type="string">
            <text:p>KABEL TIES VISALUK 3,6 X 200 TANPA MERK</text:p>
          </table:table-cell>
          <table:table-cell table:style-name="ce69" office:value-type="string" calcext:value-type="string">
            <text:p>PAK</text:p>
          </table:table-cell>
          <table:table-cell table:style-name="ce69" table:number-columns-repeated="2"/>
          <table:table-cell table:style-name="ce30" office:value-type="float" office:value="7010063" calcext:value-type="float">
            <text:p>70100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2" calcext:value-type="float">
            <text:p>162</text:p>
          </table:table-cell>
          <table:table-cell table:style-name="ce66" office:value-type="float" office:value="7010064" calcext:value-type="float">
            <text:p>7010064</text:p>
          </table:table-cell>
          <table:table-cell table:style-name="ce69" office:value-type="string" calcext:value-type="string">
            <text:p>KAIN BAL PUTIH <text:s/>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064" calcext:value-type="float">
            <text:p>70100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1" calcext:value-type="float">
            <text:p>161</text:p>
          </table:table-cell>
          <table:table-cell table:style-name="ce66" office:value-type="float" office:value="7010065" calcext:value-type="float">
            <text:p>7010065</text:p>
          </table:table-cell>
          <table:table-cell table:style-name="ce69" office:value-type="string" calcext:value-type="string">
            <text:p>KAIN BAL WARNA-WARNI <text:s/>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ABU BAKAR</text:p>
          </table:table-cell>
          <table:table-cell table:style-name="ce69"/>
          <table:table-cell table:style-name="ce30" office:value-type="float" office:value="7010065" calcext:value-type="float">
            <text:p>70100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0" calcext:value-type="float">
            <text:p>160</text:p>
          </table:table-cell>
          <table:table-cell table:style-name="ce66" office:value-type="float" office:value="7010066" calcext:value-type="float">
            <text:p>7010066</text:p>
          </table:table-cell>
          <table:table-cell table:style-name="ce69" office:value-type="string" calcext:value-type="string">
            <text:p>KALSIUM 1 KG TANPA MERK</text:p>
          </table:table-cell>
          <table:table-cell table:style-name="ce69" office:value-type="string" calcext:value-type="string">
            <text:p>KG</text:p>
          </table:table-cell>
          <table:table-cell table:style-name="ce69" table:number-columns-repeated="2"/>
          <table:table-cell table:style-name="ce30" office:value-type="float" office:value="7010066" calcext:value-type="float">
            <text:p>70100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9" calcext:value-type="float">
            <text:p>159</text:p>
          </table:table-cell>
          <table:table-cell table:style-name="ce66" office:value-type="float" office:value="7010067" calcext:value-type="float">
            <text:p>7010067</text:p>
          </table:table-cell>
          <table:table-cell table:style-name="ce69" office:value-type="string" calcext:value-type="string">
            <text:p>KARET ASBES <text:s/>TANPA MERK</text:p>
          </table:table-cell>
          <table:table-cell table:style-name="ce69" office:value-type="string" calcext:value-type="string">
            <text:p>BUNGKUS</text:p>
          </table:table-cell>
          <table:table-cell table:style-name="ce69" office:value-type="string" calcext:value-type="string">
            <text:p>MOTOR</text:p>
          </table:table-cell>
          <table:table-cell table:style-name="ce69" office:value-type="string" calcext:value-type="string">
            <text:p>TURUN 500</text:p>
          </table:table-cell>
          <table:table-cell table:style-name="ce30" office:value-type="float" office:value="7010067" calcext:value-type="float">
            <text:p>70100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8" calcext:value-type="float">
            <text:p>158</text:p>
          </table:table-cell>
          <table:table-cell table:style-name="ce66" office:value-type="float" office:value="7010068" calcext:value-type="float">
            <text:p>7010068</text:p>
          </table:table-cell>
          <table:table-cell table:style-name="ce69" office:value-type="string" calcext:value-type="string">
            <text:p>KARET PAKU RE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68" calcext:value-type="float">
            <text:p>70100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7" calcext:value-type="float">
            <text:p>157</text:p>
          </table:table-cell>
          <table:table-cell table:style-name="ce66" office:value-type="float" office:value="7010069" calcext:value-type="float">
            <text:p>7010069</text:p>
          </table:table-cell>
          <table:table-cell table:style-name="ce69" office:value-type="string" calcext:value-type="string">
            <text:p>KARPET TALANG 60 CM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69" calcext:value-type="float">
            <text:p>70100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6" calcext:value-type="float">
            <text:p>156</text:p>
          </table:table-cell>
          <table:table-cell table:style-name="ce66" office:value-type="float" office:value="7010070" calcext:value-type="float">
            <text:p>7010070</text:p>
          </table:table-cell>
          <table:table-cell table:style-name="ce69" office:value-type="string" calcext:value-type="string">
            <text:p>KARPET TALANG 1.2 METER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7010070" calcext:value-type="float">
            <text:p>70100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5" calcext:value-type="float">
            <text:p>155</text:p>
          </table:table-cell>
          <table:table-cell table:style-name="ce66" office:value-type="float" office:value="7010071" calcext:value-type="float">
            <text:p>7010071</text:p>
          </table:table-cell>
          <table:table-cell table:style-name="ce69" office:value-type="string" calcext:value-type="string">
            <text:p>KARPET TALANG 90 C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7010071" calcext:value-type="float">
            <text:p>70100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4" calcext:value-type="float">
            <text:p>154</text:p>
          </table:table-cell>
          <table:table-cell table:style-name="ce66" office:value-type="float" office:value="7010072" calcext:value-type="float">
            <text:p>7010072</text:p>
          </table:table-cell>
          <table:table-cell table:style-name="ce69" office:value-type="string" calcext:value-type="string">
            <text:p>KARPET TALANG 50 C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7010072" calcext:value-type="float">
            <text:p>70100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3" calcext:value-type="float">
            <text:p>153</text:p>
          </table:table-cell>
          <table:table-cell table:style-name="ce66" office:value-type="float" office:value="7010073" calcext:value-type="float">
            <text:p>7010073</text:p>
          </table:table-cell>
          <table:table-cell table:style-name="ce69" office:value-type="string" calcext:value-type="string">
            <text:p>KASA GRC <text:s/>OMCO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73" calcext:value-type="float">
            <text:p>70100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2" calcext:value-type="float">
            <text:p>152</text:p>
          </table:table-cell>
          <table:table-cell table:style-name="ce66" office:value-type="float" office:value="7010074" calcext:value-type="float">
            <text:p>7010074</text:p>
          </table:table-cell>
          <table:table-cell table:style-name="ce69" office:value-type="string" calcext:value-type="string">
            <text:p>KASA TISU BUAH POLAR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74" calcext:value-type="float">
            <text:p>70100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1" calcext:value-type="float">
            <text:p>151</text:p>
          </table:table-cell>
          <table:table-cell table:style-name="ce66" office:value-type="float" office:value="7010075" calcext:value-type="float">
            <text:p>7010075</text:p>
          </table:table-cell>
          <table:table-cell table:style-name="ce69" office:value-type="string" calcext:value-type="string">
            <text:p>KASA/STREAMIN METER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LEMKRA</text:p>
          </table:table-cell>
          <table:table-cell table:style-name="ce69"/>
          <table:table-cell table:style-name="ce30" office:value-type="float" office:value="7010075" calcext:value-type="float">
            <text:p>70100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0" calcext:value-type="float">
            <text:p>150</text:p>
          </table:table-cell>
          <table:table-cell table:style-name="ce66" office:value-type="float" office:value="7010076" calcext:value-type="float">
            <text:p>7010076</text:p>
          </table:table-cell>
          <table:table-cell table:style-name="ce69" office:value-type="string" calcext:value-type="string">
            <text:p>KASSA GYPSUM LEM <text:s/>FAWI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76" calcext:value-type="float">
            <text:p>70100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9" calcext:value-type="float">
            <text:p>149</text:p>
          </table:table-cell>
          <table:table-cell table:style-name="ce66" office:value-type="float" office:value="7010077" calcext:value-type="float">
            <text:p>7010077</text:p>
          </table:table-cell>
          <table:table-cell table:style-name="ce69" office:value-type="string" calcext:value-type="string">
            <text:p>KAWAT AYAM <text:s/>MIAMI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77" calcext:value-type="float">
            <text:p>70100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8" calcext:value-type="float">
            <text:p>148</text:p>
          </table:table-cell>
          <table:table-cell table:style-name="ce66" office:value-type="float" office:value="7010078" calcext:value-type="float">
            <text:p>7010078</text:p>
          </table:table-cell>
          <table:table-cell table:style-name="ce69" office:value-type="string" calcext:value-type="string">
            <text:p>KAWAT BAJ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78" calcext:value-type="float">
            <text:p>70100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7" calcext:value-type="float">
            <text:p>147</text:p>
          </table:table-cell>
          <table:table-cell table:style-name="ce66" office:value-type="float" office:value="7010079" calcext:value-type="float">
            <text:p>7010079</text:p>
          </table:table-cell>
          <table:table-cell table:style-name="ce69" office:value-type="string" calcext:value-type="string">
            <text:p>KAWAT BAJ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79" calcext:value-type="float">
            <text:p>70100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6" calcext:value-type="float">
            <text:p>146</text:p>
          </table:table-cell>
          <table:table-cell table:style-name="ce66" office:value-type="float" office:value="7010080" calcext:value-type="float">
            <text:p>7010080</text:p>
          </table:table-cell>
          <table:table-cell table:style-name="ce69" office:value-type="string" calcext:value-type="string">
            <text:p>KAWAT BENDRAT 0,8 KG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21 KG</text:p>
          </table:table-cell>
          <table:table-cell table:style-name="ce30" office:value-type="float" office:value="7010080" calcext:value-type="float">
            <text:p>70100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5" calcext:value-type="float">
            <text:p>145</text:p>
          </table:table-cell>
          <table:table-cell table:style-name="ce66" office:value-type="float" office:value="7010081" calcext:value-type="float">
            <text:p>7010081</text:p>
          </table:table-cell>
          <table:table-cell table:style-name="ce69" office:value-type="string" calcext:value-type="string">
            <text:p>KAWAT BENDRAT 0.5 KG PUTIH TANPA MERK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081" calcext:value-type="float">
            <text:p>70100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4" calcext:value-type="float">
            <text:p>144</text:p>
          </table:table-cell>
          <table:table-cell table:style-name="ce66" office:value-type="float" office:value="7010082" calcext:value-type="float">
            <text:p>7010082</text:p>
          </table:table-cell>
          <table:table-cell table:style-name="ce69" office:value-type="string" calcext:value-type="string">
            <text:p>KAWAT BWG BESAR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PAK DOME</text:p>
          </table:table-cell>
          <table:table-cell table:style-name="ce69"/>
          <table:table-cell table:style-name="ce30" office:value-type="float" office:value="7010082" calcext:value-type="float">
            <text:p>70100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3" calcext:value-type="float">
            <text:p>143</text:p>
          </table:table-cell>
          <table:table-cell table:style-name="ce66" office:value-type="float" office:value="7010083" calcext:value-type="float">
            <text:p>7010083</text:p>
          </table:table-cell>
          <table:table-cell table:style-name="ce69" office:value-type="string" calcext:value-type="string">
            <text:p>KAWAT BWG BESAR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PAK DOME</text:p>
          </table:table-cell>
          <table:table-cell table:style-name="ce69" office:value-type="string" calcext:value-type="string">
            <text:p>1KG = 20M </text:p>
          </table:table-cell>
          <table:table-cell table:style-name="ce30" office:value-type="float" office:value="7010083" calcext:value-type="float">
            <text:p>70100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2" calcext:value-type="float">
            <text:p>142</text:p>
          </table:table-cell>
          <table:table-cell table:style-name="ce66" office:value-type="float" office:value="7010084" calcext:value-type="float">
            <text:p>7010084</text:p>
          </table:table-cell>
          <table:table-cell table:style-name="ce69" office:value-type="string" calcext:value-type="string">
            <text:p>KAWAT DURI 4.5 KG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FRANINDO PERKASA</text:p>
          </table:table-cell>
          <table:table-cell table:style-name="ce69"/>
          <table:table-cell table:style-name="ce30" office:value-type="float" office:value="7010084" calcext:value-type="float">
            <text:p>70100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1" calcext:value-type="float">
            <text:p>141</text:p>
          </table:table-cell>
          <table:table-cell table:style-name="ce66" office:value-type="float" office:value="7010085" calcext:value-type="float">
            <text:p>7010085</text:p>
          </table:table-cell>
          <table:table-cell table:style-name="ce69" office:value-type="string" calcext:value-type="string">
            <text:p>KAWAT DURI 10 KG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10 KG=9,4 KG</text:p>
          </table:table-cell>
          <table:table-cell table:style-name="ce30" office:value-type="float" office:value="7010085" calcext:value-type="float">
            <text:p>70100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0" calcext:value-type="float">
            <text:p>140</text:p>
          </table:table-cell>
          <table:table-cell table:style-name="ce66" office:value-type="float" office:value="7010086" calcext:value-type="float">
            <text:p>7010086</text:p>
          </table:table-cell>
          <table:table-cell table:style-name="ce69" office:value-type="string" calcext:value-type="string">
            <text:p>KAWAT DURI BESAR  TANPA MERK</text:p>
          </table:table-cell>
          <table:table-cell table:style-name="ce69" office:value-type="string" calcext:value-type="string">
            <text:p>ROLL</text:p>
          </table:table-cell>
          <table:table-cell table:style-name="ce69"/>
          <table:table-cell table:style-name="ce69" office:value-type="string" calcext:value-type="string">
            <text:p>10 KG=9,4 KG</text:p>
          </table:table-cell>
          <table:table-cell table:style-name="ce30" office:value-type="float" office:value="7010086" calcext:value-type="float">
            <text:p>70100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9" calcext:value-type="float">
            <text:p>139</text:p>
          </table:table-cell>
          <table:table-cell table:style-name="ce66" office:value-type="float" office:value="7010087" calcext:value-type="float">
            <text:p>7010087</text:p>
          </table:table-cell>
          <table:table-cell table:style-name="ce69" office:value-type="string" calcext:value-type="string">
            <text:p>KAWAT DURI KECIL TANPA MERK</text:p>
          </table:table-cell>
          <table:table-cell table:style-name="ce69" office:value-type="string" calcext:value-type="string">
            <text:p>GULUNG</text:p>
          </table:table-cell>
          <table:table-cell table:style-name="ce69"/>
          <table:table-cell table:style-name="ce69" office:value-type="string" calcext:value-type="string">
            <text:p>BELUM DIUKUR</text:p>
          </table:table-cell>
          <table:table-cell table:style-name="ce30" office:value-type="float" office:value="7010087" calcext:value-type="float">
            <text:p>70100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8" calcext:value-type="float">
            <text:p>138</text:p>
          </table:table-cell>
          <table:table-cell table:style-name="ce66" office:value-type="float" office:value="7010088" calcext:value-type="float">
            <text:p>7010088</text:p>
          </table:table-cell>
          <table:table-cell table:style-name="ce69" office:value-type="string" calcext:value-type="string">
            <text:p>KAWAT LAS BESAR <text:s/>BWG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88" calcext:value-type="float">
            <text:p>70100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7" calcext:value-type="float">
            <text:p>137</text:p>
          </table:table-cell>
          <table:table-cell table:style-name="ce66" office:value-type="float" office:value="7010089" calcext:value-type="float">
            <text:p>7010089</text:p>
          </table:table-cell>
          <table:table-cell table:style-name="ce69" office:value-type="string" calcext:value-type="string">
            <text:p>KAWAT LAS KUNINGAN JERMAN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 office:value-type="string" calcext:value-type="string">
            <text:p>ISI 17 BUAH PER KG</text:p>
          </table:table-cell>
          <table:table-cell table:style-name="ce30" office:value-type="float" office:value="7010089" calcext:value-type="float">
            <text:p>70100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6" calcext:value-type="float">
            <text:p>136</text:p>
          </table:table-cell>
          <table:table-cell table:style-name="ce66" office:value-type="float" office:value="7010090" calcext:value-type="float">
            <text:p>7010090</text:p>
          </table:table-cell>
          <table:table-cell table:style-name="ce69" office:value-type="string" calcext:value-type="string">
            <text:p>KAWAT LAS SEDA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090" calcext:value-type="float">
            <text:p>70100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5" calcext:value-type="float">
            <text:p>135</text:p>
          </table:table-cell>
          <table:table-cell table:style-name="ce66" office:value-type="float" office:value="7010091" calcext:value-type="float">
            <text:p>7010091</text:p>
          </table:table-cell>
          <table:table-cell table:style-name="ce69" office:value-type="string" calcext:value-type="string">
            <text:p>KAWAT LOCKET 1/2"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91" calcext:value-type="float">
            <text:p>70100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4" calcext:value-type="float">
            <text:p>134</text:p>
          </table:table-cell>
          <table:table-cell table:style-name="ce66" office:value-type="float" office:value="7010092" calcext:value-type="float">
            <text:p>7010092</text:p>
          </table:table-cell>
          <table:table-cell table:style-name="ce69" office:value-type="string" calcext:value-type="string">
            <text:p>KAWAT LOCKET 1/4"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A JAYA</text:p>
          </table:table-cell>
          <table:table-cell table:style-name="ce69" office:value-type="string" calcext:value-type="string">
            <text:p>DI BAGI 9 M</text:p>
          </table:table-cell>
          <table:table-cell table:style-name="ce30" office:value-type="float" office:value="7010092" calcext:value-type="float">
            <text:p>70100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3" calcext:value-type="float">
            <text:p>133</text:p>
          </table:table-cell>
          <table:table-cell table:style-name="ce66" office:value-type="float" office:value="7010093" calcext:value-type="float">
            <text:p>7010093</text:p>
          </table:table-cell>
          <table:table-cell table:style-name="ce69" office:value-type="string" calcext:value-type="string">
            <text:p>KAWAT LOCKET HIJAU PVC 1/2"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93" calcext:value-type="float">
            <text:p>70100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2" calcext:value-type="float">
            <text:p>132</text:p>
          </table:table-cell>
          <table:table-cell table:style-name="ce66" office:value-type="float" office:value="7010094" calcext:value-type="float">
            <text:p>7010094</text:p>
          </table:table-cell>
          <table:table-cell table:style-name="ce69" office:value-type="string" calcext:value-type="string">
            <text:p>KAWAT LOCKET HIJAU PVC 1/2 "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PD. AIKINDO</text:p>
          </table:table-cell>
          <table:table-cell table:style-name="ce69"/>
          <table:table-cell table:style-name="ce30" office:value-type="float" office:value="7010094" calcext:value-type="float">
            <text:p>70100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1" calcext:value-type="float">
            <text:p>131</text:p>
          </table:table-cell>
          <table:table-cell table:style-name="ce66" office:value-type="float" office:value="7010095" calcext:value-type="float">
            <text:p>7010095</text:p>
          </table:table-cell>
          <table:table-cell table:style-name="ce69" office:value-type="string" calcext:value-type="string">
            <text:p>KAWAT LOOKET  1/2 90 X 12 HS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95" calcext:value-type="float">
            <text:p>701009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30" calcext:value-type="float">
            <text:p>130</text:p>
          </table:table-cell>
          <table:table-cell table:style-name="ce66" office:value-type="float" office:value="7010096" calcext:value-type="float">
            <text:p>7010096</text:p>
          </table:table-cell>
          <table:table-cell table:style-name="ce69" office:value-type="string" calcext:value-type="string">
            <text:p>KAWAT LOOKET  1/2  90 X 12 HS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12 METER / PER METER RP 17.000</text:p>
          </table:table-cell>
          <table:table-cell table:style-name="ce30" office:value-type="float" office:value="7010096" calcext:value-type="float">
            <text:p>7010096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29" calcext:value-type="float">
            <text:p>129</text:p>
          </table:table-cell>
          <table:table-cell table:style-name="ce66" office:value-type="float" office:value="7010097" calcext:value-type="float">
            <text:p>7010097</text:p>
          </table:table-cell>
          <table:table-cell table:style-name="ce69" office:value-type="string" calcext:value-type="string">
            <text:p>KAWAT LOOKET  1/2  90 X 10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A.MANDIRI + KBA</text:p>
          </table:table-cell>
          <table:table-cell table:style-name="ce69" office:value-type="string" calcext:value-type="string">
            <text:p>10 METER / PER METER RP 15000</text:p>
          </table:table-cell>
          <table:table-cell table:style-name="ce30" office:value-type="float" office:value="7010097" calcext:value-type="float">
            <text:p>7010097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128" calcext:value-type="float">
            <text:p>128</text:p>
          </table:table-cell>
          <table:table-cell table:style-name="ce66" office:value-type="float" office:value="7010098" calcext:value-type="float">
            <text:p>7010098</text:p>
          </table:table-cell>
          <table:table-cell table:style-name="ce69" office:value-type="string" calcext:value-type="string">
            <text:p>KAWAT LOOKET  1/4 90 X 10 TANPA MERK</text:p>
          </table:table-cell>
          <table:table-cell table:style-name="ce69" office:value-type="string" calcext:value-type="string">
            <text:p>ROLL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10 METER / PER METER RP 18000</text:p>
          </table:table-cell>
          <table:table-cell table:style-name="ce30" office:value-type="float" office:value="7010098" calcext:value-type="float">
            <text:p>70100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7" calcext:value-type="float">
            <text:p>127</text:p>
          </table:table-cell>
          <table:table-cell table:style-name="ce66" office:value-type="float" office:value="7010099" calcext:value-type="float">
            <text:p>7010099</text:p>
          </table:table-cell>
          <table:table-cell table:style-name="ce69" office:value-type="string" calcext:value-type="string">
            <text:p>KAWAT NYAMUK BAJA HITAM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099" calcext:value-type="float">
            <text:p>70100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6" calcext:value-type="float">
            <text:p>126</text:p>
          </table:table-cell>
          <table:table-cell table:style-name="ce66" office:value-type="float" office:value="7010100" calcext:value-type="float">
            <text:p>7010100</text:p>
          </table:table-cell>
          <table:table-cell table:style-name="ce69" office:value-type="string" calcext:value-type="string">
            <text:p>KAWAT NYAMUK BAJA PUTIH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100" calcext:value-type="float">
            <text:p>70101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5" calcext:value-type="float">
            <text:p>125</text:p>
          </table:table-cell>
          <table:table-cell table:style-name="ce66" office:value-type="float" office:value="7010101" calcext:value-type="float">
            <text:p>7010101</text:p>
          </table:table-cell>
          <table:table-cell table:style-name="ce69" office:value-type="string" calcext:value-type="string">
            <text:p>KAWAT NYAMUK KAIN 10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A.MANDIRI</text:p>
          </table:table-cell>
          <table:table-cell table:style-name="ce69" office:value-type="string" calcext:value-type="string">
            <text:p>BELI 30RB/ROLL(10M)</text:p>
          </table:table-cell>
          <table:table-cell table:style-name="ce30" office:value-type="float" office:value="7010101" calcext:value-type="float">
            <text:p>70101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4" calcext:value-type="float">
            <text:p>124</text:p>
          </table:table-cell>
          <table:table-cell table:style-name="ce66" office:value-type="float" office:value="7010102" calcext:value-type="float">
            <text:p>7010102</text:p>
          </table:table-cell>
          <table:table-cell table:style-name="ce69" office:value-type="string" calcext:value-type="string">
            <text:p>KAWAT NYAMUK PARABOL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102" calcext:value-type="float">
            <text:p>701010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3" calcext:value-type="float">
            <text:p>123</text:p>
          </table:table-cell>
          <table:table-cell table:style-name="ce66" office:value-type="float" office:value="7010103" calcext:value-type="float">
            <text:p>7010103</text:p>
          </table:table-cell>
          <table:table-cell table:style-name="ce69" office:value-type="string" calcext:value-type="string">
            <text:p>KAWAT PAGAR LUBANG 5 1 X 25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RANINDO PERKASA</text:p>
          </table:table-cell>
          <table:table-cell table:style-name="ce69" office:value-type="string" calcext:value-type="string">
            <text:p>25 METER</text:p>
          </table:table-cell>
          <table:table-cell table:style-name="ce30" office:value-type="float" office:value="7010103" calcext:value-type="float">
            <text:p>70101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2" calcext:value-type="float">
            <text:p>122</text:p>
          </table:table-cell>
          <table:table-cell table:style-name="ce66" office:value-type="float" office:value="7010104" calcext:value-type="float">
            <text:p>7010104</text:p>
          </table:table-cell>
          <table:table-cell table:style-name="ce69" office:value-type="string" calcext:value-type="string">
            <text:p>KAWAT PARABOL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104" calcext:value-type="float">
            <text:p>70101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1" calcext:value-type="float">
            <text:p>121</text:p>
          </table:table-cell>
          <table:table-cell table:style-name="ce66" office:value-type="float" office:value="7010105" calcext:value-type="float">
            <text:p>7010105</text:p>
          </table:table-cell>
          <table:table-cell table:style-name="ce69" office:value-type="string" calcext:value-type="string">
            <text:p>KAWAT PUTIH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105" calcext:value-type="float">
            <text:p>70101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0" calcext:value-type="float">
            <text:p>120</text:p>
          </table:table-cell>
          <table:table-cell table:style-name="ce66" office:value-type="float" office:value="7010106" calcext:value-type="float">
            <text:p>7010106</text:p>
          </table:table-cell>
          <table:table-cell table:style-name="ce69" office:value-type="string" calcext:value-type="string">
            <text:p>KAWAT SISTIK/KASA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106" calcext:value-type="float">
            <text:p>70101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9" calcext:value-type="float">
            <text:p>119</text:p>
          </table:table-cell>
          <table:table-cell table:style-name="ce66" office:value-type="float" office:value="7010107" calcext:value-type="float">
            <text:p>7010107</text:p>
          </table:table-cell>
          <table:table-cell table:style-name="ce69" office:value-type="string" calcext:value-type="string">
            <text:p>KAWAT TAMBAL <text:s/>TANPA MERK</text:p>
          </table:table-cell>
          <table:table-cell table:style-name="ce69" office:value-type="string" calcext:value-type="string">
            <text:p>ROLL</text:p>
          </table:table-cell>
          <table:table-cell table:style-name="ce69" table:number-columns-repeated="2"/>
          <table:table-cell table:style-name="ce30" office:value-type="float" office:value="7010107" calcext:value-type="float">
            <text:p>70101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8" calcext:value-type="float">
            <text:p>118</text:p>
          </table:table-cell>
          <table:table-cell table:style-name="ce66" office:value-type="float" office:value="7010108" calcext:value-type="float">
            <text:p>7010108</text:p>
          </table:table-cell>
          <table:table-cell table:style-name="ce69" office:value-type="string" calcext:value-type="string">
            <text:p>KAWAT TULA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08" calcext:value-type="float">
            <text:p>70101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7" calcext:value-type="float">
            <text:p>117</text:p>
          </table:table-cell>
          <table:table-cell table:style-name="ce66" office:value-type="float" office:value="7010109" calcext:value-type="float">
            <text:p>7010109</text:p>
          </table:table-cell>
          <table:table-cell table:style-name="ce69" office:value-type="string" calcext:value-type="string">
            <text:p>KLEM <text:s/>TANPA MERK</text:p>
          </table:table-cell>
          <table:table-cell table:style-name="ce69" table:number-columns-repeated="3"/>
          <table:table-cell table:style-name="ce30" office:value-type="float" office:value="7010109" calcext:value-type="float">
            <text:p>70101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6" calcext:value-type="float">
            <text:p>116</text:p>
          </table:table-cell>
          <table:table-cell table:style-name="ce66" office:value-type="float" office:value="7010110" calcext:value-type="float">
            <text:p>7010110</text:p>
          </table:table-cell>
          <table:table-cell table:style-name="ce69" office:value-type="string" calcext:value-type="string">
            <text:p>KLEM ARROW PVC 1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0" calcext:value-type="float">
            <text:p>70101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5" calcext:value-type="float">
            <text:p>115</text:p>
          </table:table-cell>
          <table:table-cell table:style-name="ce66" office:value-type="float" office:value="7010111" calcext:value-type="float">
            <text:p>7010111</text:p>
          </table:table-cell>
          <table:table-cell table:style-name="ce69" office:value-type="string" calcext:value-type="string">
            <text:p>KLEM ARROW PVC 1 1/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1" calcext:value-type="float">
            <text:p>70101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4" calcext:value-type="float">
            <text:p>114</text:p>
          </table:table-cell>
          <table:table-cell table:style-name="ce66" office:value-type="float" office:value="7010112" calcext:value-type="float">
            <text:p>7010112</text:p>
          </table:table-cell>
          <table:table-cell table:style-name="ce69" office:value-type="string" calcext:value-type="string">
            <text:p>KLEM ARROW PVC 2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2" calcext:value-type="float">
            <text:p>70101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3" calcext:value-type="float">
            <text:p>113</text:p>
          </table:table-cell>
          <table:table-cell table:style-name="ce66" office:value-type="float" office:value="7010113" calcext:value-type="float">
            <text:p>7010113</text:p>
          </table:table-cell>
          <table:table-cell table:style-name="ce69" office:value-type="string" calcext:value-type="string">
            <text:p>KLEM BESI UNTUK TALANG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3" calcext:value-type="float">
            <text:p>70101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2" calcext:value-type="float">
            <text:p>112</text:p>
          </table:table-cell>
          <table:table-cell table:style-name="ce66" office:value-type="float" office:value="7010114" calcext:value-type="float">
            <text:p>7010114</text:p>
          </table:table-cell>
          <table:table-cell table:style-name="ce69" office:value-type="string" calcext:value-type="string">
            <text:p>KLEM GAS BESAR  1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4" calcext:value-type="float">
            <text:p>70101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1" calcext:value-type="float">
            <text:p>111</text:p>
          </table:table-cell>
          <table:table-cell table:style-name="ce66" office:value-type="float" office:value="7010115" calcext:value-type="float">
            <text:p>7010115</text:p>
          </table:table-cell>
          <table:table-cell table:style-name="ce69" office:value-type="string" calcext:value-type="string">
            <text:p>KLEM GAS KECIL 5/8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5" calcext:value-type="float">
            <text:p>70101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0" calcext:value-type="float">
            <text:p>110</text:p>
          </table:table-cell>
          <table:table-cell table:style-name="ce66" office:value-type="float" office:value="7010116" calcext:value-type="float">
            <text:p>7010116</text:p>
          </table:table-cell>
          <table:table-cell table:style-name="ce69" office:value-type="string" calcext:value-type="string">
            <text:p>KLEM GAS SEDANG 3/4"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6" calcext:value-type="float">
            <text:p>70101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9" calcext:value-type="float">
            <text:p>109</text:p>
          </table:table-cell>
          <table:table-cell table:style-name="ce66" office:value-type="float" office:value="7010117" calcext:value-type="float">
            <text:p>7010117</text:p>
          </table:table-cell>
          <table:table-cell table:style-name="ce69" office:value-type="string" calcext:value-type="string">
            <text:p>KLEM PVC ARROW 1/2" ARROW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SIKI</text:p>
          </table:table-cell>
          <table:table-cell table:style-name="ce69"/>
          <table:table-cell table:style-name="ce30" office:value-type="float" office:value="7010117" calcext:value-type="float">
            <text:p>70101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8" calcext:value-type="float">
            <text:p>108</text:p>
          </table:table-cell>
          <table:table-cell table:style-name="ce66" office:value-type="float" office:value="7010118" calcext:value-type="float">
            <text:p>7010118</text:p>
          </table:table-cell>
          <table:table-cell table:style-name="ce69" office:value-type="string" calcext:value-type="string">
            <text:p>KLEM PVC ARROW 3/4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8" calcext:value-type="float">
            <text:p>701011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7" calcext:value-type="float">
            <text:p>107</text:p>
          </table:table-cell>
          <table:table-cell table:style-name="ce66" office:value-type="float" office:value="7010119" calcext:value-type="float">
            <text:p>7010119</text:p>
          </table:table-cell>
          <table:table-cell table:style-name="ce69" office:value-type="string" calcext:value-type="string">
            <text:p>KLEM PVC ARROW 1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19" calcext:value-type="float">
            <text:p>70101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6" calcext:value-type="float">
            <text:p>106</text:p>
          </table:table-cell>
          <table:table-cell table:style-name="ce66" office:value-type="float" office:value="7010120" calcext:value-type="float">
            <text:p>7010120</text:p>
          </table:table-cell>
          <table:table-cell table:style-name="ce69" office:value-type="string" calcext:value-type="string">
            <text:p>KLEM PVC ARROW 1 1/4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20" calcext:value-type="float">
            <text:p>70101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5" calcext:value-type="float">
            <text:p>105</text:p>
          </table:table-cell>
          <table:table-cell table:style-name="ce66" office:value-type="float" office:value="7010121" calcext:value-type="float">
            <text:p>7010121</text:p>
          </table:table-cell>
          <table:table-cell table:style-name="ce69" office:value-type="string" calcext:value-type="string">
            <text:p>KLEM PVC ARROW 1 1/2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21" calcext:value-type="float">
            <text:p>70101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4" calcext:value-type="float">
            <text:p>104</text:p>
          </table:table-cell>
          <table:table-cell table:style-name="ce66" office:value-type="float" office:value="7010122" calcext:value-type="float">
            <text:p>7010122</text:p>
          </table:table-cell>
          <table:table-cell table:style-name="ce69" office:value-type="string" calcext:value-type="string">
            <text:p>KLEM PVC ARROW 2" ARROW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FT</text:p>
          </table:table-cell>
          <table:table-cell table:style-name="ce69"/>
          <table:table-cell table:style-name="ce30" office:value-type="float" office:value="7010122" calcext:value-type="float">
            <text:p>70101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3" calcext:value-type="float">
            <text:p>103</text:p>
          </table:table-cell>
          <table:table-cell table:style-name="ce66" office:value-type="float" office:value="7010123" calcext:value-type="float">
            <text:p>7010123</text:p>
          </table:table-cell>
          <table:table-cell table:style-name="ce69" office:value-type="string" calcext:value-type="string">
            <text:p>KLEM PVC ARROW 2 1/2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23" calcext:value-type="float">
            <text:p>70101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2" calcext:value-type="float">
            <text:p>102</text:p>
          </table:table-cell>
          <table:table-cell table:style-name="ce66" office:value-type="float" office:value="7010124" calcext:value-type="float">
            <text:p>7010124</text:p>
          </table:table-cell>
          <table:table-cell table:style-name="ce69" office:value-type="string" calcext:value-type="string">
            <text:p>KLEM PVC ARROW 3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24" calcext:value-type="float">
            <text:p>70101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1" calcext:value-type="float">
            <text:p>101</text:p>
          </table:table-cell>
          <table:table-cell table:style-name="ce66" office:value-type="float" office:value="7010125" calcext:value-type="float">
            <text:p>7010125</text:p>
          </table:table-cell>
          <table:table-cell table:style-name="ce69" office:value-type="string" calcext:value-type="string">
            <text:p>KLEM PVC ARROW 4" ARROW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25" calcext:value-type="float">
            <text:p>701012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0" calcext:value-type="float">
            <text:p>100</text:p>
          </table:table-cell>
          <table:table-cell table:style-name="ce66" office:value-type="float" office:value="7010126" calcext:value-type="float">
            <text:p>7010126</text:p>
          </table:table-cell>
          <table:table-cell table:style-name="ce69" office:value-type="string" calcext:value-type="string">
            <text:p>LAKBAN BENING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26" calcext:value-type="float">
            <text:p>701012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9" calcext:value-type="float">
            <text:p>99</text:p>
          </table:table-cell>
          <table:table-cell table:style-name="ce66" office:value-type="float" office:value="7010127" calcext:value-type="float">
            <text:p>7010127</text:p>
          </table:table-cell>
          <table:table-cell table:style-name="ce69" office:value-type="string" calcext:value-type="string">
            <text:p>LAKBAN BUKU HITAM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127" calcext:value-type="float">
            <text:p>701012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8" calcext:value-type="float">
            <text:p>98</text:p>
          </table:table-cell>
          <table:table-cell table:style-name="ce66" office:value-type="float" office:value="7010128" calcext:value-type="float">
            <text:p>7010128</text:p>
          </table:table-cell>
          <table:table-cell table:style-name="ce69" office:value-type="string" calcext:value-type="string">
            <text:p>LAKBAN KADO COKLAT 2''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28" calcext:value-type="float">
            <text:p>701012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7" calcext:value-type="float">
            <text:p>97</text:p>
          </table:table-cell>
          <table:table-cell table:style-name="ce66" office:value-type="float" office:value="7010129" calcext:value-type="float">
            <text:p>7010129</text:p>
          </table:table-cell>
          <table:table-cell table:style-name="ce69" office:value-type="string" calcext:value-type="string">
            <text:p>LAKBAN KERTAS 1'' DAIMAR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7010129" calcext:value-type="float">
            <text:p>701012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6" calcext:value-type="float">
            <text:p>96</text:p>
          </table:table-cell>
          <table:table-cell table:style-name="ce66" office:value-type="float" office:value="7010130" calcext:value-type="float">
            <text:p>7010130</text:p>
          </table:table-cell>
          <table:table-cell table:style-name="ce69" office:value-type="string" calcext:value-type="string">
            <text:p>LAKBAN KERTAS 1'' SKS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30" calcext:value-type="float">
            <text:p>701013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5" calcext:value-type="float">
            <text:p>95</text:p>
          </table:table-cell>
          <table:table-cell table:style-name="ce66" office:value-type="float" office:value="7010131" calcext:value-type="float">
            <text:p>7010131</text:p>
          </table:table-cell>
          <table:table-cell table:style-name="ce69" office:value-type="string" calcext:value-type="string">
            <text:p>LAKBAN KERTAS   2'' BUDHI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7010131" calcext:value-type="float">
            <text:p>701013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4" calcext:value-type="float">
            <text:p>94</text:p>
          </table:table-cell>
          <table:table-cell table:style-name="ce66" office:value-type="float" office:value="7010132" calcext:value-type="float">
            <text:p>7010132</text:p>
          </table:table-cell>
          <table:table-cell table:style-name="ce69" office:value-type="string" calcext:value-type="string">
            <text:p>LAKBAN KERTAS   1'' DAIMARU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132" calcext:value-type="float">
            <text:p>701013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3" calcext:value-type="float">
            <text:p>93</text:p>
          </table:table-cell>
          <table:table-cell table:style-name="ce66" office:value-type="float" office:value="7010133" calcext:value-type="float">
            <text:p>7010133</text:p>
          </table:table-cell>
          <table:table-cell table:style-name="ce69" office:value-type="string" calcext:value-type="string">
            <text:p>PAKU 10 CM 4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7010133" calcext:value-type="float">
            <text:p>701013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2" calcext:value-type="float">
            <text:p>92</text:p>
          </table:table-cell>
          <table:table-cell table:style-name="ce66" office:value-type="float" office:value="7010134" calcext:value-type="float">
            <text:p>7010134</text:p>
          </table:table-cell>
          <table:table-cell table:style-name="ce69" office:value-type="string" calcext:value-type="string">
            <text:p>PAKU 12 CM 5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7010134" calcext:value-type="float">
            <text:p>701013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1" calcext:value-type="float">
            <text:p>91</text:p>
          </table:table-cell>
          <table:table-cell table:style-name="ce66" office:value-type="float" office:value="7010135" calcext:value-type="float">
            <text:p>7010135</text:p>
          </table:table-cell>
          <table:table-cell table:style-name="ce69" office:value-type="string" calcext:value-type="string">
            <text:p>PAKU 3/TRIPLEK 1 1/4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7010135" calcext:value-type="float">
            <text:p>701013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0" calcext:value-type="float">
            <text:p>90</text:p>
          </table:table-cell>
          <table:table-cell table:style-name="ce66" office:value-type="float" office:value="7010136" calcext:value-type="float">
            <text:p>7010136</text:p>
          </table:table-cell>
          <table:table-cell table:style-name="ce69" office:value-type="string" calcext:value-type="string">
            <text:p>PAKU 4 CM 1.1/2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7010136" calcext:value-type="float">
            <text:p>701013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9" calcext:value-type="float">
            <text:p>89</text:p>
          </table:table-cell>
          <table:table-cell table:style-name="ce66" office:value-type="float" office:value="7010137" calcext:value-type="float">
            <text:p>7010137</text:p>
          </table:table-cell>
          <table:table-cell table:style-name="ce69" office:value-type="string" calcext:value-type="string">
            <text:p>PAKU 5 CM 2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7010137" calcext:value-type="float">
            <text:p>701013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8" calcext:value-type="float">
            <text:p>88</text:p>
          </table:table-cell>
          <table:table-cell table:style-name="ce66" office:value-type="float" office:value="7010138" calcext:value-type="float">
            <text:p>7010138</text:p>
          </table:table-cell>
          <table:table-cell table:style-name="ce69" office:value-type="string" calcext:value-type="string">
            <text:p>PAKU 7 CM 3"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TRIJAYATAMA</text:p>
          </table:table-cell>
          <table:table-cell table:style-name="ce69"/>
          <table:table-cell table:style-name="ce30" office:value-type="float" office:value="7010138" calcext:value-type="float">
            <text:p>701013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7" calcext:value-type="float">
            <text:p>87</text:p>
          </table:table-cell>
          <table:table-cell table:style-name="ce66" office:value-type="float" office:value="7010139" calcext:value-type="float">
            <text:p>7010139</text:p>
          </table:table-cell>
          <table:table-cell table:style-name="ce69" office:value-type="string" calcext:value-type="string">
            <text:p>PAKU BETON 1''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39" calcext:value-type="float">
            <text:p>701013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6" calcext:value-type="float">
            <text:p>86</text:p>
          </table:table-cell>
          <table:table-cell table:style-name="ce66" office:value-type="float" office:value="7010140" calcext:value-type="float">
            <text:p>7010140</text:p>
          </table:table-cell>
          <table:table-cell table:style-name="ce69" office:value-type="string" calcext:value-type="string">
            <text:p>PAKU BETON 1 1/4"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40" calcext:value-type="float">
            <text:p>701014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5" calcext:value-type="float">
            <text:p>85</text:p>
          </table:table-cell>
          <table:table-cell table:style-name="ce66" office:value-type="float" office:value="7010141" calcext:value-type="float">
            <text:p>7010141</text:p>
          </table:table-cell>
          <table:table-cell table:style-name="ce69" office:value-type="string" calcext:value-type="string">
            <text:p>PAKU BETON 1 1/2"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41" calcext:value-type="float">
            <text:p>701014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4" calcext:value-type="float">
            <text:p>84</text:p>
          </table:table-cell>
          <table:table-cell table:style-name="ce66" office:value-type="float" office:value="7010142" calcext:value-type="float">
            <text:p>7010142</text:p>
          </table:table-cell>
          <table:table-cell table:style-name="ce69" office:value-type="string" calcext:value-type="string">
            <text:p>PAKU BETON 2"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42" calcext:value-type="float">
            <text:p>701014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3" calcext:value-type="float">
            <text:p>83</text:p>
          </table:table-cell>
          <table:table-cell table:style-name="ce66" office:value-type="float" office:value="7010143" calcext:value-type="float">
            <text:p>7010143</text:p>
          </table:table-cell>
          <table:table-cell table:style-name="ce69" office:value-type="string" calcext:value-type="string">
            <text:p>PAKU BETON 3"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43" calcext:value-type="float">
            <text:p>701014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2" calcext:value-type="float">
            <text:p>82</text:p>
          </table:table-cell>
          <table:table-cell table:style-name="ce66" office:value-type="float" office:value="7010144" calcext:value-type="float">
            <text:p>7010144</text:p>
          </table:table-cell>
          <table:table-cell table:style-name="ce69" office:value-type="string" calcext:value-type="string">
            <text:p>PAKU BETON 4" MARABU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44" calcext:value-type="float">
            <text:p>701014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1" calcext:value-type="float">
            <text:p>81</text:p>
          </table:table-cell>
          <table:table-cell table:style-name="ce66" office:value-type="float" office:value="7010145" calcext:value-type="float">
            <text:p>7010145</text:p>
          </table:table-cell>
          <table:table-cell table:style-name="ce69" office:value-type="string" calcext:value-type="string">
            <text:p>PAKU BETON 3.5 CM MARABU</text:p>
          </table:table-cell>
          <table:table-cell table:style-name="ce69" office:value-type="string" calcext:value-type="string">
            <text:p>BUAH</text:p>
          </table:table-cell>
          <table:table-cell table:style-name="ce69"/>
          <table:table-cell table:style-name="ce69" office:value-type="string" calcext:value-type="string">
            <text:p>WARNA HITAM</text:p>
          </table:table-cell>
          <table:table-cell table:style-name="ce30" office:value-type="float" office:value="7010145" calcext:value-type="float">
            <text:p>701014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0" calcext:value-type="float">
            <text:p>80</text:p>
          </table:table-cell>
          <table:table-cell table:style-name="ce66" office:value-type="float" office:value="7010146" calcext:value-type="float">
            <text:p>7010146</text:p>
          </table:table-cell>
          <table:table-cell table:style-name="ce69" office:value-type="string" calcext:value-type="string">
            <text:p>PAKU BETON I 1'' MARABU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46" calcext:value-type="float">
            <text:p>701014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9" calcext:value-type="float">
            <text:p>79</text:p>
          </table:table-cell>
          <table:table-cell table:style-name="ce66" office:value-type="float" office:value="7010147" calcext:value-type="float">
            <text:p>7010147</text:p>
          </table:table-cell>
          <table:table-cell table:style-name="ce69" office:value-type="string" calcext:value-type="string">
            <text:p>PAKU BETON I 1 1/4" MARABU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47" calcext:value-type="float">
            <text:p>701014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8" calcext:value-type="float">
            <text:p>78</text:p>
          </table:table-cell>
          <table:table-cell table:style-name="ce66" office:value-type="float" office:value="7010148" calcext:value-type="float">
            <text:p>7010148</text:p>
          </table:table-cell>
          <table:table-cell table:style-name="ce69" office:value-type="string" calcext:value-type="string">
            <text:p>PAKU BETON I 1 1/2'' MARABU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.MANDIRI</text:p>
          </table:table-cell>
          <table:table-cell table:style-name="ce69"/>
          <table:table-cell table:style-name="ce30" office:value-type="float" office:value="7010148" calcext:value-type="float">
            <text:p>701014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7" calcext:value-type="float">
            <text:p>77</text:p>
          </table:table-cell>
          <table:table-cell table:style-name="ce66" office:value-type="float" office:value="7010149" calcext:value-type="float">
            <text:p>7010149</text:p>
          </table:table-cell>
          <table:table-cell table:style-name="ce69" office:value-type="string" calcext:value-type="string">
            <text:p>PAKU BETON I 2'' MARABU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49" calcext:value-type="float">
            <text:p>701014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6" calcext:value-type="float">
            <text:p>76</text:p>
          </table:table-cell>
          <table:table-cell table:style-name="ce66" office:value-type="float" office:value="7010150" calcext:value-type="float">
            <text:p>7010150</text:p>
          </table:table-cell>
          <table:table-cell table:style-name="ce69" office:value-type="string" calcext:value-type="string">
            <text:p>PAKU BETON I 3'' MARABU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50" calcext:value-type="float">
            <text:p>701015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5" calcext:value-type="float">
            <text:p>75</text:p>
          </table:table-cell>
          <table:table-cell table:style-name="ce66" office:value-type="float" office:value="7010151" calcext:value-type="float">
            <text:p>7010151</text:p>
          </table:table-cell>
          <table:table-cell table:style-name="ce69" office:value-type="string" calcext:value-type="string">
            <text:p>PAKU BETON I 4" MARABU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 JAYA</text:p>
          </table:table-cell>
          <table:table-cell table:style-name="ce69"/>
          <table:table-cell table:style-name="ce30" office:value-type="float" office:value="7010151" calcext:value-type="float">
            <text:p>701015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4" calcext:value-type="float">
            <text:p>74</text:p>
          </table:table-cell>
          <table:table-cell table:style-name="ce66" office:value-type="float" office:value="7010152" calcext:value-type="float">
            <text:p>7010152</text:p>
          </table:table-cell>
          <table:table-cell table:style-name="ce69" office:value-type="string" calcext:value-type="string">
            <text:p>PAKU BETON I 3.5 CM MARABU</text:p>
          </table:table-cell>
          <table:table-cell table:style-name="ce69" office:value-type="string" calcext:value-type="string">
            <text:p>KOTAK</text:p>
          </table:table-cell>
          <table:table-cell table:style-name="ce69"/>
          <table:table-cell table:style-name="ce69" office:value-type="string" calcext:value-type="string">
            <text:p>WARNA HITAM</text:p>
          </table:table-cell>
          <table:table-cell table:style-name="ce30" office:value-type="float" office:value="7010152" calcext:value-type="float">
            <text:p>701015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3" calcext:value-type="float">
            <text:p>73</text:p>
          </table:table-cell>
          <table:table-cell table:style-name="ce66" office:value-type="float" office:value="7010153" calcext:value-type="float">
            <text:p>7010153</text:p>
          </table:table-cell>
          <table:table-cell table:style-name="ce69" office:value-type="string" calcext:value-type="string">
            <text:p>PAKU GRC 2 CM RR</text:p>
          </table:table-cell>
          <table:table-cell table:style-name="ce69" office:value-type="string" calcext:value-type="string">
            <text:p> KG / KTK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153" calcext:value-type="float">
            <text:p>701015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2" calcext:value-type="float">
            <text:p>72</text:p>
          </table:table-cell>
          <table:table-cell table:style-name="ce66" office:value-type="float" office:value="7010154" calcext:value-type="float">
            <text:p>7010154</text:p>
          </table:table-cell>
          <table:table-cell table:style-name="ce69" office:value-type="string" calcext:value-type="string">
            <text:p>PAKU GRC KEPALA KECIL TANPA MERK</text:p>
          </table:table-cell>
          <table:table-cell table:style-name="ce69" office:value-type="string" calcext:value-type="string">
            <text:p>KTK</text:p>
          </table:table-cell>
          <table:table-cell table:style-name="ce69" office:value-type="string" calcext:value-type="string">
            <text:p>A.MANDIRI</text:p>
          </table:table-cell>
          <table:table-cell table:style-name="ce69" office:value-type="string" calcext:value-type="string">
            <text:p>1KTK = 1KG</text:p>
          </table:table-cell>
          <table:table-cell table:style-name="ce30" office:value-type="float" office:value="7010154" calcext:value-type="float">
            <text:p>701015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1" calcext:value-type="float">
            <text:p>71</text:p>
          </table:table-cell>
          <table:table-cell table:style-name="ce66" office:value-type="float" office:value="7010155" calcext:value-type="float">
            <text:p>7010155</text:p>
          </table:table-cell>
          <table:table-cell table:style-name="ce69" office:value-type="string" calcext:value-type="string">
            <text:p>PAKU GRC BUNGKUS TANPA MERK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7010155" calcext:value-type="float">
            <text:p>70101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70" calcext:value-type="float">
            <text:p>70</text:p>
          </table:table-cell>
          <table:table-cell table:style-name="ce66" office:value-type="float" office:value="7010156" calcext:value-type="float">
            <text:p>7010156</text:p>
          </table:table-cell>
          <table:table-cell table:style-name="ce69" office:value-type="string" calcext:value-type="string">
            <text:p>PAKU RIFET 450 3.2X12.7 MM MILAN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ISI 1000 PCS</text:p>
          </table:table-cell>
          <table:table-cell table:style-name="ce30" office:value-type="float" office:value="7010156" calcext:value-type="float">
            <text:p>701015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9" calcext:value-type="float">
            <text:p>69</text:p>
          </table:table-cell>
          <table:table-cell table:style-name="ce66" office:value-type="float" office:value="7010157" calcext:value-type="float">
            <text:p>7010157</text:p>
          </table:table-cell>
          <table:table-cell table:style-name="ce69" office:value-type="string" calcext:value-type="string">
            <text:p>PAKU RIFET 550 4 MM X 12.7 M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57" calcext:value-type="float">
            <text:p>701015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8" calcext:value-type="float">
            <text:p>68</text:p>
          </table:table-cell>
          <table:table-cell table:style-name="ce66" office:value-type="float" office:value="7010158" calcext:value-type="float">
            <text:p>7010158</text:p>
          </table:table-cell>
          <table:table-cell table:style-name="ce69" office:value-type="string" calcext:value-type="string">
            <text:p>PAKU SENG 5 CM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58" calcext:value-type="float">
            <text:p>701015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7" calcext:value-type="float">
            <text:p>67</text:p>
          </table:table-cell>
          <table:table-cell table:style-name="ce66" office:value-type="float" office:value="7010159" calcext:value-type="float">
            <text:p>7010159</text:p>
          </table:table-cell>
          <table:table-cell table:style-name="ce69" office:value-type="string" calcext:value-type="string">
            <text:p>PAKU SENG 7 CM TANPA MERK</text:p>
          </table:table-cell>
          <table:table-cell table:style-name="ce69" office:value-type="string" calcext:value-type="string">
            <text:p>KG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59" calcext:value-type="float">
            <text:p>701015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6" calcext:value-type="float">
            <text:p>66</text:p>
          </table:table-cell>
          <table:table-cell table:style-name="ce66" office:value-type="float" office:value="7010160" calcext:value-type="float">
            <text:p>7010160</text:p>
          </table:table-cell>
          <table:table-cell table:style-name="ce69" office:value-type="string" calcext:value-type="string">
            <text:p>PAKU TRIPLEK 2 0.75" TANPA MERK</text:p>
          </table:table-cell>
          <table:table-cell table:style-name="ce69" office:value-type="string" calcext:value-type="string">
            <text:p>KG</text:p>
          </table:table-cell>
          <table:table-cell table:style-name="ce69" table:number-columns-repeated="2"/>
          <table:table-cell table:style-name="ce30" office:value-type="float" office:value="7010160" calcext:value-type="float">
            <text:p>701016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5" calcext:value-type="float">
            <text:p>65</text:p>
          </table:table-cell>
          <table:table-cell table:style-name="ce66" office:value-type="float" office:value="7010161" calcext:value-type="float">
            <text:p>7010161</text:p>
          </table:table-cell>
          <table:table-cell table:style-name="ce69" office:value-type="string" calcext:value-type="string">
            <text:p>PAKU TRIPLEK 2,5 1" TANPA MERK</text:p>
          </table:table-cell>
          <table:table-cell table:style-name="ce69" office:value-type="string" calcext:value-type="string">
            <text:p>KG</text:p>
          </table:table-cell>
          <table:table-cell table:style-name="ce69" table:number-columns-repeated="2"/>
          <table:table-cell table:style-name="ce30" office:value-type="float" office:value="7010161" calcext:value-type="float">
            <text:p>701016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64" calcext:value-type="float">
            <text:p>64</text:p>
          </table:table-cell>
          <table:table-cell table:style-name="ce66" office:value-type="float" office:value="7010162" calcext:value-type="float">
            <text:p>7010162</text:p>
          </table:table-cell>
          <table:table-cell table:style-name="ce69" office:value-type="string" calcext:value-type="string">
            <text:p>PLASTIK COR BENING 1 KG =  9 M TANPA MERK</text:p>
          </table:table-cell>
          <table:table-cell table:style-name="ce69" office:value-type="string" calcext:value-type="string">
            <text:p>METER</text:p>
          </table:table-cell>
          <table:table-cell table:style-name="ce69"/>
          <table:table-cell table:style-name="ce69" office:value-type="string" calcext:value-type="string">
            <text:p>BENING</text:p>
          </table:table-cell>
          <table:table-cell table:style-name="ce30" office:value-type="float" office:value="7010162" calcext:value-type="float">
            <text:p>701016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3" calcext:value-type="float">
            <text:p>63</text:p>
          </table:table-cell>
          <table:table-cell table:style-name="ce66" office:value-type="float" office:value="7010163" calcext:value-type="float">
            <text:p>7010163</text:p>
          </table:table-cell>
          <table:table-cell table:style-name="ce69" office:value-type="string" calcext:value-type="string">
            <text:p>PLASTIK COR BUTEK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/>
          <table:table-cell table:style-name="ce69" office:value-type="string" calcext:value-type="string">
            <text:p>BUTEK</text:p>
          </table:table-cell>
          <table:table-cell table:style-name="ce30" office:value-type="float" office:value="7010163" calcext:value-type="float">
            <text:p>701016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2" calcext:value-type="float">
            <text:p>62</text:p>
          </table:table-cell>
          <table:table-cell table:style-name="ce66" office:value-type="float" office:value="7010164" calcext:value-type="float">
            <text:p>7010164</text:p>
          </table:table-cell>
          <table:table-cell table:style-name="ce69" office:value-type="string" calcext:value-type="string">
            <text:p>RAFIA GULUNGAN BESAR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SH</text:p>
          </table:table-cell>
          <table:table-cell table:style-name="ce69"/>
          <table:table-cell table:style-name="ce30" office:value-type="float" office:value="7010164" calcext:value-type="float">
            <text:p>701016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1" calcext:value-type="float">
            <text:p>61</text:p>
          </table:table-cell>
          <table:table-cell table:style-name="ce66" office:value-type="float" office:value="7010165" calcext:value-type="float">
            <text:p>7010165</text:p>
          </table:table-cell>
          <table:table-cell table:style-name="ce69" office:value-type="string" calcext:value-type="string">
            <text:p>RANTAI KAPAL 3/16''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MAS RUSLI</text:p>
          </table:table-cell>
          <table:table-cell table:style-name="ce69" office:value-type="string" calcext:value-type="string">
            <text:p>20000/KG</text:p>
          </table:table-cell>
          <table:table-cell table:style-name="ce30" office:value-type="float" office:value="7010165" calcext:value-type="float">
            <text:p>701016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0" calcext:value-type="float">
            <text:p>60</text:p>
          </table:table-cell>
          <table:table-cell table:style-name="ce66" office:value-type="float" office:value="7010166" calcext:value-type="float">
            <text:p>7010166</text:p>
          </table:table-cell>
          <table:table-cell table:style-name="ce69" office:value-type="string" calcext:value-type="string">
            <text:p>REGULATOR GAS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LS MERK</text:p>
          </table:table-cell>
          <table:table-cell table:style-name="ce30" office:value-type="float" office:value="7010166" calcext:value-type="float">
            <text:p>701016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9" calcext:value-type="float">
            <text:p>59</text:p>
          </table:table-cell>
          <table:table-cell table:style-name="ce66" office:value-type="float" office:value="7010167" calcext:value-type="float">
            <text:p>7010167</text:p>
          </table:table-cell>
          <table:table-cell table:style-name="ce69" office:value-type="string" calcext:value-type="string">
            <text:p>REGULATOR GAS METERAN <text:s/>KENMASTE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7010167" calcext:value-type="float">
            <text:p>701016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8" calcext:value-type="float">
            <text:p>58</text:p>
          </table:table-cell>
          <table:table-cell table:style-name="ce66" office:value-type="float" office:value="7010168" calcext:value-type="float">
            <text:p>7010168</text:p>
          </table:table-cell>
          <table:table-cell table:style-name="ce69" office:value-type="string" calcext:value-type="string">
            <text:p>RING BAND/PLAT WP 1/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/>
          <table:table-cell table:style-name="ce30" office:value-type="float" office:value="7010168" calcext:value-type="float">
            <text:p>701016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7" calcext:value-type="float">
            <text:p>57</text:p>
          </table:table-cell>
          <table:table-cell table:style-name="ce66" office:value-type="float" office:value="7010169" calcext:value-type="float">
            <text:p>7010169</text:p>
          </table:table-cell>
          <table:table-cell table:style-name="ce69" office:value-type="string" calcext:value-type="string">
            <text:p>RING BAND/PLAT M8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/>
          <table:table-cell table:style-name="ce30" office:value-type="float" office:value="7010169" calcext:value-type="float">
            <text:p>701016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6" calcext:value-type="float">
            <text:p>56</text:p>
          </table:table-cell>
          <table:table-cell table:style-name="ce66" office:value-type="float" office:value="7010170" calcext:value-type="float">
            <text:p>7010170</text:p>
          </table:table-cell>
          <table:table-cell table:style-name="ce69" office:value-type="string" calcext:value-type="string">
            <text:p>RING BAND/PLAT M1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/>
          <table:table-cell table:style-name="ce30" office:value-type="float" office:value="7010170" calcext:value-type="float">
            <text:p>701017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5" calcext:value-type="float">
            <text:p>55</text:p>
          </table:table-cell>
          <table:table-cell table:style-name="ce66" office:value-type="float" office:value="7010171" calcext:value-type="float">
            <text:p>7010171</text:p>
          </table:table-cell>
          <table:table-cell table:style-name="ce69" office:value-type="string" calcext:value-type="string">
            <text:p>RING BAND/PLAT M12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CO</text:p>
          </table:table-cell>
          <table:table-cell table:style-name="ce69"/>
          <table:table-cell table:style-name="ce30" office:value-type="float" office:value="7010171" calcext:value-type="float">
            <text:p>701017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4" calcext:value-type="float">
            <text:p>54</text:p>
          </table:table-cell>
          <table:table-cell table:style-name="ce66" office:value-type="float" office:value="7010172" calcext:value-type="float">
            <text:p>7010172</text:p>
          </table:table-cell>
          <table:table-cell table:style-name="ce69" office:value-type="string" calcext:value-type="string">
            <text:p>ROOFING KUNING 12X2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172" calcext:value-type="float">
            <text:p>701017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3" calcext:value-type="float">
            <text:p>53</text:p>
          </table:table-cell>
          <table:table-cell table:style-name="ce66" office:value-type="float" office:value="7010173" calcext:value-type="float">
            <text:p>7010173</text:p>
          </table:table-cell>
          <table:table-cell table:style-name="ce69" office:value-type="string" calcext:value-type="string">
            <text:p>ROOFING KUNING 12X25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73" calcext:value-type="float">
            <text:p>701017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2" calcext:value-type="float">
            <text:p>52</text:p>
          </table:table-cell>
          <table:table-cell table:style-name="ce66" office:value-type="float" office:value="7010174" calcext:value-type="float">
            <text:p>7010174</text:p>
          </table:table-cell>
          <table:table-cell table:style-name="ce69" office:value-type="string" calcext:value-type="string">
            <text:p>ROOFING KUNING 12X3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 </text:p>
          </table:table-cell>
          <table:table-cell table:style-name="ce69"/>
          <table:table-cell table:style-name="ce30" office:value-type="float" office:value="7010174" calcext:value-type="float">
            <text:p>701017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1" calcext:value-type="float">
            <text:p>51</text:p>
          </table:table-cell>
          <table:table-cell table:style-name="ce66" office:value-type="float" office:value="7010175" calcext:value-type="float">
            <text:p>7010175</text:p>
          </table:table-cell>
          <table:table-cell table:style-name="ce69" office:value-type="string" calcext:value-type="string">
            <text:p>ROOFING KUNING 12X4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175" calcext:value-type="float">
            <text:p>701017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0" calcext:value-type="float">
            <text:p>50</text:p>
          </table:table-cell>
          <table:table-cell table:style-name="ce66" office:value-type="float" office:value="7010176" calcext:value-type="float">
            <text:p>7010176</text:p>
          </table:table-cell>
          <table:table-cell table:style-name="ce69" office:value-type="string" calcext:value-type="string">
            <text:p>ROOFING KUNING 12X5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176" calcext:value-type="float">
            <text:p>701017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9" calcext:value-type="float">
            <text:p>49</text:p>
          </table:table-cell>
          <table:table-cell table:style-name="ce66" office:value-type="float" office:value="7010177" calcext:value-type="float">
            <text:p>7010177</text:p>
          </table:table-cell>
          <table:table-cell table:style-name="ce69" office:value-type="string" calcext:value-type="string">
            <text:p>ROOFING KUNING 12X70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177" calcext:value-type="float">
            <text:p>701017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8" calcext:value-type="float">
            <text:p>48</text:p>
          </table:table-cell>
          <table:table-cell table:style-name="ce66" office:value-type="float" office:value="7010178" calcext:value-type="float">
            <text:p>7010178</text:p>
          </table:table-cell>
          <table:table-cell table:style-name="ce69" office:value-type="string" calcext:value-type="string">
            <text:p>ROOFING PUTIH 10X19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78" calcext:value-type="float">
            <text:p>701017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7" calcext:value-type="float">
            <text:p>47</text:p>
          </table:table-cell>
          <table:table-cell table:style-name="ce66" office:value-type="float" office:value="7010179" calcext:value-type="float">
            <text:p>7010179</text:p>
          </table:table-cell>
          <table:table-cell table:style-name="ce69" office:value-type="string" calcext:value-type="string">
            <text:p>ROOFING PUTIH 10X16 ZOL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7010179" calcext:value-type="float">
            <text:p>701017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6" calcext:value-type="float">
            <text:p>46</text:p>
          </table:table-cell>
          <table:table-cell table:style-name="ce66" office:value-type="float" office:value="7010180" calcext:value-type="float">
            <text:p>7010180</text:p>
          </table:table-cell>
          <table:table-cell table:style-name="ce69" office:value-type="string" calcext:value-type="string">
            <text:p>ROOFING PUTIH 10X16 ZOLO</text:p>
          </table:table-cell>
          <table:table-cell table:style-name="ce69" office:value-type="string" calcext:value-type="string">
            <text:p>DUS</text:p>
          </table:table-cell>
          <table:table-cell table:style-name="ce69" office:value-type="string" calcext:value-type="string">
            <text:p>MT</text:p>
          </table:table-cell>
          <table:table-cell table:style-name="ce69"/>
          <table:table-cell table:style-name="ce30" office:value-type="float" office:value="7010180" calcext:value-type="float">
            <text:p>701018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5" calcext:value-type="float">
            <text:p>45</text:p>
          </table:table-cell>
          <table:table-cell table:style-name="ce66" office:value-type="float" office:value="7010181" calcext:value-type="float">
            <text:p>7010181</text:p>
          </table:table-cell>
          <table:table-cell table:style-name="ce69" office:value-type="string" calcext:value-type="string">
            <text:p>SEKRUP GIPSUM 6X 1 MATRI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BB</text:p>
          </table:table-cell>
          <table:table-cell table:style-name="ce69"/>
          <table:table-cell table:style-name="ce30" office:value-type="float" office:value="7010181" calcext:value-type="float">
            <text:p>701018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4" calcext:value-type="float">
            <text:p>44</text:p>
          </table:table-cell>
          <table:table-cell table:style-name="ce66" office:value-type="float" office:value="7010182" calcext:value-type="float">
            <text:p>7010182</text:p>
          </table:table-cell>
          <table:table-cell table:style-name="ce69" office:value-type="string" calcext:value-type="string">
            <text:p>SEKRUP GIPSUM 6 X 2 OWNER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82" calcext:value-type="float">
            <text:p>701018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3" calcext:value-type="float">
            <text:p>43</text:p>
          </table:table-cell>
          <table:table-cell table:style-name="ce66" office:value-type="float" office:value="7010183" calcext:value-type="float">
            <text:p>7010183</text:p>
          </table:table-cell>
          <table:table-cell table:style-name="ce69" office:value-type="string" calcext:value-type="string">
            <text:p>SEKRUP GIPSUM 6X 1 MATRIK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MJU  </text:p>
          </table:table-cell>
          <table:table-cell table:style-name="ce69"/>
          <table:table-cell table:style-name="ce30" office:value-type="float" office:value="7010183" calcext:value-type="float">
            <text:p>701018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2" calcext:value-type="float">
            <text:p>42</text:p>
          </table:table-cell>
          <table:table-cell table:style-name="ce66" office:value-type="float" office:value="7010184" calcext:value-type="float">
            <text:p>7010184</text:p>
          </table:table-cell>
          <table:table-cell table:style-name="ce69" office:value-type="string" calcext:value-type="string">
            <text:p>SEKRUP GIPSUM 6X1 PATEN</text:p>
          </table:table-cell>
          <table:table-cell table:style-name="ce69" office:value-type="string" calcext:value-type="string">
            <text:p>BUNGKUS</text:p>
          </table:table-cell>
          <table:table-cell table:style-name="ce69" table:number-columns-repeated="2"/>
          <table:table-cell table:style-name="ce30" office:value-type="float" office:value="7010184" calcext:value-type="float">
            <text:p>701018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1" calcext:value-type="float">
            <text:p>41</text:p>
          </table:table-cell>
          <table:table-cell table:style-name="ce66" office:value-type="float" office:value="7010185" calcext:value-type="float">
            <text:p>7010185</text:p>
          </table:table-cell>
          <table:table-cell table:style-name="ce69" office:value-type="string" calcext:value-type="string">
            <text:p>SEKRUP GIPSUM 6X3 STAMVI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85" calcext:value-type="float">
            <text:p>701018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0" calcext:value-type="float">
            <text:p>40</text:p>
          </table:table-cell>
          <table:table-cell table:style-name="ce66" office:value-type="float" office:value="7010186" calcext:value-type="float">
            <text:p>7010186</text:p>
          </table:table-cell>
          <table:table-cell table:style-name="ce69" office:value-type="string" calcext:value-type="string">
            <text:p>SEKRUP GIPSUM 8 X 3 STAMVI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86" calcext:value-type="float">
            <text:p>701018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9" calcext:value-type="float">
            <text:p>39</text:p>
          </table:table-cell>
          <table:table-cell table:style-name="ce66" office:value-type="float" office:value="7010187" calcext:value-type="float">
            <text:p>7010187</text:p>
          </table:table-cell>
          <table:table-cell table:style-name="ce69" office:value-type="string" calcext:value-type="string">
            <text:p>SEKRUP GIPSUM 6X 2 SUNRAY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87" calcext:value-type="float">
            <text:p>701018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8" calcext:value-type="float">
            <text:p>38</text:p>
          </table:table-cell>
          <table:table-cell table:style-name="ce66" office:value-type="float" office:value="7010188" calcext:value-type="float">
            <text:p>7010188</text:p>
          </table:table-cell>
          <table:table-cell table:style-name="ce69" office:value-type="string" calcext:value-type="string">
            <text:p>SEKRUP GIPSUM 8 X 3 ZOLO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IKINDO</text:p>
          </table:table-cell>
          <table:table-cell table:style-name="ce69"/>
          <table:table-cell table:style-name="ce30" office:value-type="float" office:value="7010188" calcext:value-type="float">
            <text:p>701018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7" calcext:value-type="float">
            <text:p>37</text:p>
          </table:table-cell>
          <table:table-cell table:style-name="ce66" office:value-type="float" office:value="7010189" calcext:value-type="float">
            <text:p>7010189</text:p>
          </table:table-cell>
          <table:table-cell table:style-name="ce69" office:value-type="string" calcext:value-type="string">
            <text:p>SEKRUP GIPSUM 6X1 SSSK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189" calcext:value-type="float">
            <text:p>701018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6" calcext:value-type="float">
            <text:p>36</text:p>
          </table:table-cell>
          <table:table-cell table:style-name="ce66" office:value-type="float" office:value="7010190" calcext:value-type="float">
            <text:p>7010190</text:p>
          </table:table-cell>
          <table:table-cell table:style-name="ce69" office:value-type="string" calcext:value-type="string">
            <text:p>SEKRUP GIPSUM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90" calcext:value-type="float">
            <text:p>701019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5" calcext:value-type="float">
            <text:p>35</text:p>
          </table:table-cell>
          <table:table-cell table:style-name="ce66" office:value-type="float" office:value="7010191" calcext:value-type="float">
            <text:p>7010191</text:p>
          </table:table-cell>
          <table:table-cell table:style-name="ce69" office:value-type="string" calcext:value-type="string">
            <text:p>SEKRUP GIPSUM 6X1 1/4 ZOL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191" calcext:value-type="float">
            <text:p>701019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4" calcext:value-type="float">
            <text:p>34</text:p>
          </table:table-cell>
          <table:table-cell table:style-name="ce66" office:value-type="float" office:value="7010192" calcext:value-type="float">
            <text:p>7010192</text:p>
          </table:table-cell>
          <table:table-cell table:style-name="ce69" office:value-type="string" calcext:value-type="string">
            <text:p>SEKRUP GIPSUM 6X1 1/2 ZOLO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MJU</text:p>
          </table:table-cell>
          <table:table-cell table:style-name="ce69"/>
          <table:table-cell table:style-name="ce30" office:value-type="float" office:value="7010192" calcext:value-type="float">
            <text:p>70101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66" office:value-type="float" office:value="7010193" calcext:value-type="float">
            <text:p>7010193</text:p>
          </table:table-cell>
          <table:table-cell table:style-name="ce69" office:value-type="string" calcext:value-type="string">
            <text:p>SEKRUP GIPSUM 6X1 1/4 ZOLO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93" calcext:value-type="float">
            <text:p>701019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66" office:value-type="float" office:value="7010194" calcext:value-type="float">
            <text:p>7010194</text:p>
          </table:table-cell>
          <table:table-cell table:style-name="ce69" office:value-type="string" calcext:value-type="string">
            <text:p>SEKRUP GIPSUM 6X1 1/2 ZOLO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94" calcext:value-type="float">
            <text:p>70101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66" office:value-type="float" office:value="7010195" calcext:value-type="float">
            <text:p>7010195</text:p>
          </table:table-cell>
          <table:table-cell table:style-name="ce69" office:value-type="string" calcext:value-type="string">
            <text:p>SEKRUP GIPSUM  6X1 ZOLO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AIKINDO</text:p>
          </table:table-cell>
          <table:table-cell table:style-name="ce69" office:value-type="string" calcext:value-type="string">
            <text:p>ISI 1000 PCS ATAU 1KG</text:p>
          </table:table-cell>
          <table:table-cell table:style-name="ce30" office:value-type="float" office:value="7010195" calcext:value-type="float">
            <text:p>701019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66" office:value-type="float" office:value="7010196" calcext:value-type="float">
            <text:p>7010196</text:p>
          </table:table-cell>
          <table:table-cell table:style-name="ce69" office:value-type="string" calcext:value-type="string">
            <text:p>SEKRUP GIPSUM 1 <text:s/>PATEN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96" calcext:value-type="float">
            <text:p>701019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66" office:value-type="float" office:value="7010197" calcext:value-type="float">
            <text:p>7010197</text:p>
          </table:table-cell>
          <table:table-cell table:style-name="ce69" office:value-type="string" calcext:value-type="string">
            <text:p>SEKRUP GIPSUM 1 6X 2 SUNRAY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97" calcext:value-type="float">
            <text:p>701019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66" office:value-type="float" office:value="7010198" calcext:value-type="float">
            <text:p>7010198</text:p>
          </table:table-cell>
          <table:table-cell table:style-name="ce69" office:value-type="string" calcext:value-type="string">
            <text:p>SEKRUP GIPSUM 1 8 X 3 STAMVIK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198" calcext:value-type="float">
            <text:p>701019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66" office:value-type="float" office:value="7010199" calcext:value-type="float">
            <text:p>7010199</text:p>
          </table:table-cell>
          <table:table-cell table:style-name="ce69" office:value-type="string" calcext:value-type="string">
            <text:p>SEKRUP GIPSUM 1 6 X1 SSS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199" calcext:value-type="float">
            <text:p>70101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66" office:value-type="float" office:value="7010200" calcext:value-type="float">
            <text:p>7010200</text:p>
          </table:table-cell>
          <table:table-cell table:style-name="ce69" office:value-type="string" calcext:value-type="string">
            <text:p>SEKRUP KAYU POSITIF 6 X 1 CHW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200" calcext:value-type="float">
            <text:p>70102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66" office:value-type="float" office:value="7010201" calcext:value-type="float">
            <text:p>7010201</text:p>
          </table:table-cell>
          <table:table-cell table:style-name="ce69" office:value-type="string" calcext:value-type="string">
            <text:p>SEKRUP KAYU POSITIF 6 X 3/4” CHW</text:p>
          </table:table-cell>
          <table:table-cell table:style-name="ce69" office:value-type="string" calcext:value-type="string">
            <text:p>KOTAK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201" calcext:value-type="float">
            <text:p>701020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66" office:value-type="float" office:value="7010202" calcext:value-type="float">
            <text:p>7010202</text:p>
          </table:table-cell>
          <table:table-cell table:style-name="ce69" office:value-type="string" calcext:value-type="string">
            <text:p>SEKRUP TANDA TANYA <text:s/>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02" calcext:value-type="float">
            <text:p>701020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66" office:value-type="float" office:value="7010203" calcext:value-type="float">
            <text:p>7010203</text:p>
          </table:table-cell>
          <table:table-cell table:style-name="ce69" office:value-type="string" calcext:value-type="string">
            <text:p>SELANG  METERAN REGULATOR GAS 1,8 M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WITAR</text:p>
          </table:table-cell>
          <table:table-cell table:style-name="ce69" office:value-type="string" calcext:value-type="string">
            <text:p>MERK DAITORA</text:p>
          </table:table-cell>
          <table:table-cell table:style-name="ce30" office:value-type="float" office:value="7010203" calcext:value-type="float">
            <text:p>701020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66" office:value-type="float" office:value="7010204" calcext:value-type="float">
            <text:p>7010204</text:p>
          </table:table-cell>
          <table:table-cell table:style-name="ce69" office:value-type="string" calcext:value-type="string">
            <text:p>SELANG AC <text:s/>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204" calcext:value-type="float">
            <text:p>701020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66" office:value-type="float" office:value="7010205" calcext:value-type="float">
            <text:p>7010205</text:p>
          </table:table-cell>
          <table:table-cell table:style-name="ce69" office:value-type="string" calcext:value-type="string">
            <text:p>SENG 55 MM 0,2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205" calcext:value-type="float">
            <text:p>701020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66" office:value-type="float" office:value="7010206" calcext:value-type="float">
            <text:p>7010206</text:p>
          </table:table-cell>
          <table:table-cell table:style-name="ce69" office:value-type="string" calcext:value-type="string">
            <text:p>SENG 90 MM 0,2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206" calcext:value-type="float">
            <text:p>70102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66" office:value-type="float" office:value="7010207" calcext:value-type="float">
            <text:p>7010207</text:p>
          </table:table-cell>
          <table:table-cell table:style-name="ce69" office:value-type="string" calcext:value-type="string">
            <text:p>SENG ALUMUNIUM 0,2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table:number-columns-repeated="2"/>
          <table:table-cell table:style-name="ce30" office:value-type="float" office:value="7010207" calcext:value-type="float">
            <text:p>701020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66" office:value-type="float" office:value="7010208" calcext:value-type="float">
            <text:p>7010208</text:p>
          </table:table-cell>
          <table:table-cell table:style-name="ce69" office:value-type="string" calcext:value-type="string">
            <text:p>SERAT FIBER LEMBAR BOROBUDUR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BA</text:p>
          </table:table-cell>
          <table:table-cell table:style-name="ce69"/>
          <table:table-cell table:style-name="ce30" office:value-type="float" office:value="7010208" calcext:value-type="float">
            <text:p>7010208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66" office:value-type="float" office:value="7010209" calcext:value-type="float">
            <text:p>7010209</text:p>
          </table:table-cell>
          <table:table-cell table:style-name="ce69" office:value-type="string" calcext:value-type="string">
            <text:p>SIKAT MANGKOK 3" NS WARNA KUNING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UNIVERSAL/RIAN</text:p>
          </table:table-cell>
          <table:table-cell table:style-name="ce69"/>
          <table:table-cell table:style-name="ce30" office:value-type="float" office:value="7010209" calcext:value-type="float">
            <text:p>701020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66" office:value-type="float" office:value="7010210" calcext:value-type="float">
            <text:p>7010210</text:p>
          </table:table-cell>
          <table:table-cell table:style-name="ce69" office:value-type="string" calcext:value-type="string">
            <text:p>SIKAT MANGKOK 3"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.JAYA</text:p>
          </table:table-cell>
          <table:table-cell table:style-name="ce69"/>
          <table:table-cell table:style-name="ce30" office:value-type="float" office:value="7010210" calcext:value-type="float">
            <text:p>701021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66" office:value-type="float" office:value="7010211" calcext:value-type="float">
            <text:p>7010211</text:p>
          </table:table-cell>
          <table:table-cell table:style-name="ce69" office:value-type="string" calcext:value-type="string">
            <text:p>SKRUP GYPSUM 6X1 ERDOS</text:p>
          </table:table-cell>
          <table:table-cell table:style-name="ce69" office:value-type="string" calcext:value-type="string">
            <text:p>KOTAK</text:p>
          </table:table-cell>
          <table:table-cell table:style-name="ce69" table:number-columns-repeated="2"/>
          <table:table-cell table:style-name="ce30" office:value-type="float" office:value="7010211" calcext:value-type="float">
            <text:p>70102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66" office:value-type="float" office:value="7010212" calcext:value-type="float">
            <text:p>7010212</text:p>
          </table:table-cell>
          <table:table-cell table:style-name="ce69" office:value-type="string" calcext:value-type="string">
            <text:p>SKRUP KUNING 10 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2" calcext:value-type="float">
            <text:p>701021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66" office:value-type="float" office:value="7010213" calcext:value-type="float">
            <text:p>7010213</text:p>
          </table:table-cell>
          <table:table-cell table:style-name="ce69" office:value-type="string" calcext:value-type="string">
            <text:p>SKRUP PUTIH 2”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3" calcext:value-type="float">
            <text:p>701021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66" office:value-type="float" office:value="7010214" calcext:value-type="float">
            <text:p>7010214</text:p>
          </table:table-cell>
          <table:table-cell table:style-name="ce69" office:value-type="string" calcext:value-type="string">
            <text:p>SKRUP PUTIH 3CM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4" calcext:value-type="float">
            <text:p>701021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66" office:value-type="float" office:value="7010215" calcext:value-type="float">
            <text:p>7010215</text:p>
          </table:table-cell>
          <table:table-cell table:style-name="ce69" office:value-type="string" calcext:value-type="string">
            <text:p>SOCK MATA SEKRUP GIPSUM <text:s/>BOSCH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5" calcext:value-type="float">
            <text:p>701021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66" office:value-type="float" office:value="7010216" calcext:value-type="float">
            <text:p>7010216</text:p>
          </table:table-cell>
          <table:table-cell table:style-name="ce69" office:value-type="string" calcext:value-type="string">
            <text:p>SOCK MATA SEKRUP GIPSUM <text:s/>STAMVIC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6" calcext:value-type="float">
            <text:p>701021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66" office:value-type="float" office:value="7010217" calcext:value-type="float">
            <text:p>7010217</text:p>
          </table:table-cell>
          <table:table-cell table:style-name="ce69" office:value-type="string" calcext:value-type="string">
            <text:p>SOCK MATA SEKRUP ROOFING 12" CHENG KE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7" calcext:value-type="float">
            <text:p>7010217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66" office:value-type="float" office:value="7010218" calcext:value-type="float">
            <text:p>7010218</text:p>
          </table:table-cell>
          <table:table-cell table:style-name="ce69" office:value-type="string" calcext:value-type="string">
            <text:p>SOCK MATA SEKRUP ROOFING 1 1/4'' SALARY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8" calcext:value-type="float">
            <text:p>7010218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66" office:value-type="float" office:value="7010219" calcext:value-type="float">
            <text:p>7010219</text:p>
          </table:table-cell>
          <table:table-cell table:style-name="ce69" office:value-type="string" calcext:value-type="string">
            <text:p>SOCK MATA SEKRUP ROOFING 1 1/4'' TANPA MERK</text:p>
          </table:table-cell>
          <table:table-cell table:style-name="ce69" office:value-type="string" calcext:value-type="string">
            <text:p>BUAH</text:p>
          </table:table-cell>
          <table:table-cell table:style-name="ce69" table:number-columns-repeated="2"/>
          <table:table-cell table:style-name="ce30" office:value-type="float" office:value="7010219" calcext:value-type="float">
            <text:p>701021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66" office:value-type="float" office:value="7010220" calcext:value-type="float">
            <text:p>7010220</text:p>
          </table:table-cell>
          <table:table-cell table:style-name="ce69" office:value-type="string" calcext:value-type="string">
            <text:p>TAMBANG  6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BELI RP.30.000/KG (1KG = 29M)</text:p>
          </table:table-cell>
          <table:table-cell table:style-name="ce30" office:value-type="float" office:value="7010220" calcext:value-type="float">
            <text:p>701022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66" office:value-type="float" office:value="7010221" calcext:value-type="float">
            <text:p>7010221</text:p>
          </table:table-cell>
          <table:table-cell table:style-name="ce69" office:value-type="string" calcext:value-type="string">
            <text:p>TAMBANG  8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FT</text:p>
          </table:table-cell>
          <table:table-cell table:style-name="ce69" office:value-type="string" calcext:value-type="string">
            <text:p>BELI RP.30.000/KG (1KG = 29M)</text:p>
          </table:table-cell>
          <table:table-cell table:style-name="ce30" office:value-type="float" office:value="7010221" calcext:value-type="float">
            <text:p>701022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66" office:value-type="float" office:value="7010222" calcext:value-type="float">
            <text:p>7010222</text:p>
          </table:table-cell>
          <table:table-cell table:style-name="ce69" office:value-type="string" calcext:value-type="string">
            <text:p>TAMBANG  10 MM TANPA MERK</text:p>
          </table:table-cell>
          <table:table-cell table:style-name="ce69" office:value-type="string" calcext:value-type="string">
            <text:p>METER</text:p>
          </table:table-cell>
          <table:table-cell table:style-name="ce69" office:value-type="string" calcext:value-type="string">
            <text:p>KBA</text:p>
          </table:table-cell>
          <table:table-cell table:style-name="ce69" office:value-type="string" calcext:value-type="string">
            <text:p>BELI RP.28.500/KG (1KG=29M)</text:p>
          </table:table-cell>
          <table:table-cell table:style-name="ce30" office:value-type="float" office:value="7010222" calcext:value-type="float">
            <text:p>701022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66" office:value-type="float" office:value="7010223" calcext:value-type="float">
            <text:p>7010223</text:p>
          </table:table-cell>
          <table:table-cell table:style-name="ce69" office:value-type="string" calcext:value-type="string">
            <text:p>TERPAL PLASTIK 2X3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 office:value-type="string" calcext:value-type="string">
            <text:p>22500</text:p>
          </table:table-cell>
          <table:table-cell table:style-name="ce30" office:value-type="float" office:value="7010223" calcext:value-type="float">
            <text:p>7010223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66" office:value-type="float" office:value="7010224" calcext:value-type="float">
            <text:p>7010224</text:p>
          </table:table-cell>
          <table:table-cell table:style-name="ce69" office:value-type="string" calcext:value-type="string">
            <text:p>TERPAL PLASTIK 6X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ANUGERAH JAYA</text:p>
          </table:table-cell>
          <table:table-cell table:style-name="ce69" office:value-type="string" calcext:value-type="string">
            <text:p>112800</text:p>
          </table:table-cell>
          <table:table-cell table:style-name="ce30" office:value-type="float" office:value="7010224" calcext:value-type="float">
            <text:p>701022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66" office:value-type="float" office:value="7010225" calcext:value-type="float">
            <text:p>7010225</text:p>
          </table:table-cell>
          <table:table-cell table:style-name="ce69" office:value-type="string" calcext:value-type="string">
            <text:p>TERPAL PLASTIK 3X4 TANPA MERK</text:p>
          </table:table-cell>
          <table:table-cell table:style-name="ce69" office:value-type="string" calcext:value-type="string">
            <text:p>BUAH</text:p>
          </table:table-cell>
          <table:table-cell table:style-name="ce69" office:value-type="string" calcext:value-type="string">
            <text:p>KASIH ABADI</text:p>
          </table:table-cell>
          <table:table-cell table:style-name="ce69" office:value-type="string" calcext:value-type="string">
            <text:p>45000</text:p>
          </table:table-cell>
          <table:table-cell table:style-name="ce30" office:value-type="float" office:value="7010225" calcext:value-type="float">
            <text:p>7010225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1047203">
          <table:table-cell table:number-columns-repeated="1024"/>
        </table:table-row>
        <table:table-row table:style-name="ro1">
          <table:table-cell/>
          <table:table-cell table:style-name="ce31"/>
          <table:table-cell table:number-columns-repeated="1022"/>
        </table:table-row>
        <calcext:conditional-formats>
          <calcext:conditional-format calcext:target-range-address="'Data Barang'.B1:'Data Barang'.B1048575">
            <calcext:condition calcext:apply-style-name="Untitled2" calcext:value="duplicate" calcext:base-cell-address="'Data Barang'.B1"/>
          </calcext:conditional-format>
          <calcext:conditional-format calcext:target-range-address="'Data Barang'.G17:'Data Barang'.G17">
            <calcext:condition calcext:apply-style-name="Untitled2" calcext:value="duplicate" calcext:base-cell-address="'Data Barang'.G17"/>
          </calcext:conditional-format>
        </calcext:conditional-formats>
      </table:table>
      <table:table table:name="Harga Beli Lama" table:style-name="ta1">
        <table:table-column table:style-name="co1" table:number-columns-repeated="2" table:default-cell-style-name="ce36"/>
        <table:table-column table:style-name="co39" table:default-cell-style-name="ce36"/>
        <table:table-column table:style-name="co1" table:number-columns-repeated="2" table:default-cell-style-name="ce36"/>
        <table:table-row table:style-name="ro3"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KODE BARANG</text:p>
          </table:table-cell>
          <table:table-cell table:style-name="ce62" office:value-type="string" calcext:value-type="string">
            <text:p>NAMA BARANG</text:p>
          </table:table-cell>
          <table:table-cell table:style-name="ce62" office:value-type="string" calcext:value-type="string">
            <text:p>HARGA JUAL</text:p>
          </table:table-cell>
          <table:table-cell table:style-name="ce62" office:value-type="string" calcext:value-type="string">
            <text:p>HARGA BELI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 CODE (AIR) <text:s text:c="2"/>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AFUR KERANJANG STANDAR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020001" calcext:value-type="float">
            <text:p>1020001</text:p>
          </table:table-cell>
          <table:table-cell office:value-type="string" calcext:value-type="string">
            <text:p>BAK CUCI PIRING  SBG ROYAL BUAH</text:p>
          </table:table-cell>
          <table:table-cell office:value-type="string" calcext:value-type="string">
            <text:p>350000</text:p>
          </table:table-cell>
          <table:table-cell office:value-type="string" calcext:value-type="string">
            <text:p>24900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020002" calcext:value-type="float">
            <text:p>1020002</text:p>
          </table:table-cell>
          <table:table-cell office:value-type="string" calcext:value-type="string">
            <text:p>BAK CUCI PIRING  55 CM TANPA MERK BUAH</text:p>
          </table:table-cell>
          <table:table-cell office:value-type="string" calcext:value-type="string">
            <text:p>130000</text:p>
          </table:table-cell>
          <table:table-cell office:value-type="string" calcext:value-type="string">
            <text:p>9000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20003" calcext:value-type="float">
            <text:p>1020003</text:p>
          </table:table-cell>
          <table:table-cell office:value-type="string" calcext:value-type="string">
            <text:p>BAK CUCI PIRING  100 CM WAREN BUAH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145000</text:p>
          </table:table-cell>
        </table:table-row>
        <table:table-row table:style-name="ro3">
          <table:table-cell office:value-type="float" office:value="1349" calcext:value-type="float">
            <text:p>1349</text:p>
          </table:table-cell>
          <table:table-cell office:value-type="float" office:value="1020004" calcext:value-type="float">
            <text:p>1020004</text:p>
          </table:table-cell>
          <table:table-cell office:value-type="string" calcext:value-type="string">
            <text:p>BAK MANDI KOTAK POLOS 55X55X60 TANPA MERK BUAH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020005" calcext:value-type="float">
            <text:p>1020005</text:p>
          </table:table-cell>
          <table:table-cell office:value-type="string" calcext:value-type="string">
            <text:p>BAK MANDI OVAL 60 CM TANPA MERK BUAH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19500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020006" calcext:value-type="float">
            <text:p>1020006</text:p>
          </table:table-cell>
          <table:table-cell office:value-type="string" calcext:value-type="string">
            <text:p>BAK MANDI OVAL 1 55 CM TANPA MERK BUAH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15250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020007" calcext:value-type="float">
            <text:p>1020007</text:p>
          </table:table-cell>
          <table:table-cell office:value-type="string" calcext:value-type="string">
            <text:p>BAK MANDI OVAL 2 55 CM TANPA MERK BUAH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16500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020008" calcext:value-type="float">
            <text:p>1020008</text:p>
          </table:table-cell>
          <table:table-cell office:value-type="string" calcext:value-type="string">
            <text:p>BALL VALVE   PVC 1/2" HPP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020009" calcext:value-type="float">
            <text:p>1020009</text:p>
          </table:table-cell>
          <table:table-cell office:value-type="string" calcext:value-type="string">
            <text:p>BALL VALVE  KUNINGAN 1'' CHINA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020010" calcext:value-type="float">
            <text:p>1020010</text:p>
          </table:table-cell>
          <table:table-cell office:value-type="string" calcext:value-type="string">
            <text:p>BALL VALVE  KUNINGAN 1" ONDA BUAH</text:p>
          </table:table-cell>
          <table:table-cell office:value-type="string" calcext:value-type="string">
            <text:p>120000</text:p>
          </table:table-cell>
          <table:table-cell office:value-type="string" calcext:value-type="string">
            <text:p>9468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20011" calcext:value-type="float">
            <text:p>1020011</text:p>
          </table:table-cell>
          <table:table-cell office:value-type="string" calcext:value-type="string">
            <text:p>BALL VALVE  KUNINGAN 3/4" ONDA BUAH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6018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020012" calcext:value-type="float">
            <text:p>1020012</text:p>
          </table:table-cell>
          <table:table-cell office:value-type="string" calcext:value-type="string">
            <text:p>BALL VALVE  KUNINGAN 1/2'' ONDA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20013" calcext:value-type="float">
            <text:p>1020013</text:p>
          </table:table-cell>
          <table:table-cell office:value-type="string" calcext:value-type="string">
            <text:p>BALL VALVE  PVC 1" CISAL BUAH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1300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020014" calcext:value-type="float">
            <text:p>1020014</text:p>
          </table:table-cell>
          <table:table-cell office:value-type="string" calcext:value-type="string">
            <text:p>BALL VALVE  PVC 3/4" HPP BUAH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20015" calcext:value-type="float">
            <text:p>1020015</text:p>
          </table:table-cell>
          <table:table-cell office:value-type="string" calcext:value-type="string">
            <text:p>BALL VALVE  PVC 1/2" ONDA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9075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020016" calcext:value-type="float">
            <text:p>1020016</text:p>
          </table:table-cell>
          <table:table-cell office:value-type="string" calcext:value-type="string">
            <text:p>BALL VALVE  PVC 3/4" ONDA BUAH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1320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020017" calcext:value-type="float">
            <text:p>1020017</text:p>
          </table:table-cell>
          <table:table-cell office:value-type="string" calcext:value-type="string">
            <text:p>BALL VALVE  PVC 1'' OND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020018" calcext:value-type="float">
            <text:p>1020018</text:p>
          </table:table-cell>
          <table:table-cell office:value-type="string" calcext:value-type="string">
            <text:p>BALL VALVE CHROOM 1" MJP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020019" calcext:value-type="float">
            <text:p>1020019</text:p>
          </table:table-cell>
          <table:table-cell office:value-type="string" calcext:value-type="string">
            <text:p>BALL VALVE PVC DRAT- 1/2" ROYAL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30001" calcext:value-type="float">
            <text:p>1030001</text:p>
          </table:table-cell>
          <table:table-cell office:value-type="string" calcext:value-type="string">
            <text:p>CLEAN OUT 2'' S.RISE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303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030002" calcext:value-type="float">
            <text:p>1030002</text:p>
          </table:table-cell>
          <table:table-cell office:value-type="string" calcext:value-type="string">
            <text:p>CLEAN OUT 4'' S.RISE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004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030003" calcext:value-type="float">
            <text:p>1030003</text:p>
          </table:table-cell>
          <table:table-cell office:value-type="string" calcext:value-type="string">
            <text:p>CLOSET JONGKOK STANDAR ALINDO BUAH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7800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40001" calcext:value-type="float">
            <text:p>1040001</text:p>
          </table:table-cell>
          <table:table-cell office:value-type="string" calcext:value-type="string">
            <text:p>DOP DRAT 1/2" SUNRISE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60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040002" calcext:value-type="float">
            <text:p>1040002</text:p>
          </table:table-cell>
          <table:table-cell office:value-type="string" calcext:value-type="string">
            <text:p>DOP DRAT 3/4" SUNRISE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84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40003" calcext:value-type="float">
            <text:p>1040003</text:p>
          </table:table-cell>
          <table:table-cell office:value-type="string" calcext:value-type="string">
            <text:p>DOP DRAT 1'' SUNRISE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040004" calcext:value-type="float">
            <text:p>1040004</text:p>
          </table:table-cell>
          <table:table-cell office:value-type="string" calcext:value-type="string">
            <text:p>DOP DRAT 1 1/4" SUNRISE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40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040005" calcext:value-type="float">
            <text:p>1040005</text:p>
          </table:table-cell>
          <table:table-cell office:value-type="string" calcext:value-type="string">
            <text:p>DOP DRAT 1 1/2" SUNRISE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56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040006" calcext:value-type="float">
            <text:p>1040006</text:p>
          </table:table-cell>
          <table:table-cell office:value-type="string" calcext:value-type="string">
            <text:p>DOP PVC POLOS 2'' RUCIKA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420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40007" calcext:value-type="float">
            <text:p>1040007</text:p>
          </table:table-cell>
          <table:table-cell office:value-type="string" calcext:value-type="string">
            <text:p>DOP PVC POLOS 1/2" RUCIKA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48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40008" calcext:value-type="float">
            <text:p>1040008</text:p>
          </table:table-cell>
          <table:table-cell office:value-type="string" calcext:value-type="string">
            <text:p>DOP PVC POLOS 1 SUNRISE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62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40009" calcext:value-type="float">
            <text:p>1040009</text:p>
          </table:table-cell>
          <table:table-cell office:value-type="string" calcext:value-type="string">
            <text:p>DOP PVC POLOS 1 1/4" SUNRISE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32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40010" calcext:value-type="float">
            <text:p>1040010</text:p>
          </table:table-cell>
          <table:table-cell office:value-type="string" calcext:value-type="string">
            <text:p>DOP PVC POLOS 1 1/2" SUNRISE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33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40011" calcext:value-type="float">
            <text:p>1040011</text:p>
          </table:table-cell>
          <table:table-cell office:value-type="string" calcext:value-type="string">
            <text:p>DOP PVC POLOS 2'' SUNRISE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84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40012" calcext:value-type="float">
            <text:p>1040012</text:p>
          </table:table-cell>
          <table:table-cell office:value-type="string" calcext:value-type="string">
            <text:p>DOP PVC POLOS 2 1/2" SUNRISE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87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040013" calcext:value-type="float">
            <text:p>1040013</text:p>
          </table:table-cell>
          <table:table-cell office:value-type="string" calcext:value-type="string">
            <text:p>DOP PVC POLOS 3'' SUNRISE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91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040014" calcext:value-type="float">
            <text:p>1040014</text:p>
          </table:table-cell>
          <table:table-cell office:value-type="string" calcext:value-type="string">
            <text:p>DOP PVC POLOS 4'' SUNRISE BUAH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372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040015" calcext:value-type="float">
            <text:p>1040015</text:p>
          </table:table-cell>
          <table:table-cell office:value-type="string" calcext:value-type="string">
            <text:p>DOP PVC POLOS 3/4" TANPA MERK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76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040016" calcext:value-type="float">
            <text:p>1040016</text:p>
          </table:table-cell>
          <table:table-cell office:value-type="string" calcext:value-type="string">
            <text:p>DOUBLE NAPLE 1/2" ONDA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843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40017" calcext:value-type="float">
            <text:p>1040017</text:p>
          </table:table-cell>
          <table:table-cell office:value-type="string" calcext:value-type="string">
            <text:p>DOUBLE NAPLE 1/2" 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040018" calcext:value-type="float">
            <text:p>1040018</text:p>
          </table:table-cell>
          <table:table-cell office:value-type="string" calcext:value-type="string">
            <text:p>DOUBLE NAPLE 1/2" 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060001" calcext:value-type="float">
            <text:p>1060001</text:p>
          </table:table-cell>
          <table:table-cell office:value-type="string" calcext:value-type="string">
            <text:p>F- KNEE D 1 1/2"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238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060002" calcext:value-type="float">
            <text:p>1060002</text:p>
          </table:table-cell>
          <table:table-cell office:value-type="string" calcext:value-type="string">
            <text:p>F- KNEE D 2" RUCIKA BUAH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412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60003" calcext:value-type="float">
            <text:p>1060003</text:p>
          </table:table-cell>
          <table:table-cell office:value-type="string" calcext:value-type="string">
            <text:p>F- KNEE D 2 1/2" RUCIKA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684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060004" calcext:value-type="float">
            <text:p>1060004</text:p>
          </table:table-cell>
          <table:table-cell office:value-type="string" calcext:value-type="string">
            <text:p>F- KNEE D 3" RUCIKA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990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60005" calcext:value-type="float">
            <text:p>1060005</text:p>
          </table:table-cell>
          <table:table-cell office:value-type="string" calcext:value-type="string">
            <text:p>F- KNEE D 4" RUCIKA BUAH</text:p>
          </table:table-cell>
          <table:table-cell office:value-type="string" calcext:value-type="string">
            <text:p>27000</text:p>
          </table:table-cell>
          <table:table-cell office:value-type="string" calcext:value-type="string">
            <text:p>2014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060006" calcext:value-type="float">
            <text:p>1060006</text:p>
          </table:table-cell>
          <table:table-cell office:value-type="string" calcext:value-type="string">
            <text:p>F- KNEE D 1 1/4"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78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60007" calcext:value-type="float">
            <text:p>1060007</text:p>
          </table:table-cell>
          <table:table-cell office:value-type="string" calcext:value-type="string">
            <text:p>F-KNEE 1/2" RUCIKA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27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060008" calcext:value-type="float">
            <text:p>1060008</text:p>
          </table:table-cell>
          <table:table-cell office:value-type="string" calcext:value-type="string">
            <text:p>F-KNEE 3/4" RUCIKA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060009" calcext:value-type="float">
            <text:p>1060009</text:p>
          </table:table-cell>
          <table:table-cell office:value-type="string" calcext:value-type="string">
            <text:p>F-KNEE 1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67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060010" calcext:value-type="float">
            <text:p>1060010</text:p>
          </table:table-cell>
          <table:table-cell office:value-type="string" calcext:value-type="string">
            <text:p>F-KNEE 1 1/4" RUCIKA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476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060011" calcext:value-type="float">
            <text:p>1060011</text:p>
          </table:table-cell>
          <table:table-cell office:value-type="string" calcext:value-type="string">
            <text:p>F-KNEE 1/2 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060012" calcext:value-type="float">
            <text:p>1060012</text:p>
          </table:table-cell>
          <table:table-cell office:value-type="string" calcext:value-type="string">
            <text:p>F-KNEE 3/4''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60013" calcext:value-type="float">
            <text:p>1060013</text:p>
          </table:table-cell>
          <table:table-cell office:value-type="string" calcext:value-type="string">
            <text:p>F-KNEE 1''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60014" calcext:value-type="float">
            <text:p>1060014</text:p>
          </table:table-cell>
          <table:table-cell office:value-type="string" calcext:value-type="string">
            <text:p>F-KNEE 1 1/4"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060015" calcext:value-type="float">
            <text:p>1060015</text:p>
          </table:table-cell>
          <table:table-cell office:value-type="string" calcext:value-type="string">
            <text:p>F-KNEE 1,5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060016" calcext:value-type="float">
            <text:p>1060016</text:p>
          </table:table-cell>
          <table:table-cell office:value-type="string" calcext:value-type="string">
            <text:p>F-KNEE 2''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60017" calcext:value-type="float">
            <text:p>1060017</text:p>
          </table:table-cell>
          <table:table-cell office:value-type="string" calcext:value-type="string">
            <text:p>F-KNEE 2 1/2''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60018" calcext:value-type="float">
            <text:p>1060018</text:p>
          </table:table-cell>
          <table:table-cell office:value-type="string" calcext:value-type="string">
            <text:p>F-KNEE 3 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677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060019" calcext:value-type="float">
            <text:p>1060019</text:p>
          </table:table-cell>
          <table:table-cell office:value-type="string" calcext:value-type="string">
            <text:p>F-KNEE 4 TANPA MERK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806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60020" calcext:value-type="float">
            <text:p>1060020</text:p>
          </table:table-cell>
          <table:table-cell office:value-type="string" calcext:value-type="string">
            <text:p>F-KNEE 5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060021" calcext:value-type="float">
            <text:p>1060021</text:p>
          </table:table-cell>
          <table:table-cell office:value-type="string" calcext:value-type="string">
            <text:p>F-KNEE 6 TANPA MERK BUAH</text:p>
          </table:table-cell>
          <table:table-cell office:value-type="string" calcext:value-type="string">
            <text:p>3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060022" calcext:value-type="float">
            <text:p>1060022</text:p>
          </table:table-cell>
          <table:table-cell office:value-type="string" calcext:value-type="string">
            <text:p>F-KNEE DRAT DALAM 1/2''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7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60023" calcext:value-type="float">
            <text:p>1060023</text:p>
          </table:table-cell>
          <table:table-cell office:value-type="string" calcext:value-type="string">
            <text:p>F-KNEE DRAT DALAM 1/2''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060024" calcext:value-type="float">
            <text:p>1060024</text:p>
          </table:table-cell>
          <table:table-cell office:value-type="string" calcext:value-type="string">
            <text:p>F-KNEE DRAT DALAM 3/4''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288" calcext:value-type="float">
            <text:p>1288</text:p>
          </table:table-cell>
          <table:table-cell office:value-type="float" office:value="1060025" calcext:value-type="float">
            <text:p>1060025</text:p>
          </table:table-cell>
          <table:table-cell office:value-type="string" calcext:value-type="string">
            <text:p>F-KNEE DRAT DALAM KUNINGAN 1/2'' RUCIKA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060026" calcext:value-type="float">
            <text:p>1060026</text:p>
          </table:table-cell>
          <table:table-cell office:value-type="string" calcext:value-type="string">
            <text:p>F-SDD 1/2"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02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60027" calcext:value-type="float">
            <text:p>1060027</text:p>
          </table:table-cell>
          <table:table-cell office:value-type="string" calcext:value-type="string">
            <text:p>F-SDD 3/4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153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60028" calcext:value-type="float">
            <text:p>1060028</text:p>
          </table:table-cell>
          <table:table-cell office:value-type="string" calcext:value-type="string">
            <text:p>F-SDD 1" RUCIKA BUAH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250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60029" calcext:value-type="float">
            <text:p>1060029</text:p>
          </table:table-cell>
          <table:table-cell office:value-type="string" calcext:value-type="string">
            <text:p>F-SDD 1 1/4"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391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60030" calcext:value-type="float">
            <text:p>1060030</text:p>
          </table:table-cell>
          <table:table-cell office:value-type="string" calcext:value-type="string">
            <text:p>F-SDD 1/2" TANPA MERK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60031" calcext:value-type="float">
            <text:p>1060031</text:p>
          </table:table-cell>
          <table:table-cell office:value-type="string" calcext:value-type="string">
            <text:p>F-SDD 3/4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60032" calcext:value-type="float">
            <text:p>1060032</text:p>
          </table:table-cell>
          <table:table-cell office:value-type="string" calcext:value-type="string">
            <text:p>F-SDD 1"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60033" calcext:value-type="float">
            <text:p>1060033</text:p>
          </table:table-cell>
          <table:table-cell office:value-type="string" calcext:value-type="string">
            <text:p>F-SDD 1 1/4"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060034" calcext:value-type="float">
            <text:p>1060034</text:p>
          </table:table-cell>
          <table:table-cell office:value-type="string" calcext:value-type="string">
            <text:p>F-SDD 1,5 TANPA MERK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060035" calcext:value-type="float">
            <text:p>1060035</text:p>
          </table:table-cell>
          <table:table-cell office:value-type="string" calcext:value-type="string">
            <text:p>F-SDD 2''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060036" calcext:value-type="float">
            <text:p>1060036</text:p>
          </table:table-cell>
          <table:table-cell office:value-type="string" calcext:value-type="string">
            <text:p>F-SDD 2 1/2" TANPA MERK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060037" calcext:value-type="float">
            <text:p>1060037</text:p>
          </table:table-cell>
          <table:table-cell office:value-type="string" calcext:value-type="string">
            <text:p>F-SDD KUNINGAN 1/2'' RUCIKA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60038" calcext:value-type="float">
            <text:p>1060038</text:p>
          </table:table-cell>
          <table:table-cell office:value-type="string" calcext:value-type="string">
            <text:p>F-SDL 1/2"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67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060039" calcext:value-type="float">
            <text:p>1060039</text:p>
          </table:table-cell>
          <table:table-cell office:value-type="string" calcext:value-type="string">
            <text:p>F-SDL 3/4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06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60040" calcext:value-type="float">
            <text:p>1060040</text:p>
          </table:table-cell>
          <table:table-cell office:value-type="string" calcext:value-type="string">
            <text:p>F-SDL 1" RUCIKA BUAH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283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60041" calcext:value-type="float">
            <text:p>1060041</text:p>
          </table:table-cell>
          <table:table-cell office:value-type="string" calcext:value-type="string">
            <text:p>F-SDL 1 1/4"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471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060042" calcext:value-type="float">
            <text:p>1060042</text:p>
          </table:table-cell>
          <table:table-cell office:value-type="string" calcext:value-type="string">
            <text:p>F-SDL 1/2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60043" calcext:value-type="float">
            <text:p>1060043</text:p>
          </table:table-cell>
          <table:table-cell office:value-type="string" calcext:value-type="string">
            <text:p>F-SDL 3/4"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60044" calcext:value-type="float">
            <text:p>1060044</text:p>
          </table:table-cell>
          <table:table-cell office:value-type="string" calcext:value-type="string">
            <text:p>F-SDL 1"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060045" calcext:value-type="float">
            <text:p>1060045</text:p>
          </table:table-cell>
          <table:table-cell office:value-type="string" calcext:value-type="string">
            <text:p>F-SDL 1 1/4"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60046" calcext:value-type="float">
            <text:p>1060046</text:p>
          </table:table-cell>
          <table:table-cell office:value-type="string" calcext:value-type="string">
            <text:p>F-SDL 1,5 TANPA MERK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060047" calcext:value-type="float">
            <text:p>1060047</text:p>
          </table:table-cell>
          <table:table-cell office:value-type="string" calcext:value-type="string">
            <text:p>F-SDL 2''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060048" calcext:value-type="float">
            <text:p>1060048</text:p>
          </table:table-cell>
          <table:table-cell office:value-type="string" calcext:value-type="string">
            <text:p>F-SOCKET 1/2" RUCIKA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06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060049" calcext:value-type="float">
            <text:p>1060049</text:p>
          </table:table-cell>
          <table:table-cell office:value-type="string" calcext:value-type="string">
            <text:p>F-SOCKET 3/4" RUCIKA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40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060050" calcext:value-type="float">
            <text:p>1060050</text:p>
          </table:table-cell>
          <table:table-cell office:value-type="string" calcext:value-type="string">
            <text:p>F-SOCKET 1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12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60051" calcext:value-type="float">
            <text:p>1060051</text:p>
          </table:table-cell>
          <table:table-cell office:value-type="string" calcext:value-type="string">
            <text:p>F-SOCKET 1 1/4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110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60052" calcext:value-type="float">
            <text:p>1060052</text:p>
          </table:table-cell>
          <table:table-cell office:value-type="string" calcext:value-type="string">
            <text:p>F-SOCKET 3" RUCIKA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82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60053" calcext:value-type="float">
            <text:p>1060053</text:p>
          </table:table-cell>
          <table:table-cell office:value-type="string" calcext:value-type="string">
            <text:p>F-SOCKET 1/2 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060054" calcext:value-type="float">
            <text:p>1060054</text:p>
          </table:table-cell>
          <table:table-cell office:value-type="string" calcext:value-type="string">
            <text:p>F-SOCKET 3/4''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060055" calcext:value-type="float">
            <text:p>1060055</text:p>
          </table:table-cell>
          <table:table-cell office:value-type="string" calcext:value-type="string">
            <text:p>F-SOCKET 1''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60056" calcext:value-type="float">
            <text:p>1060056</text:p>
          </table:table-cell>
          <table:table-cell office:value-type="string" calcext:value-type="string">
            <text:p>F-SOCKET 1 1/4"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060057" calcext:value-type="float">
            <text:p>1060057</text:p>
          </table:table-cell>
          <table:table-cell office:value-type="string" calcext:value-type="string">
            <text:p>F-SOCKET 1,5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60058" calcext:value-type="float">
            <text:p>1060058</text:p>
          </table:table-cell>
          <table:table-cell office:value-type="string" calcext:value-type="string">
            <text:p>F-SOCKET 2''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60059" calcext:value-type="float">
            <text:p>1060059</text:p>
          </table:table-cell>
          <table:table-cell office:value-type="string" calcext:value-type="string">
            <text:p>F-SOCKET 2 1/2''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060060" calcext:value-type="float">
            <text:p>1060060</text:p>
          </table:table-cell>
          <table:table-cell office:value-type="string" calcext:value-type="string">
            <text:p>F-SOCKET 3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269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060061" calcext:value-type="float">
            <text:p>1060061</text:p>
          </table:table-cell>
          <table:table-cell office:value-type="string" calcext:value-type="string">
            <text:p>F-SOCKET 4 TANPA MER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60062" calcext:value-type="float">
            <text:p>1060062</text:p>
          </table:table-cell>
          <table:table-cell office:value-type="string" calcext:value-type="string">
            <text:p>F-SOCKET 5 TANPA MERK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60063" calcext:value-type="float">
            <text:p>1060063</text:p>
          </table:table-cell>
          <table:table-cell office:value-type="string" calcext:value-type="string">
            <text:p>F-SOCKET 6 TANPA MERK BUAH</text:p>
          </table:table-cell>
          <table:table-cell office:value-type="string" calcext:value-type="string">
            <text:p>2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060064" calcext:value-type="float">
            <text:p>1060064</text:p>
          </table:table-cell>
          <table:table-cell office:value-type="string" calcext:value-type="string">
            <text:p>F-TEE 1/2"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74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060065" calcext:value-type="float">
            <text:p>1060065</text:p>
          </table:table-cell>
          <table:table-cell office:value-type="string" calcext:value-type="string">
            <text:p>F-TEE 3/4"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42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60066" calcext:value-type="float">
            <text:p>1060066</text:p>
          </table:table-cell>
          <table:table-cell office:value-type="string" calcext:value-type="string">
            <text:p>F-TEE 1"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399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60067" calcext:value-type="float">
            <text:p>1060067</text:p>
          </table:table-cell>
          <table:table-cell office:value-type="string" calcext:value-type="string">
            <text:p>F-TEE 1/2 "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20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060068" calcext:value-type="float">
            <text:p>1060068</text:p>
          </table:table-cell>
          <table:table-cell office:value-type="string" calcext:value-type="string">
            <text:p>F-TEE 3/4''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31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60069" calcext:value-type="float">
            <text:p>1060069</text:p>
          </table:table-cell>
          <table:table-cell office:value-type="string" calcext:value-type="string">
            <text:p>F-TEE 1'' TANPA MERK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87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060070" calcext:value-type="float">
            <text:p>1060070</text:p>
          </table:table-cell>
          <table:table-cell office:value-type="string" calcext:value-type="string">
            <text:p>F-TEE 1 1/4"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59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60071" calcext:value-type="float">
            <text:p>1060071</text:p>
          </table:table-cell>
          <table:table-cell office:value-type="string" calcext:value-type="string">
            <text:p>F-TEE 1 1/2" TANPA MER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4244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60072" calcext:value-type="float">
            <text:p>1060072</text:p>
          </table:table-cell>
          <table:table-cell office:value-type="string" calcext:value-type="string">
            <text:p>F-TEE 2'' TANPA MERK BUAH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725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060073" calcext:value-type="float">
            <text:p>1060073</text:p>
          </table:table-cell>
          <table:table-cell office:value-type="string" calcext:value-type="string">
            <text:p>F-TEE 2 1/2'' TANPA MERK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1138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60074" calcext:value-type="float">
            <text:p>1060074</text:p>
          </table:table-cell>
          <table:table-cell office:value-type="string" calcext:value-type="string">
            <text:p>F-TEE 3 TANPA MERK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60075" calcext:value-type="float">
            <text:p>1060075</text:p>
          </table:table-cell>
          <table:table-cell office:value-type="string" calcext:value-type="string">
            <text:p>F-TEE 4 TANPA MERK BUAH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060076" calcext:value-type="float">
            <text:p>1060076</text:p>
          </table:table-cell>
          <table:table-cell office:value-type="string" calcext:value-type="string">
            <text:p>F-TEE 5 TANPA MERK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060077" calcext:value-type="float">
            <text:p>1060077</text:p>
          </table:table-cell>
          <table:table-cell office:value-type="string" calcext:value-type="string">
            <text:p>F-TEE 6 TANPA MERK BUAH</text:p>
          </table:table-cell>
          <table:table-cell office:value-type="string" calcext:value-type="string">
            <text:p>3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60078" calcext:value-type="float">
            <text:p>1060078</text:p>
          </table:table-cell>
          <table:table-cell office:value-type="string" calcext:value-type="string">
            <text:p>F-TEE D 2" RUCIKA BUAH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544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060079" calcext:value-type="float">
            <text:p>1060079</text:p>
          </table:table-cell>
          <table:table-cell office:value-type="string" calcext:value-type="string">
            <text:p>F-TEE D 2 1/2" RUCIKA BUAH</text:p>
          </table:table-cell>
          <table:table-cell office:value-type="string" calcext:value-type="string">
            <text:p>13000</text:p>
          </table:table-cell>
          <table:table-cell office:value-type="string" calcext:value-type="string">
            <text:p>986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060080" calcext:value-type="float">
            <text:p>1060080</text:p>
          </table:table-cell>
          <table:table-cell office:value-type="string" calcext:value-type="string">
            <text:p>F-TEE D 3" RUCIK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534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60081" calcext:value-type="float">
            <text:p>1060081</text:p>
          </table:table-cell>
          <table:table-cell office:value-type="string" calcext:value-type="string">
            <text:p>F-TEE D 4" RUCIKA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2669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60082" calcext:value-type="float">
            <text:p>1060082</text:p>
          </table:table-cell>
          <table:table-cell office:value-type="string" calcext:value-type="string">
            <text:p>F-TEE DRAT DALAM 1/2''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60083" calcext:value-type="float">
            <text:p>1060083</text:p>
          </table:table-cell>
          <table:table-cell office:value-type="string" calcext:value-type="string">
            <text:p>F-TEE DRAT DALAM 3/4''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float" office:value="1060084" calcext:value-type="float">
            <text:p>1060084</text:p>
          </table:table-cell>
          <table:table-cell office:value-type="string" calcext:value-type="string">
            <text:p>F-TEE DRAT DALAM KUNINGAN 1/2 " TANPA MERK BUAH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60085" calcext:value-type="float">
            <text:p>1060085</text:p>
          </table:table-cell>
          <table:table-cell office:value-type="string" calcext:value-type="string">
            <text:p>F-VLOK SOCK 1/2X3/4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44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60086" calcext:value-type="float">
            <text:p>1060086</text:p>
          </table:table-cell>
          <table:table-cell office:value-type="string" calcext:value-type="string">
            <text:p>F-VLOK SOCK 1/2X1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48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60087" calcext:value-type="float">
            <text:p>1060087</text:p>
          </table:table-cell>
          <table:table-cell office:value-type="string" calcext:value-type="string">
            <text:p>F-VLOK SOCK 3/4X1 RUCIKA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91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60088" calcext:value-type="float">
            <text:p>1060088</text:p>
          </table:table-cell>
          <table:table-cell office:value-type="string" calcext:value-type="string">
            <text:p>F-VLOK SOCK 1X11/4 RUCIKA BUAH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301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60089" calcext:value-type="float">
            <text:p>1060089</text:p>
          </table:table-cell>
          <table:table-cell office:value-type="string" calcext:value-type="string">
            <text:p>F-VLOK SOCK 1X11/2 RUCIKA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060090" calcext:value-type="float">
            <text:p>1060090</text:p>
          </table:table-cell>
          <table:table-cell office:value-type="string" calcext:value-type="string">
            <text:p>F-VLOK SOCK 1X2 RUCIKA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60091" calcext:value-type="float">
            <text:p>1060091</text:p>
          </table:table-cell>
          <table:table-cell office:value-type="string" calcext:value-type="string">
            <text:p>F-VLOK SOCK 11/4X11/2 RUCIKA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060092" calcext:value-type="float">
            <text:p>1060092</text:p>
          </table:table-cell>
          <table:table-cell office:value-type="string" calcext:value-type="string">
            <text:p>F-VLOK SOCK 11/2X2 RUCIKA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060093" calcext:value-type="float">
            <text:p>1060093</text:p>
          </table:table-cell>
          <table:table-cell office:value-type="string" calcext:value-type="string">
            <text:p>F-VLOK SOCK 11/2X21/2 RUCIKA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60094" calcext:value-type="float">
            <text:p>1060094</text:p>
          </table:table-cell>
          <table:table-cell office:value-type="string" calcext:value-type="string">
            <text:p>F-VLOK SOCK 2X3 RUCIKA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60095" calcext:value-type="float">
            <text:p>1060095</text:p>
          </table:table-cell>
          <table:table-cell office:value-type="string" calcext:value-type="string">
            <text:p>F-VLOK SOCK 3X4 RUCIKA BUAH</text:p>
          </table:table-cell>
          <table:table-cell office:value-type="string" calcext:value-type="string">
            <text:p>1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60096" calcext:value-type="float">
            <text:p>1060096</text:p>
          </table:table-cell>
          <table:table-cell office:value-type="string" calcext:value-type="string">
            <text:p>F-VLOK SOCK 11/4X1/2 RUCIKA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60097" calcext:value-type="float">
            <text:p>1060097</text:p>
          </table:table-cell>
          <table:table-cell office:value-type="string" calcext:value-type="string">
            <text:p>F-VLOK SOCK 1/2X3/4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60098" calcext:value-type="float">
            <text:p>1060098</text:p>
          </table:table-cell>
          <table:table-cell office:value-type="string" calcext:value-type="string">
            <text:p>F-VLOK SOCK 1/2X1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60099" calcext:value-type="float">
            <text:p>1060099</text:p>
          </table:table-cell>
          <table:table-cell office:value-type="string" calcext:value-type="string">
            <text:p>F-VLOK SOCK 3/4X1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060100" calcext:value-type="float">
            <text:p>1060100</text:p>
          </table:table-cell>
          <table:table-cell office:value-type="string" calcext:value-type="string">
            <text:p>F-VLOK SOCK 2 1/2 X 4 TANPA MERK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60101" calcext:value-type="float">
            <text:p>1060101</text:p>
          </table:table-cell>
          <table:table-cell office:value-type="string" calcext:value-type="string">
            <text:p>F-VLOK SOCK 1X11/2 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060102" calcext:value-type="float">
            <text:p>1060102</text:p>
          </table:table-cell>
          <table:table-cell office:value-type="string" calcext:value-type="string">
            <text:p>F-VLOK SOCK 2 1/2 X 3 TANPA MERK BUAH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060103" calcext:value-type="float">
            <text:p>1060103</text:p>
          </table:table-cell>
          <table:table-cell office:value-type="string" calcext:value-type="string">
            <text:p>F-VLOK SOCK 11/4X11/2 TANPA MERK BUAH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60104" calcext:value-type="float">
            <text:p>1060104</text:p>
          </table:table-cell>
          <table:table-cell office:value-type="string" calcext:value-type="string">
            <text:p>F-VLOK SOCK 11/2X2 TANPA MERK BUAH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60105" calcext:value-type="float">
            <text:p>1060105</text:p>
          </table:table-cell>
          <table:table-cell office:value-type="string" calcext:value-type="string">
            <text:p>F-VLOK SOCK 11/2X21/2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60106" calcext:value-type="float">
            <text:p>1060106</text:p>
          </table:table-cell>
          <table:table-cell office:value-type="string" calcext:value-type="string">
            <text:p>F-VLOK SOCK 2X3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060107" calcext:value-type="float">
            <text:p>1060107</text:p>
          </table:table-cell>
          <table:table-cell office:value-type="string" calcext:value-type="string">
            <text:p>F-VLOK SOCK 2 X 4 TANPA MERK BUAH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60108" calcext:value-type="float">
            <text:p>1060108</text:p>
          </table:table-cell>
          <table:table-cell office:value-type="string" calcext:value-type="string">
            <text:p>F-VLOK SOCK 3 X 4 TANPA MERK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060109" calcext:value-type="float">
            <text:p>1060109</text:p>
          </table:table-cell>
          <table:table-cell office:value-type="string" calcext:value-type="string">
            <text:p>F-VLOK SOCK 1 1/2 X 3 TANPA MER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060110" calcext:value-type="float">
            <text:p>1060110</text:p>
          </table:table-cell>
          <table:table-cell office:value-type="string" calcext:value-type="string">
            <text:p>F-VLOK SOCK 1 1/2 X 4 TANPA MERK BUAH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60111" calcext:value-type="float">
            <text:p>1060111</text:p>
          </table:table-cell>
          <table:table-cell office:value-type="string" calcext:value-type="string">
            <text:p>F-VLOK SOCK 2 X 2 1/2 TANPA MERK BUAH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60112" calcext:value-type="float">
            <text:p>1060112</text:p>
          </table:table-cell>
          <table:table-cell office:value-type="string" calcext:value-type="string">
            <text:p>F.KDD NO MERK 1/2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1060113" calcext:value-type="float">
            <text:p>1060113</text:p>
          </table:table-cell>
          <table:table-cell office:value-type="string" calcext:value-type="string">
            <text:p>FITTING CROME EPS 1/2" X 1/2" ONDA 3 CM PANJANG  BUAH</text:p>
          </table:table-cell>
          <table:table-cell office:value-type="string" calcext:value-type="string">
            <text:p>24000</text:p>
          </table:table-cell>
          <table:table-cell office:value-type="string" calcext:value-type="string">
            <text:p>1576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60114" calcext:value-type="float">
            <text:p>1060114</text:p>
          </table:table-cell>
          <table:table-cell office:value-type="string" calcext:value-type="string">
            <text:p>FLEXIBLE HOSE 60 CM HONSU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60115" calcext:value-type="float">
            <text:p>1060115</text:p>
          </table:table-cell>
          <table:table-cell office:value-type="string" calcext:value-type="string">
            <text:p>FLEXIBLE HOSE 30 CM ONDA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1504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60116" calcext:value-type="float">
            <text:p>1060116</text:p>
          </table:table-cell>
          <table:table-cell office:value-type="string" calcext:value-type="string">
            <text:p>FLEXIBLE HOSE 40 CM ONDA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16494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60117" calcext:value-type="float">
            <text:p>1060117</text:p>
          </table:table-cell>
          <table:table-cell office:value-type="string" calcext:value-type="string">
            <text:p>FLEXIBLE HOSE 50 CM ONDA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1921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060118" calcext:value-type="float">
            <text:p>1060118</text:p>
          </table:table-cell>
          <table:table-cell office:value-type="string" calcext:value-type="string">
            <text:p>FLEXIBLE HOSE 60 CM ONDA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2374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60119" calcext:value-type="float">
            <text:p>1060119</text:p>
          </table:table-cell>
          <table:table-cell office:value-type="string" calcext:value-type="string">
            <text:p>FLEXIBLE SHOWER 120 CM HONSU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60120" calcext:value-type="float">
            <text:p>1060120</text:p>
          </table:table-cell>
          <table:table-cell office:value-type="string" calcext:value-type="string">
            <text:p>FLEXIBLE SHOWER 1,5 M TAHO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80001" calcext:value-type="float">
            <text:p>1080001</text:p>
          </table:table-cell>
          <table:table-cell office:value-type="string" calcext:value-type="string">
            <text:p>HAUD SHOWER SET <text:s/>BEST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80002" calcext:value-type="float">
            <text:p>1080002</text:p>
          </table:table-cell>
          <table:table-cell office:value-type="string" calcext:value-type="string">
            <text:p>HAUD SHOWER SET <text:s/>VONE HS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80003" calcext:value-type="float">
            <text:p>1080003</text:p>
          </table:table-cell>
          <table:table-cell office:value-type="string" calcext:value-type="string">
            <text:p>HAUD SHOWER SET <text:s/>XY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3250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080004" calcext:value-type="float">
            <text:p>1080004</text:p>
          </table:table-cell>
          <table:table-cell office:value-type="string" calcext:value-type="string">
            <text:p>HEATING ELEMEN <text:s/>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JET SHOWER 1/2'' ONDA BUAH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4987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100002" calcext:value-type="float">
            <text:p>1100002</text:p>
          </table:table-cell>
          <table:table-cell office:value-type="string" calcext:value-type="string">
            <text:p>JET SHOWER <text:s/>TANPA MERK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100003" calcext:value-type="float">
            <text:p>1100003</text:p>
          </table:table-cell>
          <table:table-cell office:value-type="string" calcext:value-type="string">
            <text:p>JET SHOWER DOK <text:s/>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450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KNEE BESI 1/2"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110002" calcext:value-type="float">
            <text:p>1110002</text:p>
          </table:table-cell>
          <table:table-cell office:value-type="string" calcext:value-type="string">
            <text:p>KNEE BESI 3/4"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110003" calcext:value-type="float">
            <text:p>1110003</text:p>
          </table:table-cell>
          <table:table-cell office:value-type="string" calcext:value-type="string">
            <text:p>KNEE BESI 1 1/4"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10004" calcext:value-type="float">
            <text:p>1110004</text:p>
          </table:table-cell>
          <table:table-cell office:value-type="string" calcext:value-type="string">
            <text:p>KNEE BESI 2" TANPA MERK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110005" calcext:value-type="float">
            <text:p>1110005</text:p>
          </table:table-cell>
          <table:table-cell office:value-type="string" calcext:value-type="string">
            <text:p>KRAN BESI 1/2 " ONDA A 809 SUS BUAH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3600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10006" calcext:value-type="float">
            <text:p>1110006</text:p>
          </table:table-cell>
          <table:table-cell office:value-type="string" calcext:value-type="string">
            <text:p>KRAN BESI / GATE VALVE 1/2 " ONDA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755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10007" calcext:value-type="float">
            <text:p>1110007</text:p>
          </table:table-cell>
          <table:table-cell office:value-type="string" calcext:value-type="string">
            <text:p>KRAN BESI / SINK TAP 1/2 " ONDA CLS 01 BUAH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2962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110008" calcext:value-type="float">
            <text:p>1110008</text:p>
          </table:table-cell>
          <table:table-cell office:value-type="string" calcext:value-type="string">
            <text:p>KRAN BESI ANGSA 1/2 " ONDA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110009" calcext:value-type="float">
            <text:p>1110009</text:p>
          </table:table-cell>
          <table:table-cell office:value-type="string" calcext:value-type="string">
            <text:p>KRAN BESI ANGSA 1/2 " ONDA, V 639 TG BUAH</text:p>
          </table:table-cell>
          <table:table-cell office:value-type="string" calcext:value-type="string">
            <text:p>140000</text:p>
          </table:table-cell>
          <table:table-cell office:value-type="string" calcext:value-type="string">
            <text:p>8428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KRAN BESI ANGSA 1/2 " TANPA MERK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KRAN BESI ANGSA FLEXSIBEL 1/2 " ICO BUAH</text:p>
          </table:table-cell>
          <table:table-cell office:value-type="string" calcext:value-type="string">
            <text:p>130000</text:p>
          </table:table-cell>
          <table:table-cell office:value-type="string" calcext:value-type="string">
            <text:p>8500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110012" calcext:value-type="float">
            <text:p>1110012</text:p>
          </table:table-cell>
          <table:table-cell office:value-type="string" calcext:value-type="string">
            <text:p>KRAN BESI ANGSA TANCAP 1/2 " ONDA BUAH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173" calcext:value-type="float">
            <text:p>1173</text:p>
          </table:table-cell>
          <table:table-cell office:value-type="float" office:value="1110013" calcext:value-type="float">
            <text:p>1110013</text:p>
          </table:table-cell>
          <table:table-cell office:value-type="string" calcext:value-type="string">
            <text:p>KRAN BESI BALING COPOT 1/2 " TANPA MERK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110014" calcext:value-type="float">
            <text:p>1110014</text:p>
          </table:table-cell>
          <table:table-cell office:value-type="string" calcext:value-type="string">
            <text:p>KRAN BESI BALING TAMAN 1/2 " FAZT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171" calcext:value-type="float">
            <text:p>1171</text:p>
          </table:table-cell>
          <table:table-cell office:value-type="float" office:value="1110015" calcext:value-type="float">
            <text:p>1110015</text:p>
          </table:table-cell>
          <table:table-cell office:value-type="string" calcext:value-type="string">
            <text:p>KRAN BESI BALING TAMAN 1/2 " TANPA MERK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2483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10016" calcext:value-type="float">
            <text:p>1110016</text:p>
          </table:table-cell>
          <table:table-cell office:value-type="string" calcext:value-type="string">
            <text:p>KRAN BESI BATH TUB 1/2 " ONDA K 404 CT BUAH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169" calcext:value-type="float">
            <text:p>1169</text:p>
          </table:table-cell>
          <table:table-cell office:value-type="float" office:value="1110017" calcext:value-type="float">
            <text:p>1110017</text:p>
          </table:table-cell>
          <table:table-cell office:value-type="string" calcext:value-type="string">
            <text:p>KRAN BESI BATH TUB 1/2 " ONDA K 404 CT SW BUAH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10018" calcext:value-type="float">
            <text:p>1110018</text:p>
          </table:table-cell>
          <table:table-cell office:value-type="string" calcext:value-type="string">
            <text:p>KRAN BESI BCS  1/2 " ONDA BUAH</text:p>
          </table:table-cell>
          <table:table-cell office:value-type="string" calcext:value-type="string">
            <text:p>22000</text:p>
          </table:table-cell>
          <table:table-cell office:value-type="string" calcext:value-type="string">
            <text:p>1468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110019" calcext:value-type="float">
            <text:p>1110019</text:p>
          </table:table-cell>
          <table:table-cell office:value-type="string" calcext:value-type="string">
            <text:p>KRAN BESI CEBOL 1/2'' OND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110020" calcext:value-type="float">
            <text:p>1110020</text:p>
          </table:table-cell>
          <table:table-cell office:value-type="string" calcext:value-type="string">
            <text:p>KRAN BESI CEBOL 1/2'' ONDA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110021" calcext:value-type="float">
            <text:p>1110021</text:p>
          </table:table-cell>
          <table:table-cell office:value-type="string" calcext:value-type="string">
            <text:p>KRAN BESI CEBOL 1/2 " SYT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791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10022" calcext:value-type="float">
            <text:p>1110022</text:p>
          </table:table-cell>
          <table:table-cell office:value-type="string" calcext:value-type="string">
            <text:p>KRAN BESI CEBOL ENGKOL 1/2 " SL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08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110023" calcext:value-type="float">
            <text:p>1110023</text:p>
          </table:table-cell>
          <table:table-cell office:value-type="string" calcext:value-type="string">
            <text:p>KRAN BESI CEBOL KUNINGAN 1/2'' ONDA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110024" calcext:value-type="float">
            <text:p>1110024</text:p>
          </table:table-cell>
          <table:table-cell office:value-type="string" calcext:value-type="string">
            <text:p>KRAN BESI ENGKOL TAMAN 1/2'' ONDA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110025" calcext:value-type="float">
            <text:p>1110025</text:p>
          </table:table-cell>
          <table:table-cell office:value-type="string" calcext:value-type="string">
            <text:p>KRAN BESI KOTAK 1/2 " ONDA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3026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10026" calcext:value-type="float">
            <text:p>1110026</text:p>
          </table:table-cell>
          <table:table-cell office:value-type="string" calcext:value-type="string">
            <text:p>KRAN BESI MIXER 1 1/2 " ONDA JF 07 CA    BUAH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3656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110027" calcext:value-type="float">
            <text:p>1110027</text:p>
          </table:table-cell>
          <table:table-cell office:value-type="string" calcext:value-type="string">
            <text:p>KRAN BESI MIXER 1 1/2 " DCOTA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1420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10028" calcext:value-type="float">
            <text:p>1110028</text:p>
          </table:table-cell>
          <table:table-cell office:value-type="string" calcext:value-type="string">
            <text:p>KRAN BESI MIXER 2 1/2 " SOLIGEN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10029" calcext:value-type="float">
            <text:p>1110029</text:p>
          </table:table-cell>
          <table:table-cell office:value-type="string" calcext:value-type="string">
            <text:p>KRAN BESI PANAS DINGIN 1/2 " ONDA BUAH</text:p>
          </table:table-cell>
          <table:table-cell office:value-type="string" calcext:value-type="string">
            <text:p>19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110030" calcext:value-type="float">
            <text:p>1110030</text:p>
          </table:table-cell>
          <table:table-cell office:value-type="string" calcext:value-type="string">
            <text:p>KRAN BESI TAMAN  1/2 " OND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10031" calcext:value-type="float">
            <text:p>1110031</text:p>
          </table:table-cell>
          <table:table-cell office:value-type="string" calcext:value-type="string">
            <text:p>KRAN PVC <text:s/>1/2 " NIKEN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10032" calcext:value-type="float">
            <text:p>1110032</text:p>
          </table:table-cell>
          <table:table-cell office:value-type="string" calcext:value-type="string">
            <text:p>KRAN PVC ANGSA 1/2 " VINO BUAH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110033" calcext:value-type="float">
            <text:p>1110033</text:p>
          </table:table-cell>
          <table:table-cell office:value-type="string" calcext:value-type="string">
            <text:p>KRAN PVC BALING 1/2 " VINO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10034" calcext:value-type="float">
            <text:p>1110034</text:p>
          </table:table-cell>
          <table:table-cell office:value-type="string" calcext:value-type="string">
            <text:p>KRAN PVC BALING 1/2 " CAMRY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25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10035" calcext:value-type="float">
            <text:p>1110035</text:p>
          </table:table-cell>
          <table:table-cell office:value-type="string" calcext:value-type="string">
            <text:p>KRAN PVC BALING 1/2 " HOLY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150" calcext:value-type="float">
            <text:p>1150</text:p>
          </table:table-cell>
          <table:table-cell office:value-type="float" office:value="1110036" calcext:value-type="float">
            <text:p>1110036</text:p>
          </table:table-cell>
          <table:table-cell office:value-type="string" calcext:value-type="string">
            <text:p>KRAN PVC BELIMBING TAMAN 1/2 " SANHO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110037" calcext:value-type="float">
            <text:p>1110037</text:p>
          </table:table-cell>
          <table:table-cell office:value-type="string" calcext:value-type="string">
            <text:p>KRAN PVC ENGKOL 1/2 " HOLY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316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110038" calcext:value-type="float">
            <text:p>1110038</text:p>
          </table:table-cell>
          <table:table-cell office:value-type="string" calcext:value-type="string">
            <text:p>KRAN PVC ENGKOL 1/2 " SL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110039" calcext:value-type="float">
            <text:p>1110039</text:p>
          </table:table-cell>
          <table:table-cell office:value-type="string" calcext:value-type="string">
            <text:p>KRAN PVC ENGKOL TAMAN 1/2 " NIKEN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110040" calcext:value-type="float">
            <text:p>1110040</text:p>
          </table:table-cell>
          <table:table-cell office:value-type="string" calcext:value-type="string">
            <text:p>KRAN PVC ENGKOL TAMAN 1/2 " SANHO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10041" calcext:value-type="float">
            <text:p>1110041</text:p>
          </table:table-cell>
          <table:table-cell office:value-type="string" calcext:value-type="string">
            <text:p>KRAN PVC ENGKOL TAMAN 1/2 " IZUMO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110042" calcext:value-type="float">
            <text:p>1110042</text:p>
          </table:table-cell>
          <table:table-cell office:value-type="string" calcext:value-type="string">
            <text:p>KRAN PVC KOTAK 1/2 " 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10043" calcext:value-type="float">
            <text:p>1110043</text:p>
          </table:table-cell>
          <table:table-cell office:value-type="string" calcext:value-type="string">
            <text:p>KRAN PVC SEMPROT 1/2 " TANPA MERK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110044" calcext:value-type="float">
            <text:p>1110044</text:p>
          </table:table-cell>
          <table:table-cell office:value-type="string" calcext:value-type="string">
            <text:p>KRAN PVC SHOWER 1/2 " ONDA K 406 CTG BUAH</text:p>
          </table:table-cell>
          <table:table-cell office:value-type="string" calcext:value-type="string">
            <text:p>8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110045" calcext:value-type="float">
            <text:p>1110045</text:p>
          </table:table-cell>
          <table:table-cell office:value-type="string" calcext:value-type="string">
            <text:p>KRAN PVC SHOWER 1/2 " ONDA BUAH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4875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40001" calcext:value-type="float">
            <text:p>1140001</text:p>
          </table:table-cell>
          <table:table-cell office:value-type="string" calcext:value-type="string">
            <text:p>NEPEL T DRAT DLM T77 TANPA MERK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140002" calcext:value-type="float">
            <text:p>1140002</text:p>
          </table:table-cell>
          <table:table-cell office:value-type="string" calcext:value-type="string">
            <text:p>NEPEL T DRAT LUAR 1/2 " TANPA MERK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160001" calcext:value-type="float">
            <text:p>1160001</text:p>
          </table:table-cell>
          <table:table-cell office:value-type="string" calcext:value-type="string">
            <text:p>PELAMPUNG AIR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160002" calcext:value-type="float">
            <text:p>1160002</text:p>
          </table:table-cell>
          <table:table-cell office:value-type="string" calcext:value-type="string">
            <text:p>PINTU ALUMUNIUM <text:s/>TANPA MERK BUAH</text:p>
          </table:table-cell>
          <table:table-cell office:value-type="string" calcext:value-type="string">
            <text:p>140000</text:p>
          </table:table-cell>
          <table:table-cell office:value-type="string" calcext:value-type="string">
            <text:p>9250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160003" calcext:value-type="float">
            <text:p>1160003</text:p>
          </table:table-cell>
          <table:table-cell office:value-type="string" calcext:value-type="string">
            <text:p>PINTU PVC  60 CM EAGLE BUAH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14850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160004" calcext:value-type="float">
            <text:p>1160004</text:p>
          </table:table-cell>
          <table:table-cell office:value-type="string" calcext:value-type="string">
            <text:p>PINTU PVC  60 CM EAGLE BUAH</text:p>
          </table:table-cell>
          <table:table-cell office:value-type="string" calcext:value-type="string">
            <text:p>210000</text:p>
          </table:table-cell>
          <table:table-cell office:value-type="string" calcext:value-type="string">
            <text:p>15850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160005" calcext:value-type="float">
            <text:p>1160005</text:p>
          </table:table-cell>
          <table:table-cell office:value-type="string" calcext:value-type="string">
            <text:p>PINTU PVC  60 CM GRANDO BUAH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15250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160006" calcext:value-type="float">
            <text:p>1160006</text:p>
          </table:table-cell>
          <table:table-cell office:value-type="string" calcext:value-type="string">
            <text:p>PINTU PVC  60 CM GRANDO BUAH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16250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160007" calcext:value-type="float">
            <text:p>1160007</text:p>
          </table:table-cell>
          <table:table-cell office:value-type="string" calcext:value-type="string">
            <text:p>PINTU PVC  60 CM JATI COBRO BUAH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16000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160008" calcext:value-type="float">
            <text:p>1160008</text:p>
          </table:table-cell>
          <table:table-cell office:value-type="string" calcext:value-type="string">
            <text:p>PINTU PVC  60 CM MAS KACA OVAL BUAH</text:p>
          </table:table-cell>
          <table:table-cell office:value-type="string" calcext:value-type="string">
            <text:p>385000</text:p>
          </table:table-cell>
          <table:table-cell office:value-type="string" calcext:value-type="string">
            <text:p>2825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60009" calcext:value-type="float">
            <text:p>1160009</text:p>
          </table:table-cell>
          <table:table-cell office:value-type="string" calcext:value-type="string">
            <text:p>PINTU PVC  60 CM TRILESTA BUAH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14750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60010" calcext:value-type="float">
            <text:p>1160010</text:p>
          </table:table-cell>
          <table:table-cell office:value-type="string" calcext:value-type="string">
            <text:p>PINTU PVC JATI 60 CM TRILESTA BUAH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15750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60011" calcext:value-type="float">
            <text:p>1160011</text:p>
          </table:table-cell>
          <table:table-cell office:value-type="string" calcext:value-type="string">
            <text:p>PIPA PARALON 3/4 IN WAVIN AW BATANG</text:p>
          </table:table-cell>
          <table:table-cell office:value-type="string" calcext:value-type="string">
            <text:p>26000</text:p>
          </table:table-cell>
          <table:table-cell office:value-type="string" calcext:value-type="string">
            <text:p>2216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160012" calcext:value-type="float">
            <text:p>1160012</text:p>
          </table:table-cell>
          <table:table-cell office:value-type="string" calcext:value-type="string">
            <text:p>PIPA PARALON 1 INCH WAVIN AW BATANG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3029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60013" calcext:value-type="float">
            <text:p>1160013</text:p>
          </table:table-cell>
          <table:table-cell office:value-type="string" calcext:value-type="string">
            <text:p>PIPA PARALON 1 1/2 INCH WAVIN AW BATANG</text:p>
          </table:table-cell>
          <table:table-cell office:value-type="string" calcext:value-type="string">
            <text:p>61000</text:p>
          </table:table-cell>
          <table:table-cell office:value-type="string" calcext:value-type="string">
            <text:p>521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60014" calcext:value-type="float">
            <text:p>1160014</text:p>
          </table:table-cell>
          <table:table-cell office:value-type="string" calcext:value-type="string">
            <text:p>PIPA PARALON 2 INCH WAVIN AW BATANG</text:p>
          </table:table-cell>
          <table:table-cell office:value-type="string" calcext:value-type="string">
            <text:p>72000</text:p>
          </table:table-cell>
          <table:table-cell office:value-type="string" calcext:value-type="string">
            <text:p>6675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160015" calcext:value-type="float">
            <text:p>1160015</text:p>
          </table:table-cell>
          <table:table-cell office:value-type="string" calcext:value-type="string">
            <text:p>PIPA PARALON 2 1/2 INCH WAVIN AW BATANG</text:p>
          </table:table-cell>
          <table:table-cell office:value-type="string" calcext:value-type="string">
            <text:p>113500</text:p>
          </table:table-cell>
          <table:table-cell office:value-type="string" calcext:value-type="string">
            <text:p>9736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160016" calcext:value-type="float">
            <text:p>1160016</text:p>
          </table:table-cell>
          <table:table-cell office:value-type="string" calcext:value-type="string">
            <text:p>PIPA PARALON 4 INCH WAVIN AW BATANG</text:p>
          </table:table-cell>
          <table:table-cell office:value-type="string" calcext:value-type="string">
            <text:p>237000</text:p>
          </table:table-cell>
          <table:table-cell office:value-type="string" calcext:value-type="string">
            <text:p>21766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60017" calcext:value-type="float">
            <text:p>1160017</text:p>
          </table:table-cell>
          <table:table-cell office:value-type="string" calcext:value-type="string">
            <text:p>PIPA PARALON 1 1/4 INCH WAVIN D BATANG</text:p>
          </table:table-cell>
          <table:table-cell office:value-type="string" calcext:value-type="string">
            <text:p>33000</text:p>
          </table:table-cell>
          <table:table-cell office:value-type="string" calcext:value-type="string">
            <text:p>2851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160018" calcext:value-type="float">
            <text:p>1160018</text:p>
          </table:table-cell>
          <table:table-cell office:value-type="string" calcext:value-type="string">
            <text:p>PIPA PARALON 1 1/2 INCH WAVIN D BATANG</text:p>
          </table:table-cell>
          <table:table-cell office:value-type="string" calcext:value-type="string">
            <text:p>37000</text:p>
          </table:table-cell>
          <table:table-cell office:value-type="string" calcext:value-type="string">
            <text:p>3225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60019" calcext:value-type="float">
            <text:p>1160019</text:p>
          </table:table-cell>
          <table:table-cell office:value-type="string" calcext:value-type="string">
            <text:p>PIPA PARALON 2 1/2 INCH WAVIN D BATANG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559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160020" calcext:value-type="float">
            <text:p>1160020</text:p>
          </table:table-cell>
          <table:table-cell office:value-type="string" calcext:value-type="string">
            <text:p>PIPA PARALON  1/2 IN WAVIN AW BATANG</text:p>
          </table:table-cell>
          <table:table-cell office:value-type="string" calcext:value-type="string">
            <text:p>19000</text:p>
          </table:table-cell>
          <table:table-cell office:value-type="string" calcext:value-type="string">
            <text:p>1617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60021" calcext:value-type="float">
            <text:p>1160021</text:p>
          </table:table-cell>
          <table:table-cell office:value-type="string" calcext:value-type="string">
            <text:p>PIPA PARALON  3 INCH WAVIN AW BATANG</text:p>
          </table:table-cell>
          <table:table-cell office:value-type="string" calcext:value-type="string">
            <text:p>153000</text:p>
          </table:table-cell>
          <table:table-cell office:value-type="string" calcext:value-type="string">
            <text:p>13136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160022" calcext:value-type="float">
            <text:p>1160022</text:p>
          </table:table-cell>
          <table:table-cell office:value-type="string" calcext:value-type="string">
            <text:p>PIPA PARALON  1/2'' BOSS AW BATANG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60023" calcext:value-type="float">
            <text:p>1160023</text:p>
          </table:table-cell>
          <table:table-cell office:value-type="string" calcext:value-type="string">
            <text:p>PIPA PARALON  3/4'' BOSS AW BATANG</text:p>
          </table:table-cell>
          <table:table-cell office:value-type="string" calcext:value-type="string">
            <text:p>17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60024" calcext:value-type="float">
            <text:p>1160024</text:p>
          </table:table-cell>
          <table:table-cell office:value-type="string" calcext:value-type="string">
            <text:p>PIPA PARALON  1/2'' SUPREME AW BATANG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1257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160025" calcext:value-type="float">
            <text:p>1160025</text:p>
          </table:table-cell>
          <table:table-cell office:value-type="string" calcext:value-type="string">
            <text:p>PIPA PARALON  1 1/4 INCH WAVIN AW BATANG</text:p>
          </table:table-cell>
          <table:table-cell office:value-type="string" calcext:value-type="string">
            <text:p>53000</text:p>
          </table:table-cell>
          <table:table-cell office:value-type="string" calcext:value-type="string">
            <text:p>4544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60026" calcext:value-type="float">
            <text:p>1160026</text:p>
          </table:table-cell>
          <table:table-cell office:value-type="string" calcext:value-type="string">
            <text:p>PIPA PARALON  4'' CYLON D BATANG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7552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160027" calcext:value-type="float">
            <text:p>1160027</text:p>
          </table:table-cell>
          <table:table-cell office:value-type="string" calcext:value-type="string">
            <text:p>PIPA PARALON  3'' CYLON D BATANG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4721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60028" calcext:value-type="float">
            <text:p>1160028</text:p>
          </table:table-cell>
          <table:table-cell office:value-type="string" calcext:value-type="string">
            <text:p>PIPA PARALON  1/2'' SUPREME D BATANG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60029" calcext:value-type="float">
            <text:p>1160029</text:p>
          </table:table-cell>
          <table:table-cell office:value-type="string" calcext:value-type="string">
            <text:p>PIPA PARALON  2 INCH WAVIN D BATANG</text:p>
          </table:table-cell>
          <table:table-cell office:value-type="string" calcext:value-type="string">
            <text:p>48000</text:p>
          </table:table-cell>
          <table:table-cell office:value-type="string" calcext:value-type="string">
            <text:p>41327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60030" calcext:value-type="float">
            <text:p>1160030</text:p>
          </table:table-cell>
          <table:table-cell office:value-type="string" calcext:value-type="string">
            <text:p>PIPA PARALON  3 INCH WAVIN D BATANG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7096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60031" calcext:value-type="float">
            <text:p>1160031</text:p>
          </table:table-cell>
          <table:table-cell office:value-type="string" calcext:value-type="string">
            <text:p>PIPA PARALON  4 INCH WAVIN D BATANG</text:p>
          </table:table-cell>
          <table:table-cell office:value-type="string" calcext:value-type="string">
            <text:p>125000</text:p>
          </table:table-cell>
          <table:table-cell office:value-type="string" calcext:value-type="string">
            <text:p>11163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60032" calcext:value-type="float">
            <text:p>1160032</text:p>
          </table:table-cell>
          <table:table-cell office:value-type="string" calcext:value-type="string">
            <text:p>PLUG 1/2" RUCIKA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60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160033" calcext:value-type="float">
            <text:p>1160033</text:p>
          </table:table-cell>
          <table:table-cell office:value-type="string" calcext:value-type="string">
            <text:p>PLUG 1'' RUCIKA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80001" calcext:value-type="float">
            <text:p>1180001</text:p>
          </table:table-cell>
          <table:table-cell office:value-type="string" calcext:value-type="string">
            <text:p>RADAR SHANTUNG ST-07AB RADAR BUAH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4150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180002" calcext:value-type="float">
            <text:p>1180002</text:p>
          </table:table-cell>
          <table:table-cell office:value-type="string" calcext:value-type="string">
            <text:p>RADAR KIDO RADAR BUAH</text:p>
          </table:table-cell>
          <table:table-cell office:value-type="string" calcext:value-type="string">
            <text:p>52000</text:p>
          </table:table-cell>
          <table:table-cell office:value-type="string" calcext:value-type="string">
            <text:p>3800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80003" calcext:value-type="float">
            <text:p>1180003</text:p>
          </table:table-cell>
          <table:table-cell office:value-type="string" calcext:value-type="string">
            <text:p>ROOF DRAIN 3'' TANPA MERK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3750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180004" calcext:value-type="float">
            <text:p>1180004</text:p>
          </table:table-cell>
          <table:table-cell office:value-type="string" calcext:value-type="string">
            <text:p>ROOF DRAIN 4'' TANPA MERK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4000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190001" calcext:value-type="float">
            <text:p>1190001</text:p>
          </table:table-cell>
          <table:table-cell office:value-type="string" calcext:value-type="string">
            <text:p>SARINGAN AIR KM <text:s/>FIORENTINO D37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90002" calcext:value-type="float">
            <text:p>1190002</text:p>
          </table:table-cell>
          <table:table-cell office:value-type="string" calcext:value-type="string">
            <text:p>SARINGAN AIR KM ES-001 EX BUAH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099" calcext:value-type="float">
            <text:p>1099</text:p>
          </table:table-cell>
          <table:table-cell office:value-type="float" office:value="1190003" calcext:value-type="float">
            <text:p>1190003</text:p>
          </table:table-cell>
          <table:table-cell office:value-type="string" calcext:value-type="string">
            <text:p>SARINGAN AIR KM PIPA 2" EXECUTIVE ES-001 BUAH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4250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90004" calcext:value-type="float">
            <text:p>1190004</text:p>
          </table:table-cell>
          <table:table-cell office:value-type="string" calcext:value-type="string">
            <text:p>SARINGAN AIR KM CHROOM 4'' CAB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8500</text:p>
          </table:table-cell>
        </table:table-row>
        <table:table-row table:style-name="ro3">
          <table:table-cell office:value-type="float" office:value="1097" calcext:value-type="float">
            <text:p>1097</text:p>
          </table:table-cell>
          <table:table-cell office:value-type="float" office:value="1190005" calcext:value-type="float">
            <text:p>1190005</text:p>
          </table:table-cell>
          <table:table-cell office:value-type="string" calcext:value-type="string">
            <text:p>SARINGAN AIR KM CHROOM 4'' X 4'' NIKK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096" calcext:value-type="float">
            <text:p>1096</text:p>
          </table:table-cell>
          <table:table-cell office:value-type="float" office:value="1190006" calcext:value-type="float">
            <text:p>1190006</text:p>
          </table:table-cell>
          <table:table-cell office:value-type="string" calcext:value-type="string">
            <text:p>SARINGAN AIR KM CHROOM 4''X4'' TANPA MERK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90007" calcext:value-type="float">
            <text:p>1190007</text:p>
          </table:table-cell>
          <table:table-cell office:value-type="string" calcext:value-type="string">
            <text:p>SARINGAN AIR KM PLASTIK <text:s/>ONDA BUAH</text:p>
          </table:table-cell>
          <table:table-cell office:value-type="string" calcext:value-type="string">
            <text:p>150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90008" calcext:value-type="float">
            <text:p>1190008</text:p>
          </table:table-cell>
          <table:table-cell office:value-type="string" calcext:value-type="string">
            <text:p>SARINGAN AIR KM PLASTIK <text:s/>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90009" calcext:value-type="float">
            <text:p>1190009</text:p>
          </table:table-cell>
          <table:table-cell office:value-type="string" calcext:value-type="string">
            <text:p>SEAL  1/2 " TANPA MERK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90010" calcext:value-type="float">
            <text:p>1190010</text:p>
          </table:table-cell>
          <table:table-cell office:value-type="string" calcext:value-type="string">
            <text:p>SEALTAPE  1/2"  10 METER ONDA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87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90011" calcext:value-type="float">
            <text:p>1190011</text:p>
          </table:table-cell>
          <table:table-cell office:value-type="string" calcext:value-type="string">
            <text:p>SEALTAPE BIASA 1 GULUNG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90012" calcext:value-type="float">
            <text:p>1190012</text:p>
          </table:table-cell>
          <table:table-cell office:value-type="string" calcext:value-type="string">
            <text:p>SELANG  5/8" COBRA MAS METE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470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90013" calcext:value-type="float">
            <text:p>1190013</text:p>
          </table:table-cell>
          <table:table-cell office:value-type="string" calcext:value-type="string">
            <text:p>SELANG  3/4" COBRA MAS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90014" calcext:value-type="float">
            <text:p>1190014</text:p>
          </table:table-cell>
          <table:table-cell office:value-type="string" calcext:value-type="string">
            <text:p>SELANG  WASTAFEL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90015" calcext:value-type="float">
            <text:p>1190015</text:p>
          </table:table-cell>
          <table:table-cell office:value-type="string" calcext:value-type="string">
            <text:p>SELANG BENANG 5/8" SAN-SAN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90016" calcext:value-type="float">
            <text:p>1190016</text:p>
          </table:table-cell>
          <table:table-cell office:value-type="string" calcext:value-type="string">
            <text:p>SELANG BENANG 5/8" TANPA MERK METER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540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90017" calcext:value-type="float">
            <text:p>1190017</text:p>
          </table:table-cell>
          <table:table-cell office:value-type="string" calcext:value-type="string">
            <text:p>SELANG MESIN CUCI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90018" calcext:value-type="float">
            <text:p>1190018</text:p>
          </table:table-cell>
          <table:table-cell office:value-type="string" calcext:value-type="string">
            <text:p>SELANG PE-X HIJAU 16 MM WESPEXT METER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90019" calcext:value-type="float">
            <text:p>1190019</text:p>
          </table:table-cell>
          <table:table-cell office:value-type="string" calcext:value-type="string">
            <text:p>SELANG PE-X MERAH 16 MM WESPEXT METER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960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90020" calcext:value-type="float">
            <text:p>1190020</text:p>
          </table:table-cell>
          <table:table-cell office:value-type="string" calcext:value-type="string">
            <text:p>SHOWER 1/2 " ONDA S 75 WCS BUAH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4987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90021" calcext:value-type="float">
            <text:p>1190021</text:p>
          </table:table-cell>
          <table:table-cell office:value-type="string" calcext:value-type="string">
            <text:p>SIFON ANGSA SANITARY BUAH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6000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90022" calcext:value-type="float">
            <text:p>1190022</text:p>
          </table:table-cell>
          <table:table-cell office:value-type="string" calcext:value-type="string">
            <text:p>SIFON BIASA SANITARY 8848 BUAH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3600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90023" calcext:value-type="float">
            <text:p>1190023</text:p>
          </table:table-cell>
          <table:table-cell office:value-type="string" calcext:value-type="string">
            <text:p>SIFON ANGSA <text:s/>TANPA MERK BUAH</text:p>
          </table:table-cell>
          <table:table-cell office:value-type="string" calcext:value-type="string">
            <text:p>90000</text:p>
          </table:table-cell>
          <table:table-cell office:value-type="string" calcext:value-type="string">
            <text:p>5250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90024" calcext:value-type="float">
            <text:p>1190024</text:p>
          </table:table-cell>
          <table:table-cell office:value-type="string" calcext:value-type="string">
            <text:p>SOCKET <text:s/>NYLON 16 WESPEXT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200001" calcext:value-type="float">
            <text:p>1200001</text:p>
          </table:table-cell>
          <table:table-cell office:value-type="string" calcext:value-type="string">
            <text:p>TALANG  SAMBUNGAN <text:s/>TANPA MERK BATANG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00002" calcext:value-type="float">
            <text:p>1200002</text:p>
          </table:table-cell>
          <table:table-cell office:value-type="string" calcext:value-type="string">
            <text:p>TALANG AIR <text:s/>SINAR DAKU AW BATANG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200003" calcext:value-type="float">
            <text:p>1200003</text:p>
          </table:table-cell>
          <table:table-cell office:value-type="string" calcext:value-type="string">
            <text:p>TALANG AIR <text:s/>SINAR DAKU D BATANG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00004" calcext:value-type="float">
            <text:p>1200004</text:p>
          </table:table-cell>
          <table:table-cell office:value-type="string" calcext:value-type="string">
            <text:p>TALANG AIR <text:s/>TANPA MERK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3950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200005" calcext:value-type="float">
            <text:p>1200005</text:p>
          </table:table-cell>
          <table:table-cell office:value-type="string" calcext:value-type="string">
            <text:p>TALANG BELOKAN <text:s/>TANPA MERK BATANG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200006" calcext:value-type="float">
            <text:p>1200006</text:p>
          </table:table-cell>
          <table:table-cell office:value-type="string" calcext:value-type="string">
            <text:p>TALANG CORONG <text:s/>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70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200007" calcext:value-type="float">
            <text:p>1200007</text:p>
          </table:table-cell>
          <table:table-cell office:value-type="string" calcext:value-type="string">
            <text:p>TALANG GANTUNGAN <text:s/>TANPA MERK BATANG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00008" calcext:value-type="float">
            <text:p>1200008</text:p>
          </table:table-cell>
          <table:table-cell office:value-type="string" calcext:value-type="string">
            <text:p>TALANG TUTUP <text:s/>TANPA MERK BUA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00009" calcext:value-type="float">
            <text:p>1200009</text:p>
          </table:table-cell>
          <table:table-cell office:value-type="string" calcext:value-type="string">
            <text:p>TANGKI AIR 350 LITER JAYA UTAMA BUAH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1800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200010" calcext:value-type="float">
            <text:p>1200010</text:p>
          </table:table-cell>
          <table:table-cell office:value-type="string" calcext:value-type="string">
            <text:p>TANGKI AIR 550 LITER JAYA UTAMA BUAH</text:p>
          </table:table-cell>
          <table:table-cell office:value-type="string" calcext:value-type="string">
            <text:p>650000</text:p>
          </table:table-cell>
          <table:table-cell office:value-type="string" calcext:value-type="string">
            <text:p>56800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200011" calcext:value-type="float">
            <text:p>1200011</text:p>
          </table:table-cell>
          <table:table-cell office:value-type="string" calcext:value-type="string">
            <text:p>TEE CHROOM  <text:s/>OND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200012" calcext:value-type="float">
            <text:p>1200012</text:p>
          </table:table-cell>
          <table:table-cell office:value-type="string" calcext:value-type="string">
            <text:p>TOSSEN KLEP 3/4” ELF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200013" calcext:value-type="float">
            <text:p>1200013</text:p>
          </table:table-cell>
          <table:table-cell office:value-type="string" calcext:value-type="string">
            <text:p>TOSSEN KLEP 1/2” ELFA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333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200014" calcext:value-type="float">
            <text:p>1200014</text:p>
          </table:table-cell>
          <table:table-cell office:value-type="string" calcext:value-type="string">
            <text:p>TOSSEN KLEP 1" ONDA VF 1" BUAH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4125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200015" calcext:value-type="float">
            <text:p>1200015</text:p>
          </table:table-cell>
          <table:table-cell office:value-type="string" calcext:value-type="string">
            <text:p>TOSSEN KLEP 3/4" ONDA LONG BUAH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2962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200016" calcext:value-type="float">
            <text:p>1200016</text:p>
          </table:table-cell>
          <table:table-cell office:value-type="string" calcext:value-type="string">
            <text:p>TEE NYLON 16 WESPEXT BUAH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30001" calcext:value-type="float">
            <text:p>1230001</text:p>
          </table:table-cell>
          <table:table-cell office:value-type="string" calcext:value-type="string">
            <text:p>WATERMOOR 1/2" SANWELL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30002" calcext:value-type="float">
            <text:p>1230002</text:p>
          </table:table-cell>
          <table:table-cell office:value-type="string" calcext:value-type="string">
            <text:p>WATERMOOR 3/4" SANWELL BUAH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30003" calcext:value-type="float">
            <text:p>1230003</text:p>
          </table:table-cell>
          <table:table-cell office:value-type="string" calcext:value-type="string">
            <text:p>WATERMOOR 1'' SANWELL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230004" calcext:value-type="float">
            <text:p>1230004</text:p>
          </table:table-cell>
          <table:table-cell office:value-type="string" calcext:value-type="string">
            <text:p>WATERMOOR 1-1/2" SANWELL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230005" calcext:value-type="float">
            <text:p>1230005</text:p>
          </table:table-cell>
          <table:table-cell office:value-type="string" calcext:value-type="string">
            <text:p>WATERMOOR 1-1/4" TANPA MERK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2 CODE  (BAHAN KASAR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10001" calcext:value-type="float">
            <text:p>2010001</text:p>
          </table:table-cell>
          <table:table-cell office:value-type="string" calcext:value-type="string">
            <text:p>ASBES 1.8 M DJABES LEMBAR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010002" calcext:value-type="float">
            <text:p>2010002</text:p>
          </table:table-cell>
          <table:table-cell office:value-type="string" calcext:value-type="string">
            <text:p>ASBES 2.1 M DJABES LEMBAR</text:p>
          </table:table-cell>
          <table:table-cell office:value-type="string" calcext:value-type="string">
            <text:p>62000</text:p>
          </table:table-cell>
          <table:table-cell office:value-type="string" calcext:value-type="string">
            <text:p>5194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010003" calcext:value-type="float">
            <text:p>2010003</text:p>
          </table:table-cell>
          <table:table-cell office:value-type="string" calcext:value-type="string">
            <text:p>ASBES 2.75 M DJABES LEMBAR</text:p>
          </table:table-cell>
          <table:table-cell office:value-type="string" calcext:value-type="string">
            <text:p>77000</text:p>
          </table:table-cell>
          <table:table-cell office:value-type="string" calcext:value-type="string">
            <text:p>6804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010004" calcext:value-type="float">
            <text:p>2010004</text:p>
          </table:table-cell>
          <table:table-cell office:value-type="string" calcext:value-type="string">
            <text:p>ASBES 1.5 M HARPLEX LEMBAR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4200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10005" calcext:value-type="float">
            <text:p>2010005</text:p>
          </table:table-cell>
          <table:table-cell office:value-type="string" calcext:value-type="string">
            <text:p>ASBES 2.4 M HARPLEX LEMBAR</text:p>
          </table:table-cell>
          <table:table-cell office:value-type="string" calcext:value-type="string">
            <text:p>72000</text:p>
          </table:table-cell>
          <table:table-cell office:value-type="string" calcext:value-type="string">
            <text:p>68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10006" calcext:value-type="float">
            <text:p>2010006</text:p>
          </table:table-cell>
          <table:table-cell office:value-type="string" calcext:value-type="string">
            <text:p>ASBES 3 M HARPLEX LEMBAR</text:p>
          </table:table-cell>
          <table:table-cell office:value-type="string" calcext:value-type="string">
            <text:p>90000</text:p>
          </table:table-cell>
          <table:table-cell office:value-type="string" calcext:value-type="string">
            <text:p>8200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020001" calcext:value-type="float">
            <text:p>2020001</text:p>
          </table:table-cell>
          <table:table-cell office:value-type="string" calcext:value-type="string">
            <text:p>BATA MERAH <text:s/>TANPA MERK BUAH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31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020002" calcext:value-type="float">
            <text:p>2020002</text:p>
          </table:table-cell>
          <table:table-cell office:value-type="string" calcext:value-type="string">
            <text:p>BATA RINGAN 10 CM DUCON KUBIK</text:p>
          </table:table-cell>
          <table:table-cell office:value-type="string" calcext:value-type="string">
            <text:p>670000</text:p>
          </table:table-cell>
          <table:table-cell office:value-type="string" calcext:value-type="string">
            <text:p>63500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020003" calcext:value-type="float">
            <text:p>2020003</text:p>
          </table:table-cell>
          <table:table-cell office:value-type="string" calcext:value-type="string">
            <text:p>BATA RINGAN  7,5 CM TANPA MERK KUBIK</text:p>
          </table:table-cell>
          <table:table-cell office:value-type="string" calcext:value-type="string">
            <text:p>670000</text:p>
          </table:table-cell>
          <table:table-cell office:value-type="string" calcext:value-type="string">
            <text:p>63000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20005" calcext:value-type="float">
            <text:p>2020005</text:p>
          </table:table-cell>
          <table:table-cell office:value-type="string" calcext:value-type="string">
            <text:p>BATAKO 1 BUAH TANPA MERK BUAH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130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20006" calcext:value-type="float">
            <text:p>2020006</text:p>
          </table:table-cell>
          <table:table-cell office:value-type="string" calcext:value-type="string">
            <text:p>BATU KALI 1,77 M3 TANPA MERK ENGKEL</text:p>
          </table:table-cell>
          <table:table-cell office:value-type="string" calcext:value-type="string">
            <text:p>550000</text:p>
          </table:table-cell>
          <table:table-cell office:value-type="string" calcext:value-type="string">
            <text:p>46000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020007" calcext:value-type="float">
            <text:p>2020007</text:p>
          </table:table-cell>
          <table:table-cell office:value-type="string" calcext:value-type="string">
            <text:p>BATU SPLIT 1 M3 TANPA MERK KIJANG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020008" calcext:value-type="float">
            <text:p>2020008</text:p>
          </table:table-cell>
          <table:table-cell office:value-type="string" calcext:value-type="string">
            <text:p>BATU SPLIT 1,77 M3 TANPA MERK ENGKEL</text:p>
          </table:table-cell>
          <table:table-cell office:value-type="string" calcext:value-type="string">
            <text:p>550000</text:p>
          </table:table-cell>
          <table:table-cell office:value-type="string" calcext:value-type="string">
            <text:p>46000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020009" calcext:value-type="float">
            <text:p>2020009</text:p>
          </table:table-cell>
          <table:table-cell office:value-type="string" calcext:value-type="string">
            <text:p>BESI 8 MM   BESI BANCI BATANG</text:p>
          </table:table-cell>
          <table:table-cell office:value-type="string" calcext:value-type="string">
            <text:p>32000</text:p>
          </table:table-cell>
          <table:table-cell office:value-type="string" calcext:value-type="string">
            <text:p>2600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020010" calcext:value-type="float">
            <text:p>2020010</text:p>
          </table:table-cell>
          <table:table-cell office:value-type="string" calcext:value-type="string">
            <text:p>BESI 8 MM   BESI FI BATANG</text:p>
          </table:table-cell>
          <table:table-cell office:value-type="string" calcext:value-type="string">
            <text:p>37000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20011" calcext:value-type="float">
            <text:p>2020011</text:p>
          </table:table-cell>
          <table:table-cell office:value-type="string" calcext:value-type="string">
            <text:p>BESI 10 MM BESI FI BATANG</text:p>
          </table:table-cell>
          <table:table-cell office:value-type="string" calcext:value-type="string">
            <text:p>57000</text:p>
          </table:table-cell>
          <table:table-cell office:value-type="string" calcext:value-type="string">
            <text:p>4700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20012" calcext:value-type="float">
            <text:p>2020012</text:p>
          </table:table-cell>
          <table:table-cell office:value-type="string" calcext:value-type="string">
            <text:p>BESI 16'' BESI CKS BANCI BATANG</text:p>
          </table:table-cell>
          <table:table-cell office:value-type="string" calcext:value-type="string">
            <text:p>145000</text:p>
          </table:table-cell>
          <table:table-cell office:value-type="string" calcext:value-type="string">
            <text:p>12150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020013" calcext:value-type="float">
            <text:p>2020013</text:p>
          </table:table-cell>
          <table:table-cell office:value-type="string" calcext:value-type="string">
            <text:p>BESI 12 MM BESI FULL BATANG</text:p>
          </table:table-cell>
          <table:table-cell office:value-type="string" calcext:value-type="string">
            <text:p>82000</text:p>
          </table:table-cell>
          <table:table-cell office:value-type="string" calcext:value-type="string">
            <text:p>7000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20014" calcext:value-type="float">
            <text:p>2020014</text:p>
          </table:table-cell>
          <table:table-cell office:value-type="string" calcext:value-type="string">
            <text:p>BESI  12 MM BESI ED BANCI BATANG</text:p>
          </table:table-cell>
          <table:table-cell office:value-type="string" calcext:value-type="string">
            <text:p>80000</text:p>
          </table:table-cell>
          <table:table-cell office:value-type="string" calcext:value-type="string">
            <text:p>6500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020015" calcext:value-type="float">
            <text:p>2020015</text:p>
          </table:table-cell>
          <table:table-cell office:value-type="string" calcext:value-type="string">
            <text:p>BESI <text:s/>10 BC BESI BC BATANG</text:p>
          </table:table-cell>
          <table:table-cell office:value-type="string" calcext:value-type="string">
            <text:p>43000</text:p>
          </table:table-cell>
          <table:table-cell office:value-type="string" calcext:value-type="string">
            <text:p>3950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020016" calcext:value-type="float">
            <text:p>2020016</text:p>
          </table:table-cell>
          <table:table-cell office:value-type="string" calcext:value-type="string">
            <text:p>BESI SLUP 3 M, 6 MM 1 DIA 6 MM MM BUAH</text:p>
          </table:table-cell>
          <table:table-cell office:value-type="string" calcext:value-type="string">
            <text:p>37000</text:p>
          </table:table-cell>
          <table:table-cell office:value-type="string" calcext:value-type="string">
            <text:p>2700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020017" calcext:value-type="float">
            <text:p>2020017</text:p>
          </table:table-cell>
          <table:table-cell office:value-type="string" calcext:value-type="string">
            <text:p>BESI ULIR 13'' BESI FULL BATANG</text:p>
          </table:table-cell>
          <table:table-cell office:value-type="string" calcext:value-type="string">
            <text:p>94000</text:p>
          </table:table-cell>
          <table:table-cell office:value-type="string" calcext:value-type="string">
            <text:p>78000</text:p>
          </table:table-cell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float" office:value="2030001" calcext:value-type="float">
            <text:p>2030001</text:p>
          </table:table-cell>
          <table:table-cell office:value-type="string" calcext:value-type="string">
            <text:p>CAKAR AYAM BESI 10 MM 50X50 TANPA MERK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52500</text:p>
          </table:table-cell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float" office:value="2030002" calcext:value-type="float">
            <text:p>2030002</text:p>
          </table:table-cell>
          <table:table-cell office:value-type="string" calcext:value-type="string">
            <text:p>CAKAR AYAM BESI 10 MM 40X40 TANPA MERK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35000</text:p>
          </table:table-cell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float" office:value="2030003" calcext:value-type="float">
            <text:p>2030003</text:p>
          </table:table-cell>
          <table:table-cell office:value-type="string" calcext:value-type="string">
            <text:p>CAKAR AYAM BESI 10 MM 50X50 TANPA MERK BUAH</text:p>
          </table:table-cell>
          <table:table-cell/>
          <table:table-cell office:value-type="string" calcext:value-type="string">
            <text:p>62000</text:p>
          </table:table-cell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float" office:value="2030004" calcext:value-type="float">
            <text:p>2030004</text:p>
          </table:table-cell>
          <table:table-cell office:value-type="string" calcext:value-type="string">
            <text:p>CAKAR AYAM BESI 13 MM 50X50 TANPA MERK BUAH</text:p>
          </table:table-cell>
          <table:table-cell/>
          <table:table-cell office:value-type="string" calcext:value-type="string">
            <text:p>78000</text:p>
          </table:table-cell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float" office:value="2030005" calcext:value-type="float">
            <text:p>2030005</text:p>
          </table:table-cell>
          <table:table-cell office:value-type="string" calcext:value-type="string">
            <text:p>CAKAR AYAM BESI 13 MM <text:s/>50X50 TANPA MERK BUAH</text:p>
          </table:table-cell>
          <table:table-cell/>
          <table:table-cell office:value-type="string" calcext:value-type="string">
            <text:p>110000</text:p>
          </table:table-cell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float" office:value="2030006" calcext:value-type="float">
            <text:p>2030006</text:p>
          </table:table-cell>
          <table:table-cell office:value-type="string" calcext:value-type="string">
            <text:p>CAKAR AYAM BESI 8 MM 50X50 TANPA MERK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42000</text:p>
          </table:table-cell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float" office:value="2030007" calcext:value-type="float">
            <text:p>2030007</text:p>
          </table:table-cell>
          <table:table-cell office:value-type="string" calcext:value-type="string">
            <text:p>CAKAR AYAM BESI 8 MM 40X40 TANPA MERK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700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030008" calcext:value-type="float">
            <text:p>2030008</text:p>
          </table:table-cell>
          <table:table-cell office:value-type="string" calcext:value-type="string">
            <text:p>COMPOUND 1 KG APLUS KG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30009" calcext:value-type="float">
            <text:p>2030009</text:p>
          </table:table-cell>
          <table:table-cell office:value-type="string" calcext:value-type="string">
            <text:p>COMPOUND 20 KG APLUS SAK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58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70001" calcext:value-type="float">
            <text:p>2070001</text:p>
          </table:table-cell>
          <table:table-cell office:value-type="string" calcext:value-type="string">
            <text:p>GIPSUM <text:s/>APLUS LEMBAR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5700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70002" calcext:value-type="float">
            <text:p>2070002</text:p>
          </table:table-cell>
          <table:table-cell office:value-type="string" calcext:value-type="string">
            <text:p>GIPSUM <text:s/>JAYABOARD LEMBAR</text:p>
          </table:table-cell>
          <table:table-cell office:value-type="string" calcext:value-type="string">
            <text:p> RP73,000 </text:p>
          </table:table-cell>
          <table:table-cell office:value-type="string" calcext:value-type="string">
            <text:p>6900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70003" calcext:value-type="float">
            <text:p>2070003</text:p>
          </table:table-cell>
          <table:table-cell office:value-type="string" calcext:value-type="string">
            <text:p>GIPSUM <text:s/>GYPROC LEMBAR</text:p>
          </table:table-cell>
          <table:table-cell office:value-type="string" calcext:value-type="string">
            <text:p>67000</text:p>
          </table:table-cell>
          <table:table-cell office:value-type="string" calcext:value-type="string">
            <text:p>6100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70004" calcext:value-type="float">
            <text:p>2070004</text:p>
          </table:table-cell>
          <table:table-cell office:value-type="string" calcext:value-type="string">
            <text:p>GLASS BLOCK 18X18 MULIA BUAH</text:p>
          </table:table-cell>
          <table:table-cell office:value-type="string" calcext:value-type="string">
            <text:p> RP23,000 </text:p>
          </table:table-cell>
          <table:table-cell office:value-type="string" calcext:value-type="string">
            <text:p>185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80001" calcext:value-type="float">
            <text:p>2080001</text:p>
          </table:table-cell>
          <table:table-cell office:value-type="string" calcext:value-type="string">
            <text:p>HOLO GALVANIS 0,25 2X4 TANPA MERK BATANG</text:p>
          </table:table-cell>
          <table:table-cell office:value-type="string" calcext:value-type="string">
            <text:p> RP23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80002" calcext:value-type="float">
            <text:p>2080002</text:p>
          </table:table-cell>
          <table:table-cell office:value-type="string" calcext:value-type="string">
            <text:p>HOLO GALVANIS 0,25 4X4 TANPA MERK BATANG</text:p>
          </table:table-cell>
          <table:table-cell office:value-type="string" calcext:value-type="string">
            <text:p> RP26,000 </text:p>
          </table:table-cell>
          <table:table-cell office:value-type="string" calcext:value-type="string">
            <text:p>1935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80003" calcext:value-type="float">
            <text:p>2080003</text:p>
          </table:table-cell>
          <table:table-cell office:value-type="string" calcext:value-type="string">
            <text:p>HOLO MENI 0,25 2X4 TANPA MERK BATANG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80004" calcext:value-type="float">
            <text:p>2080004</text:p>
          </table:table-cell>
          <table:table-cell office:value-type="string" calcext:value-type="string">
            <text:p>HOLO MENI 0,25 4X4 TANPA MERK BATANG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1250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90001" calcext:value-type="float">
            <text:p>2090001</text:p>
          </table:table-cell>
          <table:table-cell office:value-type="string" calcext:value-type="string">
            <text:p>IMPERIAL 2440X1220X3,5 RB LEMBAR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475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90002" calcext:value-type="float">
            <text:p>2090002</text:p>
          </table:table-cell>
          <table:table-cell office:value-type="string" calcext:value-type="string">
            <text:p>INJUK <text:s/>TANPA MERK IKAT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110001" calcext:value-type="float">
            <text:p>2110001</text:p>
          </table:table-cell>
          <table:table-cell office:value-type="string" calcext:value-type="string">
            <text:p>KAYU KASO 4 X 6 PALEMBANG IKAT</text:p>
          </table:table-cell>
          <table:table-cell office:value-type="string" calcext:value-type="string">
            <text:p> RP200,000 </text:p>
          </table:table-cell>
          <table:table-cell office:value-type="string" calcext:value-type="string">
            <text:p>15500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110002" calcext:value-type="float">
            <text:p>2110002</text:p>
          </table:table-cell>
          <table:table-cell office:value-type="string" calcext:value-type="string">
            <text:p>KAYU KASO BIASA PER IKAT TANPA MERK IKAT</text:p>
          </table:table-cell>
          <table:table-cell office:value-type="string" calcext:value-type="string">
            <text:p> RP110,000 </text:p>
          </table:table-cell>
          <table:table-cell office:value-type="string" calcext:value-type="string">
            <text:p>8500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110003" calcext:value-type="float">
            <text:p>2110003</text:p>
          </table:table-cell>
          <table:table-cell office:value-type="string" calcext:value-type="string">
            <text:p>KAYU RENG PER IKAT PALEMBANG BUAH</text:p>
          </table:table-cell>
          <table:table-cell office:value-type="string" calcext:value-type="string">
            <text:p> RP230,000 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120001" calcext:value-type="float">
            <text:p>2120001</text:p>
          </table:table-cell>
          <table:table-cell office:value-type="string" calcext:value-type="string">
            <text:p>LISPLANK 2.4X20 TANPA MERK LEMBAR</text:p>
          </table:table-cell>
          <table:table-cell office:value-type="string" calcext:value-type="string">
            <text:p>58000</text:p>
          </table:table-cell>
          <table:table-cell office:value-type="string" calcext:value-type="string">
            <text:p>5100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130001" calcext:value-type="float">
            <text:p>2130001</text:p>
          </table:table-cell>
          <table:table-cell office:value-type="string" calcext:value-type="string">
            <text:p>MULTIROOF <text:s/>BEST LEMBAR</text:p>
          </table:table-cell>
          <table:table-cell/>
          <table:table-cell office:value-type="string" calcext:value-type="string">
            <text:p>255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130002" calcext:value-type="float">
            <text:p>2130002</text:p>
          </table:table-cell>
          <table:table-cell office:value-type="string" calcext:value-type="string">
            <text:p>MULTIROOF 1,5 M HDKA ROOF LEMBAR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130003" calcext:value-type="float">
            <text:p>2130003</text:p>
          </table:table-cell>
          <table:table-cell office:value-type="string" calcext:value-type="string">
            <text:p>MULTIROOF <text:s/>PACIFILLITE LEMAR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140001" calcext:value-type="float">
            <text:p>2140001</text:p>
          </table:table-cell>
          <table:table-cell office:value-type="string" calcext:value-type="string">
            <text:p>NOK ASBES 14 DJABES PASANG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094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160001" calcext:value-type="float">
            <text:p>2160001</text:p>
          </table:table-cell>
          <table:table-cell office:value-type="string" calcext:value-type="string">
            <text:p>PAPAN COR 2 X 20 X 4 TANPA MERK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160002" calcext:value-type="float">
            <text:p>2160002</text:p>
          </table:table-cell>
          <table:table-cell office:value-type="string" calcext:value-type="string">
            <text:p>PASIR COR KIJANG JEBROT 1 M3</text:p>
          </table:table-cell>
          <table:table-cell office:value-type="string" calcext:value-type="string">
            <text:p> RP400,000 </text:p>
          </table:table-cell>
          <table:table-cell office:value-type="string" calcext:value-type="string">
            <text:p>25000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60003" calcext:value-type="float">
            <text:p>2160003</text:p>
          </table:table-cell>
          <table:table-cell office:value-type="string" calcext:value-type="string">
            <text:p>PASIR COR KIJANG JEBROT 1.25 M3</text:p>
          </table:table-cell>
          <table:table-cell office:value-type="string" calcext:value-type="string">
            <text:p> RP450,000 </text:p>
          </table:table-cell>
          <table:table-cell office:value-type="string" calcext:value-type="string">
            <text:p>31250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60004" calcext:value-type="float">
            <text:p>2160004</text:p>
          </table:table-cell>
          <table:table-cell office:value-type="string" calcext:value-type="string">
            <text:p>PASIR COR ENGKEL JEBROT 1.77 M3</text:p>
          </table:table-cell>
          <table:table-cell office:value-type="string" calcext:value-type="string">
            <text:p> RP550,000 </text:p>
          </table:table-cell>
          <table:table-cell office:value-type="string" calcext:value-type="string">
            <text:p>442500</text:p>
          </table:table-cell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float" office:value="2160005" calcext:value-type="float">
            <text:p>2160005</text:p>
          </table:table-cell>
          <table:table-cell office:value-type="string" calcext:value-type="string">
            <text:p>PASIR COR TRUK JEBROT 7 M3</text:p>
          </table:table-cell>
          <table:table-cell office:value-type="string" calcext:value-type="string">
            <text:p> RP1,850,000 </text:p>
          </table:table-cell>
          <table:table-cell office:value-type="string" calcext:value-type="string">
            <text:p>175000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160006" calcext:value-type="float">
            <text:p>2160006</text:p>
          </table:table-cell>
          <table:table-cell office:value-type="string" calcext:value-type="string">
            <text:p>PASIR PASANG KIJANG MALEBER 1.25 M3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300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60007" calcext:value-type="float">
            <text:p>2160007</text:p>
          </table:table-cell>
          <table:table-cell office:value-type="string" calcext:value-type="string">
            <text:p>PASIR PASANG ENGKEL MALEBER 1.77 M3</text:p>
          </table:table-cell>
          <table:table-cell office:value-type="string" calcext:value-type="string">
            <text:p> RP550,000 </text:p>
          </table:table-cell>
          <table:table-cell office:value-type="string" calcext:value-type="string">
            <text:p>43500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60008" calcext:value-type="float">
            <text:p>2160008</text:p>
          </table:table-cell>
          <table:table-cell office:value-type="string" calcext:value-type="string">
            <text:p>PASIR PUTIH KIJANG LAMPUNG 1 M3</text:p>
          </table:table-cell>
          <table:table-cell office:value-type="string" calcext:value-type="string">
            <text:p> RP450,000 </text:p>
          </table:table-cell>
          <table:table-cell office:value-type="string" calcext:value-type="string">
            <text:p>28571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160009" calcext:value-type="float">
            <text:p>2160009</text:p>
          </table:table-cell>
          <table:table-cell office:value-type="string" calcext:value-type="string">
            <text:p>PASIR PUTIH KIJANG LAMPUNG 1.25 M3</text:p>
          </table:table-cell>
          <table:table-cell office:value-type="string" calcext:value-type="string">
            <text:p> RP500,000 </text:p>
          </table:table-cell>
          <table:table-cell office:value-type="string" calcext:value-type="string">
            <text:p>35714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60010" calcext:value-type="float">
            <text:p>2160010</text:p>
          </table:table-cell>
          <table:table-cell office:value-type="string" calcext:value-type="string">
            <text:p>PASIR PUTIH ENGKEL LAMPUNG 1.77 M3</text:p>
          </table:table-cell>
          <table:table-cell office:value-type="string" calcext:value-type="string">
            <text:p> RP650,000 </text:p>
          </table:table-cell>
          <table:table-cell office:value-type="string" calcext:value-type="string">
            <text:p>505317</text:p>
          </table:table-cell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float" office:value="2160011" calcext:value-type="float">
            <text:p>2160011</text:p>
          </table:table-cell>
          <table:table-cell office:value-type="string" calcext:value-type="string">
            <text:p>PASIR PUTIH TRUK LAMPUNG 7 M3</text:p>
          </table:table-cell>
          <table:table-cell office:value-type="string" calcext:value-type="string">
            <text:p> RP2,100,000 </text:p>
          </table:table-cell>
          <table:table-cell office:value-type="string" calcext:value-type="string">
            <text:p>200000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160012" calcext:value-type="float">
            <text:p>2160012</text:p>
          </table:table-cell>
          <table:table-cell office:value-type="string" calcext:value-type="string">
            <text:p>PEREKAT BATA RINGAN 40 KG MU SAK</text:p>
          </table:table-cell>
          <table:table-cell office:value-type="string" calcext:value-type="string">
            <text:p> RP142,000 </text:p>
          </table:table-cell>
          <table:table-cell office:value-type="string" calcext:value-type="string">
            <text:p>13600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60013" calcext:value-type="float">
            <text:p>2160013</text:p>
          </table:table-cell>
          <table:table-cell office:value-type="string" calcext:value-type="string">
            <text:p>PEREKAT BATA RINGAN 40 KG UZIN SAK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7400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180001" calcext:value-type="float">
            <text:p>2180001</text:p>
          </table:table-cell>
          <table:table-cell office:value-type="string" calcext:value-type="string">
            <text:p>RING BEHEL/CINCIN 6X8 MM TANPA MERK BUAH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180002" calcext:value-type="float">
            <text:p>2180002</text:p>
          </table:table-cell>
          <table:table-cell office:value-type="string" calcext:value-type="string">
            <text:p>RING BEHEL/CINCIN 6X10 TANPA MERK BUAH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9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80003" calcext:value-type="float">
            <text:p>2180003</text:p>
          </table:table-cell>
          <table:table-cell office:value-type="string" calcext:value-type="string">
            <text:p>RING BEHEL/CINCIN 8X12 TIPIS BUAH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180004" calcext:value-type="float">
            <text:p>2180004</text:p>
          </table:table-cell>
          <table:table-cell office:value-type="string" calcext:value-type="string">
            <text:p>RING BEHEL/CINCIN 10X15 TIPIS BUAH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5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180005" calcext:value-type="float">
            <text:p>2180005</text:p>
          </table:table-cell>
          <table:table-cell office:value-type="string" calcext:value-type="string">
            <text:p>RING BEHEL/CINCIN 10X20 TIPIS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65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180006" calcext:value-type="float">
            <text:p>2180006</text:p>
          </table:table-cell>
          <table:table-cell office:value-type="string" calcext:value-type="string">
            <text:p>RING BEHEL/CINCIN 8X12 TEBAL BUAH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65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180007" calcext:value-type="float">
            <text:p>2180007</text:p>
          </table:table-cell>
          <table:table-cell office:value-type="string" calcext:value-type="string">
            <text:p>RING BEHEL/CINCIN 10X15 TEBAL BUA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87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180008" calcext:value-type="float">
            <text:p>2180008</text:p>
          </table:table-cell>
          <table:table-cell office:value-type="string" calcext:value-type="string">
            <text:p>RING BEHEL/CINCIN 10X20 TEBAL BUAH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5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180009" calcext:value-type="float">
            <text:p>2180009</text:p>
          </table:table-cell>
          <table:table-cell office:value-type="string" calcext:value-type="string">
            <text:p>RING BEHEL/CINCIN 8X12 TEBAL BUAH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69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180010" calcext:value-type="float">
            <text:p>2180010</text:p>
          </table:table-cell>
          <table:table-cell office:value-type="string" calcext:value-type="string">
            <text:p>RING BEHEL/CINCIN 10X15 TEBAL BUAH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86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180011" calcext:value-type="float">
            <text:p>2180011</text:p>
          </table:table-cell>
          <table:table-cell office:value-type="string" calcext:value-type="string">
            <text:p>RING BEHEL/CINCIN 10X20 TEBAL BUAH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96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190001" calcext:value-type="float">
            <text:p>2190001</text:p>
          </table:table-cell>
          <table:table-cell office:value-type="string" calcext:value-type="string">
            <text:p>SEMEN 40 KG GRESIK SAK</text:p>
          </table:table-cell>
          <table:table-cell office:value-type="string" calcext:value-type="string">
            <text:p> RP58,000 </text:p>
          </table:table-cell>
          <table:table-cell office:value-type="string" calcext:value-type="string">
            <text:p>5500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190002" calcext:value-type="float">
            <text:p>2190002</text:p>
          </table:table-cell>
          <table:table-cell office:value-type="string" calcext:value-type="string">
            <text:p>SEMEN 40 KG HOLCIM SAK</text:p>
          </table:table-cell>
          <table:table-cell office:value-type="string" calcext:value-type="string">
            <text:p> RP58,500 </text:p>
          </table:table-cell>
          <table:table-cell office:value-type="string" calcext:value-type="string">
            <text:p>5600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190003" calcext:value-type="float">
            <text:p>2190003</text:p>
          </table:table-cell>
          <table:table-cell office:value-type="string" calcext:value-type="string">
            <text:p>SEMEN 40 KG MERAH PUTIH SAK</text:p>
          </table:table-cell>
          <table:table-cell office:value-type="string" calcext:value-type="string">
            <text:p>54000</text:p>
          </table:table-cell>
          <table:table-cell office:value-type="string" calcext:value-type="string">
            <text:p>5240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190004" calcext:value-type="float">
            <text:p>2190004</text:p>
          </table:table-cell>
          <table:table-cell office:value-type="string" calcext:value-type="string">
            <text:p>SEMEN 1 KG TANPA MERK KG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137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90005" calcext:value-type="float">
            <text:p>2190005</text:p>
          </table:table-cell>
          <table:table-cell office:value-type="string" calcext:value-type="string">
            <text:p>SEMEN 40 KG TIGA RODA SAK</text:p>
          </table:table-cell>
          <table:table-cell office:value-type="string" calcext:value-type="string">
            <text:p> RP59,000 </text:p>
          </table:table-cell>
          <table:table-cell office:value-type="string" calcext:value-type="string">
            <text:p>570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90006" calcext:value-type="float">
            <text:p>2190006</text:p>
          </table:table-cell>
          <table:table-cell office:value-type="string" calcext:value-type="string">
            <text:p>SEMEN <text:s/>40 KG GARUDA SAK</text:p>
          </table:table-cell>
          <table:table-cell office:value-type="string" calcext:value-type="string">
            <text:p>52000</text:p>
          </table:table-cell>
          <table:table-cell office:value-type="string" calcext:value-type="string">
            <text:p>5000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190007" calcext:value-type="float">
            <text:p>2190007</text:p>
          </table:table-cell>
          <table:table-cell office:value-type="string" calcext:value-type="string">
            <text:p>SEMEN PUTIH 1 KG TANPA MERK KG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225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00001" calcext:value-type="float">
            <text:p>2200001</text:p>
          </table:table-cell>
          <table:table-cell office:value-type="string" calcext:value-type="string">
            <text:p>TRIPLEK 8 MM TUNAS 4"X8" LEMBAR</text:p>
          </table:table-cell>
          <table:table-cell office:value-type="string" calcext:value-type="string">
            <text:p> RP112,000 </text:p>
          </table:table-cell>
          <table:table-cell office:value-type="string" calcext:value-type="string">
            <text:p>9700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00002" calcext:value-type="float">
            <text:p>2200002</text:p>
          </table:table-cell>
          <table:table-cell office:value-type="string" calcext:value-type="string">
            <text:p>TRIPLEK 4 MM TUNAS 4"X8" LEMBAR</text:p>
          </table:table-cell>
          <table:table-cell office:value-type="string" calcext:value-type="string">
            <text:p> RP62,000 </text:p>
          </table:table-cell>
          <table:table-cell office:value-type="string" calcext:value-type="string">
            <text:p>5500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00003" calcext:value-type="float">
            <text:p>2200003</text:p>
          </table:table-cell>
          <table:table-cell office:value-type="string" calcext:value-type="string">
            <text:p>TRIPLEK 6 MM TUNAS 4"X8" LEMBAR</text:p>
          </table:table-cell>
          <table:table-cell office:value-type="string" calcext:value-type="string">
            <text:p>72000</text:p>
          </table:table-cell>
          <table:table-cell office:value-type="string" calcext:value-type="string">
            <text:p>6500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00004" calcext:value-type="float">
            <text:p>2200004</text:p>
          </table:table-cell>
          <table:table-cell office:value-type="string" calcext:value-type="string">
            <text:p>TRIPLEK 3 MM TUNAS 4”X8” LEMBAR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440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3 CODE  (CAT DAN BAHAN KIMIA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10001" calcext:value-type="float">
            <text:p>3010001</text:p>
          </table:table-cell>
          <table:table-cell office:value-type="string" calcext:value-type="string">
            <text:p>AFDUNER 1 BOTOL SELL 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4000</text:p>
          </table:table-cell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float" office:value="3010002" calcext:value-type="float">
            <text:p>3010002</text:p>
          </table:table-cell>
          <table:table-cell office:value-type="string" calcext:value-type="string">
            <text:p>AIR KERAS BELING BOTOL BELING TANPA MERK BOTOL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375</text:p>
          </table:table-cell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float" office:value="3010003" calcext:value-type="float">
            <text:p>3010003</text:p>
          </table:table-cell>
          <table:table-cell office:value-type="string" calcext:value-type="string">
            <text:p>AIR KERAS BOTOL PLASTIK BAYGON TANPA MERK BOTOL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10004" calcext:value-type="float">
            <text:p>3010004</text:p>
          </table:table-cell>
          <table:table-cell office:value-type="string" calcext:value-type="string">
            <text:p>ALCASIT BUNGKUS MOWILEX BUNGKUS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1400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10005" calcext:value-type="float">
            <text:p>3010005</text:p>
          </table:table-cell>
          <table:table-cell office:value-type="string" calcext:value-type="string">
            <text:p>ANTI BOCOR 1 KG AQUAPROOF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4180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10006" calcext:value-type="float">
            <text:p>3010006</text:p>
          </table:table-cell>
          <table:table-cell office:value-type="string" calcext:value-type="string">
            <text:p>ANTI BOCOR 4 KG AQUAPROOF BUAH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15850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10007" calcext:value-type="float">
            <text:p>3010007</text:p>
          </table:table-cell>
          <table:table-cell office:value-type="string" calcext:value-type="string">
            <text:p>ANTI BOCOR 20 KG AQUAPROOF BUAH</text:p>
          </table:table-cell>
          <table:table-cell office:value-type="string" calcext:value-type="string">
            <text:p> RP780,000 </text:p>
          </table:table-cell>
          <table:table-cell office:value-type="string" calcext:value-type="string">
            <text:p>7260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10008" calcext:value-type="float">
            <text:p>3010008</text:p>
          </table:table-cell>
          <table:table-cell office:value-type="string" calcext:value-type="string">
            <text:p>ANTI BOCOR 1 KG ELASCO BUAH</text:p>
          </table:table-cell>
          <table:table-cell office:value-type="string" calcext:value-type="string">
            <text:p> RP38,000 </text:p>
          </table:table-cell>
          <table:table-cell office:value-type="string" calcext:value-type="string">
            <text:p>3388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10009" calcext:value-type="float">
            <text:p>3010009</text:p>
          </table:table-cell>
          <table:table-cell office:value-type="string" calcext:value-type="string">
            <text:p>ANTI BOCOR 4 KG ELASCO BUAH</text:p>
          </table:table-cell>
          <table:table-cell office:value-type="string" calcext:value-type="string">
            <text:p> RP142,000 </text:p>
          </table:table-cell>
          <table:table-cell office:value-type="string" calcext:value-type="string">
            <text:p>1254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10010" calcext:value-type="float">
            <text:p>3010010</text:p>
          </table:table-cell>
          <table:table-cell office:value-type="string" calcext:value-type="string">
            <text:p>ANTI BOCOR 4 KG NO DROP BUAH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1590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10011" calcext:value-type="float">
            <text:p>3010011</text:p>
          </table:table-cell>
          <table:table-cell office:value-type="string" calcext:value-type="string">
            <text:p>ANTI BOCOR 1 KG NO DROP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4190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10012" calcext:value-type="float">
            <text:p>3010012</text:p>
          </table:table-cell>
          <table:table-cell office:value-type="string" calcext:value-type="string">
            <text:p>ANTI BOCOR 4 KG SIKA RAINTATE BUAH</text:p>
          </table:table-cell>
          <table:table-cell office:value-type="string" calcext:value-type="string">
            <text:p> RP142,000 </text:p>
          </table:table-cell>
          <table:table-cell office:value-type="string" calcext:value-type="string">
            <text:p>11192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10013" calcext:value-type="float">
            <text:p>3010013</text:p>
          </table:table-cell>
          <table:table-cell office:value-type="string" calcext:value-type="string">
            <text:p>ANTI RAYAP 0.1 LITER KUDA TERBANG 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10014" calcext:value-type="float">
            <text:p>3010014</text:p>
          </table:table-cell>
          <table:table-cell office:value-type="string" calcext:value-type="string">
            <text:p>ANTI RAYAP GALON RESIDU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20001" calcext:value-type="float">
            <text:p>3020001</text:p>
          </table:table-cell>
          <table:table-cell office:value-type="string" calcext:value-type="string">
            <text:p>BRASSO KECIL/BOTOL KSH BUAH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9850</text:p>
          </table:table-cell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float" office:value="3030001" calcext:value-type="float">
            <text:p>3030001</text:p>
          </table:table-cell>
          <table:table-cell office:value-type="string" calcext:value-type="string">
            <text:p>CAT BATU ALAM 1 LITER ARCA BLACK NATURAL SB 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52817</text:p>
          </table:table-cell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float" office:value="3030002" calcext:value-type="float">
            <text:p>3030002</text:p>
          </table:table-cell>
          <table:table-cell office:value-type="string" calcext:value-type="string">
            <text:p>CAT BATU ALAM 1 LITER ARCA DOFF NATURAL SB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57720</text:p>
          </table:table-cell>
        </table:table-row>
        <table:table-row table:style-name="ro3">
          <table:table-cell office:value-type="float" office:value="953" calcext:value-type="float">
            <text:p>953</text:p>
          </table:table-cell>
          <table:table-cell office:value-type="float" office:value="3030003" calcext:value-type="float">
            <text:p>3030003</text:p>
          </table:table-cell>
          <table:table-cell office:value-type="string" calcext:value-type="string">
            <text:p>CAT BATU ALAM 1 LITER ARCA GLOSS NATURAL SB KALENG</text:p>
          </table:table-cell>
          <table:table-cell office:value-type="string" calcext:value-type="string">
            <text:p> RP7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float" office:value="3030004" calcext:value-type="float">
            <text:p>3030004</text:p>
          </table:table-cell>
          <table:table-cell office:value-type="string" calcext:value-type="string">
            <text:p>CAT BATU ALAM 1 LITER ARCA TRANSPARAN GLOSS KALENG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30005" calcext:value-type="float">
            <text:p>3030005</text:p>
          </table:table-cell>
          <table:table-cell office:value-type="string" calcext:value-type="string">
            <text:p>CAT BESI / KAYU 1 LITER DULUX KALE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30006" calcext:value-type="float">
            <text:p>3030006</text:p>
          </table:table-cell>
          <table:table-cell office:value-type="string" calcext:value-type="string">
            <text:p>CAT BESI/KAYU 0.8 LITER DYNALAC KALENG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3750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30007" calcext:value-type="float">
            <text:p>3030007</text:p>
          </table:table-cell>
          <table:table-cell office:value-type="string" calcext:value-type="string">
            <text:p>CAT BESI/KAYU 100 CC AVIAN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699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30008" calcext:value-type="float">
            <text:p>3030008</text:p>
          </table:table-cell>
          <table:table-cell office:value-type="string" calcext:value-type="string">
            <text:p>CAT BESI/KAYU 200 CC BRILO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008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30009" calcext:value-type="float">
            <text:p>3030009</text:p>
          </table:table-cell>
          <table:table-cell office:value-type="string" calcext:value-type="string">
            <text:p>CAT BESI/KAYU 200 CC BRILO SPECIAL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526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30010" calcext:value-type="float">
            <text:p>3030010</text:p>
          </table:table-cell>
          <table:table-cell office:value-type="string" calcext:value-type="string">
            <text:p>CAT BESI/KAYU 200 CC BRILO EMAS KALENG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2303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30011" calcext:value-type="float">
            <text:p>3030011</text:p>
          </table:table-cell>
          <table:table-cell office:value-type="string" calcext:value-type="string">
            <text:p>CAT BESI/KAYU 1 KG FTALIT GLOSS BUAH</text:p>
          </table:table-cell>
          <table:table-cell office:value-type="string" calcext:value-type="string">
            <text:p> RP56,000 </text:p>
          </table:table-cell>
          <table:table-cell office:value-type="string" calcext:value-type="string">
            <text:p>4743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30012" calcext:value-type="float">
            <text:p>3030012</text:p>
          </table:table-cell>
          <table:table-cell office:value-type="string" calcext:value-type="string">
            <text:p>CAT BESI/KAYU 1 KG FTALIT GLOSS BUAH</text:p>
          </table:table-cell>
          <table:table-cell office:value-type="string" calcext:value-type="string">
            <text:p> RP56,000 </text:p>
          </table:table-cell>
          <table:table-cell office:value-type="string" calcext:value-type="string">
            <text:p>4743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30013" calcext:value-type="float">
            <text:p>3030013</text:p>
          </table:table-cell>
          <table:table-cell office:value-type="string" calcext:value-type="string">
            <text:p>CAT BESI/KAYU 1 KG FTALIT DOFF BUAH</text:p>
          </table:table-cell>
          <table:table-cell office:value-type="string" calcext:value-type="string">
            <text:p> RP56,000 </text:p>
          </table:table-cell>
          <table:table-cell office:value-type="string" calcext:value-type="string">
            <text:p>5130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30014" calcext:value-type="float">
            <text:p>3030014</text:p>
          </table:table-cell>
          <table:table-cell office:value-type="string" calcext:value-type="string">
            <text:p>CAT BESI/KAYU 1 KG KUDA TERBANG BUAH</text:p>
          </table:table-cell>
          <table:table-cell office:value-type="string" calcext:value-type="string">
            <text:p> RP47,000 </text:p>
          </table:table-cell>
          <table:table-cell office:value-type="string" calcext:value-type="string">
            <text:p>440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30015" calcext:value-type="float">
            <text:p>3030015</text:p>
          </table:table-cell>
          <table:table-cell office:value-type="string" calcext:value-type="string">
            <text:p>CAT BESI/KAYU 100 CC KUDA TERBANG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658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30016" calcext:value-type="float">
            <text:p>3030016</text:p>
          </table:table-cell>
          <table:table-cell office:value-type="string" calcext:value-type="string">
            <text:p>CAT BESI/KAYU 1 KG MARITEK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219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30017" calcext:value-type="float">
            <text:p>3030017</text:p>
          </table:table-cell>
          <table:table-cell office:value-type="string" calcext:value-type="string">
            <text:p>CAT BESI/KAYU 1 KG SEIV  HITAM PUTIH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4675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30018" calcext:value-type="float">
            <text:p>3030018</text:p>
          </table:table-cell>
          <table:table-cell office:value-type="string" calcext:value-type="string">
            <text:p>CAT BESI/KAYU 1 KG SEIV  WARNA BUAH</text:p>
          </table:table-cell>
          <table:table-cell office:value-type="string" calcext:value-type="string">
            <text:p> RP48,000 </text:p>
          </table:table-cell>
          <table:table-cell office:value-type="string" calcext:value-type="string">
            <text:p>47500</text:p>
          </table:table-cell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float" office:value="3030019" calcext:value-type="float">
            <text:p>3030019</text:p>
          </table:table-cell>
          <table:table-cell office:value-type="string" calcext:value-type="string">
            <text:p>CAT BESI/KAYU 1 KG SEIV SPECIAL WARNA BUAH</text:p>
          </table:table-cell>
          <table:table-cell office:value-type="string" calcext:value-type="string">
            <text:p>53000</text:p>
          </table:table-cell>
          <table:table-cell office:value-type="string" calcext:value-type="string">
            <text:p>4796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30020" calcext:value-type="float">
            <text:p>3030020</text:p>
          </table:table-cell>
          <table:table-cell office:value-type="string" calcext:value-type="string">
            <text:p>CAT BESI/KAYU 1 PAIL SEIV BUAH</text:p>
          </table:table-cell>
          <table:table-cell/>
          <table:table-cell office:value-type="string" calcext:value-type="string">
            <text:p>86350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30021" calcext:value-type="float">
            <text:p>3030021</text:p>
          </table:table-cell>
          <table:table-cell office:value-type="string" calcext:value-type="string">
            <text:p>CAT BESI/KAYU 1 KG SEIV  BUAH</text:p>
          </table:table-cell>
          <table:table-cell office:value-type="string" calcext:value-type="string">
            <text:p> RP53,000 </text:p>
          </table:table-cell>
          <table:table-cell office:value-type="string" calcext:value-type="string">
            <text:p>4800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30022" calcext:value-type="float">
            <text:p>3030022</text:p>
          </table:table-cell>
          <table:table-cell office:value-type="string" calcext:value-type="string">
            <text:p>CAT BESI/KAYU EMAS 1/4 KG SEIV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231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30023" calcext:value-type="float">
            <text:p>3030023</text:p>
          </table:table-cell>
          <table:table-cell office:value-type="string" calcext:value-type="string">
            <text:p>CAT BESI/KAYU EMAS 1 KG SEIV  BUAH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825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30024" calcext:value-type="float">
            <text:p>3030024</text:p>
          </table:table-cell>
          <table:table-cell office:value-type="string" calcext:value-type="string">
            <text:p>CAT BESI/KAYU TEMBAGA 1 KG SEIV BUAH</text:p>
          </table:table-cell>
          <table:table-cell office:value-type="string" calcext:value-type="string">
            <text:p> RP85,000 </text:p>
          </table:table-cell>
          <table:table-cell office:value-type="string" calcext:value-type="string">
            <text:p>7100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30025" calcext:value-type="float">
            <text:p>3030025</text:p>
          </table:table-cell>
          <table:table-cell office:value-type="string" calcext:value-type="string">
            <text:p>CAT BESI/KAYU TEMBAGA 1/4 KG SEIV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936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30026" calcext:value-type="float">
            <text:p>3030026</text:p>
          </table:table-cell>
          <table:table-cell office:value-type="string" calcext:value-type="string">
            <text:p>CAT GENTENG 3.,7 LITER MATEX BUAH</text:p>
          </table:table-cell>
          <table:table-cell office:value-type="string" calcext:value-type="string">
            <text:p>137000</text:p>
          </table:table-cell>
          <table:table-cell office:value-type="string" calcext:value-type="string">
            <text:p>1227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30027" calcext:value-type="float">
            <text:p>3030027</text:p>
          </table:table-cell>
          <table:table-cell office:value-type="string" calcext:value-type="string">
            <text:p>CAT KOLAM 1 LITER SANLEX BUAH</text:p>
          </table:table-cell>
          <table:table-cell office:value-type="string" calcext:value-type="string">
            <text:p>78000</text:p>
          </table:table-cell>
          <table:table-cell office:value-type="string" calcext:value-type="string">
            <text:p>648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30028" calcext:value-type="float">
            <text:p>3030028</text:p>
          </table:table-cell>
          <table:table-cell office:value-type="string" calcext:value-type="string">
            <text:p>CAT PRIMER 1 KG KANSAI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4100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030029" calcext:value-type="float">
            <text:p>3030029</text:p>
          </table:table-cell>
          <table:table-cell office:value-type="string" calcext:value-type="string">
            <text:p>CAT PRIMER 1 KG SEIV 6610 GREY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30030" calcext:value-type="float">
            <text:p>3030030</text:p>
          </table:table-cell>
          <table:table-cell office:value-type="string" calcext:value-type="string">
            <text:p>CAT PRIMER 1 KG SEIV 6645 C.GREEN BUAH</text:p>
          </table:table-cell>
          <table:table-cell office:value-type="string" calcext:value-type="string">
            <text:p>38000</text:p>
          </table:table-cell>
          <table:table-cell office:value-type="string" calcext:value-type="string">
            <text:p>330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30031" calcext:value-type="float">
            <text:p>3030031</text:p>
          </table:table-cell>
          <table:table-cell office:value-type="string" calcext:value-type="string">
            <text:p>CAT PRIMER 5 KG SEIV 6610 GREY BUAH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3200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30032" calcext:value-type="float">
            <text:p>3030032</text:p>
          </table:table-cell>
          <table:table-cell office:value-type="string" calcext:value-type="string">
            <text:p>CAT PRIMER 5 KG SEIV 6645 C.GREEN BUAH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5400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30033" calcext:value-type="float">
            <text:p>3030033</text:p>
          </table:table-cell>
          <table:table-cell office:value-type="string" calcext:value-type="string">
            <text:p>CAT TEMBOK 5 KG AVITEX BUAH</text:p>
          </table:table-cell>
          <table:table-cell office:value-type="string" calcext:value-type="string">
            <text:p>92000</text:p>
          </table:table-cell>
          <table:table-cell office:value-type="string" calcext:value-type="string">
            <text:p>809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30034" calcext:value-type="float">
            <text:p>3030034</text:p>
          </table:table-cell>
          <table:table-cell office:value-type="string" calcext:value-type="string">
            <text:p>CAT TEMBOK 5 KG ARIES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867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030035" calcext:value-type="float">
            <text:p>3030035</text:p>
          </table:table-cell>
          <table:table-cell office:value-type="string" calcext:value-type="string">
            <text:p>CAT TEMBOK 1 KG AVITEX BUAH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2173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30036" calcext:value-type="float">
            <text:p>3030036</text:p>
          </table:table-cell>
          <table:table-cell office:value-type="string" calcext:value-type="string">
            <text:p>CAT TEMBOK 1 KG   AVITEX BUAH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2173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30037" calcext:value-type="float">
            <text:p>3030037</text:p>
          </table:table-cell>
          <table:table-cell office:value-type="string" calcext:value-type="string">
            <text:p>CAT TEMBOK 1 KG   AVITEX BUAH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2173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30038" calcext:value-type="float">
            <text:p>3030038</text:p>
          </table:table-cell>
          <table:table-cell office:value-type="string" calcext:value-type="string">
            <text:p>CAT TEMBOK 25 KG CATYLAC BUAH</text:p>
          </table:table-cell>
          <table:table-cell office:value-type="string" calcext:value-type="string">
            <text:p> RP525,000 </text:p>
          </table:table-cell>
          <table:table-cell office:value-type="string" calcext:value-type="string">
            <text:p>4259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030039" calcext:value-type="float">
            <text:p>3030039</text:p>
          </table:table-cell>
          <table:table-cell office:value-type="string" calcext:value-type="string">
            <text:p>CAT TEMBOK 25 KG CATYLAC EXTERNAL BUAH</text:p>
          </table:table-cell>
          <table:table-cell office:value-type="string" calcext:value-type="string">
            <text:p> RP700,000 </text:p>
          </table:table-cell>
          <table:table-cell office:value-type="string" calcext:value-type="string">
            <text:p>62567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030040" calcext:value-type="float">
            <text:p>3030040</text:p>
          </table:table-cell>
          <table:table-cell office:value-type="string" calcext:value-type="string">
            <text:p>CAT TEMBOK 5 KG CATYLAC EXTERNAL BUAH</text:p>
          </table:table-cell>
          <table:table-cell office:value-type="string" calcext:value-type="string">
            <text:p> RP146,000 </text:p>
          </table:table-cell>
          <table:table-cell office:value-type="string" calcext:value-type="string">
            <text:p>12892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30041" calcext:value-type="float">
            <text:p>3030041</text:p>
          </table:table-cell>
          <table:table-cell office:value-type="string" calcext:value-type="string">
            <text:p>CAT TEMBOK 5 KG CATYLAC BUAH</text:p>
          </table:table-cell>
          <table:table-cell office:value-type="string" calcext:value-type="string">
            <text:p> RP105,000 </text:p>
          </table:table-cell>
          <table:table-cell office:value-type="string" calcext:value-type="string">
            <text:p>9500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30042" calcext:value-type="float">
            <text:p>3030042</text:p>
          </table:table-cell>
          <table:table-cell office:value-type="string" calcext:value-type="string">
            <text:p>CAT TEMBOK 2,5 LITER DULUX PRO BUAH</text:p>
          </table:table-cell>
          <table:table-cell office:value-type="string" calcext:value-type="string">
            <text:p>220000</text:p>
          </table:table-cell>
          <table:table-cell office:value-type="string" calcext:value-type="string">
            <text:p>20035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30043" calcext:value-type="float">
            <text:p>3030043</text:p>
          </table:table-cell>
          <table:table-cell office:value-type="string" calcext:value-type="string">
            <text:p>CAT TEMBOK 2,5 LITER DULUX PRO BUAH</text:p>
          </table:table-cell>
          <table:table-cell office:value-type="string" calcext:value-type="string">
            <text:p> RP232,000 </text:p>
          </table:table-cell>
          <table:table-cell office:value-type="string" calcext:value-type="string">
            <text:p>20698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30044" calcext:value-type="float">
            <text:p>3030044</text:p>
          </table:table-cell>
          <table:table-cell office:value-type="string" calcext:value-type="string">
            <text:p>CAT TEMBOK 1 KG ENVITEX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204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30045" calcext:value-type="float">
            <text:p>3030045</text:p>
          </table:table-cell>
          <table:table-cell office:value-type="string" calcext:value-type="string">
            <text:p>CAT TEMBOK 5 KG ENVITEX BUAH</text:p>
          </table:table-cell>
          <table:table-cell office:value-type="string" calcext:value-type="string">
            <text:p> RP92,000 </text:p>
          </table:table-cell>
          <table:table-cell office:value-type="string" calcext:value-type="string">
            <text:p>7848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30046" calcext:value-type="float">
            <text:p>3030046</text:p>
          </table:table-cell>
          <table:table-cell office:value-type="string" calcext:value-type="string">
            <text:p>CAT TEMBOK 4,5 LITER NIPON PAINT GALON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30047" calcext:value-type="float">
            <text:p>3030047</text:p>
          </table:table-cell>
          <table:table-cell office:value-type="string" calcext:value-type="string">
            <text:p>CAT TEMBOK 25 KG PROVITEX BUAH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14500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30048" calcext:value-type="float">
            <text:p>3030048</text:p>
          </table:table-cell>
          <table:table-cell office:value-type="string" calcext:value-type="string">
            <text:p>CAT TEMBOK 5 KG PROVITEX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850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30049" calcext:value-type="float">
            <text:p>3030049</text:p>
          </table:table-cell>
          <table:table-cell office:value-type="string" calcext:value-type="string">
            <text:p>CAT TEMBOK 25 KG Q-LUC BUAH</text:p>
          </table:table-cell>
          <table:table-cell office:value-type="string" calcext:value-type="string">
            <text:p>190000</text:p>
          </table:table-cell>
          <table:table-cell office:value-type="string" calcext:value-type="string">
            <text:p>16926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30050" calcext:value-type="float">
            <text:p>3030050</text:p>
          </table:table-cell>
          <table:table-cell office:value-type="string" calcext:value-type="string">
            <text:p>CAT TEMBOK 5 KG Q-LUC 1509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4557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30051" calcext:value-type="float">
            <text:p>3030051</text:p>
          </table:table-cell>
          <table:table-cell office:value-type="string" calcext:value-type="string">
            <text:p>CAT TEMBOK 5 KG Q-LUC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4557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30052" calcext:value-type="float">
            <text:p>3030052</text:p>
          </table:table-cell>
          <table:table-cell office:value-type="string" calcext:value-type="string">
            <text:p>CAT TEMBOK 5 KG Q-LUC BUAH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4557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30053" calcext:value-type="float">
            <text:p>3030053</text:p>
          </table:table-cell>
          <table:table-cell office:value-type="string" calcext:value-type="string">
            <text:p>CAT TEMBOK 1 KG TIGER BUAH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30054" calcext:value-type="float">
            <text:p>3030054</text:p>
          </table:table-cell>
          <table:table-cell office:value-type="string" calcext:value-type="string">
            <text:p>CAT TEMBOK 5KG TULIP GALON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330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30055" calcext:value-type="float">
            <text:p>3030055</text:p>
          </table:table-cell>
          <table:table-cell office:value-type="string" calcext:value-type="string">
            <text:p>CAT TEMBOK 25 KG VINILEX BUAH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510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30056" calcext:value-type="float">
            <text:p>3030056</text:p>
          </table:table-cell>
          <table:table-cell office:value-type="string" calcext:value-type="string">
            <text:p>CAT TEMBOK 1 KG VINILEX BUAH</text:p>
          </table:table-cell>
          <table:table-cell office:value-type="string" calcext:value-type="string">
            <text:p>33000</text:p>
          </table:table-cell>
          <table:table-cell office:value-type="string" calcext:value-type="string">
            <text:p>2743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30057" calcext:value-type="float">
            <text:p>3030057</text:p>
          </table:table-cell>
          <table:table-cell office:value-type="string" calcext:value-type="string">
            <text:p>CAT TEMBOK 5 KG VINILEX BUAH</text:p>
          </table:table-cell>
          <table:table-cell office:value-type="string" calcext:value-type="string">
            <text:p>105000</text:p>
          </table:table-cell>
          <table:table-cell office:value-type="string" calcext:value-type="string">
            <text:p>10153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30058" calcext:value-type="float">
            <text:p>3030058</text:p>
          </table:table-cell>
          <table:table-cell office:value-type="string" calcext:value-type="string">
            <text:p>CAT TEMBOK <text:s/>5 KG ATLANTA GALON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30059" calcext:value-type="float">
            <text:p>3030059</text:p>
          </table:table-cell>
          <table:table-cell office:value-type="string" calcext:value-type="string">
            <text:p>COMPOUND UNTUK MOBIL KECIL  RUBY BUAH</text:p>
          </table:table-cell>
          <table:table-cell office:value-type="string" calcext:value-type="string">
            <text:p>7500</text:p>
          </table:table-cell>
          <table:table-cell office:value-type="string" calcext:value-type="string">
            <text:p>395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30060" calcext:value-type="float">
            <text:p>3030060</text:p>
          </table:table-cell>
          <table:table-cell office:value-type="string" calcext:value-type="string">
            <text:p>COMPOUND UNTUK MOBIL 1 KG RUBY BUAH</text:p>
          </table:table-cell>
          <table:table-cell office:value-type="string" calcext:value-type="string">
            <text:p>38000</text:p>
          </table:table-cell>
          <table:table-cell office:value-type="string" calcext:value-type="string">
            <text:p>3275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30061" calcext:value-type="float">
            <text:p>3030061</text:p>
          </table:table-cell>
          <table:table-cell office:value-type="string" calcext:value-type="string">
            <text:p>COPAL VERNIS 1 LITER SING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450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30062" calcext:value-type="float">
            <text:p>3030062</text:p>
          </table:table-cell>
          <table:table-cell office:value-type="string" calcext:value-type="string">
            <text:p>COPAL VERNIS 1 LITER SUMBER REJEKI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30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40001" calcext:value-type="float">
            <text:p>3040001</text:p>
          </table:table-cell>
          <table:table-cell office:value-type="string" calcext:value-type="string">
            <text:p>DEMPUL BESI 1 KG ISAMU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460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40002" calcext:value-type="float">
            <text:p>3040002</text:p>
          </table:table-cell>
          <table:table-cell office:value-type="string" calcext:value-type="string">
            <text:p>DEMPUL BESI 1/4 KG ISAMU BUAH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40003" calcext:value-type="float">
            <text:p>3040003</text:p>
          </table:table-cell>
          <table:table-cell office:value-type="string" calcext:value-type="string">
            <text:p>DEMPUL BESI 2,45 KG MOTORLAC BUAH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5300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40004" calcext:value-type="float">
            <text:p>3040004</text:p>
          </table:table-cell>
          <table:table-cell office:value-type="string" calcext:value-type="string">
            <text:p>DEMPUL BESI 1 KG SANPOLAC BUAH</text:p>
          </table:table-cell>
          <table:table-cell office:value-type="string" calcext:value-type="string">
            <text:p>34000</text:p>
          </table:table-cell>
          <table:table-cell office:value-type="string" calcext:value-type="string">
            <text:p>2875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40005" calcext:value-type="float">
            <text:p>3040005</text:p>
          </table:table-cell>
          <table:table-cell office:value-type="string" calcext:value-type="string">
            <text:p>DEMPUL BESI 1/4 KG SANPOLAC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030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40006" calcext:value-type="float">
            <text:p>3040006</text:p>
          </table:table-cell>
          <table:table-cell office:value-type="string" calcext:value-type="string">
            <text:p>DEMPUL BESI 2,45 KG SALLAC BUAH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4775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40007" calcext:value-type="float">
            <text:p>3040007</text:p>
          </table:table-cell>
          <table:table-cell office:value-type="string" calcext:value-type="string">
            <text:p>DEMPUL KAYU 1 KG GENTONG KALENG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850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40008" calcext:value-type="float">
            <text:p>3040008</text:p>
          </table:table-cell>
          <table:table-cell office:value-type="string" calcext:value-type="string">
            <text:p>DEMPUL KAYU 1 KG IMPRA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913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40009" calcext:value-type="float">
            <text:p>3040009</text:p>
          </table:table-cell>
          <table:table-cell office:value-type="string" calcext:value-type="string">
            <text:p>DEMPUL KAYU 1 LITER SINGA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40010" calcext:value-type="float">
            <text:p>3040010</text:p>
          </table:table-cell>
          <table:table-cell office:value-type="string" calcext:value-type="string">
            <text:p>DEMPUL KAYU 1 LITER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3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40011" calcext:value-type="float">
            <text:p>3040011</text:p>
          </table:table-cell>
          <table:table-cell office:value-type="string" calcext:value-type="string">
            <text:p>DEMPUL TEMBOK 1 KG MATEK PUTY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40012" calcext:value-type="float">
            <text:p>3040012</text:p>
          </table:table-cell>
          <table:table-cell office:value-type="string" calcext:value-type="string">
            <text:p>DEMPUL TEMBOK 4KG MATEK PUTY BUAH</text:p>
          </table:table-cell>
          <table:table-cell office:value-type="string" calcext:value-type="string">
            <text:p> RP4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60001" calcext:value-type="float">
            <text:p>3060001</text:p>
          </table:table-cell>
          <table:table-cell office:value-type="string" calcext:value-type="string">
            <text:p>FLINKOTE 1 KG SEIV BUAH</text:p>
          </table:table-cell>
          <table:table-cell office:value-type="string" calcext:value-type="string">
            <text:p> RP38,000 </text:p>
          </table:table-cell>
          <table:table-cell office:value-type="string" calcext:value-type="string">
            <text:p>3080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90001" calcext:value-type="float">
            <text:p>3090001</text:p>
          </table:table-cell>
          <table:table-cell office:value-type="string" calcext:value-type="string">
            <text:p>IMPRA MSS 123 HDR 1 LITER PROPAN BUAH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5087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110001" calcext:value-type="float">
            <text:p>3110001</text:p>
          </table:table-cell>
          <table:table-cell office:value-type="string" calcext:value-type="string">
            <text:p>KAPORIT CAIR BOTOL OBOR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120001" calcext:value-type="float">
            <text:p>3120001</text:p>
          </table:table-cell>
          <table:table-cell office:value-type="string" calcext:value-type="string">
            <text:p>LEM FIBERGLASS BOTOL AW BOTOL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120002" calcext:value-type="float">
            <text:p>3120002</text:p>
          </table:table-cell>
          <table:table-cell office:value-type="string" calcext:value-type="string">
            <text:p>LEM KARPET <text:s/>ATK SUPER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120003" calcext:value-type="float">
            <text:p>3120003</text:p>
          </table:table-cell>
          <table:table-cell office:value-type="string" calcext:value-type="string">
            <text:p>LEM KAYU 70 GR AICA AIBON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120004" calcext:value-type="float">
            <text:p>3120004</text:p>
          </table:table-cell>
          <table:table-cell office:value-type="string" calcext:value-type="string">
            <text:p>LEM KAYU 300 GR AICA AIBON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200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120005" calcext:value-type="float">
            <text:p>3120005</text:p>
          </table:table-cell>
          <table:table-cell office:value-type="string" calcext:value-type="string">
            <text:p>LEM KAYU 700 GR AICA AIBON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5275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120006" calcext:value-type="float">
            <text:p>3120006</text:p>
          </table:table-cell>
          <table:table-cell office:value-type="string" calcext:value-type="string">
            <text:p>LEM KAYU 2,5 KG AICA AIBON BUAH</text:p>
          </table:table-cell>
          <table:table-cell office:value-type="string" calcext:value-type="string">
            <text:p> RP175,000 </text:p>
          </table:table-cell>
          <table:table-cell office:value-type="string" calcext:value-type="string">
            <text:p>15500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120007" calcext:value-type="float">
            <text:p>3120007</text:p>
          </table:table-cell>
          <table:table-cell office:value-type="string" calcext:value-type="string">
            <text:p>LEM KAYU 1 KG AICA AIBO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120008" calcext:value-type="float">
            <text:p>3120008</text:p>
          </table:table-cell>
          <table:table-cell office:value-type="string" calcext:value-type="string">
            <text:p>LEM KAYU 350 GR FOX BIRU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575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20009" calcext:value-type="float">
            <text:p>3120009</text:p>
          </table:table-cell>
          <table:table-cell office:value-type="string" calcext:value-type="string">
            <text:p>LEM KAYU 700 GR FOX BIRU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910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120010" calcext:value-type="float">
            <text:p>3120010</text:p>
          </table:table-cell>
          <table:table-cell office:value-type="string" calcext:value-type="string">
            <text:p>LEM KAYU 2,5 KG FOX BIRU BUAH</text:p>
          </table:table-cell>
          <table:table-cell office:value-type="string" calcext:value-type="string">
            <text:p> RP135,000 </text:p>
          </table:table-cell>
          <table:table-cell office:value-type="string" calcext:value-type="string">
            <text:p>11200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120011" calcext:value-type="float">
            <text:p>3120011</text:p>
          </table:table-cell>
          <table:table-cell office:value-type="string" calcext:value-type="string">
            <text:p>LEM KAYU 1 KG FOX BIRU BUAH</text:p>
          </table:table-cell>
          <table:table-cell office:value-type="string" calcext:value-type="string">
            <text:p> RP21,000 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120012" calcext:value-type="float">
            <text:p>3120012</text:p>
          </table:table-cell>
          <table:table-cell office:value-type="string" calcext:value-type="string">
            <text:p>LEM KAYU 600 GR FOX BIRU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050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120013" calcext:value-type="float">
            <text:p>3120013</text:p>
          </table:table-cell>
          <table:table-cell office:value-type="string" calcext:value-type="string">
            <text:p>LEM KAYU 2,5 KG FOX KUNING BUAH</text:p>
          </table:table-cell>
          <table:table-cell office:value-type="string" calcext:value-type="string">
            <text:p> RP145,000 </text:p>
          </table:table-cell>
          <table:table-cell office:value-type="string" calcext:value-type="string">
            <text:p>1275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120014" calcext:value-type="float">
            <text:p>3120014</text:p>
          </table:table-cell>
          <table:table-cell office:value-type="string" calcext:value-type="string">
            <text:p>LEM KAYU BLEK 10 KG MR 168 BUAH</text:p>
          </table:table-cell>
          <table:table-cell office:value-type="string" calcext:value-type="string">
            <text:p> RP360,000 </text:p>
          </table:table-cell>
          <table:table-cell office:value-type="string" calcext:value-type="string">
            <text:p>33800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120015" calcext:value-type="float">
            <text:p>3120015</text:p>
          </table:table-cell>
          <table:table-cell office:value-type="string" calcext:value-type="string">
            <text:p>LEM KAYU BLEK 10 KG 168 BUAH</text:p>
          </table:table-cell>
          <table:table-cell office:value-type="string" calcext:value-type="string">
            <text:p> RP410,000 </text:p>
          </table:table-cell>
          <table:table-cell office:value-type="string" calcext:value-type="string">
            <text:p>3920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120016" calcext:value-type="float">
            <text:p>3120016</text:p>
          </table:table-cell>
          <table:table-cell office:value-type="string" calcext:value-type="string">
            <text:p>LEM KAYU/BESI <text:s/>DEXTONE PASANG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737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120017" calcext:value-type="float">
            <text:p>3120017</text:p>
          </table:table-cell>
          <table:table-cell office:value-type="string" calcext:value-type="string">
            <text:p>LEM PARALON PVC 45 GR ISARPLAS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650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120018" calcext:value-type="float">
            <text:p>3120018</text:p>
          </table:table-cell>
          <table:table-cell office:value-type="string" calcext:value-type="string">
            <text:p>LEM PARALON PVC 400 GR ISARPLAS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300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120019" calcext:value-type="float">
            <text:p>3120019</text:p>
          </table:table-cell>
          <table:table-cell office:value-type="string" calcext:value-type="string">
            <text:p>LEM SERBAGUNA 3 GR POWER GLUE BUAH</text:p>
          </table:table-cell>
          <table:table-cell office:value-type="string" calcext:value-type="string">
            <text:p> RP3,500 </text:p>
          </table:table-cell>
          <table:table-cell office:value-type="string" calcext:value-type="string">
            <text:p>29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130001" calcext:value-type="float">
            <text:p>3130001</text:p>
          </table:table-cell>
          <table:table-cell office:value-type="string" calcext:value-type="string">
            <text:p>MATEK PUTY 1 KG NIPPON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1365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130002" calcext:value-type="float">
            <text:p>3130002</text:p>
          </table:table-cell>
          <table:table-cell office:value-type="string" calcext:value-type="string">
            <text:p>MATEK PUTY 4 KG NIPPON BUAH</text:p>
          </table:table-cell>
          <table:table-cell office:value-type="string" calcext:value-type="string">
            <text:p> RP53,000 </text:p>
          </table:table-cell>
          <table:table-cell office:value-type="string" calcext:value-type="string">
            <text:p>4350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130003" calcext:value-type="float">
            <text:p>3130003</text:p>
          </table:table-cell>
          <table:table-cell office:value-type="string" calcext:value-type="string">
            <text:p>MENI BESI 1 KG SKPK BUAH</text:p>
          </table:table-cell>
          <table:table-cell office:value-type="string" calcext:value-type="string">
            <text:p> RP22,000 </text:p>
          </table:table-cell>
          <table:table-cell office:value-type="string" calcext:value-type="string">
            <text:p>1475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130004" calcext:value-type="float">
            <text:p>3130004</text:p>
          </table:table-cell>
          <table:table-cell office:value-type="string" calcext:value-type="string">
            <text:p>MENI BESI 1 KG SKPK BUAH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400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130005" calcext:value-type="float">
            <text:p>3130005</text:p>
          </table:table-cell>
          <table:table-cell office:value-type="string" calcext:value-type="string">
            <text:p>MENI BESI 5 KG SKPK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130006" calcext:value-type="float">
            <text:p>3130006</text:p>
          </table:table-cell>
          <table:table-cell office:value-type="string" calcext:value-type="string">
            <text:p>MENI KAYU 1 GALON SKPK BUAH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540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130007" calcext:value-type="float">
            <text:p>3130007</text:p>
          </table:table-cell>
          <table:table-cell office:value-type="string" calcext:value-type="string">
            <text:p>MENI KAYU 1 KG SKP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70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140001" calcext:value-type="float">
            <text:p>3140001</text:p>
          </table:table-cell>
          <table:table-cell office:value-type="string" calcext:value-type="string">
            <text:p>NAT KERAMIK 1 KG KRAKATAU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17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140002" calcext:value-type="float">
            <text:p>3140002</text:p>
          </table:table-cell>
          <table:table-cell office:value-type="string" calcext:value-type="string">
            <text:p>NAT KERAMIK 1 KG LEMKRA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110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140003" calcext:value-type="float">
            <text:p>3140003</text:p>
          </table:table-cell>
          <table:table-cell office:value-type="string" calcext:value-type="string">
            <text:p>NAT KERAMIK 1 KG SIKA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726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140004" calcext:value-type="float">
            <text:p>3140004</text:p>
          </table:table-cell>
          <table:table-cell office:value-type="string" calcext:value-type="string">
            <text:p>NAT KERAMIK 0.5 KG TANPA MERK BUNGKUS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140005" calcext:value-type="float">
            <text:p>3140005</text:p>
          </table:table-cell>
          <table:table-cell office:value-type="string" calcext:value-type="string">
            <text:p>NAT KERAMIK 0.35 KG TANPA MERK BUNGKUS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140006" calcext:value-type="float">
            <text:p>3140006</text:p>
          </table:table-cell>
          <table:table-cell office:value-type="string" calcext:value-type="string">
            <text:p>NAT KERAMIK 0.2 KG TANPA MERK BUNGKUS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140007" calcext:value-type="float">
            <text:p>3140007</text:p>
          </table:table-cell>
          <table:table-cell office:value-type="string" calcext:value-type="string">
            <text:p>NAT KERAMIK SPESIAL 1 KG LEMKRA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1470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150001" calcext:value-type="float">
            <text:p>3150001</text:p>
          </table:table-cell>
          <table:table-cell office:value-type="string" calcext:value-type="string">
            <text:p>OBAT RAYAP 1/4 KG KIT TRICOTREAT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2050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150002" calcext:value-type="float">
            <text:p>3150002</text:p>
          </table:table-cell>
          <table:table-cell office:value-type="string" calcext:value-type="string">
            <text:p>OBAT RAYAP 4 KG RESIDU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150003" calcext:value-type="float">
            <text:p>3150003</text:p>
          </table:table-cell>
          <table:table-cell office:value-type="string" calcext:value-type="string">
            <text:p>OBAT SANPOLAC 1 KG SANPOLAC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850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160001" calcext:value-type="float">
            <text:p>3160001</text:p>
          </table:table-cell>
          <table:table-cell office:value-type="string" calcext:value-type="string">
            <text:p>PEMBERSIH LANTAI 1 LITER PORFIX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9166</text:p>
          </table:table-cell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float" office:value="3160002" calcext:value-type="float">
            <text:p>3160002</text:p>
          </table:table-cell>
          <table:table-cell office:value-type="string" calcext:value-type="string">
            <text:p>PENGERAS COR/SEMEN 1 LITER CHORMEN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23000</text:p>
          </table:table-cell>
        </table:table-row>
        <table:table-row table:style-name="ro3">
          <table:table-cell office:value-type="float" office:value="840" calcext:value-type="float">
            <text:p>840</text:p>
          </table:table-cell>
          <table:table-cell office:value-type="float" office:value="3160003" calcext:value-type="float">
            <text:p>3160003</text:p>
          </table:table-cell>
          <table:table-cell office:value-type="string" calcext:value-type="string">
            <text:p>PENGERAS COR/SEMEN 1 LITER COLTBOND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160004" calcext:value-type="float">
            <text:p>3160004</text:p>
          </table:table-cell>
          <table:table-cell office:value-type="string" calcext:value-type="string">
            <text:p>PENGERAS COR/SEMEN 1 LITER DAMDEX BUAH</text:p>
          </table:table-cell>
          <table:table-cell office:value-type="string" calcext:value-type="string">
            <text:p> RP52,000 </text:p>
          </table:table-cell>
          <table:table-cell office:value-type="string" calcext:value-type="string">
            <text:p>462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160005" calcext:value-type="float">
            <text:p>3160005</text:p>
          </table:table-cell>
          <table:table-cell office:value-type="string" calcext:value-type="string">
            <text:p>PENGERAS COR/SEMEN 5 LITER DAMDEX BUAH</text:p>
          </table:table-cell>
          <table:table-cell office:value-type="string" calcext:value-type="string">
            <text:p> RP245,000 </text:p>
          </table:table-cell>
          <table:table-cell office:value-type="string" calcext:value-type="string">
            <text:p>21720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160006" calcext:value-type="float">
            <text:p>3160006</text:p>
          </table:table-cell>
          <table:table-cell office:value-type="string" calcext:value-type="string">
            <text:p>PENGERAS COR/SEMEN 4 KG SIKATOP 107 SET</text:p>
          </table:table-cell>
          <table:table-cell office:value-type="string" calcext:value-type="string">
            <text:p> RP105,000 </text:p>
          </table:table-cell>
          <table:table-cell office:value-type="string" calcext:value-type="string">
            <text:p>75625</text:p>
          </table:table-cell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float" office:value="3160007" calcext:value-type="float">
            <text:p>3160007</text:p>
          </table:table-cell>
          <table:table-cell office:value-type="string" calcext:value-type="string">
            <text:p>PENGERAS COR/SEMEN 25 KG SIKATOP 107 SET</text:p>
          </table:table-cell>
          <table:table-cell office:value-type="string" calcext:value-type="string">
            <text:p> RP265,000 </text:p>
          </table:table-cell>
          <table:table-cell office:value-type="string" calcext:value-type="string">
            <text:p>25410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160008" calcext:value-type="float">
            <text:p>3160008</text:p>
          </table:table-cell>
          <table:table-cell office:value-type="string" calcext:value-type="string">
            <text:p>PERONTOK CAT 1/2 KG GAREVER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750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160009" calcext:value-type="float">
            <text:p>3160009</text:p>
          </table:table-cell>
          <table:table-cell office:value-type="string" calcext:value-type="string">
            <text:p>PERONTOK CAT 1/4 KG NEOREVER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425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160010" calcext:value-type="float">
            <text:p>3160010</text:p>
          </table:table-cell>
          <table:table-cell office:value-type="string" calcext:value-type="string">
            <text:p>PLITUR ULTRAN P-05 1 LITER PROPAN LITER</text:p>
          </table:table-cell>
          <table:table-cell office:value-type="string" calcext:value-type="string">
            <text:p> RP46,000 </text:p>
          </table:table-cell>
          <table:table-cell office:value-type="string" calcext:value-type="string">
            <text:p>42550</text:p>
          </table:table-cell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float" office:value="3160011" calcext:value-type="float">
            <text:p>3160011</text:p>
          </table:table-cell>
          <table:table-cell office:value-type="string" calcext:value-type="string">
            <text:p>PLITUR ULTRAN P-05 CLEAR GLOSS 1 LITER PROPAN LITER</text:p>
          </table:table-cell>
          <table:table-cell office:value-type="string" calcext:value-type="string">
            <text:p> RP52,000 </text:p>
          </table:table-cell>
          <table:table-cell office:value-type="string" calcext:value-type="string">
            <text:p>4763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160012" calcext:value-type="float">
            <text:p>3160012</text:p>
          </table:table-cell>
          <table:table-cell office:value-type="string" calcext:value-type="string">
            <text:p>POLITUR BOTOL   KEMUDI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2300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160013" calcext:value-type="float">
            <text:p>3160013</text:p>
          </table:table-cell>
          <table:table-cell office:value-type="string" calcext:value-type="string">
            <text:p>POLITUR BOTOL KENDALI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625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160014" calcext:value-type="float">
            <text:p>3160014</text:p>
          </table:table-cell>
          <table:table-cell office:value-type="string" calcext:value-type="string">
            <text:p>PYLOX 300 CC PYLOX BASIC BUAH</text:p>
          </table:table-cell>
          <table:table-cell office:value-type="string" calcext:value-type="string">
            <text:p> RP19,000 </text:p>
          </table:table-cell>
          <table:table-cell office:value-type="string" calcext:value-type="string">
            <text:p>1473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160015" calcext:value-type="float">
            <text:p>3160015</text:p>
          </table:table-cell>
          <table:table-cell office:value-type="string" calcext:value-type="string">
            <text:p>PYLOX 300 CC PYLOX WARNA SPESIAL 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2100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190001" calcext:value-type="float">
            <text:p>3190001</text:p>
          </table:table-cell>
          <table:table-cell office:value-type="string" calcext:value-type="string">
            <text:p>SANPOLY 250 ML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190002" calcext:value-type="float">
            <text:p>3190002</text:p>
          </table:table-cell>
          <table:table-cell office:value-type="string" calcext:value-type="string">
            <text:p>SEALENT 70 GR DEXTONE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190003" calcext:value-type="float">
            <text:p>3190003</text:p>
          </table:table-cell>
          <table:table-cell office:value-type="string" calcext:value-type="string">
            <text:p>SEALENT 1 BOTOL KLEBERMEN BOTOL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2300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190004" calcext:value-type="float">
            <text:p>3190004</text:p>
          </table:table-cell>
          <table:table-cell office:value-type="string" calcext:value-type="string">
            <text:p>SEALENT BOTOL   SOLIGEN BOTOL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950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190005" calcext:value-type="float">
            <text:p>3190005</text:p>
          </table:table-cell>
          <table:table-cell office:value-type="string" calcext:value-type="string">
            <text:p>SEALENT ODOL 70 GR NIKKO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708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190006" calcext:value-type="float">
            <text:p>3190006</text:p>
          </table:table-cell>
          <table:table-cell office:value-type="string" calcext:value-type="string">
            <text:p>SODA API 0.5 KG OBOR BUNGKUS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35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190007" calcext:value-type="float">
            <text:p>3190007</text:p>
          </table:table-cell>
          <table:table-cell office:value-type="string" calcext:value-type="string">
            <text:p>SODA API 1 KG OBOR+D319 BUNGKUS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875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190008" calcext:value-type="float">
            <text:p>3190008</text:p>
          </table:table-cell>
          <table:table-cell office:value-type="string" calcext:value-type="string">
            <text:p>SODA API 0.5 KG GN.SAHARI BUNGKUS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90009" calcext:value-type="float">
            <text:p>3190009</text:p>
          </table:table-cell>
          <table:table-cell office:value-type="string" calcext:value-type="string">
            <text:p>SODA API 1 KG GN.SAHARI BUNGKUS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190010" calcext:value-type="float">
            <text:p>3190010</text:p>
          </table:table-cell>
          <table:table-cell office:value-type="string" calcext:value-type="string">
            <text:p>SODA API ONS 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190011" calcext:value-type="float">
            <text:p>3190011</text:p>
          </table:table-cell>
          <table:table-cell office:value-type="string" calcext:value-type="string">
            <text:p>SODA API CAIR BOTOL TANPA MERK BOTOL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190012" calcext:value-type="float">
            <text:p>3190012</text:p>
          </table:table-cell>
          <table:table-cell office:value-type="string" calcext:value-type="string">
            <text:p>SPIRTUS BOTOL BELING JANGKAR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190013" calcext:value-type="float">
            <text:p>3190013</text:p>
          </table:table-cell>
          <table:table-cell office:value-type="string" calcext:value-type="string">
            <text:p>SPIRTUS BOTOL AQUA OBOR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190014" calcext:value-type="float">
            <text:p>3190014</text:p>
          </table:table-cell>
          <table:table-cell office:value-type="string" calcext:value-type="string">
            <text:p>SPRAY CAT 1 BOTOL PYLOX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200001" calcext:value-type="float">
            <text:p>3200001</text:p>
          </table:table-cell>
          <table:table-cell office:value-type="string" calcext:value-type="string">
            <text:p>TALK DUCO <text:s/>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00002" calcext:value-type="float">
            <text:p>3200002</text:p>
          </table:table-cell>
          <table:table-cell office:value-type="string" calcext:value-type="string">
            <text:p>TAWAS PLASTIK TANPA MERK PLASTIK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200003" calcext:value-type="float">
            <text:p>3200003</text:p>
          </table:table-cell>
          <table:table-cell office:value-type="string" calcext:value-type="string">
            <text:p>THINNER 1 LITER IMPALA BUAH</text:p>
          </table:table-cell>
          <table:table-cell office:value-type="string" calcext:value-type="string">
            <text:p>23000</text:p>
          </table:table-cell>
          <table:table-cell office:value-type="string" calcext:value-type="string">
            <text:p>2100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00004" calcext:value-type="float">
            <text:p>3200004</text:p>
          </table:table-cell>
          <table:table-cell office:value-type="string" calcext:value-type="string">
            <text:p>THINNER 1 GALON KMD BUAH</text:p>
          </table:table-cell>
          <table:table-cell office:value-type="string" calcext:value-type="string">
            <text:p>8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200005" calcext:value-type="float">
            <text:p>3200005</text:p>
          </table:table-cell>
          <table:table-cell office:value-type="string" calcext:value-type="string">
            <text:p>THINNER 1 LITER MOBIL BUAH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200006" calcext:value-type="float">
            <text:p>3200006</text:p>
          </table:table-cell>
          <table:table-cell office:value-type="string" calcext:value-type="string">
            <text:p>THINNER 1 BOTOL ND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200007" calcext:value-type="float">
            <text:p>3200007</text:p>
          </table:table-cell>
          <table:table-cell office:value-type="string" calcext:value-type="string">
            <text:p>THINNER 1 GALON SUPER KALENG</text:p>
          </table:table-cell>
          <table:table-cell office:value-type="string" calcext:value-type="string">
            <text:p> RP70,000 </text:p>
          </table:table-cell>
          <table:table-cell office:value-type="string" calcext:value-type="string">
            <text:p>700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220001" calcext:value-type="float">
            <text:p>3220001</text:p>
          </table:table-cell>
          <table:table-cell office:value-type="string" calcext:value-type="string">
            <text:p>VARNISH BATU ALAM 1 LITER NIPPO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230001" calcext:value-type="float">
            <text:p>3230001</text:p>
          </table:table-cell>
          <table:table-cell office:value-type="string" calcext:value-type="string">
            <text:p>WARNA TEMBAGA 100 CC AW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4 CODE  (LISTRIK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float" office:value="4020001" calcext:value-type="float">
            <text:p>4020001</text:p>
          </table:table-cell>
          <table:table-cell office:value-type="string" calcext:value-type="string">
            <text:p>BOX KABEL SPARTA 10 METER TANPA MERK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6000</text:p>
          </table:table-cell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float" office:value="4020002" calcext:value-type="float">
            <text:p>4020002</text:p>
          </table:table-cell>
          <table:table-cell office:value-type="string" calcext:value-type="string">
            <text:p>BOX KABEL SPARTA 15 METER TANPA MERK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2900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20003" calcext:value-type="float">
            <text:p>4020003</text:p>
          </table:table-cell>
          <table:table-cell office:value-type="string" calcext:value-type="string">
            <text:p>BOX MCB  2 GROUP TANPA MERK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22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20004" calcext:value-type="float">
            <text:p>4020004</text:p>
          </table:table-cell>
          <table:table-cell office:value-type="string" calcext:value-type="string">
            <text:p>BOX MCB  1 GROUP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135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20005" calcext:value-type="float">
            <text:p>4020005</text:p>
          </table:table-cell>
          <table:table-cell office:value-type="string" calcext:value-type="string">
            <text:p>BOX MCB  4 GROUP TANPA MERK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0000</text:p>
          </table:table-cell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float" office:value="4060001" calcext:value-type="float">
            <text:p>4060001</text:p>
          </table:table-cell>
          <table:table-cell office:value-type="string" calcext:value-type="string">
            <text:p>FITING LAMP. GANTUNG  TEE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float" office:value="4060002" calcext:value-type="float">
            <text:p>4060002</text:p>
          </table:table-cell>
          <table:table-cell office:value-type="string" calcext:value-type="string">
            <text:p>FITING LAMPU PLAFON GANTUNG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60003" calcext:value-type="float">
            <text:p>4060003</text:p>
          </table:table-cell>
          <table:table-cell office:value-type="string" calcext:value-type="string">
            <text:p>FITTING GANTUNG <text:s/>SHENG WEI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060004" calcext:value-type="float">
            <text:p>4060004</text:p>
          </table:table-cell>
          <table:table-cell office:value-type="string" calcext:value-type="string">
            <text:p>FITTING LAMPU KOMBINASI <text:s/>FUKUTA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90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60005" calcext:value-type="float">
            <text:p>4060005</text:p>
          </table:table-cell>
          <table:table-cell office:value-type="string" calcext:value-type="string">
            <text:p>FITTING PLAFON  <text:s/>BROCO BUAH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060006" calcext:value-type="float">
            <text:p>4060006</text:p>
          </table:table-cell>
          <table:table-cell office:value-type="string" calcext:value-type="string">
            <text:p>FITTING PLAFON  <text:s/>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58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060007" calcext:value-type="float">
            <text:p>4060007</text:p>
          </table:table-cell>
          <table:table-cell office:value-type="string" calcext:value-type="string">
            <text:p>FITTING PLAFON   <text:s/>BROCO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90001" calcext:value-type="float">
            <text:p>4090001</text:p>
          </table:table-cell>
          <table:table-cell office:value-type="string" calcext:value-type="string">
            <text:p>ISOLASI LISTRIK 3/4 X 25M NITO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5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090002" calcext:value-type="float">
            <text:p>4090002</text:p>
          </table:table-cell>
          <table:table-cell office:value-type="string" calcext:value-type="string">
            <text:p>ISOLASI LISTRIK 5 M 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31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060010" calcext:value-type="float">
            <text:p>4060010</text:p>
          </table:table-cell>
          <table:table-cell office:value-type="string" calcext:value-type="string">
            <text:p>KABEL 1 X 2,5 ETERNA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60011" calcext:value-type="float">
            <text:p>4060011</text:p>
          </table:table-cell>
          <table:table-cell office:value-type="string" calcext:value-type="string">
            <text:p>KABEL 2 X 0,75 ETERNA ROLL</text:p>
          </table:table-cell>
          <table:table-cell office:value-type="string" calcext:value-type="string">
            <text:p> RP230,000 </text:p>
          </table:table-cell>
          <table:table-cell office:value-type="string" calcext:value-type="string">
            <text:p>20100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060012" calcext:value-type="float">
            <text:p>4060012</text:p>
          </table:table-cell>
          <table:table-cell office:value-type="string" calcext:value-type="string">
            <text:p>KABEL 2 X 2,5 ETERNA ROLL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60013" calcext:value-type="float">
            <text:p>4060013</text:p>
          </table:table-cell>
          <table:table-cell office:value-type="string" calcext:value-type="string">
            <text:p>KABEL 3 X 1,5 ETERNA ROLL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60014" calcext:value-type="float">
            <text:p>4060014</text:p>
          </table:table-cell>
          <table:table-cell office:value-type="string" calcext:value-type="string">
            <text:p>KABEL 3 X 2,5 ETERNA ROLL</text:p>
          </table:table-cell>
          <table:table-cell office:value-type="string" calcext:value-type="string">
            <text:p> RP395,000 </text:p>
          </table:table-cell>
          <table:table-cell office:value-type="string" calcext:value-type="string">
            <text:p>38500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060015" calcext:value-type="float">
            <text:p>4060015</text:p>
          </table:table-cell>
          <table:table-cell office:value-type="string" calcext:value-type="string">
            <text:p>KABEL 1 X 1,5 ETERNA METER</text:p>
          </table:table-cell>
          <table:table-cell office:value-type="string" calcext:value-type="string">
            <text:p> RP16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60016" calcext:value-type="float">
            <text:p>4060016</text:p>
          </table:table-cell>
          <table:table-cell office:value-type="string" calcext:value-type="string">
            <text:p>KABEL 2 X 1,5 ETERNA METER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532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060017" calcext:value-type="float">
            <text:p>4060017</text:p>
          </table:table-cell>
          <table:table-cell office:value-type="string" calcext:value-type="string">
            <text:p>KABEL 3 X 1,5 ETERNA METER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060018" calcext:value-type="float">
            <text:p>4060018</text:p>
          </table:table-cell>
          <table:table-cell office:value-type="string" calcext:value-type="string">
            <text:p>KABEL 3 X 2,5 ETERNA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60019" calcext:value-type="float">
            <text:p>4060019</text:p>
          </table:table-cell>
          <table:table-cell office:value-type="string" calcext:value-type="string">
            <text:p>KABEL 2 X 2,5 ETERNA METER</text:p>
          </table:table-cell>
          <table:table-cell office:value-type="string" calcext:value-type="string">
            <text:p> RP9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060020" calcext:value-type="float">
            <text:p>4060020</text:p>
          </table:table-cell>
          <table:table-cell office:value-type="string" calcext:value-type="string">
            <text:p>KABEL 2 X 0,75 ETERNA METER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402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60021" calcext:value-type="float">
            <text:p>4060021</text:p>
          </table:table-cell>
          <table:table-cell office:value-type="string" calcext:value-type="string">
            <text:p>KABEL 2,5 X 200 HPP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060022" calcext:value-type="float">
            <text:p>4060022</text:p>
          </table:table-cell>
          <table:table-cell office:value-type="string" calcext:value-type="string">
            <text:p>KABEL  2 X 1,5 ETERNA ROLL</text:p>
          </table:table-cell>
          <table:table-cell office:value-type="string" calcext:value-type="string">
            <text:p> RP285,000 </text:p>
          </table:table-cell>
          <table:table-cell office:value-type="string" calcext:value-type="string">
            <text:p>25690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60023" calcext:value-type="float">
            <text:p>4060023</text:p>
          </table:table-cell>
          <table:table-cell office:value-type="string" calcext:value-type="string">
            <text:p>KABEL ANTENA <text:s/>TANPA MERK METER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060024" calcext:value-type="float">
            <text:p>4060024</text:p>
          </table:table-cell>
          <table:table-cell office:value-type="string" calcext:value-type="string">
            <text:p>KABEL MERAH/HITAM <text:s/>TANPA MERK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060025" calcext:value-type="float">
            <text:p>4060025</text:p>
          </table:table-cell>
          <table:table-cell office:value-type="string" calcext:value-type="string">
            <text:p>KABEL TELEPHONE <text:s/>TANPA MERK METER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60026" calcext:value-type="float">
            <text:p>4060026</text:p>
          </table:table-cell>
          <table:table-cell office:value-type="string" calcext:value-type="string">
            <text:p>KABEL TIES PUTIH 3 X 100 GREAT 8091010W PAK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float" office:value="4060027" calcext:value-type="float">
            <text:p>4060027</text:p>
          </table:table-cell>
          <table:table-cell office:value-type="string" calcext:value-type="string">
            <text:p>KABEL TRANSPARAN 2 X 30 TANPA MERK METER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26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60028" calcext:value-type="float">
            <text:p>4060028</text:p>
          </table:table-cell>
          <table:table-cell office:value-type="string" calcext:value-type="string">
            <text:p>KABEL TRANSPARAN 2 X 80 TANPA MERK ROLL</text:p>
          </table:table-cell>
          <table:table-cell office:value-type="string" calcext:value-type="string">
            <text:p> RP105,000 </text:p>
          </table:table-cell>
          <table:table-cell office:value-type="string" calcext:value-type="string">
            <text:p>8550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60029" calcext:value-type="float">
            <text:p>4060029</text:p>
          </table:table-cell>
          <table:table-cell office:value-type="string" calcext:value-type="string">
            <text:p>KABEL TRANSPARAN 2 X 30 TANPA MERK ROLL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380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60030" calcext:value-type="float">
            <text:p>4060030</text:p>
          </table:table-cell>
          <table:table-cell office:value-type="string" calcext:value-type="string">
            <text:p>KABEL TRANSPARAN 2 X 50 TANPA MERK ROLL</text:p>
          </table:table-cell>
          <table:table-cell office:value-type="string" calcext:value-type="string">
            <text:p> RP90,000 </text:p>
          </table:table-cell>
          <table:table-cell office:value-type="string" calcext:value-type="string">
            <text:p>62500</text:p>
          </table:table-cell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float" office:value="4060031" calcext:value-type="float">
            <text:p>4060031</text:p>
          </table:table-cell>
          <table:table-cell office:value-type="string" calcext:value-type="string">
            <text:p>KABEL TRANSPARAN  2 X 50 TANPA MERK METER</text:p>
          </table:table-cell>
          <table:table-cell office:value-type="string" calcext:value-type="string">
            <text:p> RP3,500 </text:p>
          </table:table-cell>
          <table:table-cell office:value-type="string" calcext:value-type="string">
            <text:p>2083</text:p>
          </table:table-cell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float" office:value="4060032" calcext:value-type="float">
            <text:p>4060032</text:p>
          </table:table-cell>
          <table:table-cell office:value-type="string" calcext:value-type="string">
            <text:p>KABEL TRANSPARAN  2 X 80 TANPA MERK METE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850</text:p>
          </table:table-cell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float" office:value="4060033" calcext:value-type="float">
            <text:p>4060033</text:p>
          </table:table-cell>
          <table:table-cell office:value-type="string" calcext:value-type="string">
            <text:p>KABEL TRANSPARAN  2 X 30 TANPA MERK METER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267</text:p>
          </table:table-cell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float" office:value="4060034" calcext:value-type="float">
            <text:p>4060034</text:p>
          </table:table-cell>
          <table:table-cell office:value-type="string" calcext:value-type="string">
            <text:p>KABEL TRANSPARAN PARAGON 2 X 23 PARAGON </text:p>
          </table:table-cell>
          <table:table-cell office:value-type="string" calcext:value-type="string">
            <text:p> RP8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60035" calcext:value-type="float">
            <text:p>4060035</text:p>
          </table:table-cell>
          <table:table-cell office:value-type="string" calcext:value-type="string">
            <text:p>KLEM KABEL BETON 9 MM 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float" office:value="4060036" calcext:value-type="float">
            <text:p>4060036</text:p>
          </table:table-cell>
          <table:table-cell office:value-type="string" calcext:value-type="string">
            <text:p>KLEM KABEL PAKU BETON 12 MM SHUKAKU KOTAK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8000</text:p>
          </table:table-cell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float" office:value="4060037" calcext:value-type="float">
            <text:p>4060037</text:p>
          </table:table-cell>
          <table:table-cell office:value-type="string" calcext:value-type="string">
            <text:p>KLEM KABEL PAKU BETON NO.2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float" office:value="4060038" calcext:value-type="float">
            <text:p>4060038</text:p>
          </table:table-cell>
          <table:table-cell office:value-type="string" calcext:value-type="string">
            <text:p>KLEM KABEL PAKU BETON 8 MM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float" office:value="4060039" calcext:value-type="float">
            <text:p>4060039</text:p>
          </table:table-cell>
          <table:table-cell office:value-type="string" calcext:value-type="string">
            <text:p>KLEM KABEL PAKU BETON 10 MM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32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060040" calcext:value-type="float">
            <text:p>4060040</text:p>
          </table:table-cell>
          <table:table-cell office:value-type="string" calcext:value-type="string">
            <text:p>KLEM KABEL PAKU BIASA 6 MM 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float" office:value="4060041" calcext:value-type="float">
            <text:p>4060041</text:p>
          </table:table-cell>
          <table:table-cell office:value-type="string" calcext:value-type="string">
            <text:p>KLEM KABEL PAKU BIASA 7 MM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500</text:p>
          </table:table-cell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float" office:value="4060042" calcext:value-type="float">
            <text:p>4060042</text:p>
          </table:table-cell>
          <table:table-cell office:value-type="string" calcext:value-type="string">
            <text:p>KLEM KABEL PAKU BIASA 8 MM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500</text:p>
          </table:table-cell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float" office:value="4060043" calcext:value-type="float">
            <text:p>4060043</text:p>
          </table:table-cell>
          <table:table-cell office:value-type="string" calcext:value-type="string">
            <text:p>KLEM KABEL PAKU BIASA 9 MM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500</text:p>
          </table:table-cell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float" office:value="4060044" calcext:value-type="float">
            <text:p>4060044</text:p>
          </table:table-cell>
          <table:table-cell office:value-type="string" calcext:value-type="string">
            <text:p>KLEM KABEL PAKU BIASA 10 MM TANPA MERK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500</text:p>
          </table:table-cell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float" office:value="4060045" calcext:value-type="float">
            <text:p>4060045</text:p>
          </table:table-cell>
          <table:table-cell office:value-type="string" calcext:value-type="string">
            <text:p>KOTAK OUT BOUW AC BROCO GRACIO <text:s/>BROCO GRACIO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060046" calcext:value-type="float">
            <text:p>4060046</text:p>
          </table:table-cell>
          <table:table-cell office:value-type="string" calcext:value-type="string">
            <text:p>LAKBAN PLASTIK HITAM <text:s/>NITTO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60047" calcext:value-type="float">
            <text:p>4060047</text:p>
          </table:table-cell>
          <table:table-cell office:value-type="string" calcext:value-type="string">
            <text:p>LAMPU NEON 20 WATT TANPA MERK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60048" calcext:value-type="float">
            <text:p>4060048</text:p>
          </table:table-cell>
          <table:table-cell office:value-type="string" calcext:value-type="string">
            <text:p>LAMPU NEON 11 WATT HORI BUAH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060049" calcext:value-type="float">
            <text:p>4060049</text:p>
          </table:table-cell>
          <table:table-cell office:value-type="string" calcext:value-type="string">
            <text:p>LAMPU NEON 15 WATT HORI BUAH</text:p>
          </table:table-cell>
          <table:table-cell office:value-type="string" calcext:value-type="string">
            <text:p> RP29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060050" calcext:value-type="float">
            <text:p>4060050</text:p>
          </table:table-cell>
          <table:table-cell office:value-type="string" calcext:value-type="string">
            <text:p>LAMPU NEON 18 WATT HORI BUAH</text:p>
          </table:table-cell>
          <table:table-cell office:value-type="string" calcext:value-type="string">
            <text:p> RP31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060051" calcext:value-type="float">
            <text:p>4060051</text:p>
          </table:table-cell>
          <table:table-cell office:value-type="string" calcext:value-type="string">
            <text:p>LAMPU NEON 23 WATT HORI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60052" calcext:value-type="float">
            <text:p>4060052</text:p>
          </table:table-cell>
          <table:table-cell office:value-type="string" calcext:value-type="string">
            <text:p>LAMPU NEON 18 WATT HORI SPIRAL BUAH</text:p>
          </table:table-cell>
          <table:table-cell office:value-type="string" calcext:value-type="string">
            <text:p> RP3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060053" calcext:value-type="float">
            <text:p>4060053</text:p>
          </table:table-cell>
          <table:table-cell office:value-type="string" calcext:value-type="string">
            <text:p>LAMPU NEON 23 WATT HORI SPIRAL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60054" calcext:value-type="float">
            <text:p>4060054</text:p>
          </table:table-cell>
          <table:table-cell office:value-type="string" calcext:value-type="string">
            <text:p>MANGKOK KOTAK <text:s/>PANASONIC WEJJ5911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189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060055" calcext:value-type="float">
            <text:p>4060055</text:p>
          </table:table-cell>
          <table:table-cell office:value-type="string" calcext:value-type="string">
            <text:p>MANGKOK LISTRIK BIASA TANPA MERK BUAH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50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060056" calcext:value-type="float">
            <text:p>4060056</text:p>
          </table:table-cell>
          <table:table-cell office:value-type="string" calcext:value-type="string">
            <text:p>MCB 10 AMPER SCHEINEDER BUAH</text:p>
          </table:table-cell>
          <table:table-cell office:value-type="string" calcext:value-type="string">
            <text:p> RP48,000 </text:p>
          </table:table-cell>
          <table:table-cell office:value-type="string" calcext:value-type="string">
            <text:p>4200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060057" calcext:value-type="float">
            <text:p>4060057</text:p>
          </table:table-cell>
          <table:table-cell office:value-type="string" calcext:value-type="string">
            <text:p>MCB 6 AMPER SCHEINEDER BUAH</text:p>
          </table:table-cell>
          <table:table-cell office:value-type="string" calcext:value-type="string">
            <text:p> RP48,000 </text:p>
          </table:table-cell>
          <table:table-cell office:value-type="string" calcext:value-type="string">
            <text:p>4200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60058" calcext:value-type="float">
            <text:p>4060058</text:p>
          </table:table-cell>
          <table:table-cell office:value-type="string" calcext:value-type="string">
            <text:p>MCB 6 AMPER SUKAKU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60059" calcext:value-type="float">
            <text:p>4060059</text:p>
          </table:table-cell>
          <table:table-cell office:value-type="string" calcext:value-type="string">
            <text:p>PIPA LISTRIK 20 MM KLIPSAL BATANG</text:p>
          </table:table-cell>
          <table:table-cell office:value-type="string" calcext:value-type="string">
            <text:p> RP12,500 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060060" calcext:value-type="float">
            <text:p>4060060</text:p>
          </table:table-cell>
          <table:table-cell office:value-type="string" calcext:value-type="string">
            <text:p>PIPA LISTRIK 5/8" 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450</text:p>
          </table:table-cell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float" office:value="4060061" calcext:value-type="float">
            <text:p>4060061</text:p>
          </table:table-cell>
          <table:table-cell office:value-type="string" calcext:value-type="string">
            <text:p>PIPA LISTRIK CONDUIT 20 MM TANPA MERK BATANG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60062" calcext:value-type="float">
            <text:p>4060062</text:p>
          </table:table-cell>
          <table:table-cell office:value-type="string" calcext:value-type="string">
            <text:p>SELOTIP LISTRIK 1 GULUNG NITO ROLL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60063" calcext:value-type="float">
            <text:p>4060063</text:p>
          </table:table-cell>
          <table:table-cell office:value-type="string" calcext:value-type="string">
            <text:p>STECKER HITAM GEPENG BROCO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17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060064" calcext:value-type="float">
            <text:p>4060064</text:p>
          </table:table-cell>
          <table:table-cell office:value-type="string" calcext:value-type="string">
            <text:p>STEKER AC <text:s/>BROCO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450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60065" calcext:value-type="float">
            <text:p>4060065</text:p>
          </table:table-cell>
          <table:table-cell office:value-type="string" calcext:value-type="string">
            <text:p>STEKER ARDE <text:s/>BROCO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919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060066" calcext:value-type="float">
            <text:p>4060066</text:p>
          </table:table-cell>
          <table:table-cell office:value-type="string" calcext:value-type="string">
            <text:p>STEKER ARDE <text:s/>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60067" calcext:value-type="float">
            <text:p>4060067</text:p>
          </table:table-cell>
          <table:table-cell office:value-type="string" calcext:value-type="string">
            <text:p>STEKER T KAKI 3 <text:s/>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20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060068" calcext:value-type="float">
            <text:p>4060068</text:p>
          </table:table-cell>
          <table:table-cell office:value-type="string" calcext:value-type="string">
            <text:p>STEKER T LUBANG 3 <text:s/>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650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060069" calcext:value-type="float">
            <text:p>4060069</text:p>
          </table:table-cell>
          <table:table-cell office:value-type="string" calcext:value-type="string">
            <text:p>STOP KONTAK <text:s/>BROCO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60070" calcext:value-type="float">
            <text:p>4060070</text:p>
          </table:table-cell>
          <table:table-cell office:value-type="string" calcext:value-type="string">
            <text:p>STOP KONTAK <text:s/>PANASONIC BUAH</text:p>
          </table:table-cell>
          <table:table-cell office:value-type="string" calcext:value-type="string">
            <text:p> RP20,000 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60071" calcext:value-type="float">
            <text:p>4060071</text:p>
          </table:table-cell>
          <table:table-cell office:value-type="string" calcext:value-type="string">
            <text:p>STOP KONTAK ST-1482 UTICON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60072" calcext:value-type="float">
            <text:p>4060072</text:p>
          </table:table-cell>
          <table:table-cell office:value-type="string" calcext:value-type="string">
            <text:p>STOP KONTAK ST-1382 UTICON BUAH</text:p>
          </table:table-cell>
          <table:table-cell office:value-type="string" calcext:value-type="string">
            <text:p> RP4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60073" calcext:value-type="float">
            <text:p>4060073</text:p>
          </table:table-cell>
          <table:table-cell office:value-type="string" calcext:value-type="string">
            <text:p>STOP KONTAK TEMPEL <text:s/>BROCO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60074" calcext:value-type="float">
            <text:p>4060074</text:p>
          </table:table-cell>
          <table:table-cell office:value-type="string" calcext:value-type="string">
            <text:p>SWITCH I BROCO GRACIO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60075" calcext:value-type="float">
            <text:p>4060075</text:p>
          </table:table-cell>
          <table:table-cell office:value-type="string" calcext:value-type="string">
            <text:p>SWITCH II BROCO GRACIO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400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60076" calcext:value-type="float">
            <text:p>4060076</text:p>
          </table:table-cell>
          <table:table-cell office:value-type="string" calcext:value-type="string">
            <text:p>SWITCH I BROCO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80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60077" calcext:value-type="float">
            <text:p>4060077</text:p>
          </table:table-cell>
          <table:table-cell office:value-type="string" calcext:value-type="string">
            <text:p>SWITCH II BROCO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096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60078" calcext:value-type="float">
            <text:p>4060078</text:p>
          </table:table-cell>
          <table:table-cell office:value-type="string" calcext:value-type="string">
            <text:p>SWITCH III BROCO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461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60079" calcext:value-type="float">
            <text:p>4060079</text:p>
          </table:table-cell>
          <table:table-cell office:value-type="string" calcext:value-type="string">
            <text:p>SWITCH TEMPEL I BROCO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79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60080" calcext:value-type="float">
            <text:p>4060080</text:p>
          </table:table-cell>
          <table:table-cell office:value-type="string" calcext:value-type="string">
            <text:p>SWITCH TEMPEL II BROCO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11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60081" calcext:value-type="float">
            <text:p>4060081</text:p>
          </table:table-cell>
          <table:table-cell office:value-type="string" calcext:value-type="string">
            <text:p>T ARDE <text:s/>BROCO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060082" calcext:value-type="float">
            <text:p>4060082</text:p>
          </table:table-cell>
          <table:table-cell office:value-type="string" calcext:value-type="string">
            <text:p>T ARDE <text:s/>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220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060083" calcext:value-type="float">
            <text:p>4060083</text:p>
          </table:table-cell>
          <table:table-cell office:value-type="string" calcext:value-type="string">
            <text:p>TEE DOSS 3\4 PUTIH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97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060084" calcext:value-type="float">
            <text:p>4060084</text:p>
          </table:table-cell>
          <table:table-cell office:value-type="string" calcext:value-type="string">
            <text:p>TEE DOSS 1 3\4 HITAM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97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60085" calcext:value-type="float">
            <text:p>4060085</text:p>
          </table:table-cell>
          <table:table-cell office:value-type="string" calcext:value-type="string">
            <text:p>TERMINAL III UTICON BUAH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98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60086" calcext:value-type="float">
            <text:p>4060086</text:p>
          </table:table-cell>
          <table:table-cell office:value-type="string" calcext:value-type="string">
            <text:p>TERMINAL IV UTICON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8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060087" calcext:value-type="float">
            <text:p>4060087</text:p>
          </table:table-cell>
          <table:table-cell office:value-type="string" calcext:value-type="string">
            <text:p>TERMINAL II UTICON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690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060088" calcext:value-type="float">
            <text:p>4060088</text:p>
          </table:table-cell>
          <table:table-cell office:value-type="string" calcext:value-type="string">
            <text:p>TERMINAL TEMPEL I UTICO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060089" calcext:value-type="float">
            <text:p>4060089</text:p>
          </table:table-cell>
          <table:table-cell office:value-type="string" calcext:value-type="string">
            <text:p>TESPEN <text:s/>PROVOS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060090" calcext:value-type="float">
            <text:p>4060090</text:p>
          </table:table-cell>
          <table:table-cell office:value-type="string" calcext:value-type="string">
            <text:p>TESPEN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5 KODE  (ALAT TUKANG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010001" calcext:value-type="float">
            <text:p>5010001</text:p>
          </table:table-cell>
          <table:table-cell office:value-type="string" calcext:value-type="string">
            <text:p>ALAT SEMPROT CAT TABUNG ATAS NS BUAH</text:p>
          </table:table-cell>
          <table:table-cell office:value-type="string" calcext:value-type="string">
            <text:p> RP240,000 </text:p>
          </table:table-cell>
          <table:table-cell office:value-type="string" calcext:value-type="string">
            <text:p>19000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010002" calcext:value-type="float">
            <text:p>5010002</text:p>
          </table:table-cell>
          <table:table-cell office:value-type="string" calcext:value-type="string">
            <text:p>ALAT SEMPROT CAT 1 TABUNG BAWAH NS BUAH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0000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010003" calcext:value-type="float">
            <text:p>5010003</text:p>
          </table:table-cell>
          <table:table-cell office:value-type="string" calcext:value-type="string">
            <text:p>ARIT <text:s/>BINTANG MAS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50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10004" calcext:value-type="float">
            <text:p>5010004</text:p>
          </table:table-cell>
          <table:table-cell office:value-type="string" calcext:value-type="string">
            <text:p>BAK CAT STANDAR AJP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75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010005" calcext:value-type="float">
            <text:p>5010005</text:p>
          </table:table-cell>
          <table:table-cell office:value-type="string" calcext:value-type="string">
            <text:p>BATU ASAH PANJANG MT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010006" calcext:value-type="float">
            <text:p>5010006</text:p>
          </table:table-cell>
          <table:table-cell office:value-type="string" calcext:value-type="string">
            <text:p>BATU ASAH PENDEK PANDA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010007" calcext:value-type="float">
            <text:p>5010007</text:p>
          </table:table-cell>
          <table:table-cell office:value-type="string" calcext:value-type="string">
            <text:p>BENANG BESAR <text:s/>GAMPIL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10008" calcext:value-type="float">
            <text:p>5010008</text:p>
          </table:table-cell>
          <table:table-cell office:value-type="string" calcext:value-type="string">
            <text:p>BENANG KASUR <text:s/>GOLDEN ELEPHANT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140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010009" calcext:value-type="float">
            <text:p>5010009</text:p>
          </table:table-cell>
          <table:table-cell office:value-type="string" calcext:value-type="string">
            <text:p>BENANG KECIL <text:s/>GAMPIL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83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010010" calcext:value-type="float">
            <text:p>5010010</text:p>
          </table:table-cell>
          <table:table-cell office:value-type="string" calcext:value-type="string">
            <text:p>BLENCONG 5 LB IGUANA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4375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10011" calcext:value-type="float">
            <text:p>5010011</text:p>
          </table:table-cell>
          <table:table-cell office:value-type="string" calcext:value-type="string">
            <text:p>BLENCONG 5 LB RRT BUAH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3750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010012" calcext:value-type="float">
            <text:p>5010012</text:p>
          </table:table-cell>
          <table:table-cell office:value-type="string" calcext:value-type="string">
            <text:p>BLENCONG 2 KG  STAMVICK BUAH</text:p>
          </table:table-cell>
          <table:table-cell office:value-type="string" calcext:value-type="string">
            <text:p> RP85,000 </text:p>
          </table:table-cell>
          <table:table-cell office:value-type="string" calcext:value-type="string">
            <text:p>6875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010013" calcext:value-type="float">
            <text:p>5010013</text:p>
          </table:table-cell>
          <table:table-cell office:value-type="string" calcext:value-type="string">
            <text:p>BOGEM 10 LB ABUS BUAH</text:p>
          </table:table-cell>
          <table:table-cell office:value-type="string" calcext:value-type="string">
            <text:p> RP85,000 </text:p>
          </table:table-cell>
          <table:table-cell office:value-type="string" calcext:value-type="string">
            <text:p>650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010014" calcext:value-type="float">
            <text:p>5010014</text:p>
          </table:table-cell>
          <table:table-cell office:value-type="string" calcext:value-type="string">
            <text:p>BOGEM 6 LB ABUS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30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010015" calcext:value-type="float">
            <text:p>5010015</text:p>
          </table:table-cell>
          <table:table-cell office:value-type="string" calcext:value-type="string">
            <text:p>BOGEM 8 LB ABUS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440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010016" calcext:value-type="float">
            <text:p>5010016</text:p>
          </table:table-cell>
          <table:table-cell office:value-type="string" calcext:value-type="string">
            <text:p>BOGEM 2 LB DIOR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10017" calcext:value-type="float">
            <text:p>5010017</text:p>
          </table:table-cell>
          <table:table-cell office:value-type="string" calcext:value-type="string">
            <text:p>BOGEM 2 LB GLX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300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010018" calcext:value-type="float">
            <text:p>5010018</text:p>
          </table:table-cell>
          <table:table-cell office:value-type="string" calcext:value-type="string">
            <text:p>BOGEM 6 LB STAMVICK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4500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010019" calcext:value-type="float">
            <text:p>5010019</text:p>
          </table:table-cell>
          <table:table-cell office:value-type="string" calcext:value-type="string">
            <text:p>BOGEM 6 LB TANPA MERK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010020" calcext:value-type="float">
            <text:p>5010020</text:p>
          </table:table-cell>
          <table:table-cell office:value-type="string" calcext:value-type="string">
            <text:p>BOGEM 2 LB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010021" calcext:value-type="float">
            <text:p>5010021</text:p>
          </table:table-cell>
          <table:table-cell office:value-type="string" calcext:value-type="string">
            <text:p>BOR MESIN 350 RE BOSCH BUAH</text:p>
          </table:table-cell>
          <table:table-cell office:value-type="string" calcext:value-type="string">
            <text:p> RP650,000 </text:p>
          </table:table-cell>
          <table:table-cell office:value-type="string" calcext:value-type="string">
            <text:p>46500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010022" calcext:value-type="float">
            <text:p>5010022</text:p>
          </table:table-cell>
          <table:table-cell office:value-type="string" calcext:value-type="string">
            <text:p>BOR MESIN 350 RE , 60 MM MAKTEK MT60 BUAH</text:p>
          </table:table-cell>
          <table:table-cell office:value-type="string" calcext:value-type="string">
            <text:p> RP320,000 </text:p>
          </table:table-cell>
          <table:table-cell office:value-type="string" calcext:value-type="string">
            <text:p>2750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010023" calcext:value-type="float">
            <text:p>5010023</text:p>
          </table:table-cell>
          <table:table-cell office:value-type="string" calcext:value-type="string">
            <text:p>BOR/MATA BESI 6 MM AT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010024" calcext:value-type="float">
            <text:p>5010024</text:p>
          </table:table-cell>
          <table:table-cell office:value-type="string" calcext:value-type="string">
            <text:p>BOR/MATA BESI 8 MM ATS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010025" calcext:value-type="float">
            <text:p>5010025</text:p>
          </table:table-cell>
          <table:table-cell office:value-type="string" calcext:value-type="string">
            <text:p>BOR/MATA BESI 3 MM BOSCH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616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010026" calcext:value-type="float">
            <text:p>5010026</text:p>
          </table:table-cell>
          <table:table-cell office:value-type="string" calcext:value-type="string">
            <text:p>BOR/MATA BESI 3.5 MM BOSCH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68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010027" calcext:value-type="float">
            <text:p>5010027</text:p>
          </table:table-cell>
          <table:table-cell office:value-type="string" calcext:value-type="string">
            <text:p>BOR/MATA BESI 4 MM BOSCH BUAH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75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010028" calcext:value-type="float">
            <text:p>5010028</text:p>
          </table:table-cell>
          <table:table-cell office:value-type="string" calcext:value-type="string">
            <text:p>BOR/MATA BESI 5 MM BOSCH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06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010029" calcext:value-type="float">
            <text:p>5010029</text:p>
          </table:table-cell>
          <table:table-cell office:value-type="string" calcext:value-type="string">
            <text:p>BOR/MATA BESI 10 MM BOSCH BUAH</text:p>
          </table:table-cell>
          <table:table-cell office:value-type="string" calcext:value-type="string">
            <text:p> RP70,000 </text:p>
          </table:table-cell>
          <table:table-cell office:value-type="string" calcext:value-type="string">
            <text:p>388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010030" calcext:value-type="float">
            <text:p>5010030</text:p>
          </table:table-cell>
          <table:table-cell office:value-type="string" calcext:value-type="string">
            <text:p>BOR/MATA BESI 2.5 MM BENZ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010031" calcext:value-type="float">
            <text:p>5010031</text:p>
          </table:table-cell>
          <table:table-cell office:value-type="string" calcext:value-type="string">
            <text:p>BOR/MATA BESI 3 MM NACHI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1020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010032" calcext:value-type="float">
            <text:p>5010032</text:p>
          </table:table-cell>
          <table:table-cell office:value-type="string" calcext:value-type="string">
            <text:p>BOR/MATA BESI 3.5 MM NACHI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103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10033" calcext:value-type="float">
            <text:p>5010033</text:p>
          </table:table-cell>
          <table:table-cell office:value-type="string" calcext:value-type="string">
            <text:p>BOR/MATA BESI 4 MM NACHI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336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010034" calcext:value-type="float">
            <text:p>5010034</text:p>
          </table:table-cell>
          <table:table-cell office:value-type="string" calcext:value-type="string">
            <text:p>BOR/MATA BESI 5 MM NACHI BUAH</text:p>
          </table:table-cell>
          <table:table-cell office:value-type="string" calcext:value-type="string">
            <text:p> RP23,000 </text:p>
          </table:table-cell>
          <table:table-cell office:value-type="string" calcext:value-type="string">
            <text:p>171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010035" calcext:value-type="float">
            <text:p>5010035</text:p>
          </table:table-cell>
          <table:table-cell office:value-type="string" calcext:value-type="string">
            <text:p>BOR/MATA BESI 6 MM NACHI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2480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010036" calcext:value-type="float">
            <text:p>5010036</text:p>
          </table:table-cell>
          <table:table-cell office:value-type="string" calcext:value-type="string">
            <text:p>BOR/MATA BESI 8 MM NACHI BUAH</text:p>
          </table:table-cell>
          <table:table-cell office:value-type="string" calcext:value-type="string">
            <text:p> RP42,000 </text:p>
          </table:table-cell>
          <table:table-cell office:value-type="string" calcext:value-type="string">
            <text:p>35380.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010037" calcext:value-type="float">
            <text:p>5010037</text:p>
          </table:table-cell>
          <table:table-cell office:value-type="string" calcext:value-type="string">
            <text:p>BOR/MATA BESI 10 MM RRT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10038" calcext:value-type="float">
            <text:p>5010038</text:p>
          </table:table-cell>
          <table:table-cell office:value-type="string" calcext:value-type="string">
            <text:p>BOR/MATA BESI 3 MM RRT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05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010039" calcext:value-type="float">
            <text:p>5010039</text:p>
          </table:table-cell>
          <table:table-cell office:value-type="string" calcext:value-type="string">
            <text:p>BOR/MATA BESI 10 MM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010040" calcext:value-type="float">
            <text:p>5010040</text:p>
          </table:table-cell>
          <table:table-cell office:value-type="string" calcext:value-type="string">
            <text:p>BOR/MATA BETON 6 MM BOSCH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010041" calcext:value-type="float">
            <text:p>5010041</text:p>
          </table:table-cell>
          <table:table-cell office:value-type="string" calcext:value-type="string">
            <text:p>BOR/MATA BETON 8'' BOSCH BUAH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6750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010042" calcext:value-type="float">
            <text:p>5010042</text:p>
          </table:table-cell>
          <table:table-cell office:value-type="string" calcext:value-type="string">
            <text:p>BOR/MATA BETON 10'' BOSCH BUAH</text:p>
          </table:table-cell>
          <table:table-cell office:value-type="string" calcext:value-type="string">
            <text:p> RP105,000 </text:p>
          </table:table-cell>
          <table:table-cell office:value-type="string" calcext:value-type="string">
            <text:p>7500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010043" calcext:value-type="float">
            <text:p>5010043</text:p>
          </table:table-cell>
          <table:table-cell office:value-type="string" calcext:value-type="string">
            <text:p>BOR/MATA BETON 4'' JORAN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010044" calcext:value-type="float">
            <text:p>5010044</text:p>
          </table:table-cell>
          <table:table-cell office:value-type="string" calcext:value-type="string">
            <text:p>BOR/MATA BETON 5'' JORAN BUAH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010045" calcext:value-type="float">
            <text:p>5010045</text:p>
          </table:table-cell>
          <table:table-cell office:value-type="string" calcext:value-type="string">
            <text:p>BOR/MATA BETON 6'' JORAN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010046" calcext:value-type="float">
            <text:p>5010046</text:p>
          </table:table-cell>
          <table:table-cell office:value-type="string" calcext:value-type="string">
            <text:p>BOR/MATA BETON 8'' JORAN BUAH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010047" calcext:value-type="float">
            <text:p>5010047</text:p>
          </table:table-cell>
          <table:table-cell office:value-type="string" calcext:value-type="string">
            <text:p>BOR/MATA BETON 10'' JORAN BUAH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010048" calcext:value-type="float">
            <text:p>5010048</text:p>
          </table:table-cell>
          <table:table-cell office:value-type="string" calcext:value-type="string">
            <text:p>BOR/MATA BETON 12'' JORAN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010049" calcext:value-type="float">
            <text:p>5010049</text:p>
          </table:table-cell>
          <table:table-cell office:value-type="string" calcext:value-type="string">
            <text:p>BOR/MATA KAYU 3/8'' ATS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010050" calcext:value-type="float">
            <text:p>5010050</text:p>
          </table:table-cell>
          <table:table-cell office:value-type="string" calcext:value-type="string">
            <text:p>BOR/MATA KAYU 6 ML BENZ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480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010051" calcext:value-type="float">
            <text:p>5010051</text:p>
          </table:table-cell>
          <table:table-cell office:value-type="string" calcext:value-type="string">
            <text:p>BOR/MATA KAYU 10 ML BENZ BUAH</text:p>
          </table:table-cell>
          <table:table-cell office:value-type="string" calcext:value-type="string">
            <text:p> RP19,000 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010052" calcext:value-type="float">
            <text:p>5010052</text:p>
          </table:table-cell>
          <table:table-cell office:value-type="string" calcext:value-type="string">
            <text:p>BOR/MATA KAYU 12 ML BENZ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08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010053" calcext:value-type="float">
            <text:p>5010053</text:p>
          </table:table-cell>
          <table:table-cell office:value-type="string" calcext:value-type="string">
            <text:p>BOR/MATA KAYU 8 MM   BENZ BUAH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010054" calcext:value-type="float">
            <text:p>5010054</text:p>
          </table:table-cell>
          <table:table-cell office:value-type="string" calcext:value-type="string">
            <text:p>BOR/MATA KAYU 6.5 MM BENZ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010055" calcext:value-type="float">
            <text:p>5010055</text:p>
          </table:table-cell>
          <table:table-cell office:value-type="string" calcext:value-type="string">
            <text:p>BOR/MATA KAYU 8 ML GLORIUS BUAH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010056" calcext:value-type="float">
            <text:p>5010056</text:p>
          </table:table-cell>
          <table:table-cell office:value-type="string" calcext:value-type="string">
            <text:p>BULU KUAS ROL 9” ETERNA BUAH</text:p>
          </table:table-cell>
          <table:table-cell office:value-type="string" calcext:value-type="string">
            <text:p>17500</text:p>
          </table:table-cell>
          <table:table-cell office:value-type="string" calcext:value-type="string">
            <text:p>125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10057" calcext:value-type="float">
            <text:p>5010057</text:p>
          </table:table-cell>
          <table:table-cell office:value-type="string" calcext:value-type="string">
            <text:p>BULU KUAS ROL KAPAL 4” ACE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10058" calcext:value-type="float">
            <text:p>5010058</text:p>
          </table:table-cell>
          <table:table-cell office:value-type="string" calcext:value-type="string">
            <text:p>BULU KUAS ROL KAPAL 4'' MASSAKI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010059" calcext:value-type="float">
            <text:p>5010059</text:p>
          </table:table-cell>
          <table:table-cell office:value-type="string" calcext:value-type="string">
            <text:p>BULU KUAS ROL KAPAL 4" STAMVIC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875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010060" calcext:value-type="float">
            <text:p>5010060</text:p>
          </table:table-cell>
          <table:table-cell office:value-type="string" calcext:value-type="string">
            <text:p>CUTTER BESAR CHERYL TRANSPARAN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7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010061" calcext:value-type="float">
            <text:p>5010061</text:p>
          </table:table-cell>
          <table:table-cell office:value-type="string" calcext:value-type="string">
            <text:p>CUTTER BESAR ESCO BUAH</text:p>
          </table:table-cell>
          <table:table-cell office:value-type="string" calcext:value-type="string">
            <text:p>12500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010062" calcext:value-type="float">
            <text:p>5010062</text:p>
          </table:table-cell>
          <table:table-cell office:value-type="string" calcext:value-type="string">
            <text:p>CUTTER BESAR KENKO BUAH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1083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010063" calcext:value-type="float">
            <text:p>5010063</text:p>
          </table:table-cell>
          <table:table-cell office:value-type="string" calcext:value-type="string">
            <text:p>CUTTER BESAR YAMATA BUTE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66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010064" calcext:value-type="float">
            <text:p>5010064</text:p>
          </table:table-cell>
          <table:table-cell office:value-type="string" calcext:value-type="string">
            <text:p>CUTTER ISINYA BESAR STAMVIC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10065" calcext:value-type="float">
            <text:p>5010065</text:p>
          </table:table-cell>
          <table:table-cell office:value-type="string" calcext:value-type="string">
            <text:p>CUTTER PIPA <text:s/>WESPEXT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625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010066" calcext:value-type="float">
            <text:p>5010066</text:p>
          </table:table-cell>
          <table:table-cell office:value-type="string" calcext:value-type="string">
            <text:p>EMBER COR BESAR BESAR 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480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10067" calcext:value-type="float">
            <text:p>5010067</text:p>
          </table:table-cell>
          <table:table-cell office:value-type="string" calcext:value-type="string">
            <text:p>EMBER COR KECIL KECIL TANPA MERK BUAH</text:p>
          </table:table-cell>
          <table:table-cell office:value-type="string" calcext:value-type="string">
            <text:p> RP4,500 </text:p>
          </table:table-cell>
          <table:table-cell office:value-type="string" calcext:value-type="string">
            <text:p>28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010068" calcext:value-type="float">
            <text:p>5010068</text:p>
          </table:table-cell>
          <table:table-cell office:value-type="string" calcext:value-type="string">
            <text:p>GAGANG GERGAJI  <text:s/>WORKMAN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166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010069" calcext:value-type="float">
            <text:p>5010069</text:p>
          </table:table-cell>
          <table:table-cell office:value-type="string" calcext:value-type="string">
            <text:p>GAGANG GERGAJI BESI <text:s/>WANLY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9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010070" calcext:value-type="float">
            <text:p>5010070</text:p>
          </table:table-cell>
          <table:table-cell office:value-type="string" calcext:value-type="string">
            <text:p>GAGANG GERGAJI TRIPLEK <text:s/>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10071" calcext:value-type="float">
            <text:p>5010071</text:p>
          </table:table-cell>
          <table:table-cell office:value-type="string" calcext:value-type="string">
            <text:p>GAGANG PACUL <text:s/>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85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010072" calcext:value-type="float">
            <text:p>5010072</text:p>
          </table:table-cell>
          <table:table-cell office:value-type="string" calcext:value-type="string">
            <text:p>GAGANG PACUL BIASA TANPA MERK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25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010073" calcext:value-type="float">
            <text:p>5010073</text:p>
          </table:table-cell>
          <table:table-cell office:value-type="string" calcext:value-type="string">
            <text:p>GARPU KAKI 4 CARMEN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458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010074" calcext:value-type="float">
            <text:p>5010074</text:p>
          </table:table-cell>
          <table:table-cell office:value-type="string" calcext:value-type="string">
            <text:p>GARPU KAKI 4 TANPA MERK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010075" calcext:value-type="float">
            <text:p>5010075</text:p>
          </table:table-cell>
          <table:table-cell office:value-type="string" calcext:value-type="string">
            <text:p>GARPU TAMAN KECIL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010076" calcext:value-type="float">
            <text:p>5010076</text:p>
          </table:table-cell>
          <table:table-cell office:value-type="string" calcext:value-type="string">
            <text:p>GEGEP 9'' NISHAN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81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010077" calcext:value-type="float">
            <text:p>5010077</text:p>
          </table:table-cell>
          <table:table-cell office:value-type="string" calcext:value-type="string">
            <text:p>GEGEP 9"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010078" calcext:value-type="float">
            <text:p>5010078</text:p>
          </table:table-cell>
          <table:table-cell office:value-type="string" calcext:value-type="string">
            <text:p>GEGEP PRESS 9” EXITO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29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010079" calcext:value-type="float">
            <text:p>5010079</text:p>
          </table:table-cell>
          <table:table-cell office:value-type="string" calcext:value-type="string">
            <text:p>GEGEP PRESS 9'' WINSOON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170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010080" calcext:value-type="float">
            <text:p>5010080</text:p>
          </table:table-cell>
          <table:table-cell office:value-type="string" calcext:value-type="string">
            <text:p>GERGAJI HEBEL <text:s/>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875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010081" calcext:value-type="float">
            <text:p>5010081</text:p>
          </table:table-cell>
          <table:table-cell office:value-type="string" calcext:value-type="string">
            <text:p>GERGAJI KAYU 14'' CAMEL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010082" calcext:value-type="float">
            <text:p>5010082</text:p>
          </table:table-cell>
          <table:table-cell office:value-type="string" calcext:value-type="string">
            <text:p>GERGAJI KAYU 16'' DIAMOND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010083" calcext:value-type="float">
            <text:p>5010083</text:p>
          </table:table-cell>
          <table:table-cell office:value-type="string" calcext:value-type="string">
            <text:p>GERGAJI KAYU 18” MJP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1458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010084" calcext:value-type="float">
            <text:p>5010084</text:p>
          </table:table-cell>
          <table:table-cell office:value-type="string" calcext:value-type="string">
            <text:p>GERGAJI KAYU 18'' XINEXCEN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208/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010085" calcext:value-type="float">
            <text:p>5010085</text:p>
          </table:table-cell>
          <table:table-cell office:value-type="string" calcext:value-type="string">
            <text:p>GERINDA MESIN MT 90 MACTEK BUAH</text:p>
          </table:table-cell>
          <table:table-cell office:value-type="string" calcext:value-type="string">
            <text:p>300000</text:p>
          </table:table-cell>
          <table:table-cell office:value-type="string" calcext:value-type="string">
            <text:p>250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010086" calcext:value-type="float">
            <text:p>5010086</text:p>
          </table:table-cell>
          <table:table-cell office:value-type="string" calcext:value-type="string">
            <text:p>GOLOK KECIL TANPA MERK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010087" calcext:value-type="float">
            <text:p>5010087</text:p>
          </table:table-cell>
          <table:table-cell office:value-type="string" calcext:value-type="string">
            <text:p>GUNTING SEDANG ESCO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010088" calcext:value-type="float">
            <text:p>5010088</text:p>
          </table:table-cell>
          <table:table-cell office:value-type="string" calcext:value-type="string">
            <text:p>GUNTING BAJA RINGAN <text:s/>FAME BUAH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3250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010089" calcext:value-type="float">
            <text:p>5010089</text:p>
          </table:table-cell>
          <table:table-cell office:value-type="string" calcext:value-type="string">
            <text:p>GUNTING BAJA RINGAN 1.2 MM GS BUAH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010090" calcext:value-type="float">
            <text:p>5010090</text:p>
          </table:table-cell>
          <table:table-cell office:value-type="string" calcext:value-type="string">
            <text:p>GUNTING DAHAN 200 MM PALAZO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010091" calcext:value-type="float">
            <text:p>5010091</text:p>
          </table:table-cell>
          <table:table-cell office:value-type="string" calcext:value-type="string">
            <text:p>GUNTING KARET <text:s/>CHERY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583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010092" calcext:value-type="float">
            <text:p>5010092</text:p>
          </table:table-cell>
          <table:table-cell office:value-type="string" calcext:value-type="string">
            <text:p>GUNTING RUMPUT <text:s/>KENMASTER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16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010093" calcext:value-type="float">
            <text:p>5010093</text:p>
          </table:table-cell>
          <table:table-cell office:value-type="string" calcext:value-type="string">
            <text:p>GUNTING SENG 8'' CARSON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125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010094" calcext:value-type="float">
            <text:p>5010094</text:p>
          </table:table-cell>
          <table:table-cell office:value-type="string" calcext:value-type="string">
            <text:p>GUNTING SENG 10'' CARSON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010095" calcext:value-type="float">
            <text:p>5010095</text:p>
          </table:table-cell>
          <table:table-cell office:value-type="string" calcext:value-type="string">
            <text:p>GUNTING SENG 10'' CHINA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010096" calcext:value-type="float">
            <text:p>5010096</text:p>
          </table:table-cell>
          <table:table-cell office:value-type="string" calcext:value-type="string">
            <text:p>GUNTING SENG 8'' FREDER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750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010097" calcext:value-type="float">
            <text:p>5010097</text:p>
          </table:table-cell>
          <table:table-cell office:value-type="string" calcext:value-type="string">
            <text:p>GUNTING WALLET <text:s/>TARGET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9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10098" calcext:value-type="float">
            <text:p>5010098</text:p>
          </table:table-cell>
          <table:table-cell office:value-type="string" calcext:value-type="string">
            <text:p>ISI CUTTER BESAR STAMVICK KOTAK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010099" calcext:value-type="float">
            <text:p>5010099</text:p>
          </table:table-cell>
          <table:table-cell office:value-type="string" calcext:value-type="string">
            <text:p>JARUM KARUNG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010100" calcext:value-type="float">
            <text:p>5010100</text:p>
          </table:table-cell>
          <table:table-cell office:value-type="string" calcext:value-type="string">
            <text:p>KACA MATA LAS <text:s/>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010101" calcext:value-type="float">
            <text:p>5010101</text:p>
          </table:table-cell>
          <table:table-cell office:value-type="string" calcext:value-type="string">
            <text:p>KAMPAK <text:s/>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010102" calcext:value-type="float">
            <text:p>5010102</text:p>
          </table:table-cell>
          <table:table-cell office:value-type="string" calcext:value-type="string">
            <text:p>KAOS TANGAN <text:s/>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10103" calcext:value-type="float">
            <text:p>5010103</text:p>
          </table:table-cell>
          <table:table-cell office:value-type="string" calcext:value-type="string">
            <text:p>KAPAK  <text:s/>ASP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10104" calcext:value-type="float">
            <text:p>5010104</text:p>
          </table:table-cell>
          <table:table-cell office:value-type="string" calcext:value-type="string">
            <text:p>KAPAK MERAH <text:s/>MIKE BOTOUD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010105" calcext:value-type="float">
            <text:p>5010105</text:p>
          </table:table-cell>
          <table:table-cell office:value-type="string" calcext:value-type="string">
            <text:p>KAPE 2" TANPA MERK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010106" calcext:value-type="float">
            <text:p>5010106</text:p>
          </table:table-cell>
          <table:table-cell office:value-type="string" calcext:value-type="string">
            <text:p>KAPE 1,5" TANPA MERK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010107" calcext:value-type="float">
            <text:p>5010107</text:p>
          </table:table-cell>
          <table:table-cell office:value-type="string" calcext:value-type="string">
            <text:p>KAPE COMPON STAINLESS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5010108" calcext:value-type="float">
            <text:p>5010108</text:p>
          </table:table-cell>
          <table:table-cell office:value-type="string" calcext:value-type="string">
            <text:p>KAPE COMPON STAINLESS MANLY <text:s/>TANPA MERK SET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010109" calcext:value-type="float">
            <text:p>5010109</text:p>
          </table:table-cell>
          <table:table-cell office:value-type="string" calcext:value-type="string">
            <text:p>KAPE COUMPOND <text:s/>NUG SET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750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010110" calcext:value-type="float">
            <text:p>5010110</text:p>
          </table:table-cell>
          <table:table-cell office:value-type="string" calcext:value-type="string">
            <text:p>KAPE GAGANG EXITO 2 1/2" 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010111" calcext:value-type="float">
            <text:p>5010111</text:p>
          </table:table-cell>
          <table:table-cell office:value-type="string" calcext:value-type="string">
            <text:p>KAPE GAGANG EXITO 4" 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010112" calcext:value-type="float">
            <text:p>5010112</text:p>
          </table:table-cell>
          <table:table-cell office:value-type="string" calcext:value-type="string">
            <text:p>KAPE GAGANG HITAM 4" EXITO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010113" calcext:value-type="float">
            <text:p>5010113</text:p>
          </table:table-cell>
          <table:table-cell office:value-type="string" calcext:value-type="string">
            <text:p>KAPE GAGANG KARET 3" ELTRA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83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010114" calcext:value-type="float">
            <text:p>5010114</text:p>
          </table:table-cell>
          <table:table-cell office:value-type="string" calcext:value-type="string">
            <text:p>KAPE GAGANG KAYU 1 1/2" TANPA MERK BUAH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17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010115" calcext:value-type="float">
            <text:p>5010115</text:p>
          </table:table-cell>
          <table:table-cell office:value-type="string" calcext:value-type="string">
            <text:p>KAPE GAGANG KAYU 2 "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010116" calcext:value-type="float">
            <text:p>5010116</text:p>
          </table:table-cell>
          <table:table-cell office:value-type="string" calcext:value-type="string">
            <text:p>KAPE GAGANG KAYU 2 1/2" TANPA MERK BUAH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204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10117" calcext:value-type="float">
            <text:p>5010117</text:p>
          </table:table-cell>
          <table:table-cell office:value-type="string" calcext:value-type="string">
            <text:p>KAPE PLASTIK BIASA JAPAN SPACHTEL SET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010118" calcext:value-type="float">
            <text:p>5010118</text:p>
          </table:table-cell>
          <table:table-cell office:value-type="string" calcext:value-type="string">
            <text:p>KAPE PVC  5" TANPA MERK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10119" calcext:value-type="float">
            <text:p>5010119</text:p>
          </table:table-cell>
          <table:table-cell office:value-type="string" calcext:value-type="string">
            <text:p>KAPE PVC  7"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010120" calcext:value-type="float">
            <text:p>5010120</text:p>
          </table:table-cell>
          <table:table-cell office:value-type="string" calcext:value-type="string">
            <text:p>KAPE SET <text:s/>TANPA MERK SET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010121" calcext:value-type="float">
            <text:p>5010121</text:p>
          </table:table-cell>
          <table:table-cell office:value-type="string" calcext:value-type="string">
            <text:p>KATROL 1 <text:s/>TANPA MERK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010122" calcext:value-type="float">
            <text:p>5010122</text:p>
          </table:table-cell>
          <table:table-cell office:value-type="string" calcext:value-type="string">
            <text:p>KATROL 2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010123" calcext:value-type="float">
            <text:p>5010123</text:p>
          </table:table-cell>
          <table:table-cell office:value-type="string" calcext:value-type="string">
            <text:p>KEREKAN <text:s/>KENMAS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010124" calcext:value-type="float">
            <text:p>5010124</text:p>
          </table:table-cell>
          <table:table-cell office:value-type="string" calcext:value-type="string">
            <text:p>KEREKAN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010125" calcext:value-type="float">
            <text:p>5010125</text:p>
          </table:table-cell>
          <table:table-cell office:value-type="string" calcext:value-type="string">
            <text:p>KEREKAN SUMUR <text:s/>TANPA MERK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75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010126" calcext:value-type="float">
            <text:p>5010126</text:p>
          </table:table-cell>
          <table:table-cell office:value-type="string" calcext:value-type="string">
            <text:p>KEREKAN SUMUR BESAR <text:s/>TANPA MERK BUAH</text:p>
          </table:table-cell>
          <table:table-cell office:value-type="string" calcext:value-type="string">
            <text:p> RP8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010127" calcext:value-type="float">
            <text:p>5010127</text:p>
          </table:table-cell>
          <table:table-cell office:value-type="string" calcext:value-type="string">
            <text:p>KEREKAN SUMUR KECIL <text:s/>TANPA MERK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010128" calcext:value-type="float">
            <text:p>5010128</text:p>
          </table:table-cell>
          <table:table-cell office:value-type="string" calcext:value-type="string">
            <text:p>KIKIR 4" TANPA MERK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010129" calcext:value-type="float">
            <text:p>5010129</text:p>
          </table:table-cell>
          <table:table-cell office:value-type="string" calcext:value-type="string">
            <text:p>KIKIR BAHCO 4" BAHCO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010130" calcext:value-type="float">
            <text:p>5010130</text:p>
          </table:table-cell>
          <table:table-cell office:value-type="string" calcext:value-type="string">
            <text:p>KIKIR SEGITIGA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010131" calcext:value-type="float">
            <text:p>5010131</text:p>
          </table:table-cell>
          <table:table-cell office:value-type="string" calcext:value-type="string">
            <text:p>KIKIR SEGITIGA GAGANG 4” SUMO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375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010132" calcext:value-type="float">
            <text:p>5010132</text:p>
          </table:table-cell>
          <table:table-cell office:value-type="string" calcext:value-type="string">
            <text:p>KUAS  1" EURO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010133" calcext:value-type="float">
            <text:p>5010133</text:p>
          </table:table-cell>
          <table:table-cell office:value-type="string" calcext:value-type="string">
            <text:p>KUAS <text:s/>1/2 "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010134" calcext:value-type="float">
            <text:p>5010134</text:p>
          </table:table-cell>
          <table:table-cell office:value-type="string" calcext:value-type="string">
            <text:p>KUAS CAT 2'' ETERNA BUAH</text:p>
          </table:table-cell>
          <table:table-cell office:value-type="string" calcext:value-type="string">
            <text:p>9000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010135" calcext:value-type="float">
            <text:p>5010135</text:p>
          </table:table-cell>
          <table:table-cell office:value-type="string" calcext:value-type="string">
            <text:p>KUAS CAT 1 1/2'' ETERNA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5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010136" calcext:value-type="float">
            <text:p>5010136</text:p>
          </table:table-cell>
          <table:table-cell office:value-type="string" calcext:value-type="string">
            <text:p>KUAS CAT 3'' EXITO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375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010137" calcext:value-type="float">
            <text:p>5010137</text:p>
          </table:table-cell>
          <table:table-cell office:value-type="string" calcext:value-type="string">
            <text:p>KUAS CAT 2 1/2'' EXITO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1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010138" calcext:value-type="float">
            <text:p>5010138</text:p>
          </table:table-cell>
          <table:table-cell office:value-type="string" calcext:value-type="string">
            <text:p>KUAS CAT 3'' ETERNA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71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010139" calcext:value-type="float">
            <text:p>5010139</text:p>
          </table:table-cell>
          <table:table-cell office:value-type="string" calcext:value-type="string">
            <text:p>KUAS CAT 1 1/2" EXITO/GDO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79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010140" calcext:value-type="float">
            <text:p>5010140</text:p>
          </table:table-cell>
          <table:table-cell office:value-type="string" calcext:value-type="string">
            <text:p>KUAS CAT 2" ETERN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10141" calcext:value-type="float">
            <text:p>5010141</text:p>
          </table:table-cell>
          <table:table-cell office:value-type="string" calcext:value-type="string">
            <text:p>KUAS CAT 2" EXITO/GDO BUAH</text:p>
          </table:table-cell>
          <table:table-cell office:value-type="string" calcext:value-type="string">
            <text:p> RP7,5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010142" calcext:value-type="float">
            <text:p>5010142</text:p>
          </table:table-cell>
          <table:table-cell office:value-type="string" calcext:value-type="string">
            <text:p>KUAS CAT 2 1/2" ETERNA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625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010143" calcext:value-type="float">
            <text:p>5010143</text:p>
          </table:table-cell>
          <table:table-cell office:value-type="string" calcext:value-type="string">
            <text:p>KUAS CAT 2 1/2" EXITO/GDO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010144" calcext:value-type="float">
            <text:p>5010144</text:p>
          </table:table-cell>
          <table:table-cell office:value-type="string" calcext:value-type="string">
            <text:p>KUAS CAT 3" ETERNA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010145" calcext:value-type="float">
            <text:p>5010145</text:p>
          </table:table-cell>
          <table:table-cell office:value-type="string" calcext:value-type="string">
            <text:p>KUAS CAT 3" EXITO/GDO BUAH</text:p>
          </table:table-cell>
          <table:table-cell/>
          <table:table-cell office:value-type="string" calcext:value-type="string">
            <text:p>337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10146" calcext:value-type="float">
            <text:p>5010146</text:p>
          </table:table-cell>
          <table:table-cell office:value-type="string" calcext:value-type="string">
            <text:p>KUAS CAT 4" EXITO/GDO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625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010147" calcext:value-type="float">
            <text:p>5010147</text:p>
          </table:table-cell>
          <table:table-cell office:value-type="string" calcext:value-type="string">
            <text:p>KUAS CAT 4" ETERN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010148" calcext:value-type="float">
            <text:p>5010148</text:p>
          </table:table-cell>
          <table:table-cell office:value-type="string" calcext:value-type="string">
            <text:p>KUAS CAT 1'' ETERNA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29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010149" calcext:value-type="float">
            <text:p>5010149</text:p>
          </table:table-cell>
          <table:table-cell office:value-type="string" calcext:value-type="string">
            <text:p>KUAS CAT 2" SOLIG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010150" calcext:value-type="float">
            <text:p>5010150</text:p>
          </table:table-cell>
          <table:table-cell office:value-type="string" calcext:value-type="string">
            <text:p>KUAS CAT 2 1/2" SOLIG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010151" calcext:value-type="float">
            <text:p>5010151</text:p>
          </table:table-cell>
          <table:table-cell office:value-type="string" calcext:value-type="string">
            <text:p>KUAS CAT 3" SOLIG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010152" calcext:value-type="float">
            <text:p>5010152</text:p>
          </table:table-cell>
          <table:table-cell office:value-type="string" calcext:value-type="string">
            <text:p>KUAS CAT 4" SOLIG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010153" calcext:value-type="float">
            <text:p>5010153</text:p>
          </table:table-cell>
          <table:table-cell office:value-type="string" calcext:value-type="string">
            <text:p>KUAS EXITO 1" EXITO/GDO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17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010154" calcext:value-type="float">
            <text:p>5010154</text:p>
          </table:table-cell>
          <table:table-cell office:value-type="string" calcext:value-type="string">
            <text:p>KUAS KAWAT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010155" calcext:value-type="float">
            <text:p>5010155</text:p>
          </table:table-cell>
          <table:table-cell office:value-type="string" calcext:value-type="string">
            <text:p>KUAS LUKIS 6 TANPA MERK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010156" calcext:value-type="float">
            <text:p>5010156</text:p>
          </table:table-cell>
          <table:table-cell office:value-type="string" calcext:value-type="string">
            <text:p>KUAS LUKIS 8 TANPA MERK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10157" calcext:value-type="float">
            <text:p>5010157</text:p>
          </table:table-cell>
          <table:table-cell office:value-type="string" calcext:value-type="string">
            <text:p>KUAS LUKIS 10 TANPA MERK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010158" calcext:value-type="float">
            <text:p>5010158</text:p>
          </table:table-cell>
          <table:table-cell office:value-type="string" calcext:value-type="string">
            <text:p>KUAS LUKIS 12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010159" calcext:value-type="float">
            <text:p>5010159</text:p>
          </table:table-cell>
          <table:table-cell office:value-type="string" calcext:value-type="string">
            <text:p>KUAS ROLL CAT BESAR ETERNA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666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010160" calcext:value-type="float">
            <text:p>5010160</text:p>
          </table:table-cell>
          <table:table-cell office:value-type="string" calcext:value-type="string">
            <text:p>KUAS ROLL CAT BESAR 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35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010161" calcext:value-type="float">
            <text:p>5010161</text:p>
          </table:table-cell>
          <table:table-cell office:value-type="string" calcext:value-type="string">
            <text:p>KUAS ROLL CAT <text:s/>BESAR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010162" calcext:value-type="float">
            <text:p>5010162</text:p>
          </table:table-cell>
          <table:table-cell office:value-type="string" calcext:value-type="string">
            <text:p>KUAS ROLL CAT KAPAL 4”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729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010163" calcext:value-type="float">
            <text:p>5010163</text:p>
          </table:table-cell>
          <table:table-cell office:value-type="string" calcext:value-type="string">
            <text:p>KUAS ROLL CAT MINYAK <text:s/>STAMVIC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010164" calcext:value-type="float">
            <text:p>5010164</text:p>
          </table:table-cell>
          <table:table-cell office:value-type="string" calcext:value-type="string">
            <text:p>KUNCI BAUD 12-13 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010165" calcext:value-type="float">
            <text:p>5010165</text:p>
          </table:table-cell>
          <table:table-cell office:value-type="string" calcext:value-type="string">
            <text:p>KUNCI BAUD 11-10 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010166" calcext:value-type="float">
            <text:p>5010166</text:p>
          </table:table-cell>
          <table:table-cell office:value-type="string" calcext:value-type="string">
            <text:p>KUNCI BEHEL 6 MM EXITO 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10167" calcext:value-type="float">
            <text:p>5010167</text:p>
          </table:table-cell>
          <table:table-cell office:value-type="string" calcext:value-type="string">
            <text:p>KUNCI BEHEL 8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010168" calcext:value-type="float">
            <text:p>5010168</text:p>
          </table:table-cell>
          <table:table-cell office:value-type="string" calcext:value-type="string">
            <text:p>KUNCI BEHEL 10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010169" calcext:value-type="float">
            <text:p>5010169</text:p>
          </table:table-cell>
          <table:table-cell office:value-type="string" calcext:value-type="string">
            <text:p>KUNCI BEHEL  12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5010170" calcext:value-type="float">
            <text:p>5010170</text:p>
          </table:table-cell>
          <table:table-cell office:value-type="string" calcext:value-type="string">
            <text:p>KUNCI F KECIL UNTUK BENGKOKAN BESI  <text:s/>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5010171" calcext:value-type="float">
            <text:p>5010171</text:p>
          </table:table-cell>
          <table:table-cell office:value-type="string" calcext:value-type="string">
            <text:p>KUNCI F KECIL UNTUK BENGKOKAN BESI  NO:6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float" office:value="5010172" calcext:value-type="float">
            <text:p>5010172</text:p>
          </table:table-cell>
          <table:table-cell office:value-type="string" calcext:value-type="string">
            <text:p>KUNCI F KECIL UNTUK BENGKOKAN BESI  NO:8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5010173" calcext:value-type="float">
            <text:p>5010173</text:p>
          </table:table-cell>
          <table:table-cell office:value-type="string" calcext:value-type="string">
            <text:p>KUNCI F KECIL UNTUK BENGKOKAN BESI  NO:10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5010174" calcext:value-type="float">
            <text:p>5010174</text:p>
          </table:table-cell>
          <table:table-cell office:value-type="string" calcext:value-type="string">
            <text:p>KUNCI F KECIL UNTUK BENGKOKAN BESI  NO:14 TANPA MERK BUAH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5010175" calcext:value-type="float">
            <text:p>5010175</text:p>
          </table:table-cell>
          <table:table-cell office:value-type="string" calcext:value-type="string">
            <text:p>KUNCI F KECIL UNTUK BENGKOKAN BESI  NO:15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5010176" calcext:value-type="float">
            <text:p>5010176</text:p>
          </table:table-cell>
          <table:table-cell office:value-type="string" calcext:value-type="string">
            <text:p>KUNCI F KECIL UNTUK BENGKOKAN BESI  NO:13 TANPA MERK BUAH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5010177" calcext:value-type="float">
            <text:p>5010177</text:p>
          </table:table-cell>
          <table:table-cell office:value-type="string" calcext:value-type="string">
            <text:p>KUNCI F KECIL UNTUK BENGKOKAN BESI  NO:13 TANPA MERK 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010178" calcext:value-type="float">
            <text:p>5010178</text:p>
          </table:table-cell>
          <table:table-cell office:value-type="string" calcext:value-type="string">
            <text:p>KUNCI INGGRIS 10" SOLIGEN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333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010179" calcext:value-type="float">
            <text:p>5010179</text:p>
          </table:table-cell>
          <table:table-cell office:value-type="string" calcext:value-type="string">
            <text:p>KUNCI INGGRIS 12" SOLIGEN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010180" calcext:value-type="float">
            <text:p>5010180</text:p>
          </table:table-cell>
          <table:table-cell office:value-type="string" calcext:value-type="string">
            <text:p>KUNCI PAS 8 MM   CHROM VANADIUM BUAH</text:p>
          </table:table-cell>
          <table:table-cell office:value-type="string" calcext:value-type="string">
            <text:p> RP2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010181" calcext:value-type="float">
            <text:p>5010181</text:p>
          </table:table-cell>
          <table:table-cell office:value-type="string" calcext:value-type="string">
            <text:p>KUNCI PAS 14 X 15 DROP FORGED BUAH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10182" calcext:value-type="float">
            <text:p>5010182</text:p>
          </table:table-cell>
          <table:table-cell office:value-type="string" calcext:value-type="string">
            <text:p>KUNCI PAS 12 X 13 DIAMOND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10183" calcext:value-type="float">
            <text:p>5010183</text:p>
          </table:table-cell>
          <table:table-cell office:value-type="string" calcext:value-type="string">
            <text:p>KUNCI PAS 11X10 DROP FORGED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010184" calcext:value-type="float">
            <text:p>5010184</text:p>
          </table:table-cell>
          <table:table-cell office:value-type="string" calcext:value-type="string">
            <text:p>KUNCI PAS 12X13 DROP FORGED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010185" calcext:value-type="float">
            <text:p>5010185</text:p>
          </table:table-cell>
          <table:table-cell office:value-type="string" calcext:value-type="string">
            <text:p>KUNCI PAS 7X8 DIAMOND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10186" calcext:value-type="float">
            <text:p>5010186</text:p>
          </table:table-cell>
          <table:table-cell office:value-type="string" calcext:value-type="string">
            <text:p>KUNCI PAS 11-10 TANPA MERK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010187" calcext:value-type="float">
            <text:p>5010187</text:p>
          </table:table-cell>
          <table:table-cell office:value-type="string" calcext:value-type="string">
            <text:p>KUNCI PAS 14-15 TANPA MERK BUAH</text:p>
          </table:table-cell>
          <table:table-cell office:value-type="string" calcext:value-type="string">
            <text:p> RP12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010188" calcext:value-type="float">
            <text:p>5010188</text:p>
          </table:table-cell>
          <table:table-cell office:value-type="string" calcext:value-type="string">
            <text:p>KUNCI PAS 10-11 TANPA MERK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010189" calcext:value-type="float">
            <text:p>5010189</text:p>
          </table:table-cell>
          <table:table-cell office:value-type="string" calcext:value-type="string">
            <text:p>KUNCI PASS 8 X 9 STAMVIC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10190" calcext:value-type="float">
            <text:p>5010190</text:p>
          </table:table-cell>
          <table:table-cell office:value-type="string" calcext:value-type="string">
            <text:p>KUNCI PASS 10 X 11 STAMVICK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010191" calcext:value-type="float">
            <text:p>5010191</text:p>
          </table:table-cell>
          <table:table-cell office:value-type="string" calcext:value-type="string">
            <text:p>KUNCI PIPA 250 MM TANPA MERK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10192" calcext:value-type="float">
            <text:p>5010192</text:p>
          </table:table-cell>
          <table:table-cell office:value-type="string" calcext:value-type="string">
            <text:p>KUNCI PIPA 18" TNK BUAH</text:p>
          </table:table-cell>
          <table:table-cell office:value-type="string" calcext:value-type="string">
            <text:p> RP90,000 </text:p>
          </table:table-cell>
          <table:table-cell office:value-type="string" calcext:value-type="string">
            <text:p>660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0193" calcext:value-type="float">
            <text:p>5010193</text:p>
          </table:table-cell>
          <table:table-cell office:value-type="string" calcext:value-type="string">
            <text:p>KUNCI PIPA 12" TNK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010194" calcext:value-type="float">
            <text:p>5010194</text:p>
          </table:table-cell>
          <table:table-cell office:value-type="string" calcext:value-type="string">
            <text:p>KUNCI RING  14X15 DROP FORGED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010195" calcext:value-type="float">
            <text:p>5010195</text:p>
          </table:table-cell>
          <table:table-cell office:value-type="string" calcext:value-type="string">
            <text:p>KUNCI T 10 MM TANPA MERK BUAH</text:p>
          </table:table-cell>
          <table:table-cell office:value-type="string" calcext:value-type="string">
            <text:p> RP2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10196" calcext:value-type="float">
            <text:p>5010196</text:p>
          </table:table-cell>
          <table:table-cell office:value-type="string" calcext:value-type="string">
            <text:p>KUNCI T HIOSI 12 MM 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10197" calcext:value-type="float">
            <text:p>5010197</text:p>
          </table:table-cell>
          <table:table-cell office:value-type="string" calcext:value-type="string">
            <text:p>KUNCI T XIN EXTEN <text:s/>TANPA MERK BUAH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10198" calcext:value-type="float">
            <text:p>5010198</text:p>
          </table:table-cell>
          <table:table-cell office:value-type="string" calcext:value-type="string">
            <text:p>LINGGIS  BESAR TANPA MERK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10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10199" calcext:value-type="float">
            <text:p>5010199</text:p>
          </table:table-cell>
          <table:table-cell office:value-type="string" calcext:value-type="string">
            <text:p>LINGGIS  KECIL TANPA MERK BUAH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80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10200" calcext:value-type="float">
            <text:p>5010200</text:p>
          </table:table-cell>
          <table:table-cell office:value-type="string" calcext:value-type="string">
            <text:p>LINGGIS  BESAR TANPA MERK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10201" calcext:value-type="float">
            <text:p>5010201</text:p>
          </table:table-cell>
          <table:table-cell office:value-type="string" calcext:value-type="string">
            <text:p>LOOT TIMBANG 200 GR 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525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10202" calcext:value-type="float">
            <text:p>5010202</text:p>
          </table:table-cell>
          <table:table-cell office:value-type="string" calcext:value-type="string">
            <text:p>LOOT TIMBANG 300 GR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9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10203" calcext:value-type="float">
            <text:p>5010203</text:p>
          </table:table-cell>
          <table:table-cell office:value-type="string" calcext:value-type="string">
            <text:p>LOOT TIMBANG 500 GR TANPA MERK BUAH</text:p>
          </table:table-cell>
          <table:table-cell office:value-type="string" calcext:value-type="string">
            <text:p>17000</text:p>
          </table:table-cell>
          <table:table-cell office:value-type="string" calcext:value-type="string">
            <text:p>104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10204" calcext:value-type="float">
            <text:p>5010204</text:p>
          </table:table-cell>
          <table:table-cell office:value-type="string" calcext:value-type="string">
            <text:p>LOTAN KECIL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10205" calcext:value-type="float">
            <text:p>5010205</text:p>
          </table:table-cell>
          <table:table-cell office:value-type="string" calcext:value-type="string">
            <text:p>MASKER <text:s/>GP CARE BUAH</text:p>
          </table:table-cell>
          <table:table-cell office:value-type="string" calcext:value-type="string">
            <text:p> RP1,000 </text:p>
          </table:table-cell>
          <table:table-cell office:value-type="string" calcext:value-type="string">
            <text:p>46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0206" calcext:value-type="float">
            <text:p>5010206</text:p>
          </table:table-cell>
          <table:table-cell office:value-type="string" calcext:value-type="string">
            <text:p>MATA GERGAJI BESI  24 T SANFLEX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89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207" calcext:value-type="float">
            <text:p>5010207</text:p>
          </table:table-cell>
          <table:table-cell office:value-type="string" calcext:value-type="string">
            <text:p>MATA GERGAJI BESI  24 T SUPERFLEX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6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0208" calcext:value-type="float">
            <text:p>5010208</text:p>
          </table:table-cell>
          <table:table-cell office:value-type="string" calcext:value-type="string">
            <text:p>MATA GERGAJI TRIPLEK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10209" calcext:value-type="float">
            <text:p>5010209</text:p>
          </table:table-cell>
          <table:table-cell office:value-type="string" calcext:value-type="string">
            <text:p>MATA GERINDA AMPLAS  # 80 KINGDOM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010210" calcext:value-type="float">
            <text:p>5010210</text:p>
          </table:table-cell>
          <table:table-cell office:value-type="string" calcext:value-type="string">
            <text:p>MATA GERINDA AMPLAS  #240 TAIYO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65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010211" calcext:value-type="float">
            <text:p>5010211</text:p>
          </table:table-cell>
          <table:table-cell office:value-type="string" calcext:value-type="string">
            <text:p>MATA GERINDA AMPLAS  # 80 TAIYO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65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010212" calcext:value-type="float">
            <text:p>5010212</text:p>
          </table:table-cell>
          <table:table-cell office:value-type="string" calcext:value-type="string">
            <text:p>MATA GERINDA POLES 4" BOSCH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5010213" calcext:value-type="float">
            <text:p>5010213</text:p>
          </table:table-cell>
          <table:table-cell office:value-type="string" calcext:value-type="string">
            <text:p>MATA GERINDA POLES 4" NIPPON RESIBON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10214" calcext:value-type="float">
            <text:p>5010214</text:p>
          </table:table-cell>
          <table:table-cell office:value-type="string" calcext:value-type="string">
            <text:p>MATA GERINDA POLES 4" NIPPON STA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10215" calcext:value-type="float">
            <text:p>5010215</text:p>
          </table:table-cell>
          <table:table-cell office:value-type="string" calcext:value-type="string">
            <text:p>MATA GERINDA POLES 4" TITA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10216" calcext:value-type="float">
            <text:p>5010216</text:p>
          </table:table-cell>
          <table:table-cell office:value-type="string" calcext:value-type="string">
            <text:p>MATA GERINDA POTONG 4" BOSCH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10217" calcext:value-type="float">
            <text:p>5010217</text:p>
          </table:table-cell>
          <table:table-cell office:value-type="string" calcext:value-type="string">
            <text:p>MATA GERINDA POTONG 14" BOSCH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010218" calcext:value-type="float">
            <text:p>5010218</text:p>
          </table:table-cell>
          <table:table-cell office:value-type="string" calcext:value-type="string">
            <text:p>MATA GERINDA POTONG 14" EAGLE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75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010219" calcext:value-type="float">
            <text:p>5010219</text:p>
          </table:table-cell>
          <table:table-cell office:value-type="string" calcext:value-type="string">
            <text:p>MATA GERINDA POTONG 4" NIPPON STAR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10220" calcext:value-type="float">
            <text:p>5010220</text:p>
          </table:table-cell>
          <table:table-cell office:value-type="string" calcext:value-type="string">
            <text:p>MATA GERINDA POTONG 4'' NIPPON TOP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010221" calcext:value-type="float">
            <text:p>5010221</text:p>
          </table:table-cell>
          <table:table-cell office:value-type="string" calcext:value-type="string">
            <text:p>MATA GERINDA POTONG 4"X2" RESIBON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875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010222" calcext:value-type="float">
            <text:p>5010222</text:p>
          </table:table-cell>
          <table:table-cell office:value-type="string" calcext:value-type="string">
            <text:p>MATA GERINDA POTONG 4” WD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010223" calcext:value-type="float">
            <text:p>5010223</text:p>
          </table:table-cell>
          <table:table-cell office:value-type="string" calcext:value-type="string">
            <text:p>MATA GERINDA POTONG  4" LAIGAWA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10224" calcext:value-type="float">
            <text:p>5010224</text:p>
          </table:table-cell>
          <table:table-cell office:value-type="string" calcext:value-type="string">
            <text:p>METERAN 3 M ASAHI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10225" calcext:value-type="float">
            <text:p>5010225</text:p>
          </table:table-cell>
          <table:table-cell office:value-type="string" calcext:value-type="string">
            <text:p>METERAN 3 M  PANDA BUAH</text:p>
          </table:table-cell>
          <table:table-cell/>
          <table:table-cell office:value-type="string" calcext:value-type="string">
            <text:p>54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010226" calcext:value-type="float">
            <text:p>5010226</text:p>
          </table:table-cell>
          <table:table-cell office:value-type="string" calcext:value-type="string">
            <text:p>METERAN 5 M XP TOOL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687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010227" calcext:value-type="float">
            <text:p>5010227</text:p>
          </table:table-cell>
          <table:table-cell office:value-type="string" calcext:value-type="string">
            <text:p>METERAN  5M D'COTA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172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10228" calcext:value-type="float">
            <text:p>5010228</text:p>
          </table:table-cell>
          <table:table-cell office:value-type="string" calcext:value-type="string">
            <text:p>METERAN  5 M ONDA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35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010229" calcext:value-type="float">
            <text:p>5010229</text:p>
          </table:table-cell>
          <table:table-cell office:value-type="string" calcext:value-type="string">
            <text:p>METERAN  7,5 M ONI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010230" calcext:value-type="float">
            <text:p>5010230</text:p>
          </table:table-cell>
          <table:table-cell office:value-type="string" calcext:value-type="string">
            <text:p>METERAN  7,5 M RR BUAH</text:p>
          </table:table-cell>
          <table:table-cell office:value-type="string" calcext:value-type="string">
            <text:p>14000</text:p>
          </table:table-cell>
          <table:table-cell office:value-type="string" calcext:value-type="string">
            <text:p>958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010231" calcext:value-type="float">
            <text:p>5010231</text:p>
          </table:table-cell>
          <table:table-cell office:value-type="string" calcext:value-type="string">
            <text:p>METERAN  5 M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83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010232" calcext:value-type="float">
            <text:p>5010232</text:p>
          </table:table-cell>
          <table:table-cell office:value-type="string" calcext:value-type="string">
            <text:p>OBENG - 6'' MASUCOYO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9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10233" calcext:value-type="float">
            <text:p>5010233</text:p>
          </table:table-cell>
          <table:table-cell office:value-type="string" calcext:value-type="string">
            <text:p>OBENG - 5'' 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10234" calcext:value-type="float">
            <text:p>5010234</text:p>
          </table:table-cell>
          <table:table-cell office:value-type="string" calcext:value-type="string">
            <text:p>OBENG BB 5'' GLORIOUS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47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010235" calcext:value-type="float">
            <text:p>5010235</text:p>
          </table:table-cell>
          <table:table-cell office:value-type="string" calcext:value-type="string">
            <text:p>OBENG BB 6'' JIN HU BUAH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79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010236" calcext:value-type="float">
            <text:p>5010236</text:p>
          </table:table-cell>
          <table:table-cell office:value-type="string" calcext:value-type="string">
            <text:p>OBENG BB 6'' USA BUAH</text:p>
          </table:table-cell>
          <table:table-cell office:value-type="string" calcext:value-type="string">
            <text:p> RP22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010237" calcext:value-type="float">
            <text:p>5010237</text:p>
          </table:table-cell>
          <table:table-cell office:value-type="string" calcext:value-type="string">
            <text:p>OBENG GETOK 6'' ABUS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54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010238" calcext:value-type="float">
            <text:p>5010238</text:p>
          </table:table-cell>
          <table:table-cell office:value-type="string" calcext:value-type="string">
            <text:p>OBENG GETOK <text:s/>NISHAN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85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010239" calcext:value-type="float">
            <text:p>5010239</text:p>
          </table:table-cell>
          <table:table-cell office:value-type="string" calcext:value-type="string">
            <text:p>OBENG GIPSUM 65 M BENZ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010240" calcext:value-type="float">
            <text:p>5010240</text:p>
          </table:table-cell>
          <table:table-cell office:value-type="string" calcext:value-type="string">
            <text:p>OBENG GIPSUM 65 M  BOSCH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825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010241" calcext:value-type="float">
            <text:p>5010241</text:p>
          </table:table-cell>
          <table:table-cell office:value-type="string" calcext:value-type="string">
            <text:p>OBENG GIPSUM 65 M  STAMVIC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010242" calcext:value-type="float">
            <text:p>5010242</text:p>
          </table:table-cell>
          <table:table-cell office:value-type="string" calcext:value-type="string">
            <text:p>PACUL 2 3/4 LBS AYAM H316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010243" calcext:value-type="float">
            <text:p>5010243</text:p>
          </table:table-cell>
          <table:table-cell office:value-type="string" calcext:value-type="string">
            <text:p>PACUL TAMAN KECIL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010244" calcext:value-type="float">
            <text:p>5010244</text:p>
          </table:table-cell>
          <table:table-cell office:value-type="string" calcext:value-type="string">
            <text:p>PAHAT BETON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010245" calcext:value-type="float">
            <text:p>5010245</text:p>
          </table:table-cell>
          <table:table-cell office:value-type="string" calcext:value-type="string">
            <text:p>PAHAT BETON TOPI - 10" TANPA MERK BUAH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739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10246" calcext:value-type="float">
            <text:p>5010246</text:p>
          </table:table-cell>
          <table:table-cell office:value-type="string" calcext:value-type="string">
            <text:p>PAHAT KAYU 1/4"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10247" calcext:value-type="float">
            <text:p>5010247</text:p>
          </table:table-cell>
          <table:table-cell office:value-type="string" calcext:value-type="string">
            <text:p>PAHAT KAYU 5/8"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010248" calcext:value-type="float">
            <text:p>5010248</text:p>
          </table:table-cell>
          <table:table-cell office:value-type="string" calcext:value-type="string">
            <text:p>PAHAT KAYU 1"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010249" calcext:value-type="float">
            <text:p>5010249</text:p>
          </table:table-cell>
          <table:table-cell office:value-type="string" calcext:value-type="string">
            <text:p>PAHAT KAYU 1.1/4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010250" calcext:value-type="float">
            <text:p>5010250</text:p>
          </table:table-cell>
          <table:table-cell office:value-type="string" calcext:value-type="string">
            <text:p>PAHAT KAYU 1/4" FIRMER CHISELS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010251" calcext:value-type="float">
            <text:p>5010251</text:p>
          </table:table-cell>
          <table:table-cell office:value-type="string" calcext:value-type="string">
            <text:p>PAHAT KAYU 5/8" FIRMER CHISELS BUAH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10252" calcext:value-type="float">
            <text:p>5010252</text:p>
          </table:table-cell>
          <table:table-cell office:value-type="string" calcext:value-type="string">
            <text:p>PALU 8 OZ STAMVIC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010253" calcext:value-type="float">
            <text:p>5010253</text:p>
          </table:table-cell>
          <table:table-cell office:value-type="string" calcext:value-type="string">
            <text:p>PALU BOGEM 2 LB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10254" calcext:value-type="float">
            <text:p>5010254</text:p>
          </table:table-cell>
          <table:table-cell office:value-type="string" calcext:value-type="string">
            <text:p>PALU BOGEM 3 LB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010255" calcext:value-type="float">
            <text:p>5010255</text:p>
          </table:table-cell>
          <table:table-cell office:value-type="string" calcext:value-type="string">
            <text:p>PALU KACA 200 HANSON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12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010256" calcext:value-type="float">
            <text:p>5010256</text:p>
          </table:table-cell>
          <table:table-cell office:value-type="string" calcext:value-type="string">
            <text:p>PALU KAMBING 0,25 ABUS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162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010257" calcext:value-type="float">
            <text:p>5010257</text:p>
          </table:table-cell>
          <table:table-cell office:value-type="string" calcext:value-type="string">
            <text:p>PALU KAMBING 0.5 KG DREXEL BUAH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010258" calcext:value-type="float">
            <text:p>5010258</text:p>
          </table:table-cell>
          <table:table-cell office:value-type="string" calcext:value-type="string">
            <text:p>PALU KAMBING 0,25 LINGGIS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7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010259" calcext:value-type="float">
            <text:p>5010259</text:p>
          </table:table-cell>
          <table:table-cell office:value-type="string" calcext:value-type="string">
            <text:p>PALU KAMBING 0,25 STAMVICK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20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010260" calcext:value-type="float">
            <text:p>5010260</text:p>
          </table:table-cell>
          <table:table-cell office:value-type="string" calcext:value-type="string">
            <text:p>PALU KAMBING 0,5 STAMVICK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326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10261" calcext:value-type="float">
            <text:p>5010261</text:p>
          </table:table-cell>
          <table:table-cell office:value-type="string" calcext:value-type="string">
            <text:p>PALU KAMBING 0,25 WORKMAN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010262" calcext:value-type="float">
            <text:p>5010262</text:p>
          </table:table-cell>
          <table:table-cell office:value-type="string" calcext:value-type="string">
            <text:p>PALU KARET KECIL STAMVIK PALLAZO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10263" calcext:value-type="float">
            <text:p>5010263</text:p>
          </table:table-cell>
          <table:table-cell office:value-type="string" calcext:value-type="string">
            <text:p>PALU KARET SEDANG 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010264" calcext:value-type="float">
            <text:p>5010264</text:p>
          </table:table-cell>
          <table:table-cell office:value-type="string" calcext:value-type="string">
            <text:p>PALU KARET BESAR TANPA MERK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17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010265" calcext:value-type="float">
            <text:p>5010265</text:p>
          </table:table-cell>
          <table:table-cell office:value-type="string" calcext:value-type="string">
            <text:p>PALU KONDE 1 LB AXELL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0833.3333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10266" calcext:value-type="float">
            <text:p>5010266</text:p>
          </table:table-cell>
          <table:table-cell office:value-type="string" calcext:value-type="string">
            <text:p>PALU KONDE 1 LB FUKUDA BUAH</text:p>
          </table:table-cell>
          <table:table-cell office:value-type="string" calcext:value-type="string">
            <text:p>28000</text:p>
          </table:table-cell>
          <table:table-cell office:value-type="string" calcext:value-type="string">
            <text:p>1667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10267" calcext:value-type="float">
            <text:p>5010267</text:p>
          </table:table-cell>
          <table:table-cell office:value-type="string" calcext:value-type="string">
            <text:p>PEMOTONG GRANIT 4'' BOSCH BUAH</text:p>
          </table:table-cell>
          <table:table-cell office:value-type="string" calcext:value-type="string">
            <text:p> RP1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010268" calcext:value-type="float">
            <text:p>5010268</text:p>
          </table:table-cell>
          <table:table-cell office:value-type="string" calcext:value-type="string">
            <text:p>PEMOTONG KERAMIK 4'' BOSCH BUAH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900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010269" calcext:value-type="float">
            <text:p>5010269</text:p>
          </table:table-cell>
          <table:table-cell office:value-type="string" calcext:value-type="string">
            <text:p>PEMOTONG KERAMIK 4'' FUJITSU BUAH</text:p>
          </table:table-cell>
          <table:table-cell office:value-type="string" calcext:value-type="string">
            <text:p>35000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010270" calcext:value-type="float">
            <text:p>5010270</text:p>
          </table:table-cell>
          <table:table-cell office:value-type="string" calcext:value-type="string">
            <text:p>PEMOTONG KERAMIK 4'' MAKITA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010271" calcext:value-type="float">
            <text:p>5010271</text:p>
          </table:table-cell>
          <table:table-cell office:value-type="string" calcext:value-type="string">
            <text:p>PEMOTONG KERAMIK 4'' MOLAR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10272" calcext:value-type="float">
            <text:p>5010272</text:p>
          </table:table-cell>
          <table:table-cell office:value-type="string" calcext:value-type="string">
            <text:p>PENGGARIS 12'' MJP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666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010273" calcext:value-type="float">
            <text:p>5010273</text:p>
          </table:table-cell>
          <table:table-cell office:value-type="string" calcext:value-type="string">
            <text:p>PENGKI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666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010274" calcext:value-type="float">
            <text:p>5010274</text:p>
          </table:table-cell>
          <table:table-cell office:value-type="string" calcext:value-type="string">
            <text:p>PENSIL TUKANG <text:s/>STAMVIC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5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010275" calcext:value-type="float">
            <text:p>5010275</text:p>
          </table:table-cell>
          <table:table-cell office:value-type="string" calcext:value-type="string">
            <text:p>PISAU KERAMIK NR 112 NIKKE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010276" calcext:value-type="float">
            <text:p>5010276</text:p>
          </table:table-cell>
          <table:table-cell office:value-type="string" calcext:value-type="string">
            <text:p>PISAU KERAMIK NR 105 NIKKEN RESIBON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010277" calcext:value-type="float">
            <text:p>5010277</text:p>
          </table:table-cell>
          <table:table-cell office:value-type="string" calcext:value-type="string">
            <text:p>PISAU POTONG KERAMIC NR 105 MATA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010278" calcext:value-type="float">
            <text:p>5010278</text:p>
          </table:table-cell>
          <table:table-cell office:value-type="string" calcext:value-type="string">
            <text:p>PISAU SERUT KAYU 1" RABBIT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010279" calcext:value-type="float">
            <text:p>5010279</text:p>
          </table:table-cell>
          <table:table-cell office:value-type="string" calcext:value-type="string">
            <text:p>PISAU SERUT KAYU 1 1/2" RABBIT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010280" calcext:value-type="float">
            <text:p>5010280</text:p>
          </table:table-cell>
          <table:table-cell office:value-type="string" calcext:value-type="string">
            <text:p>PISAU SERUT KAYU 1 3/4" RABBIT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010281" calcext:value-type="float">
            <text:p>5010281</text:p>
          </table:table-cell>
          <table:table-cell office:value-type="string" calcext:value-type="string">
            <text:p>RESKAM <text:s/>AJP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010282" calcext:value-type="float">
            <text:p>5010282</text:p>
          </table:table-cell>
          <table:table-cell office:value-type="string" calcext:value-type="string">
            <text:p>RESKAM <text:s/>ATS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08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010283" calcext:value-type="float">
            <text:p>5010283</text:p>
          </table:table-cell>
          <table:table-cell office:value-type="string" calcext:value-type="string">
            <text:p>RESKAM <text:s/>LEMKRA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997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010284" calcext:value-type="float">
            <text:p>5010284</text:p>
          </table:table-cell>
          <table:table-cell office:value-type="string" calcext:value-type="string">
            <text:p>RESKAM <text:s/>TANPA MERK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1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010285" calcext:value-type="float">
            <text:p>5010285</text:p>
          </table:table-cell>
          <table:table-cell office:value-type="string" calcext:value-type="string">
            <text:p>ROLL CAT KAPAL KECIL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010286" calcext:value-type="float">
            <text:p>5010286</text:p>
          </table:table-cell>
          <table:table-cell office:value-type="string" calcext:value-type="string">
            <text:p>RUMAH SERUTAN <text:s/>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10287" calcext:value-type="float">
            <text:p>5010287</text:p>
          </table:table-cell>
          <table:table-cell office:value-type="string" calcext:value-type="string">
            <text:p>SARUNG TANGAN BESAR  BINTIK PASANG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29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10288" calcext:value-type="float">
            <text:p>5010288</text:p>
          </table:table-cell>
          <table:table-cell office:value-type="string" calcext:value-type="string">
            <text:p>SARUNG TANGAN BESAR 3 BENANG PASANG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166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010289" calcext:value-type="float">
            <text:p>5010289</text:p>
          </table:table-cell>
          <table:table-cell office:value-type="string" calcext:value-type="string">
            <text:p>SARUNG TANGAN KARET <text:s/>MIAMI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0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010290" calcext:value-type="float">
            <text:p>5010290</text:p>
          </table:table-cell>
          <table:table-cell office:value-type="string" calcext:value-type="string">
            <text:p>SENDOK SEMEN PANJANG GALUR PALSU BUAH</text:p>
          </table:table-cell>
          <table:table-cell office:value-type="string" calcext:value-type="string">
            <text:p> RP12,500 </text:p>
          </table:table-cell>
          <table:table-cell office:value-type="string" calcext:value-type="string">
            <text:p>400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5010291" calcext:value-type="float">
            <text:p>5010291</text:p>
          </table:table-cell>
          <table:table-cell office:value-type="string" calcext:value-type="string">
            <text:p>SENDOK SEMEN PENDEK BAJA GALUR ASLI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650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5010292" calcext:value-type="float">
            <text:p>5010292</text:p>
          </table:table-cell>
          <table:table-cell office:value-type="string" calcext:value-type="string">
            <text:p>SENDOK SEMEN BAJA PANJANG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010293" calcext:value-type="float">
            <text:p>5010293</text:p>
          </table:table-cell>
          <table:table-cell office:value-type="string" calcext:value-type="string">
            <text:p>SEPATU BOOT 42 FORLI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475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10294" calcext:value-type="float">
            <text:p>5010294</text:p>
          </table:table-cell>
          <table:table-cell office:value-type="string" calcext:value-type="string">
            <text:p>SEPATU BOOT 27 JEEP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40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010295" calcext:value-type="float">
            <text:p>5010295</text:p>
          </table:table-cell>
          <table:table-cell office:value-type="string" calcext:value-type="string">
            <text:p>SEPIDOL KECIL TANPA MERK BUA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0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10296" calcext:value-type="float">
            <text:p>5010296</text:p>
          </table:table-cell>
          <table:table-cell office:value-type="string" calcext:value-type="string">
            <text:p>SIKAT KAWAT BAJA 8 BARIS TANPA MERK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543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010297" calcext:value-type="float">
            <text:p>5010297</text:p>
          </table:table-cell>
          <table:table-cell office:value-type="string" calcext:value-type="string">
            <text:p>SIKAT KAWAT BIASA KASAR TANPA MERK BUAH</text:p>
          </table:table-cell>
          <table:table-cell office:value-type="string" calcext:value-type="string">
            <text:p>8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10298" calcext:value-type="float">
            <text:p>5010298</text:p>
          </table:table-cell>
          <table:table-cell office:value-type="string" calcext:value-type="string">
            <text:p>SIKAT KAWAT KUNINGAN <text:s/>EAGLE 220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395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10299" calcext:value-type="float">
            <text:p>5010299</text:p>
          </table:table-cell>
          <table:table-cell office:value-type="string" calcext:value-type="string">
            <text:p>SIKAT KAWAT TULIS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10300" calcext:value-type="float">
            <text:p>5010300</text:p>
          </table:table-cell>
          <table:table-cell office:value-type="string" calcext:value-type="string">
            <text:p>TALI TIMBA 15 METER TANPA MERK METER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10301" calcext:value-type="float">
            <text:p>5010301</text:p>
          </table:table-cell>
          <table:table-cell office:value-type="string" calcext:value-type="string">
            <text:p>TAMBANG  4 MM TANPA MERK METER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010302" calcext:value-type="float">
            <text:p>5010302</text:p>
          </table:table-cell>
          <table:table-cell office:value-type="string" calcext:value-type="string">
            <text:p>TANG KOMBINASI PRESS 7" MAIKE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010303" calcext:value-type="float">
            <text:p>5010303</text:p>
          </table:table-cell>
          <table:table-cell office:value-type="string" calcext:value-type="string">
            <text:p>TANG KOMBINASI PRESS 8" XINEXTEN BUAH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010304" calcext:value-type="float">
            <text:p>5010304</text:p>
          </table:table-cell>
          <table:table-cell office:value-type="string" calcext:value-type="string">
            <text:p>TANG POTONG BIASA 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010305" calcext:value-type="float">
            <text:p>5010305</text:p>
          </table:table-cell>
          <table:table-cell office:value-type="string" calcext:value-type="string">
            <text:p>TANG RIPET 9" TORA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010306" calcext:value-type="float">
            <text:p>5010306</text:p>
          </table:table-cell>
          <table:table-cell office:value-type="string" calcext:value-type="string">
            <text:p>TEMBAKAN SEALENT <text:s/>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5010307" calcext:value-type="float">
            <text:p>5010307</text:p>
          </table:table-cell>
          <table:table-cell office:value-type="string" calcext:value-type="string">
            <text:p>WATERPASS ALUMUNIUM 45 CM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9166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5010308" calcext:value-type="float">
            <text:p>5010308</text:p>
          </table:table-cell>
          <table:table-cell office:value-type="string" calcext:value-type="string">
            <text:p>WATERPASS ALUMUNIUM 60 CM XINEXTEN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958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010309" calcext:value-type="float">
            <text:p>5010309</text:p>
          </table:table-cell>
          <table:table-cell office:value-type="string" calcext:value-type="string">
            <text:p>WATERPASS MAGNET 45 CM STAMVICK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010310" calcext:value-type="float">
            <text:p>5010310</text:p>
          </table:table-cell>
          <table:table-cell office:value-type="string" calcext:value-type="string">
            <text:p>WATERPASS SELANG 3/4" COBRA MAS METER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010311" calcext:value-type="float">
            <text:p>5010311</text:p>
          </table:table-cell>
          <table:table-cell office:value-type="string" calcext:value-type="string">
            <text:p>WATERPASS SELANG 1/2" ELASTIS METER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6 KODE  (KUNCI - KUNCI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6020001" calcext:value-type="float">
            <text:p>6020001</text:p>
          </table:table-cell>
          <table:table-cell office:value-type="string" calcext:value-type="string">
            <text:p>BODY DORONG KUNCI BESAR AXELL 514 GP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020002" calcext:value-type="float">
            <text:p>6020002</text:p>
          </table:table-cell>
          <table:table-cell office:value-type="string" calcext:value-type="string">
            <text:p>BODY DORONG KUNCI BESAR YALE BUAH</text:p>
          </table:table-cell>
          <table:table-cell office:value-type="string" calcext:value-type="string">
            <text:p> RP6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6020003" calcext:value-type="float">
            <text:p>6020003</text:p>
          </table:table-cell>
          <table:table-cell office:value-type="string" calcext:value-type="string">
            <text:p>BODY LIDAH KUNCI BESAR BOLZANO AA 85X40MM-L60N SN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400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020004" calcext:value-type="float">
            <text:p>6020004</text:p>
          </table:table-cell>
          <table:table-cell office:value-type="string" calcext:value-type="string">
            <text:p>BODY LIDAH KUNCI BESAR MIO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7500</text:p>
          </table:table-cell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6020005" calcext:value-type="float">
            <text:p>6020005</text:p>
          </table:table-cell>
          <table:table-cell office:value-type="string" calcext:value-type="string">
            <text:p>BODY LIDAH KUNCI BESAR SSSK ART NO 7011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75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020006" calcext:value-type="float">
            <text:p>6020006</text:p>
          </table:table-cell>
          <table:table-cell office:value-type="string" calcext:value-type="string">
            <text:p>BODY LIDAH KUNCI BESAR VERINO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020007" calcext:value-type="float">
            <text:p>6020007</text:p>
          </table:table-cell>
          <table:table-cell office:value-type="string" calcext:value-type="string">
            <text:p>BODY PELOR KUNCI BESAR HOLY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2291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020008" calcext:value-type="float">
            <text:p>6020008</text:p>
          </table:table-cell>
          <table:table-cell office:value-type="string" calcext:value-type="string">
            <text:p>BODY PELOR KUNCI BESAR NICOLE BUAH</text:p>
          </table:table-cell>
          <table:table-cell office:value-type="string" calcext:value-type="string">
            <text:p> RP55,000 </text:p>
          </table:table-cell>
          <table:table-cell office:value-type="string" calcext:value-type="string">
            <text:p>3750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020009" calcext:value-type="float">
            <text:p>6020009</text:p>
          </table:table-cell>
          <table:table-cell office:value-type="string" calcext:value-type="string">
            <text:p>CAPIT UDANG <text:s/>FAWI 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2500</text:p>
          </table:table-cell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6020010" calcext:value-type="float">
            <text:p>6020010</text:p>
          </table:table-cell>
          <table:table-cell office:value-type="string" calcext:value-type="string">
            <text:p>DOOR HANDLE PINTU KECIL AXELL 5733 SN/GP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6020011" calcext:value-type="float">
            <text:p>6020011</text:p>
          </table:table-cell>
          <table:table-cell office:value-type="string" calcext:value-type="string">
            <text:p>DOOR HANDLE PINTU KECIL BOLZANO F77-RA11 NB/NP BUAH</text:p>
          </table:table-cell>
          <table:table-cell office:value-type="string" calcext:value-type="string">
            <text:p>130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6020012" calcext:value-type="float">
            <text:p>6020012</text:p>
          </table:table-cell>
          <table:table-cell office:value-type="string" calcext:value-type="string">
            <text:p>DOOR HANDLE PINTU BESAR BOLZANO HUMMER A NB/NP SET</text:p>
          </table:table-cell>
          <table:table-cell office:value-type="string" calcext:value-type="string">
            <text:p> RP150,000 </text:p>
          </table:table-cell>
          <table:table-cell office:value-type="string" calcext:value-type="string">
            <text:p>930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020013" calcext:value-type="float">
            <text:p>6020013</text:p>
          </table:table-cell>
          <table:table-cell office:value-type="string" calcext:value-type="string">
            <text:p>DOOR HANDLE PINTU BESAR BOLZANO SET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62000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6020014" calcext:value-type="float">
            <text:p>6020014</text:p>
          </table:table-cell>
          <table:table-cell office:value-type="string" calcext:value-type="string">
            <text:p>DOOR HANDLE PINTU BESAR BOLZANO LEXUS A NB/GP BUAH</text:p>
          </table:table-cell>
          <table:table-cell office:value-type="string" calcext:value-type="string">
            <text:p> RP15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6020015" calcext:value-type="float">
            <text:p>6020015</text:p>
          </table:table-cell>
          <table:table-cell office:value-type="string" calcext:value-type="string">
            <text:p>DOOR HANDLE PINTU BESAR ESTILO EST P-PESO NB/GP BUAH</text:p>
          </table:table-cell>
          <table:table-cell office:value-type="string" calcext:value-type="string">
            <text:p> RP13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6020016" calcext:value-type="float">
            <text:p>6020016</text:p>
          </table:table-cell>
          <table:table-cell office:value-type="string" calcext:value-type="string">
            <text:p>DOOR HANDLE PINTU KECIL ESTILO EST P-PESO NB/NP BUAH</text:p>
          </table:table-cell>
          <table:table-cell office:value-type="string" calcext:value-type="string">
            <text:p>90000</text:p>
          </table:table-cell>
          <table:table-cell office:value-type="string" calcext:value-type="string">
            <text:p>60000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6020017" calcext:value-type="float">
            <text:p>6020017</text:p>
          </table:table-cell>
          <table:table-cell office:value-type="string" calcext:value-type="string">
            <text:p>DOOR HANDLE PINTU BESAR ESTILO EST P-REIKY NB/NP BUAH</text:p>
          </table:table-cell>
          <table:table-cell office:value-type="string" calcext:value-type="string">
            <text:p> RP13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6020018" calcext:value-type="float">
            <text:p>6020018</text:p>
          </table:table-cell>
          <table:table-cell office:value-type="string" calcext:value-type="string">
            <text:p>DOOR HANDLE PINTU BESAR GRANDIA AL.920.90 SNNC BUAH</text:p>
          </table:table-cell>
          <table:table-cell office:value-type="string" calcext:value-type="string">
            <text:p> RP13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020019" calcext:value-type="float">
            <text:p>6020019</text:p>
          </table:table-cell>
          <table:table-cell office:value-type="string" calcext:value-type="string">
            <text:p>DOOR HANDLE PINTU KECIL NAPOLI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29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020020" calcext:value-type="float">
            <text:p>6020020</text:p>
          </table:table-cell>
          <table:table-cell office:value-type="string" calcext:value-type="string">
            <text:p>DOOR HANDLE 35 CM PDM SET</text:p>
          </table:table-cell>
          <table:table-cell office:value-type="string" calcext:value-type="string">
            <text:p> RP120,000 </text:p>
          </table:table-cell>
          <table:table-cell office:value-type="string" calcext:value-type="string">
            <text:p>8500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6020021" calcext:value-type="float">
            <text:p>6020021</text:p>
          </table:table-cell>
          <table:table-cell office:value-type="string" calcext:value-type="string">
            <text:p>DOOR HANDLE <text:s/>SORENTO SRT P-FERRO NB/NP BUAH</text:p>
          </table:table-cell>
          <table:table-cell office:value-type="string" calcext:value-type="string">
            <text:p> RP140,000 </text:p>
          </table:table-cell>
          <table:table-cell office:value-type="string" calcext:value-type="string">
            <text:p>ZERO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office:value-type="float" office:value="6020022" calcext:value-type="float">
            <text:p>6020022</text:p>
          </table:table-cell>
          <table:table-cell office:value-type="string" calcext:value-type="string">
            <text:p>DOOR HANDLE PINTU BESAR SAPPHIRE P.904.29/SNGP  STAINLESS STEEL 304 BUAH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float" office:value="6020023" calcext:value-type="float">
            <text:p>6020023</text:p>
          </table:table-cell>
          <table:table-cell office:value-type="string" calcext:value-type="string">
            <text:p>DOOR HANDLE PINTU BESAR SAPPHIRE P995.33 SNGP BUAH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float" office:value="6020024" calcext:value-type="float">
            <text:p>6020024</text:p>
          </table:table-cell>
          <table:table-cell office:value-type="string" calcext:value-type="string">
            <text:p>DOOR HANDLE SULING SPONGEBOB TANPA MERK SET</text:p>
          </table:table-cell>
          <table:table-cell office:value-type="string" calcext:value-type="string">
            <text:p> RP130,000 </text:p>
          </table:table-cell>
          <table:table-cell office:value-type="string" calcext:value-type="string">
            <text:p>80000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6020025" calcext:value-type="float">
            <text:p>6020025</text:p>
          </table:table-cell>
          <table:table-cell office:value-type="string" calcext:value-type="string">
            <text:p>DOOR HANDLE SPONGBOB SABIT TANPA MERK SET</text:p>
          </table:table-cell>
          <table:table-cell/>
          <table:table-cell office:value-type="string" calcext:value-type="string">
            <text:p>60000</text:p>
          </table:table-cell>
        </table:table-row>
        <table:table-row table:style-name="ro3">
          <table:table-cell office:value-type="float" office:value="370" calcext:value-type="float">
            <text:p>370</text:p>
          </table:table-cell>
          <table:table-cell office:value-type="float" office:value="6020026" calcext:value-type="float">
            <text:p>6020026</text:p>
          </table:table-cell>
          <table:table-cell office:value-type="string" calcext:value-type="string">
            <text:p>DOOR HANDLE SABABAB KOTAK GEPENG TANPA MERK SET</text:p>
          </table:table-cell>
          <table:table-cell/>
          <table:table-cell office:value-type="string" calcext:value-type="string">
            <text:p>45000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float" office:value="6020027" calcext:value-type="float">
            <text:p>6020027</text:p>
          </table:table-cell>
          <table:table-cell office:value-type="string" calcext:value-type="string">
            <text:p>DOOR HANDLE KOTAK STANLIS TANPA MERK SET</text:p>
          </table:table-cell>
          <table:table-cell/>
          <table:table-cell office:value-type="string" calcext:value-type="string">
            <text:p>500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020028" calcext:value-type="float">
            <text:p>6020028</text:p>
          </table:table-cell>
          <table:table-cell office:value-type="string" calcext:value-type="string">
            <text:p>DOOR HANDLE <text:s/>VIANO BUAH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020029" calcext:value-type="float">
            <text:p>6020029</text:p>
          </table:table-cell>
          <table:table-cell office:value-type="string" calcext:value-type="string">
            <text:p>ENGSEL 3'' FERZA PASANG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020030" calcext:value-type="float">
            <text:p>6020030</text:p>
          </table:table-cell>
          <table:table-cell office:value-type="string" calcext:value-type="string">
            <text:p>ENGSEL 4'' FERZA PASANG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58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020031" calcext:value-type="float">
            <text:p>6020031</text:p>
          </table:table-cell>
          <table:table-cell office:value-type="string" calcext:value-type="string">
            <text:p>ENGSEL 3'' HPP PASANG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41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020032" calcext:value-type="float">
            <text:p>6020032</text:p>
          </table:table-cell>
          <table:table-cell office:value-type="string" calcext:value-type="string">
            <text:p>ENGSEL 4'' HPP PASANG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541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020033" calcext:value-type="float">
            <text:p>6020033</text:p>
          </table:table-cell>
          <table:table-cell office:value-type="string" calcext:value-type="string">
            <text:p>ENGSEL 3'' NP PASANG</text:p>
          </table:table-cell>
          <table:table-cell office:value-type="string" calcext:value-type="string">
            <text:p>18000</text:p>
          </table:table-cell>
          <table:table-cell office:value-type="string" calcext:value-type="string">
            <text:p>83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020034" calcext:value-type="float">
            <text:p>6020034</text:p>
          </table:table-cell>
          <table:table-cell office:value-type="string" calcext:value-type="string">
            <text:p>ENGSEL 1'' TANPA MERK PASANG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020035" calcext:value-type="float">
            <text:p>6020035</text:p>
          </table:table-cell>
          <table:table-cell office:value-type="string" calcext:value-type="string">
            <text:p>ENGSEL 1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020036" calcext:value-type="float">
            <text:p>6020036</text:p>
          </table:table-cell>
          <table:table-cell office:value-type="string" calcext:value-type="string">
            <text:p>ENGSEL 1,5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020037" calcext:value-type="float">
            <text:p>6020037</text:p>
          </table:table-cell>
          <table:table-cell office:value-type="string" calcext:value-type="string">
            <text:p>ENGSEL 2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020038" calcext:value-type="float">
            <text:p>6020038</text:p>
          </table:table-cell>
          <table:table-cell office:value-type="string" calcext:value-type="string">
            <text:p>ENGSEL 2,5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020039" calcext:value-type="float">
            <text:p>6020039</text:p>
          </table:table-cell>
          <table:table-cell office:value-type="string" calcext:value-type="string">
            <text:p>ENGSEL 1,5'' TANPA MERK PASANG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020040" calcext:value-type="float">
            <text:p>6020040</text:p>
          </table:table-cell>
          <table:table-cell office:value-type="string" calcext:value-type="string">
            <text:p>ENGSEL 3'' TANPA MERK PASANG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15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020041" calcext:value-type="float">
            <text:p>6020041</text:p>
          </table:table-cell>
          <table:table-cell office:value-type="string" calcext:value-type="string">
            <text:p>ENGSEL 5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020042" calcext:value-type="float">
            <text:p>6020042</text:p>
          </table:table-cell>
          <table:table-cell office:value-type="string" calcext:value-type="string">
            <text:p>ENGSEL 4'' TJ PASANG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020043" calcext:value-type="float">
            <text:p>6020043</text:p>
          </table:table-cell>
          <table:table-cell office:value-type="string" calcext:value-type="string">
            <text:p>ENGSEL 5''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020044" calcext:value-type="float">
            <text:p>6020044</text:p>
          </table:table-cell>
          <table:table-cell office:value-type="string" calcext:value-type="string">
            <text:p>ENGSEL BUBUT 5/8" TANPA MERK PASANG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95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020045" calcext:value-type="float">
            <text:p>6020045</text:p>
          </table:table-cell>
          <table:table-cell office:value-type="string" calcext:value-type="string">
            <text:p>ENGSEL BUBUT 3/4" TANPA MERK PASANG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20046" calcext:value-type="float">
            <text:p>6020046</text:p>
          </table:table-cell>
          <table:table-cell office:value-type="string" calcext:value-type="string">
            <text:p>ENGSEL BUBUT 1'' TANPA MERK PASANG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1500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6020047" calcext:value-type="float">
            <text:p>6020047</text:p>
          </table:table-cell>
          <table:table-cell office:value-type="string" calcext:value-type="string">
            <text:p>ENGSEL CABUT / ENGSEL H 110 MM X 55 BRIGHT PASANG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00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float" office:value="6020048" calcext:value-type="float">
            <text:p>6020048</text:p>
          </table:table-cell>
          <table:table-cell office:value-type="string" calcext:value-type="string">
            <text:p>ENGSEL CABUT / ENGSEL H 140 MM X 60 BRIGHT PASANG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333</text:p>
          </table:table-cell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6020049" calcext:value-type="float">
            <text:p>6020049</text:p>
          </table:table-cell>
          <table:table-cell office:value-type="string" calcext:value-type="string">
            <text:p>ENGSEL PINTU/JENDELA 3" TANPA MERK PASAN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020050" calcext:value-type="float">
            <text:p>6020050</text:p>
          </table:table-cell>
          <table:table-cell office:value-type="string" calcext:value-type="string">
            <text:p>ENGSEL PVC 4'' TANPA MERK PASANG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375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020051" calcext:value-type="float">
            <text:p>6020051</text:p>
          </table:table-cell>
          <table:table-cell office:value-type="string" calcext:value-type="string">
            <text:p>ENGSEL RRC 4'' HINGS PASANG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208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020052" calcext:value-type="float">
            <text:p>6020052</text:p>
          </table:table-cell>
          <table:table-cell office:value-type="string" calcext:value-type="string">
            <text:p>ENGSEL RRC 2'' HINGS PASANG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9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020053" calcext:value-type="float">
            <text:p>6020053</text:p>
          </table:table-cell>
          <table:table-cell office:value-type="string" calcext:value-type="string">
            <text:p>ENGSEL RRC 2,5'' HINGS PASANG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16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020054" calcext:value-type="float">
            <text:p>6020054</text:p>
          </table:table-cell>
          <table:table-cell office:value-type="string" calcext:value-type="string">
            <text:p>ENGSEL SENDOK <text:s/>OLD PASANG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125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020055" calcext:value-type="float">
            <text:p>6020055</text:p>
          </table:table-cell>
          <table:table-cell office:value-type="string" calcext:value-type="string">
            <text:p>GEMBOK 30 AT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020056" calcext:value-type="float">
            <text:p>6020056</text:p>
          </table:table-cell>
          <table:table-cell office:value-type="string" calcext:value-type="string">
            <text:p>GEMBOK 40 AT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020057" calcext:value-type="float">
            <text:p>6020057</text:p>
          </table:table-cell>
          <table:table-cell office:value-type="string" calcext:value-type="string">
            <text:p>GEMBOK 50 AT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020058" calcext:value-type="float">
            <text:p>6020058</text:p>
          </table:table-cell>
          <table:table-cell office:value-type="string" calcext:value-type="string">
            <text:p>GEMBOK 60 AT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020059" calcext:value-type="float">
            <text:p>6020059</text:p>
          </table:table-cell>
          <table:table-cell office:value-type="string" calcext:value-type="string">
            <text:p>GEMBOK 20 BRABUS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020060" calcext:value-type="float">
            <text:p>6020060</text:p>
          </table:table-cell>
          <table:table-cell office:value-type="string" calcext:value-type="string">
            <text:p>GEMBOK 2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20061" calcext:value-type="float">
            <text:p>6020061</text:p>
          </table:table-cell>
          <table:table-cell office:value-type="string" calcext:value-type="string">
            <text:p>GEMBOK 3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020062" calcext:value-type="float">
            <text:p>6020062</text:p>
          </table:table-cell>
          <table:table-cell office:value-type="string" calcext:value-type="string">
            <text:p>GEMBOK 4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020063" calcext:value-type="float">
            <text:p>6020063</text:p>
          </table:table-cell>
          <table:table-cell office:value-type="string" calcext:value-type="string">
            <text:p>GEMBOK 5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20064" calcext:value-type="float">
            <text:p>6020064</text:p>
          </table:table-cell>
          <table:table-cell office:value-type="string" calcext:value-type="string">
            <text:p>GEMBOK 6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020065" calcext:value-type="float">
            <text:p>6020065</text:p>
          </table:table-cell>
          <table:table-cell office:value-type="string" calcext:value-type="string">
            <text:p>GEMBOK 2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020066" calcext:value-type="float">
            <text:p>6020066</text:p>
          </table:table-cell>
          <table:table-cell office:value-type="string" calcext:value-type="string">
            <text:p>GEMBOK 3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020067" calcext:value-type="float">
            <text:p>6020067</text:p>
          </table:table-cell>
          <table:table-cell office:value-type="string" calcext:value-type="string">
            <text:p>GEMBOK 4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020068" calcext:value-type="float">
            <text:p>6020068</text:p>
          </table:table-cell>
          <table:table-cell office:value-type="string" calcext:value-type="string">
            <text:p>GEMBOK 5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020069" calcext:value-type="float">
            <text:p>6020069</text:p>
          </table:table-cell>
          <table:table-cell office:value-type="string" calcext:value-type="string">
            <text:p>GEMBOK 60 HUNTER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020070" calcext:value-type="float">
            <text:p>6020070</text:p>
          </table:table-cell>
          <table:table-cell office:value-type="string" calcext:value-type="string">
            <text:p>GEMBOK MOTOR RANTAI <text:s/>COSCO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85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020071" calcext:value-type="float">
            <text:p>6020071</text:p>
          </table:table-cell>
          <table:table-cell office:value-type="string" calcext:value-type="string">
            <text:p>GEMBOK PANJANG 45 MM ACCURA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170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020072" calcext:value-type="float">
            <text:p>6020072</text:p>
          </table:table-cell>
          <table:table-cell office:value-type="string" calcext:value-type="string">
            <text:p>GEMBOK PANJANG 30 MM AXL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85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020073" calcext:value-type="float">
            <text:p>6020073</text:p>
          </table:table-cell>
          <table:table-cell office:value-type="string" calcext:value-type="string">
            <text:p>GEMBOK PANJANG 30 MM ATS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125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020074" calcext:value-type="float">
            <text:p>6020074</text:p>
          </table:table-cell>
          <table:table-cell office:value-type="string" calcext:value-type="string">
            <text:p>GEMBOK PANJANG 30 MM HUNTER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020075" calcext:value-type="float">
            <text:p>6020075</text:p>
          </table:table-cell>
          <table:table-cell office:value-type="string" calcext:value-type="string">
            <text:p>GEMBOK PANJANG 50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020076" calcext:value-type="float">
            <text:p>6020076</text:p>
          </table:table-cell>
          <table:table-cell office:value-type="string" calcext:value-type="string">
            <text:p>GEMBOK PANJANG 60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020077" calcext:value-type="float">
            <text:p>6020077</text:p>
          </table:table-cell>
          <table:table-cell office:value-type="string" calcext:value-type="string">
            <text:p>GEMBOK PANJANG 45 MM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020078" calcext:value-type="float">
            <text:p>6020078</text:p>
          </table:table-cell>
          <table:table-cell office:value-type="string" calcext:value-type="string">
            <text:p>GEMBOK PENDEK 20 MM AXEL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354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020079" calcext:value-type="float">
            <text:p>6020079</text:p>
          </table:table-cell>
          <table:table-cell office:value-type="string" calcext:value-type="string">
            <text:p>GEMBOK PENDEK 25 MM AXEL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54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020080" calcext:value-type="float">
            <text:p>6020080</text:p>
          </table:table-cell>
          <table:table-cell office:value-type="string" calcext:value-type="string">
            <text:p>GEMBOK PENDEK 30 MM AXL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78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020081" calcext:value-type="float">
            <text:p>6020081</text:p>
          </table:table-cell>
          <table:table-cell office:value-type="string" calcext:value-type="string">
            <text:p>GEMBOK PENDEK 40 MM AXL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04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020082" calcext:value-type="float">
            <text:p>6020082</text:p>
          </table:table-cell>
          <table:table-cell office:value-type="string" calcext:value-type="string">
            <text:p>GEMBOK PENDEK 60 MM AXL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020083" calcext:value-type="float">
            <text:p>6020083</text:p>
          </table:table-cell>
          <table:table-cell office:value-type="string" calcext:value-type="string">
            <text:p>GEMBOK PENDEK 65 MM ACCURA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195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020084" calcext:value-type="float">
            <text:p>6020084</text:p>
          </table:table-cell>
          <table:table-cell office:value-type="string" calcext:value-type="string">
            <text:p>GEMBOK PENDEK 60 MM ATS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198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020085" calcext:value-type="float">
            <text:p>6020085</text:p>
          </table:table-cell>
          <table:table-cell office:value-type="string" calcext:value-type="string">
            <text:p>GEMBOK PENDEK 65 MM ACCURA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195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020086" calcext:value-type="float">
            <text:p>6020086</text:p>
          </table:table-cell>
          <table:table-cell office:value-type="string" calcext:value-type="string">
            <text:p>GEMBOK PENDEK 30 MM ATS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020087" calcext:value-type="float">
            <text:p>6020087</text:p>
          </table:table-cell>
          <table:table-cell office:value-type="string" calcext:value-type="string">
            <text:p>GEMBOK PENDEK 25 MM FERZA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39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020088" calcext:value-type="float">
            <text:p>6020088</text:p>
          </table:table-cell>
          <table:table-cell office:value-type="string" calcext:value-type="string">
            <text:p>GEMBOK PENDEK 20 MM FERZA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7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020089" calcext:value-type="float">
            <text:p>6020089</text:p>
          </table:table-cell>
          <table:table-cell office:value-type="string" calcext:value-type="string">
            <text:p>GEMBOK PENDEK 20 MM LANVIN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39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020090" calcext:value-type="float">
            <text:p>6020090</text:p>
          </table:table-cell>
          <table:table-cell office:value-type="string" calcext:value-type="string">
            <text:p>GEMBOK PENDEK 38 MM SIYOTA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66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20091" calcext:value-type="float">
            <text:p>6020091</text:p>
          </table:table-cell>
          <table:table-cell office:value-type="string" calcext:value-type="string">
            <text:p>GEMBOK PENDEK 50 MM 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20092" calcext:value-type="float">
            <text:p>6020092</text:p>
          </table:table-cell>
          <table:table-cell office:value-type="string" calcext:value-type="string">
            <text:p>GEMBOK PENDEK 40 MM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020093" calcext:value-type="float">
            <text:p>6020093</text:p>
          </table:table-cell>
          <table:table-cell office:value-type="string" calcext:value-type="string">
            <text:p>GEMBOK PENDEK 40 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020094" calcext:value-type="float">
            <text:p>6020094</text:p>
          </table:table-cell>
          <table:table-cell office:value-type="string" calcext:value-type="string">
            <text:p>GEMBOK PENDEK 21 MM Y2K BUAH</text:p>
          </table:table-cell>
          <table:table-cell office:value-type="string" calcext:value-type="string">
            <text:p>30000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020095" calcext:value-type="float">
            <text:p>6020095</text:p>
          </table:table-cell>
          <table:table-cell office:value-type="string" calcext:value-type="string">
            <text:p>GRENDEL 2'' AXL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1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20096" calcext:value-type="float">
            <text:p>6020096</text:p>
          </table:table-cell>
          <table:table-cell office:value-type="string" calcext:value-type="string">
            <text:p>GRENDEL 2'' AXL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29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020097" calcext:value-type="float">
            <text:p>6020097</text:p>
          </table:table-cell>
          <table:table-cell office:value-type="string" calcext:value-type="string">
            <text:p>GRENDEL 3'' AXL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020098" calcext:value-type="float">
            <text:p>6020098</text:p>
          </table:table-cell>
          <table:table-cell office:value-type="string" calcext:value-type="string">
            <text:p>GRENDEL 10'' CAD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54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020099" calcext:value-type="float">
            <text:p>6020099</text:p>
          </table:table-cell>
          <table:table-cell office:value-type="string" calcext:value-type="string">
            <text:p>GRENDEL 4'' CAB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62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020100" calcext:value-type="float">
            <text:p>6020100</text:p>
          </table:table-cell>
          <table:table-cell office:value-type="string" calcext:value-type="string">
            <text:p>GRENDEL 1,5'' GDD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9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020101" calcext:value-type="float">
            <text:p>6020101</text:p>
          </table:table-cell>
          <table:table-cell office:value-type="string" calcext:value-type="string">
            <text:p>GRENDEL 1,5'' KZ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8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020102" calcext:value-type="float">
            <text:p>6020102</text:p>
          </table:table-cell>
          <table:table-cell office:value-type="string" calcext:value-type="string">
            <text:p>GRENDEL 2'' MEGAONE BUA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020103" calcext:value-type="float">
            <text:p>6020103</text:p>
          </table:table-cell>
          <table:table-cell office:value-type="string" calcext:value-type="string">
            <text:p>GRENDEL 4'' NISAN BUAH</text:p>
          </table:table-cell>
          <table:table-cell office:value-type="string" calcext:value-type="string">
            <text:p>12000</text:p>
          </table:table-cell>
          <table:table-cell office:value-type="string" calcext:value-type="string">
            <text:p>64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020104" calcext:value-type="float">
            <text:p>6020104</text:p>
          </table:table-cell>
          <table:table-cell office:value-type="string" calcext:value-type="string">
            <text:p>GRENDEL 3''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020105" calcext:value-type="float">
            <text:p>6020105</text:p>
          </table:table-cell>
          <table:table-cell office:value-type="string" calcext:value-type="string">
            <text:p>GRENDEL 6'' 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020106" calcext:value-type="float">
            <text:p>6020106</text:p>
          </table:table-cell>
          <table:table-cell office:value-type="string" calcext:value-type="string">
            <text:p>GRENDEL 2'' TJ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020107" calcext:value-type="float">
            <text:p>6020107</text:p>
          </table:table-cell>
          <table:table-cell office:value-type="string" calcext:value-type="string">
            <text:p>GRENDEL 3'' XPTOOL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29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020108" calcext:value-type="float">
            <text:p>6020108</text:p>
          </table:table-cell>
          <table:table-cell office:value-type="string" calcext:value-type="string">
            <text:p>GRENDEL GEMBOK 3'' NATCHEL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08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020109" calcext:value-type="float">
            <text:p>6020109</text:p>
          </table:table-cell>
          <table:table-cell office:value-type="string" calcext:value-type="string">
            <text:p>GRENDEL PLASTIK BESAR ESCO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1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020110" calcext:value-type="float">
            <text:p>6020110</text:p>
          </table:table-cell>
          <table:table-cell office:value-type="string" calcext:value-type="string">
            <text:p>HAK ANGIN 8'' FUKUDA PASANG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13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20111" calcext:value-type="float">
            <text:p>6020111</text:p>
          </table:table-cell>
          <table:table-cell office:value-type="string" calcext:value-type="string">
            <text:p>HAK ANGIN 8'' FERZA PASANG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916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020112" calcext:value-type="float">
            <text:p>6020112</text:p>
          </table:table-cell>
          <table:table-cell office:value-type="string" calcext:value-type="string">
            <text:p>HAK ANGIN 8'' SN PASANG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020113" calcext:value-type="float">
            <text:p>6020113</text:p>
          </table:table-cell>
          <table:table-cell office:value-type="string" calcext:value-type="string">
            <text:p>HAK ANGIN 8'' TANPA MERK PASANG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020114" calcext:value-type="float">
            <text:p>6020114</text:p>
          </table:table-cell>
          <table:table-cell office:value-type="string" calcext:value-type="string">
            <text:p>HANDLE PINTU BESAR NIXON BUAH</text:p>
          </table:table-cell>
          <table:table-cell office:value-type="string" calcext:value-type="string">
            <text:p> RP70,000 </text:p>
          </table:table-cell>
          <table:table-cell office:value-type="string" calcext:value-type="string">
            <text:p>450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020115" calcext:value-type="float">
            <text:p>6020115</text:p>
          </table:table-cell>
          <table:table-cell office:value-type="string" calcext:value-type="string">
            <text:p>ISI KUNCI SILINDER 60 MM GIM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20116" calcext:value-type="float">
            <text:p>6020116</text:p>
          </table:table-cell>
          <table:table-cell office:value-type="string" calcext:value-type="string">
            <text:p>ISI KUNCI SILINDER 60 MM MM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020117" calcext:value-type="float">
            <text:p>6020117</text:p>
          </table:table-cell>
          <table:table-cell office:value-type="string" calcext:value-type="string">
            <text:p>ISI KUNCI SILINDER PINTU BESAR NICOLE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333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20118" calcext:value-type="float">
            <text:p>6020118</text:p>
          </table:table-cell>
          <table:table-cell office:value-type="string" calcext:value-type="string">
            <text:p>ISI KUNCI SILINDER 60MM TANPA MERK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200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20119" calcext:value-type="float">
            <text:p>6020119</text:p>
          </table:table-cell>
          <table:table-cell office:value-type="string" calcext:value-type="string">
            <text:p>ISI KUNCI SILINDER 60 MM VNZ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2083</text:p>
          </table:table-cell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6020120" calcext:value-type="float">
            <text:p>6020120</text:p>
          </table:table-cell>
          <table:table-cell office:value-type="string" calcext:value-type="string">
            <text:p>KAITAN JENDELA BESAR SKRUP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float" office:value="6020121" calcext:value-type="float">
            <text:p>6020121</text:p>
          </table:table-cell>
          <table:table-cell office:value-type="string" calcext:value-type="string">
            <text:p>KAITAN JENDELA KECIL SKRUP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6020122" calcext:value-type="float">
            <text:p>6020122</text:p>
          </table:table-cell>
          <table:table-cell office:value-type="string" calcext:value-type="string">
            <text:p>KAITAN JENDELA SEDANG SKRUP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6020123" calcext:value-type="float">
            <text:p>6020123</text:p>
          </table:table-cell>
          <table:table-cell office:value-type="string" calcext:value-type="string">
            <text:p>KAITAN JENDELA SEDANG SKRUP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20124" calcext:value-type="float">
            <text:p>6020124</text:p>
          </table:table-cell>
          <table:table-cell office:value-type="string" calcext:value-type="string">
            <text:p>KAITAN JENDELA SKRUP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20125" calcext:value-type="float">
            <text:p>6020125</text:p>
          </table:table-cell>
          <table:table-cell office:value-type="string" calcext:value-type="string">
            <text:p>KUNCI ETALASE <text:s/>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20126" calcext:value-type="float">
            <text:p>6020126</text:p>
          </table:table-cell>
          <table:table-cell office:value-type="string" calcext:value-type="string">
            <text:p>KUNCI KAMAR MANDI <text:s/>ABUSCO BUAH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233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20127" calcext:value-type="float">
            <text:p>6020127</text:p>
          </table:table-cell>
          <table:table-cell office:value-type="string" calcext:value-type="string">
            <text:p>KUNCI LACI ALPHA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20128" calcext:value-type="float">
            <text:p>6020128</text:p>
          </table:table-cell>
          <table:table-cell office:value-type="string" calcext:value-type="string">
            <text:p>KUNCI LACI GDO <text:s/>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20129" calcext:value-type="float">
            <text:p>6020129</text:p>
          </table:table-cell>
          <table:table-cell office:value-type="string" calcext:value-type="string">
            <text:p>KUNCI LEMARI BULAT 2" 2"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20130" calcext:value-type="float">
            <text:p>6020130</text:p>
          </table:table-cell>
          <table:table-cell office:value-type="string" calcext:value-type="string">
            <text:p>KUNCI LEMARI KOTAK <text:s/>TANPA MERK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20131" calcext:value-type="float">
            <text:p>6020131</text:p>
          </table:table-cell>
          <table:table-cell office:value-type="string" calcext:value-type="string">
            <text:p>KUNCI PINTU BAGUS KECIL TANPA MERK BUAH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600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020132" calcext:value-type="float">
            <text:p>6020132</text:p>
          </table:table-cell>
          <table:table-cell office:value-type="string" calcext:value-type="string">
            <text:p>KUNCI PINTU I BESAR TANPA MERK SET</text:p>
          </table:table-cell>
          <table:table-cell office:value-type="string" calcext:value-type="string">
            <text:p> RP135,000 </text:p>
          </table:table-cell>
          <table:table-cell office:value-type="string" calcext:value-type="string">
            <text:p>800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020133" calcext:value-type="float">
            <text:p>6020133</text:p>
          </table:table-cell>
          <table:table-cell office:value-type="string" calcext:value-type="string">
            <text:p>KUNCI PINTU III BESAR  BOLZANO SET</text:p>
          </table:table-cell>
          <table:table-cell office:value-type="string" calcext:value-type="string">
            <text:p> RP140,000 </text:p>
          </table:table-cell>
          <table:table-cell office:value-type="string" calcext:value-type="string">
            <text:p>100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020134" calcext:value-type="float">
            <text:p>6020134</text:p>
          </table:table-cell>
          <table:table-cell office:value-type="string" calcext:value-type="string">
            <text:p>KUNCI SET <text:s/>NOBLEZA CORVUS SNGP BUAH</text:p>
          </table:table-cell>
          <table:table-cell office:value-type="string" calcext:value-type="string">
            <text:p> RP125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float" office:value="6020135" calcext:value-type="float">
            <text:p>6020135</text:p>
          </table:table-cell>
          <table:table-cell office:value-type="string" calcext:value-type="string">
            <text:p>KUNCI SET PINTU KECIL NAPOLI WEDGE CZ 603-2495 A CH BUAH</text:p>
          </table:table-cell>
          <table:table-cell office:value-type="string" calcext:value-type="string">
            <text:p>32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6020136" calcext:value-type="float">
            <text:p>6020136</text:p>
          </table:table-cell>
          <table:table-cell office:value-type="string" calcext:value-type="string">
            <text:p>KUNCI SET PINTU KECIL TOP I-SERIES 5210 SGP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020137" calcext:value-type="float">
            <text:p>6020137</text:p>
          </table:table-cell>
          <table:table-cell office:value-type="string" calcext:value-type="string">
            <text:p>KUNCI SET AMANI <text:s/>TANPA MERK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020138" calcext:value-type="float">
            <text:p>6020138</text:p>
          </table:table-cell>
          <table:table-cell office:value-type="string" calcext:value-type="string">
            <text:p>KUNCI SET BOLZANO <text:s/>TANPA MERK BUAH</text:p>
          </table:table-cell>
          <table:table-cell office:value-type="string" calcext:value-type="string">
            <text:p> RP6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020139" calcext:value-type="float">
            <text:p>6020139</text:p>
          </table:table-cell>
          <table:table-cell office:value-type="string" calcext:value-type="string">
            <text:p>OVERVAL 2 1/2'' FAWI 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16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20140" calcext:value-type="float">
            <text:p>6020140</text:p>
          </table:table-cell>
          <table:table-cell office:value-type="string" calcext:value-type="string">
            <text:p>OVERVAL 2'' SANTY OTNCD BUAH</text:p>
          </table:table-cell>
          <table:table-cell office:value-type="string" calcext:value-type="string">
            <text:p> RP3,500 </text:p>
          </table:table-cell>
          <table:table-cell office:value-type="string" calcext:value-type="string">
            <text:p>15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020141" calcext:value-type="float">
            <text:p>6020141</text:p>
          </table:table-cell>
          <table:table-cell office:value-type="string" calcext:value-type="string">
            <text:p>OVERVAL 3'' 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020142" calcext:value-type="float">
            <text:p>6020142</text:p>
          </table:table-cell>
          <table:table-cell office:value-type="string" calcext:value-type="string">
            <text:p>OVERVAL 5'' 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020143" calcext:value-type="float">
            <text:p>6020143</text:p>
          </table:table-cell>
          <table:table-cell office:value-type="string" calcext:value-type="string">
            <text:p>OVERVAL 6'' TANPA MERK BUAH</text:p>
          </table:table-cell>
          <table:table-cell office:value-type="string" calcext:value-type="string">
            <text:p> RP7,5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020144" calcext:value-type="float">
            <text:p>6020144</text:p>
          </table:table-cell>
          <table:table-cell office:value-type="string" calcext:value-type="string">
            <text:p>RANTAI SEPEDAH <text:s/>GUA LONG BUAH</text:p>
          </table:table-cell>
          <table:table-cell office:value-type="string" calcext:value-type="string">
            <text:p> RP35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020145" calcext:value-type="float">
            <text:p>6020145</text:p>
          </table:table-cell>
          <table:table-cell office:value-type="string" calcext:value-type="string">
            <text:p>REL LACI 30 CM TANPA MERK BUAH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20146" calcext:value-type="float">
            <text:p>6020146</text:p>
          </table:table-cell>
          <table:table-cell office:value-type="string" calcext:value-type="string">
            <text:p>REL LACI 40 CM TANPA MERK BUAH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20147" calcext:value-type="float">
            <text:p>6020147</text:p>
          </table:table-cell>
          <table:table-cell office:value-type="string" calcext:value-type="string">
            <text:p>REL LACI 50 CM TANPA MERK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40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020148" calcext:value-type="float">
            <text:p>6020148</text:p>
          </table:table-cell>
          <table:table-cell office:value-type="string" calcext:value-type="string">
            <text:p>REL PINTU A3 THREE SEVEN SET</text:p>
          </table:table-cell>
          <table:table-cell office:value-type="string" calcext:value-type="string">
            <text:p> RP275,000 </text:p>
          </table:table-cell>
          <table:table-cell office:value-type="string" calcext:value-type="string">
            <text:p>1350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020149" calcext:value-type="float">
            <text:p>6020149</text:p>
          </table:table-cell>
          <table:table-cell office:value-type="string" calcext:value-type="string">
            <text:p>REL PINTU A5 THREE SEVEN SET</text:p>
          </table:table-cell>
          <table:table-cell office:value-type="string" calcext:value-type="string">
            <text:p> RP325,000 </text:p>
          </table:table-cell>
          <table:table-cell office:value-type="string" calcext:value-type="string">
            <text:p>1550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020150" calcext:value-type="float">
            <text:p>6020150</text:p>
          </table:table-cell>
          <table:table-cell office:value-type="string" calcext:value-type="string">
            <text:p>RODA CASTER GEPENG ABC KOTAK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25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020151" calcext:value-type="float">
            <text:p>6020151</text:p>
          </table:table-cell>
          <table:table-cell office:value-type="string" calcext:value-type="string">
            <text:p>RODA CASTER GEPENG ABC BUAH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020152" calcext:value-type="float">
            <text:p>6020152</text:p>
          </table:table-cell>
          <table:table-cell office:value-type="string" calcext:value-type="string">
            <text:p>RODA CASTER BULAT BP50 SET</text:p>
          </table:table-cell>
          <table:table-cell office:value-type="string" calcext:value-type="string">
            <text:p>5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020153" calcext:value-type="float">
            <text:p>6020153</text:p>
          </table:table-cell>
          <table:table-cell office:value-type="string" calcext:value-type="string">
            <text:p>RODA CASTER BULAT BP50 SET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020154" calcext:value-type="float">
            <text:p>6020154</text:p>
          </table:table-cell>
          <table:table-cell office:value-type="string" calcext:value-type="string">
            <text:p>RODA CASTER BULAT SKK SET</text:p>
          </table:table-cell>
          <table:table-cell office:value-type="string" calcext:value-type="string">
            <text:p>75000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020155" calcext:value-type="float">
            <text:p>6020155</text:p>
          </table:table-cell>
          <table:table-cell office:value-type="string" calcext:value-type="string">
            <text:p>RODA CASTER BULAT SKK SET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20156" calcext:value-type="float">
            <text:p>6020156</text:p>
          </table:table-cell>
          <table:table-cell office:value-type="string" calcext:value-type="string">
            <text:p>RODA PAGAR 6 MERAH PASANG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280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020157" calcext:value-type="float">
            <text:p>6020157</text:p>
          </table:table-cell>
          <table:table-cell office:value-type="string" calcext:value-type="string">
            <text:p>RODA PAGAR 8 TANPA MERK PASANG</text:p>
          </table:table-cell>
          <table:table-cell office:value-type="string" calcext:value-type="string">
            <text:p>60000</text:p>
          </table:table-cell>
          <table:table-cell office:value-type="string" calcext:value-type="string">
            <text:p>450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020158" calcext:value-type="float">
            <text:p>6020158</text:p>
          </table:table-cell>
          <table:table-cell office:value-type="string" calcext:value-type="string">
            <text:p>RODA PAGAR 10 TANPA MERK PASANG</text:p>
          </table:table-cell>
          <table:table-cell office:value-type="string" calcext:value-type="string">
            <text:p>90000</text:p>
          </table:table-cell>
          <table:table-cell office:value-type="string" calcext:value-type="string">
            <text:p>675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020159" calcext:value-type="float">
            <text:p>6020159</text:p>
          </table:table-cell>
          <table:table-cell office:value-type="string" calcext:value-type="string">
            <text:p>RODA TOL M 3'' TANPA MERK BUAH</text:p>
          </table:table-cell>
          <table:table-cell/>
          <table:table-cell office:value-type="string" calcext:value-type="string">
            <text:p>425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20160" calcext:value-type="float">
            <text:p>6020160</text:p>
          </table:table-cell>
          <table:table-cell office:value-type="string" calcext:value-type="string">
            <text:p>SIKU / SEKON 20 CM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20161" calcext:value-type="float">
            <text:p>6020161</text:p>
          </table:table-cell>
          <table:table-cell office:value-type="string" calcext:value-type="string">
            <text:p>SIKU / SEKON 30 CM DIAMOND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20162" calcext:value-type="float">
            <text:p>6020162</text:p>
          </table:table-cell>
          <table:table-cell office:value-type="string" calcext:value-type="string">
            <text:p>SLOT  HANDLE PVC KOMPLIT <text:s/>TANPA MERK SET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20163" calcext:value-type="float">
            <text:p>6020163</text:p>
          </table:table-cell>
          <table:table-cell office:value-type="string" calcext:value-type="string">
            <text:p>SLOT TANAM  598-6'' CAB BUAH</text:p>
          </table:table-cell>
          <table:table-cell office:value-type="string" calcext:value-type="string">
            <text:p> RP40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020164" calcext:value-type="float">
            <text:p>6020164</text:p>
          </table:table-cell>
          <table:table-cell office:value-type="string" calcext:value-type="string">
            <text:p>SPAM SEKRUP M 10 TANPA MERK BUAH</text:p>
          </table:table-cell>
          <table:table-cell office:value-type="string" calcext:value-type="string">
            <text:p>13000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020165" calcext:value-type="float">
            <text:p>6020165</text:p>
          </table:table-cell>
          <table:table-cell office:value-type="string" calcext:value-type="string">
            <text:p>SPAM SEKRUP M 12 TANPA MERK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20166" calcext:value-type="float">
            <text:p>6020166</text:p>
          </table:table-cell>
          <table:table-cell office:value-type="string" calcext:value-type="string">
            <text:p>SPAM SEKRUP M 16 TANPA MERK BUAH</text:p>
          </table:table-cell>
          <table:table-cell office:value-type="string" calcext:value-type="string">
            <text:p>25000</text:p>
          </table:table-cell>
          <table:table-cell office:value-type="string" calcext:value-type="string">
            <text:p>180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020167" calcext:value-type="float">
            <text:p>6020167</text:p>
          </table:table-cell>
          <table:table-cell office:value-type="string" calcext:value-type="string">
            <text:p>TARIKAN PINTU <text:s/>ARV PASANG</text:p>
          </table:table-cell>
          <table:table-cell office:value-type="string" calcext:value-type="string">
            <text:p> RP1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020168" calcext:value-type="float">
            <text:p>6020168</text:p>
          </table:table-cell>
          <table:table-cell office:value-type="string" calcext:value-type="string">
            <text:p>TARIKAN PINTU <text:s/>PDM PASANG</text:p>
          </table:table-cell>
          <table:table-cell office:value-type="string" calcext:value-type="string">
            <text:p> RP12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020169" calcext:value-type="float">
            <text:p>6020169</text:p>
          </table:table-cell>
          <table:table-cell office:value-type="string" calcext:value-type="string">
            <text:p>TARIKAN PINTU <text:s/>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7 CODE (BAHAN HABIS) <text:s text:c="2"/>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7010001" calcext:value-type="float">
            <text:p>7010001</text:p>
          </table:table-cell>
          <table:table-cell office:value-type="string" calcext:value-type="string">
            <text:p>ALUMUNIUM FOIL 1 ALUMUNIUM FOIL 1 WOVEN ROLL</text:p>
          </table:table-cell>
          <table:table-cell office:value-type="string" calcext:value-type="string">
            <text:p> RP445,000 </text:p>
          </table:table-cell>
          <table:table-cell office:value-type="string" calcext:value-type="string">
            <text:p>385000</text:p>
          </table:table-cell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7010002" calcext:value-type="float">
            <text:p>7010002</text:p>
          </table:table-cell>
          <table:table-cell office:value-type="string" calcext:value-type="string">
            <text:p>ALUMUNIUM FOIL 2 ALUMUNIUM FOIL 2 WOVEN METER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77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010003" calcext:value-type="float">
            <text:p>7010003</text:p>
          </table:table-cell>
          <table:table-cell office:value-type="string" calcext:value-type="string">
            <text:p>ALUMUNIUM FOIL 3 SINGLE SIDE WOVEN ROLL</text:p>
          </table:table-cell>
          <table:table-cell office:value-type="string" calcext:value-type="string">
            <text:p> RP375,000 </text:p>
          </table:table-cell>
          <table:table-cell office:value-type="string" calcext:value-type="string">
            <text:p>28000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7010004" calcext:value-type="float">
            <text:p>7010004</text:p>
          </table:table-cell>
          <table:table-cell office:value-type="string" calcext:value-type="string">
            <text:p>ALUMUNIUM FOIL 4 SINGLE SIDE WOVEN METER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560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010005" calcext:value-type="float">
            <text:p>7010005</text:p>
          </table:table-cell>
          <table:table-cell office:value-type="string" calcext:value-type="string">
            <text:p>AMPLAS BESI / KAYU  # 180 SIKEN METER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10006" calcext:value-type="float">
            <text:p>7010006</text:p>
          </table:table-cell>
          <table:table-cell office:value-type="string" calcext:value-type="string">
            <text:p>AMPLAS BESI / KAYU  # 180 SIKEN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050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10007" calcext:value-type="float">
            <text:p>7010007</text:p>
          </table:table-cell>
          <table:table-cell office:value-type="string" calcext:value-type="string">
            <text:p>AMPLAS BESI / KAYU  # 60 SIKEN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400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010008" calcext:value-type="float">
            <text:p>7010008</text:p>
          </table:table-cell>
          <table:table-cell office:value-type="string" calcext:value-type="string">
            <text:p>AMPLAS BESI / KAYU  #120 TAIYO METER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80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010009" calcext:value-type="float">
            <text:p>7010009</text:p>
          </table:table-cell>
          <table:table-cell office:value-type="string" calcext:value-type="string">
            <text:p>AMPLAS BESI / KAYU  # 80 TAIYO METER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010010" calcext:value-type="float">
            <text:p>7010010</text:p>
          </table:table-cell>
          <table:table-cell office:value-type="string" calcext:value-type="string">
            <text:p>AMPLAS BESI / KAYU  # 150 TAIYO METER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5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010011" calcext:value-type="float">
            <text:p>7010011</text:p>
          </table:table-cell>
          <table:table-cell office:value-type="string" calcext:value-type="string">
            <text:p>AMPLAS BESI / KAYU  # 180 TAIYO METER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10012" calcext:value-type="float">
            <text:p>7010012</text:p>
          </table:table-cell>
          <table:table-cell office:value-type="string" calcext:value-type="string">
            <text:p>AMPLAS BESI / KAYU  # 240 TAIYO METER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10013" calcext:value-type="float">
            <text:p>7010013</text:p>
          </table:table-cell>
          <table:table-cell office:value-type="string" calcext:value-type="string">
            <text:p>AMPLAS BESI / KAYU  #60 TAIYO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48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10014" calcext:value-type="float">
            <text:p>7010014</text:p>
          </table:table-cell>
          <table:table-cell office:value-type="string" calcext:value-type="string">
            <text:p>AMPLAS BESI / KAYU  #120 TAIYO ROLL</text:p>
          </table:table-cell>
          <table:table-cell office:value-type="string" calcext:value-type="string">
            <text:p> RP260,000 </text:p>
          </table:table-cell>
          <table:table-cell office:value-type="string" calcext:value-type="string">
            <text:p>2400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010015" calcext:value-type="float">
            <text:p>7010015</text:p>
          </table:table-cell>
          <table:table-cell office:value-type="string" calcext:value-type="string">
            <text:p>AMPLAS BESI / KAYU  # 80 TAIYO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20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10016" calcext:value-type="float">
            <text:p>7010016</text:p>
          </table:table-cell>
          <table:table-cell office:value-type="string" calcext:value-type="string">
            <text:p>AMPLAS BESI / KAYU  # 150 TAIYO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250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010017" calcext:value-type="float">
            <text:p>7010017</text:p>
          </table:table-cell>
          <table:table-cell office:value-type="string" calcext:value-type="string">
            <text:p>AMPLAS BESI / KAYU  # 180 TAIYO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200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10018" calcext:value-type="float">
            <text:p>7010018</text:p>
          </table:table-cell>
          <table:table-cell office:value-type="string" calcext:value-type="string">
            <text:p>AMPLAS BESI / KAYU  # 240 TAIYO ROLL</text:p>
          </table:table-cell>
          <table:table-cell office:value-type="string" calcext:value-type="string">
            <text:p> RP250,000 </text:p>
          </table:table-cell>
          <table:table-cell office:value-type="string" calcext:value-type="string">
            <text:p>2200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10019" calcext:value-type="float">
            <text:p>7010019</text:p>
          </table:table-cell>
          <table:table-cell office:value-type="string" calcext:value-type="string">
            <text:p>AMPLAS ROL #150 EURO ROLL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7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10020" calcext:value-type="float">
            <text:p>7010020</text:p>
          </table:table-cell>
          <table:table-cell office:value-type="string" calcext:value-type="string">
            <text:p>AMPLAS WATERPROOF 400 EAGLE LEMBA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10021" calcext:value-type="float">
            <text:p>7010021</text:p>
          </table:table-cell>
          <table:table-cell office:value-type="string" calcext:value-type="string">
            <text:p>AMPLAS WATERPROOF 500 EAGLE LEMBA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5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10022" calcext:value-type="float">
            <text:p>7010022</text:p>
          </table:table-cell>
          <table:table-cell office:value-type="string" calcext:value-type="string">
            <text:p>AMPLAS WATERPROOF 1000 EAGLE LEMBA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50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7010023" calcext:value-type="float">
            <text:p>7010023</text:p>
          </table:table-cell>
          <table:table-cell office:value-type="string" calcext:value-type="string">
            <text:p>BAUD HITAM  MUR LB1/2X12CM TANPA MERK BUAH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200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7010024" calcext:value-type="float">
            <text:p>7010024</text:p>
          </table:table-cell>
          <table:table-cell office:value-type="string" calcext:value-type="string">
            <text:p>BAUD HITAM  MUR LB1/2X15CM TANPA MERK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10025" calcext:value-type="float">
            <text:p>7010025</text:p>
          </table:table-cell>
          <table:table-cell office:value-type="string" calcext:value-type="string">
            <text:p>BAUD KUNING  MUR M 6X30 TANPA MERK BUAH</text:p>
          </table:table-cell>
          <table:table-cell office:value-type="string" calcext:value-type="string">
            <text:p> RP6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10026" calcext:value-type="float">
            <text:p>7010026</text:p>
          </table:table-cell>
          <table:table-cell office:value-type="string" calcext:value-type="string">
            <text:p>BAUD KUNING  MUR M 8X15 TANPA MERK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010027" calcext:value-type="float">
            <text:p>7010027</text:p>
          </table:table-cell>
          <table:table-cell office:value-type="string" calcext:value-type="string">
            <text:p>BEARING 629 <text:s/>TANPA MERK BUAH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10028" calcext:value-type="float">
            <text:p>7010028</text:p>
          </table:table-cell>
          <table:table-cell office:value-type="string" calcext:value-type="string">
            <text:p>BENANG KECIL <text:s/>OJIN P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150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010029" calcext:value-type="float">
            <text:p>7010029</text:p>
          </table:table-cell>
          <table:table-cell office:value-type="string" calcext:value-type="string">
            <text:p>CARBON CB51 MAKITA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10030" calcext:value-type="float">
            <text:p>7010030</text:p>
          </table:table-cell>
          <table:table-cell office:value-type="string" calcext:value-type="string">
            <text:p>DINABOLT 8X95CM FLASH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75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010031" calcext:value-type="float">
            <text:p>7010031</text:p>
          </table:table-cell>
          <table:table-cell office:value-type="string" calcext:value-type="string">
            <text:p>DINABOLT 10X80 FLASH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8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10032" calcext:value-type="float">
            <text:p>7010032</text:p>
          </table:table-cell>
          <table:table-cell office:value-type="string" calcext:value-type="string">
            <text:p>DINABOLT 10X105 FLASH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1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010033" calcext:value-type="float">
            <text:p>7010033</text:p>
          </table:table-cell>
          <table:table-cell office:value-type="string" calcext:value-type="string">
            <text:p>DINABOLT 12X60 FLASH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0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10034" calcext:value-type="float">
            <text:p>7010034</text:p>
          </table:table-cell>
          <table:table-cell office:value-type="string" calcext:value-type="string">
            <text:p>DINABOLT 8X40CM WOWO BUAH</text:p>
          </table:table-cell>
          <table:table-cell office:value-type="string" calcext:value-type="string">
            <text:p> RP1,000 </text:p>
          </table:table-cell>
          <table:table-cell office:value-type="string" calcext:value-type="string">
            <text:p>6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10035" calcext:value-type="float">
            <text:p>7010035</text:p>
          </table:table-cell>
          <table:table-cell office:value-type="string" calcext:value-type="string">
            <text:p>DINABOLT 8X65CM WOWO BUAH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8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10036" calcext:value-type="float">
            <text:p>7010036</text:p>
          </table:table-cell>
          <table:table-cell office:value-type="string" calcext:value-type="string">
            <text:p>DINABOLT 10X50 WOWO BUAH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95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10037" calcext:value-type="float">
            <text:p>7010037</text:p>
          </table:table-cell>
          <table:table-cell office:value-type="string" calcext:value-type="string">
            <text:p>DINABOLT 12X75 WOWO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6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10038" calcext:value-type="float">
            <text:p>7010038</text:p>
          </table:table-cell>
          <table:table-cell office:value-type="string" calcext:value-type="string">
            <text:p>DINABOLT 10X77 WOWO BUAH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135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010039" calcext:value-type="float">
            <text:p>7010039</text:p>
          </table:table-cell>
          <table:table-cell office:value-type="string" calcext:value-type="string">
            <text:p>DOUBLE TAPE HIJAU BIASA NIPPON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10040" calcext:value-type="float">
            <text:p>7010040</text:p>
          </table:table-cell>
          <table:table-cell office:value-type="string" calcext:value-type="string">
            <text:p>DOUBLE TIPE BESAR NIPON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9000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7010041" calcext:value-type="float">
            <text:p>7010041</text:p>
          </table:table-cell>
          <table:table-cell office:value-type="string" calcext:value-type="string">
            <text:p>FIBER SHEET 0,8 HOKA ROLL</text:p>
          </table:table-cell>
          <table:table-cell office:value-type="string" calcext:value-type="string">
            <text:p> RP1,200,000 </text:p>
          </table:table-cell>
          <table:table-cell office:value-type="string" calcext:value-type="string">
            <text:p>9750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10042" calcext:value-type="float">
            <text:p>7010042</text:p>
          </table:table-cell>
          <table:table-cell office:value-type="string" calcext:value-type="string">
            <text:p>FIBER SHEET 0,8 HOKA METER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95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010043" calcext:value-type="float">
            <text:p>7010043</text:p>
          </table:table-cell>
          <table:table-cell office:value-type="string" calcext:value-type="string">
            <text:p>FIBER SHEET 0,6 TANPA MERK METER</text:p>
          </table:table-cell>
          <table:table-cell office:value-type="string" calcext:value-type="string">
            <text:p> RP22,000 </text:p>
          </table:table-cell>
          <table:table-cell office:value-type="string" calcext:value-type="string">
            <text:p>170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010044" calcext:value-type="float">
            <text:p>7010044</text:p>
          </table:table-cell>
          <table:table-cell office:value-type="string" calcext:value-type="string">
            <text:p>FIBER SHEET 0,8 UNISA RIBBEN METER</text:p>
          </table:table-cell>
          <table:table-cell office:value-type="string" calcext:value-type="string">
            <text:p> RP27,000 </text:p>
          </table:table-cell>
          <table:table-cell office:value-type="string" calcext:value-type="string">
            <text:p>2075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010045" calcext:value-type="float">
            <text:p>7010045</text:p>
          </table:table-cell>
          <table:table-cell office:value-type="string" calcext:value-type="string">
            <text:p>FISCHER 100 S6 IMUNDEX KOTAK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10046" calcext:value-type="float">
            <text:p>7010046</text:p>
          </table:table-cell>
          <table:table-cell office:value-type="string" calcext:value-type="string">
            <text:p>FISCHER 100 S8 IMUNDEX KOTAK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95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010047" calcext:value-type="float">
            <text:p>7010047</text:p>
          </table:table-cell>
          <table:table-cell office:value-type="string" calcext:value-type="string">
            <text:p>FISCHER 100 S5 TRIPTOP KOTAK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010048" calcext:value-type="float">
            <text:p>7010048</text:p>
          </table:table-cell>
          <table:table-cell office:value-type="string" calcext:value-type="string">
            <text:p>FISCHER 100 S6 TRIPTOP KOTAK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010049" calcext:value-type="float">
            <text:p>7010049</text:p>
          </table:table-cell>
          <table:table-cell office:value-type="string" calcext:value-type="string">
            <text:p>FISCHER 100 S8 TRIPTOP KOTAK</text:p>
          </table:table-cell>
          <table:table-cell office:value-type="string" calcext:value-type="string">
            <text:p> RP25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10050" calcext:value-type="float">
            <text:p>7010050</text:p>
          </table:table-cell>
          <table:table-cell office:value-type="string" calcext:value-type="string">
            <text:p>FISCHER 100 S8 TRIPTOP KOTAK</text:p>
          </table:table-cell>
          <table:table-cell office:value-type="string" calcext:value-type="string">
            <text:p> RP7,500 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010051" calcext:value-type="float">
            <text:p>7010051</text:p>
          </table:table-cell>
          <table:table-cell office:value-type="string" calcext:value-type="string">
            <text:p>FISCHER 25 S12 TRIPTOP KOTAK</text:p>
          </table:table-cell>
          <table:table-cell/>
          <table:table-cell office:value-type="string" calcext:value-type="string">
            <text:p>120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10052" calcext:value-type="float">
            <text:p>7010052</text:p>
          </table:table-cell>
          <table:table-cell office:value-type="string" calcext:value-type="string">
            <text:p>FISCHER 50 S10 TRIPTOP KOTAK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10053" calcext:value-type="float">
            <text:p>7010053</text:p>
          </table:table-cell>
          <table:table-cell office:value-type="string" calcext:value-type="string">
            <text:p>FLASHBAND 10 M FLASHBAND ROLL</text:p>
          </table:table-cell>
          <table:table-cell office:value-type="string" calcext:value-type="string">
            <text:p> RP110,000 </text:p>
          </table:table-cell>
          <table:table-cell office:value-type="string" calcext:value-type="string">
            <text:p>925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10054" calcext:value-type="float">
            <text:p>7010054</text:p>
          </table:table-cell>
          <table:table-cell office:value-type="string" calcext:value-type="string">
            <text:p>FLASHBAND 10 M FLASHBAND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925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010055" calcext:value-type="float">
            <text:p>7010055</text:p>
          </table:table-cell>
          <table:table-cell office:value-type="string" calcext:value-type="string">
            <text:p>GIPSUM TAPE LEM OMCO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95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10056" calcext:value-type="float">
            <text:p>7010056</text:p>
          </table:table-cell>
          <table:table-cell office:value-type="string" calcext:value-type="string">
            <text:p>GIPSUM TAPE LEM TANPA MERK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010057" calcext:value-type="float">
            <text:p>7010057</text:p>
          </table:table-cell>
          <table:table-cell office:value-type="string" calcext:value-type="string">
            <text:p>GIPSUM TAPE <text:s/>TANPA MERK BUAH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10058" calcext:value-type="float">
            <text:p>7010058</text:p>
          </table:table-cell>
          <table:table-cell office:value-type="string" calcext:value-type="string">
            <text:p>ISI CUTTER <text:s/>TANPA MERK KOTAK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43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10059" calcext:value-type="float">
            <text:p>7010059</text:p>
          </table:table-cell>
          <table:table-cell office:value-type="string" calcext:value-type="string">
            <text:p>KABEL TIES 2,5 X 150 TANPA MERK BUNGKUS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10060" calcext:value-type="float">
            <text:p>7010060</text:p>
          </table:table-cell>
          <table:table-cell office:value-type="string" calcext:value-type="string">
            <text:p>KABEL TIES 3,5 X 250 TANPA MERK BUNGKUS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7010061" calcext:value-type="float">
            <text:p>7010061</text:p>
          </table:table-cell>
          <table:table-cell office:value-type="string" calcext:value-type="string">
            <text:p>KABEL TIES HITAM 2,5 X 100 TANPA MERK BUNGKUS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10062" calcext:value-type="float">
            <text:p>7010062</text:p>
          </table:table-cell>
          <table:table-cell office:value-type="string" calcext:value-type="string">
            <text:p>KABEL TIES PUTIH 2,5 X 100 TANPA MERK PAK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7010063" calcext:value-type="float">
            <text:p>7010063</text:p>
          </table:table-cell>
          <table:table-cell office:value-type="string" calcext:value-type="string">
            <text:p>KABEL TIES VISALUK 3,6 X 200 TANPA MERK PAK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10064" calcext:value-type="float">
            <text:p>7010064</text:p>
          </table:table-cell>
          <table:table-cell office:value-type="string" calcext:value-type="string">
            <text:p>KAIN BAL PUTIH <text:s/>TANPA MERK KG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210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010065" calcext:value-type="float">
            <text:p>7010065</text:p>
          </table:table-cell>
          <table:table-cell office:value-type="string" calcext:value-type="string">
            <text:p>KAIN BAL WARNA-WARNI <text:s/>TANPA MERK KG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60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10066" calcext:value-type="float">
            <text:p>7010066</text:p>
          </table:table-cell>
          <table:table-cell office:value-type="string" calcext:value-type="string">
            <text:p>KALSIUM 1 KG TANPA MERK K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10067" calcext:value-type="float">
            <text:p>7010067</text:p>
          </table:table-cell>
          <table:table-cell office:value-type="string" calcext:value-type="string">
            <text:p>KARET ASBES <text:s/>TANPA MERK BUNGKUS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9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10068" calcext:value-type="float">
            <text:p>7010068</text:p>
          </table:table-cell>
          <table:table-cell office:value-type="string" calcext:value-type="string">
            <text:p>KARET PAKU RENG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010069" calcext:value-type="float">
            <text:p>7010069</text:p>
          </table:table-cell>
          <table:table-cell office:value-type="string" calcext:value-type="string">
            <text:p>KARPET TALANG 60 CM TANPA MERK METER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7010070" calcext:value-type="float">
            <text:p>7010070</text:p>
          </table:table-cell>
          <table:table-cell office:value-type="string" calcext:value-type="string">
            <text:p>KARPET TALANG 1.2 METER TANPA MERK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010071" calcext:value-type="float">
            <text:p>7010071</text:p>
          </table:table-cell>
          <table:table-cell office:value-type="string" calcext:value-type="string">
            <text:p>KARPET TALANG 90 CM TANPA MERK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6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10072" calcext:value-type="float">
            <text:p>7010072</text:p>
          </table:table-cell>
          <table:table-cell office:value-type="string" calcext:value-type="string">
            <text:p>KARPET TALANG 50 CM TANPA MERK METER</text:p>
          </table:table-cell>
          <table:table-cell office:value-type="string" calcext:value-type="string">
            <text:p> RP9,000 </text:p>
          </table:table-cell>
          <table:table-cell office:value-type="string" calcext:value-type="string">
            <text:p>56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10073" calcext:value-type="float">
            <text:p>7010073</text:p>
          </table:table-cell>
          <table:table-cell office:value-type="string" calcext:value-type="string">
            <text:p>KASA GRC <text:s/>OMCO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010074" calcext:value-type="float">
            <text:p>7010074</text:p>
          </table:table-cell>
          <table:table-cell office:value-type="string" calcext:value-type="string">
            <text:p>KASA TISU BUAH POLAR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10075" calcext:value-type="float">
            <text:p>7010075</text:p>
          </table:table-cell>
          <table:table-cell office:value-type="string" calcext:value-type="string">
            <text:p>KASA/STREAMIN METER TANPA MERK METER</text:p>
          </table:table-cell>
          <table:table-cell office:value-type="string" calcext:value-type="string">
            <text:p> RP2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10076" calcext:value-type="float">
            <text:p>7010076</text:p>
          </table:table-cell>
          <table:table-cell office:value-type="string" calcext:value-type="string">
            <text:p>KASSA GYPSUM LEM <text:s/>FAWI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010077" calcext:value-type="float">
            <text:p>7010077</text:p>
          </table:table-cell>
          <table:table-cell office:value-type="string" calcext:value-type="string">
            <text:p>KAWAT AYAM <text:s/>MIAMI METER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10078" calcext:value-type="float">
            <text:p>7010078</text:p>
          </table:table-cell>
          <table:table-cell office:value-type="string" calcext:value-type="string">
            <text:p>KAWAT BAJA <text:s/>TANPA MERK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010079" calcext:value-type="float">
            <text:p>7010079</text:p>
          </table:table-cell>
          <table:table-cell office:value-type="string" calcext:value-type="string">
            <text:p>KAWAT BAJA <text:s/>TANPA MERK METER</text:p>
          </table:table-cell>
          <table:table-cell office:value-type="string" calcext:value-type="string">
            <text:p> RP3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10080" calcext:value-type="float">
            <text:p>7010080</text:p>
          </table:table-cell>
          <table:table-cell office:value-type="string" calcext:value-type="string">
            <text:p>KAWAT BENDRAT 0,8 KG TANPA MERK ROLL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130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7010081" calcext:value-type="float">
            <text:p>7010081</text:p>
          </table:table-cell>
          <table:table-cell office:value-type="string" calcext:value-type="string">
            <text:p>KAWAT BENDRAT 0.5 KG PUTIH TANPA MERK ROLL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10082" calcext:value-type="float">
            <text:p>7010082</text:p>
          </table:table-cell>
          <table:table-cell office:value-type="string" calcext:value-type="string">
            <text:p>KAWAT BWG BESAR TANPA MERK METER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8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010083" calcext:value-type="float">
            <text:p>7010083</text:p>
          </table:table-cell>
          <table:table-cell office:value-type="string" calcext:value-type="string">
            <text:p>KAWAT BWG BESAR TANPA MERK KG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16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10084" calcext:value-type="float">
            <text:p>7010084</text:p>
          </table:table-cell>
          <table:table-cell office:value-type="string" calcext:value-type="string">
            <text:p>KAWAT DURI 4.5 KG TANPA MERK ROLL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560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10085" calcext:value-type="float">
            <text:p>7010085</text:p>
          </table:table-cell>
          <table:table-cell office:value-type="string" calcext:value-type="string">
            <text:p>KAWAT DURI 10 KG TANPA MERK ROLL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135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10086" calcext:value-type="float">
            <text:p>7010086</text:p>
          </table:table-cell>
          <table:table-cell office:value-type="string" calcext:value-type="string">
            <text:p>KAWAT DURI BESAR  TANPA MERK ROLL</text:p>
          </table:table-cell>
          <table:table-cell office:value-type="string" calcext:value-type="string">
            <text:p> RP17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010087" calcext:value-type="float">
            <text:p>7010087</text:p>
          </table:table-cell>
          <table:table-cell office:value-type="string" calcext:value-type="string">
            <text:p>KAWAT DURI KECIL TANPA MERK GULUNG</text:p>
          </table:table-cell>
          <table:table-cell office:value-type="string" calcext:value-type="string">
            <text:p> RP7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10088" calcext:value-type="float">
            <text:p>7010088</text:p>
          </table:table-cell>
          <table:table-cell office:value-type="string" calcext:value-type="string">
            <text:p>KAWAT LAS BESAR <text:s/>BWG BUAH</text:p>
          </table:table-cell>
          <table:table-cell office:value-type="string" calcext:value-type="string">
            <text:p> RP16,000 </text:p>
          </table:table-cell>
          <table:table-cell office:value-type="string" calcext:value-type="string">
            <text:p>120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7010089" calcext:value-type="float">
            <text:p>7010089</text:p>
          </table:table-cell>
          <table:table-cell office:value-type="string" calcext:value-type="string">
            <text:p>KAWAT LAS KUNINGAN JERMAN TANPA MERK BUAH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79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010090" calcext:value-type="float">
            <text:p>7010090</text:p>
          </table:table-cell>
          <table:table-cell office:value-type="string" calcext:value-type="string">
            <text:p>KAWAT LAS SEDANG <text:s/>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010091" calcext:value-type="float">
            <text:p>7010091</text:p>
          </table:table-cell>
          <table:table-cell office:value-type="string" calcext:value-type="string">
            <text:p>KAWAT LOCKET 1/2" TANPA MERK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83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10092" calcext:value-type="float">
            <text:p>7010092</text:p>
          </table:table-cell>
          <table:table-cell office:value-type="string" calcext:value-type="string">
            <text:p>KAWAT LOCKET 1/4" TANPA MERK METER</text:p>
          </table:table-cell>
          <table:table-cell office:value-type="string" calcext:value-type="string">
            <text:p> RP18,000 </text:p>
          </table:table-cell>
          <table:table-cell office:value-type="string" calcext:value-type="string">
            <text:p>12222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7010093" calcext:value-type="float">
            <text:p>7010093</text:p>
          </table:table-cell>
          <table:table-cell office:value-type="string" calcext:value-type="string">
            <text:p>KAWAT LOCKET HIJAU PVC 1/2" TANPA MERK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65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7010094" calcext:value-type="float">
            <text:p>7010094</text:p>
          </table:table-cell>
          <table:table-cell office:value-type="string" calcext:value-type="string">
            <text:p>KAWAT LOCKET HIJAU PVC 1/2 " TANPA MERK ROLL</text:p>
          </table:table-cell>
          <table:table-cell office:value-type="string" calcext:value-type="string">
            <text:p> RP125,000 </text:p>
          </table:table-cell>
          <table:table-cell office:value-type="string" calcext:value-type="string">
            <text:p>1050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7010095" calcext:value-type="float">
            <text:p>7010095</text:p>
          </table:table-cell>
          <table:table-cell office:value-type="string" calcext:value-type="string">
            <text:p>KAWAT LOOKET  1/2 90 X 12 HS TANPA MERK METER</text:p>
          </table:table-cell>
          <table:table-cell office:value-type="string" calcext:value-type="string">
            <text:p> RP17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10096" calcext:value-type="float">
            <text:p>7010096</text:p>
          </table:table-cell>
          <table:table-cell office:value-type="string" calcext:value-type="string">
            <text:p>KAWAT LOOKET  1/2  90 X 12 HS ROLL</text:p>
          </table:table-cell>
          <table:table-cell office:value-type="string" calcext:value-type="string">
            <text:p> RP160,000 </text:p>
          </table:table-cell>
          <table:table-cell office:value-type="string" calcext:value-type="string">
            <text:p>1200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010097" calcext:value-type="float">
            <text:p>7010097</text:p>
          </table:table-cell>
          <table:table-cell office:value-type="string" calcext:value-type="string">
            <text:p>KAWAT LOOKET  1/2  90 X 10 TANPA MERK ROLL</text:p>
          </table:table-cell>
          <table:table-cell office:value-type="string" calcext:value-type="string">
            <text:p> RP130,000 </text:p>
          </table:table-cell>
          <table:table-cell office:value-type="string" calcext:value-type="string">
            <text:p>90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10098" calcext:value-type="float">
            <text:p>7010098</text:p>
          </table:table-cell>
          <table:table-cell office:value-type="string" calcext:value-type="string">
            <text:p>KAWAT LOOKET  1/4 90 X 10 TANPA MERK ROLL</text:p>
          </table:table-cell>
          <table:table-cell office:value-type="string" calcext:value-type="string">
            <text:p> RP150,000 </text:p>
          </table:table-cell>
          <table:table-cell office:value-type="string" calcext:value-type="string">
            <text:p>1100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010099" calcext:value-type="float">
            <text:p>7010099</text:p>
          </table:table-cell>
          <table:table-cell office:value-type="string" calcext:value-type="string">
            <text:p>KAWAT NYAMUK BAJA HITAM <text:s/>TANPA MERK METER</text:p>
          </table:table-cell>
          <table:table-cell office:value-type="string" calcext:value-type="string">
            <text:p> RP28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010100" calcext:value-type="float">
            <text:p>7010100</text:p>
          </table:table-cell>
          <table:table-cell office:value-type="string" calcext:value-type="string">
            <text:p>KAWAT NYAMUK BAJA PUTIH <text:s/>TANPA MERK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010101" calcext:value-type="float">
            <text:p>7010101</text:p>
          </table:table-cell>
          <table:table-cell office:value-type="string" calcext:value-type="string">
            <text:p>KAWAT NYAMUK KAIN 10M TANPA MERK METER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725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010102" calcext:value-type="float">
            <text:p>7010102</text:p>
          </table:table-cell>
          <table:table-cell office:value-type="string" calcext:value-type="string">
            <text:p>KAWAT NYAMUK PARABOLA <text:s/>TANPA MERK METER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010103" calcext:value-type="float">
            <text:p>7010103</text:p>
          </table:table-cell>
          <table:table-cell office:value-type="string" calcext:value-type="string">
            <text:p>KAWAT PAGAR LUBANG 5 1 X 25 TANPA MERK METER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10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10104" calcext:value-type="float">
            <text:p>7010104</text:p>
          </table:table-cell>
          <table:table-cell office:value-type="string" calcext:value-type="string">
            <text:p>KAWAT PARABOLA <text:s/>TANPA MERK METER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010105" calcext:value-type="float">
            <text:p>7010105</text:p>
          </table:table-cell>
          <table:table-cell office:value-type="string" calcext:value-type="string">
            <text:p>KAWAT PUTIH <text:s/>TANPA MERK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10106" calcext:value-type="float">
            <text:p>7010106</text:p>
          </table:table-cell>
          <table:table-cell office:value-type="string" calcext:value-type="string">
            <text:p>KAWAT SISTIK/KASA <text:s/>TANPA MERK METER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10107" calcext:value-type="float">
            <text:p>7010107</text:p>
          </table:table-cell>
          <table:table-cell office:value-type="string" calcext:value-type="string">
            <text:p>KAWAT TAMBAL <text:s/>TANPA MERK ROLL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10108" calcext:value-type="float">
            <text:p>7010108</text:p>
          </table:table-cell>
          <table:table-cell office:value-type="string" calcext:value-type="string">
            <text:p>KAWAT TULANG <text:s/>TANPA MERK BUAH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010109" calcext:value-type="float">
            <text:p>7010109</text:p>
          </table:table-cell>
          <table:table-cell office:value-type="string" calcext:value-type="string">
            <text:p>KLEM <text:s/>TANPA MERK 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10110" calcext:value-type="float">
            <text:p>7010110</text:p>
          </table:table-cell>
          <table:table-cell office:value-type="string" calcext:value-type="string">
            <text:p>KLEM ARROW PVC 1" TANPA MERK BUAH</text:p>
          </table:table-cell>
          <table:table-cell office:value-type="string" calcext:value-type="string">
            <text:p> RP75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10111" calcext:value-type="float">
            <text:p>7010111</text:p>
          </table:table-cell>
          <table:table-cell office:value-type="string" calcext:value-type="string">
            <text:p>KLEM ARROW PVC 1 1/2" TANPA MERK BUAH</text:p>
          </table:table-cell>
          <table:table-cell office:value-type="string" calcext:value-type="string">
            <text:p> RP1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010112" calcext:value-type="float">
            <text:p>7010112</text:p>
          </table:table-cell>
          <table:table-cell office:value-type="string" calcext:value-type="string">
            <text:p>KLEM ARROW PVC 2" 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10113" calcext:value-type="float">
            <text:p>7010113</text:p>
          </table:table-cell>
          <table:table-cell office:value-type="string" calcext:value-type="string">
            <text:p>KLEM BESI UNTUK TALANG <text:s/>TANPA MERK BUAH</text:p>
          </table:table-cell>
          <table:table-cell office:value-type="string" calcext:value-type="string">
            <text:p> RP6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10114" calcext:value-type="float">
            <text:p>7010114</text:p>
          </table:table-cell>
          <table:table-cell office:value-type="string" calcext:value-type="string">
            <text:p>KLEM GAS BESAR  1" TANPA MERK BUAH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5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010115" calcext:value-type="float">
            <text:p>7010115</text:p>
          </table:table-cell>
          <table:table-cell office:value-type="string" calcext:value-type="string">
            <text:p>KLEM GAS KECIL 5/8" 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5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010116" calcext:value-type="float">
            <text:p>7010116</text:p>
          </table:table-cell>
          <table:table-cell office:value-type="string" calcext:value-type="string">
            <text:p>KLEM GAS SEDANG 3/4" 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5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010117" calcext:value-type="float">
            <text:p>7010117</text:p>
          </table:table-cell>
          <table:table-cell office:value-type="string" calcext:value-type="string">
            <text:p>KLEM PVC ARROW 1/2" ARROW BUAH</text:p>
          </table:table-cell>
          <table:table-cell office:value-type="string" calcext:value-type="string">
            <text:p> RP500 </text:p>
          </table:table-cell>
          <table:table-cell office:value-type="string" calcext:value-type="string">
            <text:p>35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10118" calcext:value-type="float">
            <text:p>7010118</text:p>
          </table:table-cell>
          <table:table-cell office:value-type="string" calcext:value-type="string">
            <text:p>KLEM PVC ARROW 3/4" ARROW BUAH</text:p>
          </table:table-cell>
          <table:table-cell office:value-type="string" calcext:value-type="string">
            <text:p> RP750 </text:p>
          </table:table-cell>
          <table:table-cell office:value-type="string" calcext:value-type="string">
            <text:p>3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10119" calcext:value-type="float">
            <text:p>7010119</text:p>
          </table:table-cell>
          <table:table-cell office:value-type="string" calcext:value-type="string">
            <text:p>KLEM PVC ARROW 1" ARROW BUAH</text:p>
          </table:table-cell>
          <table:table-cell office:value-type="string" calcext:value-type="string">
            <text:p> RP750 </text:p>
          </table:table-cell>
          <table:table-cell office:value-type="string" calcext:value-type="string">
            <text:p>4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10120" calcext:value-type="float">
            <text:p>7010120</text:p>
          </table:table-cell>
          <table:table-cell office:value-type="string" calcext:value-type="string">
            <text:p>KLEM PVC ARROW 1 1/4" ARROW BUAH</text:p>
          </table:table-cell>
          <table:table-cell office:value-type="string" calcext:value-type="string">
            <text:p> RP1,000 </text:p>
          </table:table-cell>
          <table:table-cell office:value-type="string" calcext:value-type="string">
            <text:p>6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10121" calcext:value-type="float">
            <text:p>7010121</text:p>
          </table:table-cell>
          <table:table-cell office:value-type="string" calcext:value-type="string">
            <text:p>KLEM PVC ARROW 1 1/2" ARROW BUAH</text:p>
          </table:table-cell>
          <table:table-cell office:value-type="string" calcext:value-type="string">
            <text:p> RP1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10122" calcext:value-type="float">
            <text:p>7010122</text:p>
          </table:table-cell>
          <table:table-cell office:value-type="string" calcext:value-type="string">
            <text:p>KLEM PVC ARROW 2" ARROW BUAH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8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010123" calcext:value-type="float">
            <text:p>7010123</text:p>
          </table:table-cell>
          <table:table-cell office:value-type="string" calcext:value-type="string">
            <text:p>KLEM PVC ARROW 2 1/2" ARROW BUAH</text:p>
          </table:table-cell>
          <table:table-cell office:value-type="string" calcext:value-type="string">
            <text:p> RP1,500 </text:p>
          </table:table-cell>
          <table:table-cell office:value-type="string" calcext:value-type="string">
            <text:p>10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10124" calcext:value-type="float">
            <text:p>7010124</text:p>
          </table:table-cell>
          <table:table-cell office:value-type="string" calcext:value-type="string">
            <text:p>KLEM PVC ARROW 3" ARROW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10125" calcext:value-type="float">
            <text:p>7010125</text:p>
          </table:table-cell>
          <table:table-cell office:value-type="string" calcext:value-type="string">
            <text:p>KLEM PVC ARROW 4" ARROW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3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10126" calcext:value-type="float">
            <text:p>7010126</text:p>
          </table:table-cell>
          <table:table-cell office:value-type="string" calcext:value-type="string">
            <text:p>LAKBAN BENING 2'' 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10127" calcext:value-type="float">
            <text:p>7010127</text:p>
          </table:table-cell>
          <table:table-cell office:value-type="string" calcext:value-type="string">
            <text:p>LAKBAN BUKU HITAM 2'' TANPA MERK BUAH</text:p>
          </table:table-cell>
          <table:table-cell office:value-type="string" calcext:value-type="string">
            <text:p> RP7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10128" calcext:value-type="float">
            <text:p>7010128</text:p>
          </table:table-cell>
          <table:table-cell office:value-type="string" calcext:value-type="string">
            <text:p>LAKBAN KADO COKLAT 2'' TANPA MERK BUAH</text:p>
          </table:table-cell>
          <table:table-cell office:value-type="string" calcext:value-type="string">
            <text:p> RP12,000 </text:p>
          </table:table-cell>
          <table:table-cell office:value-type="string" calcext:value-type="string">
            <text:p>44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10129" calcext:value-type="float">
            <text:p>7010129</text:p>
          </table:table-cell>
          <table:table-cell office:value-type="string" calcext:value-type="string">
            <text:p>LAKBAN KERTAS 1'' DAIMARU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4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010130" calcext:value-type="float">
            <text:p>7010130</text:p>
          </table:table-cell>
          <table:table-cell office:value-type="string" calcext:value-type="string">
            <text:p>LAKBAN KERTAS 1'' SKS BUAH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7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10131" calcext:value-type="float">
            <text:p>7010131</text:p>
          </table:table-cell>
          <table:table-cell office:value-type="string" calcext:value-type="string">
            <text:p>LAKBAN KERTAS   2'' BUDHI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55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010132" calcext:value-type="float">
            <text:p>7010132</text:p>
          </table:table-cell>
          <table:table-cell office:value-type="string" calcext:value-type="string">
            <text:p>LAKBAN KERTAS   1'' DAIMARU BUAH</text:p>
          </table:table-cell>
          <table:table-cell office:value-type="string" calcext:value-type="string">
            <text:p> RP8,000 </text:p>
          </table:table-cell>
          <table:table-cell office:value-type="string" calcext:value-type="string">
            <text:p>50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10133" calcext:value-type="float">
            <text:p>7010133</text:p>
          </table:table-cell>
          <table:table-cell office:value-type="string" calcext:value-type="string">
            <text:p>PAKU 10 CM 4" TANPA MERK KG</text:p>
          </table:table-cell>
          <table:table-cell office:value-type="string" calcext:value-type="string">
            <text:p> RP13,000 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010134" calcext:value-type="float">
            <text:p>7010134</text:p>
          </table:table-cell>
          <table:table-cell office:value-type="string" calcext:value-type="string">
            <text:p>PAKU 12 CM 5" TANPA MERK KG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10135" calcext:value-type="float">
            <text:p>7010135</text:p>
          </table:table-cell>
          <table:table-cell office:value-type="string" calcext:value-type="string">
            <text:p>PAKU 3/TRIPLEK 1 1/4" TANPA MERK KG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4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10136" calcext:value-type="float">
            <text:p>7010136</text:p>
          </table:table-cell>
          <table:table-cell office:value-type="string" calcext:value-type="string">
            <text:p>PAKU 4 CM 1.1/2" TANPA MERK KG</text:p>
          </table:table-cell>
          <table:table-cell office:value-type="string" calcext:value-type="string">
            <text:p>16000</text:p>
          </table:table-cell>
          <table:table-cell office:value-type="string" calcext:value-type="string">
            <text:p>125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10137" calcext:value-type="float">
            <text:p>7010137</text:p>
          </table:table-cell>
          <table:table-cell office:value-type="string" calcext:value-type="string">
            <text:p>PAKU 5 CM 2" TANPA MERK KG</text:p>
          </table:table-cell>
          <table:table-cell office:value-type="string" calcext:value-type="string">
            <text:p>13000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10138" calcext:value-type="float">
            <text:p>7010138</text:p>
          </table:table-cell>
          <table:table-cell office:value-type="string" calcext:value-type="string">
            <text:p>PAKU 7 CM 3" TANPA MERK KG</text:p>
          </table:table-cell>
          <table:table-cell office:value-type="string" calcext:value-type="string">
            <text:p>13000</text:p>
          </table:table-cell>
          <table:table-cell office:value-type="string" calcext:value-type="string">
            <text:p>100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010139" calcext:value-type="float">
            <text:p>7010139</text:p>
          </table:table-cell>
          <table:table-cell office:value-type="string" calcext:value-type="string">
            <text:p>PAKU BETON 1'' MARABU BUAH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10140" calcext:value-type="float">
            <text:p>7010140</text:p>
          </table:table-cell>
          <table:table-cell office:value-type="string" calcext:value-type="string">
            <text:p>PAKU BETON 1 1/4" MARABU BUAH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10141" calcext:value-type="float">
            <text:p>7010141</text:p>
          </table:table-cell>
          <table:table-cell office:value-type="string" calcext:value-type="string">
            <text:p>PAKU BETON 1 1/2" MARABU BUAH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10142" calcext:value-type="float">
            <text:p>7010142</text:p>
          </table:table-cell>
          <table:table-cell office:value-type="string" calcext:value-type="string">
            <text:p>PAKU BETON 2" MARABU BUAH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010143" calcext:value-type="float">
            <text:p>7010143</text:p>
          </table:table-cell>
          <table:table-cell office:value-type="string" calcext:value-type="string">
            <text:p>PAKU BETON 3" MARABU BUAH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10144" calcext:value-type="float">
            <text:p>7010144</text:p>
          </table:table-cell>
          <table:table-cell office:value-type="string" calcext:value-type="string">
            <text:p>PAKU BETON 4" MARABU BUAH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010145" calcext:value-type="float">
            <text:p>7010145</text:p>
          </table:table-cell>
          <table:table-cell office:value-type="string" calcext:value-type="string">
            <text:p>PAKU BETON 3.5 CM MARABU BUAH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10146" calcext:value-type="float">
            <text:p>7010146</text:p>
          </table:table-cell>
          <table:table-cell office:value-type="string" calcext:value-type="string">
            <text:p>PAKU BETON I 1'' MARABU KOTAK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27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10147" calcext:value-type="float">
            <text:p>7010147</text:p>
          </table:table-cell>
          <table:table-cell office:value-type="string" calcext:value-type="string">
            <text:p>PAKU BETON I 1 1/4" MARABU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7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10148" calcext:value-type="float">
            <text:p>7010148</text:p>
          </table:table-cell>
          <table:table-cell office:value-type="string" calcext:value-type="string">
            <text:p>PAKU BETON I 1 1/2'' MARABU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7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10149" calcext:value-type="float">
            <text:p>7010149</text:p>
          </table:table-cell>
          <table:table-cell office:value-type="string" calcext:value-type="string">
            <text:p>PAKU BETON I 2'' MARABU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85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10150" calcext:value-type="float">
            <text:p>7010150</text:p>
          </table:table-cell>
          <table:table-cell office:value-type="string" calcext:value-type="string">
            <text:p>PAKU BETON I 3'' MARABU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8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10151" calcext:value-type="float">
            <text:p>7010151</text:p>
          </table:table-cell>
          <table:table-cell office:value-type="string" calcext:value-type="string">
            <text:p>PAKU BETON I 4" MARABU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270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10152" calcext:value-type="float">
            <text:p>7010152</text:p>
          </table:table-cell>
          <table:table-cell office:value-type="string" calcext:value-type="string">
            <text:p>PAKU BETON I 3.5 CM MARABU KOTAK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010153" calcext:value-type="float">
            <text:p>7010153</text:p>
          </table:table-cell>
          <table:table-cell office:value-type="string" calcext:value-type="string">
            <text:p>PAKU GRC 2 CM RR  KG / KTK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10154" calcext:value-type="float">
            <text:p>7010154</text:p>
          </table:table-cell>
          <table:table-cell/>
          <table:table-cell office:value-type="string" calcext:value-type="string">
            <text:p> RP20,000 </text:p>
          </table:table-cell>
          <table:table-cell office:value-type="string" calcext:value-type="string">
            <text:p>90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10155" calcext:value-type="float">
            <text:p>7010155</text:p>
          </table:table-cell>
          <table:table-cell office:value-type="string" calcext:value-type="string">
            <text:p>PAKU GRC BUNGKUS TANPA MERK BUNGKUS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10156" calcext:value-type="float">
            <text:p>7010156</text:p>
          </table:table-cell>
          <table:table-cell office:value-type="string" calcext:value-type="string">
            <text:p>PAKU RIFET 450 3.2X12.7 MM MILAN KOTAK</text:p>
          </table:table-cell>
          <table:table-cell office:value-type="string" calcext:value-type="string">
            <text:p> RP150,000 </text:p>
          </table:table-cell>
          <table:table-cell office:value-type="string" calcext:value-type="string">
            <text:p>775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7010157" calcext:value-type="float">
            <text:p>7010157</text:p>
          </table:table-cell>
          <table:table-cell office:value-type="string" calcext:value-type="string">
            <text:p>PAKU RIFET 550 4 MM X 12.7 MM TANPA MERK BUAH</text:p>
          </table:table-cell>
          <table:table-cell office:value-type="string" calcext:value-type="string">
            <text:p> RP15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10158" calcext:value-type="float">
            <text:p>7010158</text:p>
          </table:table-cell>
          <table:table-cell office:value-type="string" calcext:value-type="string">
            <text:p>PAKU SENG 5 CM TANPA MERK KG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29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10159" calcext:value-type="float">
            <text:p>7010159</text:p>
          </table:table-cell>
          <table:table-cell office:value-type="string" calcext:value-type="string">
            <text:p>PAKU SENG 7 CM TANPA MERK KG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190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10160" calcext:value-type="float">
            <text:p>7010160</text:p>
          </table:table-cell>
          <table:table-cell office:value-type="string" calcext:value-type="string">
            <text:p>PAKU TRIPLEK 2 0.75" TANPA MERK K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10161" calcext:value-type="float">
            <text:p>7010161</text:p>
          </table:table-cell>
          <table:table-cell office:value-type="string" calcext:value-type="string">
            <text:p>PAKU TRIPLEK 2,5 1" TANPA MERK KG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7010162" calcext:value-type="float">
            <text:p>7010162</text:p>
          </table:table-cell>
          <table:table-cell office:value-type="string" calcext:value-type="string">
            <text:p>PLASTIK COR BENING 1 KG =  9 M TANPA MERK METER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3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10163" calcext:value-type="float">
            <text:p>7010163</text:p>
          </table:table-cell>
          <table:table-cell office:value-type="string" calcext:value-type="string">
            <text:p>PLASTIK COR BUTEK <text:s/>TANPA MERK METE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2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10164" calcext:value-type="float">
            <text:p>7010164</text:p>
          </table:table-cell>
          <table:table-cell office:value-type="string" calcext:value-type="string">
            <text:p>RAFIA GULUNGAN BESAR 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75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10165" calcext:value-type="float">
            <text:p>7010165</text:p>
          </table:table-cell>
          <table:table-cell office:value-type="string" calcext:value-type="string">
            <text:p>RANTAI KAPAL 3/16'' TANPA MERK METER</text:p>
          </table:table-cell>
          <table:table-cell office:value-type="string" calcext:value-type="string">
            <text:p> RP15,000 </text:p>
          </table:table-cell>
          <table:table-cell office:value-type="string" calcext:value-type="string">
            <text:p>13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10166" calcext:value-type="float">
            <text:p>7010166</text:p>
          </table:table-cell>
          <table:table-cell office:value-type="string" calcext:value-type="string">
            <text:p>REGULATOR GAS <text:s/>TANPA MERK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34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10167" calcext:value-type="float">
            <text:p>7010167</text:p>
          </table:table-cell>
          <table:table-cell office:value-type="string" calcext:value-type="string">
            <text:p>REGULATOR GAS METERAN <text:s/>KENMASTER BUAH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375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10168" calcext:value-type="float">
            <text:p>7010168</text:p>
          </table:table-cell>
          <table:table-cell office:value-type="string" calcext:value-type="string">
            <text:p>RING BAND/PLAT WP 1/4 TANPA MERK BUA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10169" calcext:value-type="float">
            <text:p>7010169</text:p>
          </table:table-cell>
          <table:table-cell office:value-type="string" calcext:value-type="string">
            <text:p>RING BAND/PLAT M8 TANPA MERK BUAH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10170" calcext:value-type="float">
            <text:p>7010170</text:p>
          </table:table-cell>
          <table:table-cell office:value-type="string" calcext:value-type="string">
            <text:p>RING BAND/PLAT M10 TANPA MERK BUAH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10171" calcext:value-type="float">
            <text:p>7010171</text:p>
          </table:table-cell>
          <table:table-cell office:value-type="string" calcext:value-type="string">
            <text:p>RING BAND/PLAT M12 TANPA MERK BUAH</text:p>
          </table:table-cell>
          <table:table-cell/>
          <table:table-cell office:value-type="string" calcext:value-type="string">
            <text:p>2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10172" calcext:value-type="float">
            <text:p>7010172</text:p>
          </table:table-cell>
          <table:table-cell office:value-type="string" calcext:value-type="string">
            <text:p>ROOFING KUNING 12X20 TANPA MERK BUAH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010173" calcext:value-type="float">
            <text:p>7010173</text:p>
          </table:table-cell>
          <table:table-cell office:value-type="string" calcext:value-type="string">
            <text:p>ROOFING KUNING 12X25 TANPA MERK BUAH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10174" calcext:value-type="float">
            <text:p>7010174</text:p>
          </table:table-cell>
          <table:table-cell office:value-type="string" calcext:value-type="string">
            <text:p>ROOFING KUNING 12X30 TANPA MERK BUAH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2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10175" calcext:value-type="float">
            <text:p>7010175</text:p>
          </table:table-cell>
          <table:table-cell office:value-type="string" calcext:value-type="string">
            <text:p>ROOFING KUNING 12X40 TANPA MERK BUAH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10176" calcext:value-type="float">
            <text:p>7010176</text:p>
          </table:table-cell>
          <table:table-cell office:value-type="string" calcext:value-type="string">
            <text:p>ROOFING KUNING 12X50 TANPA MERK BUAH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10177" calcext:value-type="float">
            <text:p>7010177</text:p>
          </table:table-cell>
          <table:table-cell office:value-type="string" calcext:value-type="string">
            <text:p>ROOFING KUNING 12X70 TANPA MERK BUAH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4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10178" calcext:value-type="float">
            <text:p>7010178</text:p>
          </table:table-cell>
          <table:table-cell office:value-type="string" calcext:value-type="string">
            <text:p>ROOFING PUTIH 10X19 TANPA MERK BUAH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10179" calcext:value-type="float">
            <text:p>7010179</text:p>
          </table:table-cell>
          <table:table-cell office:value-type="string" calcext:value-type="string">
            <text:p>ROOFING PUTIH 10X16 ZOLO BUAH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10180" calcext:value-type="float">
            <text:p>7010180</text:p>
          </table:table-cell>
          <table:table-cell office:value-type="string" calcext:value-type="string">
            <text:p>ROOFING PUTIH 10X16 ZOLO DUS</text:p>
          </table:table-cell>
          <table:table-cell office:value-type="string" calcext:value-type="string">
            <text:p>165000</text:p>
          </table:table-cell>
          <table:table-cell office:value-type="string" calcext:value-type="string">
            <text:p>125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10181" calcext:value-type="float">
            <text:p>7010181</text:p>
          </table:table-cell>
          <table:table-cell office:value-type="string" calcext:value-type="string">
            <text:p>SEKRUP GIPSUM 6X 1 MATRIK BUAH</text:p>
          </table:table-cell>
          <table:table-cell office:value-type="string" calcext:value-type="string">
            <text:p> RP100 </text:p>
          </table:table-cell>
          <table:table-cell office:value-type="string" calcext:value-type="string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10182" calcext:value-type="float">
            <text:p>7010182</text:p>
          </table:table-cell>
          <table:table-cell office:value-type="string" calcext:value-type="string">
            <text:p>SEKRUP GIPSUM 6 X 2 OWNER KOTAK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10183" calcext:value-type="float">
            <text:p>7010183</text:p>
          </table:table-cell>
          <table:table-cell office:value-type="string" calcext:value-type="string">
            <text:p>SEKRUP GIPSUM 6X 1 MATRIK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10184" calcext:value-type="float">
            <text:p>7010184</text:p>
          </table:table-cell>
          <table:table-cell office:value-type="string" calcext:value-type="string">
            <text:p>SEKRUP GIPSUM 6X1 PATEN BUNGKUS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010185" calcext:value-type="float">
            <text:p>7010185</text:p>
          </table:table-cell>
          <table:table-cell office:value-type="string" calcext:value-type="string">
            <text:p>SEKRUP GIPSUM 6X3 STAMVIK BUAH</text:p>
          </table:table-cell>
          <table:table-cell office:value-type="string" calcext:value-type="string">
            <text:p> RP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10186" calcext:value-type="float">
            <text:p>7010186</text:p>
          </table:table-cell>
          <table:table-cell office:value-type="string" calcext:value-type="string">
            <text:p>SEKRUP GIPSUM 8 X 3 STAMVIK BUAH</text:p>
          </table:table-cell>
          <table:table-cell office:value-type="string" calcext:value-type="string">
            <text:p> RP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10187" calcext:value-type="float">
            <text:p>7010187</text:p>
          </table:table-cell>
          <table:table-cell office:value-type="string" calcext:value-type="string">
            <text:p>SEKRUP GIPSUM 6X 2 SUNRAY BUAH</text:p>
          </table:table-cell>
          <table:table-cell office:value-type="string" calcext:value-type="string">
            <text:p> RP4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10188" calcext:value-type="float">
            <text:p>7010188</text:p>
          </table:table-cell>
          <table:table-cell office:value-type="string" calcext:value-type="string">
            <text:p>SEKRUP GIPSUM 8 X 3 ZOLO KOTAK</text:p>
          </table:table-cell>
          <table:table-cell office:value-type="string" calcext:value-type="string">
            <text:p>65000</text:p>
          </table:table-cell>
          <table:table-cell office:value-type="string" calcext:value-type="string">
            <text:p>485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10189" calcext:value-type="float">
            <text:p>7010189</text:p>
          </table:table-cell>
          <table:table-cell office:value-type="string" calcext:value-type="string">
            <text:p>SEKRUP GIPSUM 6X1 SSSK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35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10190" calcext:value-type="float">
            <text:p>7010190</text:p>
          </table:table-cell>
          <table:table-cell office:value-type="string" calcext:value-type="string">
            <text:p>SEKRUP GIPSUM <text:s/>TANPA MERK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10191" calcext:value-type="float">
            <text:p>7010191</text:p>
          </table:table-cell>
          <table:table-cell office:value-type="string" calcext:value-type="string">
            <text:p>SEKRUP GIPSUM 6X1 1/4 ZOLO BUAH</text:p>
          </table:table-cell>
          <table:table-cell office:value-type="string" calcext:value-type="string">
            <text:p> RP15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10192" calcext:value-type="float">
            <text:p>7010192</text:p>
          </table:table-cell>
          <table:table-cell office:value-type="string" calcext:value-type="string">
            <text:p>SEKRUP GIPSUM 6X1 1/2 ZOLO BUAH</text:p>
          </table:table-cell>
          <table:table-cell office:value-type="string" calcext:value-type="string">
            <text:p> RP2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10193" calcext:value-type="float">
            <text:p>7010193</text:p>
          </table:table-cell>
          <table:table-cell office:value-type="string" calcext:value-type="string">
            <text:p>SEKRUP GIPSUM 6X1 1/4 ZOLO KOTAK</text:p>
          </table:table-cell>
          <table:table-cell/>
          <table:table-cell office:value-type="string" calcext:value-type="string">
            <text:p>45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10194" calcext:value-type="float">
            <text:p>7010194</text:p>
          </table:table-cell>
          <table:table-cell office:value-type="string" calcext:value-type="string">
            <text:p>SEKRUP GIPSUM 6X1 1/2 ZOLO KOTAK</text:p>
          </table:table-cell>
          <table:table-cell/>
          <table:table-cell office:value-type="string" calcext:value-type="string">
            <text:p>50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10195" calcext:value-type="float">
            <text:p>7010195</text:p>
          </table:table-cell>
          <table:table-cell office:value-type="string" calcext:value-type="string">
            <text:p>SEKRUP GIPSUM  6X1 ZOLO KOTAK</text:p>
          </table:table-cell>
          <table:table-cell office:value-type="string" calcext:value-type="string">
            <text:p> RP50,000 </text:p>
          </table:table-cell>
          <table:table-cell office:value-type="string" calcext:value-type="string">
            <text:p>38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10196" calcext:value-type="float">
            <text:p>7010196</text:p>
          </table:table-cell>
          <table:table-cell office:value-type="string" calcext:value-type="string">
            <text:p>SEKRUP GIPSUM 1 <text:s/>PATEN KOTAK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10197" calcext:value-type="float">
            <text:p>7010197</text:p>
          </table:table-cell>
          <table:table-cell office:value-type="string" calcext:value-type="string">
            <text:p>SEKRUP GIPSUM 1 6X 2 SUNRAY KOTAK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10198" calcext:value-type="float">
            <text:p>7010198</text:p>
          </table:table-cell>
          <table:table-cell office:value-type="string" calcext:value-type="string">
            <text:p>SEKRUP GIPSUM 1 8 X 3 STAMVIK KOTAK</text:p>
          </table:table-cell>
          <table:table-cell office:value-type="string" calcext:value-type="string">
            <text:p> RP10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10199" calcext:value-type="float">
            <text:p>7010199</text:p>
          </table:table-cell>
          <table:table-cell office:value-type="string" calcext:value-type="string">
            <text:p>SEKRUP GIPSUM 1 6 X1 SSSK BUAH</text:p>
          </table:table-cell>
          <table:table-cell office:value-type="string" calcext:value-type="string">
            <text:p> RP1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10200" calcext:value-type="float">
            <text:p>7010200</text:p>
          </table:table-cell>
          <table:table-cell office:value-type="string" calcext:value-type="string">
            <text:p>SEKRUP KAYU POSITIF 6 X 1 CHW KOTAK</text:p>
          </table:table-cell>
          <table:table-cell office:value-type="string" calcext:value-type="string">
            <text:p>7000</text:p>
          </table:table-cell>
          <table:table-cell office:value-type="string" calcext:value-type="string">
            <text:p>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10201" calcext:value-type="float">
            <text:p>7010201</text:p>
          </table:table-cell>
          <table:table-cell office:value-type="string" calcext:value-type="string">
            <text:p>SEKRUP KAYU POSITIF 6 X 3/4” CHW KOTAK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35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10202" calcext:value-type="float">
            <text:p>7010202</text:p>
          </table:table-cell>
          <table:table-cell office:value-type="string" calcext:value-type="string">
            <text:p>SEKRUP TANDA TANYA <text:s/>TANPA MERK BUAH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7010203" calcext:value-type="float">
            <text:p>7010203</text:p>
          </table:table-cell>
          <table:table-cell office:value-type="string" calcext:value-type="string">
            <text:p>SELANG  METERAN REGULATOR GAS 1,8 M TANPA MERK BUAH</text:p>
          </table:table-cell>
          <table:table-cell office:value-type="string" calcext:value-type="string">
            <text:p> RP85,000 </text:p>
          </table:table-cell>
          <table:table-cell office:value-type="string" calcext:value-type="string">
            <text:p>60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010204" calcext:value-type="float">
            <text:p>7010204</text:p>
          </table:table-cell>
          <table:table-cell office:value-type="string" calcext:value-type="string">
            <text:p>SELANG AC <text:s/>TANPA MERK METER</text:p>
          </table:table-cell>
          <table:table-cell office:value-type="string" calcext:value-type="string">
            <text:p> RP5,000 </text:p>
          </table:table-cell>
          <table:table-cell office:value-type="string" calcext:value-type="string">
            <text:p>1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10205" calcext:value-type="float">
            <text:p>7010205</text:p>
          </table:table-cell>
          <table:table-cell office:value-type="string" calcext:value-type="string">
            <text:p>SENG 55 MM 0,2 MM TANPA MERK METER</text:p>
          </table:table-cell>
          <table:table-cell office:value-type="string" calcext:value-type="string">
            <text:p> RP20,000 </text:p>
          </table:table-cell>
          <table:table-cell office:value-type="string" calcext:value-type="string">
            <text:p>16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10206" calcext:value-type="float">
            <text:p>7010206</text:p>
          </table:table-cell>
          <table:table-cell office:value-type="string" calcext:value-type="string">
            <text:p>SENG 90 MM 0,2 MM TANPA MERK METER</text:p>
          </table:table-cell>
          <table:table-cell office:value-type="string" calcext:value-type="string">
            <text:p> RP25,000 </text:p>
          </table:table-cell>
          <table:table-cell office:value-type="string" calcext:value-type="string">
            <text:p>2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10207" calcext:value-type="float">
            <text:p>7010207</text:p>
          </table:table-cell>
          <table:table-cell office:value-type="string" calcext:value-type="string">
            <text:p>SENG ALUMUNIUM 0,2 MM TANPA MERK METER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10208" calcext:value-type="float">
            <text:p>7010208</text:p>
          </table:table-cell>
          <table:table-cell office:value-type="string" calcext:value-type="string">
            <text:p>SERAT FIBER LEMBAR BOROBUDUR BUAH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13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10209" calcext:value-type="float">
            <text:p>7010209</text:p>
          </table:table-cell>
          <table:table-cell office:value-type="string" calcext:value-type="string">
            <text:p>SIKAT MANGKOK 3" NS WARNA KUNING BUAH</text:p>
          </table:table-cell>
          <table:table-cell office:value-type="string" calcext:value-type="string">
            <text:p> RP30,000 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10210" calcext:value-type="float">
            <text:p>7010210</text:p>
          </table:table-cell>
          <table:table-cell office:value-type="string" calcext:value-type="string">
            <text:p>SIKAT MANGKOK 3" TANPA MERK BUAH</text:p>
          </table:table-cell>
          <table:table-cell office:value-type="string" calcext:value-type="string">
            <text:p> RP17,500 </text:p>
          </table:table-cell>
          <table:table-cell office:value-type="string" calcext:value-type="string">
            <text:p>105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10211" calcext:value-type="float">
            <text:p>7010211</text:p>
          </table:table-cell>
          <table:table-cell office:value-type="string" calcext:value-type="string">
            <text:p>SKRUP GYPSUM 6X1 ERDOS KOTAK</text:p>
          </table:table-cell>
          <table:table-cell office:value-type="string" calcext:value-type="string">
            <text:p> RP45,000 </text:p>
          </table:table-cell>
          <table:table-cell office:value-type="string" calcext:value-type="string">
            <text:p>3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10212" calcext:value-type="float">
            <text:p>7010212</text:p>
          </table:table-cell>
          <table:table-cell office:value-type="string" calcext:value-type="string">
            <text:p>SKRUP KUNING 10 CM TANPA MERK BUAH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7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10213" calcext:value-type="float">
            <text:p>7010213</text:p>
          </table:table-cell>
          <table:table-cell office:value-type="string" calcext:value-type="string">
            <text:p>SKRUP PUTIH 2” TANPA MERK BUAH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10214" calcext:value-type="float">
            <text:p>7010214</text:p>
          </table:table-cell>
          <table:table-cell office:value-type="string" calcext:value-type="string">
            <text:p>SKRUP PUTIH 3CM TANPA MERK BUAH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10215" calcext:value-type="float">
            <text:p>7010215</text:p>
          </table:table-cell>
          <table:table-cell office:value-type="string" calcext:value-type="string">
            <text:p>SOCK MATA SEKRUP GIPSUM <text:s/>BOSCH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10216" calcext:value-type="float">
            <text:p>7010216</text:p>
          </table:table-cell>
          <table:table-cell office:value-type="string" calcext:value-type="string">
            <text:p>SOCK MATA SEKRUP GIPSUM <text:s/>STAMVICK BUAH</text:p>
          </table:table-cell>
          <table:table-cell office:value-type="string" calcext:value-type="string">
            <text:p> RP14,000 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010217" calcext:value-type="float">
            <text:p>7010217</text:p>
          </table:table-cell>
          <table:table-cell office:value-type="string" calcext:value-type="string">
            <text:p>SOCK MATA SEKRUP ROOFING 12" CHENG KE BUAH</text:p>
          </table:table-cell>
          <table:table-cell/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010218" calcext:value-type="float">
            <text:p>7010218</text:p>
          </table:table-cell>
          <table:table-cell office:value-type="string" calcext:value-type="string">
            <text:p>SOCK MATA SEKRUP ROOFING 1 1/4'' SALARY BUAH</text:p>
          </table:table-cell>
          <table:table-cell office:value-type="string" calcext:value-type="string">
            <text:p>15000</text:p>
          </table:table-cell>
          <table:table-cell office:value-type="string" calcext:value-type="string">
            <text:p>ZERO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7010219" calcext:value-type="float">
            <text:p>7010219</text:p>
          </table:table-cell>
          <table:table-cell office:value-type="string" calcext:value-type="string">
            <text:p>SOCK MATA SEKRUP ROOFING 1 1/4'' TANPA MERK BUAH</text:p>
          </table:table-cell>
          <table:table-cell office:value-type="string" calcext:value-type="string">
            <text:p> RP10,000 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10220" calcext:value-type="float">
            <text:p>7010220</text:p>
          </table:table-cell>
          <table:table-cell office:value-type="string" calcext:value-type="string">
            <text:p>TAMBANG  6 MM TANPA MERK METER</text:p>
          </table:table-cell>
          <table:table-cell office:value-type="string" calcext:value-type="string">
            <text:p> RP2,000 </text:p>
          </table:table-cell>
          <table:table-cell office:value-type="string" calcext:value-type="string">
            <text:p>1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10221" calcext:value-type="float">
            <text:p>7010221</text:p>
          </table:table-cell>
          <table:table-cell office:value-type="string" calcext:value-type="string">
            <text:p>TAMBANG  8 MM TANPA MERK METER</text:p>
          </table:table-cell>
          <table:table-cell office:value-type="string" calcext:value-type="string">
            <text:p> RP3,000 </text:p>
          </table:table-cell>
          <table:table-cell office:value-type="string" calcext:value-type="string">
            <text:p>1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10222" calcext:value-type="float">
            <text:p>7010222</text:p>
          </table:table-cell>
          <table:table-cell office:value-type="string" calcext:value-type="string">
            <text:p>TAMBANG  10 MM TANPA MERK METER</text:p>
          </table:table-cell>
          <table:table-cell office:value-type="string" calcext:value-type="string">
            <text:p> RP4,000 </text:p>
          </table:table-cell>
          <table:table-cell office:value-type="string" calcext:value-type="string">
            <text:p>9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10223" calcext:value-type="float">
            <text:p>7010223</text:p>
          </table:table-cell>
          <table:table-cell office:value-type="string" calcext:value-type="string">
            <text:p>TERPAL PLASTIK 2X3 TANPA MERK BUAH</text:p>
          </table:table-cell>
          <table:table-cell office:value-type="string" calcext:value-type="string">
            <text:p>50000</text:p>
          </table:table-cell>
          <table:table-cell office:value-type="string" calcext:value-type="string">
            <text:p>22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10224" calcext:value-type="float">
            <text:p>7010224</text:p>
          </table:table-cell>
          <table:table-cell office:value-type="string" calcext:value-type="string">
            <text:p>TERPAL PLASTIK 6X4 TANPA MERK BUAH</text:p>
          </table:table-cell>
          <table:table-cell office:value-type="string" calcext:value-type="string">
            <text:p>150000</text:p>
          </table:table-cell>
          <table:table-cell office:value-type="string" calcext:value-type="string">
            <text:p>112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0225" calcext:value-type="float">
            <text:p>7010225</text:p>
          </table:table-cell>
          <table:table-cell office:value-type="string" calcext:value-type="string">
            <text:p>TERPAL PLASTIK 3X4 TANPA MERK BUAH</text:p>
          </table:table-cell>
          <table:table-cell office:value-type="string" calcext:value-type="string">
            <text:p>70000</text:p>
          </table:table-cell>
          <table:table-cell office:value-type="string" calcext:value-type="string">
            <text:p>45000</text:p>
          </table:table-cell>
        </table:table-row>
      </table:table>
      <table:table table:name="Pembelian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embelian</text:p>
          </table:table-cell>
          <table:table-cell table:number-columns-repeated="9"/>
        </table:table-row>
        <table:table-row table:style-name="ro1">
          <table:table-cell table:style-name="ce72" table:number-columns-repeated="2"/>
          <table:table-cell table:style-name="ce72" office:value-type="string" calcext:value-type="string">
            <text:p>Nama Barang</text:p>
          </table:table-cell>
          <table:table-cell table:style-name="ce72"/>
          <table:table-cell table:style-name="ce72" office:value-type="string" calcext:value-type="string">
            <text:p>Harga Beli</text:p>
          </table:table-cell>
          <table:table-cell table:style-name="ce72" office:value-type="string" calcext:value-type="string">
            <text:p>Harga Jual</text:p>
          </table:table-cell>
          <table:table-cell table:style-name="ce72" table:number-columns-repeated="5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style-name="ce73" table:number-columns-repeated="11"/>
        </table:table-row>
      </table:table>
      <table:named-expressions>
        <table:named-expression table:name="data" table:base-cell-address="$'Data Barang'.$B$330" table:expression="IFERROR(VLOOKUP([.$C$2];[Pembelian.$C$15:.$G$1500];5;0);&quot;tak ada&quot;)"/>
        <table:named-expression table:name="data2" table:base-cell-address="$'Data Barang'.$B$330" table:expression="IFERROR(VLOOKUP([.$B$2];[Pembelian.$B$15:.$C$1500];2;0);&quot;tak ada&quot;)"/>
        <table:named-range table:name="JumlPenj" table:base-cell-address="$Database.$H$20" table:cell-range-address="$Penjualan.$H$18:.$H$10117"/>
        <table:named-range table:name="NMPPENJ" table:base-cell-address="$Database.$H$20" table:cell-range-address="$Penjualan.$K$18:.$K$10117"/>
        <table:named-expression table:name="Tglpenj" table:base-cell-address="$Penjualan.$A$22" table:expression="[$Penjualan.$A$18]:$a$:10000"/>
      </table:named-expressions>
      <table:database-ranges>
        <table:database-range table:name="__Anonymous_Sheet_DB__7" table:target-range-address="'Data Barang'.A1:'Data Barang'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23P0"/>
    </number:currency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loext:text> $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55P2" style:volatile="true"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 number:language="id" number:country="ID">Rp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161P1" style:volatile="true">
      <number:currency-symbol number:language="id" number:country="ID">Rp</number:currency-symbol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61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/>
      <number:text>-</number:text>
      <number:month number:textual="true"/>
    </number:date-style>
    <number:time-style style:name="N163">
      <number:hours/>
      <number:text>:</number:text>
      <number:minutes number:style="long"/>
      <number:text> </number:text>
      <number:am-pm/>
    </number:time-style>
    <number:currency-style style:name="N167P0" style:volatile="true">
      <number:currency-symbol>IDR</number:currency-symbol>
      <loext:text> </loext:text>
      <loext:fill-character> </loext:fill-character>
      <number:number number:decimal-places="0" number:min-integer-digits="1" number:grouping="true"/>
      <number:text> </number:text>
    </number:currency-style>
    <number:currency-style style:name="N167P1" style:volatile="true">
      <number:currency-symbol>IDR</number:currency-symbol>
      <loext:text> </loext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67P2" style:volatile="true">
      <number:currency-symbol>IDR</number:currency-symbol>
      <loext:text> </loext:text>
      <loext:fill-character> </loext:fill-character>
      <number:text>- </number:text>
    </number:currency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0" number:min-integer-digits="0" number:grouping="true"/>
    </number:number-style>
    <number:number-style style:name="N169">
      <number:number number:decimal-places="1" number:min-integer-digits="5" number:grouping="true"/>
    </number:number-style>
    <number:number-style style:name="N170">
      <number:number number:decimal-places="1" number:min-integer-digits="0" number:grouping="true"/>
    </number:number-style>
    <number:number-style style:name="N171">
      <number:number number:decimal-places="1" number:min-integer-digits="1" number:grouping="true"/>
    </number:number-style>
    <number:number-style style:name="N172">
      <number:number number:decimal-places="3" number:min-integer-digits="1"/>
    </number:number-style>
    <number:number-style style:name="N173">
      <number:number number:decimal-places="1" number:min-integer-digits="3" number:grouping="true"/>
    </number:number-style>
    <number:number-style style:name="N174">
      <number:number number:decimal-places="3" number:min-integer-digits="1" number:grouping="true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currency-style style:name="N185">
      <number:currency-symbol number:language="id" number:country="ID">Rp</number:currency-symbol>
      <number:number number:decimal-places="0" number:min-integer-digits="1" number:grouping="true"/>
    </number:currency-style>
    <number:currency-style style:name="N186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86"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86P0"/>
    </number:currency-style>
    <number:currency-style style:name="N18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187P0"/>
    </number:currency-style>
    <number:currency-style style:name="N188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88">
      <style:text-properties fo:color="#ff0000"/>
      <number:text>-</number:text>
      <number:currency-symbol number:language="id" number:country="ID">Rp</number:currency-symbol>
      <number:number number:decimal-places="0" number:min-integer-digits="1" number:grouping="true"/>
      <style:map style:condition="value()&gt;=0" style:apply-style-name="N188P0"/>
    </number:currency-style>
    <number:currency-style style:name="N190P0" style:volatile="true">
      <number:currency-symbol number:language="id" number:country="ID">Rp</number:currency-symbol>
      <number:number number:decimal-places="0" number:min-integer-digits="0" number:grouping="true"/>
    </number:currency-style>
    <number:currency-style style:name="N190" number:title="User-defined">
      <style:text-properties fo:color="#ff0000"/>
      <number:text>-</number:text>
      <number:currency-symbol number:language="id" number:country="ID">Rp</number:currency-symbol>
      <number:number number:decimal-places="0" number:min-integer-digits="0" number:grouping="true"/>
      <style:map style:condition="value()&gt;=0" style:apply-style-name="N190P0"/>
    </number:currency-style>
    <number:number-style style:name="N194P0" style:volatile="true">
      <number:number number:decimal-places="0" number:min-integer-digits="1" number:grouping="true"/>
      <number:text> </number:text>
    </number:number-style>
    <number:number-style style:name="N194P1" style:volatile="true">
      <number:text> (</number:text>
      <number:number number:decimal-places="0" number:min-integer-digits="1" number:grouping="true"/>
      <number:text>)</number:text>
    </number:number-style>
    <number:number-style style:name="N194P2" style:volatile="true">
      <number:text>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0" number:min-integer-digits="1" number:grouping="true"/>
      <number:text> </number:text>
    </number:number-style>
    <number:number-style style:name="N198P1" style:volatile="true">
      <number:text> $(</number:text>
      <number:number number:decimal-places="0" number:min-integer-digits="1" number:grouping="true"/>
      <number:text>)</number:text>
    </number:number-style>
    <number:number-style style:name="N198P2" style:volatile="true">
      <number:text> $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8P0" style:volatile="true">
      <number:currency-symbol number:language="id" number:country="ID">Rp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208P1" style:volatile="true">
      <number:currency-symbol number:language="id" number:country="ID">Rp</number:currency-symbol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8P2" style:volatile="true">
      <number:currency-symbol number:language="id" number:country="ID">Rp</number:currency-symbol>
      <loext:fill-character> </loext:fill-character>
      <number:text>-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/>
    </number:number-style>
    <number:number-style style:name="N209" number:title="U~ser-defined">
      <style:text-properties fo:color="#ff0000"/>
      <number:text>-</number:text>
      <number:number number:decimal-places="0" number:min-integer-digits="1"/>
      <style:map style:condition="value()&gt;=0" style:apply-style-name="N209P0"/>
    </number:number-style>
    <number:number-style style:name="N210" number:title="User-defined">
      <number:number number:decimal-places="0" number:min-integer-digits="0"/>
    </number:number-style>
    <number:currency-style style:name="N211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211">
      <number:text>-</number:text>
      <number:currency-symbol number:language="id" number:country="ID">Rp</number:currency-symbol>
      <number:number number:decimal-places="2" number:min-integer-digits="1" number:grouping="true"/>
      <style:map style:condition="value()&gt;=0" style:apply-style-name="N211P0"/>
    </number:currency-style>
    <number:currency-style style:name="N213P0" style:volatile="true">
      <number:currency-symbol number:language="id" number:country="ID">Rp     </number:currency-symbol>
      <number:number number:decimal-places="0" number:min-integer-digits="0"/>
    </number:currency-style>
    <number:currency-style style:name="N213">
      <number:text>-</number:text>
      <number:currency-symbol number:language="id" number:country="ID">Rp</number:currency-symbol>
      <number:number number:decimal-places="0" number:min-integer-digits="0"/>
      <style:map style:condition="value()&gt;=0" style:apply-style-name="N213P0"/>
    </number:currency-style>
    <number:currency-style style:name="N215P0" style:volatile="true">
      <number:currency-symbol number:language="id" number:country="ID">Rp      </number:currency-symbol>
      <number:number number:decimal-places="2" number:min-integer-digits="1" number:grouping="true"/>
    </number:currency-style>
    <number:currency-style style:name="N215">
      <style:text-properties fo:color="#ff0000"/>
      <number:text>-</number:text>
      <number:currency-symbol number:language="id" number:country="ID">Rp      </number:currency-symbol>
      <number:number number:decimal-places="2" number:min-integer-digits="1" number:grouping="true"/>
      <style:map style:condition="value()&gt;=0" style:apply-style-name="N215P0"/>
    </number:currency-style>
    <number:currency-style style:name="N217P0" style:volatile="true">
      <number:currency-symbol number:language="en" number:country="US">$</number:currency-symbol>
      <number:number number:decimal-places="0" number:min-integer-digits="7" number:grouping="true"/>
    </number:currency-style>
    <number:currency-style style:name="N217">
      <style:text-properties fo:color="#ff0000"/>
      <number:text>-</number:text>
      <number:currency-symbol number:language="en" number:country="US">$</number:currency-symbol>
      <number:number number:decimal-places="0" number:min-integer-digits="7" number:grouping="true"/>
      <style:map style:condition="value()&gt;=0" style:apply-style-name="N217P0"/>
    </number:currency-style>
    <number:number-style style:name="N218P0" style:volatile="true">
      <number:number number:decimal-places="0" number:min-integer-digits="0"/>
    </number:number-style>
    <number:number-style style:name="N218">
      <style:text-properties fo:color="#ff0000"/>
      <number:text>-</number:text>
      <number:number number:decimal-places="0" number:min-integer-digits="0"/>
      <style:map style:condition="value()&gt;=0" style:apply-style-name="N218P0"/>
    </number:number-style>
    <number:number-style style:name="N219P0" style:volatile="true">
      <number:number number:decimal-places="0" number:min-integer-digits="0" number:grouping="true"/>
    </number:number-style>
    <number:number-style style:name="N219">
      <style:text-properties fo:color="#ff0000"/>
      <number:text>-</number:text>
      <number:number number:decimal-places="0" number:min-integer-digits="0" number:grouping="true"/>
      <style:map style:condition="value()&gt;=0" style:apply-style-name="N219P0"/>
    </number:number-style>
    <number:date-style style:name="N220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number-style style:name="N20104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20104" number:language="id" number:country="ID">
      <number:text>(Rp</number:text>
      <number:number number:decimal-places="0" number:min-integer-digits="1" number:grouping="true"/>
      <number:text>)</number:text>
      <style:map style:condition="value()&gt;=0" style:apply-style-name="N20104P0"/>
    </number:number-style>
    <number:number-style style:name="N20105P0" style:volatile="true" number:language="id" number:country="ID">
      <number:text>Rp</number:text>
      <number:number number:decimal-places="0" number:min-integer-digits="1" number:grouping="true"/>
      <number:text> </number:text>
    </number:number-style>
    <number:number-style style:name="N20105" number:language="id" number:country="ID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20105P0"/>
    </number:number-style>
    <number:number-style style:name="N20107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20107" number:language="id" number:country="ID">
      <number:text>(Rp</number:text>
      <number:number number:decimal-places="2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id" number:country="ID">
      <number:text>Rp</number:text>
      <number:number number:decimal-places="2" number:min-integer-digits="1" number:grouping="true"/>
      <number:text> </number:text>
    </number:number-style>
    <number:number-style style:name="N20108" number:language="id" number:country="ID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20108P0"/>
    </number:number-style>
    <number:date-style style:name="N20109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20110" number:language="id" number:country="ID">
      <number:day number:style="long"/>
      <number:text>-</number:text>
      <number:month number:textual="true"/>
    </number:date-style>
    <number:date-style style:name="N20111" number:language="id" number:country="ID">
      <number:month number:textual="true"/>
      <number:text>-</number:text>
      <number:year/>
    </number:date-style>
    <number:time-style style:name="N20112" number:language="id" number:country="ID">
      <number:hours/>
      <number:text>:</number:text>
      <number:minutes number:style="long"/>
      <number:text> </number:text>
      <number:am-pm/>
    </number:time-style>
    <number:time-style style:name="N20113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id" number:country="ID">
      <number:hours/>
      <number:text>:</number:text>
      <number:minutes number:style="long"/>
    </number:time-style>
    <number:time-style style:name="N20115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20116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d" number:country="ID">
      <number:number number:decimal-places="0" number:min-integer-digits="1" number:grouping="true"/>
      <number:text> </number:text>
    </number:number-style>
    <number:number-style style:name="N20118" number:language="id" number:country="ID">
      <number:text>(</number:text>
      <number:number number: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id" number:country="ID">
      <number:number number:decimal-places="0" number:min-integer-digits="1" number:grouping="true"/>
      <number:text> </number:text>
    </number:number-style>
    <number:number-style style:name="N20119" number:language="id" number:country="ID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19P0"/>
    </number:number-style>
    <number:number-style style:name="N20121P0" style:volatile="true" number:language="id" number:country="ID">
      <number:number number:decimal-places="2" number:min-integer-digits="1" number:grouping="true"/>
      <number:text> </number:text>
    </number:number-style>
    <number:number-style style:name="N20121" number:language="id" number:country="ID">
      <number:text>(</number:text>
      <number:number number: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id" number:country="ID">
      <number:number number:decimal-places="2" number:min-integer-digits="1" number:grouping="true"/>
      <number:text> </number:text>
    </number:number-style>
    <number:number-style style:name="N20122" number:language="id" number:country="ID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22P0"/>
    </number:number-style>
    <number:number-style style:name="N20126P0" style:volatile="true" number:language="id" number:country="ID">
      <loext:fill-character> </loext:fill-character>
      <number:number number:decimal-places="0" number:min-integer-digits="1" number:grouping="true"/>
      <number:text> </number:text>
    </number:number-style>
    <number:number-style style:name="N20126P1" style:volatile="true" number:language="id" number:country="ID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126P2" style:volatile="true" number:language="id" number:country="ID">
      <loext:fill-character> </loext:fill-character>
      <number:text>- </number:text>
    </number:number-style>
    <number:text-style style:name="N20126" number:language="id" number:country="ID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number-style style:name="N20130P0" style:volatile="true" number:language="id" number:country="ID">
      <loext:fill-character> </loext:fill-character>
      <number:number number:decimal-places="2" number:min-integer-digits="1" number:grouping="true"/>
      <number:text> </number:text>
    </number:number-style>
    <number:number-style style:name="N20130P1" style:volatile="true" number:language="id" number:country="ID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130P2" style:volatile="true" number:language="id" number:country="ID">
      <loext:fill-character> </loext:fill-character>
      <number:text>-</number:text>
      <number:number number:decimal-places="0" number:min-integer-digits="0"/>
      <number:text> </number:text>
    </number:number-style>
    <number:text-style style:name="N20130" number:language="id" number:country="ID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currency-style style:name="N20132P0" style:volatile="true" number:language="id" number:country="ID">
      <number:currency-symbol number:language="id" number:country="ID">Rp</number:currency-symbol>
      <number:number number:decimal-places="2" number:min-integer-digits="1" number:grouping="true"/>
    </number:currency-style>
    <number:currency-style style:name="N20132" number:language="id" number:country="ID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20132P0"/>
    </number:currency-style>
    <number:currency-style style:name="N20134P0" style:volatile="true" number:language="id" number:country="ID">
      <number:currency-symbol number:language="id" number:country="ID">Rp</number:currency-symbol>
      <number:number number:decimal-places="0" number:min-integer-digits="0" number:grouping="true"/>
    </number:currency-style>
    <number:currency-style style:name="N20134" number:language="id" number:country="ID">
      <style:text-properties fo:color="#ff0000"/>
      <number:text>(</number:text>
      <number:currency-symbol number:language="id" number:country="ID">Rp</number:currency-symbol>
      <number:number number:decimal-places="0" number:min-integer-digits="0" number:grouping="true"/>
      <number:text>)</number:text>
      <style:map style:condition="value()&gt;=0" style:apply-style-name="N20134P0"/>
    </number:currency-style>
    <number:number-style style:name="N20135" number:language="id" number:country="ID">
      <number:number number:decimal-places="0" number:min-integer-digits="0"/>
    </number:number-style>
    <number:number-style style:name="N20136" number:language="id" number:country="ID">
      <number:number number:decimal-places="0" number:min-integer-digits="0" number:grouping="true"/>
    </number:number-style>
    <number:currency-style style:name="N30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0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0104P0"/>
    </number:currency-style>
    <number:currency-style style:name="N40111P0" style:volatile="true" number:language="ga" number:country="IE">
      <number:currency-symbol number:language="ga" number:country="IE">€</number:currency-symbol>
      <number:number number:decimal-places="2" number:min-integer-digits="1" number:grouping="true"/>
    </number:currency-style>
    <number:currency-style style:name="N40111" number:language="ga" number:country="IE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40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style:text-overline-style="solid" style:text-overline-width="auto" style:text-overline-color="#ffff99"/>
    </style:style>
    <style:style style:name="Untitled2" style:family="table-cell" style:parent-style-name="Default">
      <style:table-cell-properties fo:background-color="#ffcc00" loext:vertical-justify="auto"/>
      <style:paragraph-properties css3t:text-justify="auto"/>
    </style:style>
    <style:style style:name="Untitled3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08:46:19.8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09:15:43.518420114</meta:creation-date>
    <meta:generator>LibreOffice/4.4.4.3$Windows_x86 LibreOffice_project/2c39ebcf046445232b798108aa8a7e7d89552ea8</meta:generator>
    <dc:date>2015-08-07T10:41:58.576000000</dc:date>
    <meta:editing-duration>P1DT3H4M9S</meta:editing-duration>
    <meta:editing-cycles>146</meta:editing-cycles>
    <meta:document-statistic meta:table-count="10" meta:cell-count="15773" meta:object-count="39"/>
  </office:meta>
</office:document-meta>
</file>